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69mm"/>
    </style:style>
    <style:style style:name="co2" style:family="table-column">
      <style:table-column-properties fo:break-before="auto" style:column-width="26.5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vca" table:style-name="ta1">
        <table:shapes>
          <draw:frame draw:z-index="0" draw:style-name="gr1" draw:text-style-name="P1" svg:width="316.22mm" svg:height="227.62mm" svg:x="285.84mm" svg:y="58.47mm">
            <loext:p draw:notify-on-update-of-ranges="vca.G2:vca.G257 vca.J2:vca.J25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3" table:number-columns-repeated="8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V(mid)</text:p>
          </table:table-cell>
          <table:table-cell table:style-name="Default"/>
          <table:table-cell table:number-columns-repeated="7"/>
          <table:table-cell office:value-type="float" office:value="8.5" calcext:value-type="float">
            <text:p>8,5</text:p>
          </table:table-cell>
        </table:table-row>
        <table:table-row table:style-name="ro1">
          <table:table-cell office:value-type="float" office:value="0" calcext:value-type="float">
            <text:p>0,00E+00</text:p>
          </table:table-cell>
          <table:table-cell office:value-type="float" office:value="-0.001257981" calcext:value-type="float">
            <text:p>-1,26E-03</text:p>
          </table:table-cell>
          <table:table-cell table:formula="of:=[.A2]" office:value-type="float" office:value="0" calcext:value-type="float">
            <text:p>0,00E+00</text:p>
          </table:table-cell>
          <table:table-cell table:formula="of:=([.B1031]+[.B2])/254" office:value-type="float" office:value="0.0134458819645669" calcext:value-type="float">
            <text:p>0,013445882</text:p>
          </table:table-cell>
          <table:table-cell table:style-name="ce1" table:formula="of:=[.B2]" office:value-type="float" office:value="-0.001257981" calcext:value-type="float">
            <text:p>-1,26E-03</text:p>
          </table:table-cell>
          <table:table-cell table:formula="of:==VLOOKUP([.E2];[.$B$2:.$C$1031];2)" office:value-type="float" office:value="0.00000199999999495049" calcext:value-type="float">
            <text:p>0,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[.H2]/255*65535)" office:value-type="float" office:value="0" calcext:value-type="float">
            <text:p>0</text:p>
          </table:table-cell>
          <table:table-cell table:formula="of:=ROUND(([.$K$1]*[.G2]+(10-[.$K$1])*[.I2])/1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199999999495049" calcext:value-type="float">
            <text:p>2,00E-06</text:p>
          </table:table-cell>
          <table:table-cell office:value-type="float" office:value="-0.001257981" calcext:value-type="float">
            <text:p>-1,26E-03</text:p>
          </table:table-cell>
          <table:table-cell table:formula="of:=[.A3]" office:value-type="float" office:value="0.00000199999999495049" calcext:value-type="float">
            <text:p>2,00E-06</text:p>
          </table:table-cell>
          <table:table-cell/>
          <table:table-cell table:formula="of:=[.E2]+[.$D$2]" office:value-type="float" office:value="0.0121879009645669" calcext:value-type="float">
            <text:p>0,012187901</text:p>
          </table:table-cell>
          <table:table-cell table:formula="of:==VLOOKUP([.E3];[.$B$2:.$C$1031];2)" office:value-type="float" office:value="0.0233550156248386" calcext:value-type="float">
            <text:p>0,0233550156</text:p>
          </table:table-cell>
          <table:table-cell table:formula="of:=ROUND([.F3]/[.$A$1031]*65535)" office:value-type="float" office:value="30611" calcext:value-type="float">
            <text:p>30611</text:p>
          </table:table-cell>
          <table:table-cell table:formula="of:=[.H2]+1" office:value-type="float" office:value="1" calcext:value-type="float">
            <text:p>1</text:p>
          </table:table-cell>
          <table:table-cell table:formula="of:=ROUND([.H3]/255*65535)" office:value-type="float" office:value="257" calcext:value-type="float">
            <text:p>257</text:p>
          </table:table-cell>
          <table:table-cell table:formula="of:=ROUND(([.$K$1]*[.G3]+(10-[.$K$1])*[.I3])/10)" office:value-type="float" office:value="26058" calcext:value-type="float">
            <text:p>26058</text:p>
          </table:table-cell>
          <table:table-cell/>
        </table:table-row>
        <table:table-row table:style-name="ro1">
          <table:table-cell office:value-type="float" office:value="0.00000399999998990097" calcext:value-type="float">
            <text:p>4,00E-06</text:p>
          </table:table-cell>
          <table:table-cell office:value-type="float" office:value="-0.00125798" calcext:value-type="float">
            <text:p>-1,26E-03</text:p>
          </table:table-cell>
          <table:table-cell table:formula="of:=[.A4]" office:value-type="float" office:value="0.00000399999998990097" calcext:value-type="float">
            <text:p>4,00E-06</text:p>
          </table:table-cell>
          <table:table-cell/>
          <table:table-cell table:formula="of:=[.E3]+[.$D$2]" office:value-type="float" office:value="0.0256337829291339" calcext:value-type="float">
            <text:p>0,0256337829</text:p>
          </table:table-cell>
          <table:table-cell table:formula="of:==VLOOKUP([.E4];[.$B$2:.$C$1031];2)" office:value-type="float" office:value="0.0257964218748386" calcext:value-type="float">
            <text:p>0,0257964219</text:p>
          </table:table-cell>
          <table:table-cell table:formula="of:=ROUND([.F4]/[.$A$1031]*65535)" office:value-type="float" office:value="33811" calcext:value-type="float">
            <text:p>33811</text:p>
          </table:table-cell>
          <table:table-cell table:formula="of:=[.H3]+1" office:value-type="float" office:value="2" calcext:value-type="float">
            <text:p>2</text:p>
          </table:table-cell>
          <table:table-cell table:formula="of:=ROUND([.H4]/255*65535)" office:value-type="float" office:value="514" calcext:value-type="float">
            <text:p>514</text:p>
          </table:table-cell>
          <table:table-cell table:formula="of:=ROUND(([.$K$1]*[.G4]+(10-[.$K$1])*[.I4])/10)" office:value-type="float" office:value="28816" calcext:value-type="float">
            <text:p>28816</text:p>
          </table:table-cell>
          <table:table-cell/>
        </table:table-row>
        <table:table-row table:style-name="ro1">
          <table:table-cell office:value-type="float" office:value="0.00000799999997980194" calcext:value-type="float">
            <text:p>8,00E-06</text:p>
          </table:table-cell>
          <table:table-cell office:value-type="float" office:value="-0.00125798" calcext:value-type="float">
            <text:p>-1,26E-03</text:p>
          </table:table-cell>
          <table:table-cell table:formula="of:=[.A5]" office:value-type="float" office:value="0.00000799999997980194" calcext:value-type="float">
            <text:p>8,00E-06</text:p>
          </table:table-cell>
          <table:table-cell/>
          <table:table-cell table:formula="of:=[.E4]+[.$D$2]" office:value-type="float" office:value="0.0390796648937008" calcext:value-type="float">
            <text:p>0,0390796649</text:p>
          </table:table-cell>
          <table:table-cell table:formula="of:==VLOOKUP([.E5];[.$B$2:.$C$1031];2)" office:value-type="float" office:value="0.0272124374998387" calcext:value-type="float">
            <text:p>0,0272124375</text:p>
          </table:table-cell>
          <table:table-cell table:formula="of:=ROUND([.F5]/[.$A$1031]*65535)" office:value-type="float" office:value="35667" calcext:value-type="float">
            <text:p>35667</text:p>
          </table:table-cell>
          <table:table-cell table:formula="of:=[.H4]+1" office:value-type="float" office:value="3" calcext:value-type="float">
            <text:p>3</text:p>
          </table:table-cell>
          <table:table-cell table:formula="of:=ROUND([.H5]/255*65535)" office:value-type="float" office:value="771" calcext:value-type="float">
            <text:p>771</text:p>
          </table:table-cell>
          <table:table-cell table:formula="of:=ROUND(([.$K$1]*[.G5]+(10-[.$K$1])*[.I5])/10)" office:value-type="float" office:value="30433" calcext:value-type="float">
            <text:p>30433</text:p>
          </table:table-cell>
          <table:table-cell/>
        </table:table-row>
        <table:table-row table:style-name="ro1">
          <table:table-cell office:value-type="float" office:value="0.0000159999999596039" calcext:value-type="float">
            <text:p>1,60E-05</text:p>
          </table:table-cell>
          <table:table-cell office:value-type="float" office:value="-0.001257978" calcext:value-type="float">
            <text:p>-1,26E-03</text:p>
          </table:table-cell>
          <table:table-cell table:formula="of:=[.A6]" office:value-type="float" office:value="0.0000159999999596039" calcext:value-type="float">
            <text:p>1,60E-05</text:p>
          </table:table-cell>
          <table:table-cell/>
          <table:table-cell table:formula="of:=[.E5]+[.$D$2]" office:value-type="float" office:value="0.0525255468582677" calcext:value-type="float">
            <text:p>0,0525255469</text:p>
          </table:table-cell>
          <table:table-cell table:formula="of:==VLOOKUP([.E6];[.$B$2:.$C$1031];2)" office:value-type="float" office:value="0.0282378281248387" calcext:value-type="float">
            <text:p>0,0282378281</text:p>
          </table:table-cell>
          <table:table-cell table:formula="of:=ROUND([.F6]/[.$A$1031]*65535)" office:value-type="float" office:value="37011" calcext:value-type="float">
            <text:p>37011</text:p>
          </table:table-cell>
          <table:table-cell table:formula="of:=[.H5]+1" office:value-type="float" office:value="4" calcext:value-type="float">
            <text:p>4</text:p>
          </table:table-cell>
          <table:table-cell table:formula="of:=ROUND([.H6]/255*65535)" office:value-type="float" office:value="1028" calcext:value-type="float">
            <text:p>1028</text:p>
          </table:table-cell>
          <table:table-cell table:formula="of:=ROUND(([.$K$1]*[.G6]+(10-[.$K$1])*[.I6])/10)" office:value-type="float" office:value="31614" calcext:value-type="float">
            <text:p>31614</text:p>
          </table:table-cell>
          <table:table-cell/>
        </table:table-row>
        <table:table-row table:style-name="ro1">
          <table:table-cell office:value-type="float" office:value="0.0000319999999192078" calcext:value-type="float">
            <text:p>3,20E-05</text:p>
          </table:table-cell>
          <table:table-cell office:value-type="float" office:value="-0.001257971" calcext:value-type="float">
            <text:p>-1,26E-03</text:p>
          </table:table-cell>
          <table:table-cell table:formula="of:=[.A7]" office:value-type="float" office:value="0.0000319999999192078" calcext:value-type="float">
            <text:p>3,20E-05</text:p>
          </table:table-cell>
          <table:table-cell/>
          <table:table-cell table:formula="of:=[.E6]+[.$D$2]" office:value-type="float" office:value="0.0659714288228346" calcext:value-type="float">
            <text:p>0,0659714288</text:p>
          </table:table-cell>
          <table:table-cell table:formula="of:==VLOOKUP([.E7];[.$B$2:.$C$1031];2)" office:value-type="float" office:value="0.0290679062498387" calcext:value-type="float">
            <text:p>0,0290679062</text:p>
          </table:table-cell>
          <table:table-cell table:formula="of:=ROUND([.F7]/[.$A$1031]*65535)" office:value-type="float" office:value="38099" calcext:value-type="float">
            <text:p>38099</text:p>
          </table:table-cell>
          <table:table-cell table:formula="of:=[.H6]+1" office:value-type="float" office:value="5" calcext:value-type="float">
            <text:p>5</text:p>
          </table:table-cell>
          <table:table-cell table:formula="of:=ROUND([.H7]/255*65535)" office:value-type="float" office:value="1285" calcext:value-type="float">
            <text:p>1285</text:p>
          </table:table-cell>
          <table:table-cell table:formula="of:=ROUND(([.$K$1]*[.G7]+(10-[.$K$1])*[.I7])/10)" office:value-type="float" office:value="32577" calcext:value-type="float">
            <text:p>32577</text:p>
          </table:table-cell>
          <table:table-cell/>
        </table:table-row>
        <table:table-row table:style-name="ro1">
          <table:table-cell office:value-type="float" office:value="0.0000639999998384155" calcext:value-type="float">
            <text:p>6,40E-05</text:p>
          </table:table-cell>
          <table:table-cell office:value-type="float" office:value="-0.001257946" calcext:value-type="float">
            <text:p>-1,26E-03</text:p>
          </table:table-cell>
          <table:table-cell table:formula="of:=[.A8]" office:value-type="float" office:value="0.0000639999998384155" calcext:value-type="float">
            <text:p>6,40E-05</text:p>
          </table:table-cell>
          <table:table-cell/>
          <table:table-cell table:formula="of:=[.E7]+[.$D$2]" office:value-type="float" office:value="0.0794173107874016" calcext:value-type="float">
            <text:p>0,0794173108</text:p>
          </table:table-cell>
          <table:table-cell table:formula="of:==VLOOKUP([.E8];[.$B$2:.$C$1031];2)" office:value-type="float" office:value="0.0297026718748387" calcext:value-type="float">
            <text:p>0,0297026719</text:p>
          </table:table-cell>
          <table:table-cell table:formula="of:=ROUND([.F8]/[.$A$1031]*65535)" office:value-type="float" office:value="38931" calcext:value-type="float">
            <text:p>38931</text:p>
          </table:table-cell>
          <table:table-cell table:formula="of:=[.H7]+1" office:value-type="float" office:value="6" calcext:value-type="float">
            <text:p>6</text:p>
          </table:table-cell>
          <table:table-cell table:formula="of:=ROUND([.H8]/255*65535)" office:value-type="float" office:value="1542" calcext:value-type="float">
            <text:p>1542</text:p>
          </table:table-cell>
          <table:table-cell table:formula="of:=ROUND(([.$K$1]*[.G8]+(10-[.$K$1])*[.I8])/10)" office:value-type="float" office:value="33323" calcext:value-type="float">
            <text:p>33323</text:p>
          </table:table-cell>
          <table:table-cell/>
        </table:table-row>
        <table:table-row table:style-name="ro1">
          <table:table-cell office:value-type="float" office:value="0.000112828124838415" calcext:value-type="float">
            <text:p>1,13E-04</text:p>
          </table:table-cell>
          <table:table-cell office:value-type="float" office:value="-0.001257885" calcext:value-type="float">
            <text:p>-1,26E-03</text:p>
          </table:table-cell>
          <table:table-cell table:formula="of:=[.A9]" office:value-type="float" office:value="0.000112828124838415" calcext:value-type="float">
            <text:p>1,13E-04</text:p>
          </table:table-cell>
          <table:table-cell/>
          <table:table-cell table:formula="of:=[.E8]+[.$D$2]" office:value-type="float" office:value="0.0928631927519685" calcext:value-type="float">
            <text:p>0,0928631928</text:p>
          </table:table-cell>
          <table:table-cell table:formula="of:==VLOOKUP([.E9];[.$B$2:.$C$1031];2)" office:value-type="float" office:value="0.0302886093748387" calcext:value-type="float">
            <text:p>0,0302886094</text:p>
          </table:table-cell>
          <table:table-cell table:formula="of:=ROUND([.F9]/[.$A$1031]*65535)" office:value-type="float" office:value="39699" calcext:value-type="float">
            <text:p>39699</text:p>
          </table:table-cell>
          <table:table-cell table:formula="of:=[.H8]+1" office:value-type="float" office:value="7" calcext:value-type="float">
            <text:p>7</text:p>
          </table:table-cell>
          <table:table-cell table:formula="of:=ROUND([.H9]/255*65535)" office:value-type="float" office:value="1799" calcext:value-type="float">
            <text:p>1799</text:p>
          </table:table-cell>
          <table:table-cell table:formula="of:=ROUND(([.$K$1]*[.G9]+(10-[.$K$1])*[.I9])/10)" office:value-type="float" office:value="34014" calcext:value-type="float">
            <text:p>34014</text:p>
          </table:table-cell>
          <table:table-cell/>
        </table:table-row>
        <table:table-row table:style-name="ro1">
          <table:table-cell office:value-type="float" office:value="0.000161656249838415" calcext:value-type="float">
            <text:p>1,62E-04</text:p>
          </table:table-cell>
          <table:table-cell office:value-type="float" office:value="-0.001257799" calcext:value-type="float">
            <text:p>-1,26E-03</text:p>
          </table:table-cell>
          <table:table-cell table:formula="of:=[.A10]" office:value-type="float" office:value="0.000161656249838415" calcext:value-type="float">
            <text:p>1,62E-04</text:p>
          </table:table-cell>
          <table:table-cell/>
          <table:table-cell table:formula="of:=[.E9]+[.$D$2]" office:value-type="float" office:value="0.106309074716535" calcext:value-type="float">
            <text:p>0,1063090747</text:p>
          </table:table-cell>
          <table:table-cell table:formula="of:==VLOOKUP([.E10];[.$B$2:.$C$1031];2)" office:value-type="float" office:value="0.0307768906248387" calcext:value-type="float">
            <text:p>0,0307768906</text:p>
          </table:table-cell>
          <table:table-cell table:formula="of:=ROUND([.F10]/[.$A$1031]*65535)" office:value-type="float" office:value="40339" calcext:value-type="float">
            <text:p>40339</text:p>
          </table:table-cell>
          <table:table-cell table:formula="of:=[.H9]+1" office:value-type="float" office:value="8" calcext:value-type="float">
            <text:p>8</text:p>
          </table:table-cell>
          <table:table-cell table:formula="of:=ROUND([.H10]/255*65535)" office:value-type="float" office:value="2056" calcext:value-type="float">
            <text:p>2056</text:p>
          </table:table-cell>
          <table:table-cell table:formula="of:=ROUND(([.$K$1]*[.G10]+(10-[.$K$1])*[.I10])/10)" office:value-type="float" office:value="34597" calcext:value-type="float">
            <text:p>34597</text:p>
          </table:table-cell>
          <table:table-cell/>
        </table:table-row>
        <table:table-row table:style-name="ro1">
          <table:table-cell office:value-type="float" office:value="0.000210484374838416" calcext:value-type="float">
            <text:p>2,10E-04</text:p>
          </table:table-cell>
          <table:table-cell office:value-type="float" office:value="-0.001257689" calcext:value-type="float">
            <text:p>-1,26E-03</text:p>
          </table:table-cell>
          <table:table-cell table:formula="of:=[.A11]" office:value-type="float" office:value="0.000210484374838416" calcext:value-type="float">
            <text:p>2,10E-04</text:p>
          </table:table-cell>
          <table:table-cell/>
          <table:table-cell table:formula="of:=[.E10]+[.$D$2]" office:value-type="float" office:value="0.119754956681102" calcext:value-type="float">
            <text:p>0,1197549567</text:p>
          </table:table-cell>
          <table:table-cell table:formula="of:==VLOOKUP([.E11];[.$B$2:.$C$1031];2)" office:value-type="float" office:value="0.0312163437498387" calcext:value-type="float">
            <text:p>0,0312163437</text:p>
          </table:table-cell>
          <table:table-cell table:formula="of:=ROUND([.F11]/[.$A$1031]*65535)" office:value-type="float" office:value="40915" calcext:value-type="float">
            <text:p>40915</text:p>
          </table:table-cell>
          <table:table-cell table:formula="of:=[.H10]+1" office:value-type="float" office:value="9" calcext:value-type="float">
            <text:p>9</text:p>
          </table:table-cell>
          <table:table-cell table:formula="of:=ROUND([.H11]/255*65535)" office:value-type="float" office:value="2313" calcext:value-type="float">
            <text:p>2313</text:p>
          </table:table-cell>
          <table:table-cell table:formula="of:=ROUND(([.$K$1]*[.G11]+(10-[.$K$1])*[.I11])/10)" office:value-type="float" office:value="35125" calcext:value-type="float">
            <text:p>35125</text:p>
          </table:table-cell>
          <table:table-cell/>
        </table:table-row>
        <table:table-row table:style-name="ro1">
          <table:table-cell office:value-type="float" office:value="0.000259312499838415" calcext:value-type="float">
            <text:p>2,59E-04</text:p>
          </table:table-cell>
          <table:table-cell office:value-type="float" office:value="-0.001257558" calcext:value-type="float">
            <text:p>-1,26E-03</text:p>
          </table:table-cell>
          <table:table-cell table:formula="of:=[.A12]" office:value-type="float" office:value="0.000259312499838415" calcext:value-type="float">
            <text:p>2,59E-04</text:p>
          </table:table-cell>
          <table:table-cell/>
          <table:table-cell table:formula="of:=[.E11]+[.$D$2]" office:value-type="float" office:value="0.133200838645669" calcext:value-type="float">
            <text:p>0,1332008386</text:p>
          </table:table-cell>
          <table:table-cell table:formula="of:==VLOOKUP([.E12];[.$B$2:.$C$1031];2)" office:value-type="float" office:value="0.0316069687498387" calcext:value-type="float">
            <text:p>0,0316069687</text:p>
          </table:table-cell>
          <table:table-cell table:formula="of:=ROUND([.F12]/[.$A$1031]*65535)" office:value-type="float" office:value="41427" calcext:value-type="float">
            <text:p>41427</text:p>
          </table:table-cell>
          <table:table-cell table:formula="of:=[.H11]+1" office:value-type="float" office:value="10" calcext:value-type="float">
            <text:p>10</text:p>
          </table:table-cell>
          <table:table-cell table:formula="of:=ROUND([.H12]/255*65535)" office:value-type="float" office:value="2570" calcext:value-type="float">
            <text:p>2570</text:p>
          </table:table-cell>
          <table:table-cell table:formula="of:=ROUND(([.$K$1]*[.G12]+(10-[.$K$1])*[.I12])/10)" office:value-type="float" office:value="35598" calcext:value-type="float">
            <text:p>35598</text:p>
          </table:table-cell>
          <table:table-cell/>
        </table:table-row>
        <table:table-row table:style-name="ro1">
          <table:table-cell office:value-type="float" office:value="0.000308140624838415" calcext:value-type="float">
            <text:p>3,08E-04</text:p>
          </table:table-cell>
          <table:table-cell office:value-type="float" office:value="-0.001257409" calcext:value-type="float">
            <text:p>-1,26E-03</text:p>
          </table:table-cell>
          <table:table-cell table:formula="of:=[.A13]" office:value-type="float" office:value="0.000308140624838415" calcext:value-type="float">
            <text:p>3,08E-04</text:p>
          </table:table-cell>
          <table:table-cell/>
          <table:table-cell table:formula="of:=[.E12]+[.$D$2]" office:value-type="float" office:value="0.146646720610236" calcext:value-type="float">
            <text:p>0,1466467206</text:p>
          </table:table-cell>
          <table:table-cell table:formula="of:==VLOOKUP([.E13];[.$B$2:.$C$1031];2)" office:value-type="float" office:value="0.0319487656248387" calcext:value-type="float">
            <text:p>0,0319487656</text:p>
          </table:table-cell>
          <table:table-cell table:formula="of:=ROUND([.F13]/[.$A$1031]*65535)" office:value-type="float" office:value="41875" calcext:value-type="float">
            <text:p>41875</text:p>
          </table:table-cell>
          <table:table-cell table:formula="of:=[.H12]+1" office:value-type="float" office:value="11" calcext:value-type="float">
            <text:p>11</text:p>
          </table:table-cell>
          <table:table-cell table:formula="of:=ROUND([.H13]/255*65535)" office:value-type="float" office:value="2827" calcext:value-type="float">
            <text:p>2827</text:p>
          </table:table-cell>
          <table:table-cell table:formula="of:=ROUND(([.$K$1]*[.G13]+(10-[.$K$1])*[.I13])/10)" office:value-type="float" office:value="36018" calcext:value-type="float">
            <text:p>36018</text:p>
          </table:table-cell>
          <table:table-cell/>
        </table:table-row>
        <table:table-row table:style-name="ro1">
          <table:table-cell office:value-type="float" office:value="0.000356968749838415" calcext:value-type="float">
            <text:p>3,57E-04</text:p>
          </table:table-cell>
          <table:table-cell office:value-type="float" office:value="-0.001257243" calcext:value-type="float">
            <text:p>-1,26E-03</text:p>
          </table:table-cell>
          <table:table-cell table:formula="of:=[.A14]" office:value-type="float" office:value="0.000356968749838415" calcext:value-type="float">
            <text:p>3,57E-04</text:p>
          </table:table-cell>
          <table:table-cell/>
          <table:table-cell table:formula="of:=[.E13]+[.$D$2]" office:value-type="float" office:value="0.160092602574803" calcext:value-type="float">
            <text:p>0,1600926026</text:p>
          </table:table-cell>
          <table:table-cell table:formula="of:==VLOOKUP([.E14];[.$B$2:.$C$1031];2)" office:value-type="float" office:value="0.0322905624998387" calcext:value-type="float">
            <text:p>0,0322905625</text:p>
          </table:table-cell>
          <table:table-cell table:formula="of:=ROUND([.F14]/[.$A$1031]*65535)" office:value-type="float" office:value="42323" calcext:value-type="float">
            <text:p>42323</text:p>
          </table:table-cell>
          <table:table-cell table:formula="of:=[.H13]+1" office:value-type="float" office:value="12" calcext:value-type="float">
            <text:p>12</text:p>
          </table:table-cell>
          <table:table-cell table:formula="of:=ROUND([.H14]/255*65535)" office:value-type="float" office:value="3084" calcext:value-type="float">
            <text:p>3084</text:p>
          </table:table-cell>
          <table:table-cell table:formula="of:=ROUND(([.$K$1]*[.G14]+(10-[.$K$1])*[.I14])/10)" office:value-type="float" office:value="36437" calcext:value-type="float">
            <text:p>36437</text:p>
          </table:table-cell>
          <table:table-cell/>
        </table:table-row>
        <table:table-row table:style-name="ro1">
          <table:table-cell office:value-type="float" office:value="0.000405796874838416" calcext:value-type="float">
            <text:p>4,06E-04</text:p>
          </table:table-cell>
          <table:table-cell office:value-type="float" office:value="-0.001257061" calcext:value-type="float">
            <text:p>-1,26E-03</text:p>
          </table:table-cell>
          <table:table-cell table:formula="of:=[.A15]" office:value-type="float" office:value="0.000405796874838416" calcext:value-type="float">
            <text:p>4,06E-04</text:p>
          </table:table-cell>
          <table:table-cell/>
          <table:table-cell table:formula="of:=[.E14]+[.$D$2]" office:value-type="float" office:value="0.17353848453937" calcext:value-type="float">
            <text:p>0,1735384845</text:p>
          </table:table-cell>
          <table:table-cell table:formula="of:==VLOOKUP([.E15];[.$B$2:.$C$1031];2)" office:value-type="float" office:value="0.0325835312498386" calcext:value-type="float">
            <text:p>0,0325835312</text:p>
          </table:table-cell>
          <table:table-cell table:formula="of:=ROUND([.F15]/[.$A$1031]*65535)" office:value-type="float" office:value="42707" calcext:value-type="float">
            <text:p>42707</text:p>
          </table:table-cell>
          <table:table-cell table:formula="of:=[.H14]+1" office:value-type="float" office:value="13" calcext:value-type="float">
            <text:p>13</text:p>
          </table:table-cell>
          <table:table-cell table:formula="of:=ROUND([.H15]/255*65535)" office:value-type="float" office:value="3341" calcext:value-type="float">
            <text:p>3341</text:p>
          </table:table-cell>
          <table:table-cell table:formula="of:=ROUND(([.$K$1]*[.G15]+(10-[.$K$1])*[.I15])/10)" office:value-type="float" office:value="36802" calcext:value-type="float">
            <text:p>36802</text:p>
          </table:table-cell>
          <table:table-cell/>
        </table:table-row>
        <table:table-row table:style-name="ro1">
          <table:table-cell office:value-type="float" office:value="0.000454624999838416" calcext:value-type="float">
            <text:p>4,55E-04</text:p>
          </table:table-cell>
          <table:table-cell office:value-type="float" office:value="-0.001256867" calcext:value-type="float">
            <text:p>-1,26E-03</text:p>
          </table:table-cell>
          <table:table-cell table:formula="of:=[.A16]" office:value-type="float" office:value="0.000454624999838416" calcext:value-type="float">
            <text:p>4,55E-04</text:p>
          </table:table-cell>
          <table:table-cell/>
          <table:table-cell table:formula="of:=[.E15]+[.$D$2]" office:value-type="float" office:value="0.186984366503937" calcext:value-type="float">
            <text:p>0,1869843665</text:p>
          </table:table-cell>
          <table:table-cell table:formula="of:==VLOOKUP([.E16];[.$B$2:.$C$1031];2)" office:value-type="float" office:value="0.0328764999998386" calcext:value-type="float">
            <text:p>0,0328765</text:p>
          </table:table-cell>
          <table:table-cell table:formula="of:=ROUND([.F16]/[.$A$1031]*65535)" office:value-type="float" office:value="43091" calcext:value-type="float">
            <text:p>43091</text:p>
          </table:table-cell>
          <table:table-cell table:formula="of:=[.H15]+1" office:value-type="float" office:value="14" calcext:value-type="float">
            <text:p>14</text:p>
          </table:table-cell>
          <table:table-cell table:formula="of:=ROUND([.H16]/255*65535)" office:value-type="float" office:value="3598" calcext:value-type="float">
            <text:p>3598</text:p>
          </table:table-cell>
          <table:table-cell table:formula="of:=ROUND(([.$K$1]*[.G16]+(10-[.$K$1])*[.I16])/10)" office:value-type="float" office:value="37167" calcext:value-type="float">
            <text:p>37167</text:p>
          </table:table-cell>
          <table:table-cell/>
        </table:table-row>
        <table:table-row table:style-name="ro1">
          <table:table-cell office:value-type="float" office:value="0.000503453124838416" calcext:value-type="float">
            <text:p>5,03E-04</text:p>
          </table:table-cell>
          <table:table-cell office:value-type="float" office:value="-0.00125666" calcext:value-type="float">
            <text:p>-1,26E-03</text:p>
          </table:table-cell>
          <table:table-cell table:formula="of:=[.A17]" office:value-type="float" office:value="0.000503453124838416" calcext:value-type="float">
            <text:p>5,03E-04</text:p>
          </table:table-cell>
          <table:table-cell/>
          <table:table-cell table:formula="of:=[.E16]+[.$D$2]" office:value-type="float" office:value="0.200430248468504" calcext:value-type="float">
            <text:p>0,2004302485</text:p>
          </table:table-cell>
          <table:table-cell table:formula="of:==VLOOKUP([.E17];[.$B$2:.$C$1031];2)" office:value-type="float" office:value="0.0331694687498386" calcext:value-type="float">
            <text:p>0,0331694687</text:p>
          </table:table-cell>
          <table:table-cell table:formula="of:=ROUND([.F17]/[.$A$1031]*65535)" office:value-type="float" office:value="43475" calcext:value-type="float">
            <text:p>43475</text:p>
          </table:table-cell>
          <table:table-cell table:formula="of:=[.H16]+1" office:value-type="float" office:value="15" calcext:value-type="float">
            <text:p>15</text:p>
          </table:table-cell>
          <table:table-cell table:formula="of:=ROUND([.H17]/255*65535)" office:value-type="float" office:value="3855" calcext:value-type="float">
            <text:p>3855</text:p>
          </table:table-cell>
          <table:table-cell table:formula="of:=ROUND(([.$K$1]*[.G17]+(10-[.$K$1])*[.I17])/10)" office:value-type="float" office:value="37532" calcext:value-type="float">
            <text:p>37532</text:p>
          </table:table-cell>
          <table:table-cell/>
        </table:table-row>
        <table:table-row table:style-name="ro1">
          <table:table-cell office:value-type="float" office:value="0.000552281249838416" calcext:value-type="float">
            <text:p>5,52E-04</text:p>
          </table:table-cell>
          <table:table-cell office:value-type="float" office:value="-0.001256442" calcext:value-type="float">
            <text:p>-1,26E-03</text:p>
          </table:table-cell>
          <table:table-cell table:formula="of:=[.A18]" office:value-type="float" office:value="0.000552281249838416" calcext:value-type="float">
            <text:p>5,52E-04</text:p>
          </table:table-cell>
          <table:table-cell/>
          <table:table-cell table:formula="of:=[.E17]+[.$D$2]" office:value-type="float" office:value="0.213876130433071" calcext:value-type="float">
            <text:p>0,2138761304</text:p>
          </table:table-cell>
          <table:table-cell table:formula="of:==VLOOKUP([.E18];[.$B$2:.$C$1031];2)" office:value-type="float" office:value="0.0334136093748386" calcext:value-type="float">
            <text:p>0,0334136094</text:p>
          </table:table-cell>
          <table:table-cell table:formula="of:=ROUND([.F18]/[.$A$1031]*65535)" office:value-type="float" office:value="43795" calcext:value-type="float">
            <text:p>43795</text:p>
          </table:table-cell>
          <table:table-cell table:formula="of:=[.H17]+1" office:value-type="float" office:value="16" calcext:value-type="float">
            <text:p>16</text:p>
          </table:table-cell>
          <table:table-cell table:formula="of:=ROUND([.H18]/255*65535)" office:value-type="float" office:value="4112" calcext:value-type="float">
            <text:p>4112</text:p>
          </table:table-cell>
          <table:table-cell table:formula="of:=ROUND(([.$K$1]*[.G18]+(10-[.$K$1])*[.I18])/10)" office:value-type="float" office:value="37843" calcext:value-type="float">
            <text:p>37843</text:p>
          </table:table-cell>
          <table:table-cell/>
        </table:table-row>
        <table:table-row table:style-name="ro1">
          <table:table-cell office:value-type="float" office:value="0.000601109374838416" calcext:value-type="float">
            <text:p>6,01E-04</text:p>
          </table:table-cell>
          <table:table-cell office:value-type="float" office:value="-0.001256214" calcext:value-type="float">
            <text:p>-1,26E-03</text:p>
          </table:table-cell>
          <table:table-cell table:formula="of:=[.A19]" office:value-type="float" office:value="0.000601109374838416" calcext:value-type="float">
            <text:p>6,01E-04</text:p>
          </table:table-cell>
          <table:table-cell/>
          <table:table-cell table:formula="of:=[.E18]+[.$D$2]" office:value-type="float" office:value="0.227322012397638" calcext:value-type="float">
            <text:p>0,2273220124</text:p>
          </table:table-cell>
          <table:table-cell table:formula="of:==VLOOKUP([.E19];[.$B$2:.$C$1031];2)" office:value-type="float" office:value="0.0336577499998386" calcext:value-type="float">
            <text:p>0,03365775</text:p>
          </table:table-cell>
          <table:table-cell table:formula="of:=ROUND([.F19]/[.$A$1031]*65535)" office:value-type="float" office:value="44115" calcext:value-type="float">
            <text:p>44115</text:p>
          </table:table-cell>
          <table:table-cell table:formula="of:=[.H18]+1" office:value-type="float" office:value="17" calcext:value-type="float">
            <text:p>17</text:p>
          </table:table-cell>
          <table:table-cell table:formula="of:=ROUND([.H19]/255*65535)" office:value-type="float" office:value="4369" calcext:value-type="float">
            <text:p>4369</text:p>
          </table:table-cell>
          <table:table-cell table:formula="of:=ROUND(([.$K$1]*[.G19]+(10-[.$K$1])*[.I19])/10)" office:value-type="float" office:value="38153" calcext:value-type="float">
            <text:p>38153</text:p>
          </table:table-cell>
          <table:table-cell/>
        </table:table-row>
        <table:table-row table:style-name="ro1">
          <table:table-cell office:value-type="float" office:value="0.000649937499838416" calcext:value-type="float">
            <text:p>6,50E-04</text:p>
          </table:table-cell>
          <table:table-cell office:value-type="float" office:value="-0.001255977" calcext:value-type="float">
            <text:p>-1,26E-03</text:p>
          </table:table-cell>
          <table:table-cell table:formula="of:=[.A20]" office:value-type="float" office:value="0.000649937499838416" calcext:value-type="float">
            <text:p>6,50E-04</text:p>
          </table:table-cell>
          <table:table-cell/>
          <table:table-cell table:formula="of:=[.E19]+[.$D$2]" office:value-type="float" office:value="0.240767894362205" calcext:value-type="float">
            <text:p>0,2407678944</text:p>
          </table:table-cell>
          <table:table-cell table:formula="of:==VLOOKUP([.E20];[.$B$2:.$C$1031];2)" office:value-type="float" office:value="0.0338530624998386" calcext:value-type="float">
            <text:p>0,0338530625</text:p>
          </table:table-cell>
          <table:table-cell table:formula="of:=ROUND([.F20]/[.$A$1031]*65535)" office:value-type="float" office:value="44371" calcext:value-type="float">
            <text:p>44371</text:p>
          </table:table-cell>
          <table:table-cell table:formula="of:=[.H19]+1" office:value-type="float" office:value="18" calcext:value-type="float">
            <text:p>18</text:p>
          </table:table-cell>
          <table:table-cell table:formula="of:=ROUND([.H20]/255*65535)" office:value-type="float" office:value="4626" calcext:value-type="float">
            <text:p>4626</text:p>
          </table:table-cell>
          <table:table-cell table:formula="of:=ROUND(([.$K$1]*[.G20]+(10-[.$K$1])*[.I20])/10)" office:value-type="float" office:value="38409" calcext:value-type="float">
            <text:p>38409</text:p>
          </table:table-cell>
          <table:table-cell/>
        </table:table-row>
        <table:table-row table:style-name="ro1">
          <table:table-cell office:value-type="float" office:value="0.000698765624838416" calcext:value-type="float">
            <text:p>6,99E-04</text:p>
          </table:table-cell>
          <table:table-cell office:value-type="float" office:value="-0.001255731" calcext:value-type="float">
            <text:p>-1,26E-03</text:p>
          </table:table-cell>
          <table:table-cell table:formula="of:=[.A21]" office:value-type="float" office:value="0.000698765624838416" calcext:value-type="float">
            <text:p>6,99E-04</text:p>
          </table:table-cell>
          <table:table-cell/>
          <table:table-cell table:formula="of:=[.E20]+[.$D$2]" office:value-type="float" office:value="0.254213776326772" calcext:value-type="float">
            <text:p>0,2542137763</text:p>
          </table:table-cell>
          <table:table-cell table:formula="of:==VLOOKUP([.E21];[.$B$2:.$C$1031];2)" office:value-type="float" office:value="0.0340972031248386" calcext:value-type="float">
            <text:p>0,0340972031</text:p>
          </table:table-cell>
          <table:table-cell table:formula="of:=ROUND([.F21]/[.$A$1031]*65535)" office:value-type="float" office:value="44691" calcext:value-type="float">
            <text:p>44691</text:p>
          </table:table-cell>
          <table:table-cell table:formula="of:=[.H20]+1" office:value-type="float" office:value="19" calcext:value-type="float">
            <text:p>19</text:p>
          </table:table-cell>
          <table:table-cell table:formula="of:=ROUND([.H21]/255*65535)" office:value-type="float" office:value="4883" calcext:value-type="float">
            <text:p>4883</text:p>
          </table:table-cell>
          <table:table-cell table:formula="of:=ROUND(([.$K$1]*[.G21]+(10-[.$K$1])*[.I21])/10)" office:value-type="float" office:value="38720" calcext:value-type="float">
            <text:p>38720</text:p>
          </table:table-cell>
          <table:table-cell/>
        </table:table-row>
        <table:table-row table:style-name="ro1">
          <table:table-cell office:value-type="float" office:value="0.000747593749838416" calcext:value-type="float">
            <text:p>7,48E-04</text:p>
          </table:table-cell>
          <table:table-cell office:value-type="float" office:value="-0.001255476" calcext:value-type="float">
            <text:p>-1,26E-03</text:p>
          </table:table-cell>
          <table:table-cell table:formula="of:=[.A22]" office:value-type="float" office:value="0.000747593749838416" calcext:value-type="float">
            <text:p>7,48E-04</text:p>
          </table:table-cell>
          <table:table-cell/>
          <table:table-cell table:formula="of:=[.E21]+[.$D$2]" office:value-type="float" office:value="0.267659658291338" calcext:value-type="float">
            <text:p>0,2676596583</text:p>
          </table:table-cell>
          <table:table-cell table:formula="of:==VLOOKUP([.E22];[.$B$2:.$C$1031];2)" office:value-type="float" office:value="0.0342925156248385" calcext:value-type="float">
            <text:p>0,0342925156</text:p>
          </table:table-cell>
          <table:table-cell table:formula="of:=ROUND([.F22]/[.$A$1031]*65535)" office:value-type="float" office:value="44947" calcext:value-type="float">
            <text:p>44947</text:p>
          </table:table-cell>
          <table:table-cell table:formula="of:=[.H21]+1" office:value-type="float" office:value="20" calcext:value-type="float">
            <text:p>20</text:p>
          </table:table-cell>
          <table:table-cell table:formula="of:=ROUND([.H22]/255*65535)" office:value-type="float" office:value="5140" calcext:value-type="float">
            <text:p>5140</text:p>
          </table:table-cell>
          <table:table-cell table:formula="of:=ROUND(([.$K$1]*[.G22]+(10-[.$K$1])*[.I22])/10)" office:value-type="float" office:value="38976" calcext:value-type="float">
            <text:p>38976</text:p>
          </table:table-cell>
          <table:table-cell/>
        </table:table-row>
        <table:table-row table:style-name="ro1">
          <table:table-cell office:value-type="float" office:value="0.000796421874838416" calcext:value-type="float">
            <text:p>7,96E-04</text:p>
          </table:table-cell>
          <table:table-cell office:value-type="float" office:value="-0.001255214" calcext:value-type="float">
            <text:p>-1,26E-03</text:p>
          </table:table-cell>
          <table:table-cell table:formula="of:=[.A23]" office:value-type="float" office:value="0.000796421874838416" calcext:value-type="float">
            <text:p>7,96E-04</text:p>
          </table:table-cell>
          <table:table-cell/>
          <table:table-cell table:formula="of:=[.E22]+[.$D$2]" office:value-type="float" office:value="0.281105540255905" calcext:value-type="float">
            <text:p>0,2811055403</text:p>
          </table:table-cell>
          <table:table-cell table:formula="of:==VLOOKUP([.E23];[.$B$2:.$C$1031];2)" office:value-type="float" office:value="0.0344878281248385" calcext:value-type="float">
            <text:p>0,0344878281</text:p>
          </table:table-cell>
          <table:table-cell table:formula="of:=ROUND([.F23]/[.$A$1031]*65535)" office:value-type="float" office:value="45203" calcext:value-type="float">
            <text:p>45203</text:p>
          </table:table-cell>
          <table:table-cell table:formula="of:=[.H22]+1" office:value-type="float" office:value="21" calcext:value-type="float">
            <text:p>21</text:p>
          </table:table-cell>
          <table:table-cell table:formula="of:=ROUND([.H23]/255*65535)" office:value-type="float" office:value="5397" calcext:value-type="float">
            <text:p>5397</text:p>
          </table:table-cell>
          <table:table-cell table:formula="of:=ROUND(([.$K$1]*[.G23]+(10-[.$K$1])*[.I23])/10)" office:value-type="float" office:value="39232" calcext:value-type="float">
            <text:p>39232</text:p>
          </table:table-cell>
          <table:table-cell/>
        </table:table-row>
        <table:table-row table:style-name="ro1">
          <table:table-cell office:value-type="float" office:value="0.000845249999838416" calcext:value-type="float">
            <text:p>8,45E-04</text:p>
          </table:table-cell>
          <table:table-cell office:value-type="float" office:value="-0.001254945" calcext:value-type="float">
            <text:p>-1,25E-03</text:p>
          </table:table-cell>
          <table:table-cell table:formula="of:=[.A24]" office:value-type="float" office:value="0.000845249999838416" calcext:value-type="float">
            <text:p>8,45E-04</text:p>
          </table:table-cell>
          <table:table-cell/>
          <table:table-cell table:formula="of:=[.E23]+[.$D$2]" office:value-type="float" office:value="0.294551422220472" calcext:value-type="float">
            <text:p>0,2945514222</text:p>
          </table:table-cell>
          <table:table-cell table:formula="of:==VLOOKUP([.E24];[.$B$2:.$C$1031];2)" office:value-type="float" office:value="0.0346831406248385" calcext:value-type="float">
            <text:p>0,0346831406</text:p>
          </table:table-cell>
          <table:table-cell table:formula="of:=ROUND([.F24]/[.$A$1031]*65535)" office:value-type="float" office:value="45459" calcext:value-type="float">
            <text:p>45459</text:p>
          </table:table-cell>
          <table:table-cell table:formula="of:=[.H23]+1" office:value-type="float" office:value="22" calcext:value-type="float">
            <text:p>22</text:p>
          </table:table-cell>
          <table:table-cell table:formula="of:=ROUND([.H24]/255*65535)" office:value-type="float" office:value="5654" calcext:value-type="float">
            <text:p>5654</text:p>
          </table:table-cell>
          <table:table-cell table:formula="of:=ROUND(([.$K$1]*[.G24]+(10-[.$K$1])*[.I24])/10)" office:value-type="float" office:value="39488" calcext:value-type="float">
            <text:p>39488</text:p>
          </table:table-cell>
          <table:table-cell/>
        </table:table-row>
        <table:table-row table:style-name="ro1">
          <table:table-cell office:value-type="float" office:value="0.000894078124838416" calcext:value-type="float">
            <text:p>8,94E-04</text:p>
          </table:table-cell>
          <table:table-cell office:value-type="float" office:value="-0.001254669" calcext:value-type="float">
            <text:p>-1,25E-03</text:p>
          </table:table-cell>
          <table:table-cell table:formula="of:=[.A25]" office:value-type="float" office:value="0.000894078124838416" calcext:value-type="float">
            <text:p>8,94E-04</text:p>
          </table:table-cell>
          <table:table-cell/>
          <table:table-cell table:formula="of:=[.E24]+[.$D$2]" office:value-type="float" office:value="0.307997304185039" calcext:value-type="float">
            <text:p>0,3079973042</text:p>
          </table:table-cell>
          <table:table-cell table:formula="of:==VLOOKUP([.E25];[.$B$2:.$C$1031];2)" office:value-type="float" office:value="0.0348784531248385" calcext:value-type="float">
            <text:p>0,0348784531</text:p>
          </table:table-cell>
          <table:table-cell table:formula="of:=ROUND([.F25]/[.$A$1031]*65535)" office:value-type="float" office:value="45715" calcext:value-type="float">
            <text:p>45715</text:p>
          </table:table-cell>
          <table:table-cell table:formula="of:=[.H24]+1" office:value-type="float" office:value="23" calcext:value-type="float">
            <text:p>23</text:p>
          </table:table-cell>
          <table:table-cell table:formula="of:=ROUND([.H25]/255*65535)" office:value-type="float" office:value="5911" calcext:value-type="float">
            <text:p>5911</text:p>
          </table:table-cell>
          <table:table-cell table:formula="of:=ROUND(([.$K$1]*[.G25]+(10-[.$K$1])*[.I25])/10)" office:value-type="float" office:value="39744" calcext:value-type="float">
            <text:p>39744</text:p>
          </table:table-cell>
          <table:table-cell/>
        </table:table-row>
        <table:table-row table:style-name="ro1">
          <table:table-cell office:value-type="float" office:value="0.000942906249838416" calcext:value-type="float">
            <text:p>9,43E-04</text:p>
          </table:table-cell>
          <table:table-cell office:value-type="float" office:value="-0.001254386" calcext:value-type="float">
            <text:p>-1,25E-03</text:p>
          </table:table-cell>
          <table:table-cell table:formula="of:=[.A26]" office:value-type="float" office:value="0.000942906249838416" calcext:value-type="float">
            <text:p>9,43E-04</text:p>
          </table:table-cell>
          <table:table-cell/>
          <table:table-cell table:formula="of:=[.E25]+[.$D$2]" office:value-type="float" office:value="0.321443186149606" calcext:value-type="float">
            <text:p>0,3214431861</text:p>
          </table:table-cell>
          <table:table-cell table:formula="of:==VLOOKUP([.E26];[.$B$2:.$C$1031];2)" office:value-type="float" office:value="0.0350249374998385" calcext:value-type="float">
            <text:p>0,0350249375</text:p>
          </table:table-cell>
          <table:table-cell table:formula="of:=ROUND([.F26]/[.$A$1031]*65535)" office:value-type="float" office:value="45907" calcext:value-type="float">
            <text:p>45907</text:p>
          </table:table-cell>
          <table:table-cell table:formula="of:=[.H25]+1" office:value-type="float" office:value="24" calcext:value-type="float">
            <text:p>24</text:p>
          </table:table-cell>
          <table:table-cell table:formula="of:=ROUND([.H26]/255*65535)" office:value-type="float" office:value="6168" calcext:value-type="float">
            <text:p>6168</text:p>
          </table:table-cell>
          <table:table-cell table:formula="of:=ROUND(([.$K$1]*[.G26]+(10-[.$K$1])*[.I26])/10)" office:value-type="float" office:value="39946" calcext:value-type="float">
            <text:p>39946</text:p>
          </table:table-cell>
          <table:table-cell/>
        </table:table-row>
        <table:table-row table:style-name="ro1">
          <table:table-cell office:value-type="float" office:value="0.000991734374838416" calcext:value-type="float">
            <text:p>9,92E-04</text:p>
          </table:table-cell>
          <table:table-cell office:value-type="float" office:value="-0.001254097" calcext:value-type="float">
            <text:p>-1,25E-03</text:p>
          </table:table-cell>
          <table:table-cell table:formula="of:=[.A27]" office:value-type="float" office:value="0.000991734374838416" calcext:value-type="float">
            <text:p>9,92E-04</text:p>
          </table:table-cell>
          <table:table-cell/>
          <table:table-cell table:formula="of:=[.E26]+[.$D$2]" office:value-type="float" office:value="0.334889068114173" calcext:value-type="float">
            <text:p>0,3348890681</text:p>
          </table:table-cell>
          <table:table-cell table:formula="of:==VLOOKUP([.E27];[.$B$2:.$C$1031];2)" office:value-type="float" office:value="0.0352202499998385" calcext:value-type="float">
            <text:p>0,03522025</text:p>
          </table:table-cell>
          <table:table-cell table:formula="of:=ROUND([.F27]/[.$A$1031]*65535)" office:value-type="float" office:value="46163" calcext:value-type="float">
            <text:p>46163</text:p>
          </table:table-cell>
          <table:table-cell table:formula="of:=[.H26]+1" office:value-type="float" office:value="25" calcext:value-type="float">
            <text:p>25</text:p>
          </table:table-cell>
          <table:table-cell table:formula="of:=ROUND([.H27]/255*65535)" office:value-type="float" office:value="6425" calcext:value-type="float">
            <text:p>6425</text:p>
          </table:table-cell>
          <table:table-cell table:formula="of:=ROUND(([.$K$1]*[.G27]+(10-[.$K$1])*[.I27])/10)" office:value-type="float" office:value="40202" calcext:value-type="float">
            <text:p>40202</text:p>
          </table:table-cell>
          <table:table-cell/>
        </table:table-row>
        <table:table-row table:style-name="ro1">
          <table:table-cell office:value-type="float" office:value="0.00104056249983842" calcext:value-type="float">
            <text:p>1,04E-03</text:p>
          </table:table-cell>
          <table:table-cell office:value-type="float" office:value="-0.001253802" calcext:value-type="float">
            <text:p>-1,25E-03</text:p>
          </table:table-cell>
          <table:table-cell table:formula="of:=[.A28]" office:value-type="float" office:value="0.00104056249983842" calcext:value-type="float">
            <text:p>1,04E-03</text:p>
          </table:table-cell>
          <table:table-cell/>
          <table:table-cell table:formula="of:=[.E27]+[.$D$2]" office:value-type="float" office:value="0.34833495007874" calcext:value-type="float">
            <text:p>0,3483349501</text:p>
          </table:table-cell>
          <table:table-cell table:formula="of:==VLOOKUP([.E28];[.$B$2:.$C$1031];2)" office:value-type="float" office:value="0.0353667343748385" calcext:value-type="float">
            <text:p>0,0353667344</text:p>
          </table:table-cell>
          <table:table-cell table:formula="of:=ROUND([.F28]/[.$A$1031]*65535)" office:value-type="float" office:value="46355" calcext:value-type="float">
            <text:p>46355</text:p>
          </table:table-cell>
          <table:table-cell table:formula="of:=[.H27]+1" office:value-type="float" office:value="26" calcext:value-type="float">
            <text:p>26</text:p>
          </table:table-cell>
          <table:table-cell table:formula="of:=ROUND([.H28]/255*65535)" office:value-type="float" office:value="6682" calcext:value-type="float">
            <text:p>6682</text:p>
          </table:table-cell>
          <table:table-cell table:formula="of:=ROUND(([.$K$1]*[.G28]+(10-[.$K$1])*[.I28])/10)" office:value-type="float" office:value="40404" calcext:value-type="float">
            <text:p>40404</text:p>
          </table:table-cell>
          <table:table-cell/>
        </table:table-row>
        <table:table-row table:style-name="ro1">
          <table:table-cell office:value-type="float" office:value="0.00108939062483842" calcext:value-type="float">
            <text:p>1,09E-03</text:p>
          </table:table-cell>
          <table:table-cell office:value-type="float" office:value="-0.001253501" calcext:value-type="float">
            <text:p>-1,25E-03</text:p>
          </table:table-cell>
          <table:table-cell table:formula="of:=[.A29]" office:value-type="float" office:value="0.00108939062483842" calcext:value-type="float">
            <text:p>1,09E-03</text:p>
          </table:table-cell>
          <table:table-cell/>
          <table:table-cell table:formula="of:=[.E28]+[.$D$2]" office:value-type="float" office:value="0.361780832043307" calcext:value-type="float">
            <text:p>0,361780832</text:p>
          </table:table-cell>
          <table:table-cell table:formula="of:==VLOOKUP([.E29];[.$B$2:.$C$1031];2)" office:value-type="float" office:value="0.0355132187498385" calcext:value-type="float">
            <text:p>0,0355132187</text:p>
          </table:table-cell>
          <table:table-cell table:formula="of:=ROUND([.F29]/[.$A$1031]*65535)" office:value-type="float" office:value="46547" calcext:value-type="float">
            <text:p>46547</text:p>
          </table:table-cell>
          <table:table-cell table:formula="of:=[.H28]+1" office:value-type="float" office:value="27" calcext:value-type="float">
            <text:p>27</text:p>
          </table:table-cell>
          <table:table-cell table:formula="of:=ROUND([.H29]/255*65535)" office:value-type="float" office:value="6939" calcext:value-type="float">
            <text:p>6939</text:p>
          </table:table-cell>
          <table:table-cell table:formula="of:=ROUND(([.$K$1]*[.G29]+(10-[.$K$1])*[.I29])/10)" office:value-type="float" office:value="40606" calcext:value-type="float">
            <text:p>40606</text:p>
          </table:table-cell>
          <table:table-cell/>
        </table:table-row>
        <table:table-row table:style-name="ro1">
          <table:table-cell office:value-type="float" office:value="0.00113821874983842" calcext:value-type="float">
            <text:p>1,14E-03</text:p>
          </table:table-cell>
          <table:table-cell office:value-type="float" office:value="-0.001253194" calcext:value-type="float">
            <text:p>-1,25E-03</text:p>
          </table:table-cell>
          <table:table-cell table:formula="of:=[.A30]" office:value-type="float" office:value="0.00113821874983842" calcext:value-type="float">
            <text:p>1,14E-03</text:p>
          </table:table-cell>
          <table:table-cell/>
          <table:table-cell table:formula="of:=[.E29]+[.$D$2]" office:value-type="float" office:value="0.375226714007874" calcext:value-type="float">
            <text:p>0,375226714</text:p>
          </table:table-cell>
          <table:table-cell table:formula="of:==VLOOKUP([.E30];[.$B$2:.$C$1031];2)" office:value-type="float" office:value="0.0356597031248385" calcext:value-type="float">
            <text:p>0,0356597031</text:p>
          </table:table-cell>
          <table:table-cell table:formula="of:=ROUND([.F30]/[.$A$1031]*65535)" office:value-type="float" office:value="46739" calcext:value-type="float">
            <text:p>46739</text:p>
          </table:table-cell>
          <table:table-cell table:formula="of:=[.H29]+1" office:value-type="float" office:value="28" calcext:value-type="float">
            <text:p>28</text:p>
          </table:table-cell>
          <table:table-cell table:formula="of:=ROUND([.H30]/255*65535)" office:value-type="float" office:value="7196" calcext:value-type="float">
            <text:p>7196</text:p>
          </table:table-cell>
          <table:table-cell table:formula="of:=ROUND(([.$K$1]*[.G30]+(10-[.$K$1])*[.I30])/10)" office:value-type="float" office:value="40808" calcext:value-type="float">
            <text:p>40808</text:p>
          </table:table-cell>
          <table:table-cell/>
        </table:table-row>
        <table:table-row table:style-name="ro1">
          <table:table-cell office:value-type="float" office:value="0.00118704687483842" calcext:value-type="float">
            <text:p>1,19E-03</text:p>
          </table:table-cell>
          <table:table-cell office:value-type="float" office:value="-0.001252881" calcext:value-type="float">
            <text:p>-1,25E-03</text:p>
          </table:table-cell>
          <table:table-cell table:formula="of:=[.A31]" office:value-type="float" office:value="0.00118704687483842" calcext:value-type="float">
            <text:p>1,19E-03</text:p>
          </table:table-cell>
          <table:table-cell/>
          <table:table-cell table:formula="of:=[.E30]+[.$D$2]" office:value-type="float" office:value="0.388672595972441" calcext:value-type="float">
            <text:p>0,388672596</text:p>
          </table:table-cell>
          <table:table-cell table:formula="of:==VLOOKUP([.E31];[.$B$2:.$C$1031];2)" office:value-type="float" office:value="0.0358550156248385" calcext:value-type="float">
            <text:p>0,0358550156</text:p>
          </table:table-cell>
          <table:table-cell table:formula="of:=ROUND([.F31]/[.$A$1031]*65535)" office:value-type="float" office:value="46995" calcext:value-type="float">
            <text:p>46995</text:p>
          </table:table-cell>
          <table:table-cell table:formula="of:=[.H30]+1" office:value-type="float" office:value="29" calcext:value-type="float">
            <text:p>29</text:p>
          </table:table-cell>
          <table:table-cell table:formula="of:=ROUND([.H31]/255*65535)" office:value-type="float" office:value="7453" calcext:value-type="float">
            <text:p>7453</text:p>
          </table:table-cell>
          <table:table-cell table:formula="of:=ROUND(([.$K$1]*[.G31]+(10-[.$K$1])*[.I31])/10)" office:value-type="float" office:value="41064" calcext:value-type="float">
            <text:p>41064</text:p>
          </table:table-cell>
          <table:table-cell/>
        </table:table-row>
        <table:table-row table:style-name="ro1">
          <table:table-cell office:value-type="float" office:value="0.00123587499983842" calcext:value-type="float">
            <text:p>1,24E-03</text:p>
          </table:table-cell>
          <table:table-cell office:value-type="float" office:value="-0.001252563" calcext:value-type="float">
            <text:p>-1,25E-03</text:p>
          </table:table-cell>
          <table:table-cell table:formula="of:=[.A32]" office:value-type="float" office:value="0.00123587499983842" calcext:value-type="float">
            <text:p>1,24E-03</text:p>
          </table:table-cell>
          <table:table-cell/>
          <table:table-cell table:formula="of:=[.E31]+[.$D$2]" office:value-type="float" office:value="0.402118477937008" calcext:value-type="float">
            <text:p>0,4021184779</text:p>
          </table:table-cell>
          <table:table-cell table:formula="of:==VLOOKUP([.E32];[.$B$2:.$C$1031];2)" office:value-type="float" office:value="0.0360014999998385" calcext:value-type="float">
            <text:p>0,0360015</text:p>
          </table:table-cell>
          <table:table-cell table:formula="of:=ROUND([.F32]/[.$A$1031]*65535)" office:value-type="float" office:value="47187" calcext:value-type="float">
            <text:p>47187</text:p>
          </table:table-cell>
          <table:table-cell table:formula="of:=[.H31]+1" office:value-type="float" office:value="30" calcext:value-type="float">
            <text:p>30</text:p>
          </table:table-cell>
          <table:table-cell table:formula="of:=ROUND([.H32]/255*65535)" office:value-type="float" office:value="7710" calcext:value-type="float">
            <text:p>7710</text:p>
          </table:table-cell>
          <table:table-cell table:formula="of:=ROUND(([.$K$1]*[.G32]+(10-[.$K$1])*[.I32])/10)" office:value-type="float" office:value="41265" calcext:value-type="float">
            <text:p>41265</text:p>
          </table:table-cell>
          <table:table-cell/>
        </table:table-row>
        <table:table-row table:style-name="ro1">
          <table:table-cell office:value-type="float" office:value="0.00128470312483842" calcext:value-type="float">
            <text:p>1,28E-03</text:p>
          </table:table-cell>
          <table:table-cell office:value-type="float" office:value="-0.001252239" calcext:value-type="float">
            <text:p>-1,25E-03</text:p>
          </table:table-cell>
          <table:table-cell table:formula="of:=[.A33]" office:value-type="float" office:value="0.00128470312483842" calcext:value-type="float">
            <text:p>1,28E-03</text:p>
          </table:table-cell>
          <table:table-cell/>
          <table:table-cell table:formula="of:=[.E32]+[.$D$2]" office:value-type="float" office:value="0.415564359901575" calcext:value-type="float">
            <text:p>0,4155643599</text:p>
          </table:table-cell>
          <table:table-cell table:formula="of:==VLOOKUP([.E33];[.$B$2:.$C$1031];2)" office:value-type="float" office:value="0.0360991562498384" calcext:value-type="float">
            <text:p>0,0360991562</text:p>
          </table:table-cell>
          <table:table-cell table:formula="of:=ROUND([.F33]/[.$A$1031]*65535)" office:value-type="float" office:value="47315" calcext:value-type="float">
            <text:p>47315</text:p>
          </table:table-cell>
          <table:table-cell table:formula="of:=[.H32]+1" office:value-type="float" office:value="31" calcext:value-type="float">
            <text:p>31</text:p>
          </table:table-cell>
          <table:table-cell table:formula="of:=ROUND([.H33]/255*65535)" office:value-type="float" office:value="7967" calcext:value-type="float">
            <text:p>7967</text:p>
          </table:table-cell>
          <table:table-cell table:formula="of:=ROUND(([.$K$1]*[.G33]+(10-[.$K$1])*[.I33])/10)" office:value-type="float" office:value="41413" calcext:value-type="float">
            <text:p>41413</text:p>
          </table:table-cell>
          <table:table-cell/>
        </table:table-row>
        <table:table-row table:style-name="ro1">
          <table:table-cell office:value-type="float" office:value="0.00133353124983842" calcext:value-type="float">
            <text:p>1,33E-03</text:p>
          </table:table-cell>
          <table:table-cell office:value-type="float" office:value="-0.001251909" calcext:value-type="float">
            <text:p>-1,25E-03</text:p>
          </table:table-cell>
          <table:table-cell table:formula="of:=[.A34]" office:value-type="float" office:value="0.00133353124983842" calcext:value-type="float">
            <text:p>1,33E-03</text:p>
          </table:table-cell>
          <table:table-cell/>
          <table:table-cell table:formula="of:=[.E33]+[.$D$2]" office:value-type="float" office:value="0.429010241866142" calcext:value-type="float">
            <text:p>0,4290102419</text:p>
          </table:table-cell>
          <table:table-cell table:formula="of:==VLOOKUP([.E34];[.$B$2:.$C$1031];2)" office:value-type="float" office:value="0.0362456406248384" calcext:value-type="float">
            <text:p>0,0362456406</text:p>
          </table:table-cell>
          <table:table-cell table:formula="of:=ROUND([.F34]/[.$A$1031]*65535)" office:value-type="float" office:value="47507" calcext:value-type="float">
            <text:p>47507</text:p>
          </table:table-cell>
          <table:table-cell table:formula="of:=[.H33]+1" office:value-type="float" office:value="32" calcext:value-type="float">
            <text:p>32</text:p>
          </table:table-cell>
          <table:table-cell table:formula="of:=ROUND([.H34]/255*65535)" office:value-type="float" office:value="8224" calcext:value-type="float">
            <text:p>8224</text:p>
          </table:table-cell>
          <table:table-cell table:formula="of:=ROUND(([.$K$1]*[.G34]+(10-[.$K$1])*[.I34])/10)" office:value-type="float" office:value="41615" calcext:value-type="float">
            <text:p>41615</text:p>
          </table:table-cell>
          <table:table-cell/>
        </table:table-row>
        <table:table-row table:style-name="ro1">
          <table:table-cell office:value-type="float" office:value="0.00138235937483842" calcext:value-type="float">
            <text:p>1,38E-03</text:p>
          </table:table-cell>
          <table:table-cell office:value-type="float" office:value="-0.001251574" calcext:value-type="float">
            <text:p>-1,25E-03</text:p>
          </table:table-cell>
          <table:table-cell table:formula="of:=[.A35]" office:value-type="float" office:value="0.00138235937483842" calcext:value-type="float">
            <text:p>1,38E-03</text:p>
          </table:table-cell>
          <table:table-cell/>
          <table:table-cell table:formula="of:=[.E34]+[.$D$2]" office:value-type="float" office:value="0.442456123830708" calcext:value-type="float">
            <text:p>0,4424561238</text:p>
          </table:table-cell>
          <table:table-cell table:formula="of:==VLOOKUP([.E35];[.$B$2:.$C$1031];2)" office:value-type="float" office:value="0.0363921249998384" calcext:value-type="float">
            <text:p>0,036392125</text:p>
          </table:table-cell>
          <table:table-cell table:formula="of:=ROUND([.F35]/[.$A$1031]*65535)" office:value-type="float" office:value="47699" calcext:value-type="float">
            <text:p>47699</text:p>
          </table:table-cell>
          <table:table-cell table:formula="of:=[.H34]+1" office:value-type="float" office:value="33" calcext:value-type="float">
            <text:p>33</text:p>
          </table:table-cell>
          <table:table-cell table:formula="of:=ROUND([.H35]/255*65535)" office:value-type="float" office:value="8481" calcext:value-type="float">
            <text:p>8481</text:p>
          </table:table-cell>
          <table:table-cell table:formula="of:=ROUND(([.$K$1]*[.G35]+(10-[.$K$1])*[.I35])/10)" office:value-type="float" office:value="41816" calcext:value-type="float">
            <text:p>41816</text:p>
          </table:table-cell>
          <table:table-cell/>
        </table:table-row>
        <table:table-row table:style-name="ro1">
          <table:table-cell office:value-type="float" office:value="0.00143118749983842" calcext:value-type="float">
            <text:p>1,43E-03</text:p>
          </table:table-cell>
          <table:table-cell office:value-type="float" office:value="-0.001251234" calcext:value-type="float">
            <text:p>-1,25E-03</text:p>
          </table:table-cell>
          <table:table-cell table:formula="of:=[.A36]" office:value-type="float" office:value="0.00143118749983842" calcext:value-type="float">
            <text:p>1,43E-03</text:p>
          </table:table-cell>
          <table:table-cell/>
          <table:table-cell table:formula="of:=[.E35]+[.$D$2]" office:value-type="float" office:value="0.455902005795275" calcext:value-type="float">
            <text:p>0,4559020058</text:p>
          </table:table-cell>
          <table:table-cell table:formula="of:==VLOOKUP([.E36];[.$B$2:.$C$1031];2)" office:value-type="float" office:value="0.0365386093748384" calcext:value-type="float">
            <text:p>0,0365386094</text:p>
          </table:table-cell>
          <table:table-cell table:formula="of:=ROUND([.F36]/[.$A$1031]*65535)" office:value-type="float" office:value="47891" calcext:value-type="float">
            <text:p>47891</text:p>
          </table:table-cell>
          <table:table-cell table:formula="of:=[.H35]+1" office:value-type="float" office:value="34" calcext:value-type="float">
            <text:p>34</text:p>
          </table:table-cell>
          <table:table-cell table:formula="of:=ROUND([.H36]/255*65535)" office:value-type="float" office:value="8738" calcext:value-type="float">
            <text:p>8738</text:p>
          </table:table-cell>
          <table:table-cell table:formula="of:=ROUND(([.$K$1]*[.G36]+(10-[.$K$1])*[.I36])/10)" office:value-type="float" office:value="42018" calcext:value-type="float">
            <text:p>42018</text:p>
          </table:table-cell>
          <table:table-cell/>
        </table:table-row>
        <table:table-row table:style-name="ro1">
          <table:table-cell office:value-type="float" office:value="0.00148001562483842" calcext:value-type="float">
            <text:p>1,48E-03</text:p>
          </table:table-cell>
          <table:table-cell office:value-type="float" office:value="-0.001250888" calcext:value-type="float">
            <text:p>-1,25E-03</text:p>
          </table:table-cell>
          <table:table-cell table:formula="of:=[.A37]" office:value-type="float" office:value="0.00148001562483842" calcext:value-type="float">
            <text:p>1,48E-03</text:p>
          </table:table-cell>
          <table:table-cell/>
          <table:table-cell table:formula="of:=[.E36]+[.$D$2]" office:value-type="float" office:value="0.469347887759842" calcext:value-type="float">
            <text:p>0,4693478878</text:p>
          </table:table-cell>
          <table:table-cell table:formula="of:==VLOOKUP([.E37];[.$B$2:.$C$1031];2)" office:value-type="float" office:value="0.0366362656248384" calcext:value-type="float">
            <text:p>0,0366362656</text:p>
          </table:table-cell>
          <table:table-cell table:formula="of:=ROUND([.F37]/[.$A$1031]*65535)" office:value-type="float" office:value="48019" calcext:value-type="float">
            <text:p>48019</text:p>
          </table:table-cell>
          <table:table-cell table:formula="of:=[.H36]+1" office:value-type="float" office:value="35" calcext:value-type="float">
            <text:p>35</text:p>
          </table:table-cell>
          <table:table-cell table:formula="of:=ROUND([.H37]/255*65535)" office:value-type="float" office:value="8995" calcext:value-type="float">
            <text:p>8995</text:p>
          </table:table-cell>
          <table:table-cell table:formula="of:=ROUND(([.$K$1]*[.G37]+(10-[.$K$1])*[.I37])/10)" office:value-type="float" office:value="42165" calcext:value-type="float">
            <text:p>42165</text:p>
          </table:table-cell>
          <table:table-cell/>
        </table:table-row>
        <table:table-row table:style-name="ro1">
          <table:table-cell office:value-type="float" office:value="0.00152884374983842" calcext:value-type="float">
            <text:p>1,53E-03</text:p>
          </table:table-cell>
          <table:table-cell office:value-type="float" office:value="-0.001250537" calcext:value-type="float">
            <text:p>-1,25E-03</text:p>
          </table:table-cell>
          <table:table-cell table:formula="of:=[.A38]" office:value-type="float" office:value="0.00152884374983842" calcext:value-type="float">
            <text:p>1,53E-03</text:p>
          </table:table-cell>
          <table:table-cell/>
          <table:table-cell table:formula="of:=[.E37]+[.$D$2]" office:value-type="float" office:value="0.482793769724409" calcext:value-type="float">
            <text:p>0,4827937697</text:p>
          </table:table-cell>
          <table:table-cell table:formula="of:==VLOOKUP([.E38];[.$B$2:.$C$1031];2)" office:value-type="float" office:value="0.0367827499998384" calcext:value-type="float">
            <text:p>0,03678275</text:p>
          </table:table-cell>
          <table:table-cell table:formula="of:=ROUND([.F38]/[.$A$1031]*65535)" office:value-type="float" office:value="48211" calcext:value-type="float">
            <text:p>48211</text:p>
          </table:table-cell>
          <table:table-cell table:formula="of:=[.H37]+1" office:value-type="float" office:value="36" calcext:value-type="float">
            <text:p>36</text:p>
          </table:table-cell>
          <table:table-cell table:formula="of:=ROUND([.H38]/255*65535)" office:value-type="float" office:value="9252" calcext:value-type="float">
            <text:p>9252</text:p>
          </table:table-cell>
          <table:table-cell table:formula="of:=ROUND(([.$K$1]*[.G38]+(10-[.$K$1])*[.I38])/10)" office:value-type="float" office:value="42367" calcext:value-type="float">
            <text:p>42367</text:p>
          </table:table-cell>
          <table:table-cell/>
        </table:table-row>
        <table:table-row table:style-name="ro1">
          <table:table-cell office:value-type="float" office:value="0.00157767187483842" calcext:value-type="float">
            <text:p>1,58E-03</text:p>
          </table:table-cell>
          <table:table-cell office:value-type="float" office:value="-0.001250181" calcext:value-type="float">
            <text:p>-1,25E-03</text:p>
          </table:table-cell>
          <table:table-cell table:formula="of:=[.A39]" office:value-type="float" office:value="0.00157767187483842" calcext:value-type="float">
            <text:p>1,58E-03</text:p>
          </table:table-cell>
          <table:table-cell/>
          <table:table-cell table:formula="of:=[.E38]+[.$D$2]" office:value-type="float" office:value="0.496239651688976" calcext:value-type="float">
            <text:p>0,4962396517</text:p>
          </table:table-cell>
          <table:table-cell table:formula="of:==VLOOKUP([.E39];[.$B$2:.$C$1031];2)" office:value-type="float" office:value="0.0368804062498384" calcext:value-type="float">
            <text:p>0,0368804062</text:p>
          </table:table-cell>
          <table:table-cell table:formula="of:=ROUND([.F39]/[.$A$1031]*65535)" office:value-type="float" office:value="48339" calcext:value-type="float">
            <text:p>48339</text:p>
          </table:table-cell>
          <table:table-cell table:formula="of:=[.H38]+1" office:value-type="float" office:value="37" calcext:value-type="float">
            <text:p>37</text:p>
          </table:table-cell>
          <table:table-cell table:formula="of:=ROUND([.H39]/255*65535)" office:value-type="float" office:value="9509" calcext:value-type="float">
            <text:p>9509</text:p>
          </table:table-cell>
          <table:table-cell table:formula="of:=ROUND(([.$K$1]*[.G39]+(10-[.$K$1])*[.I39])/10)" office:value-type="float" office:value="42515" calcext:value-type="float">
            <text:p>42515</text:p>
          </table:table-cell>
          <table:table-cell/>
        </table:table-row>
        <table:table-row table:style-name="ro1">
          <table:table-cell office:value-type="float" office:value="0.00162649999983842" calcext:value-type="float">
            <text:p>1,63E-03</text:p>
          </table:table-cell>
          <table:table-cell office:value-type="float" office:value="-0.001249819" calcext:value-type="float">
            <text:p>-1,25E-03</text:p>
          </table:table-cell>
          <table:table-cell table:formula="of:=[.A40]" office:value-type="float" office:value="0.00162649999983842" calcext:value-type="float">
            <text:p>1,63E-03</text:p>
          </table:table-cell>
          <table:table-cell/>
          <table:table-cell table:formula="of:=[.E39]+[.$D$2]" office:value-type="float" office:value="0.509685533653543" calcext:value-type="float">
            <text:p>0,5096855337</text:p>
          </table:table-cell>
          <table:table-cell table:formula="of:==VLOOKUP([.E40];[.$B$2:.$C$1031];2)" office:value-type="float" office:value="0.0370268906248384" calcext:value-type="float">
            <text:p>0,0370268906</text:p>
          </table:table-cell>
          <table:table-cell table:formula="of:=ROUND([.F40]/[.$A$1031]*65535)" office:value-type="float" office:value="48531" calcext:value-type="float">
            <text:p>48531</text:p>
          </table:table-cell>
          <table:table-cell table:formula="of:=[.H39]+1" office:value-type="float" office:value="38" calcext:value-type="float">
            <text:p>38</text:p>
          </table:table-cell>
          <table:table-cell table:formula="of:=ROUND([.H40]/255*65535)" office:value-type="float" office:value="9766" calcext:value-type="float">
            <text:p>9766</text:p>
          </table:table-cell>
          <table:table-cell table:formula="of:=ROUND(([.$K$1]*[.G40]+(10-[.$K$1])*[.I40])/10)" office:value-type="float" office:value="42716" calcext:value-type="float">
            <text:p>42716</text:p>
          </table:table-cell>
          <table:table-cell/>
        </table:table-row>
        <table:table-row table:style-name="ro1">
          <table:table-cell office:value-type="float" office:value="0.00167532812483842" calcext:value-type="float">
            <text:p>1,68E-03</text:p>
          </table:table-cell>
          <table:table-cell office:value-type="float" office:value="-0.001249451" calcext:value-type="float">
            <text:p>-1,25E-03</text:p>
          </table:table-cell>
          <table:table-cell table:formula="of:=[.A41]" office:value-type="float" office:value="0.00167532812483842" calcext:value-type="float">
            <text:p>1,68E-03</text:p>
          </table:table-cell>
          <table:table-cell/>
          <table:table-cell table:formula="of:=[.E40]+[.$D$2]" office:value-type="float" office:value="0.52313141561811" calcext:value-type="float">
            <text:p>0,5231314156</text:p>
          </table:table-cell>
          <table:table-cell table:formula="of:==VLOOKUP([.E41];[.$B$2:.$C$1031];2)" office:value-type="float" office:value="0.0371245468748384" calcext:value-type="float">
            <text:p>0,0371245469</text:p>
          </table:table-cell>
          <table:table-cell table:formula="of:=ROUND([.F41]/[.$A$1031]*65535)" office:value-type="float" office:value="48659" calcext:value-type="float">
            <text:p>48659</text:p>
          </table:table-cell>
          <table:table-cell table:formula="of:=[.H40]+1" office:value-type="float" office:value="39" calcext:value-type="float">
            <text:p>39</text:p>
          </table:table-cell>
          <table:table-cell table:formula="of:=ROUND([.H41]/255*65535)" office:value-type="float" office:value="10023" calcext:value-type="float">
            <text:p>10023</text:p>
          </table:table-cell>
          <table:table-cell table:formula="of:=ROUND(([.$K$1]*[.G41]+(10-[.$K$1])*[.I41])/10)" office:value-type="float" office:value="42864" calcext:value-type="float">
            <text:p>42864</text:p>
          </table:table-cell>
          <table:table-cell/>
        </table:table-row>
        <table:table-row table:style-name="ro1">
          <table:table-cell office:value-type="float" office:value="0.00172415624983842" calcext:value-type="float">
            <text:p>1,72E-03</text:p>
          </table:table-cell>
          <table:table-cell office:value-type="float" office:value="-0.001249078" calcext:value-type="float">
            <text:p>-1,25E-03</text:p>
          </table:table-cell>
          <table:table-cell table:formula="of:=[.A42]" office:value-type="float" office:value="0.00172415624983842" calcext:value-type="float">
            <text:p>1,72E-03</text:p>
          </table:table-cell>
          <table:table-cell/>
          <table:table-cell table:formula="of:=[.E41]+[.$D$2]" office:value-type="float" office:value="0.536577297582677" calcext:value-type="float">
            <text:p>0,5365772976</text:p>
          </table:table-cell>
          <table:table-cell table:formula="of:==VLOOKUP([.E42];[.$B$2:.$C$1031];2)" office:value-type="float" office:value="0.0372710312498384" calcext:value-type="float">
            <text:p>0,0372710312</text:p>
          </table:table-cell>
          <table:table-cell table:formula="of:=ROUND([.F42]/[.$A$1031]*65535)" office:value-type="float" office:value="48851" calcext:value-type="float">
            <text:p>48851</text:p>
          </table:table-cell>
          <table:table-cell table:formula="of:=[.H41]+1" office:value-type="float" office:value="40" calcext:value-type="float">
            <text:p>40</text:p>
          </table:table-cell>
          <table:table-cell table:formula="of:=ROUND([.H42]/255*65535)" office:value-type="float" office:value="10280" calcext:value-type="float">
            <text:p>10280</text:p>
          </table:table-cell>
          <table:table-cell table:formula="of:=ROUND(([.$K$1]*[.G42]+(10-[.$K$1])*[.I42])/10)" office:value-type="float" office:value="43065" calcext:value-type="float">
            <text:p>43065</text:p>
          </table:table-cell>
          <table:table-cell/>
        </table:table-row>
        <table:table-row table:style-name="ro1">
          <table:table-cell office:value-type="float" office:value="0.00177298437483842" calcext:value-type="float">
            <text:p>1,77E-03</text:p>
          </table:table-cell>
          <table:table-cell office:value-type="float" office:value="-0.0012487" calcext:value-type="float">
            <text:p>-1,25E-03</text:p>
          </table:table-cell>
          <table:table-cell table:formula="of:=[.A43]" office:value-type="float" office:value="0.00177298437483842" calcext:value-type="float">
            <text:p>1,77E-03</text:p>
          </table:table-cell>
          <table:table-cell/>
          <table:table-cell table:formula="of:=[.E42]+[.$D$2]" office:value-type="float" office:value="0.550023179547244" calcext:value-type="float">
            <text:p>0,5500231795</text:p>
          </table:table-cell>
          <table:table-cell table:formula="of:==VLOOKUP([.E43];[.$B$2:.$C$1031];2)" office:value-type="float" office:value="0.0373686874998384" calcext:value-type="float">
            <text:p>0,0373686875</text:p>
          </table:table-cell>
          <table:table-cell table:formula="of:=ROUND([.F43]/[.$A$1031]*65535)" office:value-type="float" office:value="48979" calcext:value-type="float">
            <text:p>48979</text:p>
          </table:table-cell>
          <table:table-cell table:formula="of:=[.H42]+1" office:value-type="float" office:value="41" calcext:value-type="float">
            <text:p>41</text:p>
          </table:table-cell>
          <table:table-cell table:formula="of:=ROUND([.H43]/255*65535)" office:value-type="float" office:value="10537" calcext:value-type="float">
            <text:p>10537</text:p>
          </table:table-cell>
          <table:table-cell table:formula="of:=ROUND(([.$K$1]*[.G43]+(10-[.$K$1])*[.I43])/10)" office:value-type="float" office:value="43213" calcext:value-type="float">
            <text:p>43213</text:p>
          </table:table-cell>
          <table:table-cell/>
        </table:table-row>
        <table:table-row table:style-name="ro1">
          <table:table-cell office:value-type="float" office:value="0.00182181249983842" calcext:value-type="float">
            <text:p>1,82E-03</text:p>
          </table:table-cell>
          <table:table-cell office:value-type="float" office:value="-0.001248316" calcext:value-type="float">
            <text:p>-1,25E-03</text:p>
          </table:table-cell>
          <table:table-cell table:formula="of:=[.A44]" office:value-type="float" office:value="0.00182181249983842" calcext:value-type="float">
            <text:p>1,82E-03</text:p>
          </table:table-cell>
          <table:table-cell/>
          <table:table-cell table:formula="of:=[.E43]+[.$D$2]" office:value-type="float" office:value="0.563469061511811" calcext:value-type="float">
            <text:p>0,5634690615</text:p>
          </table:table-cell>
          <table:table-cell table:formula="of:==VLOOKUP([.E44];[.$B$2:.$C$1031];2)" office:value-type="float" office:value="0.0374663437498384" calcext:value-type="float">
            <text:p>0,0374663437</text:p>
          </table:table-cell>
          <table:table-cell table:formula="of:=ROUND([.F44]/[.$A$1031]*65535)" office:value-type="float" office:value="49107" calcext:value-type="float">
            <text:p>49107</text:p>
          </table:table-cell>
          <table:table-cell table:formula="of:=[.H43]+1" office:value-type="float" office:value="42" calcext:value-type="float">
            <text:p>42</text:p>
          </table:table-cell>
          <table:table-cell table:formula="of:=ROUND([.H44]/255*65535)" office:value-type="float" office:value="10794" calcext:value-type="float">
            <text:p>10794</text:p>
          </table:table-cell>
          <table:table-cell table:formula="of:=ROUND(([.$K$1]*[.G44]+(10-[.$K$1])*[.I44])/10)" office:value-type="float" office:value="43360" calcext:value-type="float">
            <text:p>43360</text:p>
          </table:table-cell>
          <table:table-cell/>
        </table:table-row>
        <table:table-row table:style-name="ro1">
          <table:table-cell office:value-type="float" office:value="0.00187064062483842" calcext:value-type="float">
            <text:p>1,87E-03</text:p>
          </table:table-cell>
          <table:table-cell office:value-type="float" office:value="-0.001247926" calcext:value-type="float">
            <text:p>-1,25E-03</text:p>
          </table:table-cell>
          <table:table-cell table:formula="of:=[.A45]" office:value-type="float" office:value="0.00187064062483842" calcext:value-type="float">
            <text:p>1,87E-03</text:p>
          </table:table-cell>
          <table:table-cell/>
          <table:table-cell table:formula="of:=[.E44]+[.$D$2]" office:value-type="float" office:value="0.576914943476378" calcext:value-type="float">
            <text:p>0,5769149435</text:p>
          </table:table-cell>
          <table:table-cell table:formula="of:==VLOOKUP([.E45];[.$B$2:.$C$1031];2)" office:value-type="float" office:value="0.0376128281248384" calcext:value-type="float">
            <text:p>0,0376128281</text:p>
          </table:table-cell>
          <table:table-cell table:formula="of:=ROUND([.F45]/[.$A$1031]*65535)" office:value-type="float" office:value="49299" calcext:value-type="float">
            <text:p>49299</text:p>
          </table:table-cell>
          <table:table-cell table:formula="of:=[.H44]+1" office:value-type="float" office:value="43" calcext:value-type="float">
            <text:p>43</text:p>
          </table:table-cell>
          <table:table-cell table:formula="of:=ROUND([.H45]/255*65535)" office:value-type="float" office:value="11051" calcext:value-type="float">
            <text:p>11051</text:p>
          </table:table-cell>
          <table:table-cell table:formula="of:=ROUND(([.$K$1]*[.G45]+(10-[.$K$1])*[.I45])/10)" office:value-type="float" office:value="43562" calcext:value-type="float">
            <text:p>43562</text:p>
          </table:table-cell>
          <table:table-cell/>
        </table:table-row>
        <table:table-row table:style-name="ro1">
          <table:table-cell office:value-type="float" office:value="0.00191946874983842" calcext:value-type="float">
            <text:p>1,92E-03</text:p>
          </table:table-cell>
          <table:table-cell office:value-type="float" office:value="-0.001247531" calcext:value-type="float">
            <text:p>-1,25E-03</text:p>
          </table:table-cell>
          <table:table-cell table:formula="of:=[.A46]" office:value-type="float" office:value="0.00191946874983842" calcext:value-type="float">
            <text:p>1,92E-03</text:p>
          </table:table-cell>
          <table:table-cell/>
          <table:table-cell table:formula="of:=[.E45]+[.$D$2]" office:value-type="float" office:value="0.590360825440945" calcext:value-type="float">
            <text:p>0,5903608254</text:p>
          </table:table-cell>
          <table:table-cell table:formula="of:==VLOOKUP([.E46];[.$B$2:.$C$1031];2)" office:value-type="float" office:value="0.0377104843748384" calcext:value-type="float">
            <text:p>0,0377104844</text:p>
          </table:table-cell>
          <table:table-cell table:formula="of:=ROUND([.F46]/[.$A$1031]*65535)" office:value-type="float" office:value="49427" calcext:value-type="float">
            <text:p>49427</text:p>
          </table:table-cell>
          <table:table-cell table:formula="of:=[.H45]+1" office:value-type="float" office:value="44" calcext:value-type="float">
            <text:p>44</text:p>
          </table:table-cell>
          <table:table-cell table:formula="of:=ROUND([.H46]/255*65535)" office:value-type="float" office:value="11308" calcext:value-type="float">
            <text:p>11308</text:p>
          </table:table-cell>
          <table:table-cell table:formula="of:=ROUND(([.$K$1]*[.G46]+(10-[.$K$1])*[.I46])/10)" office:value-type="float" office:value="43709" calcext:value-type="float">
            <text:p>43709</text:p>
          </table:table-cell>
          <table:table-cell/>
        </table:table-row>
        <table:table-row table:style-name="ro1">
          <table:table-cell office:value-type="float" office:value="0.00196829687483842" calcext:value-type="float">
            <text:p>1,97E-03</text:p>
          </table:table-cell>
          <table:table-cell office:value-type="float" office:value="-0.001247129" calcext:value-type="float">
            <text:p>-1,25E-03</text:p>
          </table:table-cell>
          <table:table-cell table:formula="of:=[.A47]" office:value-type="float" office:value="0.00196829687483842" calcext:value-type="float">
            <text:p>1,97E-03</text:p>
          </table:table-cell>
          <table:table-cell/>
          <table:table-cell table:formula="of:=[.E46]+[.$D$2]" office:value-type="float" office:value="0.603806707405512" calcext:value-type="float">
            <text:p>0,6038067074</text:p>
          </table:table-cell>
          <table:table-cell table:formula="of:==VLOOKUP([.E47];[.$B$2:.$C$1031];2)" office:value-type="float" office:value="0.0378081406248383" calcext:value-type="float">
            <text:p>0,0378081406</text:p>
          </table:table-cell>
          <table:table-cell table:formula="of:=ROUND([.F47]/[.$A$1031]*65535)" office:value-type="float" office:value="49555" calcext:value-type="float">
            <text:p>49555</text:p>
          </table:table-cell>
          <table:table-cell table:formula="of:=[.H46]+1" office:value-type="float" office:value="45" calcext:value-type="float">
            <text:p>45</text:p>
          </table:table-cell>
          <table:table-cell table:formula="of:=ROUND([.H47]/255*65535)" office:value-type="float" office:value="11565" calcext:value-type="float">
            <text:p>11565</text:p>
          </table:table-cell>
          <table:table-cell table:formula="of:=ROUND(([.$K$1]*[.G47]+(10-[.$K$1])*[.I47])/10)" office:value-type="float" office:value="43857" calcext:value-type="float">
            <text:p>43857</text:p>
          </table:table-cell>
          <table:table-cell/>
        </table:table-row>
        <table:table-row table:style-name="ro1">
          <table:table-cell office:value-type="float" office:value="0.00201712499983842" calcext:value-type="float">
            <text:p>2,02E-03</text:p>
          </table:table-cell>
          <table:table-cell office:value-type="float" office:value="-0.001246722" calcext:value-type="float">
            <text:p>-1,25E-03</text:p>
          </table:table-cell>
          <table:table-cell table:formula="of:=[.A48]" office:value-type="float" office:value="0.00201712499983842" calcext:value-type="float">
            <text:p>2,02E-03</text:p>
          </table:table-cell>
          <table:table-cell/>
          <table:table-cell table:formula="of:=[.E47]+[.$D$2]" office:value-type="float" office:value="0.617252589370079" calcext:value-type="float">
            <text:p>0,6172525894</text:p>
          </table:table-cell>
          <table:table-cell table:formula="of:==VLOOKUP([.E48];[.$B$2:.$C$1031];2)" office:value-type="float" office:value="0.0379057968748384" calcext:value-type="float">
            <text:p>0,0379057969</text:p>
          </table:table-cell>
          <table:table-cell table:formula="of:=ROUND([.F48]/[.$A$1031]*65535)" office:value-type="float" office:value="49683" calcext:value-type="float">
            <text:p>49683</text:p>
          </table:table-cell>
          <table:table-cell table:formula="of:=[.H47]+1" office:value-type="float" office:value="46" calcext:value-type="float">
            <text:p>46</text:p>
          </table:table-cell>
          <table:table-cell table:formula="of:=ROUND([.H48]/255*65535)" office:value-type="float" office:value="11822" calcext:value-type="float">
            <text:p>11822</text:p>
          </table:table-cell>
          <table:table-cell table:formula="of:=ROUND(([.$K$1]*[.G48]+(10-[.$K$1])*[.I48])/10)" office:value-type="float" office:value="44004" calcext:value-type="float">
            <text:p>44004</text:p>
          </table:table-cell>
          <table:table-cell/>
        </table:table-row>
        <table:table-row table:style-name="ro1">
          <table:table-cell office:value-type="float" office:value="0.00206595312483842" calcext:value-type="float">
            <text:p>2,07E-03</text:p>
          </table:table-cell>
          <table:table-cell office:value-type="float" office:value="-0.001246309" calcext:value-type="float">
            <text:p>-1,25E-03</text:p>
          </table:table-cell>
          <table:table-cell table:formula="of:=[.A49]" office:value-type="float" office:value="0.00206595312483842" calcext:value-type="float">
            <text:p>2,07E-03</text:p>
          </table:table-cell>
          <table:table-cell/>
          <table:table-cell table:formula="of:=[.E48]+[.$D$2]" office:value-type="float" office:value="0.630698471334646" calcext:value-type="float">
            <text:p>0,6306984713</text:p>
          </table:table-cell>
          <table:table-cell table:formula="of:==VLOOKUP([.E49];[.$B$2:.$C$1031];2)" office:value-type="float" office:value="0.0380034531248383" calcext:value-type="float">
            <text:p>0,0380034531</text:p>
          </table:table-cell>
          <table:table-cell table:formula="of:=ROUND([.F49]/[.$A$1031]*65535)" office:value-type="float" office:value="49811" calcext:value-type="float">
            <text:p>49811</text:p>
          </table:table-cell>
          <table:table-cell table:formula="of:=[.H48]+1" office:value-type="float" office:value="47" calcext:value-type="float">
            <text:p>47</text:p>
          </table:table-cell>
          <table:table-cell table:formula="of:=ROUND([.H49]/255*65535)" office:value-type="float" office:value="12079" calcext:value-type="float">
            <text:p>12079</text:p>
          </table:table-cell>
          <table:table-cell table:formula="of:=ROUND(([.$K$1]*[.G49]+(10-[.$K$1])*[.I49])/10)" office:value-type="float" office:value="44151" calcext:value-type="float">
            <text:p>44151</text:p>
          </table:table-cell>
          <table:table-cell/>
        </table:table-row>
        <table:table-row table:style-name="ro1">
          <table:table-cell office:value-type="float" office:value="0.00211478124983842" calcext:value-type="float">
            <text:p>2,11E-03</text:p>
          </table:table-cell>
          <table:table-cell office:value-type="float" office:value="-0.001245891" calcext:value-type="float">
            <text:p>-1,25E-03</text:p>
          </table:table-cell>
          <table:table-cell table:formula="of:=[.A50]" office:value-type="float" office:value="0.00211478124983842" calcext:value-type="float">
            <text:p>2,11E-03</text:p>
          </table:table-cell>
          <table:table-cell/>
          <table:table-cell table:formula="of:=[.E49]+[.$D$2]" office:value-type="float" office:value="0.644144353299213" calcext:value-type="float">
            <text:p>0,6441443533</text:p>
          </table:table-cell>
          <table:table-cell table:formula="of:==VLOOKUP([.E50];[.$B$2:.$C$1031];2)" office:value-type="float" office:value="0.0381011093748383" calcext:value-type="float">
            <text:p>0,0381011094</text:p>
          </table:table-cell>
          <table:table-cell table:formula="of:=ROUND([.F50]/[.$A$1031]*65535)" office:value-type="float" office:value="49939" calcext:value-type="float">
            <text:p>49939</text:p>
          </table:table-cell>
          <table:table-cell table:formula="of:=[.H49]+1" office:value-type="float" office:value="48" calcext:value-type="float">
            <text:p>48</text:p>
          </table:table-cell>
          <table:table-cell table:formula="of:=ROUND([.H50]/255*65535)" office:value-type="float" office:value="12336" calcext:value-type="float">
            <text:p>12336</text:p>
          </table:table-cell>
          <table:table-cell table:formula="of:=ROUND(([.$K$1]*[.G50]+(10-[.$K$1])*[.I50])/10)" office:value-type="float" office:value="44299" calcext:value-type="float">
            <text:p>44299</text:p>
          </table:table-cell>
          <table:table-cell/>
        </table:table-row>
        <table:table-row table:style-name="ro1">
          <table:table-cell office:value-type="float" office:value="0.00216360937483842" calcext:value-type="float">
            <text:p>2,16E-03</text:p>
          </table:table-cell>
          <table:table-cell office:value-type="float" office:value="-0.001245466" calcext:value-type="float">
            <text:p>-1,25E-03</text:p>
          </table:table-cell>
          <table:table-cell table:formula="of:=[.A51]" office:value-type="float" office:value="0.00216360937483842" calcext:value-type="float">
            <text:p>2,16E-03</text:p>
          </table:table-cell>
          <table:table-cell/>
          <table:table-cell table:formula="of:=[.E50]+[.$D$2]" office:value-type="float" office:value="0.65759023526378" calcext:value-type="float">
            <text:p>0,6575902353</text:p>
          </table:table-cell>
          <table:table-cell table:formula="of:==VLOOKUP([.E51];[.$B$2:.$C$1031];2)" office:value-type="float" office:value="0.0381987656248383" calcext:value-type="float">
            <text:p>0,0381987656</text:p>
          </table:table-cell>
          <table:table-cell table:formula="of:=ROUND([.F51]/[.$A$1031]*65535)" office:value-type="float" office:value="50067" calcext:value-type="float">
            <text:p>50067</text:p>
          </table:table-cell>
          <table:table-cell table:formula="of:=[.H50]+1" office:value-type="float" office:value="49" calcext:value-type="float">
            <text:p>49</text:p>
          </table:table-cell>
          <table:table-cell table:formula="of:=ROUND([.H51]/255*65535)" office:value-type="float" office:value="12593" calcext:value-type="float">
            <text:p>12593</text:p>
          </table:table-cell>
          <table:table-cell table:formula="of:=ROUND(([.$K$1]*[.G51]+(10-[.$K$1])*[.I51])/10)" office:value-type="float" office:value="44446" calcext:value-type="float">
            <text:p>44446</text:p>
          </table:table-cell>
          <table:table-cell/>
        </table:table-row>
        <table:table-row table:style-name="ro1">
          <table:table-cell office:value-type="float" office:value="0.00221243749983842" calcext:value-type="float">
            <text:p>2,21E-03</text:p>
          </table:table-cell>
          <table:table-cell office:value-type="float" office:value="-0.001245035" calcext:value-type="float">
            <text:p>-1,25E-03</text:p>
          </table:table-cell>
          <table:table-cell table:formula="of:=[.A52]" office:value-type="float" office:value="0.00221243749983842" calcext:value-type="float">
            <text:p>2,21E-03</text:p>
          </table:table-cell>
          <table:table-cell/>
          <table:table-cell table:formula="of:=[.E51]+[.$D$2]" office:value-type="float" office:value="0.671036117228347" calcext:value-type="float">
            <text:p>0,6710361172</text:p>
          </table:table-cell>
          <table:table-cell table:formula="of:==VLOOKUP([.E52];[.$B$2:.$C$1031];2)" office:value-type="float" office:value="0.0383452499998383" calcext:value-type="float">
            <text:p>0,03834525</text:p>
          </table:table-cell>
          <table:table-cell table:formula="of:=ROUND([.F52]/[.$A$1031]*65535)" office:value-type="float" office:value="50259" calcext:value-type="float">
            <text:p>50259</text:p>
          </table:table-cell>
          <table:table-cell table:formula="of:=[.H51]+1" office:value-type="float" office:value="50" calcext:value-type="float">
            <text:p>50</text:p>
          </table:table-cell>
          <table:table-cell table:formula="of:=ROUND([.H52]/255*65535)" office:value-type="float" office:value="12850" calcext:value-type="float">
            <text:p>12850</text:p>
          </table:table-cell>
          <table:table-cell table:formula="of:=ROUND(([.$K$1]*[.G52]+(10-[.$K$1])*[.I52])/10)" office:value-type="float" office:value="44648" calcext:value-type="float">
            <text:p>44648</text:p>
          </table:table-cell>
          <table:table-cell/>
        </table:table-row>
        <table:table-row table:style-name="ro1">
          <table:table-cell office:value-type="float" office:value="0.00226126562483842" calcext:value-type="float">
            <text:p>2,26E-03</text:p>
          </table:table-cell>
          <table:table-cell office:value-type="float" office:value="-0.001244598" calcext:value-type="float">
            <text:p>-1,24E-03</text:p>
          </table:table-cell>
          <table:table-cell table:formula="of:=[.A53]" office:value-type="float" office:value="0.00226126562483842" calcext:value-type="float">
            <text:p>2,26E-03</text:p>
          </table:table-cell>
          <table:table-cell/>
          <table:table-cell table:formula="of:=[.E52]+[.$D$2]" office:value-type="float" office:value="0.684481999192914" calcext:value-type="float">
            <text:p>0,6844819992</text:p>
          </table:table-cell>
          <table:table-cell table:formula="of:==VLOOKUP([.E53];[.$B$2:.$C$1031];2)" office:value-type="float" office:value="0.0384429062498383" calcext:value-type="float">
            <text:p>0,0384429062</text:p>
          </table:table-cell>
          <table:table-cell table:formula="of:=ROUND([.F53]/[.$A$1031]*65535)" office:value-type="float" office:value="50387" calcext:value-type="float">
            <text:p>50387</text:p>
          </table:table-cell>
          <table:table-cell table:formula="of:=[.H52]+1" office:value-type="float" office:value="51" calcext:value-type="float">
            <text:p>51</text:p>
          </table:table-cell>
          <table:table-cell table:formula="of:=ROUND([.H53]/255*65535)" office:value-type="float" office:value="13107" calcext:value-type="float">
            <text:p>13107</text:p>
          </table:table-cell>
          <table:table-cell table:formula="of:=ROUND(([.$K$1]*[.G53]+(10-[.$K$1])*[.I53])/10)" office:value-type="float" office:value="44795" calcext:value-type="float">
            <text:p>44795</text:p>
          </table:table-cell>
          <table:table-cell/>
        </table:table-row>
        <table:table-row table:style-name="ro1">
          <table:table-cell office:value-type="float" office:value="0.00231009374983841" calcext:value-type="float">
            <text:p>2,31E-03</text:p>
          </table:table-cell>
          <table:table-cell office:value-type="float" office:value="-0.001244154" calcext:value-type="float">
            <text:p>-1,24E-03</text:p>
          </table:table-cell>
          <table:table-cell table:formula="of:=[.A54]" office:value-type="float" office:value="0.00231009374983841" calcext:value-type="float">
            <text:p>2,31E-03</text:p>
          </table:table-cell>
          <table:table-cell/>
          <table:table-cell table:formula="of:=[.E53]+[.$D$2]" office:value-type="float" office:value="0.697927881157481" calcext:value-type="float">
            <text:p>0,6979278812</text:p>
          </table:table-cell>
          <table:table-cell table:formula="of:==VLOOKUP([.E54];[.$B$2:.$C$1031];2)" office:value-type="float" office:value="0.0384917343748383" calcext:value-type="float">
            <text:p>0,0384917344</text:p>
          </table:table-cell>
          <table:table-cell table:formula="of:=ROUND([.F54]/[.$A$1031]*65535)" office:value-type="float" office:value="50451" calcext:value-type="float">
            <text:p>50451</text:p>
          </table:table-cell>
          <table:table-cell table:formula="of:=[.H53]+1" office:value-type="float" office:value="52" calcext:value-type="float">
            <text:p>52</text:p>
          </table:table-cell>
          <table:table-cell table:formula="of:=ROUND([.H54]/255*65535)" office:value-type="float" office:value="13364" calcext:value-type="float">
            <text:p>13364</text:p>
          </table:table-cell>
          <table:table-cell table:formula="of:=ROUND(([.$K$1]*[.G54]+(10-[.$K$1])*[.I54])/10)" office:value-type="float" office:value="44888" calcext:value-type="float">
            <text:p>44888</text:p>
          </table:table-cell>
          <table:table-cell/>
        </table:table-row>
        <table:table-row table:style-name="ro1">
          <table:table-cell office:value-type="float" office:value="0.00235892187483841" calcext:value-type="float">
            <text:p>2,36E-03</text:p>
          </table:table-cell>
          <table:table-cell office:value-type="float" office:value="-0.001243705" calcext:value-type="float">
            <text:p>-1,24E-03</text:p>
          </table:table-cell>
          <table:table-cell table:formula="of:=[.A55]" office:value-type="float" office:value="0.00235892187483841" calcext:value-type="float">
            <text:p>2,36E-03</text:p>
          </table:table-cell>
          <table:table-cell/>
          <table:table-cell table:formula="of:=[.E54]+[.$D$2]" office:value-type="float" office:value="0.711373763122048" calcext:value-type="float">
            <text:p>0,7113737631</text:p>
          </table:table-cell>
          <table:table-cell table:formula="of:==VLOOKUP([.E55];[.$B$2:.$C$1031];2)" office:value-type="float" office:value="0.0385893906248383" calcext:value-type="float">
            <text:p>0,0385893906</text:p>
          </table:table-cell>
          <table:table-cell table:formula="of:=ROUND([.F55]/[.$A$1031]*65535)" office:value-type="float" office:value="50579" calcext:value-type="float">
            <text:p>50579</text:p>
          </table:table-cell>
          <table:table-cell table:formula="of:=[.H54]+1" office:value-type="float" office:value="53" calcext:value-type="float">
            <text:p>53</text:p>
          </table:table-cell>
          <table:table-cell table:formula="of:=ROUND([.H55]/255*65535)" office:value-type="float" office:value="13621" calcext:value-type="float">
            <text:p>13621</text:p>
          </table:table-cell>
          <table:table-cell table:formula="of:=ROUND(([.$K$1]*[.G55]+(10-[.$K$1])*[.I55])/10)" office:value-type="float" office:value="45035" calcext:value-type="float">
            <text:p>45035</text:p>
          </table:table-cell>
          <table:table-cell/>
        </table:table-row>
        <table:table-row table:style-name="ro1">
          <table:table-cell office:value-type="float" office:value="0.00240774999983841" calcext:value-type="float">
            <text:p>2,41E-03</text:p>
          </table:table-cell>
          <table:table-cell office:value-type="float" office:value="-0.001243249" calcext:value-type="float">
            <text:p>-1,24E-03</text:p>
          </table:table-cell>
          <table:table-cell table:formula="of:=[.A56]" office:value-type="float" office:value="0.00240774999983841" calcext:value-type="float">
            <text:p>2,41E-03</text:p>
          </table:table-cell>
          <table:table-cell/>
          <table:table-cell table:formula="of:=[.E55]+[.$D$2]" office:value-type="float" office:value="0.724819645086615" calcext:value-type="float">
            <text:p>0,7248196451</text:p>
          </table:table-cell>
          <table:table-cell table:formula="of:==VLOOKUP([.E56];[.$B$2:.$C$1031];2)" office:value-type="float" office:value="0.0386870468748383" calcext:value-type="float">
            <text:p>0,0386870469</text:p>
          </table:table-cell>
          <table:table-cell table:formula="of:=ROUND([.F56]/[.$A$1031]*65535)" office:value-type="float" office:value="50707" calcext:value-type="float">
            <text:p>50707</text:p>
          </table:table-cell>
          <table:table-cell table:formula="of:=[.H55]+1" office:value-type="float" office:value="54" calcext:value-type="float">
            <text:p>54</text:p>
          </table:table-cell>
          <table:table-cell table:formula="of:=ROUND([.H56]/255*65535)" office:value-type="float" office:value="13878" calcext:value-type="float">
            <text:p>13878</text:p>
          </table:table-cell>
          <table:table-cell table:formula="of:=ROUND(([.$K$1]*[.G56]+(10-[.$K$1])*[.I56])/10)" office:value-type="float" office:value="45183" calcext:value-type="float">
            <text:p>45183</text:p>
          </table:table-cell>
          <table:table-cell/>
        </table:table-row>
        <table:table-row table:style-name="ro1">
          <table:table-cell office:value-type="float" office:value="0.00245657812483841" calcext:value-type="float">
            <text:p>2,46E-03</text:p>
          </table:table-cell>
          <table:table-cell office:value-type="float" office:value="-0.001242786" calcext:value-type="float">
            <text:p>-1,24E-03</text:p>
          </table:table-cell>
          <table:table-cell table:formula="of:=[.A57]" office:value-type="float" office:value="0.00245657812483841" calcext:value-type="float">
            <text:p>2,46E-03</text:p>
          </table:table-cell>
          <table:table-cell/>
          <table:table-cell table:formula="of:=[.E56]+[.$D$2]" office:value-type="float" office:value="0.738265527051182" calcext:value-type="float">
            <text:p>0,7382655271</text:p>
          </table:table-cell>
          <table:table-cell table:formula="of:==VLOOKUP([.E57];[.$B$2:.$C$1031];2)" office:value-type="float" office:value="0.0387847031248383" calcext:value-type="float">
            <text:p>0,0387847031</text:p>
          </table:table-cell>
          <table:table-cell table:formula="of:=ROUND([.F57]/[.$A$1031]*65535)" office:value-type="float" office:value="50835" calcext:value-type="float">
            <text:p>50835</text:p>
          </table:table-cell>
          <table:table-cell table:formula="of:=[.H56]+1" office:value-type="float" office:value="55" calcext:value-type="float">
            <text:p>55</text:p>
          </table:table-cell>
          <table:table-cell table:formula="of:=ROUND([.H57]/255*65535)" office:value-type="float" office:value="14135" calcext:value-type="float">
            <text:p>14135</text:p>
          </table:table-cell>
          <table:table-cell table:formula="of:=ROUND(([.$K$1]*[.G57]+(10-[.$K$1])*[.I57])/10)" office:value-type="float" office:value="45330" calcext:value-type="float">
            <text:p>45330</text:p>
          </table:table-cell>
          <table:table-cell/>
        </table:table-row>
        <table:table-row table:style-name="ro1">
          <table:table-cell office:value-type="float" office:value="0.00250540624983841" calcext:value-type="float">
            <text:p>2,51E-03</text:p>
          </table:table-cell>
          <table:table-cell office:value-type="float" office:value="-0.001242317" calcext:value-type="float">
            <text:p>-1,24E-03</text:p>
          </table:table-cell>
          <table:table-cell table:formula="of:=[.A58]" office:value-type="float" office:value="0.00250540624983841" calcext:value-type="float">
            <text:p>2,51E-03</text:p>
          </table:table-cell>
          <table:table-cell/>
          <table:table-cell table:formula="of:=[.E57]+[.$D$2]" office:value-type="float" office:value="0.751711409015749" calcext:value-type="float">
            <text:p>0,751711409</text:p>
          </table:table-cell>
          <table:table-cell table:formula="of:==VLOOKUP([.E58];[.$B$2:.$C$1031];2)" office:value-type="float" office:value="0.0388823593748383" calcext:value-type="float">
            <text:p>0,0388823594</text:p>
          </table:table-cell>
          <table:table-cell table:formula="of:=ROUND([.F58]/[.$A$1031]*65535)" office:value-type="float" office:value="50963" calcext:value-type="float">
            <text:p>50963</text:p>
          </table:table-cell>
          <table:table-cell table:formula="of:=[.H57]+1" office:value-type="float" office:value="56" calcext:value-type="float">
            <text:p>56</text:p>
          </table:table-cell>
          <table:table-cell table:formula="of:=ROUND([.H58]/255*65535)" office:value-type="float" office:value="14392" calcext:value-type="float">
            <text:p>14392</text:p>
          </table:table-cell>
          <table:table-cell table:formula="of:=ROUND(([.$K$1]*[.G58]+(10-[.$K$1])*[.I58])/10)" office:value-type="float" office:value="45477" calcext:value-type="float">
            <text:p>45477</text:p>
          </table:table-cell>
          <table:table-cell/>
        </table:table-row>
        <table:table-row table:style-name="ro1">
          <table:table-cell office:value-type="float" office:value="0.00255423437483841" calcext:value-type="float">
            <text:p>2,55E-03</text:p>
          </table:table-cell>
          <table:table-cell office:value-type="float" office:value="-0.001241841" calcext:value-type="float">
            <text:p>-1,24E-03</text:p>
          </table:table-cell>
          <table:table-cell table:formula="of:=[.A59]" office:value-type="float" office:value="0.00255423437483841" calcext:value-type="float">
            <text:p>2,55E-03</text:p>
          </table:table-cell>
          <table:table-cell/>
          <table:table-cell table:formula="of:=[.E58]+[.$D$2]" office:value-type="float" office:value="0.765157290980316" calcext:value-type="float">
            <text:p>0,765157291</text:p>
          </table:table-cell>
          <table:table-cell table:formula="of:==VLOOKUP([.E59];[.$B$2:.$C$1031];2)" office:value-type="float" office:value="0.0389800156248383" calcext:value-type="float">
            <text:p>0,0389800156</text:p>
          </table:table-cell>
          <table:table-cell table:formula="of:=ROUND([.F59]/[.$A$1031]*65535)" office:value-type="float" office:value="51091" calcext:value-type="float">
            <text:p>51091</text:p>
          </table:table-cell>
          <table:table-cell table:formula="of:=[.H58]+1" office:value-type="float" office:value="57" calcext:value-type="float">
            <text:p>57</text:p>
          </table:table-cell>
          <table:table-cell table:formula="of:=ROUND([.H59]/255*65535)" office:value-type="float" office:value="14649" calcext:value-type="float">
            <text:p>14649</text:p>
          </table:table-cell>
          <table:table-cell table:formula="of:=ROUND(([.$K$1]*[.G59]+(10-[.$K$1])*[.I59])/10)" office:value-type="float" office:value="45625" calcext:value-type="float">
            <text:p>45625</text:p>
          </table:table-cell>
          <table:table-cell/>
        </table:table-row>
        <table:table-row table:style-name="ro1">
          <table:table-cell office:value-type="float" office:value="0.00260306249983841" calcext:value-type="float">
            <text:p>2,60E-03</text:p>
          </table:table-cell>
          <table:table-cell office:value-type="float" office:value="-0.001241358" calcext:value-type="float">
            <text:p>-1,24E-03</text:p>
          </table:table-cell>
          <table:table-cell table:formula="of:=[.A60]" office:value-type="float" office:value="0.00260306249983841" calcext:value-type="float">
            <text:p>2,60E-03</text:p>
          </table:table-cell>
          <table:table-cell/>
          <table:table-cell table:formula="of:=[.E59]+[.$D$2]" office:value-type="float" office:value="0.778603172944883" calcext:value-type="float">
            <text:p>0,7786031729</text:p>
          </table:table-cell>
          <table:table-cell table:formula="of:==VLOOKUP([.E60];[.$B$2:.$C$1031];2)" office:value-type="float" office:value="0.0390776718748383" calcext:value-type="float">
            <text:p>0,0390776719</text:p>
          </table:table-cell>
          <table:table-cell table:formula="of:=ROUND([.F60]/[.$A$1031]*65535)" office:value-type="float" office:value="51219" calcext:value-type="float">
            <text:p>51219</text:p>
          </table:table-cell>
          <table:table-cell table:formula="of:=[.H59]+1" office:value-type="float" office:value="58" calcext:value-type="float">
            <text:p>58</text:p>
          </table:table-cell>
          <table:table-cell table:formula="of:=ROUND([.H60]/255*65535)" office:value-type="float" office:value="14906" calcext:value-type="float">
            <text:p>14906</text:p>
          </table:table-cell>
          <table:table-cell table:formula="of:=ROUND(([.$K$1]*[.G60]+(10-[.$K$1])*[.I60])/10)" office:value-type="float" office:value="45772" calcext:value-type="float">
            <text:p>45772</text:p>
          </table:table-cell>
          <table:table-cell/>
        </table:table-row>
        <table:table-row table:style-name="ro1">
          <table:table-cell office:value-type="float" office:value="0.00265189062483841" calcext:value-type="float">
            <text:p>2,65E-03</text:p>
          </table:table-cell>
          <table:table-cell office:value-type="float" office:value="-0.001240869" calcext:value-type="float">
            <text:p>-1,24E-03</text:p>
          </table:table-cell>
          <table:table-cell table:formula="of:=[.A61]" office:value-type="float" office:value="0.00265189062483841" calcext:value-type="float">
            <text:p>2,65E-03</text:p>
          </table:table-cell>
          <table:table-cell/>
          <table:table-cell table:formula="of:=[.E60]+[.$D$2]" office:value-type="float" office:value="0.79204905490945" calcext:value-type="float">
            <text:p>0,7920490549</text:p>
          </table:table-cell>
          <table:table-cell table:formula="of:==VLOOKUP([.E61];[.$B$2:.$C$1031];2)" office:value-type="float" office:value="0.0391753281248383" calcext:value-type="float">
            <text:p>0,0391753281</text:p>
          </table:table-cell>
          <table:table-cell table:formula="of:=ROUND([.F61]/[.$A$1031]*65535)" office:value-type="float" office:value="51347" calcext:value-type="float">
            <text:p>51347</text:p>
          </table:table-cell>
          <table:table-cell table:formula="of:=[.H60]+1" office:value-type="float" office:value="59" calcext:value-type="float">
            <text:p>59</text:p>
          </table:table-cell>
          <table:table-cell table:formula="of:=ROUND([.H61]/255*65535)" office:value-type="float" office:value="15163" calcext:value-type="float">
            <text:p>15163</text:p>
          </table:table-cell>
          <table:table-cell table:formula="of:=ROUND(([.$K$1]*[.G61]+(10-[.$K$1])*[.I61])/10)" office:value-type="float" office:value="45919" calcext:value-type="float">
            <text:p>45919</text:p>
          </table:table-cell>
          <table:table-cell/>
        </table:table-row>
        <table:table-row table:style-name="ro1">
          <table:table-cell office:value-type="float" office:value="0.00270071874983841" calcext:value-type="float">
            <text:p>2,70E-03</text:p>
          </table:table-cell>
          <table:table-cell office:value-type="float" office:value="-0.001240373" calcext:value-type="float">
            <text:p>-1,24E-03</text:p>
          </table:table-cell>
          <table:table-cell table:formula="of:=[.A62]" office:value-type="float" office:value="0.00270071874983841" calcext:value-type="float">
            <text:p>2,70E-03</text:p>
          </table:table-cell>
          <table:table-cell/>
          <table:table-cell table:formula="of:=[.E61]+[.$D$2]" office:value-type="float" office:value="0.805494936874016" calcext:value-type="float">
            <text:p>0,8054949369</text:p>
          </table:table-cell>
          <table:table-cell table:formula="of:==VLOOKUP([.E62];[.$B$2:.$C$1031];2)" office:value-type="float" office:value="0.0392241562498383" calcext:value-type="float">
            <text:p>0,0392241562</text:p>
          </table:table-cell>
          <table:table-cell table:formula="of:=ROUND([.F62]/[.$A$1031]*65535)" office:value-type="float" office:value="51411" calcext:value-type="float">
            <text:p>51411</text:p>
          </table:table-cell>
          <table:table-cell table:formula="of:=[.H61]+1" office:value-type="float" office:value="60" calcext:value-type="float">
            <text:p>60</text:p>
          </table:table-cell>
          <table:table-cell table:formula="of:=ROUND([.H62]/255*65535)" office:value-type="float" office:value="15420" calcext:value-type="float">
            <text:p>15420</text:p>
          </table:table-cell>
          <table:table-cell table:formula="of:=ROUND(([.$K$1]*[.G62]+(10-[.$K$1])*[.I62])/10)" office:value-type="float" office:value="46012" calcext:value-type="float">
            <text:p>46012</text:p>
          </table:table-cell>
          <table:table-cell/>
        </table:table-row>
        <table:table-row table:style-name="ro1">
          <table:table-cell office:value-type="float" office:value="0.00274954687483841" calcext:value-type="float">
            <text:p>2,75E-03</text:p>
          </table:table-cell>
          <table:table-cell office:value-type="float" office:value="-0.001239869" calcext:value-type="float">
            <text:p>-1,24E-03</text:p>
          </table:table-cell>
          <table:table-cell table:formula="of:=[.A63]" office:value-type="float" office:value="0.00274954687483841" calcext:value-type="float">
            <text:p>2,75E-03</text:p>
          </table:table-cell>
          <table:table-cell/>
          <table:table-cell table:formula="of:=[.E62]+[.$D$2]" office:value-type="float" office:value="0.818940818838584" calcext:value-type="float">
            <text:p>0,8189408188</text:p>
          </table:table-cell>
          <table:table-cell table:formula="of:==VLOOKUP([.E63];[.$B$2:.$C$1031];2)" office:value-type="float" office:value="0.0393218124998383" calcext:value-type="float">
            <text:p>0,0393218125</text:p>
          </table:table-cell>
          <table:table-cell table:formula="of:=ROUND([.F63]/[.$A$1031]*65535)" office:value-type="float" office:value="51539" calcext:value-type="float">
            <text:p>51539</text:p>
          </table:table-cell>
          <table:table-cell table:formula="of:=[.H62]+1" office:value-type="float" office:value="61" calcext:value-type="float">
            <text:p>61</text:p>
          </table:table-cell>
          <table:table-cell table:formula="of:=ROUND([.H63]/255*65535)" office:value-type="float" office:value="15677" calcext:value-type="float">
            <text:p>15677</text:p>
          </table:table-cell>
          <table:table-cell table:formula="of:=ROUND(([.$K$1]*[.G63]+(10-[.$K$1])*[.I63])/10)" office:value-type="float" office:value="46160" calcext:value-type="float">
            <text:p>46160</text:p>
          </table:table-cell>
          <table:table-cell/>
        </table:table-row>
        <table:table-row table:style-name="ro1">
          <table:table-cell office:value-type="float" office:value="0.00279837499983841" calcext:value-type="float">
            <text:p>2,80E-03</text:p>
          </table:table-cell>
          <table:table-cell office:value-type="float" office:value="-0.001239358" calcext:value-type="float">
            <text:p>-1,24E-03</text:p>
          </table:table-cell>
          <table:table-cell table:formula="of:=[.A64]" office:value-type="float" office:value="0.00279837499983841" calcext:value-type="float">
            <text:p>2,80E-03</text:p>
          </table:table-cell>
          <table:table-cell/>
          <table:table-cell table:formula="of:=[.E63]+[.$D$2]" office:value-type="float" office:value="0.83238670080315" calcext:value-type="float">
            <text:p>0,8323867008</text:p>
          </table:table-cell>
          <table:table-cell table:formula="of:==VLOOKUP([.E64];[.$B$2:.$C$1031];2)" office:value-type="float" office:value="0.0394194687498383" calcext:value-type="float">
            <text:p>0,0394194687</text:p>
          </table:table-cell>
          <table:table-cell table:formula="of:=ROUND([.F64]/[.$A$1031]*65535)" office:value-type="float" office:value="51667" calcext:value-type="float">
            <text:p>51667</text:p>
          </table:table-cell>
          <table:table-cell table:formula="of:=[.H63]+1" office:value-type="float" office:value="62" calcext:value-type="float">
            <text:p>62</text:p>
          </table:table-cell>
          <table:table-cell table:formula="of:=ROUND([.H64]/255*65535)" office:value-type="float" office:value="15934" calcext:value-type="float">
            <text:p>15934</text:p>
          </table:table-cell>
          <table:table-cell table:formula="of:=ROUND(([.$K$1]*[.G64]+(10-[.$K$1])*[.I64])/10)" office:value-type="float" office:value="46307" calcext:value-type="float">
            <text:p>46307</text:p>
          </table:table-cell>
          <table:table-cell/>
        </table:table-row>
        <table:table-row table:style-name="ro1">
          <table:table-cell office:value-type="float" office:value="0.00284720312483841" calcext:value-type="float">
            <text:p>2,85E-03</text:p>
          </table:table-cell>
          <table:table-cell office:value-type="float" office:value="-0.001238841" calcext:value-type="float">
            <text:p>-1,24E-03</text:p>
          </table:table-cell>
          <table:table-cell table:formula="of:=[.A65]" office:value-type="float" office:value="0.00284720312483841" calcext:value-type="float">
            <text:p>2,85E-03</text:p>
          </table:table-cell>
          <table:table-cell/>
          <table:table-cell table:formula="of:=[.E64]+[.$D$2]" office:value-type="float" office:value="0.845832582767717" calcext:value-type="float">
            <text:p>0,8458325828</text:p>
          </table:table-cell>
          <table:table-cell table:formula="of:==VLOOKUP([.E65];[.$B$2:.$C$1031];2)" office:value-type="float" office:value="0.0395171249998383" calcext:value-type="float">
            <text:p>0,039517125</text:p>
          </table:table-cell>
          <table:table-cell table:formula="of:=ROUND([.F65]/[.$A$1031]*65535)" office:value-type="float" office:value="51795" calcext:value-type="float">
            <text:p>51795</text:p>
          </table:table-cell>
          <table:table-cell table:formula="of:=[.H64]+1" office:value-type="float" office:value="63" calcext:value-type="float">
            <text:p>63</text:p>
          </table:table-cell>
          <table:table-cell table:formula="of:=ROUND([.H65]/255*65535)" office:value-type="float" office:value="16191" calcext:value-type="float">
            <text:p>16191</text:p>
          </table:table-cell>
          <table:table-cell table:formula="of:=ROUND(([.$K$1]*[.G65]+(10-[.$K$1])*[.I65])/10)" office:value-type="float" office:value="46454" calcext:value-type="float">
            <text:p>46454</text:p>
          </table:table-cell>
          <table:table-cell/>
        </table:table-row>
        <table:table-row table:style-name="ro1">
          <table:table-cell office:value-type="float" office:value="0.00289603124983841" calcext:value-type="float">
            <text:p>2,90E-03</text:p>
          </table:table-cell>
          <table:table-cell office:value-type="float" office:value="-0.001238316" calcext:value-type="float">
            <text:p>-1,24E-03</text:p>
          </table:table-cell>
          <table:table-cell table:formula="of:=[.A66]" office:value-type="float" office:value="0.00289603124983841" calcext:value-type="float">
            <text:p>2,90E-03</text:p>
          </table:table-cell>
          <table:table-cell/>
          <table:table-cell table:formula="of:=[.E65]+[.$D$2]" office:value-type="float" office:value="0.859278464732284" calcext:value-type="float">
            <text:p>0,8592784647</text:p>
          </table:table-cell>
          <table:table-cell table:formula="of:==VLOOKUP([.E66];[.$B$2:.$C$1031];2)" office:value-type="float" office:value="0.0395659531248383" calcext:value-type="float">
            <text:p>0,0395659531</text:p>
          </table:table-cell>
          <table:table-cell table:formula="of:=ROUND([.F66]/[.$A$1031]*65535)" office:value-type="float" office:value="51859" calcext:value-type="float">
            <text:p>51859</text:p>
          </table:table-cell>
          <table:table-cell table:formula="of:=[.H65]+1" office:value-type="float" office:value="64" calcext:value-type="float">
            <text:p>64</text:p>
          </table:table-cell>
          <table:table-cell table:formula="of:=ROUND([.H66]/255*65535)" office:value-type="float" office:value="16448" calcext:value-type="float">
            <text:p>16448</text:p>
          </table:table-cell>
          <table:table-cell table:formula="of:=ROUND(([.$K$1]*[.G66]+(10-[.$K$1])*[.I66])/10)" office:value-type="float" office:value="46547" calcext:value-type="float">
            <text:p>46547</text:p>
          </table:table-cell>
          <table:table-cell/>
        </table:table-row>
        <table:table-row table:style-name="ro1">
          <table:table-cell office:value-type="float" office:value="0.00294485937483841" calcext:value-type="float">
            <text:p>2,94E-03</text:p>
          </table:table-cell>
          <table:table-cell office:value-type="float" office:value="-0.001237783" calcext:value-type="float">
            <text:p>-1,24E-03</text:p>
          </table:table-cell>
          <table:table-cell table:formula="of:=[.A67]" office:value-type="float" office:value="0.00294485937483841" calcext:value-type="float">
            <text:p>2,94E-03</text:p>
          </table:table-cell>
          <table:table-cell/>
          <table:table-cell table:formula="of:=[.E66]+[.$D$2]" office:value-type="float" office:value="0.872724346696851" calcext:value-type="float">
            <text:p>0,8727243467</text:p>
          </table:table-cell>
          <table:table-cell table:formula="of:==VLOOKUP([.E67];[.$B$2:.$C$1031];2)" office:value-type="float" office:value="0.0396636093748383" calcext:value-type="float">
            <text:p>0,0396636094</text:p>
          </table:table-cell>
          <table:table-cell table:formula="of:=ROUND([.F67]/[.$A$1031]*65535)" office:value-type="float" office:value="51987" calcext:value-type="float">
            <text:p>51987</text:p>
          </table:table-cell>
          <table:table-cell table:formula="of:=[.H66]+1" office:value-type="float" office:value="65" calcext:value-type="float">
            <text:p>65</text:p>
          </table:table-cell>
          <table:table-cell table:formula="of:=ROUND([.H67]/255*65535)" office:value-type="float" office:value="16705" calcext:value-type="float">
            <text:p>16705</text:p>
          </table:table-cell>
          <table:table-cell table:formula="of:=ROUND(([.$K$1]*[.G67]+(10-[.$K$1])*[.I67])/10)" office:value-type="float" office:value="46695" calcext:value-type="float">
            <text:p>46695</text:p>
          </table:table-cell>
          <table:table-cell/>
        </table:table-row>
        <table:table-row table:style-name="ro1">
          <table:table-cell office:value-type="float" office:value="0.00299368749983841" calcext:value-type="float">
            <text:p>2,99E-03</text:p>
          </table:table-cell>
          <table:table-cell office:value-type="float" office:value="-0.001237243" calcext:value-type="float">
            <text:p>-1,24E-03</text:p>
          </table:table-cell>
          <table:table-cell table:formula="of:=[.A68]" office:value-type="float" office:value="0.00299368749983841" calcext:value-type="float">
            <text:p>2,99E-03</text:p>
          </table:table-cell>
          <table:table-cell/>
          <table:table-cell table:formula="of:=[.E67]+[.$D$2]" office:value-type="float" office:value="0.886170228661418" calcext:value-type="float">
            <text:p>0,8861702287</text:p>
          </table:table-cell>
          <table:table-cell table:formula="of:==VLOOKUP([.E68];[.$B$2:.$C$1031];2)" office:value-type="float" office:value="0.0397612656248382" calcext:value-type="float">
            <text:p>0,0397612656</text:p>
          </table:table-cell>
          <table:table-cell table:formula="of:=ROUND([.F68]/[.$A$1031]*65535)" office:value-type="float" office:value="52115" calcext:value-type="float">
            <text:p>52115</text:p>
          </table:table-cell>
          <table:table-cell table:formula="of:=[.H67]+1" office:value-type="float" office:value="66" calcext:value-type="float">
            <text:p>66</text:p>
          </table:table-cell>
          <table:table-cell table:formula="of:=ROUND([.H68]/255*65535)" office:value-type="float" office:value="16962" calcext:value-type="float">
            <text:p>16962</text:p>
          </table:table-cell>
          <table:table-cell table:formula="of:=ROUND(([.$K$1]*[.G68]+(10-[.$K$1])*[.I68])/10)" office:value-type="float" office:value="46842" calcext:value-type="float">
            <text:p>46842</text:p>
          </table:table-cell>
          <table:table-cell/>
        </table:table-row>
        <table:table-row table:style-name="ro1">
          <table:table-cell office:value-type="float" office:value="0.00304251562483841" calcext:value-type="float">
            <text:p>3,04E-03</text:p>
          </table:table-cell>
          <table:table-cell office:value-type="float" office:value="-0.001236695" calcext:value-type="float">
            <text:p>-1,24E-03</text:p>
          </table:table-cell>
          <table:table-cell table:formula="of:=[.A69]" office:value-type="float" office:value="0.00304251562483841" calcext:value-type="float">
            <text:p>3,04E-03</text:p>
          </table:table-cell>
          <table:table-cell/>
          <table:table-cell table:formula="of:=[.E68]+[.$D$2]" office:value-type="float" office:value="0.899616110625985" calcext:value-type="float">
            <text:p>0,8996161106</text:p>
          </table:table-cell>
          <table:table-cell table:formula="of:==VLOOKUP([.E69];[.$B$2:.$C$1031];2)" office:value-type="float" office:value="0.0398100937498382" calcext:value-type="float">
            <text:p>0,0398100937</text:p>
          </table:table-cell>
          <table:table-cell table:formula="of:=ROUND([.F69]/[.$A$1031]*65535)" office:value-type="float" office:value="52179" calcext:value-type="float">
            <text:p>52179</text:p>
          </table:table-cell>
          <table:table-cell table:formula="of:=[.H68]+1" office:value-type="float" office:value="67" calcext:value-type="float">
            <text:p>67</text:p>
          </table:table-cell>
          <table:table-cell table:formula="of:=ROUND([.H69]/255*65535)" office:value-type="float" office:value="17219" calcext:value-type="float">
            <text:p>17219</text:p>
          </table:table-cell>
          <table:table-cell table:formula="of:=ROUND(([.$K$1]*[.G69]+(10-[.$K$1])*[.I69])/10)" office:value-type="float" office:value="46935" calcext:value-type="float">
            <text:p>46935</text:p>
          </table:table-cell>
          <table:table-cell/>
        </table:table-row>
        <table:table-row table:style-name="ro1">
          <table:table-cell office:value-type="float" office:value="0.00309134374983841" calcext:value-type="float">
            <text:p>3,09E-03</text:p>
          </table:table-cell>
          <table:table-cell office:value-type="float" office:value="-0.001236139" calcext:value-type="float">
            <text:p>-1,24E-03</text:p>
          </table:table-cell>
          <table:table-cell table:formula="of:=[.A70]" office:value-type="float" office:value="0.00309134374983841" calcext:value-type="float">
            <text:p>3,09E-03</text:p>
          </table:table-cell>
          <table:table-cell/>
          <table:table-cell table:formula="of:=[.E69]+[.$D$2]" office:value-type="float" office:value="0.913061992590552" calcext:value-type="float">
            <text:p>0,9130619926</text:p>
          </table:table-cell>
          <table:table-cell table:formula="of:==VLOOKUP([.E70];[.$B$2:.$C$1031];2)" office:value-type="float" office:value="0.0399077499998382" calcext:value-type="float">
            <text:p>0,03990775</text:p>
          </table:table-cell>
          <table:table-cell table:formula="of:=ROUND([.F70]/[.$A$1031]*65535)" office:value-type="float" office:value="52307" calcext:value-type="float">
            <text:p>52307</text:p>
          </table:table-cell>
          <table:table-cell table:formula="of:=[.H69]+1" office:value-type="float" office:value="68" calcext:value-type="float">
            <text:p>68</text:p>
          </table:table-cell>
          <table:table-cell table:formula="of:=ROUND([.H70]/255*65535)" office:value-type="float" office:value="17476" calcext:value-type="float">
            <text:p>17476</text:p>
          </table:table-cell>
          <table:table-cell table:formula="of:=ROUND(([.$K$1]*[.G70]+(10-[.$K$1])*[.I70])/10)" office:value-type="float" office:value="47082" calcext:value-type="float">
            <text:p>47082</text:p>
          </table:table-cell>
          <table:table-cell/>
        </table:table-row>
        <table:table-row table:style-name="ro1">
          <table:table-cell office:value-type="float" office:value="0.00314017187483841" calcext:value-type="float">
            <text:p>3,14E-03</text:p>
          </table:table-cell>
          <table:table-cell office:value-type="float" office:value="-0.001235576" calcext:value-type="float">
            <text:p>-1,24E-03</text:p>
          </table:table-cell>
          <table:table-cell table:formula="of:=[.A71]" office:value-type="float" office:value="0.00314017187483841" calcext:value-type="float">
            <text:p>3,14E-03</text:p>
          </table:table-cell>
          <table:table-cell/>
          <table:table-cell table:formula="of:=[.E70]+[.$D$2]" office:value-type="float" office:value="0.926507874555119" calcext:value-type="float">
            <text:p>0,9265078746</text:p>
          </table:table-cell>
          <table:table-cell table:formula="of:==VLOOKUP([.E71];[.$B$2:.$C$1031];2)" office:value-type="float" office:value="0.0400054062498382" calcext:value-type="float">
            <text:p>0,0400054062</text:p>
          </table:table-cell>
          <table:table-cell table:formula="of:=ROUND([.F71]/[.$A$1031]*65535)" office:value-type="float" office:value="52435" calcext:value-type="float">
            <text:p>52435</text:p>
          </table:table-cell>
          <table:table-cell table:formula="of:=[.H70]+1" office:value-type="float" office:value="69" calcext:value-type="float">
            <text:p>69</text:p>
          </table:table-cell>
          <table:table-cell table:formula="of:=ROUND([.H71]/255*65535)" office:value-type="float" office:value="17733" calcext:value-type="float">
            <text:p>17733</text:p>
          </table:table-cell>
          <table:table-cell table:formula="of:=ROUND(([.$K$1]*[.G71]+(10-[.$K$1])*[.I71])/10)" office:value-type="float" office:value="47230" calcext:value-type="float">
            <text:p>47230</text:p>
          </table:table-cell>
          <table:table-cell/>
        </table:table-row>
        <table:table-row table:style-name="ro1">
          <table:table-cell office:value-type="float" office:value="0.00318899999983841" calcext:value-type="float">
            <text:p>3,19E-03</text:p>
          </table:table-cell>
          <table:table-cell office:value-type="float" office:value="-0.001235005" calcext:value-type="float">
            <text:p>-1,24E-03</text:p>
          </table:table-cell>
          <table:table-cell table:formula="of:=[.A72]" office:value-type="float" office:value="0.00318899999983841" calcext:value-type="float">
            <text:p>3,19E-03</text:p>
          </table:table-cell>
          <table:table-cell/>
          <table:table-cell table:formula="of:=[.E71]+[.$D$2]" office:value-type="float" office:value="0.939953756519686" calcext:value-type="float">
            <text:p>0,9399537565</text:p>
          </table:table-cell>
          <table:table-cell table:formula="of:==VLOOKUP([.E72];[.$B$2:.$C$1031];2)" office:value-type="float" office:value="0.0400542343748382" calcext:value-type="float">
            <text:p>0,0400542344</text:p>
          </table:table-cell>
          <table:table-cell table:formula="of:=ROUND([.F72]/[.$A$1031]*65535)" office:value-type="float" office:value="52499" calcext:value-type="float">
            <text:p>52499</text:p>
          </table:table-cell>
          <table:table-cell table:formula="of:=[.H71]+1" office:value-type="float" office:value="70" calcext:value-type="float">
            <text:p>70</text:p>
          </table:table-cell>
          <table:table-cell table:formula="of:=ROUND([.H72]/255*65535)" office:value-type="float" office:value="17990" calcext:value-type="float">
            <text:p>17990</text:p>
          </table:table-cell>
          <table:table-cell table:formula="of:=ROUND(([.$K$1]*[.G72]+(10-[.$K$1])*[.I72])/10)" office:value-type="float" office:value="47323" calcext:value-type="float">
            <text:p>47323</text:p>
          </table:table-cell>
          <table:table-cell/>
        </table:table-row>
        <table:table-row table:style-name="ro1">
          <table:table-cell office:value-type="float" office:value="0.00323782812483841" calcext:value-type="float">
            <text:p>3,24E-03</text:p>
          </table:table-cell>
          <table:table-cell office:value-type="float" office:value="-0.001234425" calcext:value-type="float">
            <text:p>-1,23E-03</text:p>
          </table:table-cell>
          <table:table-cell table:formula="of:=[.A73]" office:value-type="float" office:value="0.00323782812483841" calcext:value-type="float">
            <text:p>3,24E-03</text:p>
          </table:table-cell>
          <table:table-cell/>
          <table:table-cell table:formula="of:=[.E72]+[.$D$2]" office:value-type="float" office:value="0.953399638484253" calcext:value-type="float">
            <text:p>0,9533996385</text:p>
          </table:table-cell>
          <table:table-cell table:formula="of:==VLOOKUP([.E73];[.$B$2:.$C$1031];2)" office:value-type="float" office:value="0.0401518906248382" calcext:value-type="float">
            <text:p>0,0401518906</text:p>
          </table:table-cell>
          <table:table-cell table:formula="of:=ROUND([.F73]/[.$A$1031]*65535)" office:value-type="float" office:value="52627" calcext:value-type="float">
            <text:p>52627</text:p>
          </table:table-cell>
          <table:table-cell table:formula="of:=[.H72]+1" office:value-type="float" office:value="71" calcext:value-type="float">
            <text:p>71</text:p>
          </table:table-cell>
          <table:table-cell table:formula="of:=ROUND([.H73]/255*65535)" office:value-type="float" office:value="18247" calcext:value-type="float">
            <text:p>18247</text:p>
          </table:table-cell>
          <table:table-cell table:formula="of:=ROUND(([.$K$1]*[.G73]+(10-[.$K$1])*[.I73])/10)" office:value-type="float" office:value="47470" calcext:value-type="float">
            <text:p>47470</text:p>
          </table:table-cell>
          <table:table-cell/>
        </table:table-row>
        <table:table-row table:style-name="ro1">
          <table:table-cell office:value-type="float" office:value="0.00328665624983841" calcext:value-type="float">
            <text:p>3,29E-03</text:p>
          </table:table-cell>
          <table:table-cell office:value-type="float" office:value="-0.001233838" calcext:value-type="float">
            <text:p>-1,23E-03</text:p>
          </table:table-cell>
          <table:table-cell table:formula="of:=[.A74]" office:value-type="float" office:value="0.00328665624983841" calcext:value-type="float">
            <text:p>3,29E-03</text:p>
          </table:table-cell>
          <table:table-cell/>
          <table:table-cell table:formula="of:=[.E73]+[.$D$2]" office:value-type="float" office:value="0.96684552044882" calcext:value-type="float">
            <text:p>0,9668455204</text:p>
          </table:table-cell>
          <table:table-cell table:formula="of:==VLOOKUP([.E74];[.$B$2:.$C$1031];2)" office:value-type="float" office:value="0.0402007187498382" calcext:value-type="float">
            <text:p>0,0402007187</text:p>
          </table:table-cell>
          <table:table-cell table:formula="of:=ROUND([.F74]/[.$A$1031]*65535)" office:value-type="float" office:value="52691" calcext:value-type="float">
            <text:p>52691</text:p>
          </table:table-cell>
          <table:table-cell table:formula="of:=[.H73]+1" office:value-type="float" office:value="72" calcext:value-type="float">
            <text:p>72</text:p>
          </table:table-cell>
          <table:table-cell table:formula="of:=ROUND([.H74]/255*65535)" office:value-type="float" office:value="18504" calcext:value-type="float">
            <text:p>18504</text:p>
          </table:table-cell>
          <table:table-cell table:formula="of:=ROUND(([.$K$1]*[.G74]+(10-[.$K$1])*[.I74])/10)" office:value-type="float" office:value="47563" calcext:value-type="float">
            <text:p>47563</text:p>
          </table:table-cell>
          <table:table-cell/>
        </table:table-row>
        <table:table-row table:style-name="ro1">
          <table:table-cell office:value-type="float" office:value="0.00333548437483841" calcext:value-type="float">
            <text:p>3,34E-03</text:p>
          </table:table-cell>
          <table:table-cell office:value-type="float" office:value="-0.001233242" calcext:value-type="float">
            <text:p>-1,23E-03</text:p>
          </table:table-cell>
          <table:table-cell table:formula="of:=[.A75]" office:value-type="float" office:value="0.00333548437483841" calcext:value-type="float">
            <text:p>3,34E-03</text:p>
          </table:table-cell>
          <table:table-cell/>
          <table:table-cell table:formula="of:=[.E74]+[.$D$2]" office:value-type="float" office:value="0.980291402413387" calcext:value-type="float">
            <text:p>0,9802914024</text:p>
          </table:table-cell>
          <table:table-cell table:formula="of:==VLOOKUP([.E75];[.$B$2:.$C$1031];2)" office:value-type="float" office:value="0.0402983749998382" calcext:value-type="float">
            <text:p>0,040298375</text:p>
          </table:table-cell>
          <table:table-cell table:formula="of:=ROUND([.F75]/[.$A$1031]*65535)" office:value-type="float" office:value="52819" calcext:value-type="float">
            <text:p>52819</text:p>
          </table:table-cell>
          <table:table-cell table:formula="of:=[.H74]+1" office:value-type="float" office:value="73" calcext:value-type="float">
            <text:p>73</text:p>
          </table:table-cell>
          <table:table-cell table:formula="of:=ROUND([.H75]/255*65535)" office:value-type="float" office:value="18761" calcext:value-type="float">
            <text:p>18761</text:p>
          </table:table-cell>
          <table:table-cell table:formula="of:=ROUND(([.$K$1]*[.G75]+(10-[.$K$1])*[.I75])/10)" office:value-type="float" office:value="47710" calcext:value-type="float">
            <text:p>47710</text:p>
          </table:table-cell>
          <table:table-cell/>
        </table:table-row>
        <table:table-row table:style-name="ro1">
          <table:table-cell office:value-type="float" office:value="0.00338431249983841" calcext:value-type="float">
            <text:p>3,38E-03</text:p>
          </table:table-cell>
          <table:table-cell office:value-type="float" office:value="-0.001232637" calcext:value-type="float">
            <text:p>-1,23E-03</text:p>
          </table:table-cell>
          <table:table-cell table:formula="of:=[.A76]" office:value-type="float" office:value="0.00338431249983841" calcext:value-type="float">
            <text:p>3,38E-03</text:p>
          </table:table-cell>
          <table:table-cell/>
          <table:table-cell table:formula="of:=[.E75]+[.$D$2]" office:value-type="float" office:value="0.993737284377954" calcext:value-type="float">
            <text:p>0,9937372844</text:p>
          </table:table-cell>
          <table:table-cell table:formula="of:==VLOOKUP([.E76];[.$B$2:.$C$1031];2)" office:value-type="float" office:value="0.0403960312498382" calcext:value-type="float">
            <text:p>0,0403960312</text:p>
          </table:table-cell>
          <table:table-cell table:formula="of:=ROUND([.F76]/[.$A$1031]*65535)" office:value-type="float" office:value="52947" calcext:value-type="float">
            <text:p>52947</text:p>
          </table:table-cell>
          <table:table-cell table:formula="of:=[.H75]+1" office:value-type="float" office:value="74" calcext:value-type="float">
            <text:p>74</text:p>
          </table:table-cell>
          <table:table-cell table:formula="of:=ROUND([.H76]/255*65535)" office:value-type="float" office:value="19018" calcext:value-type="float">
            <text:p>19018</text:p>
          </table:table-cell>
          <table:table-cell table:formula="of:=ROUND(([.$K$1]*[.G76]+(10-[.$K$1])*[.I76])/10)" office:value-type="float" office:value="47858" calcext:value-type="float">
            <text:p>47858</text:p>
          </table:table-cell>
          <table:table-cell/>
        </table:table-row>
        <table:table-row table:style-name="ro1">
          <table:table-cell office:value-type="float" office:value="0.00343314062483841" calcext:value-type="float">
            <text:p>3,43E-03</text:p>
          </table:table-cell>
          <table:table-cell office:value-type="float" office:value="-0.001232024" calcext:value-type="float">
            <text:p>-1,23E-03</text:p>
          </table:table-cell>
          <table:table-cell table:formula="of:=[.A77]" office:value-type="float" office:value="0.00343314062483841" calcext:value-type="float">
            <text:p>3,43E-03</text:p>
          </table:table-cell>
          <table:table-cell/>
          <table:table-cell table:formula="of:=[.E76]+[.$D$2]" office:value-type="float" office:value="1.00718316634252" calcext:value-type="float">
            <text:p>1,0071831663</text:p>
          </table:table-cell>
          <table:table-cell table:formula="of:==VLOOKUP([.E77];[.$B$2:.$C$1031];2)" office:value-type="float" office:value="0.0404448593748382" calcext:value-type="float">
            <text:p>0,0404448594</text:p>
          </table:table-cell>
          <table:table-cell table:formula="of:=ROUND([.F77]/[.$A$1031]*65535)" office:value-type="float" office:value="53011" calcext:value-type="float">
            <text:p>53011</text:p>
          </table:table-cell>
          <table:table-cell table:formula="of:=[.H76]+1" office:value-type="float" office:value="75" calcext:value-type="float">
            <text:p>75</text:p>
          </table:table-cell>
          <table:table-cell table:formula="of:=ROUND([.H77]/255*65535)" office:value-type="float" office:value="19275" calcext:value-type="float">
            <text:p>19275</text:p>
          </table:table-cell>
          <table:table-cell table:formula="of:=ROUND(([.$K$1]*[.G77]+(10-[.$K$1])*[.I77])/10)" office:value-type="float" office:value="47951" calcext:value-type="float">
            <text:p>47951</text:p>
          </table:table-cell>
          <table:table-cell/>
        </table:table-row>
        <table:table-row table:style-name="ro1">
          <table:table-cell office:value-type="float" office:value="0.00348196874983841" calcext:value-type="float">
            <text:p>3,48E-03</text:p>
          </table:table-cell>
          <table:table-cell office:value-type="float" office:value="-0.001231403" calcext:value-type="float">
            <text:p>-1,23E-03</text:p>
          </table:table-cell>
          <table:table-cell table:formula="of:=[.A78]" office:value-type="float" office:value="0.00348196874983841" calcext:value-type="float">
            <text:p>3,48E-03</text:p>
          </table:table-cell>
          <table:table-cell/>
          <table:table-cell table:formula="of:=[.E77]+[.$D$2]" office:value-type="float" office:value="1.02062904830709" calcext:value-type="float">
            <text:p>1,0206290483</text:p>
          </table:table-cell>
          <table:table-cell table:formula="of:==VLOOKUP([.E78];[.$B$2:.$C$1031];2)" office:value-type="float" office:value="0.0405425156248382" calcext:value-type="float">
            <text:p>0,0405425156</text:p>
          </table:table-cell>
          <table:table-cell table:formula="of:=ROUND([.F78]/[.$A$1031]*65535)" office:value-type="float" office:value="53139" calcext:value-type="float">
            <text:p>53139</text:p>
          </table:table-cell>
          <table:table-cell table:formula="of:=[.H77]+1" office:value-type="float" office:value="76" calcext:value-type="float">
            <text:p>76</text:p>
          </table:table-cell>
          <table:table-cell table:formula="of:=ROUND([.H78]/255*65535)" office:value-type="float" office:value="19532" calcext:value-type="float">
            <text:p>19532</text:p>
          </table:table-cell>
          <table:table-cell table:formula="of:=ROUND(([.$K$1]*[.G78]+(10-[.$K$1])*[.I78])/10)" office:value-type="float" office:value="48098" calcext:value-type="float">
            <text:p>48098</text:p>
          </table:table-cell>
          <table:table-cell/>
        </table:table-row>
        <table:table-row table:style-name="ro1">
          <table:table-cell office:value-type="float" office:value="0.00353079687483841" calcext:value-type="float">
            <text:p>3,53E-03</text:p>
          </table:table-cell>
          <table:table-cell office:value-type="float" office:value="-0.001230772" calcext:value-type="float">
            <text:p>-1,23E-03</text:p>
          </table:table-cell>
          <table:table-cell table:formula="of:=[.A79]" office:value-type="float" office:value="0.00353079687483841" calcext:value-type="float">
            <text:p>3,53E-03</text:p>
          </table:table-cell>
          <table:table-cell/>
          <table:table-cell table:formula="of:=[.E78]+[.$D$2]" office:value-type="float" office:value="1.03407493027165" calcext:value-type="float">
            <text:p>1,0340749303</text:p>
          </table:table-cell>
          <table:table-cell table:formula="of:==VLOOKUP([.E79];[.$B$2:.$C$1031];2)" office:value-type="float" office:value="0.0405913437498382" calcext:value-type="float">
            <text:p>0,0405913437</text:p>
          </table:table-cell>
          <table:table-cell table:formula="of:=ROUND([.F79]/[.$A$1031]*65535)" office:value-type="float" office:value="53203" calcext:value-type="float">
            <text:p>53203</text:p>
          </table:table-cell>
          <table:table-cell table:formula="of:=[.H78]+1" office:value-type="float" office:value="77" calcext:value-type="float">
            <text:p>77</text:p>
          </table:table-cell>
          <table:table-cell table:formula="of:=ROUND([.H79]/255*65535)" office:value-type="float" office:value="19789" calcext:value-type="float">
            <text:p>19789</text:p>
          </table:table-cell>
          <table:table-cell table:formula="of:=ROUND(([.$K$1]*[.G79]+(10-[.$K$1])*[.I79])/10)" office:value-type="float" office:value="48191" calcext:value-type="float">
            <text:p>48191</text:p>
          </table:table-cell>
          <table:table-cell/>
        </table:table-row>
        <table:table-row table:style-name="ro1">
          <table:table-cell office:value-type="float" office:value="0.00357962499983841" calcext:value-type="float">
            <text:p>3,58E-03</text:p>
          </table:table-cell>
          <table:table-cell office:value-type="float" office:value="-0.001230133" calcext:value-type="float">
            <text:p>-1,23E-03</text:p>
          </table:table-cell>
          <table:table-cell table:formula="of:=[.A80]" office:value-type="float" office:value="0.00357962499983841" calcext:value-type="float">
            <text:p>3,58E-03</text:p>
          </table:table-cell>
          <table:table-cell/>
          <table:table-cell table:formula="of:=[.E79]+[.$D$2]" office:value-type="float" office:value="1.04752081223622" calcext:value-type="float">
            <text:p>1,0475208122</text:p>
          </table:table-cell>
          <table:table-cell table:formula="of:==VLOOKUP([.E80];[.$B$2:.$C$1031];2)" office:value-type="float" office:value="0.0406889999998382" calcext:value-type="float">
            <text:p>0,040689</text:p>
          </table:table-cell>
          <table:table-cell table:formula="of:=ROUND([.F80]/[.$A$1031]*65535)" office:value-type="float" office:value="53331" calcext:value-type="float">
            <text:p>53331</text:p>
          </table:table-cell>
          <table:table-cell table:formula="of:=[.H79]+1" office:value-type="float" office:value="78" calcext:value-type="float">
            <text:p>78</text:p>
          </table:table-cell>
          <table:table-cell table:formula="of:=ROUND([.H80]/255*65535)" office:value-type="float" office:value="20046" calcext:value-type="float">
            <text:p>20046</text:p>
          </table:table-cell>
          <table:table-cell table:formula="of:=ROUND(([.$K$1]*[.G80]+(10-[.$K$1])*[.I80])/10)" office:value-type="float" office:value="48338" calcext:value-type="float">
            <text:p>48338</text:p>
          </table:table-cell>
          <table:table-cell/>
        </table:table-row>
        <table:table-row table:style-name="ro1">
          <table:table-cell office:value-type="float" office:value="0.00362845312483841" calcext:value-type="float">
            <text:p>3,63E-03</text:p>
          </table:table-cell>
          <table:table-cell office:value-type="float" office:value="-0.001229484" calcext:value-type="float">
            <text:p>-1,23E-03</text:p>
          </table:table-cell>
          <table:table-cell table:formula="of:=[.A81]" office:value-type="float" office:value="0.00362845312483841" calcext:value-type="float">
            <text:p>3,63E-03</text:p>
          </table:table-cell>
          <table:table-cell/>
          <table:table-cell table:formula="of:=[.E80]+[.$D$2]" office:value-type="float" office:value="1.06096669420079" calcext:value-type="float">
            <text:p>1,0609666942</text:p>
          </table:table-cell>
          <table:table-cell table:formula="of:==VLOOKUP([.E81];[.$B$2:.$C$1031];2)" office:value-type="float" office:value="0.0407378281248382" calcext:value-type="float">
            <text:p>0,0407378281</text:p>
          </table:table-cell>
          <table:table-cell table:formula="of:=ROUND([.F81]/[.$A$1031]*65535)" office:value-type="float" office:value="53395" calcext:value-type="float">
            <text:p>53395</text:p>
          </table:table-cell>
          <table:table-cell table:formula="of:=[.H80]+1" office:value-type="float" office:value="79" calcext:value-type="float">
            <text:p>79</text:p>
          </table:table-cell>
          <table:table-cell table:formula="of:=ROUND([.H81]/255*65535)" office:value-type="float" office:value="20303" calcext:value-type="float">
            <text:p>20303</text:p>
          </table:table-cell>
          <table:table-cell table:formula="of:=ROUND(([.$K$1]*[.G81]+(10-[.$K$1])*[.I81])/10)" office:value-type="float" office:value="48431" calcext:value-type="float">
            <text:p>48431</text:p>
          </table:table-cell>
          <table:table-cell/>
        </table:table-row>
        <table:table-row table:style-name="ro1">
          <table:table-cell office:value-type="float" office:value="0.00367728124983841" calcext:value-type="float">
            <text:p>3,68E-03</text:p>
          </table:table-cell>
          <table:table-cell office:value-type="float" office:value="-0.001228827" calcext:value-type="float">
            <text:p>-1,23E-03</text:p>
          </table:table-cell>
          <table:table-cell table:formula="of:=[.A82]" office:value-type="float" office:value="0.00367728124983841" calcext:value-type="float">
            <text:p>3,68E-03</text:p>
          </table:table-cell>
          <table:table-cell/>
          <table:table-cell table:formula="of:=[.E81]+[.$D$2]" office:value-type="float" office:value="1.07441257616536" calcext:value-type="float">
            <text:p>1,0744125762</text:p>
          </table:table-cell>
          <table:table-cell table:formula="of:==VLOOKUP([.E82];[.$B$2:.$C$1031];2)" office:value-type="float" office:value="0.0408354843748382" calcext:value-type="float">
            <text:p>0,0408354844</text:p>
          </table:table-cell>
          <table:table-cell table:formula="of:=ROUND([.F82]/[.$A$1031]*65535)" office:value-type="float" office:value="53523" calcext:value-type="float">
            <text:p>53523</text:p>
          </table:table-cell>
          <table:table-cell table:formula="of:=[.H81]+1" office:value-type="float" office:value="80" calcext:value-type="float">
            <text:p>80</text:p>
          </table:table-cell>
          <table:table-cell table:formula="of:=ROUND([.H82]/255*65535)" office:value-type="float" office:value="20560" calcext:value-type="float">
            <text:p>20560</text:p>
          </table:table-cell>
          <table:table-cell table:formula="of:=ROUND(([.$K$1]*[.G82]+(10-[.$K$1])*[.I82])/10)" office:value-type="float" office:value="48579" calcext:value-type="float">
            <text:p>48579</text:p>
          </table:table-cell>
          <table:table-cell/>
        </table:table-row>
        <table:table-row table:style-name="ro1">
          <table:table-cell office:value-type="float" office:value="0.00372610937483841" calcext:value-type="float">
            <text:p>3,73E-03</text:p>
          </table:table-cell>
          <table:table-cell office:value-type="float" office:value="-0.00122816" calcext:value-type="float">
            <text:p>-1,23E-03</text:p>
          </table:table-cell>
          <table:table-cell table:formula="of:=[.A83]" office:value-type="float" office:value="0.00372610937483841" calcext:value-type="float">
            <text:p>3,73E-03</text:p>
          </table:table-cell>
          <table:table-cell/>
          <table:table-cell table:formula="of:=[.E82]+[.$D$2]" office:value-type="float" office:value="1.08785845812992" calcext:value-type="float">
            <text:p>1,0878584581</text:p>
          </table:table-cell>
          <table:table-cell table:formula="of:==VLOOKUP([.E83];[.$B$2:.$C$1031];2)" office:value-type="float" office:value="0.0408843124998382" calcext:value-type="float">
            <text:p>0,0408843125</text:p>
          </table:table-cell>
          <table:table-cell table:formula="of:=ROUND([.F83]/[.$A$1031]*65535)" office:value-type="float" office:value="53587" calcext:value-type="float">
            <text:p>53587</text:p>
          </table:table-cell>
          <table:table-cell table:formula="of:=[.H82]+1" office:value-type="float" office:value="81" calcext:value-type="float">
            <text:p>81</text:p>
          </table:table-cell>
          <table:table-cell table:formula="of:=ROUND([.H83]/255*65535)" office:value-type="float" office:value="20817" calcext:value-type="float">
            <text:p>20817</text:p>
          </table:table-cell>
          <table:table-cell table:formula="of:=ROUND(([.$K$1]*[.G83]+(10-[.$K$1])*[.I83])/10)" office:value-type="float" office:value="48672" calcext:value-type="float">
            <text:p>48672</text:p>
          </table:table-cell>
          <table:table-cell/>
        </table:table-row>
        <table:table-row table:style-name="ro1">
          <table:table-cell office:value-type="float" office:value="0.00377493749983841" calcext:value-type="float">
            <text:p>3,77E-03</text:p>
          </table:table-cell>
          <table:table-cell office:value-type="float" office:value="-0.001227483" calcext:value-type="float">
            <text:p>-1,23E-03</text:p>
          </table:table-cell>
          <table:table-cell table:formula="of:=[.A84]" office:value-type="float" office:value="0.00377493749983841" calcext:value-type="float">
            <text:p>3,77E-03</text:p>
          </table:table-cell>
          <table:table-cell/>
          <table:table-cell table:formula="of:=[.E83]+[.$D$2]" office:value-type="float" office:value="1.10130434009449" calcext:value-type="float">
            <text:p>1,1013043401</text:p>
          </table:table-cell>
          <table:table-cell table:formula="of:==VLOOKUP([.E84];[.$B$2:.$C$1031];2)" office:value-type="float" office:value="0.0409819687498382" calcext:value-type="float">
            <text:p>0,0409819687</text:p>
          </table:table-cell>
          <table:table-cell table:formula="of:=ROUND([.F84]/[.$A$1031]*65535)" office:value-type="float" office:value="53715" calcext:value-type="float">
            <text:p>53715</text:p>
          </table:table-cell>
          <table:table-cell table:formula="of:=[.H83]+1" office:value-type="float" office:value="82" calcext:value-type="float">
            <text:p>82</text:p>
          </table:table-cell>
          <table:table-cell table:formula="of:=ROUND([.H84]/255*65535)" office:value-type="float" office:value="21074" calcext:value-type="float">
            <text:p>21074</text:p>
          </table:table-cell>
          <table:table-cell table:formula="of:=ROUND(([.$K$1]*[.G84]+(10-[.$K$1])*[.I84])/10)" office:value-type="float" office:value="48819" calcext:value-type="float">
            <text:p>48819</text:p>
          </table:table-cell>
          <table:table-cell/>
        </table:table-row>
        <table:table-row table:style-name="ro1">
          <table:table-cell office:value-type="float" office:value="0.00382376562483841" calcext:value-type="float">
            <text:p>3,82E-03</text:p>
          </table:table-cell>
          <table:table-cell office:value-type="float" office:value="-0.001226797" calcext:value-type="float">
            <text:p>-1,23E-03</text:p>
          </table:table-cell>
          <table:table-cell table:formula="of:=[.A85]" office:value-type="float" office:value="0.00382376562483841" calcext:value-type="float">
            <text:p>3,82E-03</text:p>
          </table:table-cell>
          <table:table-cell/>
          <table:table-cell table:formula="of:=[.E84]+[.$D$2]" office:value-type="float" office:value="1.11475022205906" calcext:value-type="float">
            <text:p>1,1147502221</text:p>
          </table:table-cell>
          <table:table-cell table:formula="of:==VLOOKUP([.E85];[.$B$2:.$C$1031];2)" office:value-type="float" office:value="0.0410307968748382" calcext:value-type="float">
            <text:p>0,0410307969</text:p>
          </table:table-cell>
          <table:table-cell table:formula="of:=ROUND([.F85]/[.$A$1031]*65535)" office:value-type="float" office:value="53779" calcext:value-type="float">
            <text:p>53779</text:p>
          </table:table-cell>
          <table:table-cell table:formula="of:=[.H84]+1" office:value-type="float" office:value="83" calcext:value-type="float">
            <text:p>83</text:p>
          </table:table-cell>
          <table:table-cell table:formula="of:=ROUND([.H85]/255*65535)" office:value-type="float" office:value="21331" calcext:value-type="float">
            <text:p>21331</text:p>
          </table:table-cell>
          <table:table-cell table:formula="of:=ROUND(([.$K$1]*[.G85]+(10-[.$K$1])*[.I85])/10)" office:value-type="float" office:value="48912" calcext:value-type="float">
            <text:p>48912</text:p>
          </table:table-cell>
          <table:table-cell/>
        </table:table-row>
        <table:table-row table:style-name="ro1">
          <table:table-cell office:value-type="float" office:value="0.00387259374983841" calcext:value-type="float">
            <text:p>3,87E-03</text:p>
          </table:table-cell>
          <table:table-cell office:value-type="float" office:value="-0.001226102" calcext:value-type="float">
            <text:p>-1,23E-03</text:p>
          </table:table-cell>
          <table:table-cell table:formula="of:=[.A86]" office:value-type="float" office:value="0.00387259374983841" calcext:value-type="float">
            <text:p>3,87E-03</text:p>
          </table:table-cell>
          <table:table-cell/>
          <table:table-cell table:formula="of:=[.E85]+[.$D$2]" office:value-type="float" office:value="1.12819610402362" calcext:value-type="float">
            <text:p>1,128196104</text:p>
          </table:table-cell>
          <table:table-cell table:formula="of:==VLOOKUP([.E86];[.$B$2:.$C$1031];2)" office:value-type="float" office:value="0.0411284531248382" calcext:value-type="float">
            <text:p>0,0411284531</text:p>
          </table:table-cell>
          <table:table-cell table:formula="of:=ROUND([.F86]/[.$A$1031]*65535)" office:value-type="float" office:value="53907" calcext:value-type="float">
            <text:p>53907</text:p>
          </table:table-cell>
          <table:table-cell table:formula="of:=[.H85]+1" office:value-type="float" office:value="84" calcext:value-type="float">
            <text:p>84</text:p>
          </table:table-cell>
          <table:table-cell table:formula="of:=ROUND([.H86]/255*65535)" office:value-type="float" office:value="21588" calcext:value-type="float">
            <text:p>21588</text:p>
          </table:table-cell>
          <table:table-cell table:formula="of:=ROUND(([.$K$1]*[.G86]+(10-[.$K$1])*[.I86])/10)" office:value-type="float" office:value="49059" calcext:value-type="float">
            <text:p>49059</text:p>
          </table:table-cell>
          <table:table-cell/>
        </table:table-row>
        <table:table-row table:style-name="ro1">
          <table:table-cell office:value-type="float" office:value="0.00392142187483841" calcext:value-type="float">
            <text:p>3,92E-03</text:p>
          </table:table-cell>
          <table:table-cell office:value-type="float" office:value="-0.001225397" calcext:value-type="float">
            <text:p>-1,23E-03</text:p>
          </table:table-cell>
          <table:table-cell table:formula="of:=[.A87]" office:value-type="float" office:value="0.00392142187483841" calcext:value-type="float">
            <text:p>3,92E-03</text:p>
          </table:table-cell>
          <table:table-cell/>
          <table:table-cell table:formula="of:=[.E86]+[.$D$2]" office:value-type="float" office:value="1.14164198598819" calcext:value-type="float">
            <text:p>1,141641986</text:p>
          </table:table-cell>
          <table:table-cell table:formula="of:==VLOOKUP([.E87];[.$B$2:.$C$1031];2)" office:value-type="float" office:value="0.0411772812498382" calcext:value-type="float">
            <text:p>0,0411772812</text:p>
          </table:table-cell>
          <table:table-cell table:formula="of:=ROUND([.F87]/[.$A$1031]*65535)" office:value-type="float" office:value="53971" calcext:value-type="float">
            <text:p>53971</text:p>
          </table:table-cell>
          <table:table-cell table:formula="of:=[.H86]+1" office:value-type="float" office:value="85" calcext:value-type="float">
            <text:p>85</text:p>
          </table:table-cell>
          <table:table-cell table:formula="of:=ROUND([.H87]/255*65535)" office:value-type="float" office:value="21845" calcext:value-type="float">
            <text:p>21845</text:p>
          </table:table-cell>
          <table:table-cell table:formula="of:=ROUND(([.$K$1]*[.G87]+(10-[.$K$1])*[.I87])/10)" office:value-type="float" office:value="49152" calcext:value-type="float">
            <text:p>49152</text:p>
          </table:table-cell>
          <table:table-cell/>
        </table:table-row>
        <table:table-row table:style-name="ro1">
          <table:table-cell office:value-type="float" office:value="0.00397024999983841" calcext:value-type="float">
            <text:p>3,97E-03</text:p>
          </table:table-cell>
          <table:table-cell office:value-type="float" office:value="-0.001224681" calcext:value-type="float">
            <text:p>-1,22E-03</text:p>
          </table:table-cell>
          <table:table-cell table:formula="of:=[.A88]" office:value-type="float" office:value="0.00397024999983841" calcext:value-type="float">
            <text:p>3,97E-03</text:p>
          </table:table-cell>
          <table:table-cell/>
          <table:table-cell table:formula="of:=[.E87]+[.$D$2]" office:value-type="float" office:value="1.15508786795276" calcext:value-type="float">
            <text:p>1,155087868</text:p>
          </table:table-cell>
          <table:table-cell table:formula="of:==VLOOKUP([.E88];[.$B$2:.$C$1031];2)" office:value-type="float" office:value="0.0412261093748382" calcext:value-type="float">
            <text:p>0,0412261094</text:p>
          </table:table-cell>
          <table:table-cell table:formula="of:=ROUND([.F88]/[.$A$1031]*65535)" office:value-type="float" office:value="54035" calcext:value-type="float">
            <text:p>54035</text:p>
          </table:table-cell>
          <table:table-cell table:formula="of:=[.H87]+1" office:value-type="float" office:value="86" calcext:value-type="float">
            <text:p>86</text:p>
          </table:table-cell>
          <table:table-cell table:formula="of:=ROUND([.H88]/255*65535)" office:value-type="float" office:value="22102" calcext:value-type="float">
            <text:p>22102</text:p>
          </table:table-cell>
          <table:table-cell table:formula="of:=ROUND(([.$K$1]*[.G88]+(10-[.$K$1])*[.I88])/10)" office:value-type="float" office:value="49245" calcext:value-type="float">
            <text:p>49245</text:p>
          </table:table-cell>
          <table:table-cell/>
        </table:table-row>
        <table:table-row table:style-name="ro1">
          <table:table-cell office:value-type="float" office:value="0.00401907812483841" calcext:value-type="float">
            <text:p>4,02E-03</text:p>
          </table:table-cell>
          <table:table-cell office:value-type="float" office:value="-0.001223956" calcext:value-type="float">
            <text:p>-1,22E-03</text:p>
          </table:table-cell>
          <table:table-cell table:formula="of:=[.A89]" office:value-type="float" office:value="0.00401907812483841" calcext:value-type="float">
            <text:p>4,02E-03</text:p>
          </table:table-cell>
          <table:table-cell/>
          <table:table-cell table:formula="of:=[.E88]+[.$D$2]" office:value-type="float" office:value="1.16853374991732" calcext:value-type="float">
            <text:p>1,1685337499</text:p>
          </table:table-cell>
          <table:table-cell table:formula="of:==VLOOKUP([.E89];[.$B$2:.$C$1031];2)" office:value-type="float" office:value="0.0413237656248382" calcext:value-type="float">
            <text:p>0,0413237656</text:p>
          </table:table-cell>
          <table:table-cell table:formula="of:=ROUND([.F89]/[.$A$1031]*65535)" office:value-type="float" office:value="54163" calcext:value-type="float">
            <text:p>54163</text:p>
          </table:table-cell>
          <table:table-cell table:formula="of:=[.H88]+1" office:value-type="float" office:value="87" calcext:value-type="float">
            <text:p>87</text:p>
          </table:table-cell>
          <table:table-cell table:formula="of:=ROUND([.H89]/255*65535)" office:value-type="float" office:value="22359" calcext:value-type="float">
            <text:p>22359</text:p>
          </table:table-cell>
          <table:table-cell table:formula="of:=ROUND(([.$K$1]*[.G89]+(10-[.$K$1])*[.I89])/10)" office:value-type="float" office:value="49392" calcext:value-type="float">
            <text:p>49392</text:p>
          </table:table-cell>
          <table:table-cell/>
        </table:table-row>
        <table:table-row table:style-name="ro1">
          <table:table-cell office:value-type="float" office:value="0.00406790624983841" calcext:value-type="float">
            <text:p>4,07E-03</text:p>
          </table:table-cell>
          <table:table-cell office:value-type="float" office:value="-0.00122322" calcext:value-type="float">
            <text:p>-1,22E-03</text:p>
          </table:table-cell>
          <table:table-cell table:formula="of:=[.A90]" office:value-type="float" office:value="0.00406790624983841" calcext:value-type="float">
            <text:p>4,07E-03</text:p>
          </table:table-cell>
          <table:table-cell/>
          <table:table-cell table:formula="of:=[.E89]+[.$D$2]" office:value-type="float" office:value="1.18197963188189" calcext:value-type="float">
            <text:p>1,1819796319</text:p>
          </table:table-cell>
          <table:table-cell table:formula="of:==VLOOKUP([.E90];[.$B$2:.$C$1031];2)" office:value-type="float" office:value="0.0413725937498382" calcext:value-type="float">
            <text:p>0,0413725937</text:p>
          </table:table-cell>
          <table:table-cell table:formula="of:=ROUND([.F90]/[.$A$1031]*65535)" office:value-type="float" office:value="54227" calcext:value-type="float">
            <text:p>54227</text:p>
          </table:table-cell>
          <table:table-cell table:formula="of:=[.H89]+1" office:value-type="float" office:value="88" calcext:value-type="float">
            <text:p>88</text:p>
          </table:table-cell>
          <table:table-cell table:formula="of:=ROUND([.H90]/255*65535)" office:value-type="float" office:value="22616" calcext:value-type="float">
            <text:p>22616</text:p>
          </table:table-cell>
          <table:table-cell table:formula="of:=ROUND(([.$K$1]*[.G90]+(10-[.$K$1])*[.I90])/10)" office:value-type="float" office:value="49485" calcext:value-type="float">
            <text:p>49485</text:p>
          </table:table-cell>
          <table:table-cell/>
        </table:table-row>
        <table:table-row table:style-name="ro1">
          <table:table-cell office:value-type="float" office:value="0.00411673437483841" calcext:value-type="float">
            <text:p>4,12E-03</text:p>
          </table:table-cell>
          <table:table-cell office:value-type="float" office:value="-0.001222473" calcext:value-type="float">
            <text:p>-1,22E-03</text:p>
          </table:table-cell>
          <table:table-cell table:formula="of:=[.A91]" office:value-type="float" office:value="0.00411673437483841" calcext:value-type="float">
            <text:p>4,12E-03</text:p>
          </table:table-cell>
          <table:table-cell/>
          <table:table-cell table:formula="of:=[.E90]+[.$D$2]" office:value-type="float" office:value="1.19542551384646" calcext:value-type="float">
            <text:p>1,1954255138</text:p>
          </table:table-cell>
          <table:table-cell table:formula="of:==VLOOKUP([.E91];[.$B$2:.$C$1031];2)" office:value-type="float" office:value="0.0414702499998381" calcext:value-type="float">
            <text:p>0,04147025</text:p>
          </table:table-cell>
          <table:table-cell table:formula="of:=ROUND([.F91]/[.$A$1031]*65535)" office:value-type="float" office:value="54355" calcext:value-type="float">
            <text:p>54355</text:p>
          </table:table-cell>
          <table:table-cell table:formula="of:=[.H90]+1" office:value-type="float" office:value="89" calcext:value-type="float">
            <text:p>89</text:p>
          </table:table-cell>
          <table:table-cell table:formula="of:=ROUND([.H91]/255*65535)" office:value-type="float" office:value="22873" calcext:value-type="float">
            <text:p>22873</text:p>
          </table:table-cell>
          <table:table-cell table:formula="of:=ROUND(([.$K$1]*[.G91]+(10-[.$K$1])*[.I91])/10)" office:value-type="float" office:value="49633" calcext:value-type="float">
            <text:p>49633</text:p>
          </table:table-cell>
          <table:table-cell/>
        </table:table-row>
        <table:table-row table:style-name="ro1">
          <table:table-cell office:value-type="float" office:value="0.00416556249983841" calcext:value-type="float">
            <text:p>4,17E-03</text:p>
          </table:table-cell>
          <table:table-cell office:value-type="float" office:value="-0.001221717" calcext:value-type="float">
            <text:p>-1,22E-03</text:p>
          </table:table-cell>
          <table:table-cell table:formula="of:=[.A92]" office:value-type="float" office:value="0.00416556249983841" calcext:value-type="float">
            <text:p>4,17E-03</text:p>
          </table:table-cell>
          <table:table-cell/>
          <table:table-cell table:formula="of:=[.E91]+[.$D$2]" office:value-type="float" office:value="1.20887139581102" calcext:value-type="float">
            <text:p>1,2088713958</text:p>
          </table:table-cell>
          <table:table-cell table:formula="of:==VLOOKUP([.E92];[.$B$2:.$C$1031];2)" office:value-type="float" office:value="0.0415190781248381" calcext:value-type="float">
            <text:p>0,0415190781</text:p>
          </table:table-cell>
          <table:table-cell table:formula="of:=ROUND([.F92]/[.$A$1031]*65535)" office:value-type="float" office:value="54419" calcext:value-type="float">
            <text:p>54419</text:p>
          </table:table-cell>
          <table:table-cell table:formula="of:=[.H91]+1" office:value-type="float" office:value="90" calcext:value-type="float">
            <text:p>90</text:p>
          </table:table-cell>
          <table:table-cell table:formula="of:=ROUND([.H92]/255*65535)" office:value-type="float" office:value="23130" calcext:value-type="float">
            <text:p>23130</text:p>
          </table:table-cell>
          <table:table-cell table:formula="of:=ROUND(([.$K$1]*[.G92]+(10-[.$K$1])*[.I92])/10)" office:value-type="float" office:value="49726" calcext:value-type="float">
            <text:p>49726</text:p>
          </table:table-cell>
          <table:table-cell/>
        </table:table-row>
        <table:table-row table:style-name="ro1">
          <table:table-cell office:value-type="float" office:value="0.00421439062483841" calcext:value-type="float">
            <text:p>4,21E-03</text:p>
          </table:table-cell>
          <table:table-cell office:value-type="float" office:value="-0.001220949" calcext:value-type="float">
            <text:p>-1,22E-03</text:p>
          </table:table-cell>
          <table:table-cell table:formula="of:=[.A93]" office:value-type="float" office:value="0.00421439062483841" calcext:value-type="float">
            <text:p>4,21E-03</text:p>
          </table:table-cell>
          <table:table-cell/>
          <table:table-cell table:formula="of:=[.E92]+[.$D$2]" office:value-type="float" office:value="1.22231727777559" calcext:value-type="float">
            <text:p>1,2223172778</text:p>
          </table:table-cell>
          <table:table-cell table:formula="of:==VLOOKUP([.E93];[.$B$2:.$C$1031];2)" office:value-type="float" office:value="0.0415679062498381" calcext:value-type="float">
            <text:p>0,0415679062</text:p>
          </table:table-cell>
          <table:table-cell table:formula="of:=ROUND([.F93]/[.$A$1031]*65535)" office:value-type="float" office:value="54483" calcext:value-type="float">
            <text:p>54483</text:p>
          </table:table-cell>
          <table:table-cell table:formula="of:=[.H92]+1" office:value-type="float" office:value="91" calcext:value-type="float">
            <text:p>91</text:p>
          </table:table-cell>
          <table:table-cell table:formula="of:=ROUND([.H93]/255*65535)" office:value-type="float" office:value="23387" calcext:value-type="float">
            <text:p>23387</text:p>
          </table:table-cell>
          <table:table-cell table:formula="of:=ROUND(([.$K$1]*[.G93]+(10-[.$K$1])*[.I93])/10)" office:value-type="float" office:value="49819" calcext:value-type="float">
            <text:p>49819</text:p>
          </table:table-cell>
          <table:table-cell/>
        </table:table-row>
        <table:table-row table:style-name="ro1">
          <table:table-cell office:value-type="float" office:value="0.00426321874983841" calcext:value-type="float">
            <text:p>4,26E-03</text:p>
          </table:table-cell>
          <table:table-cell office:value-type="float" office:value="-0.001220171" calcext:value-type="float">
            <text:p>-1,22E-03</text:p>
          </table:table-cell>
          <table:table-cell table:formula="of:=[.A94]" office:value-type="float" office:value="0.00426321874983841" calcext:value-type="float">
            <text:p>4,26E-03</text:p>
          </table:table-cell>
          <table:table-cell/>
          <table:table-cell table:formula="of:=[.E93]+[.$D$2]" office:value-type="float" office:value="1.23576315974016" calcext:value-type="float">
            <text:p>1,2357631597</text:p>
          </table:table-cell>
          <table:table-cell table:formula="of:==VLOOKUP([.E94];[.$B$2:.$C$1031];2)" office:value-type="float" office:value="0.0416655624998381" calcext:value-type="float">
            <text:p>0,0416655625</text:p>
          </table:table-cell>
          <table:table-cell table:formula="of:=ROUND([.F94]/[.$A$1031]*65535)" office:value-type="float" office:value="54611" calcext:value-type="float">
            <text:p>54611</text:p>
          </table:table-cell>
          <table:table-cell table:formula="of:=[.H93]+1" office:value-type="float" office:value="92" calcext:value-type="float">
            <text:p>92</text:p>
          </table:table-cell>
          <table:table-cell table:formula="of:=ROUND([.H94]/255*65535)" office:value-type="float" office:value="23644" calcext:value-type="float">
            <text:p>23644</text:p>
          </table:table-cell>
          <table:table-cell table:formula="of:=ROUND(([.$K$1]*[.G94]+(10-[.$K$1])*[.I94])/10)" office:value-type="float" office:value="49966" calcext:value-type="float">
            <text:p>49966</text:p>
          </table:table-cell>
          <table:table-cell/>
        </table:table-row>
        <table:table-row table:style-name="ro1">
          <table:table-cell office:value-type="float" office:value="0.00431204687483841" calcext:value-type="float">
            <text:p>4,31E-03</text:p>
          </table:table-cell>
          <table:table-cell office:value-type="float" office:value="-0.001219381" calcext:value-type="float">
            <text:p>-1,22E-03</text:p>
          </table:table-cell>
          <table:table-cell table:formula="of:=[.A95]" office:value-type="float" office:value="0.00431204687483841" calcext:value-type="float">
            <text:p>4,31E-03</text:p>
          </table:table-cell>
          <table:table-cell/>
          <table:table-cell table:formula="of:=[.E94]+[.$D$2]" office:value-type="float" office:value="1.24920904170472" calcext:value-type="float">
            <text:p>1,2492090417</text:p>
          </table:table-cell>
          <table:table-cell table:formula="of:==VLOOKUP([.E95];[.$B$2:.$C$1031];2)" office:value-type="float" office:value="0.0417143906248381" calcext:value-type="float">
            <text:p>0,0417143906</text:p>
          </table:table-cell>
          <table:table-cell table:formula="of:=ROUND([.F95]/[.$A$1031]*65535)" office:value-type="float" office:value="54675" calcext:value-type="float">
            <text:p>54675</text:p>
          </table:table-cell>
          <table:table-cell table:formula="of:=[.H94]+1" office:value-type="float" office:value="93" calcext:value-type="float">
            <text:p>93</text:p>
          </table:table-cell>
          <table:table-cell table:formula="of:=ROUND([.H95]/255*65535)" office:value-type="float" office:value="23901" calcext:value-type="float">
            <text:p>23901</text:p>
          </table:table-cell>
          <table:table-cell table:formula="of:=ROUND(([.$K$1]*[.G95]+(10-[.$K$1])*[.I95])/10)" office:value-type="float" office:value="50059" calcext:value-type="float">
            <text:p>50059</text:p>
          </table:table-cell>
          <table:table-cell/>
        </table:table-row>
        <table:table-row table:style-name="ro1">
          <table:table-cell office:value-type="float" office:value="0.00436087499983841" calcext:value-type="float">
            <text:p>4,36E-03</text:p>
          </table:table-cell>
          <table:table-cell office:value-type="float" office:value="-0.001218581" calcext:value-type="float">
            <text:p>-1,22E-03</text:p>
          </table:table-cell>
          <table:table-cell table:formula="of:=[.A96]" office:value-type="float" office:value="0.00436087499983841" calcext:value-type="float">
            <text:p>4,36E-03</text:p>
          </table:table-cell>
          <table:table-cell/>
          <table:table-cell table:formula="of:=[.E95]+[.$D$2]" office:value-type="float" office:value="1.26265492366929" calcext:value-type="float">
            <text:p>1,2626549237</text:p>
          </table:table-cell>
          <table:table-cell table:formula="of:==VLOOKUP([.E96];[.$B$2:.$C$1031];2)" office:value-type="float" office:value="0.0417632187498381" calcext:value-type="float">
            <text:p>0,0417632187</text:p>
          </table:table-cell>
          <table:table-cell table:formula="of:=ROUND([.F96]/[.$A$1031]*65535)" office:value-type="float" office:value="54739" calcext:value-type="float">
            <text:p>54739</text:p>
          </table:table-cell>
          <table:table-cell table:formula="of:=[.H95]+1" office:value-type="float" office:value="94" calcext:value-type="float">
            <text:p>94</text:p>
          </table:table-cell>
          <table:table-cell table:formula="of:=ROUND([.H96]/255*65535)" office:value-type="float" office:value="24158" calcext:value-type="float">
            <text:p>24158</text:p>
          </table:table-cell>
          <table:table-cell table:formula="of:=ROUND(([.$K$1]*[.G96]+(10-[.$K$1])*[.I96])/10)" office:value-type="float" office:value="50152" calcext:value-type="float">
            <text:p>50152</text:p>
          </table:table-cell>
          <table:table-cell/>
        </table:table-row>
        <table:table-row table:style-name="ro1">
          <table:table-cell office:value-type="float" office:value="0.00440970312483841" calcext:value-type="float">
            <text:p>4,41E-03</text:p>
          </table:table-cell>
          <table:table-cell office:value-type="float" office:value="-0.001217769" calcext:value-type="float">
            <text:p>-1,22E-03</text:p>
          </table:table-cell>
          <table:table-cell table:formula="of:=[.A97]" office:value-type="float" office:value="0.00440970312483841" calcext:value-type="float">
            <text:p>4,41E-03</text:p>
          </table:table-cell>
          <table:table-cell/>
          <table:table-cell table:formula="of:=[.E96]+[.$D$2]" office:value-type="float" office:value="1.27610080563386" calcext:value-type="float">
            <text:p>1,2761008056</text:p>
          </table:table-cell>
          <table:table-cell table:formula="of:==VLOOKUP([.E97];[.$B$2:.$C$1031];2)" office:value-type="float" office:value="0.0418608749998381" calcext:value-type="float">
            <text:p>0,041860875</text:p>
          </table:table-cell>
          <table:table-cell table:formula="of:=ROUND([.F97]/[.$A$1031]*65535)" office:value-type="float" office:value="54867" calcext:value-type="float">
            <text:p>54867</text:p>
          </table:table-cell>
          <table:table-cell table:formula="of:=[.H96]+1" office:value-type="float" office:value="95" calcext:value-type="float">
            <text:p>95</text:p>
          </table:table-cell>
          <table:table-cell table:formula="of:=ROUND([.H97]/255*65535)" office:value-type="float" office:value="24415" calcext:value-type="float">
            <text:p>24415</text:p>
          </table:table-cell>
          <table:table-cell table:formula="of:=ROUND(([.$K$1]*[.G97]+(10-[.$K$1])*[.I97])/10)" office:value-type="float" office:value="50299" calcext:value-type="float">
            <text:p>50299</text:p>
          </table:table-cell>
          <table:table-cell/>
        </table:table-row>
        <table:table-row table:style-name="ro1">
          <table:table-cell office:value-type="float" office:value="0.00445853124983841" calcext:value-type="float">
            <text:p>4,46E-03</text:p>
          </table:table-cell>
          <table:table-cell office:value-type="float" office:value="-0.001216946" calcext:value-type="float">
            <text:p>-1,22E-03</text:p>
          </table:table-cell>
          <table:table-cell table:formula="of:=[.A98]" office:value-type="float" office:value="0.00445853124983841" calcext:value-type="float">
            <text:p>4,46E-03</text:p>
          </table:table-cell>
          <table:table-cell/>
          <table:table-cell table:formula="of:=[.E97]+[.$D$2]" office:value-type="float" office:value="1.28954668759843" calcext:value-type="float">
            <text:p>1,2895466876</text:p>
          </table:table-cell>
          <table:table-cell table:formula="of:==VLOOKUP([.E98];[.$B$2:.$C$1031];2)" office:value-type="float" office:value="0.0419097031248381" calcext:value-type="float">
            <text:p>0,0419097031</text:p>
          </table:table-cell>
          <table:table-cell table:formula="of:=ROUND([.F98]/[.$A$1031]*65535)" office:value-type="float" office:value="54931" calcext:value-type="float">
            <text:p>54931</text:p>
          </table:table-cell>
          <table:table-cell table:formula="of:=[.H97]+1" office:value-type="float" office:value="96" calcext:value-type="float">
            <text:p>96</text:p>
          </table:table-cell>
          <table:table-cell table:formula="of:=ROUND([.H98]/255*65535)" office:value-type="float" office:value="24672" calcext:value-type="float">
            <text:p>24672</text:p>
          </table:table-cell>
          <table:table-cell table:formula="of:=ROUND(([.$K$1]*[.G98]+(10-[.$K$1])*[.I98])/10)" office:value-type="float" office:value="50392" calcext:value-type="float">
            <text:p>50392</text:p>
          </table:table-cell>
          <table:table-cell/>
        </table:table-row>
        <table:table-row table:style-name="ro1">
          <table:table-cell office:value-type="float" office:value="0.00450735937483841" calcext:value-type="float">
            <text:p>4,51E-03</text:p>
          </table:table-cell>
          <table:table-cell office:value-type="float" office:value="-0.001216111" calcext:value-type="float">
            <text:p>-1,22E-03</text:p>
          </table:table-cell>
          <table:table-cell table:formula="of:=[.A99]" office:value-type="float" office:value="0.00450735937483841" calcext:value-type="float">
            <text:p>4,51E-03</text:p>
          </table:table-cell>
          <table:table-cell/>
          <table:table-cell table:formula="of:=[.E98]+[.$D$2]" office:value-type="float" office:value="1.30299256956299" calcext:value-type="float">
            <text:p>1,3029925696</text:p>
          </table:table-cell>
          <table:table-cell table:formula="of:==VLOOKUP([.E99];[.$B$2:.$C$1031];2)" office:value-type="float" office:value="0.0420073593748381" calcext:value-type="float">
            <text:p>0,0420073594</text:p>
          </table:table-cell>
          <table:table-cell table:formula="of:=ROUND([.F99]/[.$A$1031]*65535)" office:value-type="float" office:value="55059" calcext:value-type="float">
            <text:p>55059</text:p>
          </table:table-cell>
          <table:table-cell table:formula="of:=[.H98]+1" office:value-type="float" office:value="97" calcext:value-type="float">
            <text:p>97</text:p>
          </table:table-cell>
          <table:table-cell table:formula="of:=ROUND([.H99]/255*65535)" office:value-type="float" office:value="24929" calcext:value-type="float">
            <text:p>24929</text:p>
          </table:table-cell>
          <table:table-cell table:formula="of:=ROUND(([.$K$1]*[.G99]+(10-[.$K$1])*[.I99])/10)" office:value-type="float" office:value="50540" calcext:value-type="float">
            <text:p>50540</text:p>
          </table:table-cell>
          <table:table-cell/>
        </table:table-row>
        <table:table-row table:style-name="ro1">
          <table:table-cell office:value-type="float" office:value="0.00455618749983841" calcext:value-type="float">
            <text:p>4,56E-03</text:p>
          </table:table-cell>
          <table:table-cell office:value-type="float" office:value="-0.001215264" calcext:value-type="float">
            <text:p>-1,22E-03</text:p>
          </table:table-cell>
          <table:table-cell table:formula="of:=[.A100]" office:value-type="float" office:value="0.00455618749983841" calcext:value-type="float">
            <text:p>4,56E-03</text:p>
          </table:table-cell>
          <table:table-cell/>
          <table:table-cell table:formula="of:=[.E99]+[.$D$2]" office:value-type="float" office:value="1.31643845152756" calcext:value-type="float">
            <text:p>1,3164384515</text:p>
          </table:table-cell>
          <table:table-cell table:formula="of:==VLOOKUP([.E100];[.$B$2:.$C$1031];2)" office:value-type="float" office:value="0.0420561874998381" calcext:value-type="float">
            <text:p>0,0420561875</text:p>
          </table:table-cell>
          <table:table-cell table:formula="of:=ROUND([.F100]/[.$A$1031]*65535)" office:value-type="float" office:value="55123" calcext:value-type="float">
            <text:p>55123</text:p>
          </table:table-cell>
          <table:table-cell table:formula="of:=[.H99]+1" office:value-type="float" office:value="98" calcext:value-type="float">
            <text:p>98</text:p>
          </table:table-cell>
          <table:table-cell table:formula="of:=ROUND([.H100]/255*65535)" office:value-type="float" office:value="25186" calcext:value-type="float">
            <text:p>25186</text:p>
          </table:table-cell>
          <table:table-cell table:formula="of:=ROUND(([.$K$1]*[.G100]+(10-[.$K$1])*[.I100])/10)" office:value-type="float" office:value="50632" calcext:value-type="float">
            <text:p>50632</text:p>
          </table:table-cell>
          <table:table-cell/>
        </table:table-row>
        <table:table-row table:style-name="ro1">
          <table:table-cell office:value-type="float" office:value="0.00460501562483841" calcext:value-type="float">
            <text:p>4,61E-03</text:p>
          </table:table-cell>
          <table:table-cell office:value-type="float" office:value="-0.001214405" calcext:value-type="float">
            <text:p>-1,21E-03</text:p>
          </table:table-cell>
          <table:table-cell table:formula="of:=[.A101]" office:value-type="float" office:value="0.00460501562483841" calcext:value-type="float">
            <text:p>4,61E-03</text:p>
          </table:table-cell>
          <table:table-cell/>
          <table:table-cell table:formula="of:=[.E100]+[.$D$2]" office:value-type="float" office:value="1.32988433349213" calcext:value-type="float">
            <text:p>1,3298843335</text:p>
          </table:table-cell>
          <table:table-cell table:formula="of:==VLOOKUP([.E101];[.$B$2:.$C$1031];2)" office:value-type="float" office:value="0.0421050156248381" calcext:value-type="float">
            <text:p>0,0421050156</text:p>
          </table:table-cell>
          <table:table-cell table:formula="of:=ROUND([.F101]/[.$A$1031]*65535)" office:value-type="float" office:value="55187" calcext:value-type="float">
            <text:p>55187</text:p>
          </table:table-cell>
          <table:table-cell table:formula="of:=[.H100]+1" office:value-type="float" office:value="99" calcext:value-type="float">
            <text:p>99</text:p>
          </table:table-cell>
          <table:table-cell table:formula="of:=ROUND([.H101]/255*65535)" office:value-type="float" office:value="25443" calcext:value-type="float">
            <text:p>25443</text:p>
          </table:table-cell>
          <table:table-cell table:formula="of:=ROUND(([.$K$1]*[.G101]+(10-[.$K$1])*[.I101])/10)" office:value-type="float" office:value="50725" calcext:value-type="float">
            <text:p>50725</text:p>
          </table:table-cell>
          <table:table-cell/>
        </table:table-row>
        <table:table-row table:style-name="ro1">
          <table:table-cell office:value-type="float" office:value="0.00465384374983841" calcext:value-type="float">
            <text:p>4,65E-03</text:p>
          </table:table-cell>
          <table:table-cell office:value-type="float" office:value="-0.001213534" calcext:value-type="float">
            <text:p>-1,21E-03</text:p>
          </table:table-cell>
          <table:table-cell table:formula="of:=[.A102]" office:value-type="float" office:value="0.00465384374983841" calcext:value-type="float">
            <text:p>4,65E-03</text:p>
          </table:table-cell>
          <table:table-cell/>
          <table:table-cell table:formula="of:=[.E101]+[.$D$2]" office:value-type="float" office:value="1.34333021545669" calcext:value-type="float">
            <text:p>1,3433302155</text:p>
          </table:table-cell>
          <table:table-cell table:formula="of:==VLOOKUP([.E102];[.$B$2:.$C$1031];2)" office:value-type="float" office:value="0.0421538437498381" calcext:value-type="float">
            <text:p>0,0421538437</text:p>
          </table:table-cell>
          <table:table-cell table:formula="of:=ROUND([.F102]/[.$A$1031]*65535)" office:value-type="float" office:value="55251" calcext:value-type="float">
            <text:p>55251</text:p>
          </table:table-cell>
          <table:table-cell table:formula="of:=[.H101]+1" office:value-type="float" office:value="100" calcext:value-type="float">
            <text:p>100</text:p>
          </table:table-cell>
          <table:table-cell table:formula="of:=ROUND([.H102]/255*65535)" office:value-type="float" office:value="25700" calcext:value-type="float">
            <text:p>25700</text:p>
          </table:table-cell>
          <table:table-cell table:formula="of:=ROUND(([.$K$1]*[.G102]+(10-[.$K$1])*[.I102])/10)" office:value-type="float" office:value="50818" calcext:value-type="float">
            <text:p>50818</text:p>
          </table:table-cell>
          <table:table-cell/>
        </table:table-row>
        <table:table-row table:style-name="ro1">
          <table:table-cell office:value-type="float" office:value="0.00470267187483841" calcext:value-type="float">
            <text:p>4,70E-03</text:p>
          </table:table-cell>
          <table:table-cell office:value-type="float" office:value="-0.001212651" calcext:value-type="float">
            <text:p>-1,21E-03</text:p>
          </table:table-cell>
          <table:table-cell table:formula="of:=[.A103]" office:value-type="float" office:value="0.00470267187483841" calcext:value-type="float">
            <text:p>4,70E-03</text:p>
          </table:table-cell>
          <table:table-cell/>
          <table:table-cell table:formula="of:=[.E102]+[.$D$2]" office:value-type="float" office:value="1.35677609742126" calcext:value-type="float">
            <text:p>1,3567760974</text:p>
          </table:table-cell>
          <table:table-cell table:formula="of:==VLOOKUP([.E103];[.$B$2:.$C$1031];2)" office:value-type="float" office:value="0.0422514999998381" calcext:value-type="float">
            <text:p>0,0422515</text:p>
          </table:table-cell>
          <table:table-cell table:formula="of:=ROUND([.F103]/[.$A$1031]*65535)" office:value-type="float" office:value="55379" calcext:value-type="float">
            <text:p>55379</text:p>
          </table:table-cell>
          <table:table-cell table:formula="of:=[.H102]+1" office:value-type="float" office:value="101" calcext:value-type="float">
            <text:p>101</text:p>
          </table:table-cell>
          <table:table-cell table:formula="of:=ROUND([.H103]/255*65535)" office:value-type="float" office:value="25957" calcext:value-type="float">
            <text:p>25957</text:p>
          </table:table-cell>
          <table:table-cell table:formula="of:=ROUND(([.$K$1]*[.G103]+(10-[.$K$1])*[.I103])/10)" office:value-type="float" office:value="50966" calcext:value-type="float">
            <text:p>50966</text:p>
          </table:table-cell>
          <table:table-cell/>
        </table:table-row>
        <table:table-row table:style-name="ro1">
          <table:table-cell office:value-type="float" office:value="0.00475149999983841" calcext:value-type="float">
            <text:p>4,75E-03</text:p>
          </table:table-cell>
          <table:table-cell office:value-type="float" office:value="-0.001211755" calcext:value-type="float">
            <text:p>-1,21E-03</text:p>
          </table:table-cell>
          <table:table-cell table:formula="of:=[.A104]" office:value-type="float" office:value="0.00475149999983841" calcext:value-type="float">
            <text:p>4,75E-03</text:p>
          </table:table-cell>
          <table:table-cell/>
          <table:table-cell table:formula="of:=[.E103]+[.$D$2]" office:value-type="float" office:value="1.37022197938583" calcext:value-type="float">
            <text:p>1,3702219794</text:p>
          </table:table-cell>
          <table:table-cell table:formula="of:==VLOOKUP([.E104];[.$B$2:.$C$1031];2)" office:value-type="float" office:value="0.0423003281248381" calcext:value-type="float">
            <text:p>0,0423003281</text:p>
          </table:table-cell>
          <table:table-cell table:formula="of:=ROUND([.F104]/[.$A$1031]*65535)" office:value-type="float" office:value="55443" calcext:value-type="float">
            <text:p>55443</text:p>
          </table:table-cell>
          <table:table-cell table:formula="of:=[.H103]+1" office:value-type="float" office:value="102" calcext:value-type="float">
            <text:p>102</text:p>
          </table:table-cell>
          <table:table-cell table:formula="of:=ROUND([.H104]/255*65535)" office:value-type="float" office:value="26214" calcext:value-type="float">
            <text:p>26214</text:p>
          </table:table-cell>
          <table:table-cell table:formula="of:=ROUND(([.$K$1]*[.G104]+(10-[.$K$1])*[.I104])/10)" office:value-type="float" office:value="51059" calcext:value-type="float">
            <text:p>51059</text:p>
          </table:table-cell>
          <table:table-cell/>
        </table:table-row>
        <table:table-row table:style-name="ro1">
          <table:table-cell office:value-type="float" office:value="0.00480032812483841" calcext:value-type="float">
            <text:p>4,80E-03</text:p>
          </table:table-cell>
          <table:table-cell office:value-type="float" office:value="-0.001210847" calcext:value-type="float">
            <text:p>-1,21E-03</text:p>
          </table:table-cell>
          <table:table-cell table:formula="of:=[.A105]" office:value-type="float" office:value="0.00480032812483841" calcext:value-type="float">
            <text:p>4,80E-03</text:p>
          </table:table-cell>
          <table:table-cell/>
          <table:table-cell table:formula="of:=[.E104]+[.$D$2]" office:value-type="float" office:value="1.38366786135039" calcext:value-type="float">
            <text:p>1,3836678614</text:p>
          </table:table-cell>
          <table:table-cell table:formula="of:==VLOOKUP([.E105];[.$B$2:.$C$1031];2)" office:value-type="float" office:value="0.0423491562498381" calcext:value-type="float">
            <text:p>0,0423491562</text:p>
          </table:table-cell>
          <table:table-cell table:formula="of:=ROUND([.F105]/[.$A$1031]*65535)" office:value-type="float" office:value="55507" calcext:value-type="float">
            <text:p>55507</text:p>
          </table:table-cell>
          <table:table-cell table:formula="of:=[.H104]+1" office:value-type="float" office:value="103" calcext:value-type="float">
            <text:p>103</text:p>
          </table:table-cell>
          <table:table-cell table:formula="of:=ROUND([.H105]/255*65535)" office:value-type="float" office:value="26471" calcext:value-type="float">
            <text:p>26471</text:p>
          </table:table-cell>
          <table:table-cell table:formula="of:=ROUND(([.$K$1]*[.G105]+(10-[.$K$1])*[.I105])/10)" office:value-type="float" office:value="51152" calcext:value-type="float">
            <text:p>51152</text:p>
          </table:table-cell>
          <table:table-cell/>
        </table:table-row>
        <table:table-row table:style-name="ro1">
          <table:table-cell office:value-type="float" office:value="0.00484915624983841" calcext:value-type="float">
            <text:p>4,85E-03</text:p>
          </table:table-cell>
          <table:table-cell office:value-type="float" office:value="-0.001209926" calcext:value-type="float">
            <text:p>-1,21E-03</text:p>
          </table:table-cell>
          <table:table-cell table:formula="of:=[.A106]" office:value-type="float" office:value="0.00484915624983841" calcext:value-type="float">
            <text:p>4,85E-03</text:p>
          </table:table-cell>
          <table:table-cell/>
          <table:table-cell table:formula="of:=[.E105]+[.$D$2]" office:value-type="float" office:value="1.39711374331496" calcext:value-type="float">
            <text:p>1,3971137433</text:p>
          </table:table-cell>
          <table:table-cell table:formula="of:==VLOOKUP([.E106];[.$B$2:.$C$1031];2)" office:value-type="float" office:value="0.0424468124998381" calcext:value-type="float">
            <text:p>0,0424468125</text:p>
          </table:table-cell>
          <table:table-cell table:formula="of:=ROUND([.F106]/[.$A$1031]*65535)" office:value-type="float" office:value="55635" calcext:value-type="float">
            <text:p>55635</text:p>
          </table:table-cell>
          <table:table-cell table:formula="of:=[.H105]+1" office:value-type="float" office:value="104" calcext:value-type="float">
            <text:p>104</text:p>
          </table:table-cell>
          <table:table-cell table:formula="of:=ROUND([.H106]/255*65535)" office:value-type="float" office:value="26728" calcext:value-type="float">
            <text:p>26728</text:p>
          </table:table-cell>
          <table:table-cell table:formula="of:=ROUND(([.$K$1]*[.G106]+(10-[.$K$1])*[.I106])/10)" office:value-type="float" office:value="51299" calcext:value-type="float">
            <text:p>51299</text:p>
          </table:table-cell>
          <table:table-cell/>
        </table:table-row>
        <table:table-row table:style-name="ro1">
          <table:table-cell office:value-type="float" office:value="0.00489798437483841" calcext:value-type="float">
            <text:p>4,90E-03</text:p>
          </table:table-cell>
          <table:table-cell office:value-type="float" office:value="-0.001208991" calcext:value-type="float">
            <text:p>-1,21E-03</text:p>
          </table:table-cell>
          <table:table-cell table:formula="of:=[.A107]" office:value-type="float" office:value="0.00489798437483841" calcext:value-type="float">
            <text:p>4,90E-03</text:p>
          </table:table-cell>
          <table:table-cell/>
          <table:table-cell table:formula="of:=[.E106]+[.$D$2]" office:value-type="float" office:value="1.41055962527953" calcext:value-type="float">
            <text:p>1,4105596253</text:p>
          </table:table-cell>
          <table:table-cell table:formula="of:==VLOOKUP([.E107];[.$B$2:.$C$1031];2)" office:value-type="float" office:value="0.0424956406248381" calcext:value-type="float">
            <text:p>0,0424956406</text:p>
          </table:table-cell>
          <table:table-cell table:formula="of:=ROUND([.F107]/[.$A$1031]*65535)" office:value-type="float" office:value="55699" calcext:value-type="float">
            <text:p>55699</text:p>
          </table:table-cell>
          <table:table-cell table:formula="of:=[.H106]+1" office:value-type="float" office:value="105" calcext:value-type="float">
            <text:p>105</text:p>
          </table:table-cell>
          <table:table-cell table:formula="of:=ROUND([.H107]/255*65535)" office:value-type="float" office:value="26985" calcext:value-type="float">
            <text:p>26985</text:p>
          </table:table-cell>
          <table:table-cell table:formula="of:=ROUND(([.$K$1]*[.G107]+(10-[.$K$1])*[.I107])/10)" office:value-type="float" office:value="51392" calcext:value-type="float">
            <text:p>51392</text:p>
          </table:table-cell>
          <table:table-cell/>
        </table:table-row>
        <table:table-row table:style-name="ro1">
          <table:table-cell office:value-type="float" office:value="0.00494681249983841" calcext:value-type="float">
            <text:p>4,95E-03</text:p>
          </table:table-cell>
          <table:table-cell office:value-type="float" office:value="-0.001208044" calcext:value-type="float">
            <text:p>-1,21E-03</text:p>
          </table:table-cell>
          <table:table-cell table:formula="of:=[.A108]" office:value-type="float" office:value="0.00494681249983841" calcext:value-type="float">
            <text:p>4,95E-03</text:p>
          </table:table-cell>
          <table:table-cell/>
          <table:table-cell table:formula="of:=[.E107]+[.$D$2]" office:value-type="float" office:value="1.42400550724409" calcext:value-type="float">
            <text:p>1,4240055072</text:p>
          </table:table-cell>
          <table:table-cell table:formula="of:==VLOOKUP([.E108];[.$B$2:.$C$1031];2)" office:value-type="float" office:value="0.0425444687498381" calcext:value-type="float">
            <text:p>0,0425444687</text:p>
          </table:table-cell>
          <table:table-cell table:formula="of:=ROUND([.F108]/[.$A$1031]*65535)" office:value-type="float" office:value="55763" calcext:value-type="float">
            <text:p>55763</text:p>
          </table:table-cell>
          <table:table-cell table:formula="of:=[.H107]+1" office:value-type="float" office:value="106" calcext:value-type="float">
            <text:p>106</text:p>
          </table:table-cell>
          <table:table-cell table:formula="of:=ROUND([.H108]/255*65535)" office:value-type="float" office:value="27242" calcext:value-type="float">
            <text:p>27242</text:p>
          </table:table-cell>
          <table:table-cell table:formula="of:=ROUND(([.$K$1]*[.G108]+(10-[.$K$1])*[.I108])/10)" office:value-type="float" office:value="51485" calcext:value-type="float">
            <text:p>51485</text:p>
          </table:table-cell>
          <table:table-cell/>
        </table:table-row>
        <table:table-row table:style-name="ro1">
          <table:table-cell office:value-type="float" office:value="0.00499564062483841" calcext:value-type="float">
            <text:p>5,00E-03</text:p>
          </table:table-cell>
          <table:table-cell office:value-type="float" office:value="-0.001207083" calcext:value-type="float">
            <text:p>-1,21E-03</text:p>
          </table:table-cell>
          <table:table-cell table:formula="of:=[.A109]" office:value-type="float" office:value="0.00499564062483841" calcext:value-type="float">
            <text:p>5,00E-03</text:p>
          </table:table-cell>
          <table:table-cell/>
          <table:table-cell table:formula="of:=[.E108]+[.$D$2]" office:value-type="float" office:value="1.43745138920866" calcext:value-type="float">
            <text:p>1,4374513892</text:p>
          </table:table-cell>
          <table:table-cell table:formula="of:==VLOOKUP([.E109];[.$B$2:.$C$1031];2)" office:value-type="float" office:value="0.0425932968748381" calcext:value-type="float">
            <text:p>0,0425932969</text:p>
          </table:table-cell>
          <table:table-cell table:formula="of:=ROUND([.F109]/[.$A$1031]*65535)" office:value-type="float" office:value="55827" calcext:value-type="float">
            <text:p>55827</text:p>
          </table:table-cell>
          <table:table-cell table:formula="of:=[.H108]+1" office:value-type="float" office:value="107" calcext:value-type="float">
            <text:p>107</text:p>
          </table:table-cell>
          <table:table-cell table:formula="of:=ROUND([.H109]/255*65535)" office:value-type="float" office:value="27499" calcext:value-type="float">
            <text:p>27499</text:p>
          </table:table-cell>
          <table:table-cell table:formula="of:=ROUND(([.$K$1]*[.G109]+(10-[.$K$1])*[.I109])/10)" office:value-type="float" office:value="51578" calcext:value-type="float">
            <text:p>51578</text:p>
          </table:table-cell>
          <table:table-cell/>
        </table:table-row>
        <table:table-row table:style-name="ro1">
          <table:table-cell office:value-type="float" office:value="0.00504446874983841" calcext:value-type="float">
            <text:p>5,04E-03</text:p>
          </table:table-cell>
          <table:table-cell office:value-type="float" office:value="-0.001206108" calcext:value-type="float">
            <text:p>-1,21E-03</text:p>
          </table:table-cell>
          <table:table-cell table:formula="of:=[.A110]" office:value-type="float" office:value="0.00504446874983841" calcext:value-type="float">
            <text:p>5,04E-03</text:p>
          </table:table-cell>
          <table:table-cell/>
          <table:table-cell table:formula="of:=[.E109]+[.$D$2]" office:value-type="float" office:value="1.45089727117323" calcext:value-type="float">
            <text:p>1,4508972712</text:p>
          </table:table-cell>
          <table:table-cell table:formula="of:==VLOOKUP([.E110];[.$B$2:.$C$1031];2)" office:value-type="float" office:value="0.0426909531248381" calcext:value-type="float">
            <text:p>0,0426909531</text:p>
          </table:table-cell>
          <table:table-cell table:formula="of:=ROUND([.F110]/[.$A$1031]*65535)" office:value-type="float" office:value="55955" calcext:value-type="float">
            <text:p>55955</text:p>
          </table:table-cell>
          <table:table-cell table:formula="of:=[.H109]+1" office:value-type="float" office:value="108" calcext:value-type="float">
            <text:p>108</text:p>
          </table:table-cell>
          <table:table-cell table:formula="of:=ROUND([.H110]/255*65535)" office:value-type="float" office:value="27756" calcext:value-type="float">
            <text:p>27756</text:p>
          </table:table-cell>
          <table:table-cell table:formula="of:=ROUND(([.$K$1]*[.G110]+(10-[.$K$1])*[.I110])/10)" office:value-type="float" office:value="51725" calcext:value-type="float">
            <text:p>51725</text:p>
          </table:table-cell>
          <table:table-cell/>
        </table:table-row>
        <table:table-row table:style-name="ro1">
          <table:table-cell office:value-type="float" office:value="0.00509329687483841" calcext:value-type="float">
            <text:p>5,09E-03</text:p>
          </table:table-cell>
          <table:table-cell office:value-type="float" office:value="-0.00120512" calcext:value-type="float">
            <text:p>-1,21E-03</text:p>
          </table:table-cell>
          <table:table-cell table:formula="of:=[.A111]" office:value-type="float" office:value="0.00509329687483841" calcext:value-type="float">
            <text:p>5,09E-03</text:p>
          </table:table-cell>
          <table:table-cell/>
          <table:table-cell table:formula="of:=[.E110]+[.$D$2]" office:value-type="float" office:value="1.46434315313779" calcext:value-type="float">
            <text:p>1,4643431531</text:p>
          </table:table-cell>
          <table:table-cell table:formula="of:==VLOOKUP([.E111];[.$B$2:.$C$1031];2)" office:value-type="float" office:value="0.0427397812498381" calcext:value-type="float">
            <text:p>0,0427397812</text:p>
          </table:table-cell>
          <table:table-cell table:formula="of:=ROUND([.F111]/[.$A$1031]*65535)" office:value-type="float" office:value="56019" calcext:value-type="float">
            <text:p>56019</text:p>
          </table:table-cell>
          <table:table-cell table:formula="of:=[.H110]+1" office:value-type="float" office:value="109" calcext:value-type="float">
            <text:p>109</text:p>
          </table:table-cell>
          <table:table-cell table:formula="of:=ROUND([.H111]/255*65535)" office:value-type="float" office:value="28013" calcext:value-type="float">
            <text:p>28013</text:p>
          </table:table-cell>
          <table:table-cell table:formula="of:=ROUND(([.$K$1]*[.G111]+(10-[.$K$1])*[.I111])/10)" office:value-type="float" office:value="51818" calcext:value-type="float">
            <text:p>51818</text:p>
          </table:table-cell>
          <table:table-cell/>
        </table:table-row>
        <table:table-row table:style-name="ro1">
          <table:table-cell office:value-type="float" office:value="0.00514212499983841" calcext:value-type="float">
            <text:p>5,14E-03</text:p>
          </table:table-cell>
          <table:table-cell office:value-type="float" office:value="-0.001204118" calcext:value-type="float">
            <text:p>-1,20E-03</text:p>
          </table:table-cell>
          <table:table-cell table:formula="of:=[.A112]" office:value-type="float" office:value="0.00514212499983841" calcext:value-type="float">
            <text:p>5,14E-03</text:p>
          </table:table-cell>
          <table:table-cell/>
          <table:table-cell table:formula="of:=[.E111]+[.$D$2]" office:value-type="float" office:value="1.47778903510236" calcext:value-type="float">
            <text:p>1,4777890351</text:p>
          </table:table-cell>
          <table:table-cell table:formula="of:==VLOOKUP([.E112];[.$B$2:.$C$1031];2)" office:value-type="float" office:value="0.0427886093748381" calcext:value-type="float">
            <text:p>0,0427886094</text:p>
          </table:table-cell>
          <table:table-cell table:formula="of:=ROUND([.F112]/[.$A$1031]*65535)" office:value-type="float" office:value="56083" calcext:value-type="float">
            <text:p>56083</text:p>
          </table:table-cell>
          <table:table-cell table:formula="of:=[.H111]+1" office:value-type="float" office:value="110" calcext:value-type="float">
            <text:p>110</text:p>
          </table:table-cell>
          <table:table-cell table:formula="of:=ROUND([.H112]/255*65535)" office:value-type="float" office:value="28270" calcext:value-type="float">
            <text:p>28270</text:p>
          </table:table-cell>
          <table:table-cell table:formula="of:=ROUND(([.$K$1]*[.G112]+(10-[.$K$1])*[.I112])/10)" office:value-type="float" office:value="51911" calcext:value-type="float">
            <text:p>51911</text:p>
          </table:table-cell>
          <table:table-cell/>
        </table:table-row>
        <table:table-row table:style-name="ro1">
          <table:table-cell office:value-type="float" office:value="0.00519095312483841" calcext:value-type="float">
            <text:p>5,19E-03</text:p>
          </table:table-cell>
          <table:table-cell office:value-type="float" office:value="-0.001203101" calcext:value-type="float">
            <text:p>-1,20E-03</text:p>
          </table:table-cell>
          <table:table-cell table:formula="of:=[.A113]" office:value-type="float" office:value="0.00519095312483841" calcext:value-type="float">
            <text:p>5,19E-03</text:p>
          </table:table-cell>
          <table:table-cell/>
          <table:table-cell table:formula="of:=[.E112]+[.$D$2]" office:value-type="float" office:value="1.49123491706693" calcext:value-type="float">
            <text:p>1,4912349171</text:p>
          </table:table-cell>
          <table:table-cell table:formula="of:==VLOOKUP([.E113];[.$B$2:.$C$1031];2)" office:value-type="float" office:value="0.0428374374998381" calcext:value-type="float">
            <text:p>0,0428374375</text:p>
          </table:table-cell>
          <table:table-cell table:formula="of:=ROUND([.F113]/[.$A$1031]*65535)" office:value-type="float" office:value="56147" calcext:value-type="float">
            <text:p>56147</text:p>
          </table:table-cell>
          <table:table-cell table:formula="of:=[.H112]+1" office:value-type="float" office:value="111" calcext:value-type="float">
            <text:p>111</text:p>
          </table:table-cell>
          <table:table-cell table:formula="of:=ROUND([.H113]/255*65535)" office:value-type="float" office:value="28527" calcext:value-type="float">
            <text:p>28527</text:p>
          </table:table-cell>
          <table:table-cell table:formula="of:=ROUND(([.$K$1]*[.G113]+(10-[.$K$1])*[.I113])/10)" office:value-type="float" office:value="52004" calcext:value-type="float">
            <text:p>52004</text:p>
          </table:table-cell>
          <table:table-cell/>
        </table:table-row>
        <table:table-row table:style-name="ro1">
          <table:table-cell office:value-type="float" office:value="0.00523978124983841" calcext:value-type="float">
            <text:p>5,24E-03</text:p>
          </table:table-cell>
          <table:table-cell office:value-type="float" office:value="-0.001202071" calcext:value-type="float">
            <text:p>-1,20E-03</text:p>
          </table:table-cell>
          <table:table-cell table:formula="of:=[.A114]" office:value-type="float" office:value="0.00523978124983841" calcext:value-type="float">
            <text:p>5,24E-03</text:p>
          </table:table-cell>
          <table:table-cell/>
          <table:table-cell table:formula="of:=[.E113]+[.$D$2]" office:value-type="float" office:value="1.5046807990315" calcext:value-type="float">
            <text:p>1,504680799</text:p>
          </table:table-cell>
          <table:table-cell table:formula="of:==VLOOKUP([.E114];[.$B$2:.$C$1031];2)" office:value-type="float" office:value="0.0429350937498381" calcext:value-type="float">
            <text:p>0,0429350937</text:p>
          </table:table-cell>
          <table:table-cell table:formula="of:=ROUND([.F114]/[.$A$1031]*65535)" office:value-type="float" office:value="56275" calcext:value-type="float">
            <text:p>56275</text:p>
          </table:table-cell>
          <table:table-cell table:formula="of:=[.H113]+1" office:value-type="float" office:value="112" calcext:value-type="float">
            <text:p>112</text:p>
          </table:table-cell>
          <table:table-cell table:formula="of:=ROUND([.H114]/255*65535)" office:value-type="float" office:value="28784" calcext:value-type="float">
            <text:p>28784</text:p>
          </table:table-cell>
          <table:table-cell table:formula="of:=ROUND(([.$K$1]*[.G114]+(10-[.$K$1])*[.I114])/10)" office:value-type="float" office:value="52151" calcext:value-type="float">
            <text:p>52151</text:p>
          </table:table-cell>
          <table:table-cell/>
        </table:table-row>
        <table:table-row table:style-name="ro1">
          <table:table-cell office:value-type="float" office:value="0.00528860937483841" calcext:value-type="float">
            <text:p>5,29E-03</text:p>
          </table:table-cell>
          <table:table-cell office:value-type="float" office:value="-0.001201025" calcext:value-type="float">
            <text:p>-1,20E-03</text:p>
          </table:table-cell>
          <table:table-cell table:formula="of:=[.A115]" office:value-type="float" office:value="0.00528860937483841" calcext:value-type="float">
            <text:p>5,29E-03</text:p>
          </table:table-cell>
          <table:table-cell/>
          <table:table-cell table:formula="of:=[.E114]+[.$D$2]" office:value-type="float" office:value="1.51812668099606" calcext:value-type="float">
            <text:p>1,518126681</text:p>
          </table:table-cell>
          <table:table-cell table:formula="of:==VLOOKUP([.E115];[.$B$2:.$C$1031];2)" office:value-type="float" office:value="0.0429839218748381" calcext:value-type="float">
            <text:p>0,0429839219</text:p>
          </table:table-cell>
          <table:table-cell table:formula="of:=ROUND([.F115]/[.$A$1031]*65535)" office:value-type="float" office:value="56339" calcext:value-type="float">
            <text:p>56339</text:p>
          </table:table-cell>
          <table:table-cell table:formula="of:=[.H114]+1" office:value-type="float" office:value="113" calcext:value-type="float">
            <text:p>113</text:p>
          </table:table-cell>
          <table:table-cell table:formula="of:=ROUND([.H115]/255*65535)" office:value-type="float" office:value="29041" calcext:value-type="float">
            <text:p>29041</text:p>
          </table:table-cell>
          <table:table-cell table:formula="of:=ROUND(([.$K$1]*[.G115]+(10-[.$K$1])*[.I115])/10)" office:value-type="float" office:value="52244" calcext:value-type="float">
            <text:p>52244</text:p>
          </table:table-cell>
          <table:table-cell/>
        </table:table-row>
        <table:table-row table:style-name="ro1">
          <table:table-cell office:value-type="float" office:value="0.00533743749983841" calcext:value-type="float">
            <text:p>5,34E-03</text:p>
          </table:table-cell>
          <table:table-cell office:value-type="float" office:value="-0.001199965" calcext:value-type="float">
            <text:p>-1,20E-03</text:p>
          </table:table-cell>
          <table:table-cell table:formula="of:=[.A116]" office:value-type="float" office:value="0.00533743749983841" calcext:value-type="float">
            <text:p>5,34E-03</text:p>
          </table:table-cell>
          <table:table-cell/>
          <table:table-cell table:formula="of:=[.E115]+[.$D$2]" office:value-type="float" office:value="1.53157256296063" calcext:value-type="float">
            <text:p>1,531572563</text:p>
          </table:table-cell>
          <table:table-cell table:formula="of:==VLOOKUP([.E116];[.$B$2:.$C$1031];2)" office:value-type="float" office:value="0.0430327499998381" calcext:value-type="float">
            <text:p>0,04303275</text:p>
          </table:table-cell>
          <table:table-cell table:formula="of:=ROUND([.F116]/[.$A$1031]*65535)" office:value-type="float" office:value="56403" calcext:value-type="float">
            <text:p>56403</text:p>
          </table:table-cell>
          <table:table-cell table:formula="of:=[.H115]+1" office:value-type="float" office:value="114" calcext:value-type="float">
            <text:p>114</text:p>
          </table:table-cell>
          <table:table-cell table:formula="of:=ROUND([.H116]/255*65535)" office:value-type="float" office:value="29298" calcext:value-type="float">
            <text:p>29298</text:p>
          </table:table-cell>
          <table:table-cell table:formula="of:=ROUND(([.$K$1]*[.G116]+(10-[.$K$1])*[.I116])/10)" office:value-type="float" office:value="52337" calcext:value-type="float">
            <text:p>52337</text:p>
          </table:table-cell>
          <table:table-cell/>
        </table:table-row>
        <table:table-row table:style-name="ro1">
          <table:table-cell office:value-type="float" office:value="0.0053862656248384" calcext:value-type="float">
            <text:p>5,39E-03</text:p>
          </table:table-cell>
          <table:table-cell office:value-type="float" office:value="-0.00119889" calcext:value-type="float">
            <text:p>-1,20E-03</text:p>
          </table:table-cell>
          <table:table-cell table:formula="of:=[.A117]" office:value-type="float" office:value="0.0053862656248384" calcext:value-type="float">
            <text:p>5,39E-03</text:p>
          </table:table-cell>
          <table:table-cell/>
          <table:table-cell table:formula="of:=[.E116]+[.$D$2]" office:value-type="float" office:value="1.5450184449252" calcext:value-type="float">
            <text:p>1,5450184449</text:p>
          </table:table-cell>
          <table:table-cell table:formula="of:==VLOOKUP([.E117];[.$B$2:.$C$1031];2)" office:value-type="float" office:value="0.0430815781248381" calcext:value-type="float">
            <text:p>0,0430815781</text:p>
          </table:table-cell>
          <table:table-cell table:formula="of:=ROUND([.F117]/[.$A$1031]*65535)" office:value-type="float" office:value="56467" calcext:value-type="float">
            <text:p>56467</text:p>
          </table:table-cell>
          <table:table-cell table:formula="of:=[.H116]+1" office:value-type="float" office:value="115" calcext:value-type="float">
            <text:p>115</text:p>
          </table:table-cell>
          <table:table-cell table:formula="of:=ROUND([.H117]/255*65535)" office:value-type="float" office:value="29555" calcext:value-type="float">
            <text:p>29555</text:p>
          </table:table-cell>
          <table:table-cell table:formula="of:=ROUND(([.$K$1]*[.G117]+(10-[.$K$1])*[.I117])/10)" office:value-type="float" office:value="52430" calcext:value-type="float">
            <text:p>52430</text:p>
          </table:table-cell>
          <table:table-cell/>
        </table:table-row>
        <table:table-row table:style-name="ro1">
          <table:table-cell office:value-type="float" office:value="0.0054350937498384" calcext:value-type="float">
            <text:p>5,44E-03</text:p>
          </table:table-cell>
          <table:table-cell office:value-type="float" office:value="-0.001197799" calcext:value-type="float">
            <text:p>-1,20E-03</text:p>
          </table:table-cell>
          <table:table-cell table:formula="of:=[.A118]" office:value-type="float" office:value="0.0054350937498384" calcext:value-type="float">
            <text:p>5,44E-03</text:p>
          </table:table-cell>
          <table:table-cell/>
          <table:table-cell table:formula="of:=[.E117]+[.$D$2]" office:value-type="float" office:value="1.55846432688976" calcext:value-type="float">
            <text:p>1,5584643269</text:p>
          </table:table-cell>
          <table:table-cell table:formula="of:==VLOOKUP([.E118];[.$B$2:.$C$1031];2)" office:value-type="float" office:value="0.0431792343748381" calcext:value-type="float">
            <text:p>0,0431792344</text:p>
          </table:table-cell>
          <table:table-cell table:formula="of:=ROUND([.F118]/[.$A$1031]*65535)" office:value-type="float" office:value="56595" calcext:value-type="float">
            <text:p>56595</text:p>
          </table:table-cell>
          <table:table-cell table:formula="of:=[.H117]+1" office:value-type="float" office:value="116" calcext:value-type="float">
            <text:p>116</text:p>
          </table:table-cell>
          <table:table-cell table:formula="of:=ROUND([.H118]/255*65535)" office:value-type="float" office:value="29812" calcext:value-type="float">
            <text:p>29812</text:p>
          </table:table-cell>
          <table:table-cell table:formula="of:=ROUND(([.$K$1]*[.G118]+(10-[.$K$1])*[.I118])/10)" office:value-type="float" office:value="52578" calcext:value-type="float">
            <text:p>52578</text:p>
          </table:table-cell>
          <table:table-cell/>
        </table:table-row>
        <table:table-row table:style-name="ro1">
          <table:table-cell office:value-type="float" office:value="0.0054839218748384" calcext:value-type="float">
            <text:p>5,48E-03</text:p>
          </table:table-cell>
          <table:table-cell office:value-type="float" office:value="-0.001196694" calcext:value-type="float">
            <text:p>-1,20E-03</text:p>
          </table:table-cell>
          <table:table-cell table:formula="of:=[.A119]" office:value-type="float" office:value="0.0054839218748384" calcext:value-type="float">
            <text:p>5,48E-03</text:p>
          </table:table-cell>
          <table:table-cell/>
          <table:table-cell table:formula="of:=[.E118]+[.$D$2]" office:value-type="float" office:value="1.57191020885433" calcext:value-type="float">
            <text:p>1,5719102089</text:p>
          </table:table-cell>
          <table:table-cell table:formula="of:==VLOOKUP([.E119];[.$B$2:.$C$1031];2)" office:value-type="float" office:value="0.043228062499838" calcext:value-type="float">
            <text:p>0,0432280625</text:p>
          </table:table-cell>
          <table:table-cell table:formula="of:=ROUND([.F119]/[.$A$1031]*65535)" office:value-type="float" office:value="56659" calcext:value-type="float">
            <text:p>56659</text:p>
          </table:table-cell>
          <table:table-cell table:formula="of:=[.H118]+1" office:value-type="float" office:value="117" calcext:value-type="float">
            <text:p>117</text:p>
          </table:table-cell>
          <table:table-cell table:formula="of:=ROUND([.H119]/255*65535)" office:value-type="float" office:value="30069" calcext:value-type="float">
            <text:p>30069</text:p>
          </table:table-cell>
          <table:table-cell table:formula="of:=ROUND(([.$K$1]*[.G119]+(10-[.$K$1])*[.I119])/10)" office:value-type="float" office:value="52671" calcext:value-type="float">
            <text:p>52671</text:p>
          </table:table-cell>
          <table:table-cell/>
        </table:table-row>
        <table:table-row table:style-name="ro1">
          <table:table-cell office:value-type="float" office:value="0.0055327499998384" calcext:value-type="float">
            <text:p>5,53E-03</text:p>
          </table:table-cell>
          <table:table-cell office:value-type="float" office:value="-0.001195572" calcext:value-type="float">
            <text:p>-1,20E-03</text:p>
          </table:table-cell>
          <table:table-cell table:formula="of:=[.A120]" office:value-type="float" office:value="0.0055327499998384" calcext:value-type="float">
            <text:p>5,53E-03</text:p>
          </table:table-cell>
          <table:table-cell/>
          <table:table-cell table:formula="of:=[.E119]+[.$D$2]" office:value-type="float" office:value="1.5853560908189" calcext:value-type="float">
            <text:p>1,5853560908</text:p>
          </table:table-cell>
          <table:table-cell table:formula="of:==VLOOKUP([.E120];[.$B$2:.$C$1031];2)" office:value-type="float" office:value="0.043276890624838" calcext:value-type="float">
            <text:p>0,0432768906</text:p>
          </table:table-cell>
          <table:table-cell table:formula="of:=ROUND([.F120]/[.$A$1031]*65535)" office:value-type="float" office:value="56723" calcext:value-type="float">
            <text:p>56723</text:p>
          </table:table-cell>
          <table:table-cell table:formula="of:=[.H119]+1" office:value-type="float" office:value="118" calcext:value-type="float">
            <text:p>118</text:p>
          </table:table-cell>
          <table:table-cell table:formula="of:=ROUND([.H120]/255*65535)" office:value-type="float" office:value="30326" calcext:value-type="float">
            <text:p>30326</text:p>
          </table:table-cell>
          <table:table-cell table:formula="of:=ROUND(([.$K$1]*[.G120]+(10-[.$K$1])*[.I120])/10)" office:value-type="float" office:value="52763" calcext:value-type="float">
            <text:p>52763</text:p>
          </table:table-cell>
          <table:table-cell/>
        </table:table-row>
        <table:table-row table:style-name="ro1">
          <table:table-cell office:value-type="float" office:value="0.0055815781248384" calcext:value-type="float">
            <text:p>5,58E-03</text:p>
          </table:table-cell>
          <table:table-cell office:value-type="float" office:value="-0.001194435" calcext:value-type="float">
            <text:p>-1,19E-03</text:p>
          </table:table-cell>
          <table:table-cell table:formula="of:=[.A121]" office:value-type="float" office:value="0.0055815781248384" calcext:value-type="float">
            <text:p>5,58E-03</text:p>
          </table:table-cell>
          <table:table-cell/>
          <table:table-cell table:formula="of:=[.E120]+[.$D$2]" office:value-type="float" office:value="1.59880197278346" calcext:value-type="float">
            <text:p>1,5988019728</text:p>
          </table:table-cell>
          <table:table-cell table:formula="of:==VLOOKUP([.E121];[.$B$2:.$C$1031];2)" office:value-type="float" office:value="0.043325718749838" calcext:value-type="float">
            <text:p>0,0433257187</text:p>
          </table:table-cell>
          <table:table-cell table:formula="of:=ROUND([.F121]/[.$A$1031]*65535)" office:value-type="float" office:value="56787" calcext:value-type="float">
            <text:p>56787</text:p>
          </table:table-cell>
          <table:table-cell table:formula="of:=[.H120]+1" office:value-type="float" office:value="119" calcext:value-type="float">
            <text:p>119</text:p>
          </table:table-cell>
          <table:table-cell table:formula="of:=ROUND([.H121]/255*65535)" office:value-type="float" office:value="30583" calcext:value-type="float">
            <text:p>30583</text:p>
          </table:table-cell>
          <table:table-cell table:formula="of:=ROUND(([.$K$1]*[.G121]+(10-[.$K$1])*[.I121])/10)" office:value-type="float" office:value="52856" calcext:value-type="float">
            <text:p>52856</text:p>
          </table:table-cell>
          <table:table-cell/>
        </table:table-row>
        <table:table-row table:style-name="ro1">
          <table:table-cell office:value-type="float" office:value="0.0056304062498384" calcext:value-type="float">
            <text:p>5,63E-03</text:p>
          </table:table-cell>
          <table:table-cell office:value-type="float" office:value="-0.001193281" calcext:value-type="float">
            <text:p>-1,19E-03</text:p>
          </table:table-cell>
          <table:table-cell table:formula="of:=[.A122]" office:value-type="float" office:value="0.0056304062498384" calcext:value-type="float">
            <text:p>5,63E-03</text:p>
          </table:table-cell>
          <table:table-cell/>
          <table:table-cell table:formula="of:=[.E121]+[.$D$2]" office:value-type="float" office:value="1.61224785474803" calcext:value-type="float">
            <text:p>1,6122478547</text:p>
          </table:table-cell>
          <table:table-cell table:formula="of:==VLOOKUP([.E122];[.$B$2:.$C$1031];2)" office:value-type="float" office:value="0.043374546874838" calcext:value-type="float">
            <text:p>0,0433745469</text:p>
          </table:table-cell>
          <table:table-cell table:formula="of:=ROUND([.F122]/[.$A$1031]*65535)" office:value-type="float" office:value="56851" calcext:value-type="float">
            <text:p>56851</text:p>
          </table:table-cell>
          <table:table-cell table:formula="of:=[.H121]+1" office:value-type="float" office:value="120" calcext:value-type="float">
            <text:p>120</text:p>
          </table:table-cell>
          <table:table-cell table:formula="of:=ROUND([.H122]/255*65535)" office:value-type="float" office:value="30840" calcext:value-type="float">
            <text:p>30840</text:p>
          </table:table-cell>
          <table:table-cell table:formula="of:=ROUND(([.$K$1]*[.G122]+(10-[.$K$1])*[.I122])/10)" office:value-type="float" office:value="52949" calcext:value-type="float">
            <text:p>52949</text:p>
          </table:table-cell>
          <table:table-cell/>
        </table:table-row>
        <table:table-row table:style-name="ro1">
          <table:table-cell office:value-type="float" office:value="0.0056792343748384" calcext:value-type="float">
            <text:p>5,68E-03</text:p>
          </table:table-cell>
          <table:table-cell office:value-type="float" office:value="-0.001192112" calcext:value-type="float">
            <text:p>-1,19E-03</text:p>
          </table:table-cell>
          <table:table-cell table:formula="of:=[.A123]" office:value-type="float" office:value="0.0056792343748384" calcext:value-type="float">
            <text:p>5,68E-03</text:p>
          </table:table-cell>
          <table:table-cell/>
          <table:table-cell table:formula="of:=[.E122]+[.$D$2]" office:value-type="float" office:value="1.6256937367126" calcext:value-type="float">
            <text:p>1,6256937367</text:p>
          </table:table-cell>
          <table:table-cell table:formula="of:==VLOOKUP([.E123];[.$B$2:.$C$1031];2)" office:value-type="float" office:value="0.043472203124838" calcext:value-type="float">
            <text:p>0,0434722031</text:p>
          </table:table-cell>
          <table:table-cell table:formula="of:=ROUND([.F123]/[.$A$1031]*65535)" office:value-type="float" office:value="56979" calcext:value-type="float">
            <text:p>56979</text:p>
          </table:table-cell>
          <table:table-cell table:formula="of:=[.H122]+1" office:value-type="float" office:value="121" calcext:value-type="float">
            <text:p>121</text:p>
          </table:table-cell>
          <table:table-cell table:formula="of:=ROUND([.H123]/255*65535)" office:value-type="float" office:value="31097" calcext:value-type="float">
            <text:p>31097</text:p>
          </table:table-cell>
          <table:table-cell table:formula="of:=ROUND(([.$K$1]*[.G123]+(10-[.$K$1])*[.I123])/10)" office:value-type="float" office:value="53097" calcext:value-type="float">
            <text:p>53097</text:p>
          </table:table-cell>
          <table:table-cell/>
        </table:table-row>
        <table:table-row table:style-name="ro1">
          <table:table-cell office:value-type="float" office:value="0.0057280624998384" calcext:value-type="float">
            <text:p>5,73E-03</text:p>
          </table:table-cell>
          <table:table-cell office:value-type="float" office:value="-0.001190925" calcext:value-type="float">
            <text:p>-1,19E-03</text:p>
          </table:table-cell>
          <table:table-cell table:formula="of:=[.A124]" office:value-type="float" office:value="0.0057280624998384" calcext:value-type="float">
            <text:p>5,73E-03</text:p>
          </table:table-cell>
          <table:table-cell/>
          <table:table-cell table:formula="of:=[.E123]+[.$D$2]" office:value-type="float" office:value="1.63913961867716" calcext:value-type="float">
            <text:p>1,6391396187</text:p>
          </table:table-cell>
          <table:table-cell table:formula="of:==VLOOKUP([.E124];[.$B$2:.$C$1031];2)" office:value-type="float" office:value="0.043521031249838" calcext:value-type="float">
            <text:p>0,0435210312</text:p>
          </table:table-cell>
          <table:table-cell table:formula="of:=ROUND([.F124]/[.$A$1031]*65535)" office:value-type="float" office:value="57043" calcext:value-type="float">
            <text:p>57043</text:p>
          </table:table-cell>
          <table:table-cell table:formula="of:=[.H123]+1" office:value-type="float" office:value="122" calcext:value-type="float">
            <text:p>122</text:p>
          </table:table-cell>
          <table:table-cell table:formula="of:=ROUND([.H124]/255*65535)" office:value-type="float" office:value="31354" calcext:value-type="float">
            <text:p>31354</text:p>
          </table:table-cell>
          <table:table-cell table:formula="of:=ROUND(([.$K$1]*[.G124]+(10-[.$K$1])*[.I124])/10)" office:value-type="float" office:value="53190" calcext:value-type="float">
            <text:p>53190</text:p>
          </table:table-cell>
          <table:table-cell/>
        </table:table-row>
        <table:table-row table:style-name="ro1">
          <table:table-cell office:value-type="float" office:value="0.0057768906248384" calcext:value-type="float">
            <text:p>5,78E-03</text:p>
          </table:table-cell>
          <table:table-cell office:value-type="float" office:value="-0.001189722" calcext:value-type="float">
            <text:p>-1,19E-03</text:p>
          </table:table-cell>
          <table:table-cell table:formula="of:=[.A125]" office:value-type="float" office:value="0.0057768906248384" calcext:value-type="float">
            <text:p>5,78E-03</text:p>
          </table:table-cell>
          <table:table-cell/>
          <table:table-cell table:formula="of:=[.E124]+[.$D$2]" office:value-type="float" office:value="1.65258550064173" calcext:value-type="float">
            <text:p>1,6525855006</text:p>
          </table:table-cell>
          <table:table-cell table:formula="of:==VLOOKUP([.E125];[.$B$2:.$C$1031];2)" office:value-type="float" office:value="0.043569859374838" calcext:value-type="float">
            <text:p>0,0435698594</text:p>
          </table:table-cell>
          <table:table-cell table:formula="of:=ROUND([.F125]/[.$A$1031]*65535)" office:value-type="float" office:value="57107" calcext:value-type="float">
            <text:p>57107</text:p>
          </table:table-cell>
          <table:table-cell table:formula="of:=[.H124]+1" office:value-type="float" office:value="123" calcext:value-type="float">
            <text:p>123</text:p>
          </table:table-cell>
          <table:table-cell table:formula="of:=ROUND([.H125]/255*65535)" office:value-type="float" office:value="31611" calcext:value-type="float">
            <text:p>31611</text:p>
          </table:table-cell>
          <table:table-cell table:formula="of:=ROUND(([.$K$1]*[.G125]+(10-[.$K$1])*[.I125])/10)" office:value-type="float" office:value="53283" calcext:value-type="float">
            <text:p>53283</text:p>
          </table:table-cell>
          <table:table-cell/>
        </table:table-row>
        <table:table-row table:style-name="ro1">
          <table:table-cell office:value-type="float" office:value="0.0058257187498384" calcext:value-type="float">
            <text:p>5,83E-03</text:p>
          </table:table-cell>
          <table:table-cell office:value-type="float" office:value="-0.001188502" calcext:value-type="float">
            <text:p>-1,19E-03</text:p>
          </table:table-cell>
          <table:table-cell table:formula="of:=[.A126]" office:value-type="float" office:value="0.0058257187498384" calcext:value-type="float">
            <text:p>5,83E-03</text:p>
          </table:table-cell>
          <table:table-cell/>
          <table:table-cell table:formula="of:=[.E125]+[.$D$2]" office:value-type="float" office:value="1.6660313826063" calcext:value-type="float">
            <text:p>1,6660313826</text:p>
          </table:table-cell>
          <table:table-cell table:formula="of:==VLOOKUP([.E126];[.$B$2:.$C$1031];2)" office:value-type="float" office:value="0.043618687499838" calcext:value-type="float">
            <text:p>0,0436186875</text:p>
          </table:table-cell>
          <table:table-cell table:formula="of:=ROUND([.F126]/[.$A$1031]*65535)" office:value-type="float" office:value="57171" calcext:value-type="float">
            <text:p>57171</text:p>
          </table:table-cell>
          <table:table-cell table:formula="of:=[.H125]+1" office:value-type="float" office:value="124" calcext:value-type="float">
            <text:p>124</text:p>
          </table:table-cell>
          <table:table-cell table:formula="of:=ROUND([.H126]/255*65535)" office:value-type="float" office:value="31868" calcext:value-type="float">
            <text:p>31868</text:p>
          </table:table-cell>
          <table:table-cell table:formula="of:=ROUND(([.$K$1]*[.G126]+(10-[.$K$1])*[.I126])/10)" office:value-type="float" office:value="53376" calcext:value-type="float">
            <text:p>53376</text:p>
          </table:table-cell>
          <table:table-cell/>
        </table:table-row>
        <table:table-row table:style-name="ro1">
          <table:table-cell office:value-type="float" office:value="0.0058745468748384" calcext:value-type="float">
            <text:p>5,87E-03</text:p>
          </table:table-cell>
          <table:table-cell office:value-type="float" office:value="-0.001187265" calcext:value-type="float">
            <text:p>-1,19E-03</text:p>
          </table:table-cell>
          <table:table-cell table:formula="of:=[.A127]" office:value-type="float" office:value="0.0058745468748384" calcext:value-type="float">
            <text:p>5,87E-03</text:p>
          </table:table-cell>
          <table:table-cell/>
          <table:table-cell table:formula="of:=[.E126]+[.$D$2]" office:value-type="float" office:value="1.67947726457086" calcext:value-type="float">
            <text:p>1,6794772646</text:p>
          </table:table-cell>
          <table:table-cell table:formula="of:==VLOOKUP([.E127];[.$B$2:.$C$1031];2)" office:value-type="float" office:value="0.043667515624838" calcext:value-type="float">
            <text:p>0,0436675156</text:p>
          </table:table-cell>
          <table:table-cell table:formula="of:=ROUND([.F127]/[.$A$1031]*65535)" office:value-type="float" office:value="57235" calcext:value-type="float">
            <text:p>57235</text:p>
          </table:table-cell>
          <table:table-cell table:formula="of:=[.H126]+1" office:value-type="float" office:value="125" calcext:value-type="float">
            <text:p>125</text:p>
          </table:table-cell>
          <table:table-cell table:formula="of:=ROUND([.H127]/255*65535)" office:value-type="float" office:value="32125" calcext:value-type="float">
            <text:p>32125</text:p>
          </table:table-cell>
          <table:table-cell table:formula="of:=ROUND(([.$K$1]*[.G127]+(10-[.$K$1])*[.I127])/10)" office:value-type="float" office:value="53469" calcext:value-type="float">
            <text:p>53469</text:p>
          </table:table-cell>
          <table:table-cell/>
        </table:table-row>
        <table:table-row table:style-name="ro1">
          <table:table-cell office:value-type="float" office:value="0.0059233749998384" calcext:value-type="float">
            <text:p>5,92E-03</text:p>
          </table:table-cell>
          <table:table-cell office:value-type="float" office:value="-0.00118601" calcext:value-type="float">
            <text:p>-1,19E-03</text:p>
          </table:table-cell>
          <table:table-cell table:formula="of:=[.A128]" office:value-type="float" office:value="0.0059233749998384" calcext:value-type="float">
            <text:p>5,92E-03</text:p>
          </table:table-cell>
          <table:table-cell/>
          <table:table-cell table:formula="of:=[.E127]+[.$D$2]" office:value-type="float" office:value="1.69292314653543" calcext:value-type="float">
            <text:p>1,6929231465</text:p>
          </table:table-cell>
          <table:table-cell table:formula="of:==VLOOKUP([.E128];[.$B$2:.$C$1031];2)" office:value-type="float" office:value="0.043716343749838" calcext:value-type="float">
            <text:p>0,0437163437</text:p>
          </table:table-cell>
          <table:table-cell table:formula="of:=ROUND([.F128]/[.$A$1031]*65535)" office:value-type="float" office:value="57299" calcext:value-type="float">
            <text:p>57299</text:p>
          </table:table-cell>
          <table:table-cell table:formula="of:=[.H127]+1" office:value-type="float" office:value="126" calcext:value-type="float">
            <text:p>126</text:p>
          </table:table-cell>
          <table:table-cell table:formula="of:=ROUND([.H128]/255*65535)" office:value-type="float" office:value="32382" calcext:value-type="float">
            <text:p>32382</text:p>
          </table:table-cell>
          <table:table-cell table:formula="of:=ROUND(([.$K$1]*[.G128]+(10-[.$K$1])*[.I128])/10)" office:value-type="float" office:value="53561" calcext:value-type="float">
            <text:p>53561</text:p>
          </table:table-cell>
          <table:table-cell/>
        </table:table-row>
        <table:table-row table:style-name="ro1">
          <table:table-cell office:value-type="float" office:value="0.0059722031248384" calcext:value-type="float">
            <text:p>5,97E-03</text:p>
          </table:table-cell>
          <table:table-cell office:value-type="float" office:value="-0.001184738" calcext:value-type="float">
            <text:p>-1,18E-03</text:p>
          </table:table-cell>
          <table:table-cell table:formula="of:=[.A129]" office:value-type="float" office:value="0.0059722031248384" calcext:value-type="float">
            <text:p>5,97E-03</text:p>
          </table:table-cell>
          <table:table-cell/>
          <table:table-cell table:formula="of:=[.E128]+[.$D$2]" office:value-type="float" office:value="1.7063690285" calcext:value-type="float">
            <text:p>1,7063690285</text:p>
          </table:table-cell>
          <table:table-cell table:formula="of:==VLOOKUP([.E129];[.$B$2:.$C$1031];2)" office:value-type="float" office:value="0.043813999999838" calcext:value-type="float">
            <text:p>0,043814</text:p>
          </table:table-cell>
          <table:table-cell table:formula="of:=ROUND([.F129]/[.$A$1031]*65535)" office:value-type="float" office:value="57427" calcext:value-type="float">
            <text:p>57427</text:p>
          </table:table-cell>
          <table:table-cell table:formula="of:=[.H128]+1" office:value-type="float" office:value="127" calcext:value-type="float">
            <text:p>127</text:p>
          </table:table-cell>
          <table:table-cell table:formula="of:=ROUND([.H129]/255*65535)" office:value-type="float" office:value="32639" calcext:value-type="float">
            <text:p>32639</text:p>
          </table:table-cell>
          <table:table-cell table:formula="of:=ROUND(([.$K$1]*[.G129]+(10-[.$K$1])*[.I129])/10)" office:value-type="float" office:value="53709" calcext:value-type="float">
            <text:p>53709</text:p>
          </table:table-cell>
          <table:table-cell/>
        </table:table-row>
        <table:table-row table:style-name="ro1">
          <table:table-cell office:value-type="float" office:value="0.0060210312498384" calcext:value-type="float">
            <text:p>6,02E-03</text:p>
          </table:table-cell>
          <table:table-cell office:value-type="float" office:value="-0.001183447" calcext:value-type="float">
            <text:p>-1,18E-03</text:p>
          </table:table-cell>
          <table:table-cell table:formula="of:=[.A130]" office:value-type="float" office:value="0.0060210312498384" calcext:value-type="float">
            <text:p>6,02E-03</text:p>
          </table:table-cell>
          <table:table-cell/>
          <table:table-cell table:formula="of:=[.E129]+[.$D$2]" office:value-type="float" office:value="1.71981491046456" calcext:value-type="float">
            <text:p>1,7198149105</text:p>
          </table:table-cell>
          <table:table-cell table:formula="of:==VLOOKUP([.E130];[.$B$2:.$C$1031];2)" office:value-type="float" office:value="0.043862828124838" calcext:value-type="float">
            <text:p>0,0438628281</text:p>
          </table:table-cell>
          <table:table-cell table:formula="of:=ROUND([.F130]/[.$A$1031]*65535)" office:value-type="float" office:value="57491" calcext:value-type="float">
            <text:p>57491</text:p>
          </table:table-cell>
          <table:table-cell table:formula="of:=[.H129]+1" office:value-type="float" office:value="128" calcext:value-type="float">
            <text:p>128</text:p>
          </table:table-cell>
          <table:table-cell table:formula="of:=ROUND([.H130]/255*65535)" office:value-type="float" office:value="32896" calcext:value-type="float">
            <text:p>32896</text:p>
          </table:table-cell>
          <table:table-cell table:formula="of:=ROUND(([.$K$1]*[.G130]+(10-[.$K$1])*[.I130])/10)" office:value-type="float" office:value="53802" calcext:value-type="float">
            <text:p>53802</text:p>
          </table:table-cell>
          <table:table-cell/>
        </table:table-row>
        <table:table-row table:style-name="ro1">
          <table:table-cell office:value-type="float" office:value="0.0060698593748384" calcext:value-type="float">
            <text:p>6,07E-03</text:p>
          </table:table-cell>
          <table:table-cell office:value-type="float" office:value="-0.001182138" calcext:value-type="float">
            <text:p>-1,18E-03</text:p>
          </table:table-cell>
          <table:table-cell table:formula="of:=[.A131]" office:value-type="float" office:value="0.0060698593748384" calcext:value-type="float">
            <text:p>6,07E-03</text:p>
          </table:table-cell>
          <table:table-cell/>
          <table:table-cell table:formula="of:=[.E130]+[.$D$2]" office:value-type="float" office:value="1.73326079242913" calcext:value-type="float">
            <text:p>1,7332607924</text:p>
          </table:table-cell>
          <table:table-cell table:formula="of:==VLOOKUP([.E131];[.$B$2:.$C$1031];2)" office:value-type="float" office:value="0.043911656249838" calcext:value-type="float">
            <text:p>0,0439116562</text:p>
          </table:table-cell>
          <table:table-cell table:formula="of:=ROUND([.F131]/[.$A$1031]*65535)" office:value-type="float" office:value="57555" calcext:value-type="float">
            <text:p>57555</text:p>
          </table:table-cell>
          <table:table-cell table:formula="of:=[.H130]+1" office:value-type="float" office:value="129" calcext:value-type="float">
            <text:p>129</text:p>
          </table:table-cell>
          <table:table-cell table:formula="of:=ROUND([.H131]/255*65535)" office:value-type="float" office:value="33153" calcext:value-type="float">
            <text:p>33153</text:p>
          </table:table-cell>
          <table:table-cell table:formula="of:=ROUND(([.$K$1]*[.G131]+(10-[.$K$1])*[.I131])/10)" office:value-type="float" office:value="53895" calcext:value-type="float">
            <text:p>53895</text:p>
          </table:table-cell>
          <table:table-cell/>
        </table:table-row>
        <table:table-row table:style-name="ro1">
          <table:table-cell office:value-type="float" office:value="0.0061186874998384" calcext:value-type="float">
            <text:p>6,12E-03</text:p>
          </table:table-cell>
          <table:table-cell office:value-type="float" office:value="-0.001180811" calcext:value-type="float">
            <text:p>-1,18E-03</text:p>
          </table:table-cell>
          <table:table-cell table:formula="of:=[.A132]" office:value-type="float" office:value="0.0061186874998384" calcext:value-type="float">
            <text:p>6,12E-03</text:p>
          </table:table-cell>
          <table:table-cell/>
          <table:table-cell table:formula="of:=[.E131]+[.$D$2]" office:value-type="float" office:value="1.7467066743937" calcext:value-type="float">
            <text:p>1,7467066744</text:p>
          </table:table-cell>
          <table:table-cell table:formula="of:==VLOOKUP([.E132];[.$B$2:.$C$1031];2)" office:value-type="float" office:value="0.043960484374838" calcext:value-type="float">
            <text:p>0,0439604844</text:p>
          </table:table-cell>
          <table:table-cell table:formula="of:=ROUND([.F132]/[.$A$1031]*65535)" office:value-type="float" office:value="57619" calcext:value-type="float">
            <text:p>57619</text:p>
          </table:table-cell>
          <table:table-cell table:formula="of:=[.H131]+1" office:value-type="float" office:value="130" calcext:value-type="float">
            <text:p>130</text:p>
          </table:table-cell>
          <table:table-cell table:formula="of:=ROUND([.H132]/255*65535)" office:value-type="float" office:value="33410" calcext:value-type="float">
            <text:p>33410</text:p>
          </table:table-cell>
          <table:table-cell table:formula="of:=ROUND(([.$K$1]*[.G132]+(10-[.$K$1])*[.I132])/10)" office:value-type="float" office:value="53988" calcext:value-type="float">
            <text:p>53988</text:p>
          </table:table-cell>
          <table:table-cell/>
        </table:table-row>
        <table:table-row table:style-name="ro1">
          <table:table-cell office:value-type="float" office:value="0.0061675156248384" calcext:value-type="float">
            <text:p>6,17E-03</text:p>
          </table:table-cell>
          <table:table-cell office:value-type="float" office:value="-0.001179465" calcext:value-type="float">
            <text:p>-1,18E-03</text:p>
          </table:table-cell>
          <table:table-cell table:formula="of:=[.A133]" office:value-type="float" office:value="0.0061675156248384" calcext:value-type="float">
            <text:p>6,17E-03</text:p>
          </table:table-cell>
          <table:table-cell/>
          <table:table-cell table:formula="of:=[.E132]+[.$D$2]" office:value-type="float" office:value="1.76015255635827" calcext:value-type="float">
            <text:p>1,7601525564</text:p>
          </table:table-cell>
          <table:table-cell table:formula="of:==VLOOKUP([.E133];[.$B$2:.$C$1031];2)" office:value-type="float" office:value="0.044009312499838" calcext:value-type="float">
            <text:p>0,0440093125</text:p>
          </table:table-cell>
          <table:table-cell table:formula="of:=ROUND([.F133]/[.$A$1031]*65535)" office:value-type="float" office:value="57683" calcext:value-type="float">
            <text:p>57683</text:p>
          </table:table-cell>
          <table:table-cell table:formula="of:=[.H132]+1" office:value-type="float" office:value="131" calcext:value-type="float">
            <text:p>131</text:p>
          </table:table-cell>
          <table:table-cell table:formula="of:=ROUND([.H133]/255*65535)" office:value-type="float" office:value="33667" calcext:value-type="float">
            <text:p>33667</text:p>
          </table:table-cell>
          <table:table-cell table:formula="of:=ROUND(([.$K$1]*[.G133]+(10-[.$K$1])*[.I133])/10)" office:value-type="float" office:value="54081" calcext:value-type="float">
            <text:p>54081</text:p>
          </table:table-cell>
          <table:table-cell/>
        </table:table-row>
        <table:table-row table:style-name="ro1">
          <table:table-cell office:value-type="float" office:value="0.0062163437498384" calcext:value-type="float">
            <text:p>6,22E-03</text:p>
          </table:table-cell>
          <table:table-cell office:value-type="float" office:value="-0.0011781" calcext:value-type="float">
            <text:p>-1,18E-03</text:p>
          </table:table-cell>
          <table:table-cell table:formula="of:=[.A134]" office:value-type="float" office:value="0.0062163437498384" calcext:value-type="float">
            <text:p>6,22E-03</text:p>
          </table:table-cell>
          <table:table-cell/>
          <table:table-cell table:formula="of:=[.E133]+[.$D$2]" office:value-type="float" office:value="1.77359843832283" calcext:value-type="float">
            <text:p>1,7735984383</text:p>
          </table:table-cell>
          <table:table-cell table:formula="of:==VLOOKUP([.E134];[.$B$2:.$C$1031];2)" office:value-type="float" office:value="0.044058140624838" calcext:value-type="float">
            <text:p>0,0440581406</text:p>
          </table:table-cell>
          <table:table-cell table:formula="of:=ROUND([.F134]/[.$A$1031]*65535)" office:value-type="float" office:value="57747" calcext:value-type="float">
            <text:p>57747</text:p>
          </table:table-cell>
          <table:table-cell table:formula="of:=[.H133]+1" office:value-type="float" office:value="132" calcext:value-type="float">
            <text:p>132</text:p>
          </table:table-cell>
          <table:table-cell table:formula="of:=ROUND([.H134]/255*65535)" office:value-type="float" office:value="33924" calcext:value-type="float">
            <text:p>33924</text:p>
          </table:table-cell>
          <table:table-cell table:formula="of:=ROUND(([.$K$1]*[.G134]+(10-[.$K$1])*[.I134])/10)" office:value-type="float" office:value="54174" calcext:value-type="float">
            <text:p>54174</text:p>
          </table:table-cell>
          <table:table-cell/>
        </table:table-row>
        <table:table-row table:style-name="ro1">
          <table:table-cell office:value-type="float" office:value="0.0062651718748384" calcext:value-type="float">
            <text:p>6,27E-03</text:p>
          </table:table-cell>
          <table:table-cell office:value-type="float" office:value="-0.001176715" calcext:value-type="float">
            <text:p>-1,18E-03</text:p>
          </table:table-cell>
          <table:table-cell table:formula="of:=[.A135]" office:value-type="float" office:value="0.0062651718748384" calcext:value-type="float">
            <text:p>6,27E-03</text:p>
          </table:table-cell>
          <table:table-cell/>
          <table:table-cell table:formula="of:=[.E134]+[.$D$2]" office:value-type="float" office:value="1.7870443202874" calcext:value-type="float">
            <text:p>1,7870443203</text:p>
          </table:table-cell>
          <table:table-cell table:formula="of:==VLOOKUP([.E135];[.$B$2:.$C$1031];2)" office:value-type="float" office:value="0.044155796874838" calcext:value-type="float">
            <text:p>0,0441557969</text:p>
          </table:table-cell>
          <table:table-cell table:formula="of:=ROUND([.F135]/[.$A$1031]*65535)" office:value-type="float" office:value="57875" calcext:value-type="float">
            <text:p>57875</text:p>
          </table:table-cell>
          <table:table-cell table:formula="of:=[.H134]+1" office:value-type="float" office:value="133" calcext:value-type="float">
            <text:p>133</text:p>
          </table:table-cell>
          <table:table-cell table:formula="of:=ROUND([.H135]/255*65535)" office:value-type="float" office:value="34181" calcext:value-type="float">
            <text:p>34181</text:p>
          </table:table-cell>
          <table:table-cell table:formula="of:=ROUND(([.$K$1]*[.G135]+(10-[.$K$1])*[.I135])/10)" office:value-type="float" office:value="54321" calcext:value-type="float">
            <text:p>54321</text:p>
          </table:table-cell>
          <table:table-cell/>
        </table:table-row>
        <table:table-row table:style-name="ro1">
          <table:table-cell office:value-type="float" office:value="0.0063139999998384" calcext:value-type="float">
            <text:p>6,31E-03</text:p>
          </table:table-cell>
          <table:table-cell office:value-type="float" office:value="-0.001175311" calcext:value-type="float">
            <text:p>-1,18E-03</text:p>
          </table:table-cell>
          <table:table-cell table:formula="of:=[.A136]" office:value-type="float" office:value="0.0063139999998384" calcext:value-type="float">
            <text:p>6,31E-03</text:p>
          </table:table-cell>
          <table:table-cell/>
          <table:table-cell table:formula="of:=[.E135]+[.$D$2]" office:value-type="float" office:value="1.80049020225197" calcext:value-type="float">
            <text:p>1,8004902023</text:p>
          </table:table-cell>
          <table:table-cell table:formula="of:==VLOOKUP([.E136];[.$B$2:.$C$1031];2)" office:value-type="float" office:value="0.044204624999838" calcext:value-type="float">
            <text:p>0,044204625</text:p>
          </table:table-cell>
          <table:table-cell table:formula="of:=ROUND([.F136]/[.$A$1031]*65535)" office:value-type="float" office:value="57939" calcext:value-type="float">
            <text:p>57939</text:p>
          </table:table-cell>
          <table:table-cell table:formula="of:=[.H135]+1" office:value-type="float" office:value="134" calcext:value-type="float">
            <text:p>134</text:p>
          </table:table-cell>
          <table:table-cell table:formula="of:=ROUND([.H136]/255*65535)" office:value-type="float" office:value="34438" calcext:value-type="float">
            <text:p>34438</text:p>
          </table:table-cell>
          <table:table-cell table:formula="of:=ROUND(([.$K$1]*[.G136]+(10-[.$K$1])*[.I136])/10)" office:value-type="float" office:value="54414" calcext:value-type="float">
            <text:p>54414</text:p>
          </table:table-cell>
          <table:table-cell/>
        </table:table-row>
        <table:table-row table:style-name="ro1">
          <table:table-cell office:value-type="float" office:value="0.0063628281248384" calcext:value-type="float">
            <text:p>6,36E-03</text:p>
          </table:table-cell>
          <table:table-cell office:value-type="float" office:value="-0.001173887" calcext:value-type="float">
            <text:p>-1,17E-03</text:p>
          </table:table-cell>
          <table:table-cell table:formula="of:=[.A137]" office:value-type="float" office:value="0.0063628281248384" calcext:value-type="float">
            <text:p>6,36E-03</text:p>
          </table:table-cell>
          <table:table-cell/>
          <table:table-cell table:formula="of:=[.E136]+[.$D$2]" office:value-type="float" office:value="1.81393608421653" calcext:value-type="float">
            <text:p>1,8139360842</text:p>
          </table:table-cell>
          <table:table-cell table:formula="of:==VLOOKUP([.E137];[.$B$2:.$C$1031];2)" office:value-type="float" office:value="0.044253453124838" calcext:value-type="float">
            <text:p>0,0442534531</text:p>
          </table:table-cell>
          <table:table-cell table:formula="of:=ROUND([.F137]/[.$A$1031]*65535)" office:value-type="float" office:value="58003" calcext:value-type="float">
            <text:p>58003</text:p>
          </table:table-cell>
          <table:table-cell table:formula="of:=[.H136]+1" office:value-type="float" office:value="135" calcext:value-type="float">
            <text:p>135</text:p>
          </table:table-cell>
          <table:table-cell table:formula="of:=ROUND([.H137]/255*65535)" office:value-type="float" office:value="34695" calcext:value-type="float">
            <text:p>34695</text:p>
          </table:table-cell>
          <table:table-cell table:formula="of:=ROUND(([.$K$1]*[.G137]+(10-[.$K$1])*[.I137])/10)" office:value-type="float" office:value="54507" calcext:value-type="float">
            <text:p>54507</text:p>
          </table:table-cell>
          <table:table-cell/>
        </table:table-row>
        <table:table-row table:style-name="ro1">
          <table:table-cell office:value-type="float" office:value="0.0064116562498384" calcext:value-type="float">
            <text:p>6,41E-03</text:p>
          </table:table-cell>
          <table:table-cell office:value-type="float" office:value="-0.001172443" calcext:value-type="float">
            <text:p>-1,17E-03</text:p>
          </table:table-cell>
          <table:table-cell table:formula="of:=[.A138]" office:value-type="float" office:value="0.0064116562498384" calcext:value-type="float">
            <text:p>6,41E-03</text:p>
          </table:table-cell>
          <table:table-cell/>
          <table:table-cell table:formula="of:=[.E137]+[.$D$2]" office:value-type="float" office:value="1.8273819661811" calcext:value-type="float">
            <text:p>1,8273819662</text:p>
          </table:table-cell>
          <table:table-cell table:formula="of:==VLOOKUP([.E138];[.$B$2:.$C$1031];2)" office:value-type="float" office:value="0.044302281249838" calcext:value-type="float">
            <text:p>0,0443022812</text:p>
          </table:table-cell>
          <table:table-cell table:formula="of:=ROUND([.F138]/[.$A$1031]*65535)" office:value-type="float" office:value="58067" calcext:value-type="float">
            <text:p>58067</text:p>
          </table:table-cell>
          <table:table-cell table:formula="of:=[.H137]+1" office:value-type="float" office:value="136" calcext:value-type="float">
            <text:p>136</text:p>
          </table:table-cell>
          <table:table-cell table:formula="of:=ROUND([.H138]/255*65535)" office:value-type="float" office:value="34952" calcext:value-type="float">
            <text:p>34952</text:p>
          </table:table-cell>
          <table:table-cell table:formula="of:=ROUND(([.$K$1]*[.G138]+(10-[.$K$1])*[.I138])/10)" office:value-type="float" office:value="54600" calcext:value-type="float">
            <text:p>54600</text:p>
          </table:table-cell>
          <table:table-cell/>
        </table:table-row>
        <table:table-row table:style-name="ro1">
          <table:table-cell office:value-type="float" office:value="0.0064604843748384" calcext:value-type="float">
            <text:p>6,46E-03</text:p>
          </table:table-cell>
          <table:table-cell office:value-type="float" office:value="-0.001170979" calcext:value-type="float">
            <text:p>-1,17E-03</text:p>
          </table:table-cell>
          <table:table-cell table:formula="of:=[.A139]" office:value-type="float" office:value="0.0064604843748384" calcext:value-type="float">
            <text:p>6,46E-03</text:p>
          </table:table-cell>
          <table:table-cell/>
          <table:table-cell table:formula="of:=[.E138]+[.$D$2]" office:value-type="float" office:value="1.84082784814567" calcext:value-type="float">
            <text:p>1,8408278481</text:p>
          </table:table-cell>
          <table:table-cell table:formula="of:==VLOOKUP([.E139];[.$B$2:.$C$1031];2)" office:value-type="float" office:value="0.044351109374838" calcext:value-type="float">
            <text:p>0,0443511094</text:p>
          </table:table-cell>
          <table:table-cell table:formula="of:=ROUND([.F139]/[.$A$1031]*65535)" office:value-type="float" office:value="58131" calcext:value-type="float">
            <text:p>58131</text:p>
          </table:table-cell>
          <table:table-cell table:formula="of:=[.H138]+1" office:value-type="float" office:value="137" calcext:value-type="float">
            <text:p>137</text:p>
          </table:table-cell>
          <table:table-cell table:formula="of:=ROUND([.H139]/255*65535)" office:value-type="float" office:value="35209" calcext:value-type="float">
            <text:p>35209</text:p>
          </table:table-cell>
          <table:table-cell table:formula="of:=ROUND(([.$K$1]*[.G139]+(10-[.$K$1])*[.I139])/10)" office:value-type="float" office:value="54693" calcext:value-type="float">
            <text:p>54693</text:p>
          </table:table-cell>
          <table:table-cell/>
        </table:table-row>
        <table:table-row table:style-name="ro1">
          <table:table-cell office:value-type="float" office:value="0.0065093124998384" calcext:value-type="float">
            <text:p>6,51E-03</text:p>
          </table:table-cell>
          <table:table-cell office:value-type="float" office:value="-0.001169494" calcext:value-type="float">
            <text:p>-1,17E-03</text:p>
          </table:table-cell>
          <table:table-cell table:formula="of:=[.A140]" office:value-type="float" office:value="0.0065093124998384" calcext:value-type="float">
            <text:p>6,51E-03</text:p>
          </table:table-cell>
          <table:table-cell/>
          <table:table-cell table:formula="of:=[.E139]+[.$D$2]" office:value-type="float" office:value="1.85427373011023" calcext:value-type="float">
            <text:p>1,8542737301</text:p>
          </table:table-cell>
          <table:table-cell table:formula="of:==VLOOKUP([.E140];[.$B$2:.$C$1031];2)" office:value-type="float" office:value="0.044399937499838" calcext:value-type="float">
            <text:p>0,0443999375</text:p>
          </table:table-cell>
          <table:table-cell table:formula="of:=ROUND([.F140]/[.$A$1031]*65535)" office:value-type="float" office:value="58195" calcext:value-type="float">
            <text:p>58195</text:p>
          </table:table-cell>
          <table:table-cell table:formula="of:=[.H139]+1" office:value-type="float" office:value="138" calcext:value-type="float">
            <text:p>138</text:p>
          </table:table-cell>
          <table:table-cell table:formula="of:=ROUND([.H140]/255*65535)" office:value-type="float" office:value="35466" calcext:value-type="float">
            <text:p>35466</text:p>
          </table:table-cell>
          <table:table-cell table:formula="of:=ROUND(([.$K$1]*[.G140]+(10-[.$K$1])*[.I140])/10)" office:value-type="float" office:value="54786" calcext:value-type="float">
            <text:p>54786</text:p>
          </table:table-cell>
          <table:table-cell/>
        </table:table-row>
        <table:table-row table:style-name="ro1">
          <table:table-cell office:value-type="float" office:value="0.0065581406248384" calcext:value-type="float">
            <text:p>6,56E-03</text:p>
          </table:table-cell>
          <table:table-cell office:value-type="float" office:value="-0.001167987" calcext:value-type="float">
            <text:p>-1,17E-03</text:p>
          </table:table-cell>
          <table:table-cell table:formula="of:=[.A141]" office:value-type="float" office:value="0.0065581406248384" calcext:value-type="float">
            <text:p>6,56E-03</text:p>
          </table:table-cell>
          <table:table-cell/>
          <table:table-cell table:formula="of:=[.E140]+[.$D$2]" office:value-type="float" office:value="1.8677196120748" calcext:value-type="float">
            <text:p>1,8677196121</text:p>
          </table:table-cell>
          <table:table-cell table:formula="of:==VLOOKUP([.E141];[.$B$2:.$C$1031];2)" office:value-type="float" office:value="0.044448765624838" calcext:value-type="float">
            <text:p>0,0444487656</text:p>
          </table:table-cell>
          <table:table-cell table:formula="of:=ROUND([.F141]/[.$A$1031]*65535)" office:value-type="float" office:value="58259" calcext:value-type="float">
            <text:p>58259</text:p>
          </table:table-cell>
          <table:table-cell table:formula="of:=[.H140]+1" office:value-type="float" office:value="139" calcext:value-type="float">
            <text:p>139</text:p>
          </table:table-cell>
          <table:table-cell table:formula="of:=ROUND([.H141]/255*65535)" office:value-type="float" office:value="35723" calcext:value-type="float">
            <text:p>35723</text:p>
          </table:table-cell>
          <table:table-cell table:formula="of:=ROUND(([.$K$1]*[.G141]+(10-[.$K$1])*[.I141])/10)" office:value-type="float" office:value="54879" calcext:value-type="float">
            <text:p>54879</text:p>
          </table:table-cell>
          <table:table-cell/>
        </table:table-row>
        <table:table-row table:style-name="ro1">
          <table:table-cell office:value-type="float" office:value="0.0066069687498384" calcext:value-type="float">
            <text:p>6,61E-03</text:p>
          </table:table-cell>
          <table:table-cell office:value-type="float" office:value="-0.00116646" calcext:value-type="float">
            <text:p>-1,17E-03</text:p>
          </table:table-cell>
          <table:table-cell table:formula="of:=[.A142]" office:value-type="float" office:value="0.0066069687498384" calcext:value-type="float">
            <text:p>6,61E-03</text:p>
          </table:table-cell>
          <table:table-cell/>
          <table:table-cell table:formula="of:=[.E141]+[.$D$2]" office:value-type="float" office:value="1.88116549403937" calcext:value-type="float">
            <text:p>1,881165494</text:p>
          </table:table-cell>
          <table:table-cell table:formula="of:==VLOOKUP([.E142];[.$B$2:.$C$1031];2)" office:value-type="float" office:value="0.044497593749838" calcext:value-type="float">
            <text:p>0,0444975937</text:p>
          </table:table-cell>
          <table:table-cell table:formula="of:=ROUND([.F142]/[.$A$1031]*65535)" office:value-type="float" office:value="58323" calcext:value-type="float">
            <text:p>58323</text:p>
          </table:table-cell>
          <table:table-cell table:formula="of:=[.H141]+1" office:value-type="float" office:value="140" calcext:value-type="float">
            <text:p>140</text:p>
          </table:table-cell>
          <table:table-cell table:formula="of:=ROUND([.H142]/255*65535)" office:value-type="float" office:value="35980" calcext:value-type="float">
            <text:p>35980</text:p>
          </table:table-cell>
          <table:table-cell table:formula="of:=ROUND(([.$K$1]*[.G142]+(10-[.$K$1])*[.I142])/10)" office:value-type="float" office:value="54972" calcext:value-type="float">
            <text:p>54972</text:p>
          </table:table-cell>
          <table:table-cell/>
        </table:table-row>
        <table:table-row table:style-name="ro1">
          <table:table-cell office:value-type="float" office:value="0.0066557968748384" calcext:value-type="float">
            <text:p>6,66E-03</text:p>
          </table:table-cell>
          <table:table-cell office:value-type="float" office:value="-0.001164911" calcext:value-type="float">
            <text:p>-1,16E-03</text:p>
          </table:table-cell>
          <table:table-cell table:formula="of:=[.A143]" office:value-type="float" office:value="0.0066557968748384" calcext:value-type="float">
            <text:p>6,66E-03</text:p>
          </table:table-cell>
          <table:table-cell/>
          <table:table-cell table:formula="of:=[.E142]+[.$D$2]" office:value-type="float" office:value="1.89461137600393" calcext:value-type="float">
            <text:p>1,894611376</text:p>
          </table:table-cell>
          <table:table-cell table:formula="of:==VLOOKUP([.E143];[.$B$2:.$C$1031];2)" office:value-type="float" office:value="0.044595249999838" calcext:value-type="float">
            <text:p>0,04459525</text:p>
          </table:table-cell>
          <table:table-cell table:formula="of:=ROUND([.F143]/[.$A$1031]*65535)" office:value-type="float" office:value="58451" calcext:value-type="float">
            <text:p>58451</text:p>
          </table:table-cell>
          <table:table-cell table:formula="of:=[.H142]+1" office:value-type="float" office:value="141" calcext:value-type="float">
            <text:p>141</text:p>
          </table:table-cell>
          <table:table-cell table:formula="of:=ROUND([.H143]/255*65535)" office:value-type="float" office:value="36237" calcext:value-type="float">
            <text:p>36237</text:p>
          </table:table-cell>
          <table:table-cell table:formula="of:=ROUND(([.$K$1]*[.G143]+(10-[.$K$1])*[.I143])/10)" office:value-type="float" office:value="55119" calcext:value-type="float">
            <text:p>55119</text:p>
          </table:table-cell>
          <table:table-cell/>
        </table:table-row>
        <table:table-row table:style-name="ro1">
          <table:table-cell office:value-type="float" office:value="0.0067046249998384" calcext:value-type="float">
            <text:p>6,70E-03</text:p>
          </table:table-cell>
          <table:table-cell office:value-type="float" office:value="-0.00116334" calcext:value-type="float">
            <text:p>-1,16E-03</text:p>
          </table:table-cell>
          <table:table-cell table:formula="of:=[.A144]" office:value-type="float" office:value="0.0067046249998384" calcext:value-type="float">
            <text:p>6,70E-03</text:p>
          </table:table-cell>
          <table:table-cell/>
          <table:table-cell table:formula="of:=[.E143]+[.$D$2]" office:value-type="float" office:value="1.9080572579685" calcext:value-type="float">
            <text:p>1,908057258</text:p>
          </table:table-cell>
          <table:table-cell table:formula="of:==VLOOKUP([.E144];[.$B$2:.$C$1031];2)" office:value-type="float" office:value="0.044644078124838" calcext:value-type="float">
            <text:p>0,0446440781</text:p>
          </table:table-cell>
          <table:table-cell table:formula="of:=ROUND([.F144]/[.$A$1031]*65535)" office:value-type="float" office:value="58515" calcext:value-type="float">
            <text:p>58515</text:p>
          </table:table-cell>
          <table:table-cell table:formula="of:=[.H143]+1" office:value-type="float" office:value="142" calcext:value-type="float">
            <text:p>142</text:p>
          </table:table-cell>
          <table:table-cell table:formula="of:=ROUND([.H144]/255*65535)" office:value-type="float" office:value="36494" calcext:value-type="float">
            <text:p>36494</text:p>
          </table:table-cell>
          <table:table-cell table:formula="of:=ROUND(([.$K$1]*[.G144]+(10-[.$K$1])*[.I144])/10)" office:value-type="float" office:value="55212" calcext:value-type="float">
            <text:p>55212</text:p>
          </table:table-cell>
          <table:table-cell/>
        </table:table-row>
        <table:table-row table:style-name="ro1">
          <table:table-cell office:value-type="float" office:value="0.0067534531248384" calcext:value-type="float">
            <text:p>6,75E-03</text:p>
          </table:table-cell>
          <table:table-cell office:value-type="float" office:value="-0.001161747" calcext:value-type="float">
            <text:p>-1,16E-03</text:p>
          </table:table-cell>
          <table:table-cell table:formula="of:=[.A145]" office:value-type="float" office:value="0.0067534531248384" calcext:value-type="float">
            <text:p>6,75E-03</text:p>
          </table:table-cell>
          <table:table-cell/>
          <table:table-cell table:formula="of:=[.E144]+[.$D$2]" office:value-type="float" office:value="1.92150313993307" calcext:value-type="float">
            <text:p>1,9215031399</text:p>
          </table:table-cell>
          <table:table-cell table:formula="of:==VLOOKUP([.E145];[.$B$2:.$C$1031];2)" office:value-type="float" office:value="0.044692906249838" calcext:value-type="float">
            <text:p>0,0446929062</text:p>
          </table:table-cell>
          <table:table-cell table:formula="of:=ROUND([.F145]/[.$A$1031]*65535)" office:value-type="float" office:value="58579" calcext:value-type="float">
            <text:p>58579</text:p>
          </table:table-cell>
          <table:table-cell table:formula="of:=[.H144]+1" office:value-type="float" office:value="143" calcext:value-type="float">
            <text:p>143</text:p>
          </table:table-cell>
          <table:table-cell table:formula="of:=ROUND([.H145]/255*65535)" office:value-type="float" office:value="36751" calcext:value-type="float">
            <text:p>36751</text:p>
          </table:table-cell>
          <table:table-cell table:formula="of:=ROUND(([.$K$1]*[.G145]+(10-[.$K$1])*[.I145])/10)" office:value-type="float" office:value="55305" calcext:value-type="float">
            <text:p>55305</text:p>
          </table:table-cell>
          <table:table-cell/>
        </table:table-row>
        <table:table-row table:style-name="ro1">
          <table:table-cell office:value-type="float" office:value="0.0068022812498384" calcext:value-type="float">
            <text:p>6,80E-03</text:p>
          </table:table-cell>
          <table:table-cell office:value-type="float" office:value="-0.001160131" calcext:value-type="float">
            <text:p>-1,16E-03</text:p>
          </table:table-cell>
          <table:table-cell table:formula="of:=[.A146]" office:value-type="float" office:value="0.0068022812498384" calcext:value-type="float">
            <text:p>6,80E-03</text:p>
          </table:table-cell>
          <table:table-cell/>
          <table:table-cell table:formula="of:=[.E145]+[.$D$2]" office:value-type="float" office:value="1.93494902189763" calcext:value-type="float">
            <text:p>1,9349490219</text:p>
          </table:table-cell>
          <table:table-cell table:formula="of:==VLOOKUP([.E146];[.$B$2:.$C$1031];2)" office:value-type="float" office:value="0.044741734374838" calcext:value-type="float">
            <text:p>0,0447417344</text:p>
          </table:table-cell>
          <table:table-cell table:formula="of:=ROUND([.F146]/[.$A$1031]*65535)" office:value-type="float" office:value="58643" calcext:value-type="float">
            <text:p>58643</text:p>
          </table:table-cell>
          <table:table-cell table:formula="of:=[.H145]+1" office:value-type="float" office:value="144" calcext:value-type="float">
            <text:p>144</text:p>
          </table:table-cell>
          <table:table-cell table:formula="of:=ROUND([.H146]/255*65535)" office:value-type="float" office:value="37008" calcext:value-type="float">
            <text:p>37008</text:p>
          </table:table-cell>
          <table:table-cell table:formula="of:=ROUND(([.$K$1]*[.G146]+(10-[.$K$1])*[.I146])/10)" office:value-type="float" office:value="55398" calcext:value-type="float">
            <text:p>55398</text:p>
          </table:table-cell>
          <table:table-cell/>
        </table:table-row>
        <table:table-row table:style-name="ro1">
          <table:table-cell office:value-type="float" office:value="0.0068511093748384" calcext:value-type="float">
            <text:p>6,85E-03</text:p>
          </table:table-cell>
          <table:table-cell office:value-type="float" office:value="-0.001158492" calcext:value-type="float">
            <text:p>-1,16E-03</text:p>
          </table:table-cell>
          <table:table-cell table:formula="of:=[.A147]" office:value-type="float" office:value="0.0068511093748384" calcext:value-type="float">
            <text:p>6,85E-03</text:p>
          </table:table-cell>
          <table:table-cell/>
          <table:table-cell table:formula="of:=[.E146]+[.$D$2]" office:value-type="float" office:value="1.9483949038622" calcext:value-type="float">
            <text:p>1,9483949039</text:p>
          </table:table-cell>
          <table:table-cell table:formula="of:==VLOOKUP([.E147];[.$B$2:.$C$1031];2)" office:value-type="float" office:value="0.044790562499838" calcext:value-type="float">
            <text:p>0,0447905625</text:p>
          </table:table-cell>
          <table:table-cell table:formula="of:=ROUND([.F147]/[.$A$1031]*65535)" office:value-type="float" office:value="58707" calcext:value-type="float">
            <text:p>58707</text:p>
          </table:table-cell>
          <table:table-cell table:formula="of:=[.H146]+1" office:value-type="float" office:value="145" calcext:value-type="float">
            <text:p>145</text:p>
          </table:table-cell>
          <table:table-cell table:formula="of:=ROUND([.H147]/255*65535)" office:value-type="float" office:value="37265" calcext:value-type="float">
            <text:p>37265</text:p>
          </table:table-cell>
          <table:table-cell table:formula="of:=ROUND(([.$K$1]*[.G147]+(10-[.$K$1])*[.I147])/10)" office:value-type="float" office:value="55491" calcext:value-type="float">
            <text:p>55491</text:p>
          </table:table-cell>
          <table:table-cell/>
        </table:table-row>
        <table:table-row table:style-name="ro1">
          <table:table-cell office:value-type="float" office:value="0.0068999374998384" calcext:value-type="float">
            <text:p>6,90E-03</text:p>
          </table:table-cell>
          <table:table-cell office:value-type="float" office:value="-0.00115683" calcext:value-type="float">
            <text:p>-1,16E-03</text:p>
          </table:table-cell>
          <table:table-cell table:formula="of:=[.A148]" office:value-type="float" office:value="0.0068999374998384" calcext:value-type="float">
            <text:p>6,90E-03</text:p>
          </table:table-cell>
          <table:table-cell/>
          <table:table-cell table:formula="of:=[.E147]+[.$D$2]" office:value-type="float" office:value="1.96184078582677" calcext:value-type="float">
            <text:p>1,9618407858</text:p>
          </table:table-cell>
          <table:table-cell table:formula="of:==VLOOKUP([.E148];[.$B$2:.$C$1031];2)" office:value-type="float" office:value="0.044839390624838" calcext:value-type="float">
            <text:p>0,0448393906</text:p>
          </table:table-cell>
          <table:table-cell table:formula="of:=ROUND([.F148]/[.$A$1031]*65535)" office:value-type="float" office:value="58771" calcext:value-type="float">
            <text:p>58771</text:p>
          </table:table-cell>
          <table:table-cell table:formula="of:=[.H147]+1" office:value-type="float" office:value="146" calcext:value-type="float">
            <text:p>146</text:p>
          </table:table-cell>
          <table:table-cell table:formula="of:=ROUND([.H148]/255*65535)" office:value-type="float" office:value="37522" calcext:value-type="float">
            <text:p>37522</text:p>
          </table:table-cell>
          <table:table-cell table:formula="of:=ROUND(([.$K$1]*[.G148]+(10-[.$K$1])*[.I148])/10)" office:value-type="float" office:value="55584" calcext:value-type="float">
            <text:p>55584</text:p>
          </table:table-cell>
          <table:table-cell/>
        </table:table-row>
        <table:table-row table:style-name="ro1">
          <table:table-cell office:value-type="float" office:value="0.0069487656248384" calcext:value-type="float">
            <text:p>6,95E-03</text:p>
          </table:table-cell>
          <table:table-cell office:value-type="float" office:value="-0.001155145" calcext:value-type="float">
            <text:p>-1,16E-03</text:p>
          </table:table-cell>
          <table:table-cell table:formula="of:=[.A149]" office:value-type="float" office:value="0.0069487656248384" calcext:value-type="float">
            <text:p>6,95E-03</text:p>
          </table:table-cell>
          <table:table-cell/>
          <table:table-cell table:formula="of:=[.E148]+[.$D$2]" office:value-type="float" office:value="1.97528666779134" calcext:value-type="float">
            <text:p>1,9752866678</text:p>
          </table:table-cell>
          <table:table-cell table:formula="of:==VLOOKUP([.E149];[.$B$2:.$C$1031];2)" office:value-type="float" office:value="0.044888218749838" calcext:value-type="float">
            <text:p>0,0448882187</text:p>
          </table:table-cell>
          <table:table-cell table:formula="of:=ROUND([.F149]/[.$A$1031]*65535)" office:value-type="float" office:value="58835" calcext:value-type="float">
            <text:p>58835</text:p>
          </table:table-cell>
          <table:table-cell table:formula="of:=[.H148]+1" office:value-type="float" office:value="147" calcext:value-type="float">
            <text:p>147</text:p>
          </table:table-cell>
          <table:table-cell table:formula="of:=ROUND([.H149]/255*65535)" office:value-type="float" office:value="37779" calcext:value-type="float">
            <text:p>37779</text:p>
          </table:table-cell>
          <table:table-cell table:formula="of:=ROUND(([.$K$1]*[.G149]+(10-[.$K$1])*[.I149])/10)" office:value-type="float" office:value="55677" calcext:value-type="float">
            <text:p>55677</text:p>
          </table:table-cell>
          <table:table-cell/>
        </table:table-row>
        <table:table-row table:style-name="ro1">
          <table:table-cell office:value-type="float" office:value="0.0069975937498384" calcext:value-type="float">
            <text:p>7,00E-03</text:p>
          </table:table-cell>
          <table:table-cell office:value-type="float" office:value="-0.001153436" calcext:value-type="float">
            <text:p>-1,15E-03</text:p>
          </table:table-cell>
          <table:table-cell table:formula="of:=[.A150]" office:value-type="float" office:value="0.0069975937498384" calcext:value-type="float">
            <text:p>7,00E-03</text:p>
          </table:table-cell>
          <table:table-cell/>
          <table:table-cell table:formula="of:=[.E149]+[.$D$2]" office:value-type="float" office:value="1.9887325497559" calcext:value-type="float">
            <text:p>1,9887325498</text:p>
          </table:table-cell>
          <table:table-cell table:formula="of:==VLOOKUP([.E150];[.$B$2:.$C$1031];2)" office:value-type="float" office:value="0.044937046874838" calcext:value-type="float">
            <text:p>0,0449370469</text:p>
          </table:table-cell>
          <table:table-cell table:formula="of:=ROUND([.F150]/[.$A$1031]*65535)" office:value-type="float" office:value="58899" calcext:value-type="float">
            <text:p>58899</text:p>
          </table:table-cell>
          <table:table-cell table:formula="of:=[.H149]+1" office:value-type="float" office:value="148" calcext:value-type="float">
            <text:p>148</text:p>
          </table:table-cell>
          <table:table-cell table:formula="of:=ROUND([.H150]/255*65535)" office:value-type="float" office:value="38036" calcext:value-type="float">
            <text:p>38036</text:p>
          </table:table-cell>
          <table:table-cell table:formula="of:=ROUND(([.$K$1]*[.G150]+(10-[.$K$1])*[.I150])/10)" office:value-type="float" office:value="55770" calcext:value-type="float">
            <text:p>55770</text:p>
          </table:table-cell>
          <table:table-cell/>
        </table:table-row>
        <table:table-row table:style-name="ro1">
          <table:table-cell office:value-type="float" office:value="0.0070464218748384" calcext:value-type="float">
            <text:p>7,05E-03</text:p>
          </table:table-cell>
          <table:table-cell office:value-type="float" office:value="-0.001151703" calcext:value-type="float">
            <text:p>-1,15E-03</text:p>
          </table:table-cell>
          <table:table-cell table:formula="of:=[.A151]" office:value-type="float" office:value="0.0070464218748384" calcext:value-type="float">
            <text:p>7,05E-03</text:p>
          </table:table-cell>
          <table:table-cell/>
          <table:table-cell table:formula="of:=[.E150]+[.$D$2]" office:value-type="float" office:value="2.00217843172047" calcext:value-type="float">
            <text:p>2,0021784317</text:p>
          </table:table-cell>
          <table:table-cell table:formula="of:==VLOOKUP([.E151];[.$B$2:.$C$1031];2)" office:value-type="float" office:value="0.0449858749998379" calcext:value-type="float">
            <text:p>0,044985875</text:p>
          </table:table-cell>
          <table:table-cell table:formula="of:=ROUND([.F151]/[.$A$1031]*65535)" office:value-type="float" office:value="58963" calcext:value-type="float">
            <text:p>58963</text:p>
          </table:table-cell>
          <table:table-cell table:formula="of:=[.H150]+1" office:value-type="float" office:value="149" calcext:value-type="float">
            <text:p>149</text:p>
          </table:table-cell>
          <table:table-cell table:formula="of:=ROUND([.H151]/255*65535)" office:value-type="float" office:value="38293" calcext:value-type="float">
            <text:p>38293</text:p>
          </table:table-cell>
          <table:table-cell table:formula="of:=ROUND(([.$K$1]*[.G151]+(10-[.$K$1])*[.I151])/10)" office:value-type="float" office:value="55863" calcext:value-type="float">
            <text:p>55863</text:p>
          </table:table-cell>
          <table:table-cell/>
        </table:table-row>
        <table:table-row table:style-name="ro1">
          <table:table-cell office:value-type="float" office:value="0.0070952499998384" calcext:value-type="float">
            <text:p>7,10E-03</text:p>
          </table:table-cell>
          <table:table-cell office:value-type="float" office:value="-0.001149945" calcext:value-type="float">
            <text:p>-1,15E-03</text:p>
          </table:table-cell>
          <table:table-cell table:formula="of:=[.A152]" office:value-type="float" office:value="0.0070952499998384" calcext:value-type="float">
            <text:p>7,10E-03</text:p>
          </table:table-cell>
          <table:table-cell/>
          <table:table-cell table:formula="of:=[.E151]+[.$D$2]" office:value-type="float" office:value="2.01562431368504" calcext:value-type="float">
            <text:p>2,0156243137</text:p>
          </table:table-cell>
          <table:table-cell table:formula="of:==VLOOKUP([.E152];[.$B$2:.$C$1031];2)" office:value-type="float" office:value="0.0450347031248379" calcext:value-type="float">
            <text:p>0,0450347031</text:p>
          </table:table-cell>
          <table:table-cell table:formula="of:=ROUND([.F152]/[.$A$1031]*65535)" office:value-type="float" office:value="59027" calcext:value-type="float">
            <text:p>59027</text:p>
          </table:table-cell>
          <table:table-cell table:formula="of:=[.H151]+1" office:value-type="float" office:value="150" calcext:value-type="float">
            <text:p>150</text:p>
          </table:table-cell>
          <table:table-cell table:formula="of:=ROUND([.H152]/255*65535)" office:value-type="float" office:value="38550" calcext:value-type="float">
            <text:p>38550</text:p>
          </table:table-cell>
          <table:table-cell table:formula="of:=ROUND(([.$K$1]*[.G152]+(10-[.$K$1])*[.I152])/10)" office:value-type="float" office:value="55955" calcext:value-type="float">
            <text:p>55955</text:p>
          </table:table-cell>
          <table:table-cell/>
        </table:table-row>
        <table:table-row table:style-name="ro1">
          <table:table-cell office:value-type="float" office:value="0.0071440781248384" calcext:value-type="float">
            <text:p>7,14E-03</text:p>
          </table:table-cell>
          <table:table-cell office:value-type="float" office:value="-0.001148162" calcext:value-type="float">
            <text:p>-1,15E-03</text:p>
          </table:table-cell>
          <table:table-cell table:formula="of:=[.A153]" office:value-type="float" office:value="0.0071440781248384" calcext:value-type="float">
            <text:p>7,14E-03</text:p>
          </table:table-cell>
          <table:table-cell/>
          <table:table-cell table:formula="of:=[.E152]+[.$D$2]" office:value-type="float" office:value="2.0290701956496" calcext:value-type="float">
            <text:p>2,0290701956</text:p>
          </table:table-cell>
          <table:table-cell table:formula="of:==VLOOKUP([.E153];[.$B$2:.$C$1031];2)" office:value-type="float" office:value="0.0450835312498379" calcext:value-type="float">
            <text:p>0,0450835312</text:p>
          </table:table-cell>
          <table:table-cell table:formula="of:=ROUND([.F153]/[.$A$1031]*65535)" office:value-type="float" office:value="59091" calcext:value-type="float">
            <text:p>59091</text:p>
          </table:table-cell>
          <table:table-cell table:formula="of:=[.H152]+1" office:value-type="float" office:value="151" calcext:value-type="float">
            <text:p>151</text:p>
          </table:table-cell>
          <table:table-cell table:formula="of:=ROUND([.H153]/255*65535)" office:value-type="float" office:value="38807" calcext:value-type="float">
            <text:p>38807</text:p>
          </table:table-cell>
          <table:table-cell table:formula="of:=ROUND(([.$K$1]*[.G153]+(10-[.$K$1])*[.I153])/10)" office:value-type="float" office:value="56048" calcext:value-type="float">
            <text:p>56048</text:p>
          </table:table-cell>
          <table:table-cell/>
        </table:table-row>
        <table:table-row table:style-name="ro1">
          <table:table-cell office:value-type="float" office:value="0.0071929062498384" calcext:value-type="float">
            <text:p>7,19E-03</text:p>
          </table:table-cell>
          <table:table-cell office:value-type="float" office:value="-0.001146355" calcext:value-type="float">
            <text:p>-1,15E-03</text:p>
          </table:table-cell>
          <table:table-cell table:formula="of:=[.A154]" office:value-type="float" office:value="0.0071929062498384" calcext:value-type="float">
            <text:p>7,19E-03</text:p>
          </table:table-cell>
          <table:table-cell/>
          <table:table-cell table:formula="of:=[.E153]+[.$D$2]" office:value-type="float" office:value="2.04251607761417" calcext:value-type="float">
            <text:p>2,0425160776</text:p>
          </table:table-cell>
          <table:table-cell table:formula="of:==VLOOKUP([.E154];[.$B$2:.$C$1031];2)" office:value-type="float" office:value="0.0451811874998379" calcext:value-type="float">
            <text:p>0,0451811875</text:p>
          </table:table-cell>
          <table:table-cell table:formula="of:=ROUND([.F154]/[.$A$1031]*65535)" office:value-type="float" office:value="59219" calcext:value-type="float">
            <text:p>59219</text:p>
          </table:table-cell>
          <table:table-cell table:formula="of:=[.H153]+1" office:value-type="float" office:value="152" calcext:value-type="float">
            <text:p>152</text:p>
          </table:table-cell>
          <table:table-cell table:formula="of:=ROUND([.H154]/255*65535)" office:value-type="float" office:value="39064" calcext:value-type="float">
            <text:p>39064</text:p>
          </table:table-cell>
          <table:table-cell table:formula="of:=ROUND(([.$K$1]*[.G154]+(10-[.$K$1])*[.I154])/10)" office:value-type="float" office:value="56196" calcext:value-type="float">
            <text:p>56196</text:p>
          </table:table-cell>
          <table:table-cell/>
        </table:table-row>
        <table:table-row table:style-name="ro1">
          <table:table-cell office:value-type="float" office:value="0.0072417343748384" calcext:value-type="float">
            <text:p>7,24E-03</text:p>
          </table:table-cell>
          <table:table-cell office:value-type="float" office:value="-0.001144521" calcext:value-type="float">
            <text:p>-1,14E-03</text:p>
          </table:table-cell>
          <table:table-cell table:formula="of:=[.A155]" office:value-type="float" office:value="0.0072417343748384" calcext:value-type="float">
            <text:p>7,24E-03</text:p>
          </table:table-cell>
          <table:table-cell/>
          <table:table-cell table:formula="of:=[.E154]+[.$D$2]" office:value-type="float" office:value="2.05596195957874" calcext:value-type="float">
            <text:p>2,0559619596</text:p>
          </table:table-cell>
          <table:table-cell table:formula="of:==VLOOKUP([.E155];[.$B$2:.$C$1031];2)" office:value-type="float" office:value="0.0452300156248379" calcext:value-type="float">
            <text:p>0,0452300156</text:p>
          </table:table-cell>
          <table:table-cell table:formula="of:=ROUND([.F155]/[.$A$1031]*65535)" office:value-type="float" office:value="59283" calcext:value-type="float">
            <text:p>59283</text:p>
          </table:table-cell>
          <table:table-cell table:formula="of:=[.H154]+1" office:value-type="float" office:value="153" calcext:value-type="float">
            <text:p>153</text:p>
          </table:table-cell>
          <table:table-cell table:formula="of:=ROUND([.H155]/255*65535)" office:value-type="float" office:value="39321" calcext:value-type="float">
            <text:p>39321</text:p>
          </table:table-cell>
          <table:table-cell table:formula="of:=ROUND(([.$K$1]*[.G155]+(10-[.$K$1])*[.I155])/10)" office:value-type="float" office:value="56289" calcext:value-type="float">
            <text:p>56289</text:p>
          </table:table-cell>
          <table:table-cell/>
        </table:table-row>
        <table:table-row table:style-name="ro1">
          <table:table-cell office:value-type="float" office:value="0.0072905624998384" calcext:value-type="float">
            <text:p>7,29E-03</text:p>
          </table:table-cell>
          <table:table-cell office:value-type="float" office:value="-0.001142662" calcext:value-type="float">
            <text:p>-1,14E-03</text:p>
          </table:table-cell>
          <table:table-cell table:formula="of:=[.A156]" office:value-type="float" office:value="0.0072905624998384" calcext:value-type="float">
            <text:p>7,29E-03</text:p>
          </table:table-cell>
          <table:table-cell/>
          <table:table-cell table:formula="of:=[.E155]+[.$D$2]" office:value-type="float" office:value="2.0694078415433" calcext:value-type="float">
            <text:p>2,0694078415</text:p>
          </table:table-cell>
          <table:table-cell table:formula="of:==VLOOKUP([.E156];[.$B$2:.$C$1031];2)" office:value-type="float" office:value="0.0452788437498379" calcext:value-type="float">
            <text:p>0,0452788437</text:p>
          </table:table-cell>
          <table:table-cell table:formula="of:=ROUND([.F156]/[.$A$1031]*65535)" office:value-type="float" office:value="59347" calcext:value-type="float">
            <text:p>59347</text:p>
          </table:table-cell>
          <table:table-cell table:formula="of:=[.H155]+1" office:value-type="float" office:value="154" calcext:value-type="float">
            <text:p>154</text:p>
          </table:table-cell>
          <table:table-cell table:formula="of:=ROUND([.H156]/255*65535)" office:value-type="float" office:value="39578" calcext:value-type="float">
            <text:p>39578</text:p>
          </table:table-cell>
          <table:table-cell table:formula="of:=ROUND(([.$K$1]*[.G156]+(10-[.$K$1])*[.I156])/10)" office:value-type="float" office:value="56382" calcext:value-type="float">
            <text:p>56382</text:p>
          </table:table-cell>
          <table:table-cell/>
        </table:table-row>
        <table:table-row table:style-name="ro1">
          <table:table-cell office:value-type="float" office:value="0.0073393906248384" calcext:value-type="float">
            <text:p>7,34E-03</text:p>
          </table:table-cell>
          <table:table-cell office:value-type="float" office:value="-0.001140776" calcext:value-type="float">
            <text:p>-1,14E-03</text:p>
          </table:table-cell>
          <table:table-cell table:formula="of:=[.A157]" office:value-type="float" office:value="0.0073393906248384" calcext:value-type="float">
            <text:p>7,34E-03</text:p>
          </table:table-cell>
          <table:table-cell/>
          <table:table-cell table:formula="of:=[.E156]+[.$D$2]" office:value-type="float" office:value="2.08285372350787" calcext:value-type="float">
            <text:p>2,0828537235</text:p>
          </table:table-cell>
          <table:table-cell table:formula="of:==VLOOKUP([.E157];[.$B$2:.$C$1031];2)" office:value-type="float" office:value="0.0453276718748379" calcext:value-type="float">
            <text:p>0,0453276719</text:p>
          </table:table-cell>
          <table:table-cell table:formula="of:=ROUND([.F157]/[.$A$1031]*65535)" office:value-type="float" office:value="59411" calcext:value-type="float">
            <text:p>59411</text:p>
          </table:table-cell>
          <table:table-cell table:formula="of:=[.H156]+1" office:value-type="float" office:value="155" calcext:value-type="float">
            <text:p>155</text:p>
          </table:table-cell>
          <table:table-cell table:formula="of:=ROUND([.H157]/255*65535)" office:value-type="float" office:value="39835" calcext:value-type="float">
            <text:p>39835</text:p>
          </table:table-cell>
          <table:table-cell table:formula="of:=ROUND(([.$K$1]*[.G157]+(10-[.$K$1])*[.I157])/10)" office:value-type="float" office:value="56475" calcext:value-type="float">
            <text:p>56475</text:p>
          </table:table-cell>
          <table:table-cell/>
        </table:table-row>
        <table:table-row table:style-name="ro1">
          <table:table-cell office:value-type="float" office:value="0.0073882187498384" calcext:value-type="float">
            <text:p>7,39E-03</text:p>
          </table:table-cell>
          <table:table-cell office:value-type="float" office:value="-0.001138864" calcext:value-type="float">
            <text:p>-1,14E-03</text:p>
          </table:table-cell>
          <table:table-cell table:formula="of:=[.A158]" office:value-type="float" office:value="0.0073882187498384" calcext:value-type="float">
            <text:p>7,39E-03</text:p>
          </table:table-cell>
          <table:table-cell/>
          <table:table-cell table:formula="of:=[.E157]+[.$D$2]" office:value-type="float" office:value="2.09629960547244" calcext:value-type="float">
            <text:p>2,0962996055</text:p>
          </table:table-cell>
          <table:table-cell table:formula="of:==VLOOKUP([.E158];[.$B$2:.$C$1031];2)" office:value-type="float" office:value="0.0453764999998379" calcext:value-type="float">
            <text:p>0,0453765</text:p>
          </table:table-cell>
          <table:table-cell table:formula="of:=ROUND([.F158]/[.$A$1031]*65535)" office:value-type="float" office:value="59475" calcext:value-type="float">
            <text:p>59475</text:p>
          </table:table-cell>
          <table:table-cell table:formula="of:=[.H157]+1" office:value-type="float" office:value="156" calcext:value-type="float">
            <text:p>156</text:p>
          </table:table-cell>
          <table:table-cell table:formula="of:=ROUND([.H158]/255*65535)" office:value-type="float" office:value="40092" calcext:value-type="float">
            <text:p>40092</text:p>
          </table:table-cell>
          <table:table-cell table:formula="of:=ROUND(([.$K$1]*[.G158]+(10-[.$K$1])*[.I158])/10)" office:value-type="float" office:value="56568" calcext:value-type="float">
            <text:p>56568</text:p>
          </table:table-cell>
          <table:table-cell/>
        </table:table-row>
        <table:table-row table:style-name="ro1">
          <table:table-cell office:value-type="float" office:value="0.0074370468748384" calcext:value-type="float">
            <text:p>7,44E-03</text:p>
          </table:table-cell>
          <table:table-cell office:value-type="float" office:value="-0.001136924" calcext:value-type="float">
            <text:p>-1,14E-03</text:p>
          </table:table-cell>
          <table:table-cell table:formula="of:=[.A159]" office:value-type="float" office:value="0.0074370468748384" calcext:value-type="float">
            <text:p>7,44E-03</text:p>
          </table:table-cell>
          <table:table-cell/>
          <table:table-cell table:formula="of:=[.E158]+[.$D$2]" office:value-type="float" office:value="2.10974548743701" calcext:value-type="float">
            <text:p>2,1097454874</text:p>
          </table:table-cell>
          <table:table-cell table:formula="of:==VLOOKUP([.E159];[.$B$2:.$C$1031];2)" office:value-type="float" office:value="0.0454253281248379" calcext:value-type="float">
            <text:p>0,0454253281</text:p>
          </table:table-cell>
          <table:table-cell table:formula="of:=ROUND([.F159]/[.$A$1031]*65535)" office:value-type="float" office:value="59539" calcext:value-type="float">
            <text:p>59539</text:p>
          </table:table-cell>
          <table:table-cell table:formula="of:=[.H158]+1" office:value-type="float" office:value="157" calcext:value-type="float">
            <text:p>157</text:p>
          </table:table-cell>
          <table:table-cell table:formula="of:=ROUND([.H159]/255*65535)" office:value-type="float" office:value="40349" calcext:value-type="float">
            <text:p>40349</text:p>
          </table:table-cell>
          <table:table-cell table:formula="of:=ROUND(([.$K$1]*[.G159]+(10-[.$K$1])*[.I159])/10)" office:value-type="float" office:value="56661" calcext:value-type="float">
            <text:p>56661</text:p>
          </table:table-cell>
          <table:table-cell/>
        </table:table-row>
        <table:table-row table:style-name="ro1">
          <table:table-cell office:value-type="float" office:value="0.0074858749998384" calcext:value-type="float">
            <text:p>7,49E-03</text:p>
          </table:table-cell>
          <table:table-cell office:value-type="float" office:value="-0.001134958" calcext:value-type="float">
            <text:p>-1,13E-03</text:p>
          </table:table-cell>
          <table:table-cell table:formula="of:=[.A160]" office:value-type="float" office:value="0.0074858749998384" calcext:value-type="float">
            <text:p>7,49E-03</text:p>
          </table:table-cell>
          <table:table-cell/>
          <table:table-cell table:formula="of:=[.E159]+[.$D$2]" office:value-type="float" office:value="2.12319136940157" calcext:value-type="float">
            <text:p>2,1231913694</text:p>
          </table:table-cell>
          <table:table-cell table:formula="of:==VLOOKUP([.E160];[.$B$2:.$C$1031];2)" office:value-type="float" office:value="0.0454741562498379" calcext:value-type="float">
            <text:p>0,0454741562</text:p>
          </table:table-cell>
          <table:table-cell table:formula="of:=ROUND([.F160]/[.$A$1031]*65535)" office:value-type="float" office:value="59603" calcext:value-type="float">
            <text:p>59603</text:p>
          </table:table-cell>
          <table:table-cell table:formula="of:=[.H159]+1" office:value-type="float" office:value="158" calcext:value-type="float">
            <text:p>158</text:p>
          </table:table-cell>
          <table:table-cell table:formula="of:=ROUND([.H160]/255*65535)" office:value-type="float" office:value="40606" calcext:value-type="float">
            <text:p>40606</text:p>
          </table:table-cell>
          <table:table-cell table:formula="of:=ROUND(([.$K$1]*[.G160]+(10-[.$K$1])*[.I160])/10)" office:value-type="float" office:value="56753" calcext:value-type="float">
            <text:p>56753</text:p>
          </table:table-cell>
          <table:table-cell/>
        </table:table-row>
        <table:table-row table:style-name="ro1">
          <table:table-cell office:value-type="float" office:value="0.0075347031248384" calcext:value-type="float">
            <text:p>7,53E-03</text:p>
          </table:table-cell>
          <table:table-cell office:value-type="float" office:value="-0.001132963" calcext:value-type="float">
            <text:p>-1,13E-03</text:p>
          </table:table-cell>
          <table:table-cell table:formula="of:=[.A161]" office:value-type="float" office:value="0.0075347031248384" calcext:value-type="float">
            <text:p>7,53E-03</text:p>
          </table:table-cell>
          <table:table-cell/>
          <table:table-cell table:formula="of:=[.E160]+[.$D$2]" office:value-type="float" office:value="2.13663725136614" calcext:value-type="float">
            <text:p>2,1366372514</text:p>
          </table:table-cell>
          <table:table-cell table:formula="of:==VLOOKUP([.E161];[.$B$2:.$C$1031];2)" office:value-type="float" office:value="0.0455229843748379" calcext:value-type="float">
            <text:p>0,0455229844</text:p>
          </table:table-cell>
          <table:table-cell table:formula="of:=ROUND([.F161]/[.$A$1031]*65535)" office:value-type="float" office:value="59667" calcext:value-type="float">
            <text:p>59667</text:p>
          </table:table-cell>
          <table:table-cell table:formula="of:=[.H160]+1" office:value-type="float" office:value="159" calcext:value-type="float">
            <text:p>159</text:p>
          </table:table-cell>
          <table:table-cell table:formula="of:=ROUND([.H161]/255*65535)" office:value-type="float" office:value="40863" calcext:value-type="float">
            <text:p>40863</text:p>
          </table:table-cell>
          <table:table-cell table:formula="of:=ROUND(([.$K$1]*[.G161]+(10-[.$K$1])*[.I161])/10)" office:value-type="float" office:value="56846" calcext:value-type="float">
            <text:p>56846</text:p>
          </table:table-cell>
          <table:table-cell/>
        </table:table-row>
        <table:table-row table:style-name="ro1">
          <table:table-cell office:value-type="float" office:value="0.0075835312498384" calcext:value-type="float">
            <text:p>7,58E-03</text:p>
          </table:table-cell>
          <table:table-cell office:value-type="float" office:value="-0.00113094" calcext:value-type="float">
            <text:p>-1,13E-03</text:p>
          </table:table-cell>
          <table:table-cell table:formula="of:=[.A162]" office:value-type="float" office:value="0.0075835312498384" calcext:value-type="float">
            <text:p>7,58E-03</text:p>
          </table:table-cell>
          <table:table-cell/>
          <table:table-cell table:formula="of:=[.E161]+[.$D$2]" office:value-type="float" office:value="2.15008313333071" calcext:value-type="float">
            <text:p>2,1500831333</text:p>
          </table:table-cell>
          <table:table-cell table:formula="of:==VLOOKUP([.E162];[.$B$2:.$C$1031];2)" office:value-type="float" office:value="0.0455718124998379" calcext:value-type="float">
            <text:p>0,0455718125</text:p>
          </table:table-cell>
          <table:table-cell table:formula="of:=ROUND([.F162]/[.$A$1031]*65535)" office:value-type="float" office:value="59731" calcext:value-type="float">
            <text:p>59731</text:p>
          </table:table-cell>
          <table:table-cell table:formula="of:=[.H161]+1" office:value-type="float" office:value="160" calcext:value-type="float">
            <text:p>160</text:p>
          </table:table-cell>
          <table:table-cell table:formula="of:=ROUND([.H162]/255*65535)" office:value-type="float" office:value="41120" calcext:value-type="float">
            <text:p>41120</text:p>
          </table:table-cell>
          <table:table-cell table:formula="of:=ROUND(([.$K$1]*[.G162]+(10-[.$K$1])*[.I162])/10)" office:value-type="float" office:value="56939" calcext:value-type="float">
            <text:p>56939</text:p>
          </table:table-cell>
          <table:table-cell/>
        </table:table-row>
        <table:table-row table:style-name="ro1">
          <table:table-cell office:value-type="float" office:value="0.0076323593748384" calcext:value-type="float">
            <text:p>7,63E-03</text:p>
          </table:table-cell>
          <table:table-cell office:value-type="float" office:value="-0.001128889" calcext:value-type="float">
            <text:p>-1,13E-03</text:p>
          </table:table-cell>
          <table:table-cell table:formula="of:=[.A163]" office:value-type="float" office:value="0.0076323593748384" calcext:value-type="float">
            <text:p>7,63E-03</text:p>
          </table:table-cell>
          <table:table-cell/>
          <table:table-cell table:formula="of:=[.E162]+[.$D$2]" office:value-type="float" office:value="2.16352901529527" calcext:value-type="float">
            <text:p>2,1635290153</text:p>
          </table:table-cell>
          <table:table-cell table:formula="of:==VLOOKUP([.E163];[.$B$2:.$C$1031];2)" office:value-type="float" office:value="0.0456206406248379" calcext:value-type="float">
            <text:p>0,0456206406</text:p>
          </table:table-cell>
          <table:table-cell table:formula="of:=ROUND([.F163]/[.$A$1031]*65535)" office:value-type="float" office:value="59795" calcext:value-type="float">
            <text:p>59795</text:p>
          </table:table-cell>
          <table:table-cell table:formula="of:=[.H162]+1" office:value-type="float" office:value="161" calcext:value-type="float">
            <text:p>161</text:p>
          </table:table-cell>
          <table:table-cell table:formula="of:=ROUND([.H163]/255*65535)" office:value-type="float" office:value="41377" calcext:value-type="float">
            <text:p>41377</text:p>
          </table:table-cell>
          <table:table-cell table:formula="of:=ROUND(([.$K$1]*[.G163]+(10-[.$K$1])*[.I163])/10)" office:value-type="float" office:value="57032" calcext:value-type="float">
            <text:p>57032</text:p>
          </table:table-cell>
          <table:table-cell/>
        </table:table-row>
        <table:table-row table:style-name="ro1">
          <table:table-cell office:value-type="float" office:value="0.0076811874998384" calcext:value-type="float">
            <text:p>7,68E-03</text:p>
          </table:table-cell>
          <table:table-cell office:value-type="float" office:value="-0.001126808" calcext:value-type="float">
            <text:p>-1,13E-03</text:p>
          </table:table-cell>
          <table:table-cell table:formula="of:=[.A164]" office:value-type="float" office:value="0.0076811874998384" calcext:value-type="float">
            <text:p>7,68E-03</text:p>
          </table:table-cell>
          <table:table-cell/>
          <table:table-cell table:formula="of:=[.E163]+[.$D$2]" office:value-type="float" office:value="2.17697489725984" calcext:value-type="float">
            <text:p>2,1769748973</text:p>
          </table:table-cell>
          <table:table-cell table:formula="of:==VLOOKUP([.E164];[.$B$2:.$C$1031];2)" office:value-type="float" office:value="0.0456694687498379" calcext:value-type="float">
            <text:p>0,0456694687</text:p>
          </table:table-cell>
          <table:table-cell table:formula="of:=ROUND([.F164]/[.$A$1031]*65535)" office:value-type="float" office:value="59859" calcext:value-type="float">
            <text:p>59859</text:p>
          </table:table-cell>
          <table:table-cell table:formula="of:=[.H163]+1" office:value-type="float" office:value="162" calcext:value-type="float">
            <text:p>162</text:p>
          </table:table-cell>
          <table:table-cell table:formula="of:=ROUND([.H164]/255*65535)" office:value-type="float" office:value="41634" calcext:value-type="float">
            <text:p>41634</text:p>
          </table:table-cell>
          <table:table-cell table:formula="of:=ROUND(([.$K$1]*[.G164]+(10-[.$K$1])*[.I164])/10)" office:value-type="float" office:value="57125" calcext:value-type="float">
            <text:p>57125</text:p>
          </table:table-cell>
          <table:table-cell/>
        </table:table-row>
        <table:table-row table:style-name="ro1">
          <table:table-cell office:value-type="float" office:value="0.0077300156248384" calcext:value-type="float">
            <text:p>7,73E-03</text:p>
          </table:table-cell>
          <table:table-cell office:value-type="float" office:value="-0.001124699" calcext:value-type="float">
            <text:p>-1,12E-03</text:p>
          </table:table-cell>
          <table:table-cell table:formula="of:=[.A165]" office:value-type="float" office:value="0.0077300156248384" calcext:value-type="float">
            <text:p>7,73E-03</text:p>
          </table:table-cell>
          <table:table-cell/>
          <table:table-cell table:formula="of:=[.E164]+[.$D$2]" office:value-type="float" office:value="2.19042077922441" calcext:value-type="float">
            <text:p>2,1904207792</text:p>
          </table:table-cell>
          <table:table-cell table:formula="of:==VLOOKUP([.E165];[.$B$2:.$C$1031];2)" office:value-type="float" office:value="0.0457182968748379" calcext:value-type="float">
            <text:p>0,0457182969</text:p>
          </table:table-cell>
          <table:table-cell table:formula="of:=ROUND([.F165]/[.$A$1031]*65535)" office:value-type="float" office:value="59923" calcext:value-type="float">
            <text:p>59923</text:p>
          </table:table-cell>
          <table:table-cell table:formula="of:=[.H164]+1" office:value-type="float" office:value="163" calcext:value-type="float">
            <text:p>163</text:p>
          </table:table-cell>
          <table:table-cell table:formula="of:=ROUND([.H165]/255*65535)" office:value-type="float" office:value="41891" calcext:value-type="float">
            <text:p>41891</text:p>
          </table:table-cell>
          <table:table-cell table:formula="of:=ROUND(([.$K$1]*[.G165]+(10-[.$K$1])*[.I165])/10)" office:value-type="float" office:value="57218" calcext:value-type="float">
            <text:p>57218</text:p>
          </table:table-cell>
          <table:table-cell/>
        </table:table-row>
        <table:table-row table:style-name="ro1">
          <table:table-cell office:value-type="float" office:value="0.0077788437498384" calcext:value-type="float">
            <text:p>7,78E-03</text:p>
          </table:table-cell>
          <table:table-cell office:value-type="float" office:value="-0.001122559" calcext:value-type="float">
            <text:p>-1,12E-03</text:p>
          </table:table-cell>
          <table:table-cell table:formula="of:=[.A166]" office:value-type="float" office:value="0.0077788437498384" calcext:value-type="float">
            <text:p>7,78E-03</text:p>
          </table:table-cell>
          <table:table-cell/>
          <table:table-cell table:formula="of:=[.E165]+[.$D$2]" office:value-type="float" office:value="2.20386666118898" calcext:value-type="float">
            <text:p>2,2038666612</text:p>
          </table:table-cell>
          <table:table-cell table:formula="of:==VLOOKUP([.E166];[.$B$2:.$C$1031];2)" office:value-type="float" office:value="0.0457671249998379" calcext:value-type="float">
            <text:p>0,045767125</text:p>
          </table:table-cell>
          <table:table-cell table:formula="of:=ROUND([.F166]/[.$A$1031]*65535)" office:value-type="float" office:value="59987" calcext:value-type="float">
            <text:p>59987</text:p>
          </table:table-cell>
          <table:table-cell table:formula="of:=[.H165]+1" office:value-type="float" office:value="164" calcext:value-type="float">
            <text:p>164</text:p>
          </table:table-cell>
          <table:table-cell table:formula="of:=ROUND([.H166]/255*65535)" office:value-type="float" office:value="42148" calcext:value-type="float">
            <text:p>42148</text:p>
          </table:table-cell>
          <table:table-cell table:formula="of:=ROUND(([.$K$1]*[.G166]+(10-[.$K$1])*[.I166])/10)" office:value-type="float" office:value="57311" calcext:value-type="float">
            <text:p>57311</text:p>
          </table:table-cell>
          <table:table-cell/>
        </table:table-row>
        <table:table-row table:style-name="ro1">
          <table:table-cell office:value-type="float" office:value="0.0078276718748384" calcext:value-type="float">
            <text:p>7,83E-03</text:p>
          </table:table-cell>
          <table:table-cell office:value-type="float" office:value="-0.001120389" calcext:value-type="float">
            <text:p>-1,12E-03</text:p>
          </table:table-cell>
          <table:table-cell table:formula="of:=[.A167]" office:value-type="float" office:value="0.0078276718748384" calcext:value-type="float">
            <text:p>7,83E-03</text:p>
          </table:table-cell>
          <table:table-cell/>
          <table:table-cell table:formula="of:=[.E166]+[.$D$2]" office:value-type="float" office:value="2.21731254315354" calcext:value-type="float">
            <text:p>2,2173125432</text:p>
          </table:table-cell>
          <table:table-cell table:formula="of:==VLOOKUP([.E167];[.$B$2:.$C$1031];2)" office:value-type="float" office:value="0.0458159531248379" calcext:value-type="float">
            <text:p>0,0458159531</text:p>
          </table:table-cell>
          <table:table-cell table:formula="of:=ROUND([.F167]/[.$A$1031]*65535)" office:value-type="float" office:value="60051" calcext:value-type="float">
            <text:p>60051</text:p>
          </table:table-cell>
          <table:table-cell table:formula="of:=[.H166]+1" office:value-type="float" office:value="165" calcext:value-type="float">
            <text:p>165</text:p>
          </table:table-cell>
          <table:table-cell table:formula="of:=ROUND([.H167]/255*65535)" office:value-type="float" office:value="42405" calcext:value-type="float">
            <text:p>42405</text:p>
          </table:table-cell>
          <table:table-cell table:formula="of:=ROUND(([.$K$1]*[.G167]+(10-[.$K$1])*[.I167])/10)" office:value-type="float" office:value="57404" calcext:value-type="float">
            <text:p>57404</text:p>
          </table:table-cell>
          <table:table-cell/>
        </table:table-row>
        <table:table-row table:style-name="ro1">
          <table:table-cell office:value-type="float" office:value="0.0078764999998384" calcext:value-type="float">
            <text:p>7,88E-03</text:p>
          </table:table-cell>
          <table:table-cell office:value-type="float" office:value="-0.001118188" calcext:value-type="float">
            <text:p>-1,12E-03</text:p>
          </table:table-cell>
          <table:table-cell table:formula="of:=[.A168]" office:value-type="float" office:value="0.0078764999998384" calcext:value-type="float">
            <text:p>7,88E-03</text:p>
          </table:table-cell>
          <table:table-cell/>
          <table:table-cell table:formula="of:=[.E167]+[.$D$2]" office:value-type="float" office:value="2.23075842511811" calcext:value-type="float">
            <text:p>2,2307584251</text:p>
          </table:table-cell>
          <table:table-cell table:formula="of:==VLOOKUP([.E168];[.$B$2:.$C$1031];2)" office:value-type="float" office:value="0.0458647812498379" calcext:value-type="float">
            <text:p>0,0458647812</text:p>
          </table:table-cell>
          <table:table-cell table:formula="of:=ROUND([.F168]/[.$A$1031]*65535)" office:value-type="float" office:value="60115" calcext:value-type="float">
            <text:p>60115</text:p>
          </table:table-cell>
          <table:table-cell table:formula="of:=[.H167]+1" office:value-type="float" office:value="166" calcext:value-type="float">
            <text:p>166</text:p>
          </table:table-cell>
          <table:table-cell table:formula="of:=ROUND([.H168]/255*65535)" office:value-type="float" office:value="42662" calcext:value-type="float">
            <text:p>42662</text:p>
          </table:table-cell>
          <table:table-cell table:formula="of:=ROUND(([.$K$1]*[.G168]+(10-[.$K$1])*[.I168])/10)" office:value-type="float" office:value="57497" calcext:value-type="float">
            <text:p>57497</text:p>
          </table:table-cell>
          <table:table-cell/>
        </table:table-row>
        <table:table-row table:style-name="ro1">
          <table:table-cell office:value-type="float" office:value="0.0079253281248384" calcext:value-type="float">
            <text:p>7,93E-03</text:p>
          </table:table-cell>
          <table:table-cell office:value-type="float" office:value="-0.001115957" calcext:value-type="float">
            <text:p>-1,12E-03</text:p>
          </table:table-cell>
          <table:table-cell table:formula="of:=[.A169]" office:value-type="float" office:value="0.0079253281248384" calcext:value-type="float">
            <text:p>7,93E-03</text:p>
          </table:table-cell>
          <table:table-cell/>
          <table:table-cell table:formula="of:=[.E168]+[.$D$2]" office:value-type="float" office:value="2.24420430708268" calcext:value-type="float">
            <text:p>2,2442043071</text:p>
          </table:table-cell>
          <table:table-cell table:formula="of:==VLOOKUP([.E169];[.$B$2:.$C$1031];2)" office:value-type="float" office:value="0.0459136093748379" calcext:value-type="float">
            <text:p>0,0459136094</text:p>
          </table:table-cell>
          <table:table-cell table:formula="of:=ROUND([.F169]/[.$A$1031]*65535)" office:value-type="float" office:value="60179" calcext:value-type="float">
            <text:p>60179</text:p>
          </table:table-cell>
          <table:table-cell table:formula="of:=[.H168]+1" office:value-type="float" office:value="167" calcext:value-type="float">
            <text:p>167</text:p>
          </table:table-cell>
          <table:table-cell table:formula="of:=ROUND([.H169]/255*65535)" office:value-type="float" office:value="42919" calcext:value-type="float">
            <text:p>42919</text:p>
          </table:table-cell>
          <table:table-cell table:formula="of:=ROUND(([.$K$1]*[.G169]+(10-[.$K$1])*[.I169])/10)" office:value-type="float" office:value="57590" calcext:value-type="float">
            <text:p>57590</text:p>
          </table:table-cell>
          <table:table-cell/>
        </table:table-row>
        <table:table-row table:style-name="ro1">
          <table:table-cell office:value-type="float" office:value="0.0079741562498384" calcext:value-type="float">
            <text:p>7,97E-03</text:p>
          </table:table-cell>
          <table:table-cell office:value-type="float" office:value="-0.001113693" calcext:value-type="float">
            <text:p>-1,11E-03</text:p>
          </table:table-cell>
          <table:table-cell table:formula="of:=[.A170]" office:value-type="float" office:value="0.0079741562498384" calcext:value-type="float">
            <text:p>7,97E-03</text:p>
          </table:table-cell>
          <table:table-cell/>
          <table:table-cell table:formula="of:=[.E169]+[.$D$2]" office:value-type="float" office:value="2.25765018904724" calcext:value-type="float">
            <text:p>2,257650189</text:p>
          </table:table-cell>
          <table:table-cell table:formula="of:==VLOOKUP([.E170];[.$B$2:.$C$1031];2)" office:value-type="float" office:value="0.0459624374998379" calcext:value-type="float">
            <text:p>0,0459624375</text:p>
          </table:table-cell>
          <table:table-cell table:formula="of:=ROUND([.F170]/[.$A$1031]*65535)" office:value-type="float" office:value="60243" calcext:value-type="float">
            <text:p>60243</text:p>
          </table:table-cell>
          <table:table-cell table:formula="of:=[.H169]+1" office:value-type="float" office:value="168" calcext:value-type="float">
            <text:p>168</text:p>
          </table:table-cell>
          <table:table-cell table:formula="of:=ROUND([.H170]/255*65535)" office:value-type="float" office:value="43176" calcext:value-type="float">
            <text:p>43176</text:p>
          </table:table-cell>
          <table:table-cell table:formula="of:=ROUND(([.$K$1]*[.G170]+(10-[.$K$1])*[.I170])/10)" office:value-type="float" office:value="57683" calcext:value-type="float">
            <text:p>57683</text:p>
          </table:table-cell>
          <table:table-cell/>
        </table:table-row>
        <table:table-row table:style-name="ro1">
          <table:table-cell office:value-type="float" office:value="0.0080229843748384" calcext:value-type="float">
            <text:p>8,02E-03</text:p>
          </table:table-cell>
          <table:table-cell office:value-type="float" office:value="-0.001111398" calcext:value-type="float">
            <text:p>-1,11E-03</text:p>
          </table:table-cell>
          <table:table-cell table:formula="of:=[.A171]" office:value-type="float" office:value="0.0080229843748384" calcext:value-type="float">
            <text:p>8,02E-03</text:p>
          </table:table-cell>
          <table:table-cell/>
          <table:table-cell table:formula="of:=[.E170]+[.$D$2]" office:value-type="float" office:value="2.27109607101181" calcext:value-type="float">
            <text:p>2,271096071</text:p>
          </table:table-cell>
          <table:table-cell table:formula="of:==VLOOKUP([.E171];[.$B$2:.$C$1031];2)" office:value-type="float" office:value="0.0460112656248379" calcext:value-type="float">
            <text:p>0,0460112656</text:p>
          </table:table-cell>
          <table:table-cell table:formula="of:=ROUND([.F171]/[.$A$1031]*65535)" office:value-type="float" office:value="60307" calcext:value-type="float">
            <text:p>60307</text:p>
          </table:table-cell>
          <table:table-cell table:formula="of:=[.H170]+1" office:value-type="float" office:value="169" calcext:value-type="float">
            <text:p>169</text:p>
          </table:table-cell>
          <table:table-cell table:formula="of:=ROUND([.H171]/255*65535)" office:value-type="float" office:value="43433" calcext:value-type="float">
            <text:p>43433</text:p>
          </table:table-cell>
          <table:table-cell table:formula="of:=ROUND(([.$K$1]*[.G171]+(10-[.$K$1])*[.I171])/10)" office:value-type="float" office:value="57776" calcext:value-type="float">
            <text:p>57776</text:p>
          </table:table-cell>
          <table:table-cell/>
        </table:table-row>
        <table:table-row table:style-name="ro1">
          <table:table-cell office:value-type="float" office:value="0.0080718124998384" calcext:value-type="float">
            <text:p>8,07E-03</text:p>
          </table:table-cell>
          <table:table-cell office:value-type="float" office:value="-0.00110907" calcext:value-type="float">
            <text:p>-1,11E-03</text:p>
          </table:table-cell>
          <table:table-cell table:formula="of:=[.A172]" office:value-type="float" office:value="0.0080718124998384" calcext:value-type="float">
            <text:p>8,07E-03</text:p>
          </table:table-cell>
          <table:table-cell/>
          <table:table-cell table:formula="of:=[.E171]+[.$D$2]" office:value-type="float" office:value="2.28454195297638" calcext:value-type="float">
            <text:p>2,284541953</text:p>
          </table:table-cell>
          <table:table-cell table:formula="of:==VLOOKUP([.E172];[.$B$2:.$C$1031];2)" office:value-type="float" office:value="0.0460600937498379" calcext:value-type="float">
            <text:p>0,0460600937</text:p>
          </table:table-cell>
          <table:table-cell table:formula="of:=ROUND([.F172]/[.$A$1031]*65535)" office:value-type="float" office:value="60371" calcext:value-type="float">
            <text:p>60371</text:p>
          </table:table-cell>
          <table:table-cell table:formula="of:=[.H171]+1" office:value-type="float" office:value="170" calcext:value-type="float">
            <text:p>170</text:p>
          </table:table-cell>
          <table:table-cell table:formula="of:=ROUND([.H172]/255*65535)" office:value-type="float" office:value="43690" calcext:value-type="float">
            <text:p>43690</text:p>
          </table:table-cell>
          <table:table-cell table:formula="of:=ROUND(([.$K$1]*[.G172]+(10-[.$K$1])*[.I172])/10)" office:value-type="float" office:value="57869" calcext:value-type="float">
            <text:p>57869</text:p>
          </table:table-cell>
          <table:table-cell/>
        </table:table-row>
        <table:table-row table:style-name="ro1">
          <table:table-cell office:value-type="float" office:value="0.0081206406248384" calcext:value-type="float">
            <text:p>8,12E-03</text:p>
          </table:table-cell>
          <table:table-cell office:value-type="float" office:value="-0.001106709" calcext:value-type="float">
            <text:p>-1,11E-03</text:p>
          </table:table-cell>
          <table:table-cell table:formula="of:=[.A173]" office:value-type="float" office:value="0.0081206406248384" calcext:value-type="float">
            <text:p>8,12E-03</text:p>
          </table:table-cell>
          <table:table-cell/>
          <table:table-cell table:formula="of:=[.E172]+[.$D$2]" office:value-type="float" office:value="2.29798783494094" calcext:value-type="float">
            <text:p>2,2979878349</text:p>
          </table:table-cell>
          <table:table-cell table:formula="of:==VLOOKUP([.E173];[.$B$2:.$C$1031];2)" office:value-type="float" office:value="0.0461089218748379" calcext:value-type="float">
            <text:p>0,0461089219</text:p>
          </table:table-cell>
          <table:table-cell table:formula="of:=ROUND([.F173]/[.$A$1031]*65535)" office:value-type="float" office:value="60435" calcext:value-type="float">
            <text:p>60435</text:p>
          </table:table-cell>
          <table:table-cell table:formula="of:=[.H172]+1" office:value-type="float" office:value="171" calcext:value-type="float">
            <text:p>171</text:p>
          </table:table-cell>
          <table:table-cell table:formula="of:=ROUND([.H173]/255*65535)" office:value-type="float" office:value="43947" calcext:value-type="float">
            <text:p>43947</text:p>
          </table:table-cell>
          <table:table-cell table:formula="of:=ROUND(([.$K$1]*[.G173]+(10-[.$K$1])*[.I173])/10)" office:value-type="float" office:value="57962" calcext:value-type="float">
            <text:p>57962</text:p>
          </table:table-cell>
          <table:table-cell/>
        </table:table-row>
        <table:table-row table:style-name="ro1">
          <table:table-cell office:value-type="float" office:value="0.0081694687498384" calcext:value-type="float">
            <text:p>8,17E-03</text:p>
          </table:table-cell>
          <table:table-cell office:value-type="float" office:value="-0.001104315" calcext:value-type="float">
            <text:p>-1,10E-03</text:p>
          </table:table-cell>
          <table:table-cell table:formula="of:=[.A174]" office:value-type="float" office:value="0.0081694687498384" calcext:value-type="float">
            <text:p>8,17E-03</text:p>
          </table:table-cell>
          <table:table-cell/>
          <table:table-cell table:formula="of:=[.E173]+[.$D$2]" office:value-type="float" office:value="2.31143371690551" calcext:value-type="float">
            <text:p>2,3114337169</text:p>
          </table:table-cell>
          <table:table-cell table:formula="of:==VLOOKUP([.E174];[.$B$2:.$C$1031];2)" office:value-type="float" office:value="0.0461577499998379" calcext:value-type="float">
            <text:p>0,04615775</text:p>
          </table:table-cell>
          <table:table-cell table:formula="of:=ROUND([.F174]/[.$A$1031]*65535)" office:value-type="float" office:value="60499" calcext:value-type="float">
            <text:p>60499</text:p>
          </table:table-cell>
          <table:table-cell table:formula="of:=[.H173]+1" office:value-type="float" office:value="172" calcext:value-type="float">
            <text:p>172</text:p>
          </table:table-cell>
          <table:table-cell table:formula="of:=ROUND([.H174]/255*65535)" office:value-type="float" office:value="44204" calcext:value-type="float">
            <text:p>44204</text:p>
          </table:table-cell>
          <table:table-cell table:formula="of:=ROUND(([.$K$1]*[.G174]+(10-[.$K$1])*[.I174])/10)" office:value-type="float" office:value="58055" calcext:value-type="float">
            <text:p>58055</text:p>
          </table:table-cell>
          <table:table-cell/>
        </table:table-row>
        <table:table-row table:style-name="ro1">
          <table:table-cell office:value-type="float" office:value="0.0082182968748384" calcext:value-type="float">
            <text:p>8,22E-03</text:p>
          </table:table-cell>
          <table:table-cell office:value-type="float" office:value="-0.001101888" calcext:value-type="float">
            <text:p>-1,10E-03</text:p>
          </table:table-cell>
          <table:table-cell table:formula="of:=[.A175]" office:value-type="float" office:value="0.0082182968748384" calcext:value-type="float">
            <text:p>8,22E-03</text:p>
          </table:table-cell>
          <table:table-cell/>
          <table:table-cell table:formula="of:=[.E174]+[.$D$2]" office:value-type="float" office:value="2.32487959887008" calcext:value-type="float">
            <text:p>2,3248795989</text:p>
          </table:table-cell>
          <table:table-cell table:formula="of:==VLOOKUP([.E175];[.$B$2:.$C$1031];2)" office:value-type="float" office:value="0.0462065781248379" calcext:value-type="float">
            <text:p>0,0462065781</text:p>
          </table:table-cell>
          <table:table-cell table:formula="of:=ROUND([.F175]/[.$A$1031]*65535)" office:value-type="float" office:value="60563" calcext:value-type="float">
            <text:p>60563</text:p>
          </table:table-cell>
          <table:table-cell table:formula="of:=[.H174]+1" office:value-type="float" office:value="173" calcext:value-type="float">
            <text:p>173</text:p>
          </table:table-cell>
          <table:table-cell table:formula="of:=ROUND([.H175]/255*65535)" office:value-type="float" office:value="44461" calcext:value-type="float">
            <text:p>44461</text:p>
          </table:table-cell>
          <table:table-cell table:formula="of:=ROUND(([.$K$1]*[.G175]+(10-[.$K$1])*[.I175])/10)" office:value-type="float" office:value="58148" calcext:value-type="float">
            <text:p>58148</text:p>
          </table:table-cell>
          <table:table-cell/>
        </table:table-row>
        <table:table-row table:style-name="ro1">
          <table:table-cell office:value-type="float" office:value="0.0082671249998384" calcext:value-type="float">
            <text:p>8,27E-03</text:p>
          </table:table-cell>
          <table:table-cell office:value-type="float" office:value="-0.001099425" calcext:value-type="float">
            <text:p>-1,10E-03</text:p>
          </table:table-cell>
          <table:table-cell table:formula="of:=[.A176]" office:value-type="float" office:value="0.0082671249998384" calcext:value-type="float">
            <text:p>8,27E-03</text:p>
          </table:table-cell>
          <table:table-cell/>
          <table:table-cell table:formula="of:=[.E175]+[.$D$2]" office:value-type="float" office:value="2.33832548083465" calcext:value-type="float">
            <text:p>2,3383254808</text:p>
          </table:table-cell>
          <table:table-cell table:formula="of:==VLOOKUP([.E176];[.$B$2:.$C$1031];2)" office:value-type="float" office:value="0.0462554062498379" calcext:value-type="float">
            <text:p>0,0462554062</text:p>
          </table:table-cell>
          <table:table-cell table:formula="of:=ROUND([.F176]/[.$A$1031]*65535)" office:value-type="float" office:value="60627" calcext:value-type="float">
            <text:p>60627</text:p>
          </table:table-cell>
          <table:table-cell table:formula="of:=[.H175]+1" office:value-type="float" office:value="174" calcext:value-type="float">
            <text:p>174</text:p>
          </table:table-cell>
          <table:table-cell table:formula="of:=ROUND([.H176]/255*65535)" office:value-type="float" office:value="44718" calcext:value-type="float">
            <text:p>44718</text:p>
          </table:table-cell>
          <table:table-cell table:formula="of:=ROUND(([.$K$1]*[.G176]+(10-[.$K$1])*[.I176])/10)" office:value-type="float" office:value="58241" calcext:value-type="float">
            <text:p>58241</text:p>
          </table:table-cell>
          <table:table-cell/>
        </table:table-row>
        <table:table-row table:style-name="ro1">
          <table:table-cell office:value-type="float" office:value="0.0083159531248384" calcext:value-type="float">
            <text:p>8,32E-03</text:p>
          </table:table-cell>
          <table:table-cell office:value-type="float" office:value="-0.001096928" calcext:value-type="float">
            <text:p>-1,10E-03</text:p>
          </table:table-cell>
          <table:table-cell table:formula="of:=[.A177]" office:value-type="float" office:value="0.0083159531248384" calcext:value-type="float">
            <text:p>8,32E-03</text:p>
          </table:table-cell>
          <table:table-cell/>
          <table:table-cell table:formula="of:=[.E176]+[.$D$2]" office:value-type="float" office:value="2.35177136279921" calcext:value-type="float">
            <text:p>2,3517713628</text:p>
          </table:table-cell>
          <table:table-cell table:formula="of:==VLOOKUP([.E177];[.$B$2:.$C$1031];2)" office:value-type="float" office:value="0.0463042343748379" calcext:value-type="float">
            <text:p>0,0463042344</text:p>
          </table:table-cell>
          <table:table-cell table:formula="of:=ROUND([.F177]/[.$A$1031]*65535)" office:value-type="float" office:value="60691" calcext:value-type="float">
            <text:p>60691</text:p>
          </table:table-cell>
          <table:table-cell table:formula="of:=[.H176]+1" office:value-type="float" office:value="175" calcext:value-type="float">
            <text:p>175</text:p>
          </table:table-cell>
          <table:table-cell table:formula="of:=ROUND([.H177]/255*65535)" office:value-type="float" office:value="44975" calcext:value-type="float">
            <text:p>44975</text:p>
          </table:table-cell>
          <table:table-cell table:formula="of:=ROUND(([.$K$1]*[.G177]+(10-[.$K$1])*[.I177])/10)" office:value-type="float" office:value="58334" calcext:value-type="float">
            <text:p>58334</text:p>
          </table:table-cell>
          <table:table-cell/>
        </table:table-row>
        <table:table-row table:style-name="ro1">
          <table:table-cell office:value-type="float" office:value="0.0083647812498384" calcext:value-type="float">
            <text:p>8,36E-03</text:p>
          </table:table-cell>
          <table:table-cell office:value-type="float" office:value="-0.001094396" calcext:value-type="float">
            <text:p>-1,09E-03</text:p>
          </table:table-cell>
          <table:table-cell table:formula="of:=[.A178]" office:value-type="float" office:value="0.0083647812498384" calcext:value-type="float">
            <text:p>8,36E-03</text:p>
          </table:table-cell>
          <table:table-cell/>
          <table:table-cell table:formula="of:=[.E177]+[.$D$2]" office:value-type="float" office:value="2.36521724476378" calcext:value-type="float">
            <text:p>2,3652172448</text:p>
          </table:table-cell>
          <table:table-cell table:formula="of:==VLOOKUP([.E178];[.$B$2:.$C$1031];2)" office:value-type="float" office:value="0.0463530624998379" calcext:value-type="float">
            <text:p>0,0463530625</text:p>
          </table:table-cell>
          <table:table-cell table:formula="of:=ROUND([.F178]/[.$A$1031]*65535)" office:value-type="float" office:value="60755" calcext:value-type="float">
            <text:p>60755</text:p>
          </table:table-cell>
          <table:table-cell table:formula="of:=[.H177]+1" office:value-type="float" office:value="176" calcext:value-type="float">
            <text:p>176</text:p>
          </table:table-cell>
          <table:table-cell table:formula="of:=ROUND([.H178]/255*65535)" office:value-type="float" office:value="45232" calcext:value-type="float">
            <text:p>45232</text:p>
          </table:table-cell>
          <table:table-cell table:formula="of:=ROUND(([.$K$1]*[.G178]+(10-[.$K$1])*[.I178])/10)" office:value-type="float" office:value="58427" calcext:value-type="float">
            <text:p>58427</text:p>
          </table:table-cell>
          <table:table-cell/>
        </table:table-row>
        <table:table-row table:style-name="ro1">
          <table:table-cell office:value-type="float" office:value="0.00841360937483841" calcext:value-type="float">
            <text:p>8,41E-03</text:p>
          </table:table-cell>
          <table:table-cell office:value-type="float" office:value="-0.001091828" calcext:value-type="float">
            <text:p>-1,09E-03</text:p>
          </table:table-cell>
          <table:table-cell table:formula="of:=[.A179]" office:value-type="float" office:value="0.00841360937483841" calcext:value-type="float">
            <text:p>8,41E-03</text:p>
          </table:table-cell>
          <table:table-cell/>
          <table:table-cell table:formula="of:=[.E178]+[.$D$2]" office:value-type="float" office:value="2.37866312672835" calcext:value-type="float">
            <text:p>2,3786631267</text:p>
          </table:table-cell>
          <table:table-cell table:formula="of:==VLOOKUP([.E179];[.$B$2:.$C$1031];2)" office:value-type="float" office:value="0.0464018906248379" calcext:value-type="float">
            <text:p>0,0464018906</text:p>
          </table:table-cell>
          <table:table-cell table:formula="of:=ROUND([.F179]/[.$A$1031]*65535)" office:value-type="float" office:value="60819" calcext:value-type="float">
            <text:p>60819</text:p>
          </table:table-cell>
          <table:table-cell table:formula="of:=[.H178]+1" office:value-type="float" office:value="177" calcext:value-type="float">
            <text:p>177</text:p>
          </table:table-cell>
          <table:table-cell table:formula="of:=ROUND([.H179]/255*65535)" office:value-type="float" office:value="45489" calcext:value-type="float">
            <text:p>45489</text:p>
          </table:table-cell>
          <table:table-cell table:formula="of:=ROUND(([.$K$1]*[.G179]+(10-[.$K$1])*[.I179])/10)" office:value-type="float" office:value="58520" calcext:value-type="float">
            <text:p>58520</text:p>
          </table:table-cell>
          <table:table-cell/>
        </table:table-row>
        <table:table-row table:style-name="ro1">
          <table:table-cell office:value-type="float" office:value="0.00846243749983841" calcext:value-type="float">
            <text:p>8,46E-03</text:p>
          </table:table-cell>
          <table:table-cell office:value-type="float" office:value="-0.001089223" calcext:value-type="float">
            <text:p>-1,09E-03</text:p>
          </table:table-cell>
          <table:table-cell table:formula="of:=[.A180]" office:value-type="float" office:value="0.00846243749983841" calcext:value-type="float">
            <text:p>8,46E-03</text:p>
          </table:table-cell>
          <table:table-cell/>
          <table:table-cell table:formula="of:=[.E179]+[.$D$2]" office:value-type="float" office:value="2.39210900869291" calcext:value-type="float">
            <text:p>2,3921090087</text:p>
          </table:table-cell>
          <table:table-cell table:formula="of:==VLOOKUP([.E180];[.$B$2:.$C$1031];2)" office:value-type="float" office:value="0.0464507187498379" calcext:value-type="float">
            <text:p>0,0464507187</text:p>
          </table:table-cell>
          <table:table-cell table:formula="of:=ROUND([.F180]/[.$A$1031]*65535)" office:value-type="float" office:value="60883" calcext:value-type="float">
            <text:p>60883</text:p>
          </table:table-cell>
          <table:table-cell table:formula="of:=[.H179]+1" office:value-type="float" office:value="178" calcext:value-type="float">
            <text:p>178</text:p>
          </table:table-cell>
          <table:table-cell table:formula="of:=ROUND([.H180]/255*65535)" office:value-type="float" office:value="45746" calcext:value-type="float">
            <text:p>45746</text:p>
          </table:table-cell>
          <table:table-cell table:formula="of:=ROUND(([.$K$1]*[.G180]+(10-[.$K$1])*[.I180])/10)" office:value-type="float" office:value="58612" calcext:value-type="float">
            <text:p>58612</text:p>
          </table:table-cell>
          <table:table-cell/>
        </table:table-row>
        <table:table-row table:style-name="ro1">
          <table:table-cell office:value-type="float" office:value="0.00851126562483841" calcext:value-type="float">
            <text:p>8,51E-03</text:p>
          </table:table-cell>
          <table:table-cell office:value-type="float" office:value="-0.001086582" calcext:value-type="float">
            <text:p>-1,09E-03</text:p>
          </table:table-cell>
          <table:table-cell table:formula="of:=[.A181]" office:value-type="float" office:value="0.00851126562483841" calcext:value-type="float">
            <text:p>8,51E-03</text:p>
          </table:table-cell>
          <table:table-cell/>
          <table:table-cell table:formula="of:=[.E180]+[.$D$2]" office:value-type="float" office:value="2.40555489065748" calcext:value-type="float">
            <text:p>2,4055548907</text:p>
          </table:table-cell>
          <table:table-cell table:formula="of:==VLOOKUP([.E181];[.$B$2:.$C$1031];2)" office:value-type="float" office:value="0.0464995468748379" calcext:value-type="float">
            <text:p>0,0464995469</text:p>
          </table:table-cell>
          <table:table-cell table:formula="of:=ROUND([.F181]/[.$A$1031]*65535)" office:value-type="float" office:value="60947" calcext:value-type="float">
            <text:p>60947</text:p>
          </table:table-cell>
          <table:table-cell table:formula="of:=[.H180]+1" office:value-type="float" office:value="179" calcext:value-type="float">
            <text:p>179</text:p>
          </table:table-cell>
          <table:table-cell table:formula="of:=ROUND([.H181]/255*65535)" office:value-type="float" office:value="46003" calcext:value-type="float">
            <text:p>46003</text:p>
          </table:table-cell>
          <table:table-cell table:formula="of:=ROUND(([.$K$1]*[.G181]+(10-[.$K$1])*[.I181])/10)" office:value-type="float" office:value="58705" calcext:value-type="float">
            <text:p>58705</text:p>
          </table:table-cell>
          <table:table-cell/>
        </table:table-row>
        <table:table-row table:style-name="ro1">
          <table:table-cell office:value-type="float" office:value="0.00856009374983841" calcext:value-type="float">
            <text:p>8,56E-03</text:p>
          </table:table-cell>
          <table:table-cell office:value-type="float" office:value="-0.001083903" calcext:value-type="float">
            <text:p>-1,08E-03</text:p>
          </table:table-cell>
          <table:table-cell table:formula="of:=[.A182]" office:value-type="float" office:value="0.00856009374983841" calcext:value-type="float">
            <text:p>8,56E-03</text:p>
          </table:table-cell>
          <table:table-cell/>
          <table:table-cell table:formula="of:=[.E181]+[.$D$2]" office:value-type="float" office:value="2.41900077262205" calcext:value-type="float">
            <text:p>2,4190007726</text:p>
          </table:table-cell>
          <table:table-cell table:formula="of:==VLOOKUP([.E182];[.$B$2:.$C$1031];2)" office:value-type="float" office:value="0.0465483749998379" calcext:value-type="float">
            <text:p>0,046548375</text:p>
          </table:table-cell>
          <table:table-cell table:formula="of:=ROUND([.F182]/[.$A$1031]*65535)" office:value-type="float" office:value="61011" calcext:value-type="float">
            <text:p>61011</text:p>
          </table:table-cell>
          <table:table-cell table:formula="of:=[.H181]+1" office:value-type="float" office:value="180" calcext:value-type="float">
            <text:p>180</text:p>
          </table:table-cell>
          <table:table-cell table:formula="of:=ROUND([.H182]/255*65535)" office:value-type="float" office:value="46260" calcext:value-type="float">
            <text:p>46260</text:p>
          </table:table-cell>
          <table:table-cell table:formula="of:=ROUND(([.$K$1]*[.G182]+(10-[.$K$1])*[.I182])/10)" office:value-type="float" office:value="58798" calcext:value-type="float">
            <text:p>58798</text:p>
          </table:table-cell>
          <table:table-cell/>
        </table:table-row>
        <table:table-row table:style-name="ro1">
          <table:table-cell office:value-type="float" office:value="0.00860892187483841" calcext:value-type="float">
            <text:p>8,61E-03</text:p>
          </table:table-cell>
          <table:table-cell office:value-type="float" office:value="-0.001081187" calcext:value-type="float">
            <text:p>-1,08E-03</text:p>
          </table:table-cell>
          <table:table-cell table:formula="of:=[.A183]" office:value-type="float" office:value="0.00860892187483841" calcext:value-type="float">
            <text:p>8,61E-03</text:p>
          </table:table-cell>
          <table:table-cell/>
          <table:table-cell table:formula="of:=[.E182]+[.$D$2]" office:value-type="float" office:value="2.43244665458662" calcext:value-type="float">
            <text:p>2,4324466546</text:p>
          </table:table-cell>
          <table:table-cell table:formula="of:==VLOOKUP([.E183];[.$B$2:.$C$1031];2)" office:value-type="float" office:value="0.0465972031248379" calcext:value-type="float">
            <text:p>0,0465972031</text:p>
          </table:table-cell>
          <table:table-cell table:formula="of:=ROUND([.F183]/[.$A$1031]*65535)" office:value-type="float" office:value="61075" calcext:value-type="float">
            <text:p>61075</text:p>
          </table:table-cell>
          <table:table-cell table:formula="of:=[.H182]+1" office:value-type="float" office:value="181" calcext:value-type="float">
            <text:p>181</text:p>
          </table:table-cell>
          <table:table-cell table:formula="of:=ROUND([.H183]/255*65535)" office:value-type="float" office:value="46517" calcext:value-type="float">
            <text:p>46517</text:p>
          </table:table-cell>
          <table:table-cell table:formula="of:=ROUND(([.$K$1]*[.G183]+(10-[.$K$1])*[.I183])/10)" office:value-type="float" office:value="58891" calcext:value-type="float">
            <text:p>58891</text:p>
          </table:table-cell>
          <table:table-cell/>
        </table:table-row>
        <table:table-row table:style-name="ro1">
          <table:table-cell office:value-type="float" office:value="0.00865774999983841" calcext:value-type="float">
            <text:p>8,66E-03</text:p>
          </table:table-cell>
          <table:table-cell office:value-type="float" office:value="-0.001078431" calcext:value-type="float">
            <text:p>-1,08E-03</text:p>
          </table:table-cell>
          <table:table-cell table:formula="of:=[.A184]" office:value-type="float" office:value="0.00865774999983841" calcext:value-type="float">
            <text:p>8,66E-03</text:p>
          </table:table-cell>
          <table:table-cell/>
          <table:table-cell table:formula="of:=[.E183]+[.$D$2]" office:value-type="float" office:value="2.44589253655118" calcext:value-type="float">
            <text:p>2,4458925366</text:p>
          </table:table-cell>
          <table:table-cell table:formula="of:==VLOOKUP([.E184];[.$B$2:.$C$1031];2)" office:value-type="float" office:value="0.0466460312498379" calcext:value-type="float">
            <text:p>0,0466460312</text:p>
          </table:table-cell>
          <table:table-cell table:formula="of:=ROUND([.F184]/[.$A$1031]*65535)" office:value-type="float" office:value="61139" calcext:value-type="float">
            <text:p>61139</text:p>
          </table:table-cell>
          <table:table-cell table:formula="of:=[.H183]+1" office:value-type="float" office:value="182" calcext:value-type="float">
            <text:p>182</text:p>
          </table:table-cell>
          <table:table-cell table:formula="of:=ROUND([.H184]/255*65535)" office:value-type="float" office:value="46774" calcext:value-type="float">
            <text:p>46774</text:p>
          </table:table-cell>
          <table:table-cell table:formula="of:=ROUND(([.$K$1]*[.G184]+(10-[.$K$1])*[.I184])/10)" office:value-type="float" office:value="58984" calcext:value-type="float">
            <text:p>58984</text:p>
          </table:table-cell>
          <table:table-cell/>
        </table:table-row>
        <table:table-row table:style-name="ro1">
          <table:table-cell office:value-type="float" office:value="0.00870657812483841" calcext:value-type="float">
            <text:p>8,71E-03</text:p>
          </table:table-cell>
          <table:table-cell office:value-type="float" office:value="-0.001075638" calcext:value-type="float">
            <text:p>-1,08E-03</text:p>
          </table:table-cell>
          <table:table-cell table:formula="of:=[.A185]" office:value-type="float" office:value="0.00870657812483841" calcext:value-type="float">
            <text:p>8,71E-03</text:p>
          </table:table-cell>
          <table:table-cell/>
          <table:table-cell table:formula="of:=[.E184]+[.$D$2]" office:value-type="float" office:value="2.45933841851575" calcext:value-type="float">
            <text:p>2,4593384185</text:p>
          </table:table-cell>
          <table:table-cell table:formula="of:==VLOOKUP([.E185];[.$B$2:.$C$1031];2)" office:value-type="float" office:value="0.0466948593748379" calcext:value-type="float">
            <text:p>0,0466948594</text:p>
          </table:table-cell>
          <table:table-cell table:formula="of:=ROUND([.F185]/[.$A$1031]*65535)" office:value-type="float" office:value="61203" calcext:value-type="float">
            <text:p>61203</text:p>
          </table:table-cell>
          <table:table-cell table:formula="of:=[.H184]+1" office:value-type="float" office:value="183" calcext:value-type="float">
            <text:p>183</text:p>
          </table:table-cell>
          <table:table-cell table:formula="of:=ROUND([.H185]/255*65535)" office:value-type="float" office:value="47031" calcext:value-type="float">
            <text:p>47031</text:p>
          </table:table-cell>
          <table:table-cell table:formula="of:=ROUND(([.$K$1]*[.G185]+(10-[.$K$1])*[.I185])/10)" office:value-type="float" office:value="59077" calcext:value-type="float">
            <text:p>59077</text:p>
          </table:table-cell>
          <table:table-cell/>
        </table:table-row>
        <table:table-row table:style-name="ro1">
          <table:table-cell office:value-type="float" office:value="0.00875540624983841" calcext:value-type="float">
            <text:p>8,76E-03</text:p>
          </table:table-cell>
          <table:table-cell office:value-type="float" office:value="-0.001072804" calcext:value-type="float">
            <text:p>-1,07E-03</text:p>
          </table:table-cell>
          <table:table-cell table:formula="of:=[.A186]" office:value-type="float" office:value="0.00875540624983841" calcext:value-type="float">
            <text:p>8,76E-03</text:p>
          </table:table-cell>
          <table:table-cell/>
          <table:table-cell table:formula="of:=[.E185]+[.$D$2]" office:value-type="float" office:value="2.47278430048032" calcext:value-type="float">
            <text:p>2,4727843005</text:p>
          </table:table-cell>
          <table:table-cell table:formula="of:==VLOOKUP([.E186];[.$B$2:.$C$1031];2)" office:value-type="float" office:value="0.0467436874998378" calcext:value-type="float">
            <text:p>0,0467436875</text:p>
          </table:table-cell>
          <table:table-cell table:formula="of:=ROUND([.F186]/[.$A$1031]*65535)" office:value-type="float" office:value="61267" calcext:value-type="float">
            <text:p>61267</text:p>
          </table:table-cell>
          <table:table-cell table:formula="of:=[.H185]+1" office:value-type="float" office:value="184" calcext:value-type="float">
            <text:p>184</text:p>
          </table:table-cell>
          <table:table-cell table:formula="of:=ROUND([.H186]/255*65535)" office:value-type="float" office:value="47288" calcext:value-type="float">
            <text:p>47288</text:p>
          </table:table-cell>
          <table:table-cell table:formula="of:=ROUND(([.$K$1]*[.G186]+(10-[.$K$1])*[.I186])/10)" office:value-type="float" office:value="59170" calcext:value-type="float">
            <text:p>59170</text:p>
          </table:table-cell>
          <table:table-cell/>
        </table:table-row>
        <table:table-row table:style-name="ro1">
          <table:table-cell office:value-type="float" office:value="0.00880423437483841" calcext:value-type="float">
            <text:p>8,80E-03</text:p>
          </table:table-cell>
          <table:table-cell office:value-type="float" office:value="-0.001069931" calcext:value-type="float">
            <text:p>-1,07E-03</text:p>
          </table:table-cell>
          <table:table-cell table:formula="of:=[.A187]" office:value-type="float" office:value="0.00880423437483841" calcext:value-type="float">
            <text:p>8,80E-03</text:p>
          </table:table-cell>
          <table:table-cell/>
          <table:table-cell table:formula="of:=[.E186]+[.$D$2]" office:value-type="float" office:value="2.48623018244488" calcext:value-type="float">
            <text:p>2,4862301824</text:p>
          </table:table-cell>
          <table:table-cell table:formula="of:==VLOOKUP([.E187];[.$B$2:.$C$1031];2)" office:value-type="float" office:value="0.0467925156248378" calcext:value-type="float">
            <text:p>0,0467925156</text:p>
          </table:table-cell>
          <table:table-cell table:formula="of:=ROUND([.F187]/[.$A$1031]*65535)" office:value-type="float" office:value="61331" calcext:value-type="float">
            <text:p>61331</text:p>
          </table:table-cell>
          <table:table-cell table:formula="of:=[.H186]+1" office:value-type="float" office:value="185" calcext:value-type="float">
            <text:p>185</text:p>
          </table:table-cell>
          <table:table-cell table:formula="of:=ROUND([.H187]/255*65535)" office:value-type="float" office:value="47545" calcext:value-type="float">
            <text:p>47545</text:p>
          </table:table-cell>
          <table:table-cell table:formula="of:=ROUND(([.$K$1]*[.G187]+(10-[.$K$1])*[.I187])/10)" office:value-type="float" office:value="59263" calcext:value-type="float">
            <text:p>59263</text:p>
          </table:table-cell>
          <table:table-cell/>
        </table:table-row>
        <table:table-row table:style-name="ro1">
          <table:table-cell office:value-type="float" office:value="0.00885306249983841" calcext:value-type="float">
            <text:p>8,85E-03</text:p>
          </table:table-cell>
          <table:table-cell office:value-type="float" office:value="-0.001067017" calcext:value-type="float">
            <text:p>-1,07E-03</text:p>
          </table:table-cell>
          <table:table-cell table:formula="of:=[.A188]" office:value-type="float" office:value="0.00885306249983841" calcext:value-type="float">
            <text:p>8,85E-03</text:p>
          </table:table-cell>
          <table:table-cell/>
          <table:table-cell table:formula="of:=[.E187]+[.$D$2]" office:value-type="float" office:value="2.49967606440945" calcext:value-type="float">
            <text:p>2,4996760644</text:p>
          </table:table-cell>
          <table:table-cell table:formula="of:==VLOOKUP([.E188];[.$B$2:.$C$1031];2)" office:value-type="float" office:value="0.0468413437498378" calcext:value-type="float">
            <text:p>0,0468413437</text:p>
          </table:table-cell>
          <table:table-cell table:formula="of:=ROUND([.F188]/[.$A$1031]*65535)" office:value-type="float" office:value="61395" calcext:value-type="float">
            <text:p>61395</text:p>
          </table:table-cell>
          <table:table-cell table:formula="of:=[.H187]+1" office:value-type="float" office:value="186" calcext:value-type="float">
            <text:p>186</text:p>
          </table:table-cell>
          <table:table-cell table:formula="of:=ROUND([.H188]/255*65535)" office:value-type="float" office:value="47802" calcext:value-type="float">
            <text:p>47802</text:p>
          </table:table-cell>
          <table:table-cell table:formula="of:=ROUND(([.$K$1]*[.G188]+(10-[.$K$1])*[.I188])/10)" office:value-type="float" office:value="59356" calcext:value-type="float">
            <text:p>59356</text:p>
          </table:table-cell>
          <table:table-cell/>
        </table:table-row>
        <table:table-row table:style-name="ro1">
          <table:table-cell office:value-type="float" office:value="0.00890189062483841" calcext:value-type="float">
            <text:p>8,90E-03</text:p>
          </table:table-cell>
          <table:table-cell office:value-type="float" office:value="-0.001064061" calcext:value-type="float">
            <text:p>-1,06E-03</text:p>
          </table:table-cell>
          <table:table-cell table:formula="of:=[.A189]" office:value-type="float" office:value="0.00890189062483841" calcext:value-type="float">
            <text:p>8,90E-03</text:p>
          </table:table-cell>
          <table:table-cell/>
          <table:table-cell table:formula="of:=[.E188]+[.$D$2]" office:value-type="float" office:value="2.51312194637402" calcext:value-type="float">
            <text:p>2,5131219464</text:p>
          </table:table-cell>
          <table:table-cell table:formula="of:==VLOOKUP([.E189];[.$B$2:.$C$1031];2)" office:value-type="float" office:value="0.0468901718748378" calcext:value-type="float">
            <text:p>0,0468901719</text:p>
          </table:table-cell>
          <table:table-cell table:formula="of:=ROUND([.F189]/[.$A$1031]*65535)" office:value-type="float" office:value="61459" calcext:value-type="float">
            <text:p>61459</text:p>
          </table:table-cell>
          <table:table-cell table:formula="of:=[.H188]+1" office:value-type="float" office:value="187" calcext:value-type="float">
            <text:p>187</text:p>
          </table:table-cell>
          <table:table-cell table:formula="of:=ROUND([.H189]/255*65535)" office:value-type="float" office:value="48059" calcext:value-type="float">
            <text:p>48059</text:p>
          </table:table-cell>
          <table:table-cell table:formula="of:=ROUND(([.$K$1]*[.G189]+(10-[.$K$1])*[.I189])/10)" office:value-type="float" office:value="59449" calcext:value-type="float">
            <text:p>59449</text:p>
          </table:table-cell>
          <table:table-cell/>
        </table:table-row>
        <table:table-row table:style-name="ro1">
          <table:table-cell office:value-type="float" office:value="0.00895071874983841" calcext:value-type="float">
            <text:p>8,95E-03</text:p>
          </table:table-cell>
          <table:table-cell office:value-type="float" office:value="-0.001061064" calcext:value-type="float">
            <text:p>-1,06E-03</text:p>
          </table:table-cell>
          <table:table-cell table:formula="of:=[.A190]" office:value-type="float" office:value="0.00895071874983841" calcext:value-type="float">
            <text:p>8,95E-03</text:p>
          </table:table-cell>
          <table:table-cell/>
          <table:table-cell table:formula="of:=[.E189]+[.$D$2]" office:value-type="float" office:value="2.52656782833859" calcext:value-type="float">
            <text:p>2,5265678283</text:p>
          </table:table-cell>
          <table:table-cell table:formula="of:==VLOOKUP([.E190];[.$B$2:.$C$1031];2)" office:value-type="float" office:value="0.0469389999998378" calcext:value-type="float">
            <text:p>0,046939</text:p>
          </table:table-cell>
          <table:table-cell table:formula="of:=ROUND([.F190]/[.$A$1031]*65535)" office:value-type="float" office:value="61523" calcext:value-type="float">
            <text:p>61523</text:p>
          </table:table-cell>
          <table:table-cell table:formula="of:=[.H189]+1" office:value-type="float" office:value="188" calcext:value-type="float">
            <text:p>188</text:p>
          </table:table-cell>
          <table:table-cell table:formula="of:=ROUND([.H190]/255*65535)" office:value-type="float" office:value="48316" calcext:value-type="float">
            <text:p>48316</text:p>
          </table:table-cell>
          <table:table-cell table:formula="of:=ROUND(([.$K$1]*[.G190]+(10-[.$K$1])*[.I190])/10)" office:value-type="float" office:value="59542" calcext:value-type="float">
            <text:p>59542</text:p>
          </table:table-cell>
          <table:table-cell/>
        </table:table-row>
        <table:table-row table:style-name="ro1">
          <table:table-cell office:value-type="float" office:value="0.00899954687483841" calcext:value-type="float">
            <text:p>9,00E-03</text:p>
          </table:table-cell>
          <table:table-cell office:value-type="float" office:value="-0.001058025" calcext:value-type="float">
            <text:p>-1,06E-03</text:p>
          </table:table-cell>
          <table:table-cell table:formula="of:=[.A191]" office:value-type="float" office:value="0.00899954687483841" calcext:value-type="float">
            <text:p>9,00E-03</text:p>
          </table:table-cell>
          <table:table-cell/>
          <table:table-cell table:formula="of:=[.E190]+[.$D$2]" office:value-type="float" office:value="2.54001371030315" calcext:value-type="float">
            <text:p>2,5400137103</text:p>
          </table:table-cell>
          <table:table-cell table:formula="of:==VLOOKUP([.E191];[.$B$2:.$C$1031];2)" office:value-type="float" office:value="0.0469878281248378" calcext:value-type="float">
            <text:p>0,0469878281</text:p>
          </table:table-cell>
          <table:table-cell table:formula="of:=ROUND([.F191]/[.$A$1031]*65535)" office:value-type="float" office:value="61587" calcext:value-type="float">
            <text:p>61587</text:p>
          </table:table-cell>
          <table:table-cell table:formula="of:=[.H190]+1" office:value-type="float" office:value="189" calcext:value-type="float">
            <text:p>189</text:p>
          </table:table-cell>
          <table:table-cell table:formula="of:=ROUND([.H191]/255*65535)" office:value-type="float" office:value="48573" calcext:value-type="float">
            <text:p>48573</text:p>
          </table:table-cell>
          <table:table-cell table:formula="of:=ROUND(([.$K$1]*[.G191]+(10-[.$K$1])*[.I191])/10)" office:value-type="float" office:value="59635" calcext:value-type="float">
            <text:p>59635</text:p>
          </table:table-cell>
          <table:table-cell/>
        </table:table-row>
        <table:table-row table:style-name="ro1">
          <table:table-cell office:value-type="float" office:value="0.00904837499983841" calcext:value-type="float">
            <text:p>9,05E-03</text:p>
          </table:table-cell>
          <table:table-cell office:value-type="float" office:value="-0.001054942" calcext:value-type="float">
            <text:p>-1,05E-03</text:p>
          </table:table-cell>
          <table:table-cell table:formula="of:=[.A192]" office:value-type="float" office:value="0.00904837499983841" calcext:value-type="float">
            <text:p>9,05E-03</text:p>
          </table:table-cell>
          <table:table-cell/>
          <table:table-cell table:formula="of:=[.E191]+[.$D$2]" office:value-type="float" office:value="2.55345959226772" calcext:value-type="float">
            <text:p>2,5534595923</text:p>
          </table:table-cell>
          <table:table-cell table:formula="of:==VLOOKUP([.E192];[.$B$2:.$C$1031];2)" office:value-type="float" office:value="0.0470366562498378" calcext:value-type="float">
            <text:p>0,0470366562</text:p>
          </table:table-cell>
          <table:table-cell table:formula="of:=ROUND([.F192]/[.$A$1031]*65535)" office:value-type="float" office:value="61651" calcext:value-type="float">
            <text:p>61651</text:p>
          </table:table-cell>
          <table:table-cell table:formula="of:=[.H191]+1" office:value-type="float" office:value="190" calcext:value-type="float">
            <text:p>190</text:p>
          </table:table-cell>
          <table:table-cell table:formula="of:=ROUND([.H192]/255*65535)" office:value-type="float" office:value="48830" calcext:value-type="float">
            <text:p>48830</text:p>
          </table:table-cell>
          <table:table-cell table:formula="of:=ROUND(([.$K$1]*[.G192]+(10-[.$K$1])*[.I192])/10)" office:value-type="float" office:value="59728" calcext:value-type="float">
            <text:p>59728</text:p>
          </table:table-cell>
          <table:table-cell/>
        </table:table-row>
        <table:table-row table:style-name="ro1">
          <table:table-cell office:value-type="float" office:value="0.00909720312483841" calcext:value-type="float">
            <text:p>9,10E-03</text:p>
          </table:table-cell>
          <table:table-cell office:value-type="float" office:value="-0.001051816" calcext:value-type="float">
            <text:p>-1,05E-03</text:p>
          </table:table-cell>
          <table:table-cell table:formula="of:=[.A193]" office:value-type="float" office:value="0.00909720312483841" calcext:value-type="float">
            <text:p>9,10E-03</text:p>
          </table:table-cell>
          <table:table-cell/>
          <table:table-cell table:formula="of:=[.E192]+[.$D$2]" office:value-type="float" office:value="2.56690547423229" calcext:value-type="float">
            <text:p>2,5669054742</text:p>
          </table:table-cell>
          <table:table-cell table:formula="of:==VLOOKUP([.E193];[.$B$2:.$C$1031];2)" office:value-type="float" office:value="0.0470854843748378" calcext:value-type="float">
            <text:p>0,0470854844</text:p>
          </table:table-cell>
          <table:table-cell table:formula="of:=ROUND([.F193]/[.$A$1031]*65535)" office:value-type="float" office:value="61715" calcext:value-type="float">
            <text:p>61715</text:p>
          </table:table-cell>
          <table:table-cell table:formula="of:=[.H192]+1" office:value-type="float" office:value="191" calcext:value-type="float">
            <text:p>191</text:p>
          </table:table-cell>
          <table:table-cell table:formula="of:=ROUND([.H193]/255*65535)" office:value-type="float" office:value="49087" calcext:value-type="float">
            <text:p>49087</text:p>
          </table:table-cell>
          <table:table-cell table:formula="of:=ROUND(([.$K$1]*[.G193]+(10-[.$K$1])*[.I193])/10)" office:value-type="float" office:value="59821" calcext:value-type="float">
            <text:p>59821</text:p>
          </table:table-cell>
          <table:table-cell/>
        </table:table-row>
        <table:table-row table:style-name="ro1">
          <table:table-cell office:value-type="float" office:value="0.00914603124983842" calcext:value-type="float">
            <text:p>9,15E-03</text:p>
          </table:table-cell>
          <table:table-cell office:value-type="float" office:value="-0.001048646" calcext:value-type="float">
            <text:p>-1,05E-03</text:p>
          </table:table-cell>
          <table:table-cell table:formula="of:=[.A194]" office:value-type="float" office:value="0.00914603124983842" calcext:value-type="float">
            <text:p>9,15E-03</text:p>
          </table:table-cell>
          <table:table-cell/>
          <table:table-cell table:formula="of:=[.E193]+[.$D$2]" office:value-type="float" office:value="2.58035135619685" calcext:value-type="float">
            <text:p>2,5803513562</text:p>
          </table:table-cell>
          <table:table-cell table:formula="of:==VLOOKUP([.E194];[.$B$2:.$C$1031];2)" office:value-type="float" office:value="0.0471343124998378" calcext:value-type="float">
            <text:p>0,0471343125</text:p>
          </table:table-cell>
          <table:table-cell table:formula="of:=ROUND([.F194]/[.$A$1031]*65535)" office:value-type="float" office:value="61779" calcext:value-type="float">
            <text:p>61779</text:p>
          </table:table-cell>
          <table:table-cell table:formula="of:=[.H193]+1" office:value-type="float" office:value="192" calcext:value-type="float">
            <text:p>192</text:p>
          </table:table-cell>
          <table:table-cell table:formula="of:=ROUND([.H194]/255*65535)" office:value-type="float" office:value="49344" calcext:value-type="float">
            <text:p>49344</text:p>
          </table:table-cell>
          <table:table-cell table:formula="of:=ROUND(([.$K$1]*[.G194]+(10-[.$K$1])*[.I194])/10)" office:value-type="float" office:value="59914" calcext:value-type="float">
            <text:p>59914</text:p>
          </table:table-cell>
          <table:table-cell/>
        </table:table-row>
        <table:table-row table:style-name="ro1">
          <table:table-cell office:value-type="float" office:value="0.00919485937483842" calcext:value-type="float">
            <text:p>9,19E-03</text:p>
          </table:table-cell>
          <table:table-cell office:value-type="float" office:value="-0.001045431" calcext:value-type="float">
            <text:p>-1,05E-03</text:p>
          </table:table-cell>
          <table:table-cell table:formula="of:=[.A195]" office:value-type="float" office:value="0.00919485937483842" calcext:value-type="float">
            <text:p>9,19E-03</text:p>
          </table:table-cell>
          <table:table-cell/>
          <table:table-cell table:formula="of:=[.E194]+[.$D$2]" office:value-type="float" office:value="2.59379723816142" calcext:value-type="float">
            <text:p>2,5937972382</text:p>
          </table:table-cell>
          <table:table-cell table:formula="of:==VLOOKUP([.E195];[.$B$2:.$C$1031];2)" office:value-type="float" office:value="0.0471831406248378" calcext:value-type="float">
            <text:p>0,0471831406</text:p>
          </table:table-cell>
          <table:table-cell table:formula="of:=ROUND([.F195]/[.$A$1031]*65535)" office:value-type="float" office:value="61843" calcext:value-type="float">
            <text:p>61843</text:p>
          </table:table-cell>
          <table:table-cell table:formula="of:=[.H194]+1" office:value-type="float" office:value="193" calcext:value-type="float">
            <text:p>193</text:p>
          </table:table-cell>
          <table:table-cell table:formula="of:=ROUND([.H195]/255*65535)" office:value-type="float" office:value="49601" calcext:value-type="float">
            <text:p>49601</text:p>
          </table:table-cell>
          <table:table-cell table:formula="of:=ROUND(([.$K$1]*[.G195]+(10-[.$K$1])*[.I195])/10)" office:value-type="float" office:value="60007" calcext:value-type="float">
            <text:p>60007</text:p>
          </table:table-cell>
          <table:table-cell/>
        </table:table-row>
        <table:table-row table:style-name="ro1">
          <table:table-cell office:value-type="float" office:value="0.00924368749983842" calcext:value-type="float">
            <text:p>9,24E-03</text:p>
          </table:table-cell>
          <table:table-cell office:value-type="float" office:value="-0.00104217" calcext:value-type="float">
            <text:p>-1,04E-03</text:p>
          </table:table-cell>
          <table:table-cell table:formula="of:=[.A196]" office:value-type="float" office:value="0.00924368749983842" calcext:value-type="float">
            <text:p>9,24E-03</text:p>
          </table:table-cell>
          <table:table-cell/>
          <table:table-cell table:formula="of:=[.E195]+[.$D$2]" office:value-type="float" office:value="2.60724312012599" calcext:value-type="float">
            <text:p>2,6072431201</text:p>
          </table:table-cell>
          <table:table-cell table:formula="of:==VLOOKUP([.E196];[.$B$2:.$C$1031];2)" office:value-type="float" office:value="0.0472319687498378" calcext:value-type="float">
            <text:p>0,0472319687</text:p>
          </table:table-cell>
          <table:table-cell table:formula="of:=ROUND([.F196]/[.$A$1031]*65535)" office:value-type="float" office:value="61907" calcext:value-type="float">
            <text:p>61907</text:p>
          </table:table-cell>
          <table:table-cell table:formula="of:=[.H195]+1" office:value-type="float" office:value="194" calcext:value-type="float">
            <text:p>194</text:p>
          </table:table-cell>
          <table:table-cell table:formula="of:=ROUND([.H196]/255*65535)" office:value-type="float" office:value="49858" calcext:value-type="float">
            <text:p>49858</text:p>
          </table:table-cell>
          <table:table-cell table:formula="of:=ROUND(([.$K$1]*[.G196]+(10-[.$K$1])*[.I196])/10)" office:value-type="float" office:value="60100" calcext:value-type="float">
            <text:p>60100</text:p>
          </table:table-cell>
          <table:table-cell/>
        </table:table-row>
        <table:table-row table:style-name="ro1">
          <table:table-cell office:value-type="float" office:value="0.00929251562483842" calcext:value-type="float">
            <text:p>9,29E-03</text:p>
          </table:table-cell>
          <table:table-cell office:value-type="float" office:value="-0.001038864" calcext:value-type="float">
            <text:p>-1,04E-03</text:p>
          </table:table-cell>
          <table:table-cell table:formula="of:=[.A197]" office:value-type="float" office:value="0.00929251562483842" calcext:value-type="float">
            <text:p>9,29E-03</text:p>
          </table:table-cell>
          <table:table-cell/>
          <table:table-cell table:formula="of:=[.E196]+[.$D$2]" office:value-type="float" office:value="2.62068900209055" calcext:value-type="float">
            <text:p>2,6206890021</text:p>
          </table:table-cell>
          <table:table-cell table:formula="of:==VLOOKUP([.E197];[.$B$2:.$C$1031];2)" office:value-type="float" office:value="0.0472807968748378" calcext:value-type="float">
            <text:p>0,0472807969</text:p>
          </table:table-cell>
          <table:table-cell table:formula="of:=ROUND([.F197]/[.$A$1031]*65535)" office:value-type="float" office:value="61971" calcext:value-type="float">
            <text:p>61971</text:p>
          </table:table-cell>
          <table:table-cell table:formula="of:=[.H196]+1" office:value-type="float" office:value="195" calcext:value-type="float">
            <text:p>195</text:p>
          </table:table-cell>
          <table:table-cell table:formula="of:=ROUND([.H197]/255*65535)" office:value-type="float" office:value="50115" calcext:value-type="float">
            <text:p>50115</text:p>
          </table:table-cell>
          <table:table-cell table:formula="of:=ROUND(([.$K$1]*[.G197]+(10-[.$K$1])*[.I197])/10)" office:value-type="float" office:value="60193" calcext:value-type="float">
            <text:p>60193</text:p>
          </table:table-cell>
          <table:table-cell/>
        </table:table-row>
        <table:table-row table:style-name="ro1">
          <table:table-cell office:value-type="float" office:value="0.00934134374983842" calcext:value-type="float">
            <text:p>9,34E-03</text:p>
          </table:table-cell>
          <table:table-cell office:value-type="float" office:value="-0.00103551" calcext:value-type="float">
            <text:p>-1,04E-03</text:p>
          </table:table-cell>
          <table:table-cell table:formula="of:=[.A198]" office:value-type="float" office:value="0.00934134374983842" calcext:value-type="float">
            <text:p>9,34E-03</text:p>
          </table:table-cell>
          <table:table-cell/>
          <table:table-cell table:formula="of:=[.E197]+[.$D$2]" office:value-type="float" office:value="2.63413488405512" calcext:value-type="float">
            <text:p>2,6341348841</text:p>
          </table:table-cell>
          <table:table-cell table:formula="of:==VLOOKUP([.E198];[.$B$2:.$C$1031];2)" office:value-type="float" office:value="0.0473296249998378" calcext:value-type="float">
            <text:p>0,047329625</text:p>
          </table:table-cell>
          <table:table-cell table:formula="of:=ROUND([.F198]/[.$A$1031]*65535)" office:value-type="float" office:value="62035" calcext:value-type="float">
            <text:p>62035</text:p>
          </table:table-cell>
          <table:table-cell table:formula="of:=[.H197]+1" office:value-type="float" office:value="196" calcext:value-type="float">
            <text:p>196</text:p>
          </table:table-cell>
          <table:table-cell table:formula="of:=ROUND([.H198]/255*65535)" office:value-type="float" office:value="50372" calcext:value-type="float">
            <text:p>50372</text:p>
          </table:table-cell>
          <table:table-cell table:formula="of:=ROUND(([.$K$1]*[.G198]+(10-[.$K$1])*[.I198])/10)" office:value-type="float" office:value="60286" calcext:value-type="float">
            <text:p>60286</text:p>
          </table:table-cell>
          <table:table-cell/>
        </table:table-row>
        <table:table-row table:style-name="ro1">
          <table:table-cell office:value-type="float" office:value="0.00939017187483842" calcext:value-type="float">
            <text:p>9,39E-03</text:p>
          </table:table-cell>
          <table:table-cell office:value-type="float" office:value="-0.001032109" calcext:value-type="float">
            <text:p>-1,03E-03</text:p>
          </table:table-cell>
          <table:table-cell table:formula="of:=[.A199]" office:value-type="float" office:value="0.00939017187483842" calcext:value-type="float">
            <text:p>9,39E-03</text:p>
          </table:table-cell>
          <table:table-cell/>
          <table:table-cell table:formula="of:=[.E198]+[.$D$2]" office:value-type="float" office:value="2.64758076601969" calcext:value-type="float">
            <text:p>2,647580766</text:p>
          </table:table-cell>
          <table:table-cell table:formula="of:==VLOOKUP([.E199];[.$B$2:.$C$1031];2)" office:value-type="float" office:value="0.0473784531248378" calcext:value-type="float">
            <text:p>0,0473784531</text:p>
          </table:table-cell>
          <table:table-cell table:formula="of:=ROUND([.F199]/[.$A$1031]*65535)" office:value-type="float" office:value="62099" calcext:value-type="float">
            <text:p>62099</text:p>
          </table:table-cell>
          <table:table-cell table:formula="of:=[.H198]+1" office:value-type="float" office:value="197" calcext:value-type="float">
            <text:p>197</text:p>
          </table:table-cell>
          <table:table-cell table:formula="of:=ROUND([.H199]/255*65535)" office:value-type="float" office:value="50629" calcext:value-type="float">
            <text:p>50629</text:p>
          </table:table-cell>
          <table:table-cell table:formula="of:=ROUND(([.$K$1]*[.G199]+(10-[.$K$1])*[.I199])/10)" office:value-type="float" office:value="60379" calcext:value-type="float">
            <text:p>60379</text:p>
          </table:table-cell>
          <table:table-cell/>
        </table:table-row>
        <table:table-row table:style-name="ro1">
          <table:table-cell office:value-type="float" office:value="0.00943899999983842" calcext:value-type="float">
            <text:p>9,44E-03</text:p>
          </table:table-cell>
          <table:table-cell office:value-type="float" office:value="-0.001028661" calcext:value-type="float">
            <text:p>-1,03E-03</text:p>
          </table:table-cell>
          <table:table-cell table:formula="of:=[.A200]" office:value-type="float" office:value="0.00943899999983842" calcext:value-type="float">
            <text:p>9,44E-03</text:p>
          </table:table-cell>
          <table:table-cell/>
          <table:table-cell table:formula="of:=[.E199]+[.$D$2]" office:value-type="float" office:value="2.66102664798426" calcext:value-type="float">
            <text:p>2,661026648</text:p>
          </table:table-cell>
          <table:table-cell table:formula="of:==VLOOKUP([.E200];[.$B$2:.$C$1031];2)" office:value-type="float" office:value="0.0474272812498378" calcext:value-type="float">
            <text:p>0,0474272812</text:p>
          </table:table-cell>
          <table:table-cell table:formula="of:=ROUND([.F200]/[.$A$1031]*65535)" office:value-type="float" office:value="62163" calcext:value-type="float">
            <text:p>62163</text:p>
          </table:table-cell>
          <table:table-cell table:formula="of:=[.H199]+1" office:value-type="float" office:value="198" calcext:value-type="float">
            <text:p>198</text:p>
          </table:table-cell>
          <table:table-cell table:formula="of:=ROUND([.H200]/255*65535)" office:value-type="float" office:value="50886" calcext:value-type="float">
            <text:p>50886</text:p>
          </table:table-cell>
          <table:table-cell table:formula="of:=ROUND(([.$K$1]*[.G200]+(10-[.$K$1])*[.I200])/10)" office:value-type="float" office:value="60471" calcext:value-type="float">
            <text:p>60471</text:p>
          </table:table-cell>
          <table:table-cell/>
        </table:table-row>
        <table:table-row table:style-name="ro1">
          <table:table-cell office:value-type="float" office:value="0.00948782812483842" calcext:value-type="float">
            <text:p>9,49E-03</text:p>
          </table:table-cell>
          <table:table-cell office:value-type="float" office:value="-0.001025163" calcext:value-type="float">
            <text:p>-1,03E-03</text:p>
          </table:table-cell>
          <table:table-cell table:formula="of:=[.A201]" office:value-type="float" office:value="0.00948782812483842" calcext:value-type="float">
            <text:p>9,49E-03</text:p>
          </table:table-cell>
          <table:table-cell/>
          <table:table-cell table:formula="of:=[.E200]+[.$D$2]" office:value-type="float" office:value="2.67447252994882" calcext:value-type="float">
            <text:p>2,6744725299</text:p>
          </table:table-cell>
          <table:table-cell table:formula="of:==VLOOKUP([.E201];[.$B$2:.$C$1031];2)" office:value-type="float" office:value="0.0474761093748378" calcext:value-type="float">
            <text:p>0,0474761094</text:p>
          </table:table-cell>
          <table:table-cell table:formula="of:=ROUND([.F201]/[.$A$1031]*65535)" office:value-type="float" office:value="62227" calcext:value-type="float">
            <text:p>62227</text:p>
          </table:table-cell>
          <table:table-cell table:formula="of:=[.H200]+1" office:value-type="float" office:value="199" calcext:value-type="float">
            <text:p>199</text:p>
          </table:table-cell>
          <table:table-cell table:formula="of:=ROUND([.H201]/255*65535)" office:value-type="float" office:value="51143" calcext:value-type="float">
            <text:p>51143</text:p>
          </table:table-cell>
          <table:table-cell table:formula="of:=ROUND(([.$K$1]*[.G201]+(10-[.$K$1])*[.I201])/10)" office:value-type="float" office:value="60564" calcext:value-type="float">
            <text:p>60564</text:p>
          </table:table-cell>
          <table:table-cell/>
        </table:table-row>
        <table:table-row table:style-name="ro1">
          <table:table-cell office:value-type="float" office:value="0.00953665624983842" calcext:value-type="float">
            <text:p>9,54E-03</text:p>
          </table:table-cell>
          <table:table-cell office:value-type="float" office:value="-0.001021616" calcext:value-type="float">
            <text:p>-1,02E-03</text:p>
          </table:table-cell>
          <table:table-cell table:formula="of:=[.A202]" office:value-type="float" office:value="0.00953665624983842" calcext:value-type="float">
            <text:p>9,54E-03</text:p>
          </table:table-cell>
          <table:table-cell/>
          <table:table-cell table:formula="of:=[.E201]+[.$D$2]" office:value-type="float" office:value="2.68791841191339" calcext:value-type="float">
            <text:p>2,6879184119</text:p>
          </table:table-cell>
          <table:table-cell table:formula="of:==VLOOKUP([.E202];[.$B$2:.$C$1031];2)" office:value-type="float" office:value="0.0475249374998378" calcext:value-type="float">
            <text:p>0,0475249375</text:p>
          </table:table-cell>
          <table:table-cell table:formula="of:=ROUND([.F202]/[.$A$1031]*65535)" office:value-type="float" office:value="62291" calcext:value-type="float">
            <text:p>62291</text:p>
          </table:table-cell>
          <table:table-cell table:formula="of:=[.H201]+1" office:value-type="float" office:value="200" calcext:value-type="float">
            <text:p>200</text:p>
          </table:table-cell>
          <table:table-cell table:formula="of:=ROUND([.H202]/255*65535)" office:value-type="float" office:value="51400" calcext:value-type="float">
            <text:p>51400</text:p>
          </table:table-cell>
          <table:table-cell table:formula="of:=ROUND(([.$K$1]*[.G202]+(10-[.$K$1])*[.I202])/10)" office:value-type="float" office:value="60657" calcext:value-type="float">
            <text:p>60657</text:p>
          </table:table-cell>
          <table:table-cell/>
        </table:table-row>
        <table:table-row table:style-name="ro1">
          <table:table-cell office:value-type="float" office:value="0.00958548437483842" calcext:value-type="float">
            <text:p>9,59E-03</text:p>
          </table:table-cell>
          <table:table-cell office:value-type="float" office:value="-0.001018019" calcext:value-type="float">
            <text:p>-1,02E-03</text:p>
          </table:table-cell>
          <table:table-cell table:formula="of:=[.A203]" office:value-type="float" office:value="0.00958548437483842" calcext:value-type="float">
            <text:p>9,59E-03</text:p>
          </table:table-cell>
          <table:table-cell/>
          <table:table-cell table:formula="of:=[.E202]+[.$D$2]" office:value-type="float" office:value="2.70136429387796" calcext:value-type="float">
            <text:p>2,7013642939</text:p>
          </table:table-cell>
          <table:table-cell table:formula="of:==VLOOKUP([.E203];[.$B$2:.$C$1031];2)" office:value-type="float" office:value="0.0475737656248378" calcext:value-type="float">
            <text:p>0,0475737656</text:p>
          </table:table-cell>
          <table:table-cell table:formula="of:=ROUND([.F203]/[.$A$1031]*65535)" office:value-type="float" office:value="62355" calcext:value-type="float">
            <text:p>62355</text:p>
          </table:table-cell>
          <table:table-cell table:formula="of:=[.H202]+1" office:value-type="float" office:value="201" calcext:value-type="float">
            <text:p>201</text:p>
          </table:table-cell>
          <table:table-cell table:formula="of:=ROUND([.H203]/255*65535)" office:value-type="float" office:value="51657" calcext:value-type="float">
            <text:p>51657</text:p>
          </table:table-cell>
          <table:table-cell table:formula="of:=ROUND(([.$K$1]*[.G203]+(10-[.$K$1])*[.I203])/10)" office:value-type="float" office:value="60750" calcext:value-type="float">
            <text:p>60750</text:p>
          </table:table-cell>
          <table:table-cell/>
        </table:table-row>
        <table:table-row table:style-name="ro1">
          <table:table-cell office:value-type="float" office:value="0.00963431249983842" calcext:value-type="float">
            <text:p>9,63E-03</text:p>
          </table:table-cell>
          <table:table-cell office:value-type="float" office:value="-0.00101437" calcext:value-type="float">
            <text:p>-1,01E-03</text:p>
          </table:table-cell>
          <table:table-cell table:formula="of:=[.A204]" office:value-type="float" office:value="0.00963431249983842" calcext:value-type="float">
            <text:p>9,63E-03</text:p>
          </table:table-cell>
          <table:table-cell/>
          <table:table-cell table:formula="of:=[.E203]+[.$D$2]" office:value-type="float" office:value="2.71481017584252" calcext:value-type="float">
            <text:p>2,7148101758</text:p>
          </table:table-cell>
          <table:table-cell table:formula="of:==VLOOKUP([.E204];[.$B$2:.$C$1031];2)" office:value-type="float" office:value="0.0476225937498378" calcext:value-type="float">
            <text:p>0,0476225937</text:p>
          </table:table-cell>
          <table:table-cell table:formula="of:=ROUND([.F204]/[.$A$1031]*65535)" office:value-type="float" office:value="62419" calcext:value-type="float">
            <text:p>62419</text:p>
          </table:table-cell>
          <table:table-cell table:formula="of:=[.H203]+1" office:value-type="float" office:value="202" calcext:value-type="float">
            <text:p>202</text:p>
          </table:table-cell>
          <table:table-cell table:formula="of:=ROUND([.H204]/255*65535)" office:value-type="float" office:value="51914" calcext:value-type="float">
            <text:p>51914</text:p>
          </table:table-cell>
          <table:table-cell table:formula="of:=ROUND(([.$K$1]*[.G204]+(10-[.$K$1])*[.I204])/10)" office:value-type="float" office:value="60843" calcext:value-type="float">
            <text:p>60843</text:p>
          </table:table-cell>
          <table:table-cell/>
        </table:table-row>
        <table:table-row table:style-name="ro1">
          <table:table-cell office:value-type="float" office:value="0.00968314062483842" calcext:value-type="float">
            <text:p>9,68E-03</text:p>
          </table:table-cell>
          <table:table-cell office:value-type="float" office:value="-0.001010671" calcext:value-type="float">
            <text:p>-1,01E-03</text:p>
          </table:table-cell>
          <table:table-cell table:formula="of:=[.A205]" office:value-type="float" office:value="0.00968314062483842" calcext:value-type="float">
            <text:p>9,68E-03</text:p>
          </table:table-cell>
          <table:table-cell/>
          <table:table-cell table:formula="of:=[.E204]+[.$D$2]" office:value-type="float" office:value="2.72825605780709" calcext:value-type="float">
            <text:p>2,7282560578</text:p>
          </table:table-cell>
          <table:table-cell table:formula="of:==VLOOKUP([.E205];[.$B$2:.$C$1031];2)" office:value-type="float" office:value="0.0476714218748378" calcext:value-type="float">
            <text:p>0,0476714219</text:p>
          </table:table-cell>
          <table:table-cell table:formula="of:=ROUND([.F205]/[.$A$1031]*65535)" office:value-type="float" office:value="62483" calcext:value-type="float">
            <text:p>62483</text:p>
          </table:table-cell>
          <table:table-cell table:formula="of:=[.H204]+1" office:value-type="float" office:value="203" calcext:value-type="float">
            <text:p>203</text:p>
          </table:table-cell>
          <table:table-cell table:formula="of:=ROUND([.H205]/255*65535)" office:value-type="float" office:value="52171" calcext:value-type="float">
            <text:p>52171</text:p>
          </table:table-cell>
          <table:table-cell table:formula="of:=ROUND(([.$K$1]*[.G205]+(10-[.$K$1])*[.I205])/10)" office:value-type="float" office:value="60936" calcext:value-type="float">
            <text:p>60936</text:p>
          </table:table-cell>
          <table:table-cell/>
        </table:table-row>
        <table:table-row table:style-name="ro1">
          <table:table-cell office:value-type="float" office:value="0.00973196874983842" calcext:value-type="float">
            <text:p>9,73E-03</text:p>
          </table:table-cell>
          <table:table-cell office:value-type="float" office:value="-0.001006919" calcext:value-type="float">
            <text:p>-1,01E-03</text:p>
          </table:table-cell>
          <table:table-cell table:formula="of:=[.A206]" office:value-type="float" office:value="0.00973196874983842" calcext:value-type="float">
            <text:p>9,73E-03</text:p>
          </table:table-cell>
          <table:table-cell/>
          <table:table-cell table:formula="of:=[.E205]+[.$D$2]" office:value-type="float" office:value="2.74170193977166" calcext:value-type="float">
            <text:p>2,7417019398</text:p>
          </table:table-cell>
          <table:table-cell table:formula="of:==VLOOKUP([.E206];[.$B$2:.$C$1031];2)" office:value-type="float" office:value="0.0477202499998378" calcext:value-type="float">
            <text:p>0,04772025</text:p>
          </table:table-cell>
          <table:table-cell table:formula="of:=ROUND([.F206]/[.$A$1031]*65535)" office:value-type="float" office:value="62547" calcext:value-type="float">
            <text:p>62547</text:p>
          </table:table-cell>
          <table:table-cell table:formula="of:=[.H205]+1" office:value-type="float" office:value="204" calcext:value-type="float">
            <text:p>204</text:p>
          </table:table-cell>
          <table:table-cell table:formula="of:=ROUND([.H206]/255*65535)" office:value-type="float" office:value="52428" calcext:value-type="float">
            <text:p>52428</text:p>
          </table:table-cell>
          <table:table-cell table:formula="of:=ROUND(([.$K$1]*[.G206]+(10-[.$K$1])*[.I206])/10)" office:value-type="float" office:value="61029" calcext:value-type="float">
            <text:p>61029</text:p>
          </table:table-cell>
          <table:table-cell/>
        </table:table-row>
        <table:table-row table:style-name="ro1">
          <table:table-cell office:value-type="float" office:value="0.00978079687483842" calcext:value-type="float">
            <text:p>9,78E-03</text:p>
          </table:table-cell>
          <table:table-cell office:value-type="float" office:value="-0.001003114" calcext:value-type="float">
            <text:p>-1,00E-03</text:p>
          </table:table-cell>
          <table:table-cell table:formula="of:=[.A207]" office:value-type="float" office:value="0.00978079687483842" calcext:value-type="float">
            <text:p>9,78E-03</text:p>
          </table:table-cell>
          <table:table-cell/>
          <table:table-cell table:formula="of:=[.E206]+[.$D$2]" office:value-type="float" office:value="2.75514782173623" calcext:value-type="float">
            <text:p>2,7551478217</text:p>
          </table:table-cell>
          <table:table-cell table:formula="of:==VLOOKUP([.E207];[.$B$2:.$C$1031];2)" office:value-type="float" office:value="0.0477690781248378" calcext:value-type="float">
            <text:p>0,0477690781</text:p>
          </table:table-cell>
          <table:table-cell table:formula="of:=ROUND([.F207]/[.$A$1031]*65535)" office:value-type="float" office:value="62611" calcext:value-type="float">
            <text:p>62611</text:p>
          </table:table-cell>
          <table:table-cell table:formula="of:=[.H206]+1" office:value-type="float" office:value="205" calcext:value-type="float">
            <text:p>205</text:p>
          </table:table-cell>
          <table:table-cell table:formula="of:=ROUND([.H207]/255*65535)" office:value-type="float" office:value="52685" calcext:value-type="float">
            <text:p>52685</text:p>
          </table:table-cell>
          <table:table-cell table:formula="of:=ROUND(([.$K$1]*[.G207]+(10-[.$K$1])*[.I207])/10)" office:value-type="float" office:value="61122" calcext:value-type="float">
            <text:p>61122</text:p>
          </table:table-cell>
          <table:table-cell/>
        </table:table-row>
        <table:table-row table:style-name="ro1">
          <table:table-cell office:value-type="float" office:value="0.00982962499983842" calcext:value-type="float">
            <text:p>9,83E-03</text:p>
          </table:table-cell>
          <table:table-cell office:value-type="float" office:value="-0.000999255" calcext:value-type="float">
            <text:p>-9,99E-04</text:p>
          </table:table-cell>
          <table:table-cell table:formula="of:=[.A208]" office:value-type="float" office:value="0.00982962499983842" calcext:value-type="float">
            <text:p>9,83E-03</text:p>
          </table:table-cell>
          <table:table-cell/>
          <table:table-cell table:formula="of:=[.E207]+[.$D$2]" office:value-type="float" office:value="2.76859370370079" calcext:value-type="float">
            <text:p>2,7685937037</text:p>
          </table:table-cell>
          <table:table-cell table:formula="of:==VLOOKUP([.E208];[.$B$2:.$C$1031];2)" office:value-type="float" office:value="0.0478179062498378" calcext:value-type="float">
            <text:p>0,0478179062</text:p>
          </table:table-cell>
          <table:table-cell table:formula="of:=ROUND([.F208]/[.$A$1031]*65535)" office:value-type="float" office:value="62675" calcext:value-type="float">
            <text:p>62675</text:p>
          </table:table-cell>
          <table:table-cell table:formula="of:=[.H207]+1" office:value-type="float" office:value="206" calcext:value-type="float">
            <text:p>206</text:p>
          </table:table-cell>
          <table:table-cell table:formula="of:=ROUND([.H208]/255*65535)" office:value-type="float" office:value="52942" calcext:value-type="float">
            <text:p>52942</text:p>
          </table:table-cell>
          <table:table-cell table:formula="of:=ROUND(([.$K$1]*[.G208]+(10-[.$K$1])*[.I208])/10)" office:value-type="float" office:value="61215" calcext:value-type="float">
            <text:p>61215</text:p>
          </table:table-cell>
          <table:table-cell/>
        </table:table-row>
        <table:table-row table:style-name="ro1">
          <table:table-cell office:value-type="float" office:value="0.00987845312483842" calcext:value-type="float">
            <text:p>9,88E-03</text:p>
          </table:table-cell>
          <table:table-cell office:value-type="float" office:value="-0.0009953417" calcext:value-type="float">
            <text:p>-9,95E-04</text:p>
          </table:table-cell>
          <table:table-cell table:formula="of:=[.A209]" office:value-type="float" office:value="0.00987845312483842" calcext:value-type="float">
            <text:p>9,88E-03</text:p>
          </table:table-cell>
          <table:table-cell/>
          <table:table-cell table:formula="of:=[.E208]+[.$D$2]" office:value-type="float" office:value="2.78203958566536" calcext:value-type="float">
            <text:p>2,7820395857</text:p>
          </table:table-cell>
          <table:table-cell table:formula="of:==VLOOKUP([.E209];[.$B$2:.$C$1031];2)" office:value-type="float" office:value="0.0478667343748378" calcext:value-type="float">
            <text:p>0,0478667344</text:p>
          </table:table-cell>
          <table:table-cell table:formula="of:=ROUND([.F209]/[.$A$1031]*65535)" office:value-type="float" office:value="62739" calcext:value-type="float">
            <text:p>62739</text:p>
          </table:table-cell>
          <table:table-cell table:formula="of:=[.H208]+1" office:value-type="float" office:value="207" calcext:value-type="float">
            <text:p>207</text:p>
          </table:table-cell>
          <table:table-cell table:formula="of:=ROUND([.H209]/255*65535)" office:value-type="float" office:value="53199" calcext:value-type="float">
            <text:p>53199</text:p>
          </table:table-cell>
          <table:table-cell table:formula="of:=ROUND(([.$K$1]*[.G209]+(10-[.$K$1])*[.I209])/10)" office:value-type="float" office:value="61308" calcext:value-type="float">
            <text:p>61308</text:p>
          </table:table-cell>
          <table:table-cell/>
        </table:table-row>
        <table:table-row table:style-name="ro1">
          <table:table-cell office:value-type="float" office:value="0.00992728124983843" calcext:value-type="float">
            <text:p>9,93E-03</text:p>
          </table:table-cell>
          <table:table-cell office:value-type="float" office:value="-0.000991373" calcext:value-type="float">
            <text:p>-9,91E-04</text:p>
          </table:table-cell>
          <table:table-cell table:formula="of:=[.A210]" office:value-type="float" office:value="0.00992728124983843" calcext:value-type="float">
            <text:p>9,93E-03</text:p>
          </table:table-cell>
          <table:table-cell/>
          <table:table-cell table:formula="of:=[.E209]+[.$D$2]" office:value-type="float" office:value="2.79548546762993" calcext:value-type="float">
            <text:p>2,7954854676</text:p>
          </table:table-cell>
          <table:table-cell table:formula="of:==VLOOKUP([.E210];[.$B$2:.$C$1031];2)" office:value-type="float" office:value="0.0479155624998378" calcext:value-type="float">
            <text:p>0,0479155625</text:p>
          </table:table-cell>
          <table:table-cell table:formula="of:=ROUND([.F210]/[.$A$1031]*65535)" office:value-type="float" office:value="62803" calcext:value-type="float">
            <text:p>62803</text:p>
          </table:table-cell>
          <table:table-cell table:formula="of:=[.H209]+1" office:value-type="float" office:value="208" calcext:value-type="float">
            <text:p>208</text:p>
          </table:table-cell>
          <table:table-cell table:formula="of:=ROUND([.H210]/255*65535)" office:value-type="float" office:value="53456" calcext:value-type="float">
            <text:p>53456</text:p>
          </table:table-cell>
          <table:table-cell table:formula="of:=ROUND(([.$K$1]*[.G210]+(10-[.$K$1])*[.I210])/10)" office:value-type="float" office:value="61401" calcext:value-type="float">
            <text:p>61401</text:p>
          </table:table-cell>
          <table:table-cell/>
        </table:table-row>
        <table:table-row table:style-name="ro1">
          <table:table-cell office:value-type="float" office:value="0.00997610937483843" calcext:value-type="float">
            <text:p>9,98E-03</text:p>
          </table:table-cell>
          <table:table-cell office:value-type="float" office:value="-0.0009873481" calcext:value-type="float">
            <text:p>-9,87E-04</text:p>
          </table:table-cell>
          <table:table-cell table:formula="of:=[.A211]" office:value-type="float" office:value="0.00997610937483843" calcext:value-type="float">
            <text:p>9,98E-03</text:p>
          </table:table-cell>
          <table:table-cell/>
          <table:table-cell table:formula="of:=[.E210]+[.$D$2]" office:value-type="float" office:value="2.80893134959449" calcext:value-type="float">
            <text:p>2,8089313496</text:p>
          </table:table-cell>
          <table:table-cell table:formula="of:==VLOOKUP([.E211];[.$B$2:.$C$1031];2)" office:value-type="float" office:value="0.0479643906248378" calcext:value-type="float">
            <text:p>0,0479643906</text:p>
          </table:table-cell>
          <table:table-cell table:formula="of:=ROUND([.F211]/[.$A$1031]*65535)" office:value-type="float" office:value="62867" calcext:value-type="float">
            <text:p>62867</text:p>
          </table:table-cell>
          <table:table-cell table:formula="of:=[.H210]+1" office:value-type="float" office:value="209" calcext:value-type="float">
            <text:p>209</text:p>
          </table:table-cell>
          <table:table-cell table:formula="of:=ROUND([.H211]/255*65535)" office:value-type="float" office:value="53713" calcext:value-type="float">
            <text:p>53713</text:p>
          </table:table-cell>
          <table:table-cell table:formula="of:=ROUND(([.$K$1]*[.G211]+(10-[.$K$1])*[.I211])/10)" office:value-type="float" office:value="61494" calcext:value-type="float">
            <text:p>61494</text:p>
          </table:table-cell>
          <table:table-cell/>
        </table:table-row>
        <table:table-row table:style-name="ro1">
          <table:table-cell office:value-type="float" office:value="0.0100249374998384" calcext:value-type="float">
            <text:p>1,00E-02</text:p>
          </table:table-cell>
          <table:table-cell office:value-type="float" office:value="-0.0009832664" calcext:value-type="float">
            <text:p>-9,83E-04</text:p>
          </table:table-cell>
          <table:table-cell table:formula="of:=[.A212]" office:value-type="float" office:value="0.0100249374998384" calcext:value-type="float">
            <text:p>1,00E-02</text:p>
          </table:table-cell>
          <table:table-cell/>
          <table:table-cell table:formula="of:=[.E211]+[.$D$2]" office:value-type="float" office:value="2.82237723155906" calcext:value-type="float">
            <text:p>2,8223772316</text:p>
          </table:table-cell>
          <table:table-cell table:formula="of:==VLOOKUP([.E212];[.$B$2:.$C$1031];2)" office:value-type="float" office:value="0.0480132187498378" calcext:value-type="float">
            <text:p>0,0480132187</text:p>
          </table:table-cell>
          <table:table-cell table:formula="of:=ROUND([.F212]/[.$A$1031]*65535)" office:value-type="float" office:value="62931" calcext:value-type="float">
            <text:p>62931</text:p>
          </table:table-cell>
          <table:table-cell table:formula="of:=[.H211]+1" office:value-type="float" office:value="210" calcext:value-type="float">
            <text:p>210</text:p>
          </table:table-cell>
          <table:table-cell table:formula="of:=ROUND([.H212]/255*65535)" office:value-type="float" office:value="53970" calcext:value-type="float">
            <text:p>53970</text:p>
          </table:table-cell>
          <table:table-cell table:formula="of:=ROUND(([.$K$1]*[.G212]+(10-[.$K$1])*[.I212])/10)" office:value-type="float" office:value="61587" calcext:value-type="float">
            <text:p>61587</text:p>
          </table:table-cell>
          <table:table-cell/>
        </table:table-row>
        <table:table-row table:style-name="ro1">
          <table:table-cell office:value-type="float" office:value="0.0100737656248384" calcext:value-type="float">
            <text:p>1,01E-02</text:p>
          </table:table-cell>
          <table:table-cell office:value-type="float" office:value="-0.000979127" calcext:value-type="float">
            <text:p>-9,79E-04</text:p>
          </table:table-cell>
          <table:table-cell table:formula="of:=[.A213]" office:value-type="float" office:value="0.0100737656248384" calcext:value-type="float">
            <text:p>1,01E-02</text:p>
          </table:table-cell>
          <table:table-cell/>
          <table:table-cell table:formula="of:=[.E212]+[.$D$2]" office:value-type="float" office:value="2.83582311352363" calcext:value-type="float">
            <text:p>2,8358231135</text:p>
          </table:table-cell>
          <table:table-cell table:formula="of:==VLOOKUP([.E213];[.$B$2:.$C$1031];2)" office:value-type="float" office:value="0.0480620468748378" calcext:value-type="float">
            <text:p>0,0480620469</text:p>
          </table:table-cell>
          <table:table-cell table:formula="of:=ROUND([.F213]/[.$A$1031]*65535)" office:value-type="float" office:value="62995" calcext:value-type="float">
            <text:p>62995</text:p>
          </table:table-cell>
          <table:table-cell table:formula="of:=[.H212]+1" office:value-type="float" office:value="211" calcext:value-type="float">
            <text:p>211</text:p>
          </table:table-cell>
          <table:table-cell table:formula="of:=ROUND([.H213]/255*65535)" office:value-type="float" office:value="54227" calcext:value-type="float">
            <text:p>54227</text:p>
          </table:table-cell>
          <table:table-cell table:formula="of:=ROUND(([.$K$1]*[.G213]+(10-[.$K$1])*[.I213])/10)" office:value-type="float" office:value="61680" calcext:value-type="float">
            <text:p>61680</text:p>
          </table:table-cell>
          <table:table-cell/>
        </table:table-row>
        <table:table-row table:style-name="ro1">
          <table:table-cell office:value-type="float" office:value="0.0101225937498384" calcext:value-type="float">
            <text:p>1,01E-02</text:p>
          </table:table-cell>
          <table:table-cell office:value-type="float" office:value="-0.0009749291" calcext:value-type="float">
            <text:p>-9,75E-04</text:p>
          </table:table-cell>
          <table:table-cell table:formula="of:=[.A214]" office:value-type="float" office:value="0.0101225937498384" calcext:value-type="float">
            <text:p>1,01E-02</text:p>
          </table:table-cell>
          <table:table-cell/>
          <table:table-cell table:formula="of:=[.E213]+[.$D$2]" office:value-type="float" office:value="2.8492689954882" calcext:value-type="float">
            <text:p>2,8492689955</text:p>
          </table:table-cell>
          <table:table-cell table:formula="of:==VLOOKUP([.E214];[.$B$2:.$C$1031];2)" office:value-type="float" office:value="0.0481108749998378" calcext:value-type="float">
            <text:p>0,048110875</text:p>
          </table:table-cell>
          <table:table-cell table:formula="of:=ROUND([.F214]/[.$A$1031]*65535)" office:value-type="float" office:value="63059" calcext:value-type="float">
            <text:p>63059</text:p>
          </table:table-cell>
          <table:table-cell table:formula="of:=[.H213]+1" office:value-type="float" office:value="212" calcext:value-type="float">
            <text:p>212</text:p>
          </table:table-cell>
          <table:table-cell table:formula="of:=ROUND([.H214]/255*65535)" office:value-type="float" office:value="54484" calcext:value-type="float">
            <text:p>54484</text:p>
          </table:table-cell>
          <table:table-cell table:formula="of:=ROUND(([.$K$1]*[.G214]+(10-[.$K$1])*[.I214])/10)" office:value-type="float" office:value="61773" calcext:value-type="float">
            <text:p>61773</text:p>
          </table:table-cell>
          <table:table-cell/>
        </table:table-row>
        <table:table-row table:style-name="ro1">
          <table:table-cell office:value-type="float" office:value="0.0101714218748384" calcext:value-type="float">
            <text:p>1,02E-02</text:p>
          </table:table-cell>
          <table:table-cell office:value-type="float" office:value="-0.0009706719" calcext:value-type="float">
            <text:p>-9,71E-04</text:p>
          </table:table-cell>
          <table:table-cell table:formula="of:=[.A215]" office:value-type="float" office:value="0.0101714218748384" calcext:value-type="float">
            <text:p>1,02E-02</text:p>
          </table:table-cell>
          <table:table-cell/>
          <table:table-cell table:formula="of:=[.E214]+[.$D$2]" office:value-type="float" office:value="2.86271487745276" calcext:value-type="float">
            <text:p>2,8627148775</text:p>
          </table:table-cell>
          <table:table-cell table:formula="of:==VLOOKUP([.E215];[.$B$2:.$C$1031];2)" office:value-type="float" office:value="0.0481108749998378" calcext:value-type="float">
            <text:p>0,048110875</text:p>
          </table:table-cell>
          <table:table-cell table:formula="of:=ROUND([.F215]/[.$A$1031]*65535)" office:value-type="float" office:value="63059" calcext:value-type="float">
            <text:p>63059</text:p>
          </table:table-cell>
          <table:table-cell table:formula="of:=[.H214]+1" office:value-type="float" office:value="213" calcext:value-type="float">
            <text:p>213</text:p>
          </table:table-cell>
          <table:table-cell table:formula="of:=ROUND([.H215]/255*65535)" office:value-type="float" office:value="54741" calcext:value-type="float">
            <text:p>54741</text:p>
          </table:table-cell>
          <table:table-cell table:formula="of:=ROUND(([.$K$1]*[.G215]+(10-[.$K$1])*[.I215])/10)" office:value-type="float" office:value="61811" calcext:value-type="float">
            <text:p>61811</text:p>
          </table:table-cell>
          <table:table-cell/>
        </table:table-row>
        <table:table-row table:style-name="ro1">
          <table:table-cell office:value-type="float" office:value="0.0102202499998384" calcext:value-type="float">
            <text:p>1,02E-02</text:p>
          </table:table-cell>
          <table:table-cell office:value-type="float" office:value="-0.0009663544" calcext:value-type="float">
            <text:p>-9,66E-04</text:p>
          </table:table-cell>
          <table:table-cell table:formula="of:=[.A216]" office:value-type="float" office:value="0.0102202499998384" calcext:value-type="float">
            <text:p>1,02E-02</text:p>
          </table:table-cell>
          <table:table-cell/>
          <table:table-cell table:formula="of:=[.E215]+[.$D$2]" office:value-type="float" office:value="2.87616075941733" calcext:value-type="float">
            <text:p>2,8761607594</text:p>
          </table:table-cell>
          <table:table-cell table:formula="of:==VLOOKUP([.E216];[.$B$2:.$C$1031];2)" office:value-type="float" office:value="0.0481597031248378" calcext:value-type="float">
            <text:p>0,0481597031</text:p>
          </table:table-cell>
          <table:table-cell table:formula="of:=ROUND([.F216]/[.$A$1031]*65535)" office:value-type="float" office:value="63123" calcext:value-type="float">
            <text:p>63123</text:p>
          </table:table-cell>
          <table:table-cell table:formula="of:=[.H215]+1" office:value-type="float" office:value="214" calcext:value-type="float">
            <text:p>214</text:p>
          </table:table-cell>
          <table:table-cell table:formula="of:=ROUND([.H216]/255*65535)" office:value-type="float" office:value="54998" calcext:value-type="float">
            <text:p>54998</text:p>
          </table:table-cell>
          <table:table-cell table:formula="of:=ROUND(([.$K$1]*[.G216]+(10-[.$K$1])*[.I216])/10)" office:value-type="float" office:value="61904" calcext:value-type="float">
            <text:p>61904</text:p>
          </table:table-cell>
          <table:table-cell/>
        </table:table-row>
        <table:table-row table:style-name="ro1">
          <table:table-cell office:value-type="float" office:value="0.0102690781248384" calcext:value-type="float">
            <text:p>1,03E-02</text:p>
          </table:table-cell>
          <table:table-cell office:value-type="float" office:value="-0.0009619759" calcext:value-type="float">
            <text:p>-9,62E-04</text:p>
          </table:table-cell>
          <table:table-cell table:formula="of:=[.A217]" office:value-type="float" office:value="0.0102690781248384" calcext:value-type="float">
            <text:p>1,03E-02</text:p>
          </table:table-cell>
          <table:table-cell/>
          <table:table-cell table:formula="of:=[.E216]+[.$D$2]" office:value-type="float" office:value="2.8896066413819" calcext:value-type="float">
            <text:p>2,8896066414</text:p>
          </table:table-cell>
          <table:table-cell table:formula="of:==VLOOKUP([.E217];[.$B$2:.$C$1031];2)" office:value-type="float" office:value="0.0482085312498378" calcext:value-type="float">
            <text:p>0,0482085312</text:p>
          </table:table-cell>
          <table:table-cell table:formula="of:=ROUND([.F217]/[.$A$1031]*65535)" office:value-type="float" office:value="63187" calcext:value-type="float">
            <text:p>63187</text:p>
          </table:table-cell>
          <table:table-cell table:formula="of:=[.H216]+1" office:value-type="float" office:value="215" calcext:value-type="float">
            <text:p>215</text:p>
          </table:table-cell>
          <table:table-cell table:formula="of:=ROUND([.H217]/255*65535)" office:value-type="float" office:value="55255" calcext:value-type="float">
            <text:p>55255</text:p>
          </table:table-cell>
          <table:table-cell table:formula="of:=ROUND(([.$K$1]*[.G217]+(10-[.$K$1])*[.I217])/10)" office:value-type="float" office:value="61997" calcext:value-type="float">
            <text:p>61997</text:p>
          </table:table-cell>
          <table:table-cell/>
        </table:table-row>
        <table:table-row table:style-name="ro1">
          <table:table-cell office:value-type="float" office:value="0.0103179062498384" calcext:value-type="float">
            <text:p>1,03E-02</text:p>
          </table:table-cell>
          <table:table-cell office:value-type="float" office:value="-0.0009575355" calcext:value-type="float">
            <text:p>-9,58E-04</text:p>
          </table:table-cell>
          <table:table-cell table:formula="of:=[.A218]" office:value-type="float" office:value="0.0103179062498384" calcext:value-type="float">
            <text:p>1,03E-02</text:p>
          </table:table-cell>
          <table:table-cell/>
          <table:table-cell table:formula="of:=[.E217]+[.$D$2]" office:value-type="float" office:value="2.90305252334646" calcext:value-type="float">
            <text:p>2,9030525233</text:p>
          </table:table-cell>
          <table:table-cell table:formula="of:==VLOOKUP([.E218];[.$B$2:.$C$1031];2)" office:value-type="float" office:value="0.0482573593748378" calcext:value-type="float">
            <text:p>0,0482573594</text:p>
          </table:table-cell>
          <table:table-cell table:formula="of:=ROUND([.F218]/[.$A$1031]*65535)" office:value-type="float" office:value="63251" calcext:value-type="float">
            <text:p>63251</text:p>
          </table:table-cell>
          <table:table-cell table:formula="of:=[.H217]+1" office:value-type="float" office:value="216" calcext:value-type="float">
            <text:p>216</text:p>
          </table:table-cell>
          <table:table-cell table:formula="of:=ROUND([.H218]/255*65535)" office:value-type="float" office:value="55512" calcext:value-type="float">
            <text:p>55512</text:p>
          </table:table-cell>
          <table:table-cell table:formula="of:=ROUND(([.$K$1]*[.G218]+(10-[.$K$1])*[.I218])/10)" office:value-type="float" office:value="62090" calcext:value-type="float">
            <text:p>62090</text:p>
          </table:table-cell>
          <table:table-cell/>
        </table:table-row>
        <table:table-row table:style-name="ro1">
          <table:table-cell office:value-type="float" office:value="0.0103667343748384" calcext:value-type="float">
            <text:p>1,04E-02</text:p>
          </table:table-cell>
          <table:table-cell office:value-type="float" office:value="-0.0009530324" calcext:value-type="float">
            <text:p>-9,53E-04</text:p>
          </table:table-cell>
          <table:table-cell table:formula="of:=[.A219]" office:value-type="float" office:value="0.0103667343748384" calcext:value-type="float">
            <text:p>1,04E-02</text:p>
          </table:table-cell>
          <table:table-cell/>
          <table:table-cell table:formula="of:=[.E218]+[.$D$2]" office:value-type="float" office:value="2.91649840531103" calcext:value-type="float">
            <text:p>2,9164984053</text:p>
          </table:table-cell>
          <table:table-cell table:formula="of:==VLOOKUP([.E219];[.$B$2:.$C$1031];2)" office:value-type="float" office:value="0.0483061874998378" calcext:value-type="float">
            <text:p>0,0483061875</text:p>
          </table:table-cell>
          <table:table-cell table:formula="of:=ROUND([.F219]/[.$A$1031]*65535)" office:value-type="float" office:value="63315" calcext:value-type="float">
            <text:p>63315</text:p>
          </table:table-cell>
          <table:table-cell table:formula="of:=[.H218]+1" office:value-type="float" office:value="217" calcext:value-type="float">
            <text:p>217</text:p>
          </table:table-cell>
          <table:table-cell table:formula="of:=ROUND([.H219]/255*65535)" office:value-type="float" office:value="55769" calcext:value-type="float">
            <text:p>55769</text:p>
          </table:table-cell>
          <table:table-cell table:formula="of:=ROUND(([.$K$1]*[.G219]+(10-[.$K$1])*[.I219])/10)" office:value-type="float" office:value="62183" calcext:value-type="float">
            <text:p>62183</text:p>
          </table:table-cell>
          <table:table-cell/>
        </table:table-row>
        <table:table-row table:style-name="ro1">
          <table:table-cell office:value-type="float" office:value="0.0104155624998384" calcext:value-type="float">
            <text:p>1,04E-02</text:p>
          </table:table-cell>
          <table:table-cell office:value-type="float" office:value="-0.0009484655" calcext:value-type="float">
            <text:p>-9,48E-04</text:p>
          </table:table-cell>
          <table:table-cell table:formula="of:=[.A220]" office:value-type="float" office:value="0.0104155624998384" calcext:value-type="float">
            <text:p>1,04E-02</text:p>
          </table:table-cell>
          <table:table-cell/>
          <table:table-cell table:formula="of:=[.E219]+[.$D$2]" office:value-type="float" office:value="2.9299442872756" calcext:value-type="float">
            <text:p>2,9299442873</text:p>
          </table:table-cell>
          <table:table-cell table:formula="of:==VLOOKUP([.E220];[.$B$2:.$C$1031];2)" office:value-type="float" office:value="0.0483550156248378" calcext:value-type="float">
            <text:p>0,0483550156</text:p>
          </table:table-cell>
          <table:table-cell table:formula="of:=ROUND([.F220]/[.$A$1031]*65535)" office:value-type="float" office:value="63379" calcext:value-type="float">
            <text:p>63379</text:p>
          </table:table-cell>
          <table:table-cell table:formula="of:=[.H219]+1" office:value-type="float" office:value="218" calcext:value-type="float">
            <text:p>218</text:p>
          </table:table-cell>
          <table:table-cell table:formula="of:=ROUND([.H220]/255*65535)" office:value-type="float" office:value="56026" calcext:value-type="float">
            <text:p>56026</text:p>
          </table:table-cell>
          <table:table-cell table:formula="of:=ROUND(([.$K$1]*[.G220]+(10-[.$K$1])*[.I220])/10)" office:value-type="float" office:value="62276" calcext:value-type="float">
            <text:p>62276</text:p>
          </table:table-cell>
          <table:table-cell/>
        </table:table-row>
        <table:table-row table:style-name="ro1">
          <table:table-cell office:value-type="float" office:value="0.0104643906248384" calcext:value-type="float">
            <text:p>1,05E-02</text:p>
          </table:table-cell>
          <table:table-cell office:value-type="float" office:value="-0.0009438342" calcext:value-type="float">
            <text:p>-9,44E-04</text:p>
          </table:table-cell>
          <table:table-cell table:formula="of:=[.A221]" office:value-type="float" office:value="0.0104643906248384" calcext:value-type="float">
            <text:p>1,05E-02</text:p>
          </table:table-cell>
          <table:table-cell/>
          <table:table-cell table:formula="of:=[.E220]+[.$D$2]" office:value-type="float" office:value="2.94339016924016" calcext:value-type="float">
            <text:p>2,9433901692</text:p>
          </table:table-cell>
          <table:table-cell table:formula="of:==VLOOKUP([.E221];[.$B$2:.$C$1031];2)" office:value-type="float" office:value="0.0484038437498378" calcext:value-type="float">
            <text:p>0,0484038437</text:p>
          </table:table-cell>
          <table:table-cell table:formula="of:=ROUND([.F221]/[.$A$1031]*65535)" office:value-type="float" office:value="63443" calcext:value-type="float">
            <text:p>63443</text:p>
          </table:table-cell>
          <table:table-cell table:formula="of:=[.H220]+1" office:value-type="float" office:value="219" calcext:value-type="float">
            <text:p>219</text:p>
          </table:table-cell>
          <table:table-cell table:formula="of:=ROUND([.H221]/255*65535)" office:value-type="float" office:value="56283" calcext:value-type="float">
            <text:p>56283</text:p>
          </table:table-cell>
          <table:table-cell table:formula="of:=ROUND(([.$K$1]*[.G221]+(10-[.$K$1])*[.I221])/10)" office:value-type="float" office:value="62369" calcext:value-type="float">
            <text:p>62369</text:p>
          </table:table-cell>
          <table:table-cell/>
        </table:table-row>
        <table:table-row table:style-name="ro1">
          <table:table-cell office:value-type="float" office:value="0.0105132187498384" calcext:value-type="float">
            <text:p>1,05E-02</text:p>
          </table:table-cell>
          <table:table-cell office:value-type="float" office:value="-0.0009391374" calcext:value-type="float">
            <text:p>-9,39E-04</text:p>
          </table:table-cell>
          <table:table-cell table:formula="of:=[.A222]" office:value-type="float" office:value="0.0105132187498384" calcext:value-type="float">
            <text:p>1,05E-02</text:p>
          </table:table-cell>
          <table:table-cell/>
          <table:table-cell table:formula="of:=[.E221]+[.$D$2]" office:value-type="float" office:value="2.95683605120473" calcext:value-type="float">
            <text:p>2,9568360512</text:p>
          </table:table-cell>
          <table:table-cell table:formula="of:==VLOOKUP([.E222];[.$B$2:.$C$1031];2)" office:value-type="float" office:value="0.0484526718748378" calcext:value-type="float">
            <text:p>0,0484526719</text:p>
          </table:table-cell>
          <table:table-cell table:formula="of:=ROUND([.F222]/[.$A$1031]*65535)" office:value-type="float" office:value="63507" calcext:value-type="float">
            <text:p>63507</text:p>
          </table:table-cell>
          <table:table-cell table:formula="of:=[.H221]+1" office:value-type="float" office:value="220" calcext:value-type="float">
            <text:p>220</text:p>
          </table:table-cell>
          <table:table-cell table:formula="of:=ROUND([.H222]/255*65535)" office:value-type="float" office:value="56540" calcext:value-type="float">
            <text:p>56540</text:p>
          </table:table-cell>
          <table:table-cell table:formula="of:=ROUND(([.$K$1]*[.G222]+(10-[.$K$1])*[.I222])/10)" office:value-type="float" office:value="62462" calcext:value-type="float">
            <text:p>62462</text:p>
          </table:table-cell>
          <table:table-cell/>
        </table:table-row>
        <table:table-row table:style-name="ro1">
          <table:table-cell office:value-type="float" office:value="0.0105620468748384" calcext:value-type="float">
            <text:p>1,06E-02</text:p>
          </table:table-cell>
          <table:table-cell office:value-type="float" office:value="-0.0009343741" calcext:value-type="float">
            <text:p>-9,34E-04</text:p>
          </table:table-cell>
          <table:table-cell table:formula="of:=[.A223]" office:value-type="float" office:value="0.0105620468748384" calcext:value-type="float">
            <text:p>1,06E-02</text:p>
          </table:table-cell>
          <table:table-cell/>
          <table:table-cell table:formula="of:=[.E222]+[.$D$2]" office:value-type="float" office:value="2.9702819331693" calcext:value-type="float">
            <text:p>2,9702819332</text:p>
          </table:table-cell>
          <table:table-cell table:formula="of:==VLOOKUP([.E223];[.$B$2:.$C$1031];2)" office:value-type="float" office:value="0.0485014999998377" calcext:value-type="float">
            <text:p>0,0485015</text:p>
          </table:table-cell>
          <table:table-cell table:formula="of:=ROUND([.F223]/[.$A$1031]*65535)" office:value-type="float" office:value="63571" calcext:value-type="float">
            <text:p>63571</text:p>
          </table:table-cell>
          <table:table-cell table:formula="of:=[.H222]+1" office:value-type="float" office:value="221" calcext:value-type="float">
            <text:p>221</text:p>
          </table:table-cell>
          <table:table-cell table:formula="of:=ROUND([.H223]/255*65535)" office:value-type="float" office:value="56797" calcext:value-type="float">
            <text:p>56797</text:p>
          </table:table-cell>
          <table:table-cell table:formula="of:=ROUND(([.$K$1]*[.G223]+(10-[.$K$1])*[.I223])/10)" office:value-type="float" office:value="62555" calcext:value-type="float">
            <text:p>62555</text:p>
          </table:table-cell>
          <table:table-cell/>
        </table:table-row>
        <table:table-row table:style-name="ro1">
          <table:table-cell office:value-type="float" office:value="0.0106108749998384" calcext:value-type="float">
            <text:p>1,06E-02</text:p>
          </table:table-cell>
          <table:table-cell office:value-type="float" office:value="-0.0009295435" calcext:value-type="float">
            <text:p>-9,30E-04</text:p>
          </table:table-cell>
          <table:table-cell table:formula="of:=[.A224]" office:value-type="float" office:value="0.0106108749998384" calcext:value-type="float">
            <text:p>1,06E-02</text:p>
          </table:table-cell>
          <table:table-cell/>
          <table:table-cell table:formula="of:=[.E223]+[.$D$2]" office:value-type="float" office:value="2.98372781513387" calcext:value-type="float">
            <text:p>2,9837278151</text:p>
          </table:table-cell>
          <table:table-cell table:formula="of:==VLOOKUP([.E224];[.$B$2:.$C$1031];2)" office:value-type="float" office:value="0.0485503281248377" calcext:value-type="float">
            <text:p>0,0485503281</text:p>
          </table:table-cell>
          <table:table-cell table:formula="of:=ROUND([.F224]/[.$A$1031]*65535)" office:value-type="float" office:value="63635" calcext:value-type="float">
            <text:p>63635</text:p>
          </table:table-cell>
          <table:table-cell table:formula="of:=[.H223]+1" office:value-type="float" office:value="222" calcext:value-type="float">
            <text:p>222</text:p>
          </table:table-cell>
          <table:table-cell table:formula="of:=ROUND([.H224]/255*65535)" office:value-type="float" office:value="57054" calcext:value-type="float">
            <text:p>57054</text:p>
          </table:table-cell>
          <table:table-cell table:formula="of:=ROUND(([.$K$1]*[.G224]+(10-[.$K$1])*[.I224])/10)" office:value-type="float" office:value="62648" calcext:value-type="float">
            <text:p>62648</text:p>
          </table:table-cell>
          <table:table-cell/>
        </table:table-row>
        <table:table-row table:style-name="ro1">
          <table:table-cell office:value-type="float" office:value="0.0106597031248384" calcext:value-type="float">
            <text:p>1,07E-02</text:p>
          </table:table-cell>
          <table:table-cell office:value-type="float" office:value="-0.0009246447" calcext:value-type="float">
            <text:p>-9,25E-04</text:p>
          </table:table-cell>
          <table:table-cell table:formula="of:=[.A225]" office:value-type="float" office:value="0.0106597031248384" calcext:value-type="float">
            <text:p>1,07E-02</text:p>
          </table:table-cell>
          <table:table-cell/>
          <table:table-cell table:formula="of:=[.E224]+[.$D$2]" office:value-type="float" office:value="2.99717369709843" calcext:value-type="float">
            <text:p>2,9971736971</text:p>
          </table:table-cell>
          <table:table-cell table:formula="of:==VLOOKUP([.E225];[.$B$2:.$C$1031];2)" office:value-type="float" office:value="0.0485991562498377" calcext:value-type="float">
            <text:p>0,0485991562</text:p>
          </table:table-cell>
          <table:table-cell table:formula="of:=ROUND([.F225]/[.$A$1031]*65535)" office:value-type="float" office:value="63699" calcext:value-type="float">
            <text:p>63699</text:p>
          </table:table-cell>
          <table:table-cell table:formula="of:=[.H224]+1" office:value-type="float" office:value="223" calcext:value-type="float">
            <text:p>223</text:p>
          </table:table-cell>
          <table:table-cell table:formula="of:=ROUND([.H225]/255*65535)" office:value-type="float" office:value="57311" calcext:value-type="float">
            <text:p>57311</text:p>
          </table:table-cell>
          <table:table-cell table:formula="of:=ROUND(([.$K$1]*[.G225]+(10-[.$K$1])*[.I225])/10)" office:value-type="float" office:value="62741" calcext:value-type="float">
            <text:p>62741</text:p>
          </table:table-cell>
          <table:table-cell/>
        </table:table-row>
        <table:table-row table:style-name="ro1">
          <table:table-cell office:value-type="float" office:value="0.0107085312498384" calcext:value-type="float">
            <text:p>1,07E-02</text:p>
          </table:table-cell>
          <table:table-cell office:value-type="float" office:value="-0.0009196766" calcext:value-type="float">
            <text:p>-9,20E-04</text:p>
          </table:table-cell>
          <table:table-cell table:formula="of:=[.A226]" office:value-type="float" office:value="0.0107085312498384" calcext:value-type="float">
            <text:p>1,07E-02</text:p>
          </table:table-cell>
          <table:table-cell/>
          <table:table-cell table:formula="of:=[.E225]+[.$D$2]" office:value-type="float" office:value="3.010619579063" calcext:value-type="float">
            <text:p>3,0106195791</text:p>
          </table:table-cell>
          <table:table-cell table:formula="of:==VLOOKUP([.E226];[.$B$2:.$C$1031];2)" office:value-type="float" office:value="0.0486479843748377" calcext:value-type="float">
            <text:p>0,0486479844</text:p>
          </table:table-cell>
          <table:table-cell table:formula="of:=ROUND([.F226]/[.$A$1031]*65535)" office:value-type="float" office:value="63763" calcext:value-type="float">
            <text:p>63763</text:p>
          </table:table-cell>
          <table:table-cell table:formula="of:=[.H225]+1" office:value-type="float" office:value="224" calcext:value-type="float">
            <text:p>224</text:p>
          </table:table-cell>
          <table:table-cell table:formula="of:=ROUND([.H226]/255*65535)" office:value-type="float" office:value="57568" calcext:value-type="float">
            <text:p>57568</text:p>
          </table:table-cell>
          <table:table-cell table:formula="of:=ROUND(([.$K$1]*[.G226]+(10-[.$K$1])*[.I226])/10)" office:value-type="float" office:value="62834" calcext:value-type="float">
            <text:p>62834</text:p>
          </table:table-cell>
          <table:table-cell/>
        </table:table-row>
        <table:table-row table:style-name="ro1">
          <table:table-cell office:value-type="float" office:value="0.0107573593748384" calcext:value-type="float">
            <text:p>1,08E-02</text:p>
          </table:table-cell>
          <table:table-cell office:value-type="float" office:value="-0.0009146382" calcext:value-type="float">
            <text:p>-9,15E-04</text:p>
          </table:table-cell>
          <table:table-cell table:formula="of:=[.A227]" office:value-type="float" office:value="0.0107573593748384" calcext:value-type="float">
            <text:p>1,08E-02</text:p>
          </table:table-cell>
          <table:table-cell/>
          <table:table-cell table:formula="of:=[.E226]+[.$D$2]" office:value-type="float" office:value="3.02406546102757" calcext:value-type="float">
            <text:p>3,024065461</text:p>
          </table:table-cell>
          <table:table-cell table:formula="of:==VLOOKUP([.E227];[.$B$2:.$C$1031];2)" office:value-type="float" office:value="0.0486968124998377" calcext:value-type="float">
            <text:p>0,0486968125</text:p>
          </table:table-cell>
          <table:table-cell table:formula="of:=ROUND([.F227]/[.$A$1031]*65535)" office:value-type="float" office:value="63827" calcext:value-type="float">
            <text:p>63827</text:p>
          </table:table-cell>
          <table:table-cell table:formula="of:=[.H226]+1" office:value-type="float" office:value="225" calcext:value-type="float">
            <text:p>225</text:p>
          </table:table-cell>
          <table:table-cell table:formula="of:=ROUND([.H227]/255*65535)" office:value-type="float" office:value="57825" calcext:value-type="float">
            <text:p>57825</text:p>
          </table:table-cell>
          <table:table-cell table:formula="of:=ROUND(([.$K$1]*[.G227]+(10-[.$K$1])*[.I227])/10)" office:value-type="float" office:value="62927" calcext:value-type="float">
            <text:p>62927</text:p>
          </table:table-cell>
          <table:table-cell/>
        </table:table-row>
        <table:table-row table:style-name="ro1">
          <table:table-cell office:value-type="float" office:value="0.0108061874998384" calcext:value-type="float">
            <text:p>1,08E-02</text:p>
          </table:table-cell>
          <table:table-cell office:value-type="float" office:value="-0.0009095287" calcext:value-type="float">
            <text:p>-9,10E-04</text:p>
          </table:table-cell>
          <table:table-cell table:formula="of:=[.A228]" office:value-type="float" office:value="0.0108061874998384" calcext:value-type="float">
            <text:p>1,08E-02</text:p>
          </table:table-cell>
          <table:table-cell/>
          <table:table-cell table:formula="of:=[.E227]+[.$D$2]" office:value-type="float" office:value="3.03751134299213" calcext:value-type="float">
            <text:p>3,037511343</text:p>
          </table:table-cell>
          <table:table-cell table:formula="of:==VLOOKUP([.E228];[.$B$2:.$C$1031];2)" office:value-type="float" office:value="0.0487456406248377" calcext:value-type="float">
            <text:p>0,0487456406</text:p>
          </table:table-cell>
          <table:table-cell table:formula="of:=ROUND([.F228]/[.$A$1031]*65535)" office:value-type="float" office:value="63891" calcext:value-type="float">
            <text:p>63891</text:p>
          </table:table-cell>
          <table:table-cell table:formula="of:=[.H227]+1" office:value-type="float" office:value="226" calcext:value-type="float">
            <text:p>226</text:p>
          </table:table-cell>
          <table:table-cell table:formula="of:=ROUND([.H228]/255*65535)" office:value-type="float" office:value="58082" calcext:value-type="float">
            <text:p>58082</text:p>
          </table:table-cell>
          <table:table-cell table:formula="of:=ROUND(([.$K$1]*[.G228]+(10-[.$K$1])*[.I228])/10)" office:value-type="float" office:value="63020" calcext:value-type="float">
            <text:p>63020</text:p>
          </table:table-cell>
          <table:table-cell/>
        </table:table-row>
        <table:table-row table:style-name="ro1">
          <table:table-cell office:value-type="float" office:value="0.0108550156248384" calcext:value-type="float">
            <text:p>1,09E-02</text:p>
          </table:table-cell>
          <table:table-cell office:value-type="float" office:value="-0.0009043469" calcext:value-type="float">
            <text:p>-9,04E-04</text:p>
          </table:table-cell>
          <table:table-cell table:formula="of:=[.A229]" office:value-type="float" office:value="0.0108550156248384" calcext:value-type="float">
            <text:p>1,09E-02</text:p>
          </table:table-cell>
          <table:table-cell/>
          <table:table-cell table:formula="of:=[.E228]+[.$D$2]" office:value-type="float" office:value="3.0509572249567" calcext:value-type="float">
            <text:p>3,050957225</text:p>
          </table:table-cell>
          <table:table-cell table:formula="of:==VLOOKUP([.E229];[.$B$2:.$C$1031];2)" office:value-type="float" office:value="0.0487944687498377" calcext:value-type="float">
            <text:p>0,0487944687</text:p>
          </table:table-cell>
          <table:table-cell table:formula="of:=ROUND([.F229]/[.$A$1031]*65535)" office:value-type="float" office:value="63955" calcext:value-type="float">
            <text:p>63955</text:p>
          </table:table-cell>
          <table:table-cell table:formula="of:=[.H228]+1" office:value-type="float" office:value="227" calcext:value-type="float">
            <text:p>227</text:p>
          </table:table-cell>
          <table:table-cell table:formula="of:=ROUND([.H229]/255*65535)" office:value-type="float" office:value="58339" calcext:value-type="float">
            <text:p>58339</text:p>
          </table:table-cell>
          <table:table-cell table:formula="of:=ROUND(([.$K$1]*[.G229]+(10-[.$K$1])*[.I229])/10)" office:value-type="float" office:value="63113" calcext:value-type="float">
            <text:p>63113</text:p>
          </table:table-cell>
          <table:table-cell/>
        </table:table-row>
        <table:table-row table:style-name="ro1">
          <table:table-cell office:value-type="float" office:value="0.0109038437498384" calcext:value-type="float">
            <text:p>1,09E-02</text:p>
          </table:table-cell>
          <table:table-cell office:value-type="float" office:value="-0.0008990919" calcext:value-type="float">
            <text:p>-8,99E-04</text:p>
          </table:table-cell>
          <table:table-cell table:formula="of:=[.A230]" office:value-type="float" office:value="0.0109038437498384" calcext:value-type="float">
            <text:p>1,09E-02</text:p>
          </table:table-cell>
          <table:table-cell/>
          <table:table-cell table:formula="of:=[.E229]+[.$D$2]" office:value-type="float" office:value="3.06440310692127" calcext:value-type="float">
            <text:p>3,0644031069</text:p>
          </table:table-cell>
          <table:table-cell table:formula="of:==VLOOKUP([.E230];[.$B$2:.$C$1031];2)" office:value-type="float" office:value="0.0487944687498377" calcext:value-type="float">
            <text:p>0,0487944687</text:p>
          </table:table-cell>
          <table:table-cell table:formula="of:=ROUND([.F230]/[.$A$1031]*65535)" office:value-type="float" office:value="63955" calcext:value-type="float">
            <text:p>63955</text:p>
          </table:table-cell>
          <table:table-cell table:formula="of:=[.H229]+1" office:value-type="float" office:value="228" calcext:value-type="float">
            <text:p>228</text:p>
          </table:table-cell>
          <table:table-cell table:formula="of:=ROUND([.H230]/255*65535)" office:value-type="float" office:value="58596" calcext:value-type="float">
            <text:p>58596</text:p>
          </table:table-cell>
          <table:table-cell table:formula="of:=ROUND(([.$K$1]*[.G230]+(10-[.$K$1])*[.I230])/10)" office:value-type="float" office:value="63151" calcext:value-type="float">
            <text:p>63151</text:p>
          </table:table-cell>
          <table:table-cell/>
        </table:table-row>
        <table:table-row table:style-name="ro1">
          <table:table-cell office:value-type="float" office:value="0.0109526718748384" calcext:value-type="float">
            <text:p>1,10E-02</text:p>
          </table:table-cell>
          <table:table-cell office:value-type="float" office:value="-0.0008937626" calcext:value-type="float">
            <text:p>-8,94E-04</text:p>
          </table:table-cell>
          <table:table-cell table:formula="of:=[.A231]" office:value-type="float" office:value="0.0109526718748384" calcext:value-type="float">
            <text:p>1,10E-02</text:p>
          </table:table-cell>
          <table:table-cell/>
          <table:table-cell table:formula="of:=[.E230]+[.$D$2]" office:value-type="float" office:value="3.07784898888584" calcext:value-type="float">
            <text:p>3,0778489889</text:p>
          </table:table-cell>
          <table:table-cell table:formula="of:==VLOOKUP([.E231];[.$B$2:.$C$1031];2)" office:value-type="float" office:value="0.0488432968748377" calcext:value-type="float">
            <text:p>0,0488432969</text:p>
          </table:table-cell>
          <table:table-cell table:formula="of:=ROUND([.F231]/[.$A$1031]*65535)" office:value-type="float" office:value="64019" calcext:value-type="float">
            <text:p>64019</text:p>
          </table:table-cell>
          <table:table-cell table:formula="of:=[.H230]+1" office:value-type="float" office:value="229" calcext:value-type="float">
            <text:p>229</text:p>
          </table:table-cell>
          <table:table-cell table:formula="of:=ROUND([.H231]/255*65535)" office:value-type="float" office:value="58853" calcext:value-type="float">
            <text:p>58853</text:p>
          </table:table-cell>
          <table:table-cell table:formula="of:=ROUND(([.$K$1]*[.G231]+(10-[.$K$1])*[.I231])/10)" office:value-type="float" office:value="63244" calcext:value-type="float">
            <text:p>63244</text:p>
          </table:table-cell>
          <table:table-cell/>
        </table:table-row>
        <table:table-row table:style-name="ro1">
          <table:table-cell office:value-type="float" office:value="0.0110014999998384" calcext:value-type="float">
            <text:p>1,10E-02</text:p>
          </table:table-cell>
          <table:table-cell office:value-type="float" office:value="-0.000888358" calcext:value-type="float">
            <text:p>-8,88E-04</text:p>
          </table:table-cell>
          <table:table-cell table:formula="of:=[.A232]" office:value-type="float" office:value="0.0110014999998384" calcext:value-type="float">
            <text:p>1,10E-02</text:p>
          </table:table-cell>
          <table:table-cell/>
          <table:table-cell table:formula="of:=[.E231]+[.$D$2]" office:value-type="float" office:value="3.0912948708504" calcext:value-type="float">
            <text:p>3,0912948709</text:p>
          </table:table-cell>
          <table:table-cell table:formula="of:==VLOOKUP([.E232];[.$B$2:.$C$1031];2)" office:value-type="float" office:value="0.0488921249998377" calcext:value-type="float">
            <text:p>0,048892125</text:p>
          </table:table-cell>
          <table:table-cell table:formula="of:=ROUND([.F232]/[.$A$1031]*65535)" office:value-type="float" office:value="64083" calcext:value-type="float">
            <text:p>64083</text:p>
          </table:table-cell>
          <table:table-cell table:formula="of:=[.H231]+1" office:value-type="float" office:value="230" calcext:value-type="float">
            <text:p>230</text:p>
          </table:table-cell>
          <table:table-cell table:formula="of:=ROUND([.H232]/255*65535)" office:value-type="float" office:value="59110" calcext:value-type="float">
            <text:p>59110</text:p>
          </table:table-cell>
          <table:table-cell table:formula="of:=ROUND(([.$K$1]*[.G232]+(10-[.$K$1])*[.I232])/10)" office:value-type="float" office:value="63337" calcext:value-type="float">
            <text:p>63337</text:p>
          </table:table-cell>
          <table:table-cell/>
        </table:table-row>
        <table:table-row table:style-name="ro1">
          <table:table-cell office:value-type="float" office:value="0.0110503281248384" calcext:value-type="float">
            <text:p>1,11E-02</text:p>
          </table:table-cell>
          <table:table-cell office:value-type="float" office:value="-0.000882877" calcext:value-type="float">
            <text:p>-8,83E-04</text:p>
          </table:table-cell>
          <table:table-cell table:formula="of:=[.A233]" office:value-type="float" office:value="0.0110503281248384" calcext:value-type="float">
            <text:p>1,11E-02</text:p>
          </table:table-cell>
          <table:table-cell/>
          <table:table-cell table:formula="of:=[.E232]+[.$D$2]" office:value-type="float" office:value="3.10474075281497" calcext:value-type="float">
            <text:p>3,1047407528</text:p>
          </table:table-cell>
          <table:table-cell table:formula="of:==VLOOKUP([.E233];[.$B$2:.$C$1031];2)" office:value-type="float" office:value="0.0489409531248377" calcext:value-type="float">
            <text:p>0,0489409531</text:p>
          </table:table-cell>
          <table:table-cell table:formula="of:=ROUND([.F233]/[.$A$1031]*65535)" office:value-type="float" office:value="64147" calcext:value-type="float">
            <text:p>64147</text:p>
          </table:table-cell>
          <table:table-cell table:formula="of:=[.H232]+1" office:value-type="float" office:value="231" calcext:value-type="float">
            <text:p>231</text:p>
          </table:table-cell>
          <table:table-cell table:formula="of:=ROUND([.H233]/255*65535)" office:value-type="float" office:value="59367" calcext:value-type="float">
            <text:p>59367</text:p>
          </table:table-cell>
          <table:table-cell table:formula="of:=ROUND(([.$K$1]*[.G233]+(10-[.$K$1])*[.I233])/10)" office:value-type="float" office:value="63430" calcext:value-type="float">
            <text:p>63430</text:p>
          </table:table-cell>
          <table:table-cell/>
        </table:table-row>
        <table:table-row table:style-name="ro1">
          <table:table-cell office:value-type="float" office:value="0.0110991562498384" calcext:value-type="float">
            <text:p>1,11E-02</text:p>
          </table:table-cell>
          <table:table-cell office:value-type="float" office:value="-0.0008773185" calcext:value-type="float">
            <text:p>-8,77E-04</text:p>
          </table:table-cell>
          <table:table-cell table:formula="of:=[.A234]" office:value-type="float" office:value="0.0110991562498384" calcext:value-type="float">
            <text:p>1,11E-02</text:p>
          </table:table-cell>
          <table:table-cell/>
          <table:table-cell table:formula="of:=[.E233]+[.$D$2]" office:value-type="float" office:value="3.11818663477954" calcext:value-type="float">
            <text:p>3,1181866348</text:p>
          </table:table-cell>
          <table:table-cell table:formula="of:==VLOOKUP([.E234];[.$B$2:.$C$1031];2)" office:value-type="float" office:value="0.0489897812498377" calcext:value-type="float">
            <text:p>0,0489897812</text:p>
          </table:table-cell>
          <table:table-cell table:formula="of:=ROUND([.F234]/[.$A$1031]*65535)" office:value-type="float" office:value="64211" calcext:value-type="float">
            <text:p>64211</text:p>
          </table:table-cell>
          <table:table-cell table:formula="of:=[.H233]+1" office:value-type="float" office:value="232" calcext:value-type="float">
            <text:p>232</text:p>
          </table:table-cell>
          <table:table-cell table:formula="of:=ROUND([.H234]/255*65535)" office:value-type="float" office:value="59624" calcext:value-type="float">
            <text:p>59624</text:p>
          </table:table-cell>
          <table:table-cell table:formula="of:=ROUND(([.$K$1]*[.G234]+(10-[.$K$1])*[.I234])/10)" office:value-type="float" office:value="63523" calcext:value-type="float">
            <text:p>63523</text:p>
          </table:table-cell>
          <table:table-cell/>
        </table:table-row>
        <table:table-row table:style-name="ro1">
          <table:table-cell office:value-type="float" office:value="0.0111479843748384" calcext:value-type="float">
            <text:p>1,11E-02</text:p>
          </table:table-cell>
          <table:table-cell office:value-type="float" office:value="-0.0008716814" calcext:value-type="float">
            <text:p>-8,72E-04</text:p>
          </table:table-cell>
          <table:table-cell table:formula="of:=[.A235]" office:value-type="float" office:value="0.0111479843748384" calcext:value-type="float">
            <text:p>1,11E-02</text:p>
          </table:table-cell>
          <table:table-cell/>
          <table:table-cell table:formula="of:=[.E234]+[.$D$2]" office:value-type="float" office:value="3.1316325167441" calcext:value-type="float">
            <text:p>3,1316325167</text:p>
          </table:table-cell>
          <table:table-cell table:formula="of:==VLOOKUP([.E235];[.$B$2:.$C$1031];2)" office:value-type="float" office:value="0.0490386093748377" calcext:value-type="float">
            <text:p>0,0490386094</text:p>
          </table:table-cell>
          <table:table-cell table:formula="of:=ROUND([.F235]/[.$A$1031]*65535)" office:value-type="float" office:value="64275" calcext:value-type="float">
            <text:p>64275</text:p>
          </table:table-cell>
          <table:table-cell table:formula="of:=[.H234]+1" office:value-type="float" office:value="233" calcext:value-type="float">
            <text:p>233</text:p>
          </table:table-cell>
          <table:table-cell table:formula="of:=ROUND([.H235]/255*65535)" office:value-type="float" office:value="59881" calcext:value-type="float">
            <text:p>59881</text:p>
          </table:table-cell>
          <table:table-cell table:formula="of:=ROUND(([.$K$1]*[.G235]+(10-[.$K$1])*[.I235])/10)" office:value-type="float" office:value="63616" calcext:value-type="float">
            <text:p>63616</text:p>
          </table:table-cell>
          <table:table-cell/>
        </table:table-row>
        <table:table-row table:style-name="ro1">
          <table:table-cell office:value-type="float" office:value="0.0111968124998384" calcext:value-type="float">
            <text:p>1,12E-02</text:p>
          </table:table-cell>
          <table:table-cell office:value-type="float" office:value="-0.0008659647" calcext:value-type="float">
            <text:p>-8,66E-04</text:p>
          </table:table-cell>
          <table:table-cell table:formula="of:=[.A236]" office:value-type="float" office:value="0.0111968124998384" calcext:value-type="float">
            <text:p>1,12E-02</text:p>
          </table:table-cell>
          <table:table-cell/>
          <table:table-cell table:formula="of:=[.E235]+[.$D$2]" office:value-type="float" office:value="3.14507839870867" calcext:value-type="float">
            <text:p>3,1450783987</text:p>
          </table:table-cell>
          <table:table-cell table:formula="of:==VLOOKUP([.E236];[.$B$2:.$C$1031];2)" office:value-type="float" office:value="0.0490874374998377" calcext:value-type="float">
            <text:p>0,0490874375</text:p>
          </table:table-cell>
          <table:table-cell table:formula="of:=ROUND([.F236]/[.$A$1031]*65535)" office:value-type="float" office:value="64339" calcext:value-type="float">
            <text:p>64339</text:p>
          </table:table-cell>
          <table:table-cell table:formula="of:=[.H235]+1" office:value-type="float" office:value="234" calcext:value-type="float">
            <text:p>234</text:p>
          </table:table-cell>
          <table:table-cell table:formula="of:=ROUND([.H236]/255*65535)" office:value-type="float" office:value="60138" calcext:value-type="float">
            <text:p>60138</text:p>
          </table:table-cell>
          <table:table-cell table:formula="of:=ROUND(([.$K$1]*[.G236]+(10-[.$K$1])*[.I236])/10)" office:value-type="float" office:value="63709" calcext:value-type="float">
            <text:p>63709</text:p>
          </table:table-cell>
          <table:table-cell/>
        </table:table-row>
        <table:table-row table:style-name="ro1">
          <table:table-cell office:value-type="float" office:value="0.0112456406248384" calcext:value-type="float">
            <text:p>1,12E-02</text:p>
          </table:table-cell>
          <table:table-cell office:value-type="float" office:value="-0.0008601671" calcext:value-type="float">
            <text:p>-8,60E-04</text:p>
          </table:table-cell>
          <table:table-cell table:formula="of:=[.A237]" office:value-type="float" office:value="0.0112456406248384" calcext:value-type="float">
            <text:p>1,12E-02</text:p>
          </table:table-cell>
          <table:table-cell/>
          <table:table-cell table:formula="of:=[.E236]+[.$D$2]" office:value-type="float" office:value="3.15852428067324" calcext:value-type="float">
            <text:p>3,1585242807</text:p>
          </table:table-cell>
          <table:table-cell table:formula="of:==VLOOKUP([.E237];[.$B$2:.$C$1031];2)" office:value-type="float" office:value="0.0491362656248377" calcext:value-type="float">
            <text:p>0,0491362656</text:p>
          </table:table-cell>
          <table:table-cell table:formula="of:=ROUND([.F237]/[.$A$1031]*65535)" office:value-type="float" office:value="64403" calcext:value-type="float">
            <text:p>64403</text:p>
          </table:table-cell>
          <table:table-cell table:formula="of:=[.H236]+1" office:value-type="float" office:value="235" calcext:value-type="float">
            <text:p>235</text:p>
          </table:table-cell>
          <table:table-cell table:formula="of:=ROUND([.H237]/255*65535)" office:value-type="float" office:value="60395" calcext:value-type="float">
            <text:p>60395</text:p>
          </table:table-cell>
          <table:table-cell table:formula="of:=ROUND(([.$K$1]*[.G237]+(10-[.$K$1])*[.I237])/10)" office:value-type="float" office:value="63802" calcext:value-type="float">
            <text:p>63802</text:p>
          </table:table-cell>
          <table:table-cell/>
        </table:table-row>
        <table:table-row table:style-name="ro1">
          <table:table-cell office:value-type="float" office:value="0.0112944687498385" calcext:value-type="float">
            <text:p>1,13E-02</text:p>
          </table:table-cell>
          <table:table-cell office:value-type="float" office:value="-0.0008542876" calcext:value-type="float">
            <text:p>-8,54E-04</text:p>
          </table:table-cell>
          <table:table-cell table:formula="of:=[.A238]" office:value-type="float" office:value="0.0112944687498385" calcext:value-type="float">
            <text:p>1,13E-02</text:p>
          </table:table-cell>
          <table:table-cell/>
          <table:table-cell table:formula="of:=[.E237]+[.$D$2]" office:value-type="float" office:value="3.17197016263781" calcext:value-type="float">
            <text:p>3,1719701626</text:p>
          </table:table-cell>
          <table:table-cell table:formula="of:==VLOOKUP([.E238];[.$B$2:.$C$1031];2)" office:value-type="float" office:value="0.0491850937498377" calcext:value-type="float">
            <text:p>0,0491850937</text:p>
          </table:table-cell>
          <table:table-cell table:formula="of:=ROUND([.F238]/[.$A$1031]*65535)" office:value-type="float" office:value="64467" calcext:value-type="float">
            <text:p>64467</text:p>
          </table:table-cell>
          <table:table-cell table:formula="of:=[.H237]+1" office:value-type="float" office:value="236" calcext:value-type="float">
            <text:p>236</text:p>
          </table:table-cell>
          <table:table-cell table:formula="of:=ROUND([.H238]/255*65535)" office:value-type="float" office:value="60652" calcext:value-type="float">
            <text:p>60652</text:p>
          </table:table-cell>
          <table:table-cell table:formula="of:=ROUND(([.$K$1]*[.G238]+(10-[.$K$1])*[.I238])/10)" office:value-type="float" office:value="63895" calcext:value-type="float">
            <text:p>63895</text:p>
          </table:table-cell>
          <table:table-cell/>
        </table:table-row>
        <table:table-row table:style-name="ro1">
          <table:table-cell office:value-type="float" office:value="0.0113432968748385" calcext:value-type="float">
            <text:p>1,13E-02</text:p>
          </table:table-cell>
          <table:table-cell office:value-type="float" office:value="-0.0008483251" calcext:value-type="float">
            <text:p>-8,48E-04</text:p>
          </table:table-cell>
          <table:table-cell table:formula="of:=[.A239]" office:value-type="float" office:value="0.0113432968748385" calcext:value-type="float">
            <text:p>1,13E-02</text:p>
          </table:table-cell>
          <table:table-cell/>
          <table:table-cell table:formula="of:=[.E238]+[.$D$2]" office:value-type="float" office:value="3.18541604460237" calcext:value-type="float">
            <text:p>3,1854160446</text:p>
          </table:table-cell>
          <table:table-cell table:formula="of:==VLOOKUP([.E239];[.$B$2:.$C$1031];2)" office:value-type="float" office:value="0.0492339218748377" calcext:value-type="float">
            <text:p>0,0492339219</text:p>
          </table:table-cell>
          <table:table-cell table:formula="of:=ROUND([.F239]/[.$A$1031]*65535)" office:value-type="float" office:value="64531" calcext:value-type="float">
            <text:p>64531</text:p>
          </table:table-cell>
          <table:table-cell table:formula="of:=[.H238]+1" office:value-type="float" office:value="237" calcext:value-type="float">
            <text:p>237</text:p>
          </table:table-cell>
          <table:table-cell table:formula="of:=ROUND([.H239]/255*65535)" office:value-type="float" office:value="60909" calcext:value-type="float">
            <text:p>60909</text:p>
          </table:table-cell>
          <table:table-cell table:formula="of:=ROUND(([.$K$1]*[.G239]+(10-[.$K$1])*[.I239])/10)" office:value-type="float" office:value="63988" calcext:value-type="float">
            <text:p>63988</text:p>
          </table:table-cell>
          <table:table-cell/>
        </table:table-row>
        <table:table-row table:style-name="ro1">
          <table:table-cell office:value-type="float" office:value="0.0113921249998385" calcext:value-type="float">
            <text:p>1,14E-02</text:p>
          </table:table-cell>
          <table:table-cell office:value-type="float" office:value="-0.0008422782" calcext:value-type="float">
            <text:p>-8,42E-04</text:p>
          </table:table-cell>
          <table:table-cell table:formula="of:=[.A240]" office:value-type="float" office:value="0.0113921249998385" calcext:value-type="float">
            <text:p>1,14E-02</text:p>
          </table:table-cell>
          <table:table-cell/>
          <table:table-cell table:formula="of:=[.E239]+[.$D$2]" office:value-type="float" office:value="3.19886192656694" calcext:value-type="float">
            <text:p>3,1988619266</text:p>
          </table:table-cell>
          <table:table-cell table:formula="of:==VLOOKUP([.E240];[.$B$2:.$C$1031];2)" office:value-type="float" office:value="0.0492827499998377" calcext:value-type="float">
            <text:p>0,04928275</text:p>
          </table:table-cell>
          <table:table-cell table:formula="of:=ROUND([.F240]/[.$A$1031]*65535)" office:value-type="float" office:value="64595" calcext:value-type="float">
            <text:p>64595</text:p>
          </table:table-cell>
          <table:table-cell table:formula="of:=[.H239]+1" office:value-type="float" office:value="238" calcext:value-type="float">
            <text:p>238</text:p>
          </table:table-cell>
          <table:table-cell table:formula="of:=ROUND([.H240]/255*65535)" office:value-type="float" office:value="61166" calcext:value-type="float">
            <text:p>61166</text:p>
          </table:table-cell>
          <table:table-cell table:formula="of:=ROUND(([.$K$1]*[.G240]+(10-[.$K$1])*[.I240])/10)" office:value-type="float" office:value="64081" calcext:value-type="float">
            <text:p>64081</text:p>
          </table:table-cell>
          <table:table-cell/>
        </table:table-row>
        <table:table-row table:style-name="ro1">
          <table:table-cell office:value-type="float" office:value="0.0114409531248385" calcext:value-type="float">
            <text:p>1,14E-02</text:p>
          </table:table-cell>
          <table:table-cell office:value-type="float" office:value="-0.0008361459" calcext:value-type="float">
            <text:p>-8,36E-04</text:p>
          </table:table-cell>
          <table:table-cell table:formula="of:=[.A241]" office:value-type="float" office:value="0.0114409531248385" calcext:value-type="float">
            <text:p>1,14E-02</text:p>
          </table:table-cell>
          <table:table-cell/>
          <table:table-cell table:formula="of:=[.E240]+[.$D$2]" office:value-type="float" office:value="3.21230780853151" calcext:value-type="float">
            <text:p>3,2123078085</text:p>
          </table:table-cell>
          <table:table-cell table:formula="of:==VLOOKUP([.E241];[.$B$2:.$C$1031];2)" office:value-type="float" office:value="0.0493315781248377" calcext:value-type="float">
            <text:p>0,0493315781</text:p>
          </table:table-cell>
          <table:table-cell table:formula="of:=ROUND([.F241]/[.$A$1031]*65535)" office:value-type="float" office:value="64659" calcext:value-type="float">
            <text:p>64659</text:p>
          </table:table-cell>
          <table:table-cell table:formula="of:=[.H240]+1" office:value-type="float" office:value="239" calcext:value-type="float">
            <text:p>239</text:p>
          </table:table-cell>
          <table:table-cell table:formula="of:=ROUND([.H241]/255*65535)" office:value-type="float" office:value="61423" calcext:value-type="float">
            <text:p>61423</text:p>
          </table:table-cell>
          <table:table-cell table:formula="of:=ROUND(([.$K$1]*[.G241]+(10-[.$K$1])*[.I241])/10)" office:value-type="float" office:value="64174" calcext:value-type="float">
            <text:p>64174</text:p>
          </table:table-cell>
          <table:table-cell/>
        </table:table-row>
        <table:table-row table:style-name="ro1">
          <table:table-cell office:value-type="float" office:value="0.0114897812498385" calcext:value-type="float">
            <text:p>1,15E-02</text:p>
          </table:table-cell>
          <table:table-cell office:value-type="float" office:value="-0.0008299269" calcext:value-type="float">
            <text:p>-8,30E-04</text:p>
          </table:table-cell>
          <table:table-cell table:formula="of:=[.A242]" office:value-type="float" office:value="0.0114897812498385" calcext:value-type="float">
            <text:p>1,15E-02</text:p>
          </table:table-cell>
          <table:table-cell/>
          <table:table-cell table:formula="of:=[.E241]+[.$D$2]" office:value-type="float" office:value="3.22575369049607" calcext:value-type="float">
            <text:p>3,2257536905</text:p>
          </table:table-cell>
          <table:table-cell table:formula="of:==VLOOKUP([.E242];[.$B$2:.$C$1031];2)" office:value-type="float" office:value="0.0493315781248377" calcext:value-type="float">
            <text:p>0,0493315781</text:p>
          </table:table-cell>
          <table:table-cell table:formula="of:=ROUND([.F242]/[.$A$1031]*65535)" office:value-type="float" office:value="64659" calcext:value-type="float">
            <text:p>64659</text:p>
          </table:table-cell>
          <table:table-cell table:formula="of:=[.H241]+1" office:value-type="float" office:value="240" calcext:value-type="float">
            <text:p>240</text:p>
          </table:table-cell>
          <table:table-cell table:formula="of:=ROUND([.H242]/255*65535)" office:value-type="float" office:value="61680" calcext:value-type="float">
            <text:p>61680</text:p>
          </table:table-cell>
          <table:table-cell table:formula="of:=ROUND(([.$K$1]*[.G242]+(10-[.$K$1])*[.I242])/10)" office:value-type="float" office:value="64212" calcext:value-type="float">
            <text:p>64212</text:p>
          </table:table-cell>
          <table:table-cell/>
        </table:table-row>
        <table:table-row table:style-name="ro1">
          <table:table-cell office:value-type="float" office:value="0.0115386093748385" calcext:value-type="float">
            <text:p>1,15E-02</text:p>
          </table:table-cell>
          <table:table-cell office:value-type="float" office:value="-0.0008236201" calcext:value-type="float">
            <text:p>-8,24E-04</text:p>
          </table:table-cell>
          <table:table-cell table:formula="of:=[.A243]" office:value-type="float" office:value="0.0115386093748385" calcext:value-type="float">
            <text:p>1,15E-02</text:p>
          </table:table-cell>
          <table:table-cell/>
          <table:table-cell table:formula="of:=[.E242]+[.$D$2]" office:value-type="float" office:value="3.23919957246064" calcext:value-type="float">
            <text:p>3,2391995725</text:p>
          </table:table-cell>
          <table:table-cell table:formula="of:==VLOOKUP([.E243];[.$B$2:.$C$1031];2)" office:value-type="float" office:value="0.0493804062498377" calcext:value-type="float">
            <text:p>0,0493804062</text:p>
          </table:table-cell>
          <table:table-cell table:formula="of:=ROUND([.F243]/[.$A$1031]*65535)" office:value-type="float" office:value="64723" calcext:value-type="float">
            <text:p>64723</text:p>
          </table:table-cell>
          <table:table-cell table:formula="of:=[.H242]+1" office:value-type="float" office:value="241" calcext:value-type="float">
            <text:p>241</text:p>
          </table:table-cell>
          <table:table-cell table:formula="of:=ROUND([.H243]/255*65535)" office:value-type="float" office:value="61937" calcext:value-type="float">
            <text:p>61937</text:p>
          </table:table-cell>
          <table:table-cell table:formula="of:=ROUND(([.$K$1]*[.G243]+(10-[.$K$1])*[.I243])/10)" office:value-type="float" office:value="64305" calcext:value-type="float">
            <text:p>64305</text:p>
          </table:table-cell>
          <table:table-cell/>
        </table:table-row>
        <table:table-row table:style-name="ro1">
          <table:table-cell office:value-type="float" office:value="0.0115874374998385" calcext:value-type="float">
            <text:p>1,16E-02</text:p>
          </table:table-cell>
          <table:table-cell office:value-type="float" office:value="-0.000817224" calcext:value-type="float">
            <text:p>-8,17E-04</text:p>
          </table:table-cell>
          <table:table-cell table:formula="of:=[.A244]" office:value-type="float" office:value="0.0115874374998385" calcext:value-type="float">
            <text:p>1,16E-02</text:p>
          </table:table-cell>
          <table:table-cell/>
          <table:table-cell table:formula="of:=[.E243]+[.$D$2]" office:value-type="float" office:value="3.25264545442521" calcext:value-type="float">
            <text:p>3,2526454544</text:p>
          </table:table-cell>
          <table:table-cell table:formula="of:==VLOOKUP([.E244];[.$B$2:.$C$1031];2)" office:value-type="float" office:value="0.0494292343748377" calcext:value-type="float">
            <text:p>0,0494292344</text:p>
          </table:table-cell>
          <table:table-cell table:formula="of:=ROUND([.F244]/[.$A$1031]*65535)" office:value-type="float" office:value="64787" calcext:value-type="float">
            <text:p>64787</text:p>
          </table:table-cell>
          <table:table-cell table:formula="of:=[.H243]+1" office:value-type="float" office:value="242" calcext:value-type="float">
            <text:p>242</text:p>
          </table:table-cell>
          <table:table-cell table:formula="of:=ROUND([.H244]/255*65535)" office:value-type="float" office:value="62194" calcext:value-type="float">
            <text:p>62194</text:p>
          </table:table-cell>
          <table:table-cell table:formula="of:=ROUND(([.$K$1]*[.G244]+(10-[.$K$1])*[.I244])/10)" office:value-type="float" office:value="64398" calcext:value-type="float">
            <text:p>64398</text:p>
          </table:table-cell>
          <table:table-cell/>
        </table:table-row>
        <table:table-row table:style-name="ro1">
          <table:table-cell office:value-type="float" office:value="0.0116362656248385" calcext:value-type="float">
            <text:p>1,16E-02</text:p>
          </table:table-cell>
          <table:table-cell office:value-type="float" office:value="-0.0008107376" calcext:value-type="float">
            <text:p>-8,11E-04</text:p>
          </table:table-cell>
          <table:table-cell table:formula="of:=[.A245]" office:value-type="float" office:value="0.0116362656248385" calcext:value-type="float">
            <text:p>1,16E-02</text:p>
          </table:table-cell>
          <table:table-cell/>
          <table:table-cell table:formula="of:=[.E244]+[.$D$2]" office:value-type="float" office:value="3.26609133638977" calcext:value-type="float">
            <text:p>3,2660913364</text:p>
          </table:table-cell>
          <table:table-cell table:formula="of:==VLOOKUP([.E245];[.$B$2:.$C$1031];2)" office:value-type="float" office:value="0.0494780624998377" calcext:value-type="float">
            <text:p>0,0494780625</text:p>
          </table:table-cell>
          <table:table-cell table:formula="of:=ROUND([.F245]/[.$A$1031]*65535)" office:value-type="float" office:value="64851" calcext:value-type="float">
            <text:p>64851</text:p>
          </table:table-cell>
          <table:table-cell table:formula="of:=[.H244]+1" office:value-type="float" office:value="243" calcext:value-type="float">
            <text:p>243</text:p>
          </table:table-cell>
          <table:table-cell table:formula="of:=ROUND([.H245]/255*65535)" office:value-type="float" office:value="62451" calcext:value-type="float">
            <text:p>62451</text:p>
          </table:table-cell>
          <table:table-cell table:formula="of:=ROUND(([.$K$1]*[.G245]+(10-[.$K$1])*[.I245])/10)" office:value-type="float" office:value="64491" calcext:value-type="float">
            <text:p>64491</text:p>
          </table:table-cell>
          <table:table-cell/>
        </table:table-row>
        <table:table-row table:style-name="ro1">
          <table:table-cell office:value-type="float" office:value="0.0116850937498385" calcext:value-type="float">
            <text:p>1,17E-02</text:p>
          </table:table-cell>
          <table:table-cell office:value-type="float" office:value="-0.0008041596" calcext:value-type="float">
            <text:p>-8,04E-04</text:p>
          </table:table-cell>
          <table:table-cell table:formula="of:=[.A246]" office:value-type="float" office:value="0.0116850937498385" calcext:value-type="float">
            <text:p>1,17E-02</text:p>
          </table:table-cell>
          <table:table-cell/>
          <table:table-cell table:formula="of:=[.E245]+[.$D$2]" office:value-type="float" office:value="3.27953721835434" calcext:value-type="float">
            <text:p>3,2795372184</text:p>
          </table:table-cell>
          <table:table-cell table:formula="of:==VLOOKUP([.E246];[.$B$2:.$C$1031];2)" office:value-type="float" office:value="0.0495268906248377" calcext:value-type="float">
            <text:p>0,0495268906</text:p>
          </table:table-cell>
          <table:table-cell table:formula="of:=ROUND([.F246]/[.$A$1031]*65535)" office:value-type="float" office:value="64915" calcext:value-type="float">
            <text:p>64915</text:p>
          </table:table-cell>
          <table:table-cell table:formula="of:=[.H245]+1" office:value-type="float" office:value="244" calcext:value-type="float">
            <text:p>244</text:p>
          </table:table-cell>
          <table:table-cell table:formula="of:=ROUND([.H246]/255*65535)" office:value-type="float" office:value="62708" calcext:value-type="float">
            <text:p>62708</text:p>
          </table:table-cell>
          <table:table-cell table:formula="of:=ROUND(([.$K$1]*[.G246]+(10-[.$K$1])*[.I246])/10)" office:value-type="float" office:value="64584" calcext:value-type="float">
            <text:p>64584</text:p>
          </table:table-cell>
          <table:table-cell/>
        </table:table-row>
        <table:table-row table:style-name="ro1">
          <table:table-cell office:value-type="float" office:value="0.0117339218748385" calcext:value-type="float">
            <text:p>1,17E-02</text:p>
          </table:table-cell>
          <table:table-cell office:value-type="float" office:value="-0.0007974885" calcext:value-type="float">
            <text:p>-7,97E-04</text:p>
          </table:table-cell>
          <table:table-cell table:formula="of:=[.A247]" office:value-type="float" office:value="0.0117339218748385" calcext:value-type="float">
            <text:p>1,17E-02</text:p>
          </table:table-cell>
          <table:table-cell/>
          <table:table-cell table:formula="of:=[.E246]+[.$D$2]" office:value-type="float" office:value="3.29298310031891" calcext:value-type="float">
            <text:p>3,2929831003</text:p>
          </table:table-cell>
          <table:table-cell table:formula="of:==VLOOKUP([.E247];[.$B$2:.$C$1031];2)" office:value-type="float" office:value="0.0495757187498377" calcext:value-type="float">
            <text:p>0,0495757187</text:p>
          </table:table-cell>
          <table:table-cell table:formula="of:=ROUND([.F247]/[.$A$1031]*65535)" office:value-type="float" office:value="64979" calcext:value-type="float">
            <text:p>64979</text:p>
          </table:table-cell>
          <table:table-cell table:formula="of:=[.H246]+1" office:value-type="float" office:value="245" calcext:value-type="float">
            <text:p>245</text:p>
          </table:table-cell>
          <table:table-cell table:formula="of:=ROUND([.H247]/255*65535)" office:value-type="float" office:value="62965" calcext:value-type="float">
            <text:p>62965</text:p>
          </table:table-cell>
          <table:table-cell table:formula="of:=ROUND(([.$K$1]*[.G247]+(10-[.$K$1])*[.I247])/10)" office:value-type="float" office:value="64677" calcext:value-type="float">
            <text:p>64677</text:p>
          </table:table-cell>
          <table:table-cell/>
        </table:table-row>
        <table:table-row table:style-name="ro1">
          <table:table-cell office:value-type="float" office:value="0.0117827499998385" calcext:value-type="float">
            <text:p>1,18E-02</text:p>
          </table:table-cell>
          <table:table-cell office:value-type="float" office:value="-0.0007907231" calcext:value-type="float">
            <text:p>-7,91E-04</text:p>
          </table:table-cell>
          <table:table-cell table:formula="of:=[.A248]" office:value-type="float" office:value="0.0117827499998385" calcext:value-type="float">
            <text:p>1,18E-02</text:p>
          </table:table-cell>
          <table:table-cell/>
          <table:table-cell table:formula="of:=[.E247]+[.$D$2]" office:value-type="float" office:value="3.30642898228348" calcext:value-type="float">
            <text:p>3,3064289823</text:p>
          </table:table-cell>
          <table:table-cell table:formula="of:==VLOOKUP([.E248];[.$B$2:.$C$1031];2)" office:value-type="float" office:value="0.0496245468748377" calcext:value-type="float">
            <text:p>0,0496245469</text:p>
          </table:table-cell>
          <table:table-cell table:formula="of:=ROUND([.F248]/[.$A$1031]*65535)" office:value-type="float" office:value="65043" calcext:value-type="float">
            <text:p>65043</text:p>
          </table:table-cell>
          <table:table-cell table:formula="of:=[.H247]+1" office:value-type="float" office:value="246" calcext:value-type="float">
            <text:p>246</text:p>
          </table:table-cell>
          <table:table-cell table:formula="of:=ROUND([.H248]/255*65535)" office:value-type="float" office:value="63222" calcext:value-type="float">
            <text:p>63222</text:p>
          </table:table-cell>
          <table:table-cell table:formula="of:=ROUND(([.$K$1]*[.G248]+(10-[.$K$1])*[.I248])/10)" office:value-type="float" office:value="64770" calcext:value-type="float">
            <text:p>64770</text:p>
          </table:table-cell>
          <table:table-cell/>
        </table:table-row>
        <table:table-row table:style-name="ro1">
          <table:table-cell office:value-type="float" office:value="0.0118315781248385" calcext:value-type="float">
            <text:p>1,18E-02</text:p>
          </table:table-cell>
          <table:table-cell office:value-type="float" office:value="-0.0007838623" calcext:value-type="float">
            <text:p>-7,84E-04</text:p>
          </table:table-cell>
          <table:table-cell table:formula="of:=[.A249]" office:value-type="float" office:value="0.0118315781248385" calcext:value-type="float">
            <text:p>1,18E-02</text:p>
          </table:table-cell>
          <table:table-cell/>
          <table:table-cell table:formula="of:=[.E248]+[.$D$2]" office:value-type="float" office:value="3.31987486424804" calcext:value-type="float">
            <text:p>3,3198748642</text:p>
          </table:table-cell>
          <table:table-cell table:formula="of:==VLOOKUP([.E249];[.$B$2:.$C$1031];2)" office:value-type="float" office:value="0.0496733749998377" calcext:value-type="float">
            <text:p>0,049673375</text:p>
          </table:table-cell>
          <table:table-cell table:formula="of:=ROUND([.F249]/[.$A$1031]*65535)" office:value-type="float" office:value="65107" calcext:value-type="float">
            <text:p>65107</text:p>
          </table:table-cell>
          <table:table-cell table:formula="of:=[.H248]+1" office:value-type="float" office:value="247" calcext:value-type="float">
            <text:p>247</text:p>
          </table:table-cell>
          <table:table-cell table:formula="of:=ROUND([.H249]/255*65535)" office:value-type="float" office:value="63479" calcext:value-type="float">
            <text:p>63479</text:p>
          </table:table-cell>
          <table:table-cell table:formula="of:=ROUND(([.$K$1]*[.G249]+(10-[.$K$1])*[.I249])/10)" office:value-type="float" office:value="64863" calcext:value-type="float">
            <text:p>64863</text:p>
          </table:table-cell>
          <table:table-cell/>
        </table:table-row>
        <table:table-row table:style-name="ro1">
          <table:table-cell office:value-type="float" office:value="0.0118804062498385" calcext:value-type="float">
            <text:p>1,19E-02</text:p>
          </table:table-cell>
          <table:table-cell office:value-type="float" office:value="-0.0007769043" calcext:value-type="float">
            <text:p>-7,77E-04</text:p>
          </table:table-cell>
          <table:table-cell table:formula="of:=[.A250]" office:value-type="float" office:value="0.0118804062498385" calcext:value-type="float">
            <text:p>1,19E-02</text:p>
          </table:table-cell>
          <table:table-cell/>
          <table:table-cell table:formula="of:=[.E249]+[.$D$2]" office:value-type="float" office:value="3.33332074621261" calcext:value-type="float">
            <text:p>3,3333207462</text:p>
          </table:table-cell>
          <table:table-cell table:formula="of:==VLOOKUP([.E250];[.$B$2:.$C$1031];2)" office:value-type="float" office:value="0.0497222031248377" calcext:value-type="float">
            <text:p>0,0497222031</text:p>
          </table:table-cell>
          <table:table-cell table:formula="of:=ROUND([.F250]/[.$A$1031]*65535)" office:value-type="float" office:value="65171" calcext:value-type="float">
            <text:p>65171</text:p>
          </table:table-cell>
          <table:table-cell table:formula="of:=[.H249]+1" office:value-type="float" office:value="248" calcext:value-type="float">
            <text:p>248</text:p>
          </table:table-cell>
          <table:table-cell table:formula="of:=ROUND([.H250]/255*65535)" office:value-type="float" office:value="63736" calcext:value-type="float">
            <text:p>63736</text:p>
          </table:table-cell>
          <table:table-cell table:formula="of:=ROUND(([.$K$1]*[.G250]+(10-[.$K$1])*[.I250])/10)" office:value-type="float" office:value="64956" calcext:value-type="float">
            <text:p>64956</text:p>
          </table:table-cell>
          <table:table-cell/>
        </table:table-row>
        <table:table-row table:style-name="ro1">
          <table:table-cell office:value-type="float" office:value="0.0119292343748385" calcext:value-type="float">
            <text:p>1,19E-02</text:p>
          </table:table-cell>
          <table:table-cell office:value-type="float" office:value="-0.0007698481" calcext:value-type="float">
            <text:p>-7,70E-04</text:p>
          </table:table-cell>
          <table:table-cell table:formula="of:=[.A251]" office:value-type="float" office:value="0.0119292343748385" calcext:value-type="float">
            <text:p>1,19E-02</text:p>
          </table:table-cell>
          <table:table-cell/>
          <table:table-cell table:formula="of:=[.E250]+[.$D$2]" office:value-type="float" office:value="3.34676662817718" calcext:value-type="float">
            <text:p>3,3467666282</text:p>
          </table:table-cell>
          <table:table-cell table:formula="of:==VLOOKUP([.E251];[.$B$2:.$C$1031];2)" office:value-type="float" office:value="0.0497710312498377" calcext:value-type="float">
            <text:p>0,0497710312</text:p>
          </table:table-cell>
          <table:table-cell table:formula="of:=ROUND([.F251]/[.$A$1031]*65535)" office:value-type="float" office:value="65235" calcext:value-type="float">
            <text:p>65235</text:p>
          </table:table-cell>
          <table:table-cell table:formula="of:=[.H250]+1" office:value-type="float" office:value="249" calcext:value-type="float">
            <text:p>249</text:p>
          </table:table-cell>
          <table:table-cell table:formula="of:=ROUND([.H251]/255*65535)" office:value-type="float" office:value="63993" calcext:value-type="float">
            <text:p>63993</text:p>
          </table:table-cell>
          <table:table-cell table:formula="of:=ROUND(([.$K$1]*[.G251]+(10-[.$K$1])*[.I251])/10)" office:value-type="float" office:value="65049" calcext:value-type="float">
            <text:p>65049</text:p>
          </table:table-cell>
          <table:table-cell/>
        </table:table-row>
        <table:table-row table:style-name="ro1">
          <table:table-cell office:value-type="float" office:value="0.0119780624998385" calcext:value-type="float">
            <text:p>1,20E-02</text:p>
          </table:table-cell>
          <table:table-cell office:value-type="float" office:value="-0.0007626921" calcext:value-type="float">
            <text:p>-7,63E-04</text:p>
          </table:table-cell>
          <table:table-cell table:formula="of:=[.A252]" office:value-type="float" office:value="0.0119780624998385" calcext:value-type="float">
            <text:p>1,20E-02</text:p>
          </table:table-cell>
          <table:table-cell/>
          <table:table-cell table:formula="of:=[.E251]+[.$D$2]" office:value-type="float" office:value="3.36021251014174" calcext:value-type="float">
            <text:p>3,3602125101</text:p>
          </table:table-cell>
          <table:table-cell table:formula="of:==VLOOKUP([.E252];[.$B$2:.$C$1031];2)" office:value-type="float" office:value="0.0497710312498377" calcext:value-type="float">
            <text:p>0,0497710312</text:p>
          </table:table-cell>
          <table:table-cell table:formula="of:=ROUND([.F252]/[.$A$1031]*65535)" office:value-type="float" office:value="65235" calcext:value-type="float">
            <text:p>65235</text:p>
          </table:table-cell>
          <table:table-cell table:formula="of:=[.H251]+1" office:value-type="float" office:value="250" calcext:value-type="float">
            <text:p>250</text:p>
          </table:table-cell>
          <table:table-cell table:formula="of:=ROUND([.H252]/255*65535)" office:value-type="float" office:value="64250" calcext:value-type="float">
            <text:p>64250</text:p>
          </table:table-cell>
          <table:table-cell table:formula="of:=ROUND(([.$K$1]*[.G252]+(10-[.$K$1])*[.I252])/10)" office:value-type="float" office:value="65087" calcext:value-type="float">
            <text:p>65087</text:p>
          </table:table-cell>
          <table:table-cell/>
        </table:table-row>
        <table:table-row table:style-name="ro1">
          <table:table-cell office:value-type="float" office:value="0.0120268906248385" calcext:value-type="float">
            <text:p>1,20E-02</text:p>
          </table:table-cell>
          <table:table-cell office:value-type="float" office:value="-0.000755435" calcext:value-type="float">
            <text:p>-7,55E-04</text:p>
          </table:table-cell>
          <table:table-cell table:formula="of:=[.A253]" office:value-type="float" office:value="0.0120268906248385" calcext:value-type="float">
            <text:p>1,20E-02</text:p>
          </table:table-cell>
          <table:table-cell/>
          <table:table-cell table:formula="of:=[.E252]+[.$D$2]" office:value-type="float" office:value="3.37365839210631" calcext:value-type="float">
            <text:p>3,3736583921</text:p>
          </table:table-cell>
          <table:table-cell table:formula="of:==VLOOKUP([.E253];[.$B$2:.$C$1031];2)" office:value-type="float" office:value="0.0498198593748377" calcext:value-type="float">
            <text:p>0,0498198594</text:p>
          </table:table-cell>
          <table:table-cell table:formula="of:=ROUND([.F253]/[.$A$1031]*65535)" office:value-type="float" office:value="65299" calcext:value-type="float">
            <text:p>65299</text:p>
          </table:table-cell>
          <table:table-cell table:formula="of:=[.H252]+1" office:value-type="float" office:value="251" calcext:value-type="float">
            <text:p>251</text:p>
          </table:table-cell>
          <table:table-cell table:formula="of:=ROUND([.H253]/255*65535)" office:value-type="float" office:value="64507" calcext:value-type="float">
            <text:p>64507</text:p>
          </table:table-cell>
          <table:table-cell table:formula="of:=ROUND(([.$K$1]*[.G253]+(10-[.$K$1])*[.I253])/10)" office:value-type="float" office:value="65180" calcext:value-type="float">
            <text:p>65180</text:p>
          </table:table-cell>
          <table:table-cell/>
        </table:table-row>
        <table:table-row table:style-name="ro1">
          <table:table-cell office:value-type="float" office:value="0.0120757187498385" calcext:value-type="float">
            <text:p>1,21E-02</text:p>
          </table:table-cell>
          <table:table-cell office:value-type="float" office:value="-0.0007480754" calcext:value-type="float">
            <text:p>-7,48E-04</text:p>
          </table:table-cell>
          <table:table-cell table:formula="of:=[.A254]" office:value-type="float" office:value="0.0120757187498385" calcext:value-type="float">
            <text:p>1,21E-02</text:p>
          </table:table-cell>
          <table:table-cell/>
          <table:table-cell table:formula="of:=[.E253]+[.$D$2]" office:value-type="float" office:value="3.38710427407088" calcext:value-type="float">
            <text:p>3,3871042741</text:p>
          </table:table-cell>
          <table:table-cell table:formula="of:==VLOOKUP([.E254];[.$B$2:.$C$1031];2)" office:value-type="float" office:value="0.0498686874998377" calcext:value-type="float">
            <text:p>0,0498686875</text:p>
          </table:table-cell>
          <table:table-cell table:formula="of:=ROUND([.F254]/[.$A$1031]*65535)" office:value-type="float" office:value="65363" calcext:value-type="float">
            <text:p>65363</text:p>
          </table:table-cell>
          <table:table-cell table:formula="of:=[.H253]+1" office:value-type="float" office:value="252" calcext:value-type="float">
            <text:p>252</text:p>
          </table:table-cell>
          <table:table-cell table:formula="of:=ROUND([.H254]/255*65535)" office:value-type="float" office:value="64764" calcext:value-type="float">
            <text:p>64764</text:p>
          </table:table-cell>
          <table:table-cell table:formula="of:=ROUND(([.$K$1]*[.G254]+(10-[.$K$1])*[.I254])/10)" office:value-type="float" office:value="65273" calcext:value-type="float">
            <text:p>65273</text:p>
          </table:table-cell>
          <table:table-cell/>
        </table:table-row>
        <table:table-row table:style-name="ro1">
          <table:table-cell office:value-type="float" office:value="0.0121245468748385" calcext:value-type="float">
            <text:p>1,21E-02</text:p>
          </table:table-cell>
          <table:table-cell office:value-type="float" office:value="-0.0007406118" calcext:value-type="float">
            <text:p>-7,41E-04</text:p>
          </table:table-cell>
          <table:table-cell table:formula="of:=[.A255]" office:value-type="float" office:value="0.0121245468748385" calcext:value-type="float">
            <text:p>1,21E-02</text:p>
          </table:table-cell>
          <table:table-cell/>
          <table:table-cell table:formula="of:=[.E254]+[.$D$2]" office:value-type="float" office:value="3.40055015603545" calcext:value-type="float">
            <text:p>3,400550156</text:p>
          </table:table-cell>
          <table:table-cell table:formula="of:==VLOOKUP([.E255];[.$B$2:.$C$1031];2)" office:value-type="float" office:value="0.0499175156248377" calcext:value-type="float">
            <text:p>0,0499175156</text:p>
          </table:table-cell>
          <table:table-cell table:formula="of:=ROUND([.F255]/[.$A$1031]*65535)" office:value-type="float" office:value="65427" calcext:value-type="float">
            <text:p>65427</text:p>
          </table:table-cell>
          <table:table-cell table:formula="of:=[.H254]+1" office:value-type="float" office:value="253" calcext:value-type="float">
            <text:p>253</text:p>
          </table:table-cell>
          <table:table-cell table:formula="of:=ROUND([.H255]/255*65535)" office:value-type="float" office:value="65021" calcext:value-type="float">
            <text:p>65021</text:p>
          </table:table-cell>
          <table:table-cell table:formula="of:=ROUND(([.$K$1]*[.G255]+(10-[.$K$1])*[.I255])/10)" office:value-type="float" office:value="65366" calcext:value-type="float">
            <text:p>65366</text:p>
          </table:table-cell>
          <table:table-cell/>
        </table:table-row>
        <table:table-row table:style-name="ro1">
          <table:table-cell office:value-type="float" office:value="0.0121733749998385" calcext:value-type="float">
            <text:p>1,22E-02</text:p>
          </table:table-cell>
          <table:table-cell office:value-type="float" office:value="-0.0007330426" calcext:value-type="float">
            <text:p>-7,33E-04</text:p>
          </table:table-cell>
          <table:table-cell table:formula="of:=[.A256]" office:value-type="float" office:value="0.0121733749998385" calcext:value-type="float">
            <text:p>1,22E-02</text:p>
          </table:table-cell>
          <table:table-cell/>
          <table:table-cell table:formula="of:=[.E255]+[.$D$2]" office:value-type="float" office:value="3.41399603800001" calcext:value-type="float">
            <text:p>3,413996038</text:p>
          </table:table-cell>
          <table:table-cell table:formula="of:==VLOOKUP([.E256];[.$B$2:.$C$1031];2)" office:value-type="float" office:value="0.049951171875" calcext:value-type="float">
            <text:p>0,0499511719</text:p>
          </table:table-cell>
          <table:table-cell table:formula="of:=ROUND([.F256]/[.$A$1031]*65535)" office:value-type="float" office:value="65471" calcext:value-type="float">
            <text:p>65471</text:p>
          </table:table-cell>
          <table:table-cell table:formula="of:=[.H255]+1" office:value-type="float" office:value="254" calcext:value-type="float">
            <text:p>254</text:p>
          </table:table-cell>
          <table:table-cell table:formula="of:=ROUND([.H256]/255*65535)" office:value-type="float" office:value="65278" calcext:value-type="float">
            <text:p>65278</text:p>
          </table:table-cell>
          <table:table-cell table:formula="of:=ROUND(([.$K$1]*[.G256]+(10-[.$K$1])*[.I256])/10)" office:value-type="float" office:value="65442" calcext:value-type="float">
            <text:p>65442</text:p>
          </table:table-cell>
          <table:table-cell/>
        </table:table-row>
        <table:table-row table:style-name="ro1">
          <table:table-cell office:value-type="float" office:value="0.0122222031248385" calcext:value-type="float">
            <text:p>1,22E-02</text:p>
          </table:table-cell>
          <table:table-cell office:value-type="float" office:value="-0.0007253665" calcext:value-type="float">
            <text:p>-7,25E-04</text:p>
          </table:table-cell>
          <table:table-cell table:formula="of:=[.A257]" office:value-type="float" office:value="0.0122222031248385" calcext:value-type="float">
            <text:p>1,22E-02</text:p>
          </table:table-cell>
          <table:table-cell/>
          <table:table-cell table:formula="of:=[.E256]+[.$D$2]" office:value-type="float" office:value="3.42744191996458" calcext:value-type="float">
            <text:p>3,42744192</text:p>
          </table:table-cell>
          <table:table-cell table:formula="of:==VLOOKUP([.E257];[.$B$2:.$C$1031];2)" office:value-type="float" office:value="0.05" calcext:value-type="float">
            <text:p>0,05</text:p>
          </table:table-cell>
          <table:table-cell table:formula="of:=ROUND([.F257]/[.$A$1031]*65535)" office:value-type="float" office:value="65535" calcext:value-type="float">
            <text:p>65535</text:p>
          </table:table-cell>
          <table:table-cell table:formula="of:=[.H256]+1" office:value-type="float" office:value="255" calcext:value-type="float">
            <text:p>255</text:p>
          </table:table-cell>
          <table:table-cell table:formula="of:=ROUND([.H257]/255*65535)" office:value-type="float" office:value="65535" calcext:value-type="float">
            <text:p>65535</text:p>
          </table:table-cell>
          <table:table-cell table:formula="of:=ROUND(([.$K$1]*[.G257]+(10-[.$K$1])*[.I257])/10)" office:value-type="float" office:value="65535" calcext:value-type="float">
            <text:p>65535</text:p>
          </table:table-cell>
          <table:table-cell/>
        </table:table-row>
        <table:table-row table:style-name="ro1">
          <table:table-cell office:value-type="float" office:value="0.0122710312498385" calcext:value-type="float">
            <text:p>1,23E-02</text:p>
          </table:table-cell>
          <table:table-cell office:value-type="float" office:value="-0.000717582" calcext:value-type="float">
            <text:p>-7,18E-04</text:p>
          </table:table-cell>
          <table:table-cell table:formula="of:=[.A258]" office:value-type="float" office:value="0.0122710312498385" calcext:value-type="float">
            <text:p>1,23E-02</text:p>
          </table:table-cell>
          <table:table-cell table:number-columns-repeated="8"/>
        </table:table-row>
        <table:table-row table:style-name="ro1">
          <table:table-cell office:value-type="float" office:value="0.0123198593748385" calcext:value-type="float">
            <text:p>1,23E-02</text:p>
          </table:table-cell>
          <table:table-cell office:value-type="float" office:value="-0.0007096875" calcext:value-type="float">
            <text:p>-7,10E-04</text:p>
          </table:table-cell>
          <table:table-cell table:formula="of:=[.A259]" office:value-type="float" office:value="0.0123198593748385" calcext:value-type="float">
            <text:p>1,23E-02</text:p>
          </table:table-cell>
          <table:table-cell table:number-columns-repeated="8"/>
        </table:table-row>
        <table:table-row table:style-name="ro1">
          <table:table-cell office:value-type="float" office:value="0.0123686874998385" calcext:value-type="float">
            <text:p>1,24E-02</text:p>
          </table:table-cell>
          <table:table-cell office:value-type="float" office:value="-0.0007016814" calcext:value-type="float">
            <text:p>-7,02E-04</text:p>
          </table:table-cell>
          <table:table-cell table:formula="of:=[.A260]" office:value-type="float" office:value="0.0123686874998385" calcext:value-type="float">
            <text:p>1,24E-02</text:p>
          </table:table-cell>
          <table:table-cell table:number-columns-repeated="8"/>
        </table:table-row>
        <table:table-row table:style-name="ro1">
          <table:table-cell office:value-type="float" office:value="0.0124175156248385" calcext:value-type="float">
            <text:p>1,24E-02</text:p>
          </table:table-cell>
          <table:table-cell office:value-type="float" office:value="-0.0006935621" calcext:value-type="float">
            <text:p>-6,94E-04</text:p>
          </table:table-cell>
          <table:table-cell table:formula="of:=[.A261]" office:value-type="float" office:value="0.0124175156248385" calcext:value-type="float">
            <text:p>1,24E-02</text:p>
          </table:table-cell>
          <table:table-cell table:number-columns-repeated="8"/>
        </table:table-row>
        <table:table-row table:style-name="ro1">
          <table:table-cell office:value-type="float" office:value="0.0124663437498385" calcext:value-type="float">
            <text:p>1,25E-02</text:p>
          </table:table-cell>
          <table:table-cell office:value-type="float" office:value="-0.0006853282" calcext:value-type="float">
            <text:p>-6,85E-04</text:p>
          </table:table-cell>
          <table:table-cell table:formula="of:=[.A262]" office:value-type="float" office:value="0.0124663437498385" calcext:value-type="float">
            <text:p>1,25E-02</text:p>
          </table:table-cell>
          <table:table-cell table:number-columns-repeated="8"/>
        </table:table-row>
        <table:table-row table:style-name="ro1">
          <table:table-cell office:value-type="float" office:value="0.0125151718748385" calcext:value-type="float">
            <text:p>1,25E-02</text:p>
          </table:table-cell>
          <table:table-cell office:value-type="float" office:value="-0.0006769779" calcext:value-type="float">
            <text:p>-6,77E-04</text:p>
          </table:table-cell>
          <table:table-cell table:formula="of:=[.A263]" office:value-type="float" office:value="0.0125151718748385" calcext:value-type="float">
            <text:p>1,25E-02</text:p>
          </table:table-cell>
          <table:table-cell table:number-columns-repeated="8"/>
        </table:table-row>
        <table:table-row table:style-name="ro1">
          <table:table-cell office:value-type="float" office:value="0.0125639999998385" calcext:value-type="float">
            <text:p>1,26E-02</text:p>
          </table:table-cell>
          <table:table-cell office:value-type="float" office:value="-0.0006685095" calcext:value-type="float">
            <text:p>-6,69E-04</text:p>
          </table:table-cell>
          <table:table-cell table:formula="of:=[.A264]" office:value-type="float" office:value="0.0125639999998385" calcext:value-type="float">
            <text:p>1,26E-02</text:p>
          </table:table-cell>
          <table:table-cell table:number-columns-repeated="8"/>
        </table:table-row>
        <table:table-row table:style-name="ro1">
          <table:table-cell office:value-type="float" office:value="0.0126128281248385" calcext:value-type="float">
            <text:p>1,26E-02</text:p>
          </table:table-cell>
          <table:table-cell office:value-type="float" office:value="-0.0006599216" calcext:value-type="float">
            <text:p>-6,60E-04</text:p>
          </table:table-cell>
          <table:table-cell table:formula="of:=[.A265]" office:value-type="float" office:value="0.0126128281248385" calcext:value-type="float">
            <text:p>1,26E-02</text:p>
          </table:table-cell>
          <table:table-cell table:number-columns-repeated="8"/>
        </table:table-row>
        <table:table-row table:style-name="ro1">
          <table:table-cell office:value-type="float" office:value="0.0126616562498385" calcext:value-type="float">
            <text:p>1,27E-02</text:p>
          </table:table-cell>
          <table:table-cell office:value-type="float" office:value="-0.0006512123" calcext:value-type="float">
            <text:p>-6,51E-04</text:p>
          </table:table-cell>
          <table:table-cell table:formula="of:=[.A266]" office:value-type="float" office:value="0.0126616562498385" calcext:value-type="float">
            <text:p>1,27E-02</text:p>
          </table:table-cell>
          <table:table-cell table:number-columns-repeated="8"/>
        </table:table-row>
        <table:table-row table:style-name="ro1">
          <table:table-cell office:value-type="float" office:value="0.0127104843748385" calcext:value-type="float">
            <text:p>1,27E-02</text:p>
          </table:table-cell>
          <table:table-cell office:value-type="float" office:value="-0.0006423799" calcext:value-type="float">
            <text:p>-6,42E-04</text:p>
          </table:table-cell>
          <table:table-cell table:formula="of:=[.A267]" office:value-type="float" office:value="0.0127104843748385" calcext:value-type="float">
            <text:p>1,27E-02</text:p>
          </table:table-cell>
          <table:table-cell table:number-columns-repeated="8"/>
        </table:table-row>
        <table:table-row table:style-name="ro1">
          <table:table-cell office:value-type="float" office:value="0.0127593124998385" calcext:value-type="float">
            <text:p>1,28E-02</text:p>
          </table:table-cell>
          <table:table-cell office:value-type="float" office:value="-0.0006334228" calcext:value-type="float">
            <text:p>-6,33E-04</text:p>
          </table:table-cell>
          <table:table-cell table:formula="of:=[.A268]" office:value-type="float" office:value="0.0127593124998385" calcext:value-type="float">
            <text:p>1,28E-02</text:p>
          </table:table-cell>
          <table:table-cell table:number-columns-repeated="8"/>
        </table:table-row>
        <table:table-row table:style-name="ro1">
          <table:table-cell office:value-type="float" office:value="0.0128081406248385" calcext:value-type="float">
            <text:p>1,28E-02</text:p>
          </table:table-cell>
          <table:table-cell office:value-type="float" office:value="-0.000624339" calcext:value-type="float">
            <text:p>-6,24E-04</text:p>
          </table:table-cell>
          <table:table-cell table:formula="of:=[.A269]" office:value-type="float" office:value="0.0128081406248385" calcext:value-type="float">
            <text:p>1,28E-02</text:p>
          </table:table-cell>
          <table:table-cell table:number-columns-repeated="8"/>
        </table:table-row>
        <table:table-row table:style-name="ro1">
          <table:table-cell office:value-type="float" office:value="0.0128569687498385" calcext:value-type="float">
            <text:p>1,29E-02</text:p>
          </table:table-cell>
          <table:table-cell office:value-type="float" office:value="-0.000615127" calcext:value-type="float">
            <text:p>-6,15E-04</text:p>
          </table:table-cell>
          <table:table-cell table:formula="of:=[.A270]" office:value-type="float" office:value="0.0128569687498385" calcext:value-type="float">
            <text:p>1,29E-02</text:p>
          </table:table-cell>
          <table:table-cell table:number-columns-repeated="8"/>
        </table:table-row>
        <table:table-row table:style-name="ro1">
          <table:table-cell office:value-type="float" office:value="0.0129057968748385" calcext:value-type="float">
            <text:p>1,29E-02</text:p>
          </table:table-cell>
          <table:table-cell office:value-type="float" office:value="-0.0006057848" calcext:value-type="float">
            <text:p>-6,06E-04</text:p>
          </table:table-cell>
          <table:table-cell table:formula="of:=[.A271]" office:value-type="float" office:value="0.0129057968748385" calcext:value-type="float">
            <text:p>1,29E-02</text:p>
          </table:table-cell>
          <table:table-cell table:number-columns-repeated="8"/>
        </table:table-row>
        <table:table-row table:style-name="ro1">
          <table:table-cell office:value-type="float" office:value="0.0129546249998385" calcext:value-type="float">
            <text:p>1,30E-02</text:p>
          </table:table-cell>
          <table:table-cell office:value-type="float" office:value="-0.0005963105" calcext:value-type="float">
            <text:p>-5,96E-04</text:p>
          </table:table-cell>
          <table:table-cell table:formula="of:=[.A272]" office:value-type="float" office:value="0.0129546249998385" calcext:value-type="float">
            <text:p>1,30E-02</text:p>
          </table:table-cell>
          <table:table-cell table:number-columns-repeated="8"/>
        </table:table-row>
        <table:table-row table:style-name="ro1">
          <table:table-cell office:value-type="float" office:value="0.0130034531248385" calcext:value-type="float">
            <text:p>1,30E-02</text:p>
          </table:table-cell>
          <table:table-cell office:value-type="float" office:value="-0.0005867025" calcext:value-type="float">
            <text:p>-5,87E-04</text:p>
          </table:table-cell>
          <table:table-cell table:formula="of:=[.A273]" office:value-type="float" office:value="0.0130034531248385" calcext:value-type="float">
            <text:p>1,30E-02</text:p>
          </table:table-cell>
          <table:table-cell table:number-columns-repeated="8"/>
        </table:table-row>
        <table:table-row table:style-name="ro1">
          <table:table-cell office:value-type="float" office:value="0.0130522812498385" calcext:value-type="float">
            <text:p>1,31E-02</text:p>
          </table:table-cell>
          <table:table-cell office:value-type="float" office:value="-0.0005769587" calcext:value-type="float">
            <text:p>-5,77E-04</text:p>
          </table:table-cell>
          <table:table-cell table:formula="of:=[.A274]" office:value-type="float" office:value="0.0130522812498385" calcext:value-type="float">
            <text:p>1,31E-02</text:p>
          </table:table-cell>
          <table:table-cell table:number-columns-repeated="8"/>
        </table:table-row>
        <table:table-row table:style-name="ro1">
          <table:table-cell office:value-type="float" office:value="0.0131011093748385" calcext:value-type="float">
            <text:p>1,31E-02</text:p>
          </table:table-cell>
          <table:table-cell office:value-type="float" office:value="-0.0005670772" calcext:value-type="float">
            <text:p>-5,67E-04</text:p>
          </table:table-cell>
          <table:table-cell table:formula="of:=[.A275]" office:value-type="float" office:value="0.0131011093748385" calcext:value-type="float">
            <text:p>1,31E-02</text:p>
          </table:table-cell>
          <table:table-cell table:number-columns-repeated="8"/>
        </table:table-row>
        <table:table-row table:style-name="ro1">
          <table:table-cell office:value-type="float" office:value="0.0131499374998385" calcext:value-type="float">
            <text:p>1,31E-02</text:p>
          </table:table-cell>
          <table:table-cell office:value-type="float" office:value="-0.0005570562" calcext:value-type="float">
            <text:p>-5,57E-04</text:p>
          </table:table-cell>
          <table:table-cell table:formula="of:=[.A276]" office:value-type="float" office:value="0.0131499374998385" calcext:value-type="float">
            <text:p>1,31E-02</text:p>
          </table:table-cell>
          <table:table-cell table:number-columns-repeated="8"/>
        </table:table-row>
        <table:table-row table:style-name="ro1">
          <table:table-cell office:value-type="float" office:value="0.0131987656248385" calcext:value-type="float">
            <text:p>1,32E-02</text:p>
          </table:table-cell>
          <table:table-cell office:value-type="float" office:value="-0.0005468935" calcext:value-type="float">
            <text:p>-5,47E-04</text:p>
          </table:table-cell>
          <table:table-cell table:formula="of:=[.A277]" office:value-type="float" office:value="0.0131987656248385" calcext:value-type="float">
            <text:p>1,32E-02</text:p>
          </table:table-cell>
          <table:table-cell table:number-columns-repeated="8"/>
        </table:table-row>
        <table:table-row table:style-name="ro1">
          <table:table-cell office:value-type="float" office:value="0.0132475937498385" calcext:value-type="float">
            <text:p>1,32E-02</text:p>
          </table:table-cell>
          <table:table-cell office:value-type="float" office:value="-0.0005365873" calcext:value-type="float">
            <text:p>-5,37E-04</text:p>
          </table:table-cell>
          <table:table-cell table:formula="of:=[.A278]" office:value-type="float" office:value="0.0132475937498385" calcext:value-type="float">
            <text:p>1,32E-02</text:p>
          </table:table-cell>
          <table:table-cell table:number-columns-repeated="8"/>
        </table:table-row>
        <table:table-row table:style-name="ro1">
          <table:table-cell office:value-type="float" office:value="0.0132964218748385" calcext:value-type="float">
            <text:p>1,33E-02</text:p>
          </table:table-cell>
          <table:table-cell office:value-type="float" office:value="-0.0005261355" calcext:value-type="float">
            <text:p>-5,26E-04</text:p>
          </table:table-cell>
          <table:table-cell table:formula="of:=[.A279]" office:value-type="float" office:value="0.0132964218748385" calcext:value-type="float">
            <text:p>1,33E-02</text:p>
          </table:table-cell>
          <table:table-cell table:number-columns-repeated="8"/>
        </table:table-row>
        <table:table-row table:style-name="ro1">
          <table:table-cell office:value-type="float" office:value="0.0133452499998385" calcext:value-type="float">
            <text:p>1,33E-02</text:p>
          </table:table-cell>
          <table:table-cell office:value-type="float" office:value="-0.0005155361" calcext:value-type="float">
            <text:p>-5,16E-04</text:p>
          </table:table-cell>
          <table:table-cell table:formula="of:=[.A280]" office:value-type="float" office:value="0.0133452499998385" calcext:value-type="float">
            <text:p>1,33E-02</text:p>
          </table:table-cell>
          <table:table-cell table:number-columns-repeated="8"/>
        </table:table-row>
        <table:table-row table:style-name="ro1">
          <table:table-cell office:value-type="float" office:value="0.0133940781248385" calcext:value-type="float">
            <text:p>1,34E-02</text:p>
          </table:table-cell>
          <table:table-cell office:value-type="float" office:value="-0.0005047868" calcext:value-type="float">
            <text:p>-5,05E-04</text:p>
          </table:table-cell>
          <table:table-cell table:formula="of:=[.A281]" office:value-type="float" office:value="0.0133940781248385" calcext:value-type="float">
            <text:p>1,34E-02</text:p>
          </table:table-cell>
          <table:table-cell table:number-columns-repeated="8"/>
        </table:table-row>
        <table:table-row table:style-name="ro1">
          <table:table-cell office:value-type="float" office:value="0.0134429062498385" calcext:value-type="float">
            <text:p>1,34E-02</text:p>
          </table:table-cell>
          <table:table-cell office:value-type="float" office:value="-0.0004938858" calcext:value-type="float">
            <text:p>-4,94E-04</text:p>
          </table:table-cell>
          <table:table-cell table:formula="of:=[.A282]" office:value-type="float" office:value="0.0134429062498385" calcext:value-type="float">
            <text:p>1,34E-02</text:p>
          </table:table-cell>
          <table:table-cell table:number-columns-repeated="8"/>
        </table:table-row>
        <table:table-row table:style-name="ro1">
          <table:table-cell office:value-type="float" office:value="0.0134917343748385" calcext:value-type="float">
            <text:p>1,35E-02</text:p>
          </table:table-cell>
          <table:table-cell office:value-type="float" office:value="-0.0004828307" calcext:value-type="float">
            <text:p>-4,83E-04</text:p>
          </table:table-cell>
          <table:table-cell table:formula="of:=[.A283]" office:value-type="float" office:value="0.0134917343748385" calcext:value-type="float">
            <text:p>1,35E-02</text:p>
          </table:table-cell>
          <table:table-cell table:number-columns-repeated="8"/>
        </table:table-row>
        <table:table-row table:style-name="ro1">
          <table:table-cell office:value-type="float" office:value="0.0135405624998385" calcext:value-type="float">
            <text:p>1,35E-02</text:p>
          </table:table-cell>
          <table:table-cell office:value-type="float" office:value="-0.0004716195" calcext:value-type="float">
            <text:p>-4,72E-04</text:p>
          </table:table-cell>
          <table:table-cell table:formula="of:=[.A284]" office:value-type="float" office:value="0.0135405624998385" calcext:value-type="float">
            <text:p>1,35E-02</text:p>
          </table:table-cell>
          <table:table-cell table:number-columns-repeated="8"/>
        </table:table-row>
        <table:table-row table:style-name="ro1">
          <table:table-cell office:value-type="float" office:value="0.0135893906248385" calcext:value-type="float">
            <text:p>1,36E-02</text:p>
          </table:table-cell>
          <table:table-cell office:value-type="float" office:value="-0.00046025" calcext:value-type="float">
            <text:p>-4,60E-04</text:p>
          </table:table-cell>
          <table:table-cell table:formula="of:=[.A285]" office:value-type="float" office:value="0.0135893906248385" calcext:value-type="float">
            <text:p>1,36E-02</text:p>
          </table:table-cell>
          <table:table-cell table:number-columns-repeated="8"/>
        </table:table-row>
        <table:table-row table:style-name="ro1">
          <table:table-cell office:value-type="float" office:value="0.0136382187498385" calcext:value-type="float">
            <text:p>1,36E-02</text:p>
          </table:table-cell>
          <table:table-cell office:value-type="float" office:value="-0.0004487198" calcext:value-type="float">
            <text:p>-4,49E-04</text:p>
          </table:table-cell>
          <table:table-cell table:formula="of:=[.A286]" office:value-type="float" office:value="0.0136382187498385" calcext:value-type="float">
            <text:p>1,36E-02</text:p>
          </table:table-cell>
          <table:table-cell table:number-columns-repeated="8"/>
        </table:table-row>
        <table:table-row table:style-name="ro1">
          <table:table-cell office:value-type="float" office:value="0.0136870468748385" calcext:value-type="float">
            <text:p>1,37E-02</text:p>
          </table:table-cell>
          <table:table-cell office:value-type="float" office:value="-0.0004370267" calcext:value-type="float">
            <text:p>-4,37E-04</text:p>
          </table:table-cell>
          <table:table-cell table:formula="of:=[.A287]" office:value-type="float" office:value="0.0136870468748385" calcext:value-type="float">
            <text:p>1,37E-02</text:p>
          </table:table-cell>
          <table:table-cell table:number-columns-repeated="8"/>
        </table:table-row>
        <table:table-row table:style-name="ro1">
          <table:table-cell office:value-type="float" office:value="0.0137358749998385" calcext:value-type="float">
            <text:p>1,37E-02</text:p>
          </table:table-cell>
          <table:table-cell office:value-type="float" office:value="-0.0004251685" calcext:value-type="float">
            <text:p>-4,25E-04</text:p>
          </table:table-cell>
          <table:table-cell table:formula="of:=[.A288]" office:value-type="float" office:value="0.0137358749998385" calcext:value-type="float">
            <text:p>1,37E-02</text:p>
          </table:table-cell>
          <table:table-cell table:number-columns-repeated="8"/>
        </table:table-row>
        <table:table-row table:style-name="ro1">
          <table:table-cell office:value-type="float" office:value="0.0137847031248385" calcext:value-type="float">
            <text:p>1,38E-02</text:p>
          </table:table-cell>
          <table:table-cell office:value-type="float" office:value="-0.0004131428" calcext:value-type="float">
            <text:p>-4,13E-04</text:p>
          </table:table-cell>
          <table:table-cell table:formula="of:=[.A289]" office:value-type="float" office:value="0.0137847031248385" calcext:value-type="float">
            <text:p>1,38E-02</text:p>
          </table:table-cell>
          <table:table-cell table:number-columns-repeated="8"/>
        </table:table-row>
        <table:table-row table:style-name="ro1">
          <table:table-cell office:value-type="float" office:value="0.0138335312498385" calcext:value-type="float">
            <text:p>1,38E-02</text:p>
          </table:table-cell>
          <table:table-cell office:value-type="float" office:value="-0.0004009472" calcext:value-type="float">
            <text:p>-4,01E-04</text:p>
          </table:table-cell>
          <table:table-cell table:formula="of:=[.A290]" office:value-type="float" office:value="0.0138335312498385" calcext:value-type="float">
            <text:p>1,38E-02</text:p>
          </table:table-cell>
          <table:table-cell table:number-columns-repeated="8"/>
        </table:table-row>
        <table:table-row table:style-name="ro1">
          <table:table-cell office:value-type="float" office:value="0.0138823593748385" calcext:value-type="float">
            <text:p>1,39E-02</text:p>
          </table:table-cell>
          <table:table-cell office:value-type="float" office:value="-0.0003885794" calcext:value-type="float">
            <text:p>-3,89E-04</text:p>
          </table:table-cell>
          <table:table-cell table:formula="of:=[.A291]" office:value-type="float" office:value="0.0138823593748385" calcext:value-type="float">
            <text:p>1,39E-02</text:p>
          </table:table-cell>
          <table:table-cell table:number-columns-repeated="8"/>
        </table:table-row>
        <table:table-row table:style-name="ro1">
          <table:table-cell office:value-type="float" office:value="0.0139311874998385" calcext:value-type="float">
            <text:p>1,39E-02</text:p>
          </table:table-cell>
          <table:table-cell office:value-type="float" office:value="-0.0003760369" calcext:value-type="float">
            <text:p>-3,76E-04</text:p>
          </table:table-cell>
          <table:table-cell table:formula="of:=[.A292]" office:value-type="float" office:value="0.0139311874998385" calcext:value-type="float">
            <text:p>1,39E-02</text:p>
          </table:table-cell>
          <table:table-cell table:number-columns-repeated="8"/>
        </table:table-row>
        <table:table-row table:style-name="ro1">
          <table:table-cell office:value-type="float" office:value="0.0139800156248385" calcext:value-type="float">
            <text:p>1,40E-02</text:p>
          </table:table-cell>
          <table:table-cell office:value-type="float" office:value="-0.0003633172" calcext:value-type="float">
            <text:p>-3,63E-04</text:p>
          </table:table-cell>
          <table:table-cell table:formula="of:=[.A293]" office:value-type="float" office:value="0.0139800156248385" calcext:value-type="float">
            <text:p>1,40E-02</text:p>
          </table:table-cell>
          <table:table-cell table:number-columns-repeated="8"/>
        </table:table-row>
        <table:table-row table:style-name="ro1">
          <table:table-cell office:value-type="float" office:value="0.0140288437498385" calcext:value-type="float">
            <text:p>1,40E-02</text:p>
          </table:table-cell>
          <table:table-cell office:value-type="float" office:value="-0.0003504179" calcext:value-type="float">
            <text:p>-3,50E-04</text:p>
          </table:table-cell>
          <table:table-cell table:formula="of:=[.A294]" office:value-type="float" office:value="0.0140288437498385" calcext:value-type="float">
            <text:p>1,40E-02</text:p>
          </table:table-cell>
          <table:table-cell table:number-columns-repeated="8"/>
        </table:table-row>
        <table:table-row table:style-name="ro1">
          <table:table-cell office:value-type="float" office:value="0.0140776718748385" calcext:value-type="float">
            <text:p>1,41E-02</text:p>
          </table:table-cell>
          <table:table-cell office:value-type="float" office:value="-0.0003373364" calcext:value-type="float">
            <text:p>-3,37E-04</text:p>
          </table:table-cell>
          <table:table-cell table:formula="of:=[.A295]" office:value-type="float" office:value="0.0140776718748385" calcext:value-type="float">
            <text:p>1,41E-02</text:p>
          </table:table-cell>
          <table:table-cell table:number-columns-repeated="8"/>
        </table:table-row>
        <table:table-row table:style-name="ro1">
          <table:table-cell office:value-type="float" office:value="0.0141264999998385" calcext:value-type="float">
            <text:p>1,41E-02</text:p>
          </table:table-cell>
          <table:table-cell office:value-type="float" office:value="-0.0003240701" calcext:value-type="float">
            <text:p>-3,24E-04</text:p>
          </table:table-cell>
          <table:table-cell table:formula="of:=[.A296]" office:value-type="float" office:value="0.0141264999998385" calcext:value-type="float">
            <text:p>1,41E-02</text:p>
          </table:table-cell>
          <table:table-cell table:number-columns-repeated="8"/>
        </table:table-row>
        <table:table-row table:style-name="ro1">
          <table:table-cell office:value-type="float" office:value="0.0141753281248385" calcext:value-type="float">
            <text:p>1,42E-02</text:p>
          </table:table-cell>
          <table:table-cell office:value-type="float" office:value="-0.0003106165" calcext:value-type="float">
            <text:p>-3,11E-04</text:p>
          </table:table-cell>
          <table:table-cell table:formula="of:=[.A297]" office:value-type="float" office:value="0.0141753281248385" calcext:value-type="float">
            <text:p>1,42E-02</text:p>
          </table:table-cell>
          <table:table-cell table:number-columns-repeated="8"/>
        </table:table-row>
        <table:table-row table:style-name="ro1">
          <table:table-cell office:value-type="float" office:value="0.0142241562498385" calcext:value-type="float">
            <text:p>1,42E-02</text:p>
          </table:table-cell>
          <table:table-cell office:value-type="float" office:value="-0.0002969729" calcext:value-type="float">
            <text:p>-2,97E-04</text:p>
          </table:table-cell>
          <table:table-cell table:formula="of:=[.A298]" office:value-type="float" office:value="0.0142241562498385" calcext:value-type="float">
            <text:p>1,42E-02</text:p>
          </table:table-cell>
          <table:table-cell table:number-columns-repeated="8"/>
        </table:table-row>
        <table:table-row table:style-name="ro1">
          <table:table-cell office:value-type="float" office:value="0.0142729843748385" calcext:value-type="float">
            <text:p>1,43E-02</text:p>
          </table:table-cell>
          <table:table-cell office:value-type="float" office:value="-0.0002831366" calcext:value-type="float">
            <text:p>-2,83E-04</text:p>
          </table:table-cell>
          <table:table-cell table:formula="of:=[.A299]" office:value-type="float" office:value="0.0142729843748385" calcext:value-type="float">
            <text:p>1,43E-02</text:p>
          </table:table-cell>
          <table:table-cell table:number-columns-repeated="8"/>
        </table:table-row>
        <table:table-row table:style-name="ro1">
          <table:table-cell office:value-type="float" office:value="0.0143218124998385" calcext:value-type="float">
            <text:p>1,43E-02</text:p>
          </table:table-cell>
          <table:table-cell office:value-type="float" office:value="-0.0002691049" calcext:value-type="float">
            <text:p>-2,69E-04</text:p>
          </table:table-cell>
          <table:table-cell table:formula="of:=[.A300]" office:value-type="float" office:value="0.0143218124998385" calcext:value-type="float">
            <text:p>1,43E-02</text:p>
          </table:table-cell>
          <table:table-cell table:number-columns-repeated="8"/>
        </table:table-row>
        <table:table-row table:style-name="ro1">
          <table:table-cell office:value-type="float" office:value="0.0143706406248385" calcext:value-type="float">
            <text:p>1,44E-02</text:p>
          </table:table-cell>
          <table:table-cell office:value-type="float" office:value="-0.000254875" calcext:value-type="float">
            <text:p>-2,55E-04</text:p>
          </table:table-cell>
          <table:table-cell table:formula="of:=[.A301]" office:value-type="float" office:value="0.0143706406248385" calcext:value-type="float">
            <text:p>1,44E-02</text:p>
          </table:table-cell>
          <table:table-cell table:number-columns-repeated="8"/>
        </table:table-row>
        <table:table-row table:style-name="ro1">
          <table:table-cell office:value-type="float" office:value="0.0144194687498385" calcext:value-type="float">
            <text:p>1,44E-02</text:p>
          </table:table-cell>
          <table:table-cell office:value-type="float" office:value="-0.0002404442" calcext:value-type="float">
            <text:p>-2,40E-04</text:p>
          </table:table-cell>
          <table:table-cell table:formula="of:=[.A302]" office:value-type="float" office:value="0.0144194687498385" calcext:value-type="float">
            <text:p>1,44E-02</text:p>
          </table:table-cell>
          <table:table-cell table:number-columns-repeated="8"/>
        </table:table-row>
        <table:table-row table:style-name="ro1">
          <table:table-cell office:value-type="float" office:value="0.0144682968748385" calcext:value-type="float">
            <text:p>1,45E-02</text:p>
          </table:table-cell>
          <table:table-cell office:value-type="float" office:value="-0.0002258096" calcext:value-type="float">
            <text:p>-2,26E-04</text:p>
          </table:table-cell>
          <table:table-cell table:formula="of:=[.A303]" office:value-type="float" office:value="0.0144682968748385" calcext:value-type="float">
            <text:p>1,45E-02</text:p>
          </table:table-cell>
          <table:table-cell table:number-columns-repeated="8"/>
        </table:table-row>
        <table:table-row table:style-name="ro1">
          <table:table-cell office:value-type="float" office:value="0.0145171249998385" calcext:value-type="float">
            <text:p>1,45E-02</text:p>
          </table:table-cell>
          <table:table-cell office:value-type="float" office:value="-0.0002109684" calcext:value-type="float">
            <text:p>-2,11E-04</text:p>
          </table:table-cell>
          <table:table-cell table:formula="of:=[.A304]" office:value-type="float" office:value="0.0145171249998385" calcext:value-type="float">
            <text:p>1,45E-02</text:p>
          </table:table-cell>
          <table:table-cell table:number-columns-repeated="8"/>
        </table:table-row>
        <table:table-row table:style-name="ro1">
          <table:table-cell office:value-type="float" office:value="0.0145659531248385" calcext:value-type="float">
            <text:p>1,46E-02</text:p>
          </table:table-cell>
          <table:table-cell office:value-type="float" office:value="-0.0001959176" calcext:value-type="float">
            <text:p>-1,96E-04</text:p>
          </table:table-cell>
          <table:table-cell table:formula="of:=[.A305]" office:value-type="float" office:value="0.0145659531248385" calcext:value-type="float">
            <text:p>1,46E-02</text:p>
          </table:table-cell>
          <table:table-cell table:number-columns-repeated="8"/>
        </table:table-row>
        <table:table-row table:style-name="ro1">
          <table:table-cell office:value-type="float" office:value="0.0146147812498385" calcext:value-type="float">
            <text:p>1,46E-02</text:p>
          </table:table-cell>
          <table:table-cell office:value-type="float" office:value="-0.0001806542" calcext:value-type="float">
            <text:p>-1,81E-04</text:p>
          </table:table-cell>
          <table:table-cell table:formula="of:=[.A306]" office:value-type="float" office:value="0.0146147812498385" calcext:value-type="float">
            <text:p>1,46E-02</text:p>
          </table:table-cell>
          <table:table-cell table:number-columns-repeated="8"/>
        </table:table-row>
        <table:table-row table:style-name="ro1">
          <table:table-cell office:value-type="float" office:value="0.0146636093748385" calcext:value-type="float">
            <text:p>1,47E-02</text:p>
          </table:table-cell>
          <table:table-cell office:value-type="float" office:value="-0.0001651754" calcext:value-type="float">
            <text:p>-1,65E-04</text:p>
          </table:table-cell>
          <table:table-cell table:formula="of:=[.A307]" office:value-type="float" office:value="0.0146636093748385" calcext:value-type="float">
            <text:p>1,47E-02</text:p>
          </table:table-cell>
          <table:table-cell table:number-columns-repeated="8"/>
        </table:table-row>
        <table:table-row table:style-name="ro1">
          <table:table-cell office:value-type="float" office:value="0.0147124374998385" calcext:value-type="float">
            <text:p>1,47E-02</text:p>
          </table:table-cell>
          <table:table-cell office:value-type="float" office:value="-0.0001494779" calcext:value-type="float">
            <text:p>-1,49E-04</text:p>
          </table:table-cell>
          <table:table-cell table:formula="of:=[.A308]" office:value-type="float" office:value="0.0147124374998385" calcext:value-type="float">
            <text:p>1,47E-02</text:p>
          </table:table-cell>
          <table:table-cell table:number-columns-repeated="8"/>
        </table:table-row>
        <table:table-row table:style-name="ro1">
          <table:table-cell office:value-type="float" office:value="0.0147612656248385" calcext:value-type="float">
            <text:p>1,48E-02</text:p>
          </table:table-cell>
          <table:table-cell office:value-type="float" office:value="-0.0001335588" calcext:value-type="float">
            <text:p>-1,34E-04</text:p>
          </table:table-cell>
          <table:table-cell table:formula="of:=[.A309]" office:value-type="float" office:value="0.0147612656248385" calcext:value-type="float">
            <text:p>1,48E-02</text:p>
          </table:table-cell>
          <table:table-cell table:number-columns-repeated="8"/>
        </table:table-row>
        <table:table-row table:style-name="ro1">
          <table:table-cell office:value-type="float" office:value="0.0148100937498385" calcext:value-type="float">
            <text:p>1,48E-02</text:p>
          </table:table-cell>
          <table:table-cell office:value-type="float" office:value="-0.000117415" calcext:value-type="float">
            <text:p>-1,17E-04</text:p>
          </table:table-cell>
          <table:table-cell table:formula="of:=[.A310]" office:value-type="float" office:value="0.0148100937498385" calcext:value-type="float">
            <text:p>1,48E-02</text:p>
          </table:table-cell>
          <table:table-cell table:number-columns-repeated="8"/>
        </table:table-row>
        <table:table-row table:style-name="ro1">
          <table:table-cell office:value-type="float" office:value="0.0148589218748385" calcext:value-type="float">
            <text:p>1,49E-02</text:p>
          </table:table-cell>
          <table:table-cell office:value-type="float" office:value="-0.0001010432" calcext:value-type="float">
            <text:p>-1,01E-04</text:p>
          </table:table-cell>
          <table:table-cell table:formula="of:=[.A311]" office:value-type="float" office:value="0.0148589218748385" calcext:value-type="float">
            <text:p>1,49E-02</text:p>
          </table:table-cell>
          <table:table-cell table:number-columns-repeated="8"/>
        </table:table-row>
        <table:table-row table:style-name="ro1">
          <table:table-cell office:value-type="float" office:value="0.0149077499998385" calcext:value-type="float">
            <text:p>1,49E-02</text:p>
          </table:table-cell>
          <table:table-cell office:value-type="float" office:value="-0.00008444029" calcext:value-type="float">
            <text:p>-8,44E-05</text:p>
          </table:table-cell>
          <table:table-cell table:formula="of:=[.A312]" office:value-type="float" office:value="0.0149077499998385" calcext:value-type="float">
            <text:p>1,49E-02</text:p>
          </table:table-cell>
          <table:table-cell table:number-columns-repeated="8"/>
        </table:table-row>
        <table:table-row table:style-name="ro1">
          <table:table-cell office:value-type="float" office:value="0.0149565781248385" calcext:value-type="float">
            <text:p>1,50E-02</text:p>
          </table:table-cell>
          <table:table-cell office:value-type="float" office:value="-0.00006760295" calcext:value-type="float">
            <text:p>-6,76E-05</text:p>
          </table:table-cell>
          <table:table-cell table:formula="of:=[.A313]" office:value-type="float" office:value="0.0149565781248385" calcext:value-type="float">
            <text:p>1,50E-02</text:p>
          </table:table-cell>
          <table:table-cell table:number-columns-repeated="8"/>
        </table:table-row>
        <table:table-row table:style-name="ro1">
          <table:table-cell office:value-type="float" office:value="0.0150054062498385" calcext:value-type="float">
            <text:p>1,50E-02</text:p>
          </table:table-cell>
          <table:table-cell office:value-type="float" office:value="-0.0000505279" calcext:value-type="float">
            <text:p>-5,05E-05</text:p>
          </table:table-cell>
          <table:table-cell table:formula="of:=[.A314]" office:value-type="float" office:value="0.0150054062498385" calcext:value-type="float">
            <text:p>1,50E-02</text:p>
          </table:table-cell>
          <table:table-cell table:number-columns-repeated="8"/>
        </table:table-row>
        <table:table-row table:style-name="ro1">
          <table:table-cell office:value-type="float" office:value="0.0150542343748385" calcext:value-type="float">
            <text:p>1,51E-02</text:p>
          </table:table-cell>
          <table:table-cell office:value-type="float" office:value="-0.00003321179" calcext:value-type="float">
            <text:p>-3,32E-05</text:p>
          </table:table-cell>
          <table:table-cell table:formula="of:=[.A315]" office:value-type="float" office:value="0.0150542343748385" calcext:value-type="float">
            <text:p>1,51E-02</text:p>
          </table:table-cell>
          <table:table-cell table:number-columns-repeated="8"/>
        </table:table-row>
        <table:table-row table:style-name="ro1">
          <table:table-cell office:value-type="float" office:value="0.0151030624998385" calcext:value-type="float">
            <text:p>1,51E-02</text:p>
          </table:table-cell>
          <table:table-cell office:value-type="float" office:value="-0.00001565121" calcext:value-type="float">
            <text:p>-1,57E-05</text:p>
          </table:table-cell>
          <table:table-cell table:formula="of:=[.A316]" office:value-type="float" office:value="0.0151030624998385" calcext:value-type="float">
            <text:p>1,51E-02</text:p>
          </table:table-cell>
          <table:table-cell table:number-columns-repeated="8"/>
        </table:table-row>
        <table:table-row table:style-name="ro1">
          <table:table-cell office:value-type="float" office:value="0.0151518906248385" calcext:value-type="float">
            <text:p>1,52E-02</text:p>
          </table:table-cell>
          <table:table-cell office:value-type="float" office:value="0.000002157271" calcext:value-type="float">
            <text:p>2,16E-06</text:p>
          </table:table-cell>
          <table:table-cell table:formula="of:=[.A317]" office:value-type="float" office:value="0.0151518906248385" calcext:value-type="float">
            <text:p>1,52E-02</text:p>
          </table:table-cell>
          <table:table-cell table:number-columns-repeated="8"/>
        </table:table-row>
        <table:table-row table:style-name="ro1">
          <table:table-cell office:value-type="float" office:value="0.0152007187498385" calcext:value-type="float">
            <text:p>1,52E-02</text:p>
          </table:table-cell>
          <table:table-cell office:value-type="float" office:value="0.00002021716" calcext:value-type="float">
            <text:p>2,02E-05</text:p>
          </table:table-cell>
          <table:table-cell table:formula="of:=[.A318]" office:value-type="float" office:value="0.0152007187498385" calcext:value-type="float">
            <text:p>1,52E-02</text:p>
          </table:table-cell>
          <table:table-cell table:number-columns-repeated="8"/>
        </table:table-row>
        <table:table-row table:style-name="ro1">
          <table:table-cell office:value-type="float" office:value="0.0152495468748385" calcext:value-type="float">
            <text:p>1,52E-02</text:p>
          </table:table-cell>
          <table:table-cell office:value-type="float" office:value="0.00003853198" calcext:value-type="float">
            <text:p>3,85E-05</text:p>
          </table:table-cell>
          <table:table-cell table:formula="of:=[.A319]" office:value-type="float" office:value="0.0152495468748385" calcext:value-type="float">
            <text:p>1,52E-02</text:p>
          </table:table-cell>
          <table:table-cell table:number-columns-repeated="8"/>
        </table:table-row>
        <table:table-row table:style-name="ro1">
          <table:table-cell office:value-type="float" office:value="0.0152983749998385" calcext:value-type="float">
            <text:p>1,53E-02</text:p>
          </table:table-cell>
          <table:table-cell office:value-type="float" office:value="0.00005710535" calcext:value-type="float">
            <text:p>5,71E-05</text:p>
          </table:table-cell>
          <table:table-cell table:formula="of:=[.A320]" office:value-type="float" office:value="0.0152983749998385" calcext:value-type="float">
            <text:p>1,53E-02</text:p>
          </table:table-cell>
          <table:table-cell table:number-columns-repeated="8"/>
        </table:table-row>
        <table:table-row table:style-name="ro1">
          <table:table-cell office:value-type="float" office:value="0.0153472031248385" calcext:value-type="float">
            <text:p>1,53E-02</text:p>
          </table:table-cell>
          <table:table-cell office:value-type="float" office:value="0.00007594089" calcext:value-type="float">
            <text:p>7,59E-05</text:p>
          </table:table-cell>
          <table:table-cell table:formula="of:=[.A321]" office:value-type="float" office:value="0.0153472031248385" calcext:value-type="float">
            <text:p>1,53E-02</text:p>
          </table:table-cell>
          <table:table-cell table:number-columns-repeated="8"/>
        </table:table-row>
        <table:table-row table:style-name="ro1">
          <table:table-cell office:value-type="float" office:value="0.0153960312498385" calcext:value-type="float">
            <text:p>1,54E-02</text:p>
          </table:table-cell>
          <table:table-cell office:value-type="float" office:value="0.00009504231" calcext:value-type="float">
            <text:p>9,50E-05</text:p>
          </table:table-cell>
          <table:table-cell table:formula="of:=[.A322]" office:value-type="float" office:value="0.0153960312498385" calcext:value-type="float">
            <text:p>1,54E-02</text:p>
          </table:table-cell>
          <table:table-cell table:number-columns-repeated="8"/>
        </table:table-row>
        <table:table-row table:style-name="ro1">
          <table:table-cell office:value-type="float" office:value="0.0154448593748385" calcext:value-type="float">
            <text:p>1,54E-02</text:p>
          </table:table-cell>
          <table:table-cell office:value-type="float" office:value="0.0001144133" calcext:value-type="float">
            <text:p>1,14E-04</text:p>
          </table:table-cell>
          <table:table-cell table:formula="of:=[.A323]" office:value-type="float" office:value="0.0154448593748385" calcext:value-type="float">
            <text:p>1,54E-02</text:p>
          </table:table-cell>
          <table:table-cell table:number-columns-repeated="8"/>
        </table:table-row>
        <table:table-row table:style-name="ro1">
          <table:table-cell office:value-type="float" office:value="0.0154936874998385" calcext:value-type="float">
            <text:p>1,55E-02</text:p>
          </table:table-cell>
          <table:table-cell office:value-type="float" office:value="0.0001340578" calcext:value-type="float">
            <text:p>1,34E-04</text:p>
          </table:table-cell>
          <table:table-cell table:formula="of:=[.A324]" office:value-type="float" office:value="0.0154936874998385" calcext:value-type="float">
            <text:p>1,55E-02</text:p>
          </table:table-cell>
          <table:table-cell table:number-columns-repeated="8"/>
        </table:table-row>
        <table:table-row table:style-name="ro1">
          <table:table-cell office:value-type="float" office:value="0.0155425156248385" calcext:value-type="float">
            <text:p>1,55E-02</text:p>
          </table:table-cell>
          <table:table-cell office:value-type="float" office:value="0.0001539795" calcext:value-type="float">
            <text:p>1,54E-04</text:p>
          </table:table-cell>
          <table:table-cell table:formula="of:=[.A325]" office:value-type="float" office:value="0.0155425156248385" calcext:value-type="float">
            <text:p>1,55E-02</text:p>
          </table:table-cell>
          <table:table-cell table:number-columns-repeated="8"/>
        </table:table-row>
        <table:table-row table:style-name="ro1">
          <table:table-cell office:value-type="float" office:value="0.0155913437498385" calcext:value-type="float">
            <text:p>1,56E-02</text:p>
          </table:table-cell>
          <table:table-cell office:value-type="float" office:value="0.0001741824" calcext:value-type="float">
            <text:p>1,74E-04</text:p>
          </table:table-cell>
          <table:table-cell table:formula="of:=[.A326]" office:value-type="float" office:value="0.0155913437498385" calcext:value-type="float">
            <text:p>1,56E-02</text:p>
          </table:table-cell>
          <table:table-cell table:number-columns-repeated="8"/>
        </table:table-row>
        <table:table-row table:style-name="ro1">
          <table:table-cell office:value-type="float" office:value="0.0156401718748385" calcext:value-type="float">
            <text:p>1,56E-02</text:p>
          </table:table-cell>
          <table:table-cell office:value-type="float" office:value="0.0001946705" calcext:value-type="float">
            <text:p>1,95E-04</text:p>
          </table:table-cell>
          <table:table-cell table:formula="of:=[.A327]" office:value-type="float" office:value="0.0156401718748385" calcext:value-type="float">
            <text:p>1,56E-02</text:p>
          </table:table-cell>
          <table:table-cell table:number-columns-repeated="8"/>
        </table:table-row>
        <table:table-row table:style-name="ro1">
          <table:table-cell office:value-type="float" office:value="0.0156889999998385" calcext:value-type="float">
            <text:p>1,57E-02</text:p>
          </table:table-cell>
          <table:table-cell office:value-type="float" office:value="0.0002154477" calcext:value-type="float">
            <text:p>2,15E-04</text:p>
          </table:table-cell>
          <table:table-cell table:formula="of:=[.A328]" office:value-type="float" office:value="0.0156889999998385" calcext:value-type="float">
            <text:p>1,57E-02</text:p>
          </table:table-cell>
          <table:table-cell table:number-columns-repeated="8"/>
        </table:table-row>
        <table:table-row table:style-name="ro1">
          <table:table-cell office:value-type="float" office:value="0.0157378281248385" calcext:value-type="float">
            <text:p>1,57E-02</text:p>
          </table:table-cell>
          <table:table-cell office:value-type="float" office:value="0.0002365181" calcext:value-type="float">
            <text:p>2,37E-04</text:p>
          </table:table-cell>
          <table:table-cell table:formula="of:=[.A329]" office:value-type="float" office:value="0.0157378281248385" calcext:value-type="float">
            <text:p>1,57E-02</text:p>
          </table:table-cell>
          <table:table-cell table:number-columns-repeated="8"/>
        </table:table-row>
        <table:table-row table:style-name="ro1">
          <table:table-cell office:value-type="float" office:value="0.0157866562498385" calcext:value-type="float">
            <text:p>1,58E-02</text:p>
          </table:table-cell>
          <table:table-cell office:value-type="float" office:value="0.0002578859" calcext:value-type="float">
            <text:p>2,58E-04</text:p>
          </table:table-cell>
          <table:table-cell table:formula="of:=[.A330]" office:value-type="float" office:value="0.0157866562498385" calcext:value-type="float">
            <text:p>1,58E-02</text:p>
          </table:table-cell>
          <table:table-cell table:number-columns-repeated="8"/>
        </table:table-row>
        <table:table-row table:style-name="ro1">
          <table:table-cell office:value-type="float" office:value="0.0158354843748385" calcext:value-type="float">
            <text:p>1,58E-02</text:p>
          </table:table-cell>
          <table:table-cell office:value-type="float" office:value="0.0002795552" calcext:value-type="float">
            <text:p>2,80E-04</text:p>
          </table:table-cell>
          <table:table-cell table:formula="of:=[.A331]" office:value-type="float" office:value="0.0158354843748385" calcext:value-type="float">
            <text:p>1,58E-02</text:p>
          </table:table-cell>
          <table:table-cell table:number-columns-repeated="8"/>
        </table:table-row>
        <table:table-row table:style-name="ro1">
          <table:table-cell office:value-type="float" office:value="0.0158843124998385" calcext:value-type="float">
            <text:p>1,59E-02</text:p>
          </table:table-cell>
          <table:table-cell office:value-type="float" office:value="0.0003015304" calcext:value-type="float">
            <text:p>3,02E-04</text:p>
          </table:table-cell>
          <table:table-cell table:formula="of:=[.A332]" office:value-type="float" office:value="0.0158843124998385" calcext:value-type="float">
            <text:p>1,59E-02</text:p>
          </table:table-cell>
          <table:table-cell table:number-columns-repeated="8"/>
        </table:table-row>
        <table:table-row table:style-name="ro1">
          <table:table-cell office:value-type="float" office:value="0.0159331406248385" calcext:value-type="float">
            <text:p>1,59E-02</text:p>
          </table:table-cell>
          <table:table-cell office:value-type="float" office:value="0.0003238156" calcext:value-type="float">
            <text:p>3,24E-04</text:p>
          </table:table-cell>
          <table:table-cell table:formula="of:=[.A333]" office:value-type="float" office:value="0.0159331406248385" calcext:value-type="float">
            <text:p>1,59E-02</text:p>
          </table:table-cell>
          <table:table-cell table:number-columns-repeated="8"/>
        </table:table-row>
        <table:table-row table:style-name="ro1">
          <table:table-cell office:value-type="float" office:value="0.0159819687498385" calcext:value-type="float">
            <text:p>1,60E-02</text:p>
          </table:table-cell>
          <table:table-cell office:value-type="float" office:value="0.0003464153" calcext:value-type="float">
            <text:p>3,46E-04</text:p>
          </table:table-cell>
          <table:table-cell table:formula="of:=[.A334]" office:value-type="float" office:value="0.0159819687498385" calcext:value-type="float">
            <text:p>1,60E-02</text:p>
          </table:table-cell>
          <table:table-cell table:number-columns-repeated="8"/>
        </table:table-row>
        <table:table-row table:style-name="ro1">
          <table:table-cell office:value-type="float" office:value="0.0160307968748385" calcext:value-type="float">
            <text:p>1,60E-02</text:p>
          </table:table-cell>
          <table:table-cell office:value-type="float" office:value="0.0003693339" calcext:value-type="float">
            <text:p>3,69E-04</text:p>
          </table:table-cell>
          <table:table-cell table:formula="of:=[.A335]" office:value-type="float" office:value="0.0160307968748385" calcext:value-type="float">
            <text:p>1,60E-02</text:p>
          </table:table-cell>
          <table:table-cell table:number-columns-repeated="8"/>
        </table:table-row>
        <table:table-row table:style-name="ro1">
          <table:table-cell office:value-type="float" office:value="0.0160796249998385" calcext:value-type="float">
            <text:p>1,61E-02</text:p>
          </table:table-cell>
          <table:table-cell office:value-type="float" office:value="0.0003925759" calcext:value-type="float">
            <text:p>3,93E-04</text:p>
          </table:table-cell>
          <table:table-cell table:formula="of:=[.A336]" office:value-type="float" office:value="0.0160796249998385" calcext:value-type="float">
            <text:p>1,61E-02</text:p>
          </table:table-cell>
          <table:table-cell table:number-columns-repeated="8"/>
        </table:table-row>
        <table:table-row table:style-name="ro1">
          <table:table-cell office:value-type="float" office:value="0.0161284531248385" calcext:value-type="float">
            <text:p>1,61E-02</text:p>
          </table:table-cell>
          <table:table-cell office:value-type="float" office:value="0.0004161458" calcext:value-type="float">
            <text:p>4,16E-04</text:p>
          </table:table-cell>
          <table:table-cell table:formula="of:=[.A337]" office:value-type="float" office:value="0.0161284531248385" calcext:value-type="float">
            <text:p>1,61E-02</text:p>
          </table:table-cell>
          <table:table-cell table:number-columns-repeated="8"/>
        </table:table-row>
        <table:table-row table:style-name="ro1">
          <table:table-cell office:value-type="float" office:value="0.0161772812498385" calcext:value-type="float">
            <text:p>1,62E-02</text:p>
          </table:table-cell>
          <table:table-cell office:value-type="float" office:value="0.0004400483" calcext:value-type="float">
            <text:p>4,40E-04</text:p>
          </table:table-cell>
          <table:table-cell table:formula="of:=[.A338]" office:value-type="float" office:value="0.0161772812498385" calcext:value-type="float">
            <text:p>1,62E-02</text:p>
          </table:table-cell>
          <table:table-cell table:number-columns-repeated="8"/>
        </table:table-row>
        <table:table-row table:style-name="ro1">
          <table:table-cell office:value-type="float" office:value="0.0162261093748385" calcext:value-type="float">
            <text:p>1,62E-02</text:p>
          </table:table-cell>
          <table:table-cell office:value-type="float" office:value="0.000464288" calcext:value-type="float">
            <text:p>4,64E-04</text:p>
          </table:table-cell>
          <table:table-cell table:formula="of:=[.A339]" office:value-type="float" office:value="0.0162261093748385" calcext:value-type="float">
            <text:p>1,62E-02</text:p>
          </table:table-cell>
          <table:table-cell table:number-columns-repeated="8"/>
        </table:table-row>
        <table:table-row table:style-name="ro1">
          <table:table-cell office:value-type="float" office:value="0.0162749374998385" calcext:value-type="float">
            <text:p>1,63E-02</text:p>
          </table:table-cell>
          <table:table-cell office:value-type="float" office:value="0.0004888697" calcext:value-type="float">
            <text:p>4,89E-04</text:p>
          </table:table-cell>
          <table:table-cell table:formula="of:=[.A340]" office:value-type="float" office:value="0.0162749374998385" calcext:value-type="float">
            <text:p>1,63E-02</text:p>
          </table:table-cell>
          <table:table-cell table:number-columns-repeated="8"/>
        </table:table-row>
        <table:table-row table:style-name="ro1">
          <table:table-cell office:value-type="float" office:value="0.0163237656248385" calcext:value-type="float">
            <text:p>1,63E-02</text:p>
          </table:table-cell>
          <table:table-cell office:value-type="float" office:value="0.0005137982" calcext:value-type="float">
            <text:p>5,14E-04</text:p>
          </table:table-cell>
          <table:table-cell table:formula="of:=[.A341]" office:value-type="float" office:value="0.0163237656248385" calcext:value-type="float">
            <text:p>1,63E-02</text:p>
          </table:table-cell>
          <table:table-cell table:number-columns-repeated="8"/>
        </table:table-row>
        <table:table-row table:style-name="ro1">
          <table:table-cell office:value-type="float" office:value="0.0163725937498385" calcext:value-type="float">
            <text:p>1,64E-02</text:p>
          </table:table-cell>
          <table:table-cell office:value-type="float" office:value="0.0005390784" calcext:value-type="float">
            <text:p>5,39E-04</text:p>
          </table:table-cell>
          <table:table-cell table:formula="of:=[.A342]" office:value-type="float" office:value="0.0163725937498385" calcext:value-type="float">
            <text:p>1,64E-02</text:p>
          </table:table-cell>
          <table:table-cell table:number-columns-repeated="8"/>
        </table:table-row>
        <table:table-row table:style-name="ro1">
          <table:table-cell office:value-type="float" office:value="0.0164214218748385" calcext:value-type="float">
            <text:p>1,64E-02</text:p>
          </table:table-cell>
          <table:table-cell office:value-type="float" office:value="0.0005647152" calcext:value-type="float">
            <text:p>5,65E-04</text:p>
          </table:table-cell>
          <table:table-cell table:formula="of:=[.A343]" office:value-type="float" office:value="0.0164214218748385" calcext:value-type="float">
            <text:p>1,64E-02</text:p>
          </table:table-cell>
          <table:table-cell table:number-columns-repeated="8"/>
        </table:table-row>
        <table:table-row table:style-name="ro1">
          <table:table-cell office:value-type="float" office:value="0.0164702499998385" calcext:value-type="float">
            <text:p>1,65E-02</text:p>
          </table:table-cell>
          <table:table-cell office:value-type="float" office:value="0.0005907137" calcext:value-type="float">
            <text:p>5,91E-04</text:p>
          </table:table-cell>
          <table:table-cell table:formula="of:=[.A344]" office:value-type="float" office:value="0.0164702499998385" calcext:value-type="float">
            <text:p>1,65E-02</text:p>
          </table:table-cell>
          <table:table-cell table:number-columns-repeated="8"/>
        </table:table-row>
        <table:table-row table:style-name="ro1">
          <table:table-cell office:value-type="float" office:value="0.0165190781248385" calcext:value-type="float">
            <text:p>1,65E-02</text:p>
          </table:table-cell>
          <table:table-cell office:value-type="float" office:value="0.0006170789" calcext:value-type="float">
            <text:p>6,17E-04</text:p>
          </table:table-cell>
          <table:table-cell table:formula="of:=[.A345]" office:value-type="float" office:value="0.0165190781248385" calcext:value-type="float">
            <text:p>1,65E-02</text:p>
          </table:table-cell>
          <table:table-cell table:number-columns-repeated="8"/>
        </table:table-row>
        <table:table-row table:style-name="ro1">
          <table:table-cell office:value-type="float" office:value="0.0165679062498385" calcext:value-type="float">
            <text:p>1,66E-02</text:p>
          </table:table-cell>
          <table:table-cell office:value-type="float" office:value="0.000643816" calcext:value-type="float">
            <text:p>6,44E-04</text:p>
          </table:table-cell>
          <table:table-cell table:formula="of:=[.A346]" office:value-type="float" office:value="0.0165679062498385" calcext:value-type="float">
            <text:p>1,66E-02</text:p>
          </table:table-cell>
          <table:table-cell table:number-columns-repeated="8"/>
        </table:table-row>
        <table:table-row table:style-name="ro1">
          <table:table-cell office:value-type="float" office:value="0.0166167343748385" calcext:value-type="float">
            <text:p>1,66E-02</text:p>
          </table:table-cell>
          <table:table-cell office:value-type="float" office:value="0.0006709303" calcext:value-type="float">
            <text:p>6,71E-04</text:p>
          </table:table-cell>
          <table:table-cell table:formula="of:=[.A347]" office:value-type="float" office:value="0.0166167343748385" calcext:value-type="float">
            <text:p>1,66E-02</text:p>
          </table:table-cell>
          <table:table-cell table:number-columns-repeated="8"/>
        </table:table-row>
        <table:table-row table:style-name="ro1">
          <table:table-cell office:value-type="float" office:value="0.0166655624998385" calcext:value-type="float">
            <text:p>1,67E-02</text:p>
          </table:table-cell>
          <table:table-cell office:value-type="float" office:value="0.000698427" calcext:value-type="float">
            <text:p>6,98E-04</text:p>
          </table:table-cell>
          <table:table-cell table:formula="of:=[.A348]" office:value-type="float" office:value="0.0166655624998385" calcext:value-type="float">
            <text:p>1,67E-02</text:p>
          </table:table-cell>
          <table:table-cell table:number-columns-repeated="8"/>
        </table:table-row>
        <table:table-row table:style-name="ro1">
          <table:table-cell office:value-type="float" office:value="0.0167143906248385" calcext:value-type="float">
            <text:p>1,67E-02</text:p>
          </table:table-cell>
          <table:table-cell office:value-type="float" office:value="0.0007263115" calcext:value-type="float">
            <text:p>7,26E-04</text:p>
          </table:table-cell>
          <table:table-cell table:formula="of:=[.A349]" office:value-type="float" office:value="0.0167143906248385" calcext:value-type="float">
            <text:p>1,67E-02</text:p>
          </table:table-cell>
          <table:table-cell table:number-columns-repeated="8"/>
        </table:table-row>
        <table:table-row table:style-name="ro1">
          <table:table-cell office:value-type="float" office:value="0.0167632187498385" calcext:value-type="float">
            <text:p>1,68E-02</text:p>
          </table:table-cell>
          <table:table-cell office:value-type="float" office:value="0.0007545893" calcext:value-type="float">
            <text:p>7,55E-04</text:p>
          </table:table-cell>
          <table:table-cell table:formula="of:=[.A350]" office:value-type="float" office:value="0.0167632187498385" calcext:value-type="float">
            <text:p>1,68E-02</text:p>
          </table:table-cell>
          <table:table-cell table:number-columns-repeated="8"/>
        </table:table-row>
        <table:table-row table:style-name="ro1">
          <table:table-cell office:value-type="float" office:value="0.0168120468748385" calcext:value-type="float">
            <text:p>1,68E-02</text:p>
          </table:table-cell>
          <table:table-cell office:value-type="float" office:value="0.0007832659" calcext:value-type="float">
            <text:p>7,83E-04</text:p>
          </table:table-cell>
          <table:table-cell table:formula="of:=[.A351]" office:value-type="float" office:value="0.0168120468748385" calcext:value-type="float">
            <text:p>1,68E-02</text:p>
          </table:table-cell>
          <table:table-cell table:number-columns-repeated="8"/>
        </table:table-row>
        <table:table-row table:style-name="ro1">
          <table:table-cell office:value-type="float" office:value="0.0168608749998385" calcext:value-type="float">
            <text:p>1,69E-02</text:p>
          </table:table-cell>
          <table:table-cell office:value-type="float" office:value="0.0008123469" calcext:value-type="float">
            <text:p>8,12E-04</text:p>
          </table:table-cell>
          <table:table-cell table:formula="of:=[.A352]" office:value-type="float" office:value="0.0168608749998385" calcext:value-type="float">
            <text:p>1,69E-02</text:p>
          </table:table-cell>
          <table:table-cell table:number-columns-repeated="8"/>
        </table:table-row>
        <table:table-row table:style-name="ro1">
          <table:table-cell office:value-type="float" office:value="0.0169097031248385" calcext:value-type="float">
            <text:p>1,69E-02</text:p>
          </table:table-cell>
          <table:table-cell office:value-type="float" office:value="0.000841838" calcext:value-type="float">
            <text:p>8,42E-04</text:p>
          </table:table-cell>
          <table:table-cell table:formula="of:=[.A353]" office:value-type="float" office:value="0.0169097031248385" calcext:value-type="float">
            <text:p>1,69E-02</text:p>
          </table:table-cell>
          <table:table-cell table:number-columns-repeated="8"/>
        </table:table-row>
        <table:table-row table:style-name="ro1">
          <table:table-cell office:value-type="float" office:value="0.0169585312498385" calcext:value-type="float">
            <text:p>1,70E-02</text:p>
          </table:table-cell>
          <table:table-cell office:value-type="float" office:value="0.0008717451" calcext:value-type="float">
            <text:p>8,72E-04</text:p>
          </table:table-cell>
          <table:table-cell table:formula="of:=[.A354]" office:value-type="float" office:value="0.0169585312498385" calcext:value-type="float">
            <text:p>1,70E-02</text:p>
          </table:table-cell>
          <table:table-cell table:number-columns-repeated="8"/>
        </table:table-row>
        <table:table-row table:style-name="ro1">
          <table:table-cell office:value-type="float" office:value="0.0170073593748385" calcext:value-type="float">
            <text:p>1,70E-02</text:p>
          </table:table-cell>
          <table:table-cell office:value-type="float" office:value="0.0009020738" calcext:value-type="float">
            <text:p>9,02E-04</text:p>
          </table:table-cell>
          <table:table-cell table:formula="of:=[.A355]" office:value-type="float" office:value="0.0170073593748385" calcext:value-type="float">
            <text:p>1,70E-02</text:p>
          </table:table-cell>
          <table:table-cell table:number-columns-repeated="8"/>
        </table:table-row>
        <table:table-row table:style-name="ro1">
          <table:table-cell office:value-type="float" office:value="0.0170561874998385" calcext:value-type="float">
            <text:p>1,71E-02</text:p>
          </table:table-cell>
          <table:table-cell office:value-type="float" office:value="0.0009328302" calcext:value-type="float">
            <text:p>9,33E-04</text:p>
          </table:table-cell>
          <table:table-cell table:formula="of:=[.A356]" office:value-type="float" office:value="0.0170561874998385" calcext:value-type="float">
            <text:p>1,71E-02</text:p>
          </table:table-cell>
          <table:table-cell table:number-columns-repeated="8"/>
        </table:table-row>
        <table:table-row table:style-name="ro1">
          <table:table-cell office:value-type="float" office:value="0.0171050156248385" calcext:value-type="float">
            <text:p>1,71E-02</text:p>
          </table:table-cell>
          <table:table-cell office:value-type="float" office:value="0.0009640203" calcext:value-type="float">
            <text:p>9,64E-04</text:p>
          </table:table-cell>
          <table:table-cell table:formula="of:=[.A357]" office:value-type="float" office:value="0.0171050156248385" calcext:value-type="float">
            <text:p>1,71E-02</text:p>
          </table:table-cell>
          <table:table-cell table:number-columns-repeated="8"/>
        </table:table-row>
        <table:table-row table:style-name="ro1">
          <table:table-cell office:value-type="float" office:value="0.0171538437498385" calcext:value-type="float">
            <text:p>1,72E-02</text:p>
          </table:table-cell>
          <table:table-cell office:value-type="float" office:value="0.0009956502" calcext:value-type="float">
            <text:p>9,96E-04</text:p>
          </table:table-cell>
          <table:table-cell table:formula="of:=[.A358]" office:value-type="float" office:value="0.0171538437498385" calcext:value-type="float">
            <text:p>1,72E-02</text:p>
          </table:table-cell>
          <table:table-cell table:number-columns-repeated="8"/>
        </table:table-row>
        <table:table-row table:style-name="ro1">
          <table:table-cell office:value-type="float" office:value="0.0172026718748385" calcext:value-type="float">
            <text:p>1,72E-02</text:p>
          </table:table-cell>
          <table:table-cell office:value-type="float" office:value="0.001027726" calcext:value-type="float">
            <text:p>1,03E-03</text:p>
          </table:table-cell>
          <table:table-cell table:formula="of:=[.A359]" office:value-type="float" office:value="0.0172026718748385" calcext:value-type="float">
            <text:p>1,72E-02</text:p>
          </table:table-cell>
          <table:table-cell table:number-columns-repeated="8"/>
        </table:table-row>
        <table:table-row table:style-name="ro1">
          <table:table-cell office:value-type="float" office:value="0.0172514999998385" calcext:value-type="float">
            <text:p>1,73E-02</text:p>
          </table:table-cell>
          <table:table-cell office:value-type="float" office:value="0.001060254" calcext:value-type="float">
            <text:p>1,06E-03</text:p>
          </table:table-cell>
          <table:table-cell table:formula="of:=[.A360]" office:value-type="float" office:value="0.0172514999998385" calcext:value-type="float">
            <text:p>1,73E-02</text:p>
          </table:table-cell>
          <table:table-cell table:number-columns-repeated="8"/>
        </table:table-row>
        <table:table-row table:style-name="ro1">
          <table:table-cell office:value-type="float" office:value="0.0173003281248385" calcext:value-type="float">
            <text:p>1,73E-02</text:p>
          </table:table-cell>
          <table:table-cell office:value-type="float" office:value="0.00109324" calcext:value-type="float">
            <text:p>1,09E-03</text:p>
          </table:table-cell>
          <table:table-cell table:formula="of:=[.A361]" office:value-type="float" office:value="0.0173003281248385" calcext:value-type="float">
            <text:p>1,73E-02</text:p>
          </table:table-cell>
          <table:table-cell table:number-columns-repeated="8"/>
        </table:table-row>
        <table:table-row table:style-name="ro1">
          <table:table-cell office:value-type="float" office:value="0.0173491562498385" calcext:value-type="float">
            <text:p>1,73E-02</text:p>
          </table:table-cell>
          <table:table-cell office:value-type="float" office:value="0.001126692" calcext:value-type="float">
            <text:p>1,13E-03</text:p>
          </table:table-cell>
          <table:table-cell table:formula="of:=[.A362]" office:value-type="float" office:value="0.0173491562498385" calcext:value-type="float">
            <text:p>1,73E-02</text:p>
          </table:table-cell>
          <table:table-cell table:number-columns-repeated="8"/>
        </table:table-row>
        <table:table-row table:style-name="ro1">
          <table:table-cell office:value-type="float" office:value="0.0173979843748385" calcext:value-type="float">
            <text:p>1,74E-02</text:p>
          </table:table-cell>
          <table:table-cell office:value-type="float" office:value="0.001160615" calcext:value-type="float">
            <text:p>1,16E-03</text:p>
          </table:table-cell>
          <table:table-cell table:formula="of:=[.A363]" office:value-type="float" office:value="0.0173979843748385" calcext:value-type="float">
            <text:p>1,74E-02</text:p>
          </table:table-cell>
          <table:table-cell table:number-columns-repeated="8"/>
        </table:table-row>
        <table:table-row table:style-name="ro1">
          <table:table-cell office:value-type="float" office:value="0.0174468124998385" calcext:value-type="float">
            <text:p>1,74E-02</text:p>
          </table:table-cell>
          <table:table-cell office:value-type="float" office:value="0.001195017" calcext:value-type="float">
            <text:p>1,20E-03</text:p>
          </table:table-cell>
          <table:table-cell table:formula="of:=[.A364]" office:value-type="float" office:value="0.0174468124998385" calcext:value-type="float">
            <text:p>1,74E-02</text:p>
          </table:table-cell>
          <table:table-cell table:number-columns-repeated="8"/>
        </table:table-row>
        <table:table-row table:style-name="ro1">
          <table:table-cell office:value-type="float" office:value="0.0174956406248385" calcext:value-type="float">
            <text:p>1,75E-02</text:p>
          </table:table-cell>
          <table:table-cell office:value-type="float" office:value="0.001229903" calcext:value-type="float">
            <text:p>1,23E-03</text:p>
          </table:table-cell>
          <table:table-cell table:formula="of:=[.A365]" office:value-type="float" office:value="0.0174956406248385" calcext:value-type="float">
            <text:p>1,75E-02</text:p>
          </table:table-cell>
          <table:table-cell table:number-columns-repeated="8"/>
        </table:table-row>
        <table:table-row table:style-name="ro1">
          <table:table-cell office:value-type="float" office:value="0.0175444687498385" calcext:value-type="float">
            <text:p>1,75E-02</text:p>
          </table:table-cell>
          <table:table-cell office:value-type="float" office:value="0.001265281" calcext:value-type="float">
            <text:p>1,27E-03</text:p>
          </table:table-cell>
          <table:table-cell table:formula="of:=[.A366]" office:value-type="float" office:value="0.0175444687498385" calcext:value-type="float">
            <text:p>1,75E-02</text:p>
          </table:table-cell>
          <table:table-cell table:number-columns-repeated="8"/>
        </table:table-row>
        <table:table-row table:style-name="ro1">
          <table:table-cell office:value-type="float" office:value="0.0175932968748385" calcext:value-type="float">
            <text:p>1,76E-02</text:p>
          </table:table-cell>
          <table:table-cell office:value-type="float" office:value="0.001301158" calcext:value-type="float">
            <text:p>1,30E-03</text:p>
          </table:table-cell>
          <table:table-cell table:formula="of:=[.A367]" office:value-type="float" office:value="0.0175932968748385" calcext:value-type="float">
            <text:p>1,76E-02</text:p>
          </table:table-cell>
          <table:table-cell table:number-columns-repeated="8"/>
        </table:table-row>
        <table:table-row table:style-name="ro1">
          <table:table-cell office:value-type="float" office:value="0.0176421249998385" calcext:value-type="float">
            <text:p>1,76E-02</text:p>
          </table:table-cell>
          <table:table-cell office:value-type="float" office:value="0.00133754" calcext:value-type="float">
            <text:p>1,34E-03</text:p>
          </table:table-cell>
          <table:table-cell table:formula="of:=[.A368]" office:value-type="float" office:value="0.0176421249998385" calcext:value-type="float">
            <text:p>1,76E-02</text:p>
          </table:table-cell>
          <table:table-cell table:number-columns-repeated="8"/>
        </table:table-row>
        <table:table-row table:style-name="ro1">
          <table:table-cell office:value-type="float" office:value="0.0176909531248385" calcext:value-type="float">
            <text:p>1,77E-02</text:p>
          </table:table-cell>
          <table:table-cell office:value-type="float" office:value="0.001374435" calcext:value-type="float">
            <text:p>1,37E-03</text:p>
          </table:table-cell>
          <table:table-cell table:formula="of:=[.A369]" office:value-type="float" office:value="0.0176909531248385" calcext:value-type="float">
            <text:p>1,77E-02</text:p>
          </table:table-cell>
          <table:table-cell table:number-columns-repeated="8"/>
        </table:table-row>
        <table:table-row table:style-name="ro1">
          <table:table-cell office:value-type="float" office:value="0.0177397812498385" calcext:value-type="float">
            <text:p>1,77E-02</text:p>
          </table:table-cell>
          <table:table-cell office:value-type="float" office:value="0.00141185" calcext:value-type="float">
            <text:p>1,41E-03</text:p>
          </table:table-cell>
          <table:table-cell table:formula="of:=[.A370]" office:value-type="float" office:value="0.0177397812498385" calcext:value-type="float">
            <text:p>1,77E-02</text:p>
          </table:table-cell>
          <table:table-cell table:number-columns-repeated="8"/>
        </table:table-row>
        <table:table-row table:style-name="ro1">
          <table:table-cell office:value-type="float" office:value="0.0177886093748385" calcext:value-type="float">
            <text:p>1,78E-02</text:p>
          </table:table-cell>
          <table:table-cell office:value-type="float" office:value="0.001449792" calcext:value-type="float">
            <text:p>1,45E-03</text:p>
          </table:table-cell>
          <table:table-cell table:formula="of:=[.A371]" office:value-type="float" office:value="0.0177886093748385" calcext:value-type="float">
            <text:p>1,78E-02</text:p>
          </table:table-cell>
          <table:table-cell table:number-columns-repeated="8"/>
        </table:table-row>
        <table:table-row table:style-name="ro1">
          <table:table-cell office:value-type="float" office:value="0.0178374374998385" calcext:value-type="float">
            <text:p>1,78E-02</text:p>
          </table:table-cell>
          <table:table-cell office:value-type="float" office:value="0.001488269" calcext:value-type="float">
            <text:p>1,49E-03</text:p>
          </table:table-cell>
          <table:table-cell table:formula="of:=[.A372]" office:value-type="float" office:value="0.0178374374998385" calcext:value-type="float">
            <text:p>1,78E-02</text:p>
          </table:table-cell>
          <table:table-cell table:number-columns-repeated="8"/>
        </table:table-row>
        <table:table-row table:style-name="ro1">
          <table:table-cell office:value-type="float" office:value="0.0178862656248385" calcext:value-type="float">
            <text:p>1,79E-02</text:p>
          </table:table-cell>
          <table:table-cell office:value-type="float" office:value="0.001527288" calcext:value-type="float">
            <text:p>1,53E-03</text:p>
          </table:table-cell>
          <table:table-cell table:formula="of:=[.A373]" office:value-type="float" office:value="0.0178862656248385" calcext:value-type="float">
            <text:p>1,79E-02</text:p>
          </table:table-cell>
          <table:table-cell table:number-columns-repeated="8"/>
        </table:table-row>
        <table:table-row table:style-name="ro1">
          <table:table-cell office:value-type="float" office:value="0.0179350937498385" calcext:value-type="float">
            <text:p>1,79E-02</text:p>
          </table:table-cell>
          <table:table-cell office:value-type="float" office:value="0.001566857" calcext:value-type="float">
            <text:p>1,57E-03</text:p>
          </table:table-cell>
          <table:table-cell table:formula="of:=[.A374]" office:value-type="float" office:value="0.0179350937498385" calcext:value-type="float">
            <text:p>1,79E-02</text:p>
          </table:table-cell>
          <table:table-cell table:number-columns-repeated="8"/>
        </table:table-row>
        <table:table-row table:style-name="ro1">
          <table:table-cell office:value-type="float" office:value="0.0179839218748385" calcext:value-type="float">
            <text:p>1,80E-02</text:p>
          </table:table-cell>
          <table:table-cell office:value-type="float" office:value="0.001606983" calcext:value-type="float">
            <text:p>1,61E-03</text:p>
          </table:table-cell>
          <table:table-cell table:formula="of:=[.A375]" office:value-type="float" office:value="0.0179839218748385" calcext:value-type="float">
            <text:p>1,80E-02</text:p>
          </table:table-cell>
          <table:table-cell table:number-columns-repeated="8"/>
        </table:table-row>
        <table:table-row table:style-name="ro1">
          <table:table-cell office:value-type="float" office:value="0.0180327499998385" calcext:value-type="float">
            <text:p>1,80E-02</text:p>
          </table:table-cell>
          <table:table-cell office:value-type="float" office:value="0.001647675" calcext:value-type="float">
            <text:p>1,65E-03</text:p>
          </table:table-cell>
          <table:table-cell table:formula="of:=[.A376]" office:value-type="float" office:value="0.0180327499998385" calcext:value-type="float">
            <text:p>1,80E-02</text:p>
          </table:table-cell>
          <table:table-cell table:number-columns-repeated="8"/>
        </table:table-row>
        <table:table-row table:style-name="ro1">
          <table:table-cell office:value-type="float" office:value="0.0180815781248385" calcext:value-type="float">
            <text:p>1,81E-02</text:p>
          </table:table-cell>
          <table:table-cell office:value-type="float" office:value="0.001688939" calcext:value-type="float">
            <text:p>1,69E-03</text:p>
          </table:table-cell>
          <table:table-cell table:formula="of:=[.A377]" office:value-type="float" office:value="0.0180815781248385" calcext:value-type="float">
            <text:p>1,81E-02</text:p>
          </table:table-cell>
          <table:table-cell table:number-columns-repeated="8"/>
        </table:table-row>
        <table:table-row table:style-name="ro1">
          <table:table-cell office:value-type="float" office:value="0.0181304062498385" calcext:value-type="float">
            <text:p>1,81E-02</text:p>
          </table:table-cell>
          <table:table-cell office:value-type="float" office:value="0.001730786" calcext:value-type="float">
            <text:p>1,73E-03</text:p>
          </table:table-cell>
          <table:table-cell table:formula="of:=[.A378]" office:value-type="float" office:value="0.0181304062498385" calcext:value-type="float">
            <text:p>1,81E-02</text:p>
          </table:table-cell>
          <table:table-cell table:number-columns-repeated="8"/>
        </table:table-row>
        <table:table-row table:style-name="ro1">
          <table:table-cell office:value-type="float" office:value="0.0181792343748385" calcext:value-type="float">
            <text:p>1,82E-02</text:p>
          </table:table-cell>
          <table:table-cell office:value-type="float" office:value="0.001773221" calcext:value-type="float">
            <text:p>1,77E-03</text:p>
          </table:table-cell>
          <table:table-cell table:formula="of:=[.A379]" office:value-type="float" office:value="0.0181792343748385" calcext:value-type="float">
            <text:p>1,82E-02</text:p>
          </table:table-cell>
          <table:table-cell table:number-columns-repeated="8"/>
        </table:table-row>
        <table:table-row table:style-name="ro1">
          <table:table-cell office:value-type="float" office:value="0.0182280624998385" calcext:value-type="float">
            <text:p>1,82E-02</text:p>
          </table:table-cell>
          <table:table-cell office:value-type="float" office:value="0.001816255" calcext:value-type="float">
            <text:p>1,82E-03</text:p>
          </table:table-cell>
          <table:table-cell table:formula="of:=[.A380]" office:value-type="float" office:value="0.0182280624998385" calcext:value-type="float">
            <text:p>1,82E-02</text:p>
          </table:table-cell>
          <table:table-cell table:number-columns-repeated="8"/>
        </table:table-row>
        <table:table-row table:style-name="ro1">
          <table:table-cell office:value-type="float" office:value="0.0182768906248385" calcext:value-type="float">
            <text:p>1,83E-02</text:p>
          </table:table-cell>
          <table:table-cell office:value-type="float" office:value="0.001859894" calcext:value-type="float">
            <text:p>1,86E-03</text:p>
          </table:table-cell>
          <table:table-cell table:formula="of:=[.A381]" office:value-type="float" office:value="0.0182768906248385" calcext:value-type="float">
            <text:p>1,83E-02</text:p>
          </table:table-cell>
          <table:table-cell table:number-columns-repeated="8"/>
        </table:table-row>
        <table:table-row table:style-name="ro1">
          <table:table-cell office:value-type="float" office:value="0.0183257187498385" calcext:value-type="float">
            <text:p>1,83E-02</text:p>
          </table:table-cell>
          <table:table-cell office:value-type="float" office:value="0.001904148" calcext:value-type="float">
            <text:p>1,90E-03</text:p>
          </table:table-cell>
          <table:table-cell table:formula="of:=[.A382]" office:value-type="float" office:value="0.0183257187498385" calcext:value-type="float">
            <text:p>1,83E-02</text:p>
          </table:table-cell>
          <table:table-cell table:number-columns-repeated="8"/>
        </table:table-row>
        <table:table-row table:style-name="ro1">
          <table:table-cell office:value-type="float" office:value="0.0183745468748385" calcext:value-type="float">
            <text:p>1,84E-02</text:p>
          </table:table-cell>
          <table:table-cell office:value-type="float" office:value="0.001949025" calcext:value-type="float">
            <text:p>1,95E-03</text:p>
          </table:table-cell>
          <table:table-cell table:formula="of:=[.A383]" office:value-type="float" office:value="0.0183745468748385" calcext:value-type="float">
            <text:p>1,84E-02</text:p>
          </table:table-cell>
          <table:table-cell table:number-columns-repeated="8"/>
        </table:table-row>
        <table:table-row table:style-name="ro1">
          <table:table-cell office:value-type="float" office:value="0.0184233749998386" calcext:value-type="float">
            <text:p>1,84E-02</text:p>
          </table:table-cell>
          <table:table-cell office:value-type="float" office:value="0.001994535" calcext:value-type="float">
            <text:p>1,99E-03</text:p>
          </table:table-cell>
          <table:table-cell table:formula="of:=[.A384]" office:value-type="float" office:value="0.0184233749998386" calcext:value-type="float">
            <text:p>1,84E-02</text:p>
          </table:table-cell>
          <table:table-cell table:number-columns-repeated="8"/>
        </table:table-row>
        <table:table-row table:style-name="ro1">
          <table:table-cell office:value-type="float" office:value="0.0184722031248386" calcext:value-type="float">
            <text:p>1,85E-02</text:p>
          </table:table-cell>
          <table:table-cell office:value-type="float" office:value="0.002040685" calcext:value-type="float">
            <text:p>2,04E-03</text:p>
          </table:table-cell>
          <table:table-cell table:formula="of:=[.A385]" office:value-type="float" office:value="0.0184722031248386" calcext:value-type="float">
            <text:p>1,85E-02</text:p>
          </table:table-cell>
          <table:table-cell table:number-columns-repeated="8"/>
        </table:table-row>
        <table:table-row table:style-name="ro1">
          <table:table-cell office:value-type="float" office:value="0.0185210312498386" calcext:value-type="float">
            <text:p>1,85E-02</text:p>
          </table:table-cell>
          <table:table-cell office:value-type="float" office:value="0.002087485" calcext:value-type="float">
            <text:p>2,09E-03</text:p>
          </table:table-cell>
          <table:table-cell table:formula="of:=[.A386]" office:value-type="float" office:value="0.0185210312498386" calcext:value-type="float">
            <text:p>1,85E-02</text:p>
          </table:table-cell>
          <table:table-cell table:number-columns-repeated="8"/>
        </table:table-row>
        <table:table-row table:style-name="ro1">
          <table:table-cell office:value-type="float" office:value="0.0185698593748386" calcext:value-type="float">
            <text:p>1,86E-02</text:p>
          </table:table-cell>
          <table:table-cell office:value-type="float" office:value="0.002134944" calcext:value-type="float">
            <text:p>2,13E-03</text:p>
          </table:table-cell>
          <table:table-cell table:formula="of:=[.A387]" office:value-type="float" office:value="0.0185698593748386" calcext:value-type="float">
            <text:p>1,86E-02</text:p>
          </table:table-cell>
          <table:table-cell table:number-columns-repeated="8"/>
        </table:table-row>
        <table:table-row table:style-name="ro1">
          <table:table-cell office:value-type="float" office:value="0.0186186874998386" calcext:value-type="float">
            <text:p>1,86E-02</text:p>
          </table:table-cell>
          <table:table-cell office:value-type="float" office:value="0.002183071" calcext:value-type="float">
            <text:p>2,18E-03</text:p>
          </table:table-cell>
          <table:table-cell table:formula="of:=[.A388]" office:value-type="float" office:value="0.0186186874998386" calcext:value-type="float">
            <text:p>1,86E-02</text:p>
          </table:table-cell>
          <table:table-cell table:number-columns-repeated="8"/>
        </table:table-row>
        <table:table-row table:style-name="ro1">
          <table:table-cell office:value-type="float" office:value="0.0186675156248386" calcext:value-type="float">
            <text:p>1,87E-02</text:p>
          </table:table-cell>
          <table:table-cell office:value-type="float" office:value="0.002231876" calcext:value-type="float">
            <text:p>2,23E-03</text:p>
          </table:table-cell>
          <table:table-cell table:formula="of:=[.A389]" office:value-type="float" office:value="0.0186675156248386" calcext:value-type="float">
            <text:p>1,87E-02</text:p>
          </table:table-cell>
          <table:table-cell table:number-columns-repeated="8"/>
        </table:table-row>
        <table:table-row table:style-name="ro1">
          <table:table-cell office:value-type="float" office:value="0.0187163437498386" calcext:value-type="float">
            <text:p>1,87E-02</text:p>
          </table:table-cell>
          <table:table-cell office:value-type="float" office:value="0.002281367" calcext:value-type="float">
            <text:p>2,28E-03</text:p>
          </table:table-cell>
          <table:table-cell table:formula="of:=[.A390]" office:value-type="float" office:value="0.0187163437498386" calcext:value-type="float">
            <text:p>1,87E-02</text:p>
          </table:table-cell>
          <table:table-cell table:number-columns-repeated="8"/>
        </table:table-row>
        <table:table-row table:style-name="ro1">
          <table:table-cell office:value-type="float" office:value="0.0187651718748386" calcext:value-type="float">
            <text:p>1,88E-02</text:p>
          </table:table-cell>
          <table:table-cell office:value-type="float" office:value="0.002331556" calcext:value-type="float">
            <text:p>2,33E-03</text:p>
          </table:table-cell>
          <table:table-cell table:formula="of:=[.A391]" office:value-type="float" office:value="0.0187651718748386" calcext:value-type="float">
            <text:p>1,88E-02</text:p>
          </table:table-cell>
          <table:table-cell table:number-columns-repeated="8"/>
        </table:table-row>
        <table:table-row table:style-name="ro1">
          <table:table-cell office:value-type="float" office:value="0.0188139999998386" calcext:value-type="float">
            <text:p>1,88E-02</text:p>
          </table:table-cell>
          <table:table-cell office:value-type="float" office:value="0.002382451" calcext:value-type="float">
            <text:p>2,38E-03</text:p>
          </table:table-cell>
          <table:table-cell table:formula="of:=[.A392]" office:value-type="float" office:value="0.0188139999998386" calcext:value-type="float">
            <text:p>1,88E-02</text:p>
          </table:table-cell>
          <table:table-cell table:number-columns-repeated="8"/>
        </table:table-row>
        <table:table-row table:style-name="ro1">
          <table:table-cell office:value-type="float" office:value="0.0188628281248386" calcext:value-type="float">
            <text:p>1,89E-02</text:p>
          </table:table-cell>
          <table:table-cell office:value-type="float" office:value="0.002434062" calcext:value-type="float">
            <text:p>2,43E-03</text:p>
          </table:table-cell>
          <table:table-cell table:formula="of:=[.A393]" office:value-type="float" office:value="0.0188628281248386" calcext:value-type="float">
            <text:p>1,89E-02</text:p>
          </table:table-cell>
          <table:table-cell table:number-columns-repeated="8"/>
        </table:table-row>
        <table:table-row table:style-name="ro1">
          <table:table-cell office:value-type="float" office:value="0.0189116562498386" calcext:value-type="float">
            <text:p>1,89E-02</text:p>
          </table:table-cell>
          <table:table-cell office:value-type="float" office:value="0.0024864" calcext:value-type="float">
            <text:p>2,49E-03</text:p>
          </table:table-cell>
          <table:table-cell table:formula="of:=[.A394]" office:value-type="float" office:value="0.0189116562498386" calcext:value-type="float">
            <text:p>1,89E-02</text:p>
          </table:table-cell>
          <table:table-cell table:number-columns-repeated="8"/>
        </table:table-row>
        <table:table-row table:style-name="ro1">
          <table:table-cell office:value-type="float" office:value="0.0189604843748386" calcext:value-type="float">
            <text:p>1,90E-02</text:p>
          </table:table-cell>
          <table:table-cell office:value-type="float" office:value="0.002539474" calcext:value-type="float">
            <text:p>2,54E-03</text:p>
          </table:table-cell>
          <table:table-cell table:formula="of:=[.A395]" office:value-type="float" office:value="0.0189604843748386" calcext:value-type="float">
            <text:p>1,90E-02</text:p>
          </table:table-cell>
          <table:table-cell table:number-columns-repeated="8"/>
        </table:table-row>
        <table:table-row table:style-name="ro1">
          <table:table-cell office:value-type="float" office:value="0.0190093124998386" calcext:value-type="float">
            <text:p>1,90E-02</text:p>
          </table:table-cell>
          <table:table-cell office:value-type="float" office:value="0.002593295" calcext:value-type="float">
            <text:p>2,59E-03</text:p>
          </table:table-cell>
          <table:table-cell table:formula="of:=[.A396]" office:value-type="float" office:value="0.0190093124998386" calcext:value-type="float">
            <text:p>1,90E-02</text:p>
          </table:table-cell>
          <table:table-cell table:number-columns-repeated="8"/>
        </table:table-row>
        <table:table-row table:style-name="ro1">
          <table:table-cell office:value-type="float" office:value="0.0190581406248386" calcext:value-type="float">
            <text:p>1,91E-02</text:p>
          </table:table-cell>
          <table:table-cell office:value-type="float" office:value="0.002647873" calcext:value-type="float">
            <text:p>2,65E-03</text:p>
          </table:table-cell>
          <table:table-cell table:formula="of:=[.A397]" office:value-type="float" office:value="0.0190581406248386" calcext:value-type="float">
            <text:p>1,91E-02</text:p>
          </table:table-cell>
          <table:table-cell table:number-columns-repeated="8"/>
        </table:table-row>
        <table:table-row table:style-name="ro1">
          <table:table-cell office:value-type="float" office:value="0.0191069687498386" calcext:value-type="float">
            <text:p>1,91E-02</text:p>
          </table:table-cell>
          <table:table-cell office:value-type="float" office:value="0.00270322" calcext:value-type="float">
            <text:p>2,70E-03</text:p>
          </table:table-cell>
          <table:table-cell table:formula="of:=[.A398]" office:value-type="float" office:value="0.0191069687498386" calcext:value-type="float">
            <text:p>1,91E-02</text:p>
          </table:table-cell>
          <table:table-cell table:number-columns-repeated="8"/>
        </table:table-row>
        <table:table-row table:style-name="ro1">
          <table:table-cell office:value-type="float" office:value="0.0191557968748386" calcext:value-type="float">
            <text:p>1,92E-02</text:p>
          </table:table-cell>
          <table:table-cell office:value-type="float" office:value="0.002759345" calcext:value-type="float">
            <text:p>2,76E-03</text:p>
          </table:table-cell>
          <table:table-cell table:formula="of:=[.A399]" office:value-type="float" office:value="0.0191557968748386" calcext:value-type="float">
            <text:p>1,92E-02</text:p>
          </table:table-cell>
          <table:table-cell table:number-columns-repeated="8"/>
        </table:table-row>
        <table:table-row table:style-name="ro1">
          <table:table-cell office:value-type="float" office:value="0.0192046249998386" calcext:value-type="float">
            <text:p>1,92E-02</text:p>
          </table:table-cell>
          <table:table-cell office:value-type="float" office:value="0.002816259" calcext:value-type="float">
            <text:p>2,82E-03</text:p>
          </table:table-cell>
          <table:table-cell table:formula="of:=[.A400]" office:value-type="float" office:value="0.0192046249998386" calcext:value-type="float">
            <text:p>1,92E-02</text:p>
          </table:table-cell>
          <table:table-cell table:number-columns-repeated="8"/>
        </table:table-row>
        <table:table-row table:style-name="ro1">
          <table:table-cell office:value-type="float" office:value="0.0192534531248386" calcext:value-type="float">
            <text:p>1,93E-02</text:p>
          </table:table-cell>
          <table:table-cell office:value-type="float" office:value="0.002873975" calcext:value-type="float">
            <text:p>2,87E-03</text:p>
          </table:table-cell>
          <table:table-cell table:formula="of:=[.A401]" office:value-type="float" office:value="0.0192534531248386" calcext:value-type="float">
            <text:p>1,93E-02</text:p>
          </table:table-cell>
          <table:table-cell table:number-columns-repeated="8"/>
        </table:table-row>
        <table:table-row table:style-name="ro1">
          <table:table-cell office:value-type="float" office:value="0.0193022812498386" calcext:value-type="float">
            <text:p>1,93E-02</text:p>
          </table:table-cell>
          <table:table-cell office:value-type="float" office:value="0.002932502" calcext:value-type="float">
            <text:p>2,93E-03</text:p>
          </table:table-cell>
          <table:table-cell table:formula="of:=[.A402]" office:value-type="float" office:value="0.0193022812498386" calcext:value-type="float">
            <text:p>1,93E-02</text:p>
          </table:table-cell>
          <table:table-cell table:number-columns-repeated="8"/>
        </table:table-row>
        <table:table-row table:style-name="ro1">
          <table:table-cell office:value-type="float" office:value="0.0193511093748386" calcext:value-type="float">
            <text:p>1,94E-02</text:p>
          </table:table-cell>
          <table:table-cell office:value-type="float" office:value="0.002991852" calcext:value-type="float">
            <text:p>2,99E-03</text:p>
          </table:table-cell>
          <table:table-cell table:formula="of:=[.A403]" office:value-type="float" office:value="0.0193511093748386" calcext:value-type="float">
            <text:p>1,94E-02</text:p>
          </table:table-cell>
          <table:table-cell table:number-columns-repeated="8"/>
        </table:table-row>
        <table:table-row table:style-name="ro1">
          <table:table-cell office:value-type="float" office:value="0.0193999374998386" calcext:value-type="float">
            <text:p>1,94E-02</text:p>
          </table:table-cell>
          <table:table-cell office:value-type="float" office:value="0.003052038" calcext:value-type="float">
            <text:p>3,05E-03</text:p>
          </table:table-cell>
          <table:table-cell table:formula="of:=[.A404]" office:value-type="float" office:value="0.0193999374998386" calcext:value-type="float">
            <text:p>1,94E-02</text:p>
          </table:table-cell>
          <table:table-cell table:number-columns-repeated="8"/>
        </table:table-row>
        <table:table-row table:style-name="ro1">
          <table:table-cell office:value-type="float" office:value="0.0194487656248386" calcext:value-type="float">
            <text:p>1,94E-02</text:p>
          </table:table-cell>
          <table:table-cell office:value-type="float" office:value="0.003113069" calcext:value-type="float">
            <text:p>3,11E-03</text:p>
          </table:table-cell>
          <table:table-cell table:formula="of:=[.A405]" office:value-type="float" office:value="0.0194487656248386" calcext:value-type="float">
            <text:p>1,94E-02</text:p>
          </table:table-cell>
          <table:table-cell table:number-columns-repeated="8"/>
        </table:table-row>
        <table:table-row table:style-name="ro1">
          <table:table-cell office:value-type="float" office:value="0.0194975937498386" calcext:value-type="float">
            <text:p>1,95E-02</text:p>
          </table:table-cell>
          <table:table-cell office:value-type="float" office:value="0.003174959" calcext:value-type="float">
            <text:p>3,17E-03</text:p>
          </table:table-cell>
          <table:table-cell table:formula="of:=[.A406]" office:value-type="float" office:value="0.0194975937498386" calcext:value-type="float">
            <text:p>1,95E-02</text:p>
          </table:table-cell>
          <table:table-cell table:number-columns-repeated="8"/>
        </table:table-row>
        <table:table-row table:style-name="ro1">
          <table:table-cell office:value-type="float" office:value="0.0195464218748386" calcext:value-type="float">
            <text:p>1,95E-02</text:p>
          </table:table-cell>
          <table:table-cell office:value-type="float" office:value="0.003237719" calcext:value-type="float">
            <text:p>3,24E-03</text:p>
          </table:table-cell>
          <table:table-cell table:formula="of:=[.A407]" office:value-type="float" office:value="0.0195464218748386" calcext:value-type="float">
            <text:p>1,95E-02</text:p>
          </table:table-cell>
          <table:table-cell table:number-columns-repeated="8"/>
        </table:table-row>
        <table:table-row table:style-name="ro1">
          <table:table-cell office:value-type="float" office:value="0.0195952499998386" calcext:value-type="float">
            <text:p>1,96E-02</text:p>
          </table:table-cell>
          <table:table-cell office:value-type="float" office:value="0.003301362" calcext:value-type="float">
            <text:p>3,30E-03</text:p>
          </table:table-cell>
          <table:table-cell table:formula="of:=[.A408]" office:value-type="float" office:value="0.0195952499998386" calcext:value-type="float">
            <text:p>1,96E-02</text:p>
          </table:table-cell>
          <table:table-cell table:number-columns-repeated="8"/>
        </table:table-row>
        <table:table-row table:style-name="ro1">
          <table:table-cell office:value-type="float" office:value="0.0196440781248386" calcext:value-type="float">
            <text:p>1,96E-02</text:p>
          </table:table-cell>
          <table:table-cell office:value-type="float" office:value="0.003365899" calcext:value-type="float">
            <text:p>3,37E-03</text:p>
          </table:table-cell>
          <table:table-cell table:formula="of:=[.A409]" office:value-type="float" office:value="0.0196440781248386" calcext:value-type="float">
            <text:p>1,96E-02</text:p>
          </table:table-cell>
          <table:table-cell table:number-columns-repeated="8"/>
        </table:table-row>
        <table:table-row table:style-name="ro1">
          <table:table-cell office:value-type="float" office:value="0.0196929062498386" calcext:value-type="float">
            <text:p>1,97E-02</text:p>
          </table:table-cell>
          <table:table-cell office:value-type="float" office:value="0.003431344" calcext:value-type="float">
            <text:p>3,43E-03</text:p>
          </table:table-cell>
          <table:table-cell table:formula="of:=[.A410]" office:value-type="float" office:value="0.0196929062498386" calcext:value-type="float">
            <text:p>1,97E-02</text:p>
          </table:table-cell>
          <table:table-cell table:number-columns-repeated="8"/>
        </table:table-row>
        <table:table-row table:style-name="ro1">
          <table:table-cell office:value-type="float" office:value="0.0197417343748386" calcext:value-type="float">
            <text:p>1,97E-02</text:p>
          </table:table-cell>
          <table:table-cell office:value-type="float" office:value="0.003497709" calcext:value-type="float">
            <text:p>3,50E-03</text:p>
          </table:table-cell>
          <table:table-cell table:formula="of:=[.A411]" office:value-type="float" office:value="0.0197417343748386" calcext:value-type="float">
            <text:p>1,97E-02</text:p>
          </table:table-cell>
          <table:table-cell table:number-columns-repeated="8"/>
        </table:table-row>
        <table:table-row table:style-name="ro1">
          <table:table-cell office:value-type="float" office:value="0.0197905624998386" calcext:value-type="float">
            <text:p>1,98E-02</text:p>
          </table:table-cell>
          <table:table-cell office:value-type="float" office:value="0.003565006" calcext:value-type="float">
            <text:p>3,57E-03</text:p>
          </table:table-cell>
          <table:table-cell table:formula="of:=[.A412]" office:value-type="float" office:value="0.0197905624998386" calcext:value-type="float">
            <text:p>1,98E-02</text:p>
          </table:table-cell>
          <table:table-cell table:number-columns-repeated="8"/>
        </table:table-row>
        <table:table-row table:style-name="ro1">
          <table:table-cell office:value-type="float" office:value="0.0198393906248386" calcext:value-type="float">
            <text:p>1,98E-02</text:p>
          </table:table-cell>
          <table:table-cell office:value-type="float" office:value="0.003633249" calcext:value-type="float">
            <text:p>3,63E-03</text:p>
          </table:table-cell>
          <table:table-cell table:formula="of:=[.A413]" office:value-type="float" office:value="0.0198393906248386" calcext:value-type="float">
            <text:p>1,98E-02</text:p>
          </table:table-cell>
          <table:table-cell table:number-columns-repeated="8"/>
        </table:table-row>
        <table:table-row table:style-name="ro1">
          <table:table-cell office:value-type="float" office:value="0.0198882187498386" calcext:value-type="float">
            <text:p>1,99E-02</text:p>
          </table:table-cell>
          <table:table-cell office:value-type="float" office:value="0.003702452" calcext:value-type="float">
            <text:p>3,70E-03</text:p>
          </table:table-cell>
          <table:table-cell table:formula="of:=[.A414]" office:value-type="float" office:value="0.0198882187498386" calcext:value-type="float">
            <text:p>1,99E-02</text:p>
          </table:table-cell>
          <table:table-cell table:number-columns-repeated="8"/>
        </table:table-row>
        <table:table-row table:style-name="ro1">
          <table:table-cell office:value-type="float" office:value="0.0199370468748386" calcext:value-type="float">
            <text:p>1,99E-02</text:p>
          </table:table-cell>
          <table:table-cell office:value-type="float" office:value="0.003772627" calcext:value-type="float">
            <text:p>3,77E-03</text:p>
          </table:table-cell>
          <table:table-cell table:formula="of:=[.A415]" office:value-type="float" office:value="0.0199370468748386" calcext:value-type="float">
            <text:p>1,99E-02</text:p>
          </table:table-cell>
          <table:table-cell table:number-columns-repeated="8"/>
        </table:table-row>
        <table:table-row table:style-name="ro1">
          <table:table-cell office:value-type="float" office:value="0.0199858749998386" calcext:value-type="float">
            <text:p>2,00E-02</text:p>
          </table:table-cell>
          <table:table-cell office:value-type="float" office:value="0.003843788" calcext:value-type="float">
            <text:p>3,84E-03</text:p>
          </table:table-cell>
          <table:table-cell table:formula="of:=[.A416]" office:value-type="float" office:value="0.0199858749998386" calcext:value-type="float">
            <text:p>2,00E-02</text:p>
          </table:table-cell>
          <table:table-cell table:number-columns-repeated="8"/>
        </table:table-row>
        <table:table-row table:style-name="ro1">
          <table:table-cell office:value-type="float" office:value="0.0200347031248386" calcext:value-type="float">
            <text:p>2,00E-02</text:p>
          </table:table-cell>
          <table:table-cell office:value-type="float" office:value="0.003915948" calcext:value-type="float">
            <text:p>3,92E-03</text:p>
          </table:table-cell>
          <table:table-cell table:formula="of:=[.A417]" office:value-type="float" office:value="0.0200347031248386" calcext:value-type="float">
            <text:p>2,00E-02</text:p>
          </table:table-cell>
          <table:table-cell table:number-columns-repeated="8"/>
        </table:table-row>
        <table:table-row table:style-name="ro1">
          <table:table-cell office:value-type="float" office:value="0.0200835312498386" calcext:value-type="float">
            <text:p>2,01E-02</text:p>
          </table:table-cell>
          <table:table-cell office:value-type="float" office:value="0.003989123" calcext:value-type="float">
            <text:p>3,99E-03</text:p>
          </table:table-cell>
          <table:table-cell table:formula="of:=[.A418]" office:value-type="float" office:value="0.0200835312498386" calcext:value-type="float">
            <text:p>2,01E-02</text:p>
          </table:table-cell>
          <table:table-cell table:number-columns-repeated="8"/>
        </table:table-row>
        <table:table-row table:style-name="ro1">
          <table:table-cell office:value-type="float" office:value="0.0201323593748386" calcext:value-type="float">
            <text:p>2,01E-02</text:p>
          </table:table-cell>
          <table:table-cell office:value-type="float" office:value="0.004063325" calcext:value-type="float">
            <text:p>4,06E-03</text:p>
          </table:table-cell>
          <table:table-cell table:formula="of:=[.A419]" office:value-type="float" office:value="0.0201323593748386" calcext:value-type="float">
            <text:p>2,01E-02</text:p>
          </table:table-cell>
          <table:table-cell table:number-columns-repeated="8"/>
        </table:table-row>
        <table:table-row table:style-name="ro1">
          <table:table-cell office:value-type="float" office:value="0.0201811874998386" calcext:value-type="float">
            <text:p>2,02E-02</text:p>
          </table:table-cell>
          <table:table-cell office:value-type="float" office:value="0.00413857" calcext:value-type="float">
            <text:p>4,14E-03</text:p>
          </table:table-cell>
          <table:table-cell table:formula="of:=[.A420]" office:value-type="float" office:value="0.0201811874998386" calcext:value-type="float">
            <text:p>2,02E-02</text:p>
          </table:table-cell>
          <table:table-cell table:number-columns-repeated="8"/>
        </table:table-row>
        <table:table-row table:style-name="ro1">
          <table:table-cell office:value-type="float" office:value="0.0202300156248386" calcext:value-type="float">
            <text:p>2,02E-02</text:p>
          </table:table-cell>
          <table:table-cell office:value-type="float" office:value="0.004214872" calcext:value-type="float">
            <text:p>4,21E-03</text:p>
          </table:table-cell>
          <table:table-cell table:formula="of:=[.A421]" office:value-type="float" office:value="0.0202300156248386" calcext:value-type="float">
            <text:p>2,02E-02</text:p>
          </table:table-cell>
          <table:table-cell table:number-columns-repeated="8"/>
        </table:table-row>
        <table:table-row table:style-name="ro1">
          <table:table-cell office:value-type="float" office:value="0.0202788437498386" calcext:value-type="float">
            <text:p>2,03E-02</text:p>
          </table:table-cell>
          <table:table-cell office:value-type="float" office:value="0.004292245" calcext:value-type="float">
            <text:p>4,29E-03</text:p>
          </table:table-cell>
          <table:table-cell table:formula="of:=[.A422]" office:value-type="float" office:value="0.0202788437498386" calcext:value-type="float">
            <text:p>2,03E-02</text:p>
          </table:table-cell>
          <table:table-cell table:number-columns-repeated="8"/>
        </table:table-row>
        <table:table-row table:style-name="ro1">
          <table:table-cell office:value-type="float" office:value="0.0203276718748386" calcext:value-type="float">
            <text:p>2,03E-02</text:p>
          </table:table-cell>
          <table:table-cell office:value-type="float" office:value="0.004370705" calcext:value-type="float">
            <text:p>4,37E-03</text:p>
          </table:table-cell>
          <table:table-cell table:formula="of:=[.A423]" office:value-type="float" office:value="0.0203276718748386" calcext:value-type="float">
            <text:p>2,03E-02</text:p>
          </table:table-cell>
          <table:table-cell table:number-columns-repeated="8"/>
        </table:table-row>
        <table:table-row table:style-name="ro1">
          <table:table-cell office:value-type="float" office:value="0.0203764999998386" calcext:value-type="float">
            <text:p>2,04E-02</text:p>
          </table:table-cell>
          <table:table-cell office:value-type="float" office:value="0.004450266" calcext:value-type="float">
            <text:p>4,45E-03</text:p>
          </table:table-cell>
          <table:table-cell table:formula="of:=[.A424]" office:value-type="float" office:value="0.0203764999998386" calcext:value-type="float">
            <text:p>2,04E-02</text:p>
          </table:table-cell>
          <table:table-cell table:number-columns-repeated="8"/>
        </table:table-row>
        <table:table-row table:style-name="ro1">
          <table:table-cell office:value-type="float" office:value="0.0204253281248386" calcext:value-type="float">
            <text:p>2,04E-02</text:p>
          </table:table-cell>
          <table:table-cell office:value-type="float" office:value="0.004530945" calcext:value-type="float">
            <text:p>4,53E-03</text:p>
          </table:table-cell>
          <table:table-cell table:formula="of:=[.A425]" office:value-type="float" office:value="0.0204253281248386" calcext:value-type="float">
            <text:p>2,04E-02</text:p>
          </table:table-cell>
          <table:table-cell table:number-columns-repeated="8"/>
        </table:table-row>
        <table:table-row table:style-name="ro1">
          <table:table-cell office:value-type="float" office:value="0.0204741562498386" calcext:value-type="float">
            <text:p>2,05E-02</text:p>
          </table:table-cell>
          <table:table-cell office:value-type="float" office:value="0.004612756" calcext:value-type="float">
            <text:p>4,61E-03</text:p>
          </table:table-cell>
          <table:table-cell table:formula="of:=[.A426]" office:value-type="float" office:value="0.0204741562498386" calcext:value-type="float">
            <text:p>2,05E-02</text:p>
          </table:table-cell>
          <table:table-cell table:number-columns-repeated="8"/>
        </table:table-row>
        <table:table-row table:style-name="ro1">
          <table:table-cell office:value-type="float" office:value="0.0205229843748386" calcext:value-type="float">
            <text:p>2,05E-02</text:p>
          </table:table-cell>
          <table:table-cell office:value-type="float" office:value="0.004695715" calcext:value-type="float">
            <text:p>4,70E-03</text:p>
          </table:table-cell>
          <table:table-cell table:formula="of:=[.A427]" office:value-type="float" office:value="0.0205229843748386" calcext:value-type="float">
            <text:p>2,05E-02</text:p>
          </table:table-cell>
          <table:table-cell table:number-columns-repeated="8"/>
        </table:table-row>
        <table:table-row table:style-name="ro1">
          <table:table-cell office:value-type="float" office:value="0.0205718124998386" calcext:value-type="float">
            <text:p>2,06E-02</text:p>
          </table:table-cell>
          <table:table-cell office:value-type="float" office:value="0.004779839" calcext:value-type="float">
            <text:p>4,78E-03</text:p>
          </table:table-cell>
          <table:table-cell table:formula="of:=[.A428]" office:value-type="float" office:value="0.0205718124998386" calcext:value-type="float">
            <text:p>2,06E-02</text:p>
          </table:table-cell>
          <table:table-cell table:number-columns-repeated="8"/>
        </table:table-row>
        <table:table-row table:style-name="ro1">
          <table:table-cell office:value-type="float" office:value="0.0206206406248386" calcext:value-type="float">
            <text:p>2,06E-02</text:p>
          </table:table-cell>
          <table:table-cell office:value-type="float" office:value="0.004865144" calcext:value-type="float">
            <text:p>4,87E-03</text:p>
          </table:table-cell>
          <table:table-cell table:formula="of:=[.A429]" office:value-type="float" office:value="0.0206206406248386" calcext:value-type="float">
            <text:p>2,06E-02</text:p>
          </table:table-cell>
          <table:table-cell table:number-columns-repeated="8"/>
        </table:table-row>
        <table:table-row table:style-name="ro1">
          <table:table-cell office:value-type="float" office:value="0.0206694687498386" calcext:value-type="float">
            <text:p>2,07E-02</text:p>
          </table:table-cell>
          <table:table-cell office:value-type="float" office:value="0.004951646" calcext:value-type="float">
            <text:p>4,95E-03</text:p>
          </table:table-cell>
          <table:table-cell table:formula="of:=[.A430]" office:value-type="float" office:value="0.0206694687498386" calcext:value-type="float">
            <text:p>2,07E-02</text:p>
          </table:table-cell>
          <table:table-cell table:number-columns-repeated="8"/>
        </table:table-row>
        <table:table-row table:style-name="ro1">
          <table:table-cell office:value-type="float" office:value="0.0207182968748386" calcext:value-type="float">
            <text:p>2,07E-02</text:p>
          </table:table-cell>
          <table:table-cell office:value-type="float" office:value="0.005039361" calcext:value-type="float">
            <text:p>5,04E-03</text:p>
          </table:table-cell>
          <table:table-cell table:formula="of:=[.A431]" office:value-type="float" office:value="0.0207182968748386" calcext:value-type="float">
            <text:p>2,07E-02</text:p>
          </table:table-cell>
          <table:table-cell table:number-columns-repeated="8"/>
        </table:table-row>
        <table:table-row table:style-name="ro1">
          <table:table-cell office:value-type="float" office:value="0.0207671249998386" calcext:value-type="float">
            <text:p>2,08E-02</text:p>
          </table:table-cell>
          <table:table-cell office:value-type="float" office:value="0.005128307" calcext:value-type="float">
            <text:p>5,13E-03</text:p>
          </table:table-cell>
          <table:table-cell table:formula="of:=[.A432]" office:value-type="float" office:value="0.0207671249998386" calcext:value-type="float">
            <text:p>2,08E-02</text:p>
          </table:table-cell>
          <table:table-cell table:number-columns-repeated="8"/>
        </table:table-row>
        <table:table-row table:style-name="ro1">
          <table:table-cell office:value-type="float" office:value="0.0208159531248386" calcext:value-type="float">
            <text:p>2,08E-02</text:p>
          </table:table-cell>
          <table:table-cell office:value-type="float" office:value="0.005218501" calcext:value-type="float">
            <text:p>5,22E-03</text:p>
          </table:table-cell>
          <table:table-cell table:formula="of:=[.A433]" office:value-type="float" office:value="0.0208159531248386" calcext:value-type="float">
            <text:p>2,08E-02</text:p>
          </table:table-cell>
          <table:table-cell table:number-columns-repeated="8"/>
        </table:table-row>
        <table:table-row table:style-name="ro1">
          <table:table-cell office:value-type="float" office:value="0.0208647812498386" calcext:value-type="float">
            <text:p>2,09E-02</text:p>
          </table:table-cell>
          <table:table-cell office:value-type="float" office:value="0.00530996" calcext:value-type="float">
            <text:p>5,31E-03</text:p>
          </table:table-cell>
          <table:table-cell table:formula="of:=[.A434]" office:value-type="float" office:value="0.0208647812498386" calcext:value-type="float">
            <text:p>2,09E-02</text:p>
          </table:table-cell>
          <table:table-cell table:number-columns-repeated="8"/>
        </table:table-row>
        <table:table-row table:style-name="ro1">
          <table:table-cell office:value-type="float" office:value="0.0209136093748386" calcext:value-type="float">
            <text:p>2,09E-02</text:p>
          </table:table-cell>
          <table:table-cell office:value-type="float" office:value="0.005402701" calcext:value-type="float">
            <text:p>5,40E-03</text:p>
          </table:table-cell>
          <table:table-cell table:formula="of:=[.A435]" office:value-type="float" office:value="0.0209136093748386" calcext:value-type="float">
            <text:p>2,09E-02</text:p>
          </table:table-cell>
          <table:table-cell table:number-columns-repeated="8"/>
        </table:table-row>
        <table:table-row table:style-name="ro1">
          <table:table-cell office:value-type="float" office:value="0.0209624374998386" calcext:value-type="float">
            <text:p>2,10E-02</text:p>
          </table:table-cell>
          <table:table-cell office:value-type="float" office:value="0.005496744" calcext:value-type="float">
            <text:p>5,50E-03</text:p>
          </table:table-cell>
          <table:table-cell table:formula="of:=[.A436]" office:value-type="float" office:value="0.0209624374998386" calcext:value-type="float">
            <text:p>2,10E-02</text:p>
          </table:table-cell>
          <table:table-cell table:number-columns-repeated="8"/>
        </table:table-row>
        <table:table-row table:style-name="ro1">
          <table:table-cell office:value-type="float" office:value="0.0210112656248386" calcext:value-type="float">
            <text:p>2,10E-02</text:p>
          </table:table-cell>
          <table:table-cell office:value-type="float" office:value="0.005592105" calcext:value-type="float">
            <text:p>5,59E-03</text:p>
          </table:table-cell>
          <table:table-cell table:formula="of:=[.A437]" office:value-type="float" office:value="0.0210112656248386" calcext:value-type="float">
            <text:p>2,10E-02</text:p>
          </table:table-cell>
          <table:table-cell table:number-columns-repeated="8"/>
        </table:table-row>
        <table:table-row table:style-name="ro1">
          <table:table-cell office:value-type="float" office:value="0.0210600937498386" calcext:value-type="float">
            <text:p>2,11E-02</text:p>
          </table:table-cell>
          <table:table-cell office:value-type="float" office:value="0.005688803" calcext:value-type="float">
            <text:p>5,69E-03</text:p>
          </table:table-cell>
          <table:table-cell table:formula="of:=[.A438]" office:value-type="float" office:value="0.0210600937498386" calcext:value-type="float">
            <text:p>2,11E-02</text:p>
          </table:table-cell>
          <table:table-cell table:number-columns-repeated="8"/>
        </table:table-row>
        <table:table-row table:style-name="ro1">
          <table:table-cell office:value-type="float" office:value="0.0211089218748386" calcext:value-type="float">
            <text:p>2,11E-02</text:p>
          </table:table-cell>
          <table:table-cell office:value-type="float" office:value="0.005786857" calcext:value-type="float">
            <text:p>5,79E-03</text:p>
          </table:table-cell>
          <table:table-cell table:formula="of:=[.A439]" office:value-type="float" office:value="0.0211089218748386" calcext:value-type="float">
            <text:p>2,11E-02</text:p>
          </table:table-cell>
          <table:table-cell table:number-columns-repeated="8"/>
        </table:table-row>
        <table:table-row table:style-name="ro1">
          <table:table-cell office:value-type="float" office:value="0.0211577499998386" calcext:value-type="float">
            <text:p>2,12E-02</text:p>
          </table:table-cell>
          <table:table-cell office:value-type="float" office:value="0.005886285" calcext:value-type="float">
            <text:p>5,89E-03</text:p>
          </table:table-cell>
          <table:table-cell table:formula="of:=[.A440]" office:value-type="float" office:value="0.0211577499998386" calcext:value-type="float">
            <text:p>2,12E-02</text:p>
          </table:table-cell>
          <table:table-cell table:number-columns-repeated="8"/>
        </table:table-row>
        <table:table-row table:style-name="ro1">
          <table:table-cell office:value-type="float" office:value="0.0212065781248386" calcext:value-type="float">
            <text:p>2,12E-02</text:p>
          </table:table-cell>
          <table:table-cell office:value-type="float" office:value="0.005987107" calcext:value-type="float">
            <text:p>5,99E-03</text:p>
          </table:table-cell>
          <table:table-cell table:formula="of:=[.A441]" office:value-type="float" office:value="0.0212065781248386" calcext:value-type="float">
            <text:p>2,12E-02</text:p>
          </table:table-cell>
          <table:table-cell table:number-columns-repeated="8"/>
        </table:table-row>
        <table:table-row table:style-name="ro1">
          <table:table-cell office:value-type="float" office:value="0.0212554062498386" calcext:value-type="float">
            <text:p>2,13E-02</text:p>
          </table:table-cell>
          <table:table-cell office:value-type="float" office:value="0.006089342" calcext:value-type="float">
            <text:p>6,09E-03</text:p>
          </table:table-cell>
          <table:table-cell table:formula="of:=[.A442]" office:value-type="float" office:value="0.0212554062498386" calcext:value-type="float">
            <text:p>2,13E-02</text:p>
          </table:table-cell>
          <table:table-cell table:number-columns-repeated="8"/>
        </table:table-row>
        <table:table-row table:style-name="ro1">
          <table:table-cell office:value-type="float" office:value="0.0213042343748386" calcext:value-type="float">
            <text:p>2,13E-02</text:p>
          </table:table-cell>
          <table:table-cell office:value-type="float" office:value="0.006193009" calcext:value-type="float">
            <text:p>6,19E-03</text:p>
          </table:table-cell>
          <table:table-cell table:formula="of:=[.A443]" office:value-type="float" office:value="0.0213042343748386" calcext:value-type="float">
            <text:p>2,13E-02</text:p>
          </table:table-cell>
          <table:table-cell table:number-columns-repeated="8"/>
        </table:table-row>
        <table:table-row table:style-name="ro1">
          <table:table-cell office:value-type="float" office:value="0.0213530624998386" calcext:value-type="float">
            <text:p>2,14E-02</text:p>
          </table:table-cell>
          <table:table-cell office:value-type="float" office:value="0.006298129" calcext:value-type="float">
            <text:p>6,30E-03</text:p>
          </table:table-cell>
          <table:table-cell table:formula="of:=[.A444]" office:value-type="float" office:value="0.0213530624998386" calcext:value-type="float">
            <text:p>2,14E-02</text:p>
          </table:table-cell>
          <table:table-cell table:number-columns-repeated="8"/>
        </table:table-row>
        <table:table-row table:style-name="ro1">
          <table:table-cell office:value-type="float" office:value="0.0214018906248386" calcext:value-type="float">
            <text:p>2,14E-02</text:p>
          </table:table-cell>
          <table:table-cell office:value-type="float" office:value="0.006404722" calcext:value-type="float">
            <text:p>6,40E-03</text:p>
          </table:table-cell>
          <table:table-cell table:formula="of:=[.A445]" office:value-type="float" office:value="0.0214018906248386" calcext:value-type="float">
            <text:p>2,14E-02</text:p>
          </table:table-cell>
          <table:table-cell table:number-columns-repeated="8"/>
        </table:table-row>
        <table:table-row table:style-name="ro1">
          <table:table-cell office:value-type="float" office:value="0.0214507187498386" calcext:value-type="float">
            <text:p>2,15E-02</text:p>
          </table:table-cell>
          <table:table-cell office:value-type="float" office:value="0.006512807" calcext:value-type="float">
            <text:p>6,51E-03</text:p>
          </table:table-cell>
          <table:table-cell table:formula="of:=[.A446]" office:value-type="float" office:value="0.0214507187498386" calcext:value-type="float">
            <text:p>2,15E-02</text:p>
          </table:table-cell>
          <table:table-cell table:number-columns-repeated="8"/>
        </table:table-row>
        <table:table-row table:style-name="ro1">
          <table:table-cell office:value-type="float" office:value="0.0214995468748386" calcext:value-type="float">
            <text:p>2,15E-02</text:p>
          </table:table-cell>
          <table:table-cell office:value-type="float" office:value="0.006622407" calcext:value-type="float">
            <text:p>6,62E-03</text:p>
          </table:table-cell>
          <table:table-cell table:formula="of:=[.A447]" office:value-type="float" office:value="0.0214995468748386" calcext:value-type="float">
            <text:p>2,15E-02</text:p>
          </table:table-cell>
          <table:table-cell table:number-columns-repeated="8"/>
        </table:table-row>
        <table:table-row table:style-name="ro1">
          <table:table-cell office:value-type="float" office:value="0.0215483749998386" calcext:value-type="float">
            <text:p>2,15E-02</text:p>
          </table:table-cell>
          <table:table-cell office:value-type="float" office:value="0.00673354" calcext:value-type="float">
            <text:p>6,73E-03</text:p>
          </table:table-cell>
          <table:table-cell table:formula="of:=[.A448]" office:value-type="float" office:value="0.0215483749998386" calcext:value-type="float">
            <text:p>2,15E-02</text:p>
          </table:table-cell>
          <table:table-cell table:number-columns-repeated="8"/>
        </table:table-row>
        <table:table-row table:style-name="ro1">
          <table:table-cell office:value-type="float" office:value="0.0215972031248386" calcext:value-type="float">
            <text:p>2,16E-02</text:p>
          </table:table-cell>
          <table:table-cell office:value-type="float" office:value="0.006846231" calcext:value-type="float">
            <text:p>6,85E-03</text:p>
          </table:table-cell>
          <table:table-cell table:formula="of:=[.A449]" office:value-type="float" office:value="0.0215972031248386" calcext:value-type="float">
            <text:p>2,16E-02</text:p>
          </table:table-cell>
          <table:table-cell table:number-columns-repeated="8"/>
        </table:table-row>
        <table:table-row table:style-name="ro1">
          <table:table-cell office:value-type="float" office:value="0.0216460312498386" calcext:value-type="float">
            <text:p>2,16E-02</text:p>
          </table:table-cell>
          <table:table-cell office:value-type="float" office:value="0.006960499" calcext:value-type="float">
            <text:p>6,96E-03</text:p>
          </table:table-cell>
          <table:table-cell table:formula="of:=[.A450]" office:value-type="float" office:value="0.0216460312498386" calcext:value-type="float">
            <text:p>2,16E-02</text:p>
          </table:table-cell>
          <table:table-cell table:number-columns-repeated="8"/>
        </table:table-row>
        <table:table-row table:style-name="ro1">
          <table:table-cell office:value-type="float" office:value="0.0216948593748386" calcext:value-type="float">
            <text:p>2,17E-02</text:p>
          </table:table-cell>
          <table:table-cell office:value-type="float" office:value="0.007076366" calcext:value-type="float">
            <text:p>7,08E-03</text:p>
          </table:table-cell>
          <table:table-cell table:formula="of:=[.A451]" office:value-type="float" office:value="0.0216948593748386" calcext:value-type="float">
            <text:p>2,17E-02</text:p>
          </table:table-cell>
          <table:table-cell table:number-columns-repeated="8"/>
        </table:table-row>
        <table:table-row table:style-name="ro1">
          <table:table-cell office:value-type="float" office:value="0.0217436874998386" calcext:value-type="float">
            <text:p>2,17E-02</text:p>
          </table:table-cell>
          <table:table-cell office:value-type="float" office:value="0.007193855" calcext:value-type="float">
            <text:p>7,19E-03</text:p>
          </table:table-cell>
          <table:table-cell table:formula="of:=[.A452]" office:value-type="float" office:value="0.0217436874998386" calcext:value-type="float">
            <text:p>2,17E-02</text:p>
          </table:table-cell>
          <table:table-cell table:number-columns-repeated="8"/>
        </table:table-row>
        <table:table-row table:style-name="ro1">
          <table:table-cell office:value-type="float" office:value="0.0217925156248386" calcext:value-type="float">
            <text:p>2,18E-02</text:p>
          </table:table-cell>
          <table:table-cell office:value-type="float" office:value="0.007312988" calcext:value-type="float">
            <text:p>7,31E-03</text:p>
          </table:table-cell>
          <table:table-cell table:formula="of:=[.A453]" office:value-type="float" office:value="0.0217925156248386" calcext:value-type="float">
            <text:p>2,18E-02</text:p>
          </table:table-cell>
          <table:table-cell table:number-columns-repeated="8"/>
        </table:table-row>
        <table:table-row table:style-name="ro1">
          <table:table-cell office:value-type="float" office:value="0.0218413437498386" calcext:value-type="float">
            <text:p>2,18E-02</text:p>
          </table:table-cell>
          <table:table-cell office:value-type="float" office:value="0.007433788" calcext:value-type="float">
            <text:p>7,43E-03</text:p>
          </table:table-cell>
          <table:table-cell table:formula="of:=[.A454]" office:value-type="float" office:value="0.0218413437498386" calcext:value-type="float">
            <text:p>2,18E-02</text:p>
          </table:table-cell>
          <table:table-cell table:number-columns-repeated="8"/>
        </table:table-row>
        <table:table-row table:style-name="ro1">
          <table:table-cell office:value-type="float" office:value="0.0218901718748386" calcext:value-type="float">
            <text:p>2,19E-02</text:p>
          </table:table-cell>
          <table:table-cell office:value-type="float" office:value="0.007556278" calcext:value-type="float">
            <text:p>7,56E-03</text:p>
          </table:table-cell>
          <table:table-cell table:formula="of:=[.A455]" office:value-type="float" office:value="0.0218901718748386" calcext:value-type="float">
            <text:p>2,19E-02</text:p>
          </table:table-cell>
          <table:table-cell table:number-columns-repeated="8"/>
        </table:table-row>
        <table:table-row table:style-name="ro1">
          <table:table-cell office:value-type="float" office:value="0.0219389999998386" calcext:value-type="float">
            <text:p>2,19E-02</text:p>
          </table:table-cell>
          <table:table-cell office:value-type="float" office:value="0.007680482" calcext:value-type="float">
            <text:p>7,68E-03</text:p>
          </table:table-cell>
          <table:table-cell table:formula="of:=[.A456]" office:value-type="float" office:value="0.0219389999998386" calcext:value-type="float">
            <text:p>2,19E-02</text:p>
          </table:table-cell>
          <table:table-cell table:number-columns-repeated="8"/>
        </table:table-row>
        <table:table-row table:style-name="ro1">
          <table:table-cell office:value-type="float" office:value="0.0219878281248386" calcext:value-type="float">
            <text:p>2,20E-02</text:p>
          </table:table-cell>
          <table:table-cell office:value-type="float" office:value="0.007806423" calcext:value-type="float">
            <text:p>7,81E-03</text:p>
          </table:table-cell>
          <table:table-cell table:formula="of:=[.A457]" office:value-type="float" office:value="0.0219878281248386" calcext:value-type="float">
            <text:p>2,20E-02</text:p>
          </table:table-cell>
          <table:table-cell table:number-columns-repeated="8"/>
        </table:table-row>
        <table:table-row table:style-name="ro1">
          <table:table-cell office:value-type="float" office:value="0.0220366562498386" calcext:value-type="float">
            <text:p>2,20E-02</text:p>
          </table:table-cell>
          <table:table-cell office:value-type="float" office:value="0.007934124" calcext:value-type="float">
            <text:p>7,93E-03</text:p>
          </table:table-cell>
          <table:table-cell table:formula="of:=[.A458]" office:value-type="float" office:value="0.0220366562498386" calcext:value-type="float">
            <text:p>2,20E-02</text:p>
          </table:table-cell>
          <table:table-cell table:number-columns-repeated="8"/>
        </table:table-row>
        <table:table-row table:style-name="ro1">
          <table:table-cell office:value-type="float" office:value="0.0220854843748386" calcext:value-type="float">
            <text:p>2,21E-02</text:p>
          </table:table-cell>
          <table:table-cell office:value-type="float" office:value="0.008063612" calcext:value-type="float">
            <text:p>8,06E-03</text:p>
          </table:table-cell>
          <table:table-cell table:formula="of:=[.A459]" office:value-type="float" office:value="0.0220854843748386" calcext:value-type="float">
            <text:p>2,21E-02</text:p>
          </table:table-cell>
          <table:table-cell table:number-columns-repeated="8"/>
        </table:table-row>
        <table:table-row table:style-name="ro1">
          <table:table-cell office:value-type="float" office:value="0.0221343124998386" calcext:value-type="float">
            <text:p>2,21E-02</text:p>
          </table:table-cell>
          <table:table-cell office:value-type="float" office:value="0.008194908" calcext:value-type="float">
            <text:p>8,19E-03</text:p>
          </table:table-cell>
          <table:table-cell table:formula="of:=[.A460]" office:value-type="float" office:value="0.0221343124998386" calcext:value-type="float">
            <text:p>2,21E-02</text:p>
          </table:table-cell>
          <table:table-cell table:number-columns-repeated="8"/>
        </table:table-row>
        <table:table-row table:style-name="ro1">
          <table:table-cell office:value-type="float" office:value="0.0221831406248386" calcext:value-type="float">
            <text:p>2,22E-02</text:p>
          </table:table-cell>
          <table:table-cell office:value-type="float" office:value="0.008328042" calcext:value-type="float">
            <text:p>8,33E-03</text:p>
          </table:table-cell>
          <table:table-cell table:formula="of:=[.A461]" office:value-type="float" office:value="0.0221831406248386" calcext:value-type="float">
            <text:p>2,22E-02</text:p>
          </table:table-cell>
          <table:table-cell table:number-columns-repeated="8"/>
        </table:table-row>
        <table:table-row table:style-name="ro1">
          <table:table-cell office:value-type="float" office:value="0.0222319687498386" calcext:value-type="float">
            <text:p>2,22E-02</text:p>
          </table:table-cell>
          <table:table-cell office:value-type="float" office:value="0.008463035" calcext:value-type="float">
            <text:p>8,46E-03</text:p>
          </table:table-cell>
          <table:table-cell table:formula="of:=[.A462]" office:value-type="float" office:value="0.0222319687498386" calcext:value-type="float">
            <text:p>2,22E-02</text:p>
          </table:table-cell>
          <table:table-cell table:number-columns-repeated="8"/>
        </table:table-row>
        <table:table-row table:style-name="ro1">
          <table:table-cell office:value-type="float" office:value="0.0222807968748386" calcext:value-type="float">
            <text:p>2,23E-02</text:p>
          </table:table-cell>
          <table:table-cell office:value-type="float" office:value="0.008599915" calcext:value-type="float">
            <text:p>8,60E-03</text:p>
          </table:table-cell>
          <table:table-cell table:formula="of:=[.A463]" office:value-type="float" office:value="0.0222807968748386" calcext:value-type="float">
            <text:p>2,23E-02</text:p>
          </table:table-cell>
          <table:table-cell table:number-columns-repeated="8"/>
        </table:table-row>
        <table:table-row table:style-name="ro1">
          <table:table-cell office:value-type="float" office:value="0.0223296249998386" calcext:value-type="float">
            <text:p>2,23E-02</text:p>
          </table:table-cell>
          <table:table-cell office:value-type="float" office:value="0.008738706" calcext:value-type="float">
            <text:p>8,74E-03</text:p>
          </table:table-cell>
          <table:table-cell table:formula="of:=[.A464]" office:value-type="float" office:value="0.0223296249998386" calcext:value-type="float">
            <text:p>2,23E-02</text:p>
          </table:table-cell>
          <table:table-cell table:number-columns-repeated="8"/>
        </table:table-row>
        <table:table-row table:style-name="ro1">
          <table:table-cell office:value-type="float" office:value="0.0223784531248386" calcext:value-type="float">
            <text:p>2,24E-02</text:p>
          </table:table-cell>
          <table:table-cell office:value-type="float" office:value="0.008879437" calcext:value-type="float">
            <text:p>8,88E-03</text:p>
          </table:table-cell>
          <table:table-cell table:formula="of:=[.A465]" office:value-type="float" office:value="0.0223784531248386" calcext:value-type="float">
            <text:p>2,24E-02</text:p>
          </table:table-cell>
          <table:table-cell table:number-columns-repeated="8"/>
        </table:table-row>
        <table:table-row table:style-name="ro1">
          <table:table-cell office:value-type="float" office:value="0.0224272812498386" calcext:value-type="float">
            <text:p>2,24E-02</text:p>
          </table:table-cell>
          <table:table-cell office:value-type="float" office:value="0.009022133" calcext:value-type="float">
            <text:p>9,02E-03</text:p>
          </table:table-cell>
          <table:table-cell table:formula="of:=[.A466]" office:value-type="float" office:value="0.0224272812498386" calcext:value-type="float">
            <text:p>2,24E-02</text:p>
          </table:table-cell>
          <table:table-cell table:number-columns-repeated="8"/>
        </table:table-row>
        <table:table-row table:style-name="ro1">
          <table:table-cell office:value-type="float" office:value="0.0224761093748386" calcext:value-type="float">
            <text:p>2,25E-02</text:p>
          </table:table-cell>
          <table:table-cell office:value-type="float" office:value="0.009166822" calcext:value-type="float">
            <text:p>9,17E-03</text:p>
          </table:table-cell>
          <table:table-cell table:formula="of:=[.A467]" office:value-type="float" office:value="0.0224761093748386" calcext:value-type="float">
            <text:p>2,25E-02</text:p>
          </table:table-cell>
          <table:table-cell table:number-columns-repeated="8"/>
        </table:table-row>
        <table:table-row table:style-name="ro1">
          <table:table-cell office:value-type="float" office:value="0.0225249374998386" calcext:value-type="float">
            <text:p>2,25E-02</text:p>
          </table:table-cell>
          <table:table-cell office:value-type="float" office:value="0.00931353" calcext:value-type="float">
            <text:p>9,31E-03</text:p>
          </table:table-cell>
          <table:table-cell table:formula="of:=[.A468]" office:value-type="float" office:value="0.0225249374998386" calcext:value-type="float">
            <text:p>2,25E-02</text:p>
          </table:table-cell>
          <table:table-cell table:number-columns-repeated="8"/>
        </table:table-row>
        <table:table-row table:style-name="ro1">
          <table:table-cell office:value-type="float" office:value="0.0225737656248386" calcext:value-type="float">
            <text:p>2,26E-02</text:p>
          </table:table-cell>
          <table:table-cell office:value-type="float" office:value="0.009462287" calcext:value-type="float">
            <text:p>9,46E-03</text:p>
          </table:table-cell>
          <table:table-cell table:formula="of:=[.A469]" office:value-type="float" office:value="0.0225737656248386" calcext:value-type="float">
            <text:p>2,26E-02</text:p>
          </table:table-cell>
          <table:table-cell table:number-columns-repeated="8"/>
        </table:table-row>
        <table:table-row table:style-name="ro1">
          <table:table-cell office:value-type="float" office:value="0.0226225937498386" calcext:value-type="float">
            <text:p>2,26E-02</text:p>
          </table:table-cell>
          <table:table-cell office:value-type="float" office:value="0.00961312" calcext:value-type="float">
            <text:p>9,61E-03</text:p>
          </table:table-cell>
          <table:table-cell table:formula="of:=[.A470]" office:value-type="float" office:value="0.0226225937498386" calcext:value-type="float">
            <text:p>2,26E-02</text:p>
          </table:table-cell>
          <table:table-cell table:number-columns-repeated="8"/>
        </table:table-row>
        <table:table-row table:style-name="ro1">
          <table:table-cell office:value-type="float" office:value="0.0226714218748386" calcext:value-type="float">
            <text:p>2,27E-02</text:p>
          </table:table-cell>
          <table:table-cell office:value-type="float" office:value="0.009766057" calcext:value-type="float">
            <text:p>9,77E-03</text:p>
          </table:table-cell>
          <table:table-cell table:formula="of:=[.A471]" office:value-type="float" office:value="0.0226714218748386" calcext:value-type="float">
            <text:p>2,27E-02</text:p>
          </table:table-cell>
          <table:table-cell table:number-columns-repeated="8"/>
        </table:table-row>
        <table:table-row table:style-name="ro1">
          <table:table-cell office:value-type="float" office:value="0.0227202499998386" calcext:value-type="float">
            <text:p>2,27E-02</text:p>
          </table:table-cell>
          <table:table-cell office:value-type="float" office:value="0.009921128" calcext:value-type="float">
            <text:p>9,92E-03</text:p>
          </table:table-cell>
          <table:table-cell table:formula="of:=[.A472]" office:value-type="float" office:value="0.0227202499998386" calcext:value-type="float">
            <text:p>2,27E-02</text:p>
          </table:table-cell>
          <table:table-cell table:number-columns-repeated="8"/>
        </table:table-row>
        <table:table-row table:style-name="ro1">
          <table:table-cell office:value-type="float" office:value="0.0227690781248386" calcext:value-type="float">
            <text:p>2,28E-02</text:p>
          </table:table-cell>
          <table:table-cell office:value-type="float" office:value="0.01007836" calcext:value-type="float">
            <text:p>1,01E-02</text:p>
          </table:table-cell>
          <table:table-cell table:formula="of:=[.A473]" office:value-type="float" office:value="0.0227690781248386" calcext:value-type="float">
            <text:p>2,28E-02</text:p>
          </table:table-cell>
          <table:table-cell table:number-columns-repeated="8"/>
        </table:table-row>
        <table:table-row table:style-name="ro1">
          <table:table-cell office:value-type="float" office:value="0.0228179062498386" calcext:value-type="float">
            <text:p>2,28E-02</text:p>
          </table:table-cell>
          <table:table-cell office:value-type="float" office:value="0.01023779" calcext:value-type="float">
            <text:p>1,02E-02</text:p>
          </table:table-cell>
          <table:table-cell table:formula="of:=[.A474]" office:value-type="float" office:value="0.0228179062498386" calcext:value-type="float">
            <text:p>2,28E-02</text:p>
          </table:table-cell>
          <table:table-cell table:number-columns-repeated="8"/>
        </table:table-row>
        <table:table-row table:style-name="ro1">
          <table:table-cell office:value-type="float" office:value="0.0228667343748386" calcext:value-type="float">
            <text:p>2,29E-02</text:p>
          </table:table-cell>
          <table:table-cell office:value-type="float" office:value="0.01039944" calcext:value-type="float">
            <text:p>1,04E-02</text:p>
          </table:table-cell>
          <table:table-cell table:formula="of:=[.A475]" office:value-type="float" office:value="0.0228667343748386" calcext:value-type="float">
            <text:p>2,29E-02</text:p>
          </table:table-cell>
          <table:table-cell table:number-columns-repeated="8"/>
        </table:table-row>
        <table:table-row table:style-name="ro1">
          <table:table-cell office:value-type="float" office:value="0.0229155624998386" calcext:value-type="float">
            <text:p>2,29E-02</text:p>
          </table:table-cell>
          <table:table-cell office:value-type="float" office:value="0.01056334" calcext:value-type="float">
            <text:p>1,06E-02</text:p>
          </table:table-cell>
          <table:table-cell table:formula="of:=[.A476]" office:value-type="float" office:value="0.0229155624998386" calcext:value-type="float">
            <text:p>2,29E-02</text:p>
          </table:table-cell>
          <table:table-cell table:number-columns-repeated="8"/>
        </table:table-row>
        <table:table-row table:style-name="ro1">
          <table:table-cell office:value-type="float" office:value="0.0229643906248386" calcext:value-type="float">
            <text:p>2,30E-02</text:p>
          </table:table-cell>
          <table:table-cell office:value-type="float" office:value="0.01072953" calcext:value-type="float">
            <text:p>1,07E-02</text:p>
          </table:table-cell>
          <table:table-cell table:formula="of:=[.A477]" office:value-type="float" office:value="0.0229643906248386" calcext:value-type="float">
            <text:p>2,30E-02</text:p>
          </table:table-cell>
          <table:table-cell table:number-columns-repeated="8"/>
        </table:table-row>
        <table:table-row table:style-name="ro1">
          <table:table-cell office:value-type="float" office:value="0.0230132187498386" calcext:value-type="float">
            <text:p>2,30E-02</text:p>
          </table:table-cell>
          <table:table-cell office:value-type="float" office:value="0.01089804" calcext:value-type="float">
            <text:p>1,09E-02</text:p>
          </table:table-cell>
          <table:table-cell table:formula="of:=[.A478]" office:value-type="float" office:value="0.0230132187498386" calcext:value-type="float">
            <text:p>2,30E-02</text:p>
          </table:table-cell>
          <table:table-cell table:number-columns-repeated="8"/>
        </table:table-row>
        <table:table-row table:style-name="ro1">
          <table:table-cell office:value-type="float" office:value="0.0230620468748386" calcext:value-type="float">
            <text:p>2,31E-02</text:p>
          </table:table-cell>
          <table:table-cell office:value-type="float" office:value="0.01106889" calcext:value-type="float">
            <text:p>1,11E-02</text:p>
          </table:table-cell>
          <table:table-cell table:formula="of:=[.A479]" office:value-type="float" office:value="0.0230620468748386" calcext:value-type="float">
            <text:p>2,31E-02</text:p>
          </table:table-cell>
          <table:table-cell table:number-columns-repeated="8"/>
        </table:table-row>
        <table:table-row table:style-name="ro1">
          <table:table-cell office:value-type="float" office:value="0.0231108749998386" calcext:value-type="float">
            <text:p>2,31E-02</text:p>
          </table:table-cell>
          <table:table-cell office:value-type="float" office:value="0.01124212" calcext:value-type="float">
            <text:p>1,12E-02</text:p>
          </table:table-cell>
          <table:table-cell table:formula="of:=[.A480]" office:value-type="float" office:value="0.0231108749998386" calcext:value-type="float">
            <text:p>2,31E-02</text:p>
          </table:table-cell>
          <table:table-cell table:number-columns-repeated="8"/>
        </table:table-row>
        <table:table-row table:style-name="ro1">
          <table:table-cell office:value-type="float" office:value="0.0231597031248386" calcext:value-type="float">
            <text:p>2,32E-02</text:p>
          </table:table-cell>
          <table:table-cell office:value-type="float" office:value="0.01141776" calcext:value-type="float">
            <text:p>1,14E-02</text:p>
          </table:table-cell>
          <table:table-cell table:formula="of:=[.A481]" office:value-type="float" office:value="0.0231597031248386" calcext:value-type="float">
            <text:p>2,32E-02</text:p>
          </table:table-cell>
          <table:table-cell table:number-columns-repeated="8"/>
        </table:table-row>
        <table:table-row table:style-name="ro1">
          <table:table-cell office:value-type="float" office:value="0.0232085312498386" calcext:value-type="float">
            <text:p>2,32E-02</text:p>
          </table:table-cell>
          <table:table-cell office:value-type="float" office:value="0.01159585" calcext:value-type="float">
            <text:p>1,16E-02</text:p>
          </table:table-cell>
          <table:table-cell table:formula="of:=[.A482]" office:value-type="float" office:value="0.0232085312498386" calcext:value-type="float">
            <text:p>2,32E-02</text:p>
          </table:table-cell>
          <table:table-cell table:number-columns-repeated="8"/>
        </table:table-row>
        <table:table-row table:style-name="ro1">
          <table:table-cell office:value-type="float" office:value="0.0232573593748386" calcext:value-type="float">
            <text:p>2,33E-02</text:p>
          </table:table-cell>
          <table:table-cell office:value-type="float" office:value="0.01177642" calcext:value-type="float">
            <text:p>1,18E-02</text:p>
          </table:table-cell>
          <table:table-cell table:formula="of:=[.A483]" office:value-type="float" office:value="0.0232573593748386" calcext:value-type="float">
            <text:p>2,33E-02</text:p>
          </table:table-cell>
          <table:table-cell table:number-columns-repeated="8"/>
        </table:table-row>
        <table:table-row table:style-name="ro1">
          <table:table-cell office:value-type="float" office:value="0.0233061874998386" calcext:value-type="float">
            <text:p>2,33E-02</text:p>
          </table:table-cell>
          <table:table-cell office:value-type="float" office:value="0.0119595" calcext:value-type="float">
            <text:p>1,20E-02</text:p>
          </table:table-cell>
          <table:table-cell table:formula="of:=[.A484]" office:value-type="float" office:value="0.0233061874998386" calcext:value-type="float">
            <text:p>2,33E-02</text:p>
          </table:table-cell>
          <table:table-cell table:number-columns-repeated="8"/>
        </table:table-row>
        <table:table-row table:style-name="ro1">
          <table:table-cell office:value-type="float" office:value="0.0233550156248386" calcext:value-type="float">
            <text:p>2,34E-02</text:p>
          </table:table-cell>
          <table:table-cell office:value-type="float" office:value="0.01214513" calcext:value-type="float">
            <text:p>1,21E-02</text:p>
          </table:table-cell>
          <table:table-cell table:formula="of:=[.A485]" office:value-type="float" office:value="0.0233550156248386" calcext:value-type="float">
            <text:p>2,34E-02</text:p>
          </table:table-cell>
          <table:table-cell table:number-columns-repeated="8"/>
        </table:table-row>
        <table:table-row table:style-name="ro1">
          <table:table-cell office:value-type="float" office:value="0.0234038437498386" calcext:value-type="float">
            <text:p>2,34E-02</text:p>
          </table:table-cell>
          <table:table-cell office:value-type="float" office:value="0.01233335" calcext:value-type="float">
            <text:p>1,23E-02</text:p>
          </table:table-cell>
          <table:table-cell table:formula="of:=[.A486]" office:value-type="float" office:value="0.0234038437498386" calcext:value-type="float">
            <text:p>2,34E-02</text:p>
          </table:table-cell>
          <table:table-cell table:number-columns-repeated="8"/>
        </table:table-row>
        <table:table-row table:style-name="ro1">
          <table:table-cell office:value-type="float" office:value="0.0234526718748386" calcext:value-type="float">
            <text:p>2,35E-02</text:p>
          </table:table-cell>
          <table:table-cell office:value-type="float" office:value="0.01252418" calcext:value-type="float">
            <text:p>1,25E-02</text:p>
          </table:table-cell>
          <table:table-cell table:formula="of:=[.A487]" office:value-type="float" office:value="0.0234526718748386" calcext:value-type="float">
            <text:p>2,35E-02</text:p>
          </table:table-cell>
          <table:table-cell table:number-columns-repeated="8"/>
        </table:table-row>
        <table:table-row table:style-name="ro1">
          <table:table-cell office:value-type="float" office:value="0.0235014999998386" calcext:value-type="float">
            <text:p>2,35E-02</text:p>
          </table:table-cell>
          <table:table-cell office:value-type="float" office:value="0.01271766" calcext:value-type="float">
            <text:p>1,27E-02</text:p>
          </table:table-cell>
          <table:table-cell table:formula="of:=[.A488]" office:value-type="float" office:value="0.0235014999998386" calcext:value-type="float">
            <text:p>2,35E-02</text:p>
          </table:table-cell>
          <table:table-cell table:number-columns-repeated="8"/>
        </table:table-row>
        <table:table-row table:style-name="ro1">
          <table:table-cell office:value-type="float" office:value="0.0235503281248386" calcext:value-type="float">
            <text:p>2,36E-02</text:p>
          </table:table-cell>
          <table:table-cell office:value-type="float" office:value="0.01291384" calcext:value-type="float">
            <text:p>1,29E-02</text:p>
          </table:table-cell>
          <table:table-cell table:formula="of:=[.A489]" office:value-type="float" office:value="0.0235503281248386" calcext:value-type="float">
            <text:p>2,36E-02</text:p>
          </table:table-cell>
          <table:table-cell table:number-columns-repeated="8"/>
        </table:table-row>
        <table:table-row table:style-name="ro1">
          <table:table-cell office:value-type="float" office:value="0.0235991562498386" calcext:value-type="float">
            <text:p>2,36E-02</text:p>
          </table:table-cell>
          <table:table-cell office:value-type="float" office:value="0.01311274" calcext:value-type="float">
            <text:p>1,31E-02</text:p>
          </table:table-cell>
          <table:table-cell table:formula="of:=[.A490]" office:value-type="float" office:value="0.0235991562498386" calcext:value-type="float">
            <text:p>2,36E-02</text:p>
          </table:table-cell>
          <table:table-cell table:number-columns-repeated="8"/>
        </table:table-row>
        <table:table-row table:style-name="ro1">
          <table:table-cell office:value-type="float" office:value="0.0236479843748386" calcext:value-type="float">
            <text:p>2,36E-02</text:p>
          </table:table-cell>
          <table:table-cell office:value-type="float" office:value="0.0133144" calcext:value-type="float">
            <text:p>1,33E-02</text:p>
          </table:table-cell>
          <table:table-cell table:formula="of:=[.A491]" office:value-type="float" office:value="0.0236479843748386" calcext:value-type="float">
            <text:p>2,36E-02</text:p>
          </table:table-cell>
          <table:table-cell table:number-columns-repeated="8"/>
        </table:table-row>
        <table:table-row table:style-name="ro1">
          <table:table-cell office:value-type="float" office:value="0.0236968124998386" calcext:value-type="float">
            <text:p>2,37E-02</text:p>
          </table:table-cell>
          <table:table-cell office:value-type="float" office:value="0.01351887" calcext:value-type="float">
            <text:p>1,35E-02</text:p>
          </table:table-cell>
          <table:table-cell table:formula="of:=[.A492]" office:value-type="float" office:value="0.0236968124998386" calcext:value-type="float">
            <text:p>2,37E-02</text:p>
          </table:table-cell>
          <table:table-cell table:number-columns-repeated="8"/>
        </table:table-row>
        <table:table-row table:style-name="ro1">
          <table:table-cell office:value-type="float" office:value="0.0237456406248386" calcext:value-type="float">
            <text:p>2,37E-02</text:p>
          </table:table-cell>
          <table:table-cell office:value-type="float" office:value="0.01372618" calcext:value-type="float">
            <text:p>1,37E-02</text:p>
          </table:table-cell>
          <table:table-cell table:formula="of:=[.A493]" office:value-type="float" office:value="0.0237456406248386" calcext:value-type="float">
            <text:p>2,37E-02</text:p>
          </table:table-cell>
          <table:table-cell table:number-columns-repeated="8"/>
        </table:table-row>
        <table:table-row table:style-name="ro1">
          <table:table-cell office:value-type="float" office:value="0.0237944687498386" calcext:value-type="float">
            <text:p>2,38E-02</text:p>
          </table:table-cell>
          <table:table-cell office:value-type="float" office:value="0.01393636" calcext:value-type="float">
            <text:p>1,39E-02</text:p>
          </table:table-cell>
          <table:table-cell table:formula="of:=[.A494]" office:value-type="float" office:value="0.0237944687498386" calcext:value-type="float">
            <text:p>2,38E-02</text:p>
          </table:table-cell>
          <table:table-cell table:number-columns-repeated="8"/>
        </table:table-row>
        <table:table-row table:style-name="ro1">
          <table:table-cell office:value-type="float" office:value="0.0238432968748386" calcext:value-type="float">
            <text:p>2,38E-02</text:p>
          </table:table-cell>
          <table:table-cell office:value-type="float" office:value="0.01414947" calcext:value-type="float">
            <text:p>1,41E-02</text:p>
          </table:table-cell>
          <table:table-cell table:formula="of:=[.A495]" office:value-type="float" office:value="0.0238432968748386" calcext:value-type="float">
            <text:p>2,38E-02</text:p>
          </table:table-cell>
          <table:table-cell table:number-columns-repeated="8"/>
        </table:table-row>
        <table:table-row table:style-name="ro1">
          <table:table-cell office:value-type="float" office:value="0.0238921249998386" calcext:value-type="float">
            <text:p>2,39E-02</text:p>
          </table:table-cell>
          <table:table-cell office:value-type="float" office:value="0.01436553" calcext:value-type="float">
            <text:p>1,44E-02</text:p>
          </table:table-cell>
          <table:table-cell table:formula="of:=[.A496]" office:value-type="float" office:value="0.0238921249998386" calcext:value-type="float">
            <text:p>2,39E-02</text:p>
          </table:table-cell>
          <table:table-cell table:number-columns-repeated="8"/>
        </table:table-row>
        <table:table-row table:style-name="ro1">
          <table:table-cell office:value-type="float" office:value="0.0239409531248386" calcext:value-type="float">
            <text:p>2,39E-02</text:p>
          </table:table-cell>
          <table:table-cell office:value-type="float" office:value="0.01458459" calcext:value-type="float">
            <text:p>1,46E-02</text:p>
          </table:table-cell>
          <table:table-cell table:formula="of:=[.A497]" office:value-type="float" office:value="0.0239409531248386" calcext:value-type="float">
            <text:p>2,39E-02</text:p>
          </table:table-cell>
          <table:table-cell table:number-columns-repeated="8"/>
        </table:table-row>
        <table:table-row table:style-name="ro1">
          <table:table-cell office:value-type="float" office:value="0.0239897812498386" calcext:value-type="float">
            <text:p>2,40E-02</text:p>
          </table:table-cell>
          <table:table-cell office:value-type="float" office:value="0.01480668" calcext:value-type="float">
            <text:p>1,48E-02</text:p>
          </table:table-cell>
          <table:table-cell table:formula="of:=[.A498]" office:value-type="float" office:value="0.0239897812498386" calcext:value-type="float">
            <text:p>2,40E-02</text:p>
          </table:table-cell>
          <table:table-cell table:number-columns-repeated="8"/>
        </table:table-row>
        <table:table-row table:style-name="ro1">
          <table:table-cell office:value-type="float" office:value="0.0240386093748386" calcext:value-type="float">
            <text:p>2,40E-02</text:p>
          </table:table-cell>
          <table:table-cell office:value-type="float" office:value="0.01503186" calcext:value-type="float">
            <text:p>1,50E-02</text:p>
          </table:table-cell>
          <table:table-cell table:formula="of:=[.A499]" office:value-type="float" office:value="0.0240386093748386" calcext:value-type="float">
            <text:p>2,40E-02</text:p>
          </table:table-cell>
          <table:table-cell table:number-columns-repeated="8"/>
        </table:table-row>
        <table:table-row table:style-name="ro1">
          <table:table-cell office:value-type="float" office:value="0.0240874374998386" calcext:value-type="float">
            <text:p>2,41E-02</text:p>
          </table:table-cell>
          <table:table-cell office:value-type="float" office:value="0.01526016" calcext:value-type="float">
            <text:p>1,53E-02</text:p>
          </table:table-cell>
          <table:table-cell table:formula="of:=[.A500]" office:value-type="float" office:value="0.0240874374998386" calcext:value-type="float">
            <text:p>2,41E-02</text:p>
          </table:table-cell>
          <table:table-cell table:number-columns-repeated="8"/>
        </table:table-row>
        <table:table-row table:style-name="ro1">
          <table:table-cell office:value-type="float" office:value="0.0241362656248386" calcext:value-type="float">
            <text:p>2,41E-02</text:p>
          </table:table-cell>
          <table:table-cell office:value-type="float" office:value="0.01549163" calcext:value-type="float">
            <text:p>1,55E-02</text:p>
          </table:table-cell>
          <table:table-cell table:formula="of:=[.A501]" office:value-type="float" office:value="0.0241362656248386" calcext:value-type="float">
            <text:p>2,41E-02</text:p>
          </table:table-cell>
          <table:table-cell table:number-columns-repeated="8"/>
        </table:table-row>
        <table:table-row table:style-name="ro1">
          <table:table-cell office:value-type="float" office:value="0.0241850937498386" calcext:value-type="float">
            <text:p>2,42E-02</text:p>
          </table:table-cell>
          <table:table-cell office:value-type="float" office:value="0.0157263" calcext:value-type="float">
            <text:p>1,57E-02</text:p>
          </table:table-cell>
          <table:table-cell table:formula="of:=[.A502]" office:value-type="float" office:value="0.0241850937498386" calcext:value-type="float">
            <text:p>2,42E-02</text:p>
          </table:table-cell>
          <table:table-cell table:number-columns-repeated="8"/>
        </table:table-row>
        <table:table-row table:style-name="ro1">
          <table:table-cell office:value-type="float" office:value="0.0242339218748386" calcext:value-type="float">
            <text:p>2,42E-02</text:p>
          </table:table-cell>
          <table:table-cell office:value-type="float" office:value="0.01596422" calcext:value-type="float">
            <text:p>1,60E-02</text:p>
          </table:table-cell>
          <table:table-cell table:formula="of:=[.A503]" office:value-type="float" office:value="0.0242339218748386" calcext:value-type="float">
            <text:p>2,42E-02</text:p>
          </table:table-cell>
          <table:table-cell table:number-columns-repeated="8"/>
        </table:table-row>
        <table:table-row table:style-name="ro1">
          <table:table-cell office:value-type="float" office:value="0.0242827499998386" calcext:value-type="float">
            <text:p>2,43E-02</text:p>
          </table:table-cell>
          <table:table-cell office:value-type="float" office:value="0.01620544" calcext:value-type="float">
            <text:p>1,62E-02</text:p>
          </table:table-cell>
          <table:table-cell table:formula="of:=[.A504]" office:value-type="float" office:value="0.0242827499998386" calcext:value-type="float">
            <text:p>2,43E-02</text:p>
          </table:table-cell>
          <table:table-cell table:number-columns-repeated="8"/>
        </table:table-row>
        <table:table-row table:style-name="ro1">
          <table:table-cell office:value-type="float" office:value="0.0243315781248386" calcext:value-type="float">
            <text:p>2,43E-02</text:p>
          </table:table-cell>
          <table:table-cell office:value-type="float" office:value="0.01645" calcext:value-type="float">
            <text:p>1,65E-02</text:p>
          </table:table-cell>
          <table:table-cell table:formula="of:=[.A505]" office:value-type="float" office:value="0.0243315781248386" calcext:value-type="float">
            <text:p>2,43E-02</text:p>
          </table:table-cell>
          <table:table-cell table:number-columns-repeated="8"/>
        </table:table-row>
        <table:table-row table:style-name="ro1">
          <table:table-cell office:value-type="float" office:value="0.0243804062498386" calcext:value-type="float">
            <text:p>2,44E-02</text:p>
          </table:table-cell>
          <table:table-cell office:value-type="float" office:value="0.01669795" calcext:value-type="float">
            <text:p>1,67E-02</text:p>
          </table:table-cell>
          <table:table-cell table:formula="of:=[.A506]" office:value-type="float" office:value="0.0243804062498386" calcext:value-type="float">
            <text:p>2,44E-02</text:p>
          </table:table-cell>
          <table:table-cell table:number-columns-repeated="8"/>
        </table:table-row>
        <table:table-row table:style-name="ro1">
          <table:table-cell office:value-type="float" office:value="0.0244292343748386" calcext:value-type="float">
            <text:p>2,44E-02</text:p>
          </table:table-cell>
          <table:table-cell office:value-type="float" office:value="0.01694932" calcext:value-type="float">
            <text:p>1,69E-02</text:p>
          </table:table-cell>
          <table:table-cell table:formula="of:=[.A507]" office:value-type="float" office:value="0.0244292343748386" calcext:value-type="float">
            <text:p>2,44E-02</text:p>
          </table:table-cell>
          <table:table-cell table:number-columns-repeated="8"/>
        </table:table-row>
        <table:table-row table:style-name="ro1">
          <table:table-cell office:value-type="float" office:value="0.0244780624998386" calcext:value-type="float">
            <text:p>2,45E-02</text:p>
          </table:table-cell>
          <table:table-cell office:value-type="float" office:value="0.01720417" calcext:value-type="float">
            <text:p>1,72E-02</text:p>
          </table:table-cell>
          <table:table-cell table:formula="of:=[.A508]" office:value-type="float" office:value="0.0244780624998386" calcext:value-type="float">
            <text:p>2,45E-02</text:p>
          </table:table-cell>
          <table:table-cell table:number-columns-repeated="8"/>
        </table:table-row>
        <table:table-row table:style-name="ro1">
          <table:table-cell office:value-type="float" office:value="0.0245268906248386" calcext:value-type="float">
            <text:p>2,45E-02</text:p>
          </table:table-cell>
          <table:table-cell office:value-type="float" office:value="0.01746255" calcext:value-type="float">
            <text:p>1,75E-02</text:p>
          </table:table-cell>
          <table:table-cell table:formula="of:=[.A509]" office:value-type="float" office:value="0.0245268906248386" calcext:value-type="float">
            <text:p>2,45E-02</text:p>
          </table:table-cell>
          <table:table-cell table:number-columns-repeated="8"/>
        </table:table-row>
        <table:table-row table:style-name="ro1">
          <table:table-cell office:value-type="float" office:value="0.0245757187498386" calcext:value-type="float">
            <text:p>2,46E-02</text:p>
          </table:table-cell>
          <table:table-cell office:value-type="float" office:value="0.0177245" calcext:value-type="float">
            <text:p>1,77E-02</text:p>
          </table:table-cell>
          <table:table-cell table:formula="of:=[.A510]" office:value-type="float" office:value="0.0245757187498386" calcext:value-type="float">
            <text:p>2,46E-02</text:p>
          </table:table-cell>
          <table:table-cell table:number-columns-repeated="8"/>
        </table:table-row>
        <table:table-row table:style-name="ro1">
          <table:table-cell office:value-type="float" office:value="0.0246245468748386" calcext:value-type="float">
            <text:p>2,46E-02</text:p>
          </table:table-cell>
          <table:table-cell office:value-type="float" office:value="0.01799007" calcext:value-type="float">
            <text:p>1,80E-02</text:p>
          </table:table-cell>
          <table:table-cell table:formula="of:=[.A511]" office:value-type="float" office:value="0.0246245468748386" calcext:value-type="float">
            <text:p>2,46E-02</text:p>
          </table:table-cell>
          <table:table-cell table:number-columns-repeated="8"/>
        </table:table-row>
        <table:table-row table:style-name="ro1">
          <table:table-cell office:value-type="float" office:value="0.0246733749998386" calcext:value-type="float">
            <text:p>2,47E-02</text:p>
          </table:table-cell>
          <table:table-cell office:value-type="float" office:value="0.0182593" calcext:value-type="float">
            <text:p>1,83E-02</text:p>
          </table:table-cell>
          <table:table-cell table:formula="of:=[.A512]" office:value-type="float" office:value="0.0246733749998386" calcext:value-type="float">
            <text:p>2,47E-02</text:p>
          </table:table-cell>
          <table:table-cell table:number-columns-repeated="8"/>
        </table:table-row>
        <table:table-row table:style-name="ro1">
          <table:table-cell office:value-type="float" office:value="0.0247222031248386" calcext:value-type="float">
            <text:p>2,47E-02</text:p>
          </table:table-cell>
          <table:table-cell office:value-type="float" office:value="0.01853226" calcext:value-type="float">
            <text:p>1,85E-02</text:p>
          </table:table-cell>
          <table:table-cell table:formula="of:=[.A513]" office:value-type="float" office:value="0.0247222031248386" calcext:value-type="float">
            <text:p>2,47E-02</text:p>
          </table:table-cell>
          <table:table-cell table:number-columns-repeated="8"/>
        </table:table-row>
        <table:table-row table:style-name="ro1">
          <table:table-cell office:value-type="float" office:value="0.0247710312498386" calcext:value-type="float">
            <text:p>2,48E-02</text:p>
          </table:table-cell>
          <table:table-cell office:value-type="float" office:value="0.01880899" calcext:value-type="float">
            <text:p>1,88E-02</text:p>
          </table:table-cell>
          <table:table-cell table:formula="of:=[.A514]" office:value-type="float" office:value="0.0247710312498386" calcext:value-type="float">
            <text:p>2,48E-02</text:p>
          </table:table-cell>
          <table:table-cell table:number-columns-repeated="8"/>
        </table:table-row>
        <table:table-row table:style-name="ro1">
          <table:table-cell office:value-type="float" office:value="0.0248198593748386" calcext:value-type="float">
            <text:p>2,48E-02</text:p>
          </table:table-cell>
          <table:table-cell office:value-type="float" office:value="0.01908953" calcext:value-type="float">
            <text:p>1,91E-02</text:p>
          </table:table-cell>
          <table:table-cell table:formula="of:=[.A515]" office:value-type="float" office:value="0.0248198593748386" calcext:value-type="float">
            <text:p>2,48E-02</text:p>
          </table:table-cell>
          <table:table-cell table:number-columns-repeated="8"/>
        </table:table-row>
        <table:table-row table:style-name="ro1">
          <table:table-cell office:value-type="float" office:value="0.0248686874998386" calcext:value-type="float">
            <text:p>2,49E-02</text:p>
          </table:table-cell>
          <table:table-cell office:value-type="float" office:value="0.01937395" calcext:value-type="float">
            <text:p>1,94E-02</text:p>
          </table:table-cell>
          <table:table-cell table:formula="of:=[.A516]" office:value-type="float" office:value="0.0248686874998386" calcext:value-type="float">
            <text:p>2,49E-02</text:p>
          </table:table-cell>
          <table:table-cell table:number-columns-repeated="8"/>
        </table:table-row>
        <table:table-row table:style-name="ro1">
          <table:table-cell office:value-type="float" office:value="0.0249175156248386" calcext:value-type="float">
            <text:p>2,49E-02</text:p>
          </table:table-cell>
          <table:table-cell office:value-type="float" office:value="0.01966229" calcext:value-type="float">
            <text:p>1,97E-02</text:p>
          </table:table-cell>
          <table:table-cell table:formula="of:=[.A517]" office:value-type="float" office:value="0.0249175156248386" calcext:value-type="float">
            <text:p>2,49E-02</text:p>
          </table:table-cell>
          <table:table-cell table:number-columns-repeated="8"/>
        </table:table-row>
        <table:table-row table:style-name="ro1">
          <table:table-cell office:value-type="float" office:value="0.0249663437498386" calcext:value-type="float">
            <text:p>2,50E-02</text:p>
          </table:table-cell>
          <table:table-cell office:value-type="float" office:value="0.01995461" calcext:value-type="float">
            <text:p>2,00E-02</text:p>
          </table:table-cell>
          <table:table-cell table:formula="of:=[.A518]" office:value-type="float" office:value="0.0249663437498386" calcext:value-type="float">
            <text:p>2,50E-02</text:p>
          </table:table-cell>
          <table:table-cell table:number-columns-repeated="8"/>
        </table:table-row>
        <table:table-row table:style-name="ro1">
          <table:table-cell office:value-type="float" office:value="0.0250151718748386" calcext:value-type="float">
            <text:p>2,50E-02</text:p>
          </table:table-cell>
          <table:table-cell office:value-type="float" office:value="0.02025096" calcext:value-type="float">
            <text:p>2,03E-02</text:p>
          </table:table-cell>
          <table:table-cell table:formula="of:=[.A519]" office:value-type="float" office:value="0.0250151718748386" calcext:value-type="float">
            <text:p>2,50E-02</text:p>
          </table:table-cell>
          <table:table-cell table:number-columns-repeated="8"/>
        </table:table-row>
        <table:table-row table:style-name="ro1">
          <table:table-cell office:value-type="float" office:value="0.0250639999998386" calcext:value-type="float">
            <text:p>2,51E-02</text:p>
          </table:table-cell>
          <table:table-cell office:value-type="float" office:value="0.02055139" calcext:value-type="float">
            <text:p>2,06E-02</text:p>
          </table:table-cell>
          <table:table-cell table:formula="of:=[.A520]" office:value-type="float" office:value="0.0250639999998386" calcext:value-type="float">
            <text:p>2,51E-02</text:p>
          </table:table-cell>
          <table:table-cell table:number-columns-repeated="8"/>
        </table:table-row>
        <table:table-row table:style-name="ro1">
          <table:table-cell office:value-type="float" office:value="0.0251128281248386" calcext:value-type="float">
            <text:p>2,51E-02</text:p>
          </table:table-cell>
          <table:table-cell office:value-type="float" office:value="0.02085595" calcext:value-type="float">
            <text:p>2,09E-02</text:p>
          </table:table-cell>
          <table:table-cell table:formula="of:=[.A521]" office:value-type="float" office:value="0.0251128281248386" calcext:value-type="float">
            <text:p>2,51E-02</text:p>
          </table:table-cell>
          <table:table-cell table:number-columns-repeated="8"/>
        </table:table-row>
        <table:table-row table:style-name="ro1">
          <table:table-cell office:value-type="float" office:value="0.0251616562498386" calcext:value-type="float">
            <text:p>2,52E-02</text:p>
          </table:table-cell>
          <table:table-cell office:value-type="float" office:value="0.02116472" calcext:value-type="float">
            <text:p>2,12E-02</text:p>
          </table:table-cell>
          <table:table-cell table:formula="of:=[.A522]" office:value-type="float" office:value="0.0251616562498386" calcext:value-type="float">
            <text:p>2,52E-02</text:p>
          </table:table-cell>
          <table:table-cell table:number-columns-repeated="8"/>
        </table:table-row>
        <table:table-row table:style-name="ro1">
          <table:table-cell office:value-type="float" office:value="0.0252104843748386" calcext:value-type="float">
            <text:p>2,52E-02</text:p>
          </table:table-cell>
          <table:table-cell office:value-type="float" office:value="0.02147773" calcext:value-type="float">
            <text:p>2,15E-02</text:p>
          </table:table-cell>
          <table:table-cell table:formula="of:=[.A523]" office:value-type="float" office:value="0.0252104843748386" calcext:value-type="float">
            <text:p>2,52E-02</text:p>
          </table:table-cell>
          <table:table-cell table:number-columns-repeated="8"/>
        </table:table-row>
        <table:table-row table:style-name="ro1">
          <table:table-cell office:value-type="float" office:value="0.0252593124998386" calcext:value-type="float">
            <text:p>2,53E-02</text:p>
          </table:table-cell>
          <table:table-cell office:value-type="float" office:value="0.02179505" calcext:value-type="float">
            <text:p>2,18E-02</text:p>
          </table:table-cell>
          <table:table-cell table:formula="of:=[.A524]" office:value-type="float" office:value="0.0252593124998386" calcext:value-type="float">
            <text:p>2,53E-02</text:p>
          </table:table-cell>
          <table:table-cell table:number-columns-repeated="8"/>
        </table:table-row>
        <table:table-row table:style-name="ro1">
          <table:table-cell office:value-type="float" office:value="0.0253081406248386" calcext:value-type="float">
            <text:p>2,53E-02</text:p>
          </table:table-cell>
          <table:table-cell office:value-type="float" office:value="0.02211674" calcext:value-type="float">
            <text:p>2,21E-02</text:p>
          </table:table-cell>
          <table:table-cell table:formula="of:=[.A525]" office:value-type="float" office:value="0.0253081406248386" calcext:value-type="float">
            <text:p>2,53E-02</text:p>
          </table:table-cell>
          <table:table-cell table:number-columns-repeated="8"/>
        </table:table-row>
        <table:table-row table:style-name="ro1">
          <table:table-cell office:value-type="float" office:value="0.0253569687498386" calcext:value-type="float">
            <text:p>2,54E-02</text:p>
          </table:table-cell>
          <table:table-cell office:value-type="float" office:value="0.02244284" calcext:value-type="float">
            <text:p>2,24E-02</text:p>
          </table:table-cell>
          <table:table-cell table:formula="of:=[.A526]" office:value-type="float" office:value="0.0253569687498386" calcext:value-type="float">
            <text:p>2,54E-02</text:p>
          </table:table-cell>
          <table:table-cell table:number-columns-repeated="8"/>
        </table:table-row>
        <table:table-row table:style-name="ro1">
          <table:table-cell office:value-type="float" office:value="0.0254057968748386" calcext:value-type="float">
            <text:p>2,54E-02</text:p>
          </table:table-cell>
          <table:table-cell office:value-type="float" office:value="0.02277343" calcext:value-type="float">
            <text:p>2,28E-02</text:p>
          </table:table-cell>
          <table:table-cell table:formula="of:=[.A527]" office:value-type="float" office:value="0.0254057968748386" calcext:value-type="float">
            <text:p>2,54E-02</text:p>
          </table:table-cell>
          <table:table-cell table:number-columns-repeated="8"/>
        </table:table-row>
        <table:table-row table:style-name="ro1">
          <table:table-cell office:value-type="float" office:value="0.0254546249998386" calcext:value-type="float">
            <text:p>2,55E-02</text:p>
          </table:table-cell>
          <table:table-cell office:value-type="float" office:value="0.02310857" calcext:value-type="float">
            <text:p>2,31E-02</text:p>
          </table:table-cell>
          <table:table-cell table:formula="of:=[.A528]" office:value-type="float" office:value="0.0254546249998386" calcext:value-type="float">
            <text:p>2,55E-02</text:p>
          </table:table-cell>
          <table:table-cell table:number-columns-repeated="8"/>
        </table:table-row>
        <table:table-row table:style-name="ro1">
          <table:table-cell office:value-type="float" office:value="0.0255034531248386" calcext:value-type="float">
            <text:p>2,55E-02</text:p>
          </table:table-cell>
          <table:table-cell office:value-type="float" office:value="0.0234483" calcext:value-type="float">
            <text:p>2,34E-02</text:p>
          </table:table-cell>
          <table:table-cell table:formula="of:=[.A529]" office:value-type="float" office:value="0.0255034531248386" calcext:value-type="float">
            <text:p>2,55E-02</text:p>
          </table:table-cell>
          <table:table-cell table:number-columns-repeated="8"/>
        </table:table-row>
        <table:table-row table:style-name="ro1">
          <table:table-cell office:value-type="float" office:value="0.0255522812498386" calcext:value-type="float">
            <text:p>2,56E-02</text:p>
          </table:table-cell>
          <table:table-cell office:value-type="float" office:value="0.0237927" calcext:value-type="float">
            <text:p>2,38E-02</text:p>
          </table:table-cell>
          <table:table-cell table:formula="of:=[.A530]" office:value-type="float" office:value="0.0255522812498386" calcext:value-type="float">
            <text:p>2,56E-02</text:p>
          </table:table-cell>
          <table:table-cell table:number-columns-repeated="8"/>
        </table:table-row>
        <table:table-row table:style-name="ro1">
          <table:table-cell office:value-type="float" office:value="0.0256011093748386" calcext:value-type="float">
            <text:p>2,56E-02</text:p>
          </table:table-cell>
          <table:table-cell office:value-type="float" office:value="0.02414183" calcext:value-type="float">
            <text:p>2,41E-02</text:p>
          </table:table-cell>
          <table:table-cell table:formula="of:=[.A531]" office:value-type="float" office:value="0.0256011093748386" calcext:value-type="float">
            <text:p>2,56E-02</text:p>
          </table:table-cell>
          <table:table-cell table:number-columns-repeated="8"/>
        </table:table-row>
        <table:table-row table:style-name="ro1">
          <table:table-cell office:value-type="float" office:value="0.0256499374998386" calcext:value-type="float">
            <text:p>2,56E-02</text:p>
          </table:table-cell>
          <table:table-cell office:value-type="float" office:value="0.02449574" calcext:value-type="float">
            <text:p>2,45E-02</text:p>
          </table:table-cell>
          <table:table-cell table:formula="of:=[.A532]" office:value-type="float" office:value="0.0256499374998386" calcext:value-type="float">
            <text:p>2,56E-02</text:p>
          </table:table-cell>
          <table:table-cell table:number-columns-repeated="8"/>
        </table:table-row>
        <table:table-row table:style-name="ro1">
          <table:table-cell office:value-type="float" office:value="0.0256987656248386" calcext:value-type="float">
            <text:p>2,57E-02</text:p>
          </table:table-cell>
          <table:table-cell office:value-type="float" office:value="0.02485451" calcext:value-type="float">
            <text:p>2,49E-02</text:p>
          </table:table-cell>
          <table:table-cell table:formula="of:=[.A533]" office:value-type="float" office:value="0.0256987656248386" calcext:value-type="float">
            <text:p>2,57E-02</text:p>
          </table:table-cell>
          <table:table-cell table:number-columns-repeated="8"/>
        </table:table-row>
        <table:table-row table:style-name="ro1">
          <table:table-cell office:value-type="float" office:value="0.0257475937498386" calcext:value-type="float">
            <text:p>2,57E-02</text:p>
          </table:table-cell>
          <table:table-cell office:value-type="float" office:value="0.02521819" calcext:value-type="float">
            <text:p>2,52E-02</text:p>
          </table:table-cell>
          <table:table-cell table:formula="of:=[.A534]" office:value-type="float" office:value="0.0257475937498386" calcext:value-type="float">
            <text:p>2,57E-02</text:p>
          </table:table-cell>
          <table:table-cell table:number-columns-repeated="8"/>
        </table:table-row>
        <table:table-row table:style-name="ro1">
          <table:table-cell office:value-type="float" office:value="0.0257964218748386" calcext:value-type="float">
            <text:p>2,58E-02</text:p>
          </table:table-cell>
          <table:table-cell office:value-type="float" office:value="0.02558686" calcext:value-type="float">
            <text:p>2,56E-02</text:p>
          </table:table-cell>
          <table:table-cell table:formula="of:=[.A535]" office:value-type="float" office:value="0.0257964218748386" calcext:value-type="float">
            <text:p>2,58E-02</text:p>
          </table:table-cell>
          <table:table-cell table:number-columns-repeated="8"/>
        </table:table-row>
        <table:table-row table:style-name="ro1">
          <table:table-cell office:value-type="float" office:value="0.0258452499998386" calcext:value-type="float">
            <text:p>2,58E-02</text:p>
          </table:table-cell>
          <table:table-cell office:value-type="float" office:value="0.02596057" calcext:value-type="float">
            <text:p>2,60E-02</text:p>
          </table:table-cell>
          <table:table-cell table:formula="of:=[.A536]" office:value-type="float" office:value="0.0258452499998386" calcext:value-type="float">
            <text:p>2,58E-02</text:p>
          </table:table-cell>
          <table:table-cell table:number-columns-repeated="8"/>
        </table:table-row>
        <table:table-row table:style-name="ro1">
          <table:table-cell office:value-type="float" office:value="0.0258940781248386" calcext:value-type="float">
            <text:p>2,59E-02</text:p>
          </table:table-cell>
          <table:table-cell office:value-type="float" office:value="0.0263394" calcext:value-type="float">
            <text:p>2,63E-02</text:p>
          </table:table-cell>
          <table:table-cell table:formula="of:=[.A537]" office:value-type="float" office:value="0.0258940781248386" calcext:value-type="float">
            <text:p>2,59E-02</text:p>
          </table:table-cell>
          <table:table-cell table:number-columns-repeated="8"/>
        </table:table-row>
        <table:table-row table:style-name="ro1">
          <table:table-cell office:value-type="float" office:value="0.0259429062498386" calcext:value-type="float">
            <text:p>2,59E-02</text:p>
          </table:table-cell>
          <table:table-cell office:value-type="float" office:value="0.02672342" calcext:value-type="float">
            <text:p>2,67E-02</text:p>
          </table:table-cell>
          <table:table-cell table:formula="of:=[.A538]" office:value-type="float" office:value="0.0259429062498386" calcext:value-type="float">
            <text:p>2,59E-02</text:p>
          </table:table-cell>
          <table:table-cell table:number-columns-repeated="8"/>
        </table:table-row>
        <table:table-row table:style-name="ro1">
          <table:table-cell office:value-type="float" office:value="0.0259917343748386" calcext:value-type="float">
            <text:p>2,60E-02</text:p>
          </table:table-cell>
          <table:table-cell office:value-type="float" office:value="0.02711269" calcext:value-type="float">
            <text:p>2,71E-02</text:p>
          </table:table-cell>
          <table:table-cell table:formula="of:=[.A539]" office:value-type="float" office:value="0.0259917343748386" calcext:value-type="float">
            <text:p>2,60E-02</text:p>
          </table:table-cell>
          <table:table-cell table:number-columns-repeated="8"/>
        </table:table-row>
        <table:table-row table:style-name="ro1">
          <table:table-cell office:value-type="float" office:value="0.0260405624998386" calcext:value-type="float">
            <text:p>2,60E-02</text:p>
          </table:table-cell>
          <table:table-cell office:value-type="float" office:value="0.02750727" calcext:value-type="float">
            <text:p>2,75E-02</text:p>
          </table:table-cell>
          <table:table-cell table:formula="of:=[.A540]" office:value-type="float" office:value="0.0260405624998386" calcext:value-type="float">
            <text:p>2,60E-02</text:p>
          </table:table-cell>
          <table:table-cell table:number-columns-repeated="8"/>
        </table:table-row>
        <table:table-row table:style-name="ro1">
          <table:table-cell office:value-type="float" office:value="0.0260893906248386" calcext:value-type="float">
            <text:p>2,61E-02</text:p>
          </table:table-cell>
          <table:table-cell office:value-type="float" office:value="0.02790725" calcext:value-type="float">
            <text:p>2,79E-02</text:p>
          </table:table-cell>
          <table:table-cell table:formula="of:=[.A541]" office:value-type="float" office:value="0.0260893906248386" calcext:value-type="float">
            <text:p>2,61E-02</text:p>
          </table:table-cell>
          <table:table-cell table:number-columns-repeated="8"/>
        </table:table-row>
        <table:table-row table:style-name="ro1">
          <table:table-cell office:value-type="float" office:value="0.0261382187498386" calcext:value-type="float">
            <text:p>2,61E-02</text:p>
          </table:table-cell>
          <table:table-cell office:value-type="float" office:value="0.02831269" calcext:value-type="float">
            <text:p>2,83E-02</text:p>
          </table:table-cell>
          <table:table-cell table:formula="of:=[.A542]" office:value-type="float" office:value="0.0261382187498386" calcext:value-type="float">
            <text:p>2,61E-02</text:p>
          </table:table-cell>
          <table:table-cell table:number-columns-repeated="8"/>
        </table:table-row>
        <table:table-row table:style-name="ro1">
          <table:table-cell office:value-type="float" office:value="0.0261870468748387" calcext:value-type="float">
            <text:p>2,62E-02</text:p>
          </table:table-cell>
          <table:table-cell office:value-type="float" office:value="0.02872367" calcext:value-type="float">
            <text:p>2,87E-02</text:p>
          </table:table-cell>
          <table:table-cell table:formula="of:=[.A543]" office:value-type="float" office:value="0.0261870468748387" calcext:value-type="float">
            <text:p>2,62E-02</text:p>
          </table:table-cell>
          <table:table-cell table:number-columns-repeated="8"/>
        </table:table-row>
        <table:table-row table:style-name="ro1">
          <table:table-cell office:value-type="float" office:value="0.0262358749998387" calcext:value-type="float">
            <text:p>2,62E-02</text:p>
          </table:table-cell>
          <table:table-cell office:value-type="float" office:value="0.02914025" calcext:value-type="float">
            <text:p>2,91E-02</text:p>
          </table:table-cell>
          <table:table-cell table:formula="of:=[.A544]" office:value-type="float" office:value="0.0262358749998387" calcext:value-type="float">
            <text:p>2,62E-02</text:p>
          </table:table-cell>
          <table:table-cell table:number-columns-repeated="8"/>
        </table:table-row>
        <table:table-row table:style-name="ro1">
          <table:table-cell office:value-type="float" office:value="0.0262847031248387" calcext:value-type="float">
            <text:p>2,63E-02</text:p>
          </table:table-cell>
          <table:table-cell office:value-type="float" office:value="0.02956252" calcext:value-type="float">
            <text:p>2,96E-02</text:p>
          </table:table-cell>
          <table:table-cell table:formula="of:=[.A545]" office:value-type="float" office:value="0.0262847031248387" calcext:value-type="float">
            <text:p>2,63E-02</text:p>
          </table:table-cell>
          <table:table-cell table:number-columns-repeated="8"/>
        </table:table-row>
        <table:table-row table:style-name="ro1">
          <table:table-cell office:value-type="float" office:value="0.0263335312498387" calcext:value-type="float">
            <text:p>2,63E-02</text:p>
          </table:table-cell>
          <table:table-cell office:value-type="float" office:value="0.02999054" calcext:value-type="float">
            <text:p>3,00E-02</text:p>
          </table:table-cell>
          <table:table-cell table:formula="of:=[.A546]" office:value-type="float" office:value="0.0263335312498387" calcext:value-type="float">
            <text:p>2,63E-02</text:p>
          </table:table-cell>
          <table:table-cell table:number-columns-repeated="8"/>
        </table:table-row>
        <table:table-row table:style-name="ro1">
          <table:table-cell office:value-type="float" office:value="0.0263823593748387" calcext:value-type="float">
            <text:p>2,64E-02</text:p>
          </table:table-cell>
          <table:table-cell office:value-type="float" office:value="0.03042439" calcext:value-type="float">
            <text:p>3,04E-02</text:p>
          </table:table-cell>
          <table:table-cell table:formula="of:=[.A547]" office:value-type="float" office:value="0.0263823593748387" calcext:value-type="float">
            <text:p>2,64E-02</text:p>
          </table:table-cell>
          <table:table-cell table:number-columns-repeated="8"/>
        </table:table-row>
        <table:table-row table:style-name="ro1">
          <table:table-cell office:value-type="float" office:value="0.0264311874998387" calcext:value-type="float">
            <text:p>2,64E-02</text:p>
          </table:table-cell>
          <table:table-cell office:value-type="float" office:value="0.03086415" calcext:value-type="float">
            <text:p>3,09E-02</text:p>
          </table:table-cell>
          <table:table-cell table:formula="of:=[.A548]" office:value-type="float" office:value="0.0264311874998387" calcext:value-type="float">
            <text:p>2,64E-02</text:p>
          </table:table-cell>
          <table:table-cell table:number-columns-repeated="8"/>
        </table:table-row>
        <table:table-row table:style-name="ro1">
          <table:table-cell office:value-type="float" office:value="0.0264800156248387" calcext:value-type="float">
            <text:p>2,65E-02</text:p>
          </table:table-cell>
          <table:table-cell office:value-type="float" office:value="0.03130989" calcext:value-type="float">
            <text:p>3,13E-02</text:p>
          </table:table-cell>
          <table:table-cell table:formula="of:=[.A549]" office:value-type="float" office:value="0.0264800156248387" calcext:value-type="float">
            <text:p>2,65E-02</text:p>
          </table:table-cell>
          <table:table-cell table:number-columns-repeated="8"/>
        </table:table-row>
        <table:table-row table:style-name="ro1">
          <table:table-cell office:value-type="float" office:value="0.0265288437498387" calcext:value-type="float">
            <text:p>2,65E-02</text:p>
          </table:table-cell>
          <table:table-cell office:value-type="float" office:value="0.0317617" calcext:value-type="float">
            <text:p>3,18E-02</text:p>
          </table:table-cell>
          <table:table-cell table:formula="of:=[.A550]" office:value-type="float" office:value="0.0265288437498387" calcext:value-type="float">
            <text:p>2,65E-02</text:p>
          </table:table-cell>
          <table:table-cell table:number-columns-repeated="8"/>
        </table:table-row>
        <table:table-row table:style-name="ro1">
          <table:table-cell office:value-type="float" office:value="0.0265776718748387" calcext:value-type="float">
            <text:p>2,66E-02</text:p>
          </table:table-cell>
          <table:table-cell office:value-type="float" office:value="0.03221965" calcext:value-type="float">
            <text:p>3,22E-02</text:p>
          </table:table-cell>
          <table:table-cell table:formula="of:=[.A551]" office:value-type="float" office:value="0.0265776718748387" calcext:value-type="float">
            <text:p>2,66E-02</text:p>
          </table:table-cell>
          <table:table-cell table:number-columns-repeated="8"/>
        </table:table-row>
        <table:table-row table:style-name="ro1">
          <table:table-cell office:value-type="float" office:value="0.0266264999998387" calcext:value-type="float">
            <text:p>2,66E-02</text:p>
          </table:table-cell>
          <table:table-cell office:value-type="float" office:value="0.03268382" calcext:value-type="float">
            <text:p>3,27E-02</text:p>
          </table:table-cell>
          <table:table-cell table:formula="of:=[.A552]" office:value-type="float" office:value="0.0266264999998387" calcext:value-type="float">
            <text:p>2,66E-02</text:p>
          </table:table-cell>
          <table:table-cell table:number-columns-repeated="8"/>
        </table:table-row>
        <table:table-row table:style-name="ro1">
          <table:table-cell office:value-type="float" office:value="0.0266753281248387" calcext:value-type="float">
            <text:p>2,67E-02</text:p>
          </table:table-cell>
          <table:table-cell office:value-type="float" office:value="0.0331543" calcext:value-type="float">
            <text:p>3,32E-02</text:p>
          </table:table-cell>
          <table:table-cell table:formula="of:=[.A553]" office:value-type="float" office:value="0.0266753281248387" calcext:value-type="float">
            <text:p>2,67E-02</text:p>
          </table:table-cell>
          <table:table-cell table:number-columns-repeated="8"/>
        </table:table-row>
        <table:table-row table:style-name="ro1">
          <table:table-cell office:value-type="float" office:value="0.0267241562498387" calcext:value-type="float">
            <text:p>2,67E-02</text:p>
          </table:table-cell>
          <table:table-cell office:value-type="float" office:value="0.03363116" calcext:value-type="float">
            <text:p>3,36E-02</text:p>
          </table:table-cell>
          <table:table-cell table:formula="of:=[.A554]" office:value-type="float" office:value="0.0267241562498387" calcext:value-type="float">
            <text:p>2,67E-02</text:p>
          </table:table-cell>
          <table:table-cell table:number-columns-repeated="8"/>
        </table:table-row>
        <table:table-row table:style-name="ro1">
          <table:table-cell office:value-type="float" office:value="0.0267729843748387" calcext:value-type="float">
            <text:p>2,68E-02</text:p>
          </table:table-cell>
          <table:table-cell office:value-type="float" office:value="0.03411449" calcext:value-type="float">
            <text:p>3,41E-02</text:p>
          </table:table-cell>
          <table:table-cell table:formula="of:=[.A555]" office:value-type="float" office:value="0.0267729843748387" calcext:value-type="float">
            <text:p>2,68E-02</text:p>
          </table:table-cell>
          <table:table-cell table:number-columns-repeated="8"/>
        </table:table-row>
        <table:table-row table:style-name="ro1">
          <table:table-cell office:value-type="float" office:value="0.0268218124998387" calcext:value-type="float">
            <text:p>2,68E-02</text:p>
          </table:table-cell>
          <table:table-cell office:value-type="float" office:value="0.03460438" calcext:value-type="float">
            <text:p>3,46E-02</text:p>
          </table:table-cell>
          <table:table-cell table:formula="of:=[.A556]" office:value-type="float" office:value="0.0268218124998387" calcext:value-type="float">
            <text:p>2,68E-02</text:p>
          </table:table-cell>
          <table:table-cell table:number-columns-repeated="8"/>
        </table:table-row>
        <table:table-row table:style-name="ro1">
          <table:table-cell office:value-type="float" office:value="0.0268706406248387" calcext:value-type="float">
            <text:p>2,69E-02</text:p>
          </table:table-cell>
          <table:table-cell office:value-type="float" office:value="0.0351009" calcext:value-type="float">
            <text:p>3,51E-02</text:p>
          </table:table-cell>
          <table:table-cell table:formula="of:=[.A557]" office:value-type="float" office:value="0.0268706406248387" calcext:value-type="float">
            <text:p>2,69E-02</text:p>
          </table:table-cell>
          <table:table-cell table:number-columns-repeated="8"/>
        </table:table-row>
        <table:table-row table:style-name="ro1">
          <table:table-cell office:value-type="float" office:value="0.0269194687498387" calcext:value-type="float">
            <text:p>2,69E-02</text:p>
          </table:table-cell>
          <table:table-cell office:value-type="float" office:value="0.03560415" calcext:value-type="float">
            <text:p>3,56E-02</text:p>
          </table:table-cell>
          <table:table-cell table:formula="of:=[.A558]" office:value-type="float" office:value="0.0269194687498387" calcext:value-type="float">
            <text:p>2,69E-02</text:p>
          </table:table-cell>
          <table:table-cell table:number-columns-repeated="8"/>
        </table:table-row>
        <table:table-row table:style-name="ro1">
          <table:table-cell office:value-type="float" office:value="0.0269682968748387" calcext:value-type="float">
            <text:p>2,70E-02</text:p>
          </table:table-cell>
          <table:table-cell office:value-type="float" office:value="0.03611421" calcext:value-type="float">
            <text:p>3,61E-02</text:p>
          </table:table-cell>
          <table:table-cell table:formula="of:=[.A559]" office:value-type="float" office:value="0.0269682968748387" calcext:value-type="float">
            <text:p>2,70E-02</text:p>
          </table:table-cell>
          <table:table-cell table:number-columns-repeated="8"/>
        </table:table-row>
        <table:table-row table:style-name="ro1">
          <table:table-cell office:value-type="float" office:value="0.0270171249998387" calcext:value-type="float">
            <text:p>2,70E-02</text:p>
          </table:table-cell>
          <table:table-cell office:value-type="float" office:value="0.03663117" calcext:value-type="float">
            <text:p>3,66E-02</text:p>
          </table:table-cell>
          <table:table-cell table:formula="of:=[.A560]" office:value-type="float" office:value="0.0270171249998387" calcext:value-type="float">
            <text:p>2,70E-02</text:p>
          </table:table-cell>
          <table:table-cell table:number-columns-repeated="8"/>
        </table:table-row>
        <table:table-row table:style-name="ro1">
          <table:table-cell office:value-type="float" office:value="0.0270659531248387" calcext:value-type="float">
            <text:p>2,71E-02</text:p>
          </table:table-cell>
          <table:table-cell office:value-type="float" office:value="0.03715512" calcext:value-type="float">
            <text:p>3,72E-02</text:p>
          </table:table-cell>
          <table:table-cell table:formula="of:=[.A561]" office:value-type="float" office:value="0.0270659531248387" calcext:value-type="float">
            <text:p>2,71E-02</text:p>
          </table:table-cell>
          <table:table-cell table:number-columns-repeated="8"/>
        </table:table-row>
        <table:table-row table:style-name="ro1">
          <table:table-cell office:value-type="float" office:value="0.0271147812498387" calcext:value-type="float">
            <text:p>2,71E-02</text:p>
          </table:table-cell>
          <table:table-cell office:value-type="float" office:value="0.03768614" calcext:value-type="float">
            <text:p>3,77E-02</text:p>
          </table:table-cell>
          <table:table-cell table:formula="of:=[.A562]" office:value-type="float" office:value="0.0271147812498387" calcext:value-type="float">
            <text:p>2,71E-02</text:p>
          </table:table-cell>
          <table:table-cell table:number-columns-repeated="8"/>
        </table:table-row>
        <table:table-row table:style-name="ro1">
          <table:table-cell office:value-type="float" office:value="0.0271636093748387" calcext:value-type="float">
            <text:p>2,72E-02</text:p>
          </table:table-cell>
          <table:table-cell office:value-type="float" office:value="0.03822434" calcext:value-type="float">
            <text:p>3,82E-02</text:p>
          </table:table-cell>
          <table:table-cell table:formula="of:=[.A563]" office:value-type="float" office:value="0.0271636093748387" calcext:value-type="float">
            <text:p>2,72E-02</text:p>
          </table:table-cell>
          <table:table-cell table:number-columns-repeated="8"/>
        </table:table-row>
        <table:table-row table:style-name="ro1">
          <table:table-cell office:value-type="float" office:value="0.0272124374998387" calcext:value-type="float">
            <text:p>2,72E-02</text:p>
          </table:table-cell>
          <table:table-cell office:value-type="float" office:value="0.0387698" calcext:value-type="float">
            <text:p>3,88E-02</text:p>
          </table:table-cell>
          <table:table-cell table:formula="of:=[.A564]" office:value-type="float" office:value="0.0272124374998387" calcext:value-type="float">
            <text:p>2,72E-02</text:p>
          </table:table-cell>
          <table:table-cell table:number-columns-repeated="8"/>
        </table:table-row>
        <table:table-row table:style-name="ro1">
          <table:table-cell office:value-type="float" office:value="0.0272612656248387" calcext:value-type="float">
            <text:p>2,73E-02</text:p>
          </table:table-cell>
          <table:table-cell office:value-type="float" office:value="0.03932261" calcext:value-type="float">
            <text:p>3,93E-02</text:p>
          </table:table-cell>
          <table:table-cell table:formula="of:=[.A565]" office:value-type="float" office:value="0.0272612656248387" calcext:value-type="float">
            <text:p>2,73E-02</text:p>
          </table:table-cell>
          <table:table-cell table:number-columns-repeated="8"/>
        </table:table-row>
        <table:table-row table:style-name="ro1">
          <table:table-cell office:value-type="float" office:value="0.0273100937498387" calcext:value-type="float">
            <text:p>2,73E-02</text:p>
          </table:table-cell>
          <table:table-cell office:value-type="float" office:value="0.03988288" calcext:value-type="float">
            <text:p>3,99E-02</text:p>
          </table:table-cell>
          <table:table-cell table:formula="of:=[.A566]" office:value-type="float" office:value="0.0273100937498387" calcext:value-type="float">
            <text:p>2,73E-02</text:p>
          </table:table-cell>
          <table:table-cell table:number-columns-repeated="8"/>
        </table:table-row>
        <table:table-row table:style-name="ro1">
          <table:table-cell office:value-type="float" office:value="0.0273589218748387" calcext:value-type="float">
            <text:p>2,74E-02</text:p>
          </table:table-cell>
          <table:table-cell office:value-type="float" office:value="0.04045069" calcext:value-type="float">
            <text:p>4,05E-02</text:p>
          </table:table-cell>
          <table:table-cell table:formula="of:=[.A567]" office:value-type="float" office:value="0.0273589218748387" calcext:value-type="float">
            <text:p>2,74E-02</text:p>
          </table:table-cell>
          <table:table-cell table:number-columns-repeated="8"/>
        </table:table-row>
        <table:table-row table:style-name="ro1">
          <table:table-cell office:value-type="float" office:value="0.0274077499998387" calcext:value-type="float">
            <text:p>2,74E-02</text:p>
          </table:table-cell>
          <table:table-cell office:value-type="float" office:value="0.04102614" calcext:value-type="float">
            <text:p>4,10E-02</text:p>
          </table:table-cell>
          <table:table-cell table:formula="of:=[.A568]" office:value-type="float" office:value="0.0274077499998387" calcext:value-type="float">
            <text:p>2,74E-02</text:p>
          </table:table-cell>
          <table:table-cell table:number-columns-repeated="8"/>
        </table:table-row>
        <table:table-row table:style-name="ro1">
          <table:table-cell office:value-type="float" office:value="0.0274565781248387" calcext:value-type="float">
            <text:p>2,75E-02</text:p>
          </table:table-cell>
          <table:table-cell office:value-type="float" office:value="0.04160933" calcext:value-type="float">
            <text:p>4,16E-02</text:p>
          </table:table-cell>
          <table:table-cell table:formula="of:=[.A569]" office:value-type="float" office:value="0.0274565781248387" calcext:value-type="float">
            <text:p>2,75E-02</text:p>
          </table:table-cell>
          <table:table-cell table:number-columns-repeated="8"/>
        </table:table-row>
        <table:table-row table:style-name="ro1">
          <table:table-cell office:value-type="float" office:value="0.0275054062498387" calcext:value-type="float">
            <text:p>2,75E-02</text:p>
          </table:table-cell>
          <table:table-cell office:value-type="float" office:value="0.04220036" calcext:value-type="float">
            <text:p>4,22E-02</text:p>
          </table:table-cell>
          <table:table-cell table:formula="of:=[.A570]" office:value-type="float" office:value="0.0275054062498387" calcext:value-type="float">
            <text:p>2,75E-02</text:p>
          </table:table-cell>
          <table:table-cell table:number-columns-repeated="8"/>
        </table:table-row>
        <table:table-row table:style-name="ro1">
          <table:table-cell office:value-type="float" office:value="0.0275542343748387" calcext:value-type="float">
            <text:p>2,76E-02</text:p>
          </table:table-cell>
          <table:table-cell office:value-type="float" office:value="0.04279933" calcext:value-type="float">
            <text:p>4,28E-02</text:p>
          </table:table-cell>
          <table:table-cell table:formula="of:=[.A571]" office:value-type="float" office:value="0.0275542343748387" calcext:value-type="float">
            <text:p>2,76E-02</text:p>
          </table:table-cell>
          <table:table-cell table:number-columns-repeated="8"/>
        </table:table-row>
        <table:table-row table:style-name="ro1">
          <table:table-cell office:value-type="float" office:value="0.0276030624998387" calcext:value-type="float">
            <text:p>2,76E-02</text:p>
          </table:table-cell>
          <table:table-cell office:value-type="float" office:value="0.04340633" calcext:value-type="float">
            <text:p>4,34E-02</text:p>
          </table:table-cell>
          <table:table-cell table:formula="of:=[.A572]" office:value-type="float" office:value="0.0276030624998387" calcext:value-type="float">
            <text:p>2,76E-02</text:p>
          </table:table-cell>
          <table:table-cell table:number-columns-repeated="8"/>
        </table:table-row>
        <table:table-row table:style-name="ro1">
          <table:table-cell office:value-type="float" office:value="0.0276518906248387" calcext:value-type="float">
            <text:p>2,77E-02</text:p>
          </table:table-cell>
          <table:table-cell office:value-type="float" office:value="0.04402148" calcext:value-type="float">
            <text:p>4,40E-02</text:p>
          </table:table-cell>
          <table:table-cell table:formula="of:=[.A573]" office:value-type="float" office:value="0.0276518906248387" calcext:value-type="float">
            <text:p>2,77E-02</text:p>
          </table:table-cell>
          <table:table-cell table:number-columns-repeated="8"/>
        </table:table-row>
        <table:table-row table:style-name="ro1">
          <table:table-cell office:value-type="float" office:value="0.0277007187498387" calcext:value-type="float">
            <text:p>2,77E-02</text:p>
          </table:table-cell>
          <table:table-cell office:value-type="float" office:value="0.04464488" calcext:value-type="float">
            <text:p>4,46E-02</text:p>
          </table:table-cell>
          <table:table-cell table:formula="of:=[.A574]" office:value-type="float" office:value="0.0277007187498387" calcext:value-type="float">
            <text:p>2,77E-02</text:p>
          </table:table-cell>
          <table:table-cell table:number-columns-repeated="8"/>
        </table:table-row>
        <table:table-row table:style-name="ro1">
          <table:table-cell office:value-type="float" office:value="0.0277495468748387" calcext:value-type="float">
            <text:p>2,77E-02</text:p>
          </table:table-cell>
          <table:table-cell office:value-type="float" office:value="0.04527662" calcext:value-type="float">
            <text:p>4,53E-02</text:p>
          </table:table-cell>
          <table:table-cell table:formula="of:=[.A575]" office:value-type="float" office:value="0.0277495468748387" calcext:value-type="float">
            <text:p>2,77E-02</text:p>
          </table:table-cell>
          <table:table-cell table:number-columns-repeated="8"/>
        </table:table-row>
        <table:table-row table:style-name="ro1">
          <table:table-cell office:value-type="float" office:value="0.0277983749998387" calcext:value-type="float">
            <text:p>2,78E-02</text:p>
          </table:table-cell>
          <table:table-cell office:value-type="float" office:value="0.04591682" calcext:value-type="float">
            <text:p>4,59E-02</text:p>
          </table:table-cell>
          <table:table-cell table:formula="of:=[.A576]" office:value-type="float" office:value="0.0277983749998387" calcext:value-type="float">
            <text:p>2,78E-02</text:p>
          </table:table-cell>
          <table:table-cell table:number-columns-repeated="8"/>
        </table:table-row>
        <table:table-row table:style-name="ro1">
          <table:table-cell office:value-type="float" office:value="0.0278472031248387" calcext:value-type="float">
            <text:p>2,78E-02</text:p>
          </table:table-cell>
          <table:table-cell office:value-type="float" office:value="0.04656558" calcext:value-type="float">
            <text:p>4,66E-02</text:p>
          </table:table-cell>
          <table:table-cell table:formula="of:=[.A577]" office:value-type="float" office:value="0.0278472031248387" calcext:value-type="float">
            <text:p>2,78E-02</text:p>
          </table:table-cell>
          <table:table-cell table:number-columns-repeated="8"/>
        </table:table-row>
        <table:table-row table:style-name="ro1">
          <table:table-cell office:value-type="float" office:value="0.0278960312498387" calcext:value-type="float">
            <text:p>2,79E-02</text:p>
          </table:table-cell>
          <table:table-cell office:value-type="float" office:value="0.04722301" calcext:value-type="float">
            <text:p>4,72E-02</text:p>
          </table:table-cell>
          <table:table-cell table:formula="of:=[.A578]" office:value-type="float" office:value="0.0278960312498387" calcext:value-type="float">
            <text:p>2,79E-02</text:p>
          </table:table-cell>
          <table:table-cell table:number-columns-repeated="8"/>
        </table:table-row>
        <table:table-row table:style-name="ro1">
          <table:table-cell office:value-type="float" office:value="0.0279448593748387" calcext:value-type="float">
            <text:p>2,79E-02</text:p>
          </table:table-cell>
          <table:table-cell office:value-type="float" office:value="0.04788922" calcext:value-type="float">
            <text:p>4,79E-02</text:p>
          </table:table-cell>
          <table:table-cell table:formula="of:=[.A579]" office:value-type="float" office:value="0.0279448593748387" calcext:value-type="float">
            <text:p>2,79E-02</text:p>
          </table:table-cell>
          <table:table-cell table:number-columns-repeated="8"/>
        </table:table-row>
        <table:table-row table:style-name="ro1">
          <table:table-cell office:value-type="float" office:value="0.0279936874998387" calcext:value-type="float">
            <text:p>2,80E-02</text:p>
          </table:table-cell>
          <table:table-cell office:value-type="float" office:value="0.04856431" calcext:value-type="float">
            <text:p>4,86E-02</text:p>
          </table:table-cell>
          <table:table-cell table:formula="of:=[.A580]" office:value-type="float" office:value="0.0279936874998387" calcext:value-type="float">
            <text:p>2,80E-02</text:p>
          </table:table-cell>
          <table:table-cell table:number-columns-repeated="8"/>
        </table:table-row>
        <table:table-row table:style-name="ro1">
          <table:table-cell office:value-type="float" office:value="0.0280425156248387" calcext:value-type="float">
            <text:p>2,80E-02</text:p>
          </table:table-cell>
          <table:table-cell office:value-type="float" office:value="0.04924841" calcext:value-type="float">
            <text:p>4,92E-02</text:p>
          </table:table-cell>
          <table:table-cell table:formula="of:=[.A581]" office:value-type="float" office:value="0.0280425156248387" calcext:value-type="float">
            <text:p>2,80E-02</text:p>
          </table:table-cell>
          <table:table-cell table:number-columns-repeated="8"/>
        </table:table-row>
        <table:table-row table:style-name="ro1">
          <table:table-cell office:value-type="float" office:value="0.0280913437498387" calcext:value-type="float">
            <text:p>2,81E-02</text:p>
          </table:table-cell>
          <table:table-cell office:value-type="float" office:value="0.04994163" calcext:value-type="float">
            <text:p>4,99E-02</text:p>
          </table:table-cell>
          <table:table-cell table:formula="of:=[.A582]" office:value-type="float" office:value="0.0280913437498387" calcext:value-type="float">
            <text:p>2,81E-02</text:p>
          </table:table-cell>
          <table:table-cell table:number-columns-repeated="8"/>
        </table:table-row>
        <table:table-row table:style-name="ro1">
          <table:table-cell office:value-type="float" office:value="0.0281401718748387" calcext:value-type="float">
            <text:p>2,81E-02</text:p>
          </table:table-cell>
          <table:table-cell office:value-type="float" office:value="0.05064407" calcext:value-type="float">
            <text:p>5,06E-02</text:p>
          </table:table-cell>
          <table:table-cell table:formula="of:=[.A583]" office:value-type="float" office:value="0.0281401718748387" calcext:value-type="float">
            <text:p>2,81E-02</text:p>
          </table:table-cell>
          <table:table-cell table:number-columns-repeated="8"/>
        </table:table-row>
        <table:table-row table:style-name="ro1">
          <table:table-cell office:value-type="float" office:value="0.0281889999998387" calcext:value-type="float">
            <text:p>2,82E-02</text:p>
          </table:table-cell>
          <table:table-cell office:value-type="float" office:value="0.05135585" calcext:value-type="float">
            <text:p>5,14E-02</text:p>
          </table:table-cell>
          <table:table-cell table:formula="of:=[.A584]" office:value-type="float" office:value="0.0281889999998387" calcext:value-type="float">
            <text:p>2,82E-02</text:p>
          </table:table-cell>
          <table:table-cell table:number-columns-repeated="8"/>
        </table:table-row>
        <table:table-row table:style-name="ro1">
          <table:table-cell office:value-type="float" office:value="0.0282378281248387" calcext:value-type="float">
            <text:p>2,82E-02</text:p>
          </table:table-cell>
          <table:table-cell office:value-type="float" office:value="0.05207709" calcext:value-type="float">
            <text:p>5,21E-02</text:p>
          </table:table-cell>
          <table:table-cell table:formula="of:=[.A585]" office:value-type="float" office:value="0.0282378281248387" calcext:value-type="float">
            <text:p>2,82E-02</text:p>
          </table:table-cell>
          <table:table-cell table:number-columns-repeated="8"/>
        </table:table-row>
        <table:table-row table:style-name="ro1">
          <table:table-cell office:value-type="float" office:value="0.0282866562498387" calcext:value-type="float">
            <text:p>2,83E-02</text:p>
          </table:table-cell>
          <table:table-cell office:value-type="float" office:value="0.05280791" calcext:value-type="float">
            <text:p>5,28E-02</text:p>
          </table:table-cell>
          <table:table-cell table:formula="of:=[.A586]" office:value-type="float" office:value="0.0282866562498387" calcext:value-type="float">
            <text:p>2,83E-02</text:p>
          </table:table-cell>
          <table:table-cell table:number-columns-repeated="8"/>
        </table:table-row>
        <table:table-row table:style-name="ro1">
          <table:table-cell office:value-type="float" office:value="0.0283354843748387" calcext:value-type="float">
            <text:p>2,83E-02</text:p>
          </table:table-cell>
          <table:table-cell office:value-type="float" office:value="0.05354842" calcext:value-type="float">
            <text:p>5,35E-02</text:p>
          </table:table-cell>
          <table:table-cell table:formula="of:=[.A587]" office:value-type="float" office:value="0.0283354843748387" calcext:value-type="float">
            <text:p>2,83E-02</text:p>
          </table:table-cell>
          <table:table-cell table:number-columns-repeated="8"/>
        </table:table-row>
        <table:table-row table:style-name="ro1">
          <table:table-cell office:value-type="float" office:value="0.0283843124998387" calcext:value-type="float">
            <text:p>2,84E-02</text:p>
          </table:table-cell>
          <table:table-cell office:value-type="float" office:value="0.05429875" calcext:value-type="float">
            <text:p>5,43E-02</text:p>
          </table:table-cell>
          <table:table-cell table:formula="of:=[.A588]" office:value-type="float" office:value="0.0283843124998387" calcext:value-type="float">
            <text:p>2,84E-02</text:p>
          </table:table-cell>
          <table:table-cell table:number-columns-repeated="8"/>
        </table:table-row>
        <table:table-row table:style-name="ro1">
          <table:table-cell office:value-type="float" office:value="0.0284331406248387" calcext:value-type="float">
            <text:p>2,84E-02</text:p>
          </table:table-cell>
          <table:table-cell office:value-type="float" office:value="0.05505902" calcext:value-type="float">
            <text:p>5,51E-02</text:p>
          </table:table-cell>
          <table:table-cell table:formula="of:=[.A589]" office:value-type="float" office:value="0.0284331406248387" calcext:value-type="float">
            <text:p>2,84E-02</text:p>
          </table:table-cell>
          <table:table-cell table:number-columns-repeated="8"/>
        </table:table-row>
        <table:table-row table:style-name="ro1">
          <table:table-cell office:value-type="float" office:value="0.0284819687498387" calcext:value-type="float">
            <text:p>2,85E-02</text:p>
          </table:table-cell>
          <table:table-cell office:value-type="float" office:value="0.05582935" calcext:value-type="float">
            <text:p>5,58E-02</text:p>
          </table:table-cell>
          <table:table-cell table:formula="of:=[.A590]" office:value-type="float" office:value="0.0284819687498387" calcext:value-type="float">
            <text:p>2,85E-02</text:p>
          </table:table-cell>
          <table:table-cell table:number-columns-repeated="8"/>
        </table:table-row>
        <table:table-row table:style-name="ro1">
          <table:table-cell office:value-type="float" office:value="0.0285307968748387" calcext:value-type="float">
            <text:p>2,85E-02</text:p>
          </table:table-cell>
          <table:table-cell office:value-type="float" office:value="0.05660986" calcext:value-type="float">
            <text:p>5,66E-02</text:p>
          </table:table-cell>
          <table:table-cell table:formula="of:=[.A591]" office:value-type="float" office:value="0.0285307968748387" calcext:value-type="float">
            <text:p>2,85E-02</text:p>
          </table:table-cell>
          <table:table-cell table:number-columns-repeated="8"/>
        </table:table-row>
        <table:table-row table:style-name="ro1">
          <table:table-cell office:value-type="float" office:value="0.0285796249998387" calcext:value-type="float">
            <text:p>2,86E-02</text:p>
          </table:table-cell>
          <table:table-cell office:value-type="float" office:value="0.05740068" calcext:value-type="float">
            <text:p>5,74E-02</text:p>
          </table:table-cell>
          <table:table-cell table:formula="of:=[.A592]" office:value-type="float" office:value="0.0285796249998387" calcext:value-type="float">
            <text:p>2,86E-02</text:p>
          </table:table-cell>
          <table:table-cell table:number-columns-repeated="8"/>
        </table:table-row>
        <table:table-row table:style-name="ro1">
          <table:table-cell office:value-type="float" office:value="0.0286284531248387" calcext:value-type="float">
            <text:p>2,86E-02</text:p>
          </table:table-cell>
          <table:table-cell office:value-type="float" office:value="0.05820194" calcext:value-type="float">
            <text:p>5,82E-02</text:p>
          </table:table-cell>
          <table:table-cell table:formula="of:=[.A593]" office:value-type="float" office:value="0.0286284531248387" calcext:value-type="float">
            <text:p>2,86E-02</text:p>
          </table:table-cell>
          <table:table-cell table:number-columns-repeated="8"/>
        </table:table-row>
        <table:table-row table:style-name="ro1">
          <table:table-cell office:value-type="float" office:value="0.0286772812498387" calcext:value-type="float">
            <text:p>2,87E-02</text:p>
          </table:table-cell>
          <table:table-cell office:value-type="float" office:value="0.05901377" calcext:value-type="float">
            <text:p>5,90E-02</text:p>
          </table:table-cell>
          <table:table-cell table:formula="of:=[.A594]" office:value-type="float" office:value="0.0286772812498387" calcext:value-type="float">
            <text:p>2,87E-02</text:p>
          </table:table-cell>
          <table:table-cell table:number-columns-repeated="8"/>
        </table:table-row>
        <table:table-row table:style-name="ro1">
          <table:table-cell office:value-type="float" office:value="0.0287261093748387" calcext:value-type="float">
            <text:p>2,87E-02</text:p>
          </table:table-cell>
          <table:table-cell office:value-type="float" office:value="0.05983628" calcext:value-type="float">
            <text:p>5,98E-02</text:p>
          </table:table-cell>
          <table:table-cell table:formula="of:=[.A595]" office:value-type="float" office:value="0.0287261093748387" calcext:value-type="float">
            <text:p>2,87E-02</text:p>
          </table:table-cell>
          <table:table-cell table:number-columns-repeated="8"/>
        </table:table-row>
        <table:table-row table:style-name="ro1">
          <table:table-cell office:value-type="float" office:value="0.0287749374998387" calcext:value-type="float">
            <text:p>2,88E-02</text:p>
          </table:table-cell>
          <table:table-cell office:value-type="float" office:value="0.06066962" calcext:value-type="float">
            <text:p>6,07E-02</text:p>
          </table:table-cell>
          <table:table-cell table:formula="of:=[.A596]" office:value-type="float" office:value="0.0287749374998387" calcext:value-type="float">
            <text:p>2,88E-02</text:p>
          </table:table-cell>
          <table:table-cell table:number-columns-repeated="8"/>
        </table:table-row>
        <table:table-row table:style-name="ro1">
          <table:table-cell office:value-type="float" office:value="0.0288237656248387" calcext:value-type="float">
            <text:p>2,88E-02</text:p>
          </table:table-cell>
          <table:table-cell office:value-type="float" office:value="0.06151392" calcext:value-type="float">
            <text:p>6,15E-02</text:p>
          </table:table-cell>
          <table:table-cell table:formula="of:=[.A597]" office:value-type="float" office:value="0.0288237656248387" calcext:value-type="float">
            <text:p>2,88E-02</text:p>
          </table:table-cell>
          <table:table-cell table:number-columns-repeated="8"/>
        </table:table-row>
        <table:table-row table:style-name="ro1">
          <table:table-cell office:value-type="float" office:value="0.0288725937498387" calcext:value-type="float">
            <text:p>2,89E-02</text:p>
          </table:table-cell>
          <table:table-cell office:value-type="float" office:value="0.06236931" calcext:value-type="float">
            <text:p>6,24E-02</text:p>
          </table:table-cell>
          <table:table-cell table:formula="of:=[.A598]" office:value-type="float" office:value="0.0288725937498387" calcext:value-type="float">
            <text:p>2,89E-02</text:p>
          </table:table-cell>
          <table:table-cell table:number-columns-repeated="8"/>
        </table:table-row>
        <table:table-row table:style-name="ro1">
          <table:table-cell office:value-type="float" office:value="0.0289214218748387" calcext:value-type="float">
            <text:p>2,89E-02</text:p>
          </table:table-cell>
          <table:table-cell office:value-type="float" office:value="0.06323592" calcext:value-type="float">
            <text:p>6,32E-02</text:p>
          </table:table-cell>
          <table:table-cell table:formula="of:=[.A599]" office:value-type="float" office:value="0.0289214218748387" calcext:value-type="float">
            <text:p>2,89E-02</text:p>
          </table:table-cell>
          <table:table-cell table:number-columns-repeated="8"/>
        </table:table-row>
        <table:table-row table:style-name="ro1">
          <table:table-cell office:value-type="float" office:value="0.0289702499998387" calcext:value-type="float">
            <text:p>2,90E-02</text:p>
          </table:table-cell>
          <table:table-cell office:value-type="float" office:value="0.06411389" calcext:value-type="float">
            <text:p>6,41E-02</text:p>
          </table:table-cell>
          <table:table-cell table:formula="of:=[.A600]" office:value-type="float" office:value="0.0289702499998387" calcext:value-type="float">
            <text:p>2,90E-02</text:p>
          </table:table-cell>
          <table:table-cell table:number-columns-repeated="8"/>
        </table:table-row>
        <table:table-row table:style-name="ro1">
          <table:table-cell office:value-type="float" office:value="0.0290190781248387" calcext:value-type="float">
            <text:p>2,90E-02</text:p>
          </table:table-cell>
          <table:table-cell office:value-type="float" office:value="0.06500335" calcext:value-type="float">
            <text:p>6,50E-02</text:p>
          </table:table-cell>
          <table:table-cell table:formula="of:=[.A601]" office:value-type="float" office:value="0.0290190781248387" calcext:value-type="float">
            <text:p>2,90E-02</text:p>
          </table:table-cell>
          <table:table-cell table:number-columns-repeated="8"/>
        </table:table-row>
        <table:table-row table:style-name="ro1">
          <table:table-cell office:value-type="float" office:value="0.0290679062498387" calcext:value-type="float">
            <text:p>2,91E-02</text:p>
          </table:table-cell>
          <table:table-cell office:value-type="float" office:value="0.06590445" calcext:value-type="float">
            <text:p>6,59E-02</text:p>
          </table:table-cell>
          <table:table-cell table:formula="of:=[.A602]" office:value-type="float" office:value="0.0290679062498387" calcext:value-type="float">
            <text:p>2,91E-02</text:p>
          </table:table-cell>
          <table:table-cell table:number-columns-repeated="8"/>
        </table:table-row>
        <table:table-row table:style-name="ro1">
          <table:table-cell office:value-type="float" office:value="0.0291167343748387" calcext:value-type="float">
            <text:p>2,91E-02</text:p>
          </table:table-cell>
          <table:table-cell office:value-type="float" office:value="0.06681734" calcext:value-type="float">
            <text:p>6,68E-02</text:p>
          </table:table-cell>
          <table:table-cell table:formula="of:=[.A603]" office:value-type="float" office:value="0.0291167343748387" calcext:value-type="float">
            <text:p>2,91E-02</text:p>
          </table:table-cell>
          <table:table-cell table:number-columns-repeated="8"/>
        </table:table-row>
        <table:table-row table:style-name="ro1">
          <table:table-cell office:value-type="float" office:value="0.0291655624998387" calcext:value-type="float">
            <text:p>2,92E-02</text:p>
          </table:table-cell>
          <table:table-cell office:value-type="float" office:value="0.06774213" calcext:value-type="float">
            <text:p>6,77E-02</text:p>
          </table:table-cell>
          <table:table-cell table:formula="of:=[.A604]" office:value-type="float" office:value="0.0291655624998387" calcext:value-type="float">
            <text:p>2,92E-02</text:p>
          </table:table-cell>
          <table:table-cell table:number-columns-repeated="8"/>
        </table:table-row>
        <table:table-row table:style-name="ro1">
          <table:table-cell office:value-type="float" office:value="0.0292143906248387" calcext:value-type="float">
            <text:p>2,92E-02</text:p>
          </table:table-cell>
          <table:table-cell office:value-type="float" office:value="0.06867898" calcext:value-type="float">
            <text:p>6,87E-02</text:p>
          </table:table-cell>
          <table:table-cell table:formula="of:=[.A605]" office:value-type="float" office:value="0.0292143906248387" calcext:value-type="float">
            <text:p>2,92E-02</text:p>
          </table:table-cell>
          <table:table-cell table:number-columns-repeated="8"/>
        </table:table-row>
        <table:table-row table:style-name="ro1">
          <table:table-cell office:value-type="float" office:value="0.0292632187498387" calcext:value-type="float">
            <text:p>2,93E-02</text:p>
          </table:table-cell>
          <table:table-cell office:value-type="float" office:value="0.06962804" calcext:value-type="float">
            <text:p>6,96E-02</text:p>
          </table:table-cell>
          <table:table-cell table:formula="of:=[.A606]" office:value-type="float" office:value="0.0292632187498387" calcext:value-type="float">
            <text:p>2,93E-02</text:p>
          </table:table-cell>
          <table:table-cell table:number-columns-repeated="8"/>
        </table:table-row>
        <table:table-row table:style-name="ro1">
          <table:table-cell office:value-type="float" office:value="0.0293120468748387" calcext:value-type="float">
            <text:p>2,93E-02</text:p>
          </table:table-cell>
          <table:table-cell office:value-type="float" office:value="0.07058945" calcext:value-type="float">
            <text:p>7,06E-02</text:p>
          </table:table-cell>
          <table:table-cell table:formula="of:=[.A607]" office:value-type="float" office:value="0.0293120468748387" calcext:value-type="float">
            <text:p>2,93E-02</text:p>
          </table:table-cell>
          <table:table-cell table:number-columns-repeated="8"/>
        </table:table-row>
        <table:table-row table:style-name="ro1">
          <table:table-cell office:value-type="float" office:value="0.0293608749998387" calcext:value-type="float">
            <text:p>2,94E-02</text:p>
          </table:table-cell>
          <table:table-cell office:value-type="float" office:value="0.07156336" calcext:value-type="float">
            <text:p>7,16E-02</text:p>
          </table:table-cell>
          <table:table-cell table:formula="of:=[.A608]" office:value-type="float" office:value="0.0293608749998387" calcext:value-type="float">
            <text:p>2,94E-02</text:p>
          </table:table-cell>
          <table:table-cell table:number-columns-repeated="8"/>
        </table:table-row>
        <table:table-row table:style-name="ro1">
          <table:table-cell office:value-type="float" office:value="0.0294097031248387" calcext:value-type="float">
            <text:p>2,94E-02</text:p>
          </table:table-cell>
          <table:table-cell office:value-type="float" office:value="0.0725499" calcext:value-type="float">
            <text:p>7,25E-02</text:p>
          </table:table-cell>
          <table:table-cell table:formula="of:=[.A609]" office:value-type="float" office:value="0.0294097031248387" calcext:value-type="float">
            <text:p>2,94E-02</text:p>
          </table:table-cell>
          <table:table-cell table:number-columns-repeated="8"/>
        </table:table-row>
        <table:table-row table:style-name="ro1">
          <table:table-cell office:value-type="float" office:value="0.0294585312498387" calcext:value-type="float">
            <text:p>2,95E-02</text:p>
          </table:table-cell>
          <table:table-cell office:value-type="float" office:value="0.07354924" calcext:value-type="float">
            <text:p>7,35E-02</text:p>
          </table:table-cell>
          <table:table-cell table:formula="of:=[.A610]" office:value-type="float" office:value="0.0294585312498387" calcext:value-type="float">
            <text:p>2,95E-02</text:p>
          </table:table-cell>
          <table:table-cell table:number-columns-repeated="8"/>
        </table:table-row>
        <table:table-row table:style-name="ro1">
          <table:table-cell office:value-type="float" office:value="0.0295073593748387" calcext:value-type="float">
            <text:p>2,95E-02</text:p>
          </table:table-cell>
          <table:table-cell office:value-type="float" office:value="0.07456154" calcext:value-type="float">
            <text:p>7,46E-02</text:p>
          </table:table-cell>
          <table:table-cell table:formula="of:=[.A611]" office:value-type="float" office:value="0.0295073593748387" calcext:value-type="float">
            <text:p>2,95E-02</text:p>
          </table:table-cell>
          <table:table-cell table:number-columns-repeated="8"/>
        </table:table-row>
        <table:table-row table:style-name="ro1">
          <table:table-cell office:value-type="float" office:value="0.0295561874998387" calcext:value-type="float">
            <text:p>2,96E-02</text:p>
          </table:table-cell>
          <table:table-cell office:value-type="float" office:value="0.07558692" calcext:value-type="float">
            <text:p>7,56E-02</text:p>
          </table:table-cell>
          <table:table-cell table:formula="of:=[.A612]" office:value-type="float" office:value="0.0295561874998387" calcext:value-type="float">
            <text:p>2,96E-02</text:p>
          </table:table-cell>
          <table:table-cell table:number-columns-repeated="8"/>
        </table:table-row>
        <table:table-row table:style-name="ro1">
          <table:table-cell office:value-type="float" office:value="0.0296050156248387" calcext:value-type="float">
            <text:p>2,96E-02</text:p>
          </table:table-cell>
          <table:table-cell office:value-type="float" office:value="0.07662556" calcext:value-type="float">
            <text:p>7,66E-02</text:p>
          </table:table-cell>
          <table:table-cell table:formula="of:=[.A613]" office:value-type="float" office:value="0.0296050156248387" calcext:value-type="float">
            <text:p>2,96E-02</text:p>
          </table:table-cell>
          <table:table-cell table:number-columns-repeated="8"/>
        </table:table-row>
        <table:table-row table:style-name="ro1">
          <table:table-cell office:value-type="float" office:value="0.0296538437498387" calcext:value-type="float">
            <text:p>2,97E-02</text:p>
          </table:table-cell>
          <table:table-cell office:value-type="float" office:value="0.07767759" calcext:value-type="float">
            <text:p>7,77E-02</text:p>
          </table:table-cell>
          <table:table-cell table:formula="of:=[.A614]" office:value-type="float" office:value="0.0296538437498387" calcext:value-type="float">
            <text:p>2,97E-02</text:p>
          </table:table-cell>
          <table:table-cell table:number-columns-repeated="8"/>
        </table:table-row>
        <table:table-row table:style-name="ro1">
          <table:table-cell office:value-type="float" office:value="0.0297026718748387" calcext:value-type="float">
            <text:p>2,97E-02</text:p>
          </table:table-cell>
          <table:table-cell office:value-type="float" office:value="0.0787432" calcext:value-type="float">
            <text:p>7,87E-02</text:p>
          </table:table-cell>
          <table:table-cell table:formula="of:=[.A615]" office:value-type="float" office:value="0.0297026718748387" calcext:value-type="float">
            <text:p>2,97E-02</text:p>
          </table:table-cell>
          <table:table-cell table:number-columns-repeated="8"/>
        </table:table-row>
        <table:table-row table:style-name="ro1">
          <table:table-cell office:value-type="float" office:value="0.0297514999998387" calcext:value-type="float">
            <text:p>2,98E-02</text:p>
          </table:table-cell>
          <table:table-cell office:value-type="float" office:value="0.07982253" calcext:value-type="float">
            <text:p>7,98E-02</text:p>
          </table:table-cell>
          <table:table-cell table:formula="of:=[.A616]" office:value-type="float" office:value="0.0297514999998387" calcext:value-type="float">
            <text:p>2,98E-02</text:p>
          </table:table-cell>
          <table:table-cell table:number-columns-repeated="8"/>
        </table:table-row>
        <table:table-row table:style-name="ro1">
          <table:table-cell office:value-type="float" office:value="0.0298003281248387" calcext:value-type="float">
            <text:p>2,98E-02</text:p>
          </table:table-cell>
          <table:table-cell office:value-type="float" office:value="0.08091573" calcext:value-type="float">
            <text:p>8,09E-02</text:p>
          </table:table-cell>
          <table:table-cell table:formula="of:=[.A617]" office:value-type="float" office:value="0.0298003281248387" calcext:value-type="float">
            <text:p>2,98E-02</text:p>
          </table:table-cell>
          <table:table-cell table:number-columns-repeated="8"/>
        </table:table-row>
        <table:table-row table:style-name="ro1">
          <table:table-cell office:value-type="float" office:value="0.0298491562498387" calcext:value-type="float">
            <text:p>2,98E-02</text:p>
          </table:table-cell>
          <table:table-cell office:value-type="float" office:value="0.08202299" calcext:value-type="float">
            <text:p>8,20E-02</text:p>
          </table:table-cell>
          <table:table-cell table:formula="of:=[.A618]" office:value-type="float" office:value="0.0298491562498387" calcext:value-type="float">
            <text:p>2,98E-02</text:p>
          </table:table-cell>
          <table:table-cell table:number-columns-repeated="8"/>
        </table:table-row>
        <table:table-row table:style-name="ro1">
          <table:table-cell office:value-type="float" office:value="0.0298979843748387" calcext:value-type="float">
            <text:p>2,99E-02</text:p>
          </table:table-cell>
          <table:table-cell office:value-type="float" office:value="0.08314444" calcext:value-type="float">
            <text:p>8,31E-02</text:p>
          </table:table-cell>
          <table:table-cell table:formula="of:=[.A619]" office:value-type="float" office:value="0.0298979843748387" calcext:value-type="float">
            <text:p>2,99E-02</text:p>
          </table:table-cell>
          <table:table-cell table:number-columns-repeated="8"/>
        </table:table-row>
        <table:table-row table:style-name="ro1">
          <table:table-cell office:value-type="float" office:value="0.0299468124998387" calcext:value-type="float">
            <text:p>2,99E-02</text:p>
          </table:table-cell>
          <table:table-cell office:value-type="float" office:value="0.08428027" calcext:value-type="float">
            <text:p>8,43E-02</text:p>
          </table:table-cell>
          <table:table-cell table:formula="of:=[.A620]" office:value-type="float" office:value="0.0299468124998387" calcext:value-type="float">
            <text:p>2,99E-02</text:p>
          </table:table-cell>
          <table:table-cell table:number-columns-repeated="8"/>
        </table:table-row>
        <table:table-row table:style-name="ro1">
          <table:table-cell office:value-type="float" office:value="0.0299956406248387" calcext:value-type="float">
            <text:p>3,00E-02</text:p>
          </table:table-cell>
          <table:table-cell office:value-type="float" office:value="0.08543062" calcext:value-type="float">
            <text:p>8,54E-02</text:p>
          </table:table-cell>
          <table:table-cell table:formula="of:=[.A621]" office:value-type="float" office:value="0.0299956406248387" calcext:value-type="float">
            <text:p>3,00E-02</text:p>
          </table:table-cell>
          <table:table-cell table:number-columns-repeated="8"/>
        </table:table-row>
        <table:table-row table:style-name="ro1">
          <table:table-cell office:value-type="float" office:value="0.0300444687498387" calcext:value-type="float">
            <text:p>3,00E-02</text:p>
          </table:table-cell>
          <table:table-cell office:value-type="float" office:value="0.08659567" calcext:value-type="float">
            <text:p>8,66E-02</text:p>
          </table:table-cell>
          <table:table-cell table:formula="of:=[.A622]" office:value-type="float" office:value="0.0300444687498387" calcext:value-type="float">
            <text:p>3,00E-02</text:p>
          </table:table-cell>
          <table:table-cell table:number-columns-repeated="8"/>
        </table:table-row>
        <table:table-row table:style-name="ro1">
          <table:table-cell office:value-type="float" office:value="0.0300932968748387" calcext:value-type="float">
            <text:p>3,01E-02</text:p>
          </table:table-cell>
          <table:table-cell office:value-type="float" office:value="0.0877756" calcext:value-type="float">
            <text:p>8,78E-02</text:p>
          </table:table-cell>
          <table:table-cell table:formula="of:=[.A623]" office:value-type="float" office:value="0.0300932968748387" calcext:value-type="float">
            <text:p>3,01E-02</text:p>
          </table:table-cell>
          <table:table-cell table:number-columns-repeated="8"/>
        </table:table-row>
        <table:table-row table:style-name="ro1">
          <table:table-cell office:value-type="float" office:value="0.0301421249998387" calcext:value-type="float">
            <text:p>3,01E-02</text:p>
          </table:table-cell>
          <table:table-cell office:value-type="float" office:value="0.08897055" calcext:value-type="float">
            <text:p>8,90E-02</text:p>
          </table:table-cell>
          <table:table-cell table:formula="of:=[.A624]" office:value-type="float" office:value="0.0301421249998387" calcext:value-type="float">
            <text:p>3,01E-02</text:p>
          </table:table-cell>
          <table:table-cell table:number-columns-repeated="8"/>
        </table:table-row>
        <table:table-row table:style-name="ro1">
          <table:table-cell office:value-type="float" office:value="0.0301909531248387" calcext:value-type="float">
            <text:p>3,02E-02</text:p>
          </table:table-cell>
          <table:table-cell office:value-type="float" office:value="0.09018072" calcext:value-type="float">
            <text:p>9,02E-02</text:p>
          </table:table-cell>
          <table:table-cell table:formula="of:=[.A625]" office:value-type="float" office:value="0.0301909531248387" calcext:value-type="float">
            <text:p>3,02E-02</text:p>
          </table:table-cell>
          <table:table-cell table:number-columns-repeated="8"/>
        </table:table-row>
        <table:table-row table:style-name="ro1">
          <table:table-cell office:value-type="float" office:value="0.0302397812498387" calcext:value-type="float">
            <text:p>3,02E-02</text:p>
          </table:table-cell>
          <table:table-cell office:value-type="float" office:value="0.09140627" calcext:value-type="float">
            <text:p>9,14E-02</text:p>
          </table:table-cell>
          <table:table-cell table:formula="of:=[.A626]" office:value-type="float" office:value="0.0302397812498387" calcext:value-type="float">
            <text:p>3,02E-02</text:p>
          </table:table-cell>
          <table:table-cell table:number-columns-repeated="8"/>
        </table:table-row>
        <table:table-row table:style-name="ro1">
          <table:table-cell office:value-type="float" office:value="0.0302886093748387" calcext:value-type="float">
            <text:p>3,03E-02</text:p>
          </table:table-cell>
          <table:table-cell office:value-type="float" office:value="0.09264737" calcext:value-type="float">
            <text:p>9,26E-02</text:p>
          </table:table-cell>
          <table:table-cell table:formula="of:=[.A627]" office:value-type="float" office:value="0.0302886093748387" calcext:value-type="float">
            <text:p>3,03E-02</text:p>
          </table:table-cell>
          <table:table-cell table:number-columns-repeated="8"/>
        </table:table-row>
        <table:table-row table:style-name="ro1">
          <table:table-cell office:value-type="float" office:value="0.0303374374998387" calcext:value-type="float">
            <text:p>3,03E-02</text:p>
          </table:table-cell>
          <table:table-cell office:value-type="float" office:value="0.0939042" calcext:value-type="float">
            <text:p>9,39E-02</text:p>
          </table:table-cell>
          <table:table-cell table:formula="of:=[.A628]" office:value-type="float" office:value="0.0303374374998387" calcext:value-type="float">
            <text:p>3,03E-02</text:p>
          </table:table-cell>
          <table:table-cell table:number-columns-repeated="8"/>
        </table:table-row>
        <table:table-row table:style-name="ro1">
          <table:table-cell office:value-type="float" office:value="0.0303862656248387" calcext:value-type="float">
            <text:p>3,04E-02</text:p>
          </table:table-cell>
          <table:table-cell office:value-type="float" office:value="0.09517694" calcext:value-type="float">
            <text:p>9,52E-02</text:p>
          </table:table-cell>
          <table:table-cell table:formula="of:=[.A629]" office:value-type="float" office:value="0.0303862656248387" calcext:value-type="float">
            <text:p>3,04E-02</text:p>
          </table:table-cell>
          <table:table-cell table:number-columns-repeated="8"/>
        </table:table-row>
        <table:table-row table:style-name="ro1">
          <table:table-cell office:value-type="float" office:value="0.0304350937498387" calcext:value-type="float">
            <text:p>3,04E-02</text:p>
          </table:table-cell>
          <table:table-cell office:value-type="float" office:value="0.09646575" calcext:value-type="float">
            <text:p>9,65E-02</text:p>
          </table:table-cell>
          <table:table-cell table:formula="of:=[.A630]" office:value-type="float" office:value="0.0304350937498387" calcext:value-type="float">
            <text:p>3,04E-02</text:p>
          </table:table-cell>
          <table:table-cell table:number-columns-repeated="8"/>
        </table:table-row>
        <table:table-row table:style-name="ro1">
          <table:table-cell office:value-type="float" office:value="0.0304839218748387" calcext:value-type="float">
            <text:p>3,05E-02</text:p>
          </table:table-cell>
          <table:table-cell office:value-type="float" office:value="0.09777084" calcext:value-type="float">
            <text:p>9,78E-02</text:p>
          </table:table-cell>
          <table:table-cell table:formula="of:=[.A631]" office:value-type="float" office:value="0.0304839218748387" calcext:value-type="float">
            <text:p>3,05E-02</text:p>
          </table:table-cell>
          <table:table-cell table:number-columns-repeated="8"/>
        </table:table-row>
        <table:table-row table:style-name="ro1">
          <table:table-cell office:value-type="float" office:value="0.0305327499998387" calcext:value-type="float">
            <text:p>3,05E-02</text:p>
          </table:table-cell>
          <table:table-cell office:value-type="float" office:value="0.09909236" calcext:value-type="float">
            <text:p>9,91E-02</text:p>
          </table:table-cell>
          <table:table-cell table:formula="of:=[.A632]" office:value-type="float" office:value="0.0305327499998387" calcext:value-type="float">
            <text:p>3,05E-02</text:p>
          </table:table-cell>
          <table:table-cell table:number-columns-repeated="8"/>
        </table:table-row>
        <table:table-row table:style-name="ro1">
          <table:table-cell office:value-type="float" office:value="0.0305815781248387" calcext:value-type="float">
            <text:p>3,06E-02</text:p>
          </table:table-cell>
          <table:table-cell office:value-type="float" office:value="0.1004305" calcext:value-type="float">
            <text:p>1,00E-01</text:p>
          </table:table-cell>
          <table:table-cell table:formula="of:=[.A633]" office:value-type="float" office:value="0.0305815781248387" calcext:value-type="float">
            <text:p>3,06E-02</text:p>
          </table:table-cell>
          <table:table-cell table:number-columns-repeated="8"/>
        </table:table-row>
        <table:table-row table:style-name="ro1">
          <table:table-cell office:value-type="float" office:value="0.0306304062498387" calcext:value-type="float">
            <text:p>3,06E-02</text:p>
          </table:table-cell>
          <table:table-cell office:value-type="float" office:value="0.1017855" calcext:value-type="float">
            <text:p>1,02E-01</text:p>
          </table:table-cell>
          <table:table-cell table:formula="of:=[.A634]" office:value-type="float" office:value="0.0306304062498387" calcext:value-type="float">
            <text:p>3,06E-02</text:p>
          </table:table-cell>
          <table:table-cell table:number-columns-repeated="8"/>
        </table:table-row>
        <table:table-row table:style-name="ro1">
          <table:table-cell office:value-type="float" office:value="0.0306792343748387" calcext:value-type="float">
            <text:p>3,07E-02</text:p>
          </table:table-cell>
          <table:table-cell office:value-type="float" office:value="0.1031574" calcext:value-type="float">
            <text:p>1,03E-01</text:p>
          </table:table-cell>
          <table:table-cell table:formula="of:=[.A635]" office:value-type="float" office:value="0.0306792343748387" calcext:value-type="float">
            <text:p>3,07E-02</text:p>
          </table:table-cell>
          <table:table-cell table:number-columns-repeated="8"/>
        </table:table-row>
        <table:table-row table:style-name="ro1">
          <table:table-cell office:value-type="float" office:value="0.0307280624998387" calcext:value-type="float">
            <text:p>3,07E-02</text:p>
          </table:table-cell>
          <table:table-cell office:value-type="float" office:value="0.1045466" calcext:value-type="float">
            <text:p>1,05E-01</text:p>
          </table:table-cell>
          <table:table-cell table:formula="of:=[.A636]" office:value-type="float" office:value="0.0307280624998387" calcext:value-type="float">
            <text:p>3,07E-02</text:p>
          </table:table-cell>
          <table:table-cell table:number-columns-repeated="8"/>
        </table:table-row>
        <table:table-row table:style-name="ro1">
          <table:table-cell office:value-type="float" office:value="0.0307768906248387" calcext:value-type="float">
            <text:p>3,08E-02</text:p>
          </table:table-cell>
          <table:table-cell office:value-type="float" office:value="0.1059531" calcext:value-type="float">
            <text:p>1,06E-01</text:p>
          </table:table-cell>
          <table:table-cell table:formula="of:=[.A637]" office:value-type="float" office:value="0.0307768906248387" calcext:value-type="float">
            <text:p>3,08E-02</text:p>
          </table:table-cell>
          <table:table-cell table:number-columns-repeated="8"/>
        </table:table-row>
        <table:table-row table:style-name="ro1">
          <table:table-cell office:value-type="float" office:value="0.0308257187498387" calcext:value-type="float">
            <text:p>3,08E-02</text:p>
          </table:table-cell>
          <table:table-cell office:value-type="float" office:value="0.1073771" calcext:value-type="float">
            <text:p>1,07E-01</text:p>
          </table:table-cell>
          <table:table-cell table:formula="of:=[.A638]" office:value-type="float" office:value="0.0308257187498387" calcext:value-type="float">
            <text:p>3,08E-02</text:p>
          </table:table-cell>
          <table:table-cell table:number-columns-repeated="8"/>
        </table:table-row>
        <table:table-row table:style-name="ro1">
          <table:table-cell office:value-type="float" office:value="0.0308745468748387" calcext:value-type="float">
            <text:p>3,09E-02</text:p>
          </table:table-cell>
          <table:table-cell office:value-type="float" office:value="0.1088189" calcext:value-type="float">
            <text:p>1,09E-01</text:p>
          </table:table-cell>
          <table:table-cell table:formula="of:=[.A639]" office:value-type="float" office:value="0.0308745468748387" calcext:value-type="float">
            <text:p>3,09E-02</text:p>
          </table:table-cell>
          <table:table-cell table:number-columns-repeated="8"/>
        </table:table-row>
        <table:table-row table:style-name="ro1">
          <table:table-cell office:value-type="float" office:value="0.0309233749998387" calcext:value-type="float">
            <text:p>3,09E-02</text:p>
          </table:table-cell>
          <table:table-cell office:value-type="float" office:value="0.1102787" calcext:value-type="float">
            <text:p>1,10E-01</text:p>
          </table:table-cell>
          <table:table-cell table:formula="of:=[.A640]" office:value-type="float" office:value="0.0309233749998387" calcext:value-type="float">
            <text:p>3,09E-02</text:p>
          </table:table-cell>
          <table:table-cell table:number-columns-repeated="8"/>
        </table:table-row>
        <table:table-row table:style-name="ro1">
          <table:table-cell office:value-type="float" office:value="0.0309722031248387" calcext:value-type="float">
            <text:p>3,10E-02</text:p>
          </table:table-cell>
          <table:table-cell office:value-type="float" office:value="0.1117566" calcext:value-type="float">
            <text:p>1,12E-01</text:p>
          </table:table-cell>
          <table:table-cell table:formula="of:=[.A641]" office:value-type="float" office:value="0.0309722031248387" calcext:value-type="float">
            <text:p>3,10E-02</text:p>
          </table:table-cell>
          <table:table-cell table:number-columns-repeated="8"/>
        </table:table-row>
        <table:table-row table:style-name="ro1">
          <table:table-cell office:value-type="float" office:value="0.0310210312498387" calcext:value-type="float">
            <text:p>3,10E-02</text:p>
          </table:table-cell>
          <table:table-cell office:value-type="float" office:value="0.1132528" calcext:value-type="float">
            <text:p>1,13E-01</text:p>
          </table:table-cell>
          <table:table-cell table:formula="of:=[.A642]" office:value-type="float" office:value="0.0310210312498387" calcext:value-type="float">
            <text:p>3,10E-02</text:p>
          </table:table-cell>
          <table:table-cell table:number-columns-repeated="8"/>
        </table:table-row>
        <table:table-row table:style-name="ro1">
          <table:table-cell office:value-type="float" office:value="0.0310698593748387" calcext:value-type="float">
            <text:p>3,11E-02</text:p>
          </table:table-cell>
          <table:table-cell office:value-type="float" office:value="0.1147675" calcext:value-type="float">
            <text:p>1,15E-01</text:p>
          </table:table-cell>
          <table:table-cell table:formula="of:=[.A643]" office:value-type="float" office:value="0.0310698593748387" calcext:value-type="float">
            <text:p>3,11E-02</text:p>
          </table:table-cell>
          <table:table-cell table:number-columns-repeated="8"/>
        </table:table-row>
        <table:table-row table:style-name="ro1">
          <table:table-cell office:value-type="float" office:value="0.0311186874998387" calcext:value-type="float">
            <text:p>3,11E-02</text:p>
          </table:table-cell>
          <table:table-cell office:value-type="float" office:value="0.1163009" calcext:value-type="float">
            <text:p>1,16E-01</text:p>
          </table:table-cell>
          <table:table-cell table:formula="of:=[.A644]" office:value-type="float" office:value="0.0311186874998387" calcext:value-type="float">
            <text:p>3,11E-02</text:p>
          </table:table-cell>
          <table:table-cell table:number-columns-repeated="8"/>
        </table:table-row>
        <table:table-row table:style-name="ro1">
          <table:table-cell office:value-type="float" office:value="0.0311675156248387" calcext:value-type="float">
            <text:p>3,12E-02</text:p>
          </table:table-cell>
          <table:table-cell office:value-type="float" office:value="0.1178533" calcext:value-type="float">
            <text:p>1,18E-01</text:p>
          </table:table-cell>
          <table:table-cell table:formula="of:=[.A645]" office:value-type="float" office:value="0.0311675156248387" calcext:value-type="float">
            <text:p>3,12E-02</text:p>
          </table:table-cell>
          <table:table-cell table:number-columns-repeated="8"/>
        </table:table-row>
        <table:table-row table:style-name="ro1">
          <table:table-cell office:value-type="float" office:value="0.0312163437498387" calcext:value-type="float">
            <text:p>3,12E-02</text:p>
          </table:table-cell>
          <table:table-cell office:value-type="float" office:value="0.1194248" calcext:value-type="float">
            <text:p>1,19E-01</text:p>
          </table:table-cell>
          <table:table-cell table:formula="of:=[.A646]" office:value-type="float" office:value="0.0312163437498387" calcext:value-type="float">
            <text:p>3,12E-02</text:p>
          </table:table-cell>
          <table:table-cell table:number-columns-repeated="8"/>
        </table:table-row>
        <table:table-row table:style-name="ro1">
          <table:table-cell office:value-type="float" office:value="0.0312651718748387" calcext:value-type="float">
            <text:p>3,13E-02</text:p>
          </table:table-cell>
          <table:table-cell office:value-type="float" office:value="0.1210156" calcext:value-type="float">
            <text:p>1,21E-01</text:p>
          </table:table-cell>
          <table:table-cell table:formula="of:=[.A647]" office:value-type="float" office:value="0.0312651718748387" calcext:value-type="float">
            <text:p>3,13E-02</text:p>
          </table:table-cell>
          <table:table-cell table:number-columns-repeated="8"/>
        </table:table-row>
        <table:table-row table:style-name="ro1">
          <table:table-cell office:value-type="float" office:value="0.0313139999998387" calcext:value-type="float">
            <text:p>3,13E-02</text:p>
          </table:table-cell>
          <table:table-cell office:value-type="float" office:value="0.1226259" calcext:value-type="float">
            <text:p>1,23E-01</text:p>
          </table:table-cell>
          <table:table-cell table:formula="of:=[.A648]" office:value-type="float" office:value="0.0313139999998387" calcext:value-type="float">
            <text:p>3,13E-02</text:p>
          </table:table-cell>
          <table:table-cell table:number-columns-repeated="8"/>
        </table:table-row>
        <table:table-row table:style-name="ro1">
          <table:table-cell office:value-type="float" office:value="0.0313628281248387" calcext:value-type="float">
            <text:p>3,14E-02</text:p>
          </table:table-cell>
          <table:table-cell office:value-type="float" office:value="0.124256" calcext:value-type="float">
            <text:p>1,24E-01</text:p>
          </table:table-cell>
          <table:table-cell table:formula="of:=[.A649]" office:value-type="float" office:value="0.0313628281248387" calcext:value-type="float">
            <text:p>3,14E-02</text:p>
          </table:table-cell>
          <table:table-cell table:number-columns-repeated="8"/>
        </table:table-row>
        <table:table-row table:style-name="ro1">
          <table:table-cell office:value-type="float" office:value="0.0314116562498387" calcext:value-type="float">
            <text:p>3,14E-02</text:p>
          </table:table-cell>
          <table:table-cell office:value-type="float" office:value="0.125906" calcext:value-type="float">
            <text:p>1,26E-01</text:p>
          </table:table-cell>
          <table:table-cell table:formula="of:=[.A650]" office:value-type="float" office:value="0.0314116562498387" calcext:value-type="float">
            <text:p>3,14E-02</text:p>
          </table:table-cell>
          <table:table-cell table:number-columns-repeated="8"/>
        </table:table-row>
        <table:table-row table:style-name="ro1">
          <table:table-cell office:value-type="float" office:value="0.0314604843748387" calcext:value-type="float">
            <text:p>3,15E-02</text:p>
          </table:table-cell>
          <table:table-cell office:value-type="float" office:value="0.1275761" calcext:value-type="float">
            <text:p>1,28E-01</text:p>
          </table:table-cell>
          <table:table-cell table:formula="of:=[.A651]" office:value-type="float" office:value="0.0314604843748387" calcext:value-type="float">
            <text:p>3,15E-02</text:p>
          </table:table-cell>
          <table:table-cell table:number-columns-repeated="8"/>
        </table:table-row>
        <table:table-row table:style-name="ro1">
          <table:table-cell office:value-type="float" office:value="0.0315093124998387" calcext:value-type="float">
            <text:p>3,15E-02</text:p>
          </table:table-cell>
          <table:table-cell office:value-type="float" office:value="0.1292665" calcext:value-type="float">
            <text:p>1,29E-01</text:p>
          </table:table-cell>
          <table:table-cell table:formula="of:=[.A652]" office:value-type="float" office:value="0.0315093124998387" calcext:value-type="float">
            <text:p>3,15E-02</text:p>
          </table:table-cell>
          <table:table-cell table:number-columns-repeated="8"/>
        </table:table-row>
        <table:table-row table:style-name="ro1">
          <table:table-cell office:value-type="float" office:value="0.0315581406248387" calcext:value-type="float">
            <text:p>3,16E-02</text:p>
          </table:table-cell>
          <table:table-cell office:value-type="float" office:value="0.1309776" calcext:value-type="float">
            <text:p>1,31E-01</text:p>
          </table:table-cell>
          <table:table-cell table:formula="of:=[.A653]" office:value-type="float" office:value="0.0315581406248387" calcext:value-type="float">
            <text:p>3,16E-02</text:p>
          </table:table-cell>
          <table:table-cell table:number-columns-repeated="8"/>
        </table:table-row>
        <table:table-row table:style-name="ro1">
          <table:table-cell office:value-type="float" office:value="0.0316069687498387" calcext:value-type="float">
            <text:p>3,16E-02</text:p>
          </table:table-cell>
          <table:table-cell office:value-type="float" office:value="0.1327093" calcext:value-type="float">
            <text:p>1,33E-01</text:p>
          </table:table-cell>
          <table:table-cell table:formula="of:=[.A654]" office:value-type="float" office:value="0.0316069687498387" calcext:value-type="float">
            <text:p>3,16E-02</text:p>
          </table:table-cell>
          <table:table-cell table:number-columns-repeated="8"/>
        </table:table-row>
        <table:table-row table:style-name="ro1">
          <table:table-cell office:value-type="float" office:value="0.0316557968748387" calcext:value-type="float">
            <text:p>3,17E-02</text:p>
          </table:table-cell>
          <table:table-cell office:value-type="float" office:value="0.1344621" calcext:value-type="float">
            <text:p>1,34E-01</text:p>
          </table:table-cell>
          <table:table-cell table:formula="of:=[.A655]" office:value-type="float" office:value="0.0316557968748387" calcext:value-type="float">
            <text:p>3,17E-02</text:p>
          </table:table-cell>
          <table:table-cell table:number-columns-repeated="8"/>
        </table:table-row>
        <table:table-row table:style-name="ro1">
          <table:table-cell office:value-type="float" office:value="0.0317046249998387" calcext:value-type="float">
            <text:p>3,17E-02</text:p>
          </table:table-cell>
          <table:table-cell office:value-type="float" office:value="0.136236" calcext:value-type="float">
            <text:p>1,36E-01</text:p>
          </table:table-cell>
          <table:table-cell table:formula="of:=[.A656]" office:value-type="float" office:value="0.0317046249998387" calcext:value-type="float">
            <text:p>3,17E-02</text:p>
          </table:table-cell>
          <table:table-cell table:number-columns-repeated="8"/>
        </table:table-row>
        <table:table-row table:style-name="ro1">
          <table:table-cell office:value-type="float" office:value="0.0317534531248387" calcext:value-type="float">
            <text:p>3,18E-02</text:p>
          </table:table-cell>
          <table:table-cell office:value-type="float" office:value="0.1380314" calcext:value-type="float">
            <text:p>1,38E-01</text:p>
          </table:table-cell>
          <table:table-cell table:formula="of:=[.A657]" office:value-type="float" office:value="0.0317534531248387" calcext:value-type="float">
            <text:p>3,18E-02</text:p>
          </table:table-cell>
          <table:table-cell table:number-columns-repeated="8"/>
        </table:table-row>
        <table:table-row table:style-name="ro1">
          <table:table-cell office:value-type="float" office:value="0.0318022812498387" calcext:value-type="float">
            <text:p>3,18E-02</text:p>
          </table:table-cell>
          <table:table-cell office:value-type="float" office:value="0.1398483" calcext:value-type="float">
            <text:p>1,40E-01</text:p>
          </table:table-cell>
          <table:table-cell table:formula="of:=[.A658]" office:value-type="float" office:value="0.0318022812498387" calcext:value-type="float">
            <text:p>3,18E-02</text:p>
          </table:table-cell>
          <table:table-cell table:number-columns-repeated="8"/>
        </table:table-row>
        <table:table-row table:style-name="ro1">
          <table:table-cell office:value-type="float" office:value="0.0318511093748387" calcext:value-type="float">
            <text:p>3,19E-02</text:p>
          </table:table-cell>
          <table:table-cell office:value-type="float" office:value="0.1416871" calcext:value-type="float">
            <text:p>1,42E-01</text:p>
          </table:table-cell>
          <table:table-cell table:formula="of:=[.A659]" office:value-type="float" office:value="0.0318511093748387" calcext:value-type="float">
            <text:p>3,19E-02</text:p>
          </table:table-cell>
          <table:table-cell table:number-columns-repeated="8"/>
        </table:table-row>
        <table:table-row table:style-name="ro1">
          <table:table-cell office:value-type="float" office:value="0.0318999374998387" calcext:value-type="float">
            <text:p>3,19E-02</text:p>
          </table:table-cell>
          <table:table-cell office:value-type="float" office:value="0.1435479" calcext:value-type="float">
            <text:p>1,44E-01</text:p>
          </table:table-cell>
          <table:table-cell table:formula="of:=[.A660]" office:value-type="float" office:value="0.0318999374998387" calcext:value-type="float">
            <text:p>3,19E-02</text:p>
          </table:table-cell>
          <table:table-cell table:number-columns-repeated="8"/>
        </table:table-row>
        <table:table-row table:style-name="ro1">
          <table:table-cell office:value-type="float" office:value="0.0319487656248387" calcext:value-type="float">
            <text:p>3,19E-02</text:p>
          </table:table-cell>
          <table:table-cell office:value-type="float" office:value="0.145431" calcext:value-type="float">
            <text:p>1,45E-01</text:p>
          </table:table-cell>
          <table:table-cell table:formula="of:=[.A661]" office:value-type="float" office:value="0.0319487656248387" calcext:value-type="float">
            <text:p>3,19E-02</text:p>
          </table:table-cell>
          <table:table-cell table:number-columns-repeated="8"/>
        </table:table-row>
        <table:table-row table:style-name="ro1">
          <table:table-cell office:value-type="float" office:value="0.0319975937498387" calcext:value-type="float">
            <text:p>3,20E-02</text:p>
          </table:table-cell>
          <table:table-cell office:value-type="float" office:value="0.1473366" calcext:value-type="float">
            <text:p>1,47E-01</text:p>
          </table:table-cell>
          <table:table-cell table:formula="of:=[.A662]" office:value-type="float" office:value="0.0319975937498387" calcext:value-type="float">
            <text:p>3,20E-02</text:p>
          </table:table-cell>
          <table:table-cell table:number-columns-repeated="8"/>
        </table:table-row>
        <table:table-row table:style-name="ro1">
          <table:table-cell office:value-type="float" office:value="0.0320464218748387" calcext:value-type="float">
            <text:p>3,20E-02</text:p>
          </table:table-cell>
          <table:table-cell office:value-type="float" office:value="0.1492649" calcext:value-type="float">
            <text:p>1,49E-01</text:p>
          </table:table-cell>
          <table:table-cell table:formula="of:=[.A663]" office:value-type="float" office:value="0.0320464218748387" calcext:value-type="float">
            <text:p>3,20E-02</text:p>
          </table:table-cell>
          <table:table-cell table:number-columns-repeated="8"/>
        </table:table-row>
        <table:table-row table:style-name="ro1">
          <table:table-cell office:value-type="float" office:value="0.0320952499998387" calcext:value-type="float">
            <text:p>3,21E-02</text:p>
          </table:table-cell>
          <table:table-cell office:value-type="float" office:value="0.1512161" calcext:value-type="float">
            <text:p>1,51E-01</text:p>
          </table:table-cell>
          <table:table-cell table:formula="of:=[.A664]" office:value-type="float" office:value="0.0320952499998387" calcext:value-type="float">
            <text:p>3,21E-02</text:p>
          </table:table-cell>
          <table:table-cell table:number-columns-repeated="8"/>
        </table:table-row>
        <table:table-row table:style-name="ro1">
          <table:table-cell office:value-type="float" office:value="0.0321440781248387" calcext:value-type="float">
            <text:p>3,21E-02</text:p>
          </table:table-cell>
          <table:table-cell office:value-type="float" office:value="0.1531904" calcext:value-type="float">
            <text:p>1,53E-01</text:p>
          </table:table-cell>
          <table:table-cell table:formula="of:=[.A665]" office:value-type="float" office:value="0.0321440781248387" calcext:value-type="float">
            <text:p>3,21E-02</text:p>
          </table:table-cell>
          <table:table-cell table:number-columns-repeated="8"/>
        </table:table-row>
        <table:table-row table:style-name="ro1">
          <table:table-cell office:value-type="float" office:value="0.0321929062498387" calcext:value-type="float">
            <text:p>3,22E-02</text:p>
          </table:table-cell>
          <table:table-cell office:value-type="float" office:value="0.1551881" calcext:value-type="float">
            <text:p>1,55E-01</text:p>
          </table:table-cell>
          <table:table-cell table:formula="of:=[.A666]" office:value-type="float" office:value="0.0321929062498387" calcext:value-type="float">
            <text:p>3,22E-02</text:p>
          </table:table-cell>
          <table:table-cell table:number-columns-repeated="8"/>
        </table:table-row>
        <table:table-row table:style-name="ro1">
          <table:table-cell office:value-type="float" office:value="0.0322417343748387" calcext:value-type="float">
            <text:p>3,22E-02</text:p>
          </table:table-cell>
          <table:table-cell office:value-type="float" office:value="0.1572094" calcext:value-type="float">
            <text:p>1,57E-01</text:p>
          </table:table-cell>
          <table:table-cell table:formula="of:=[.A667]" office:value-type="float" office:value="0.0322417343748387" calcext:value-type="float">
            <text:p>3,22E-02</text:p>
          </table:table-cell>
          <table:table-cell table:number-columns-repeated="8"/>
        </table:table-row>
        <table:table-row table:style-name="ro1">
          <table:table-cell office:value-type="float" office:value="0.0322905624998387" calcext:value-type="float">
            <text:p>3,23E-02</text:p>
          </table:table-cell>
          <table:table-cell office:value-type="float" office:value="0.1592546" calcext:value-type="float">
            <text:p>1,59E-01</text:p>
          </table:table-cell>
          <table:table-cell table:formula="of:=[.A668]" office:value-type="float" office:value="0.0322905624998387" calcext:value-type="float">
            <text:p>3,23E-02</text:p>
          </table:table-cell>
          <table:table-cell table:number-columns-repeated="8"/>
        </table:table-row>
        <table:table-row table:style-name="ro1">
          <table:table-cell office:value-type="float" office:value="0.0323393906248387" calcext:value-type="float">
            <text:p>3,23E-02</text:p>
          </table:table-cell>
          <table:table-cell office:value-type="float" office:value="0.1613237" calcext:value-type="float">
            <text:p>1,61E-01</text:p>
          </table:table-cell>
          <table:table-cell table:formula="of:=[.A669]" office:value-type="float" office:value="0.0323393906248387" calcext:value-type="float">
            <text:p>3,23E-02</text:p>
          </table:table-cell>
          <table:table-cell table:number-columns-repeated="8"/>
        </table:table-row>
        <table:table-row table:style-name="ro1">
          <table:table-cell office:value-type="float" office:value="0.0323882187498387" calcext:value-type="float">
            <text:p>3,24E-02</text:p>
          </table:table-cell>
          <table:table-cell office:value-type="float" office:value="0.1634171" calcext:value-type="float">
            <text:p>1,63E-01</text:p>
          </table:table-cell>
          <table:table-cell table:formula="of:=[.A670]" office:value-type="float" office:value="0.0323882187498387" calcext:value-type="float">
            <text:p>3,24E-02</text:p>
          </table:table-cell>
          <table:table-cell table:number-columns-repeated="8"/>
        </table:table-row>
        <table:table-row table:style-name="ro1">
          <table:table-cell office:value-type="float" office:value="0.0324370468748387" calcext:value-type="float">
            <text:p>3,24E-02</text:p>
          </table:table-cell>
          <table:table-cell office:value-type="float" office:value="0.1655351" calcext:value-type="float">
            <text:p>1,66E-01</text:p>
          </table:table-cell>
          <table:table-cell table:formula="of:=[.A671]" office:value-type="float" office:value="0.0324370468748387" calcext:value-type="float">
            <text:p>3,24E-02</text:p>
          </table:table-cell>
          <table:table-cell table:number-columns-repeated="8"/>
        </table:table-row>
        <table:table-row table:style-name="ro1">
          <table:table-cell office:value-type="float" office:value="0.0324858749998387" calcext:value-type="float">
            <text:p>3,25E-02</text:p>
          </table:table-cell>
          <table:table-cell office:value-type="float" office:value="0.1676777" calcext:value-type="float">
            <text:p>1,68E-01</text:p>
          </table:table-cell>
          <table:table-cell table:formula="of:=[.A672]" office:value-type="float" office:value="0.0324858749998387" calcext:value-type="float">
            <text:p>3,25E-02</text:p>
          </table:table-cell>
          <table:table-cell table:number-columns-repeated="8"/>
        </table:table-row>
        <table:table-row table:style-name="ro1">
          <table:table-cell office:value-type="float" office:value="0.0325347031248386" calcext:value-type="float">
            <text:p>3,25E-02</text:p>
          </table:table-cell>
          <table:table-cell office:value-type="float" office:value="0.1698453" calcext:value-type="float">
            <text:p>1,70E-01</text:p>
          </table:table-cell>
          <table:table-cell table:formula="of:=[.A673]" office:value-type="float" office:value="0.0325347031248386" calcext:value-type="float">
            <text:p>3,25E-02</text:p>
          </table:table-cell>
          <table:table-cell table:number-columns-repeated="8"/>
        </table:table-row>
        <table:table-row table:style-name="ro1">
          <table:table-cell office:value-type="float" office:value="0.0325835312498386" calcext:value-type="float">
            <text:p>3,26E-02</text:p>
          </table:table-cell>
          <table:table-cell office:value-type="float" office:value="0.1720381" calcext:value-type="float">
            <text:p>1,72E-01</text:p>
          </table:table-cell>
          <table:table-cell table:formula="of:=[.A674]" office:value-type="float" office:value="0.0325835312498386" calcext:value-type="float">
            <text:p>3,26E-02</text:p>
          </table:table-cell>
          <table:table-cell table:number-columns-repeated="8"/>
        </table:table-row>
        <table:table-row table:style-name="ro1">
          <table:table-cell office:value-type="float" office:value="0.0326323593748386" calcext:value-type="float">
            <text:p>3,26E-02</text:p>
          </table:table-cell>
          <table:table-cell office:value-type="float" office:value="0.1742564" calcext:value-type="float">
            <text:p>1,74E-01</text:p>
          </table:table-cell>
          <table:table-cell table:formula="of:=[.A675]" office:value-type="float" office:value="0.0326323593748386" calcext:value-type="float">
            <text:p>3,26E-02</text:p>
          </table:table-cell>
          <table:table-cell table:number-columns-repeated="8"/>
        </table:table-row>
        <table:table-row table:style-name="ro1">
          <table:table-cell office:value-type="float" office:value="0.0326811874998386" calcext:value-type="float">
            <text:p>3,27E-02</text:p>
          </table:table-cell>
          <table:table-cell office:value-type="float" office:value="0.1765002" calcext:value-type="float">
            <text:p>1,77E-01</text:p>
          </table:table-cell>
          <table:table-cell table:formula="of:=[.A676]" office:value-type="float" office:value="0.0326811874998386" calcext:value-type="float">
            <text:p>3,27E-02</text:p>
          </table:table-cell>
          <table:table-cell table:number-columns-repeated="8"/>
        </table:table-row>
        <table:table-row table:style-name="ro1">
          <table:table-cell office:value-type="float" office:value="0.0327300156248386" calcext:value-type="float">
            <text:p>3,27E-02</text:p>
          </table:table-cell>
          <table:table-cell office:value-type="float" office:value="0.17877" calcext:value-type="float">
            <text:p>1,79E-01</text:p>
          </table:table-cell>
          <table:table-cell table:formula="of:=[.A677]" office:value-type="float" office:value="0.0327300156248386" calcext:value-type="float">
            <text:p>3,27E-02</text:p>
          </table:table-cell>
          <table:table-cell table:number-columns-repeated="8"/>
        </table:table-row>
        <table:table-row table:style-name="ro1">
          <table:table-cell office:value-type="float" office:value="0.0327788437498386" calcext:value-type="float">
            <text:p>3,28E-02</text:p>
          </table:table-cell>
          <table:table-cell office:value-type="float" office:value="0.1810658" calcext:value-type="float">
            <text:p>1,81E-01</text:p>
          </table:table-cell>
          <table:table-cell table:formula="of:=[.A678]" office:value-type="float" office:value="0.0327788437498386" calcext:value-type="float">
            <text:p>3,28E-02</text:p>
          </table:table-cell>
          <table:table-cell table:number-columns-repeated="8"/>
        </table:table-row>
        <table:table-row table:style-name="ro1">
          <table:table-cell office:value-type="float" office:value="0.0328276718748386" calcext:value-type="float">
            <text:p>3,28E-02</text:p>
          </table:table-cell>
          <table:table-cell office:value-type="float" office:value="0.183388" calcext:value-type="float">
            <text:p>1,83E-01</text:p>
          </table:table-cell>
          <table:table-cell table:formula="of:=[.A679]" office:value-type="float" office:value="0.0328276718748386" calcext:value-type="float">
            <text:p>3,28E-02</text:p>
          </table:table-cell>
          <table:table-cell table:number-columns-repeated="8"/>
        </table:table-row>
        <table:table-row table:style-name="ro1">
          <table:table-cell office:value-type="float" office:value="0.0328764999998386" calcext:value-type="float">
            <text:p>3,29E-02</text:p>
          </table:table-cell>
          <table:table-cell office:value-type="float" office:value="0.1857368" calcext:value-type="float">
            <text:p>1,86E-01</text:p>
          </table:table-cell>
          <table:table-cell table:formula="of:=[.A680]" office:value-type="float" office:value="0.0328764999998386" calcext:value-type="float">
            <text:p>3,29E-02</text:p>
          </table:table-cell>
          <table:table-cell table:number-columns-repeated="8"/>
        </table:table-row>
        <table:table-row table:style-name="ro1">
          <table:table-cell office:value-type="float" office:value="0.0329253281248386" calcext:value-type="float">
            <text:p>3,29E-02</text:p>
          </table:table-cell>
          <table:table-cell office:value-type="float" office:value="0.1881124" calcext:value-type="float">
            <text:p>1,88E-01</text:p>
          </table:table-cell>
          <table:table-cell table:formula="of:=[.A681]" office:value-type="float" office:value="0.0329253281248386" calcext:value-type="float">
            <text:p>3,29E-02</text:p>
          </table:table-cell>
          <table:table-cell table:number-columns-repeated="8"/>
        </table:table-row>
        <table:table-row table:style-name="ro1">
          <table:table-cell office:value-type="float" office:value="0.0329741562498386" calcext:value-type="float">
            <text:p>3,30E-02</text:p>
          </table:table-cell>
          <table:table-cell office:value-type="float" office:value="0.190515" calcext:value-type="float">
            <text:p>1,91E-01</text:p>
          </table:table-cell>
          <table:table-cell table:formula="of:=[.A682]" office:value-type="float" office:value="0.0329741562498386" calcext:value-type="float">
            <text:p>3,30E-02</text:p>
          </table:table-cell>
          <table:table-cell table:number-columns-repeated="8"/>
        </table:table-row>
        <table:table-row table:style-name="ro1">
          <table:table-cell office:value-type="float" office:value="0.0330229843748386" calcext:value-type="float">
            <text:p>3,30E-02</text:p>
          </table:table-cell>
          <table:table-cell office:value-type="float" office:value="0.1929449" calcext:value-type="float">
            <text:p>1,93E-01</text:p>
          </table:table-cell>
          <table:table-cell table:formula="of:=[.A683]" office:value-type="float" office:value="0.0330229843748386" calcext:value-type="float">
            <text:p>3,30E-02</text:p>
          </table:table-cell>
          <table:table-cell table:number-columns-repeated="8"/>
        </table:table-row>
        <table:table-row table:style-name="ro1">
          <table:table-cell office:value-type="float" office:value="0.0330718124998386" calcext:value-type="float">
            <text:p>3,31E-02</text:p>
          </table:table-cell>
          <table:table-cell office:value-type="float" office:value="0.1954024" calcext:value-type="float">
            <text:p>1,95E-01</text:p>
          </table:table-cell>
          <table:table-cell table:formula="of:=[.A684]" office:value-type="float" office:value="0.0330718124998386" calcext:value-type="float">
            <text:p>3,31E-02</text:p>
          </table:table-cell>
          <table:table-cell table:number-columns-repeated="8"/>
        </table:table-row>
        <table:table-row table:style-name="ro1">
          <table:table-cell office:value-type="float" office:value="0.0331206406248386" calcext:value-type="float">
            <text:p>3,31E-02</text:p>
          </table:table-cell>
          <table:table-cell office:value-type="float" office:value="0.1978876" calcext:value-type="float">
            <text:p>1,98E-01</text:p>
          </table:table-cell>
          <table:table-cell table:formula="of:=[.A685]" office:value-type="float" office:value="0.0331206406248386" calcext:value-type="float">
            <text:p>3,31E-02</text:p>
          </table:table-cell>
          <table:table-cell table:number-columns-repeated="8"/>
        </table:table-row>
        <table:table-row table:style-name="ro1">
          <table:table-cell office:value-type="float" office:value="0.0331694687498386" calcext:value-type="float">
            <text:p>3,32E-02</text:p>
          </table:table-cell>
          <table:table-cell office:value-type="float" office:value="0.2004008" calcext:value-type="float">
            <text:p>2,00E-01</text:p>
          </table:table-cell>
          <table:table-cell table:formula="of:=[.A686]" office:value-type="float" office:value="0.0331694687498386" calcext:value-type="float">
            <text:p>3,32E-02</text:p>
          </table:table-cell>
          <table:table-cell table:number-columns-repeated="8"/>
        </table:table-row>
        <table:table-row table:style-name="ro1">
          <table:table-cell office:value-type="float" office:value="0.0332182968748386" calcext:value-type="float">
            <text:p>3,32E-02</text:p>
          </table:table-cell>
          <table:table-cell office:value-type="float" office:value="0.2029422" calcext:value-type="float">
            <text:p>2,03E-01</text:p>
          </table:table-cell>
          <table:table-cell table:formula="of:=[.A687]" office:value-type="float" office:value="0.0332182968748386" calcext:value-type="float">
            <text:p>3,32E-02</text:p>
          </table:table-cell>
          <table:table-cell table:number-columns-repeated="8"/>
        </table:table-row>
        <table:table-row table:style-name="ro1">
          <table:table-cell office:value-type="float" office:value="0.0332671249998386" calcext:value-type="float">
            <text:p>3,33E-02</text:p>
          </table:table-cell>
          <table:table-cell office:value-type="float" office:value="0.2055121" calcext:value-type="float">
            <text:p>2,06E-01</text:p>
          </table:table-cell>
          <table:table-cell table:formula="of:=[.A688]" office:value-type="float" office:value="0.0332671249998386" calcext:value-type="float">
            <text:p>3,33E-02</text:p>
          </table:table-cell>
          <table:table-cell table:number-columns-repeated="8"/>
        </table:table-row>
        <table:table-row table:style-name="ro1">
          <table:table-cell office:value-type="float" office:value="0.0333159531248386" calcext:value-type="float">
            <text:p>3,33E-02</text:p>
          </table:table-cell>
          <table:table-cell office:value-type="float" office:value="0.2081107" calcext:value-type="float">
            <text:p>2,08E-01</text:p>
          </table:table-cell>
          <table:table-cell table:formula="of:=[.A689]" office:value-type="float" office:value="0.0333159531248386" calcext:value-type="float">
            <text:p>3,33E-02</text:p>
          </table:table-cell>
          <table:table-cell table:number-columns-repeated="8"/>
        </table:table-row>
        <table:table-row table:style-name="ro1">
          <table:table-cell office:value-type="float" office:value="0.0333647812498386" calcext:value-type="float">
            <text:p>3,34E-02</text:p>
          </table:table-cell>
          <table:table-cell office:value-type="float" office:value="0.2107382" calcext:value-type="float">
            <text:p>2,11E-01</text:p>
          </table:table-cell>
          <table:table-cell table:formula="of:=[.A690]" office:value-type="float" office:value="0.0333647812498386" calcext:value-type="float">
            <text:p>3,34E-02</text:p>
          </table:table-cell>
          <table:table-cell table:number-columns-repeated="8"/>
        </table:table-row>
        <table:table-row table:style-name="ro1">
          <table:table-cell office:value-type="float" office:value="0.0334136093748386" calcext:value-type="float">
            <text:p>3,34E-02</text:p>
          </table:table-cell>
          <table:table-cell office:value-type="float" office:value="0.213395" calcext:value-type="float">
            <text:p>2,13E-01</text:p>
          </table:table-cell>
          <table:table-cell table:formula="of:=[.A691]" office:value-type="float" office:value="0.0334136093748386" calcext:value-type="float">
            <text:p>3,34E-02</text:p>
          </table:table-cell>
          <table:table-cell table:number-columns-repeated="8"/>
        </table:table-row>
        <table:table-row table:style-name="ro1">
          <table:table-cell office:value-type="float" office:value="0.0334624374998386" calcext:value-type="float">
            <text:p>3,35E-02</text:p>
          </table:table-cell>
          <table:table-cell office:value-type="float" office:value="0.2160811" calcext:value-type="float">
            <text:p>2,16E-01</text:p>
          </table:table-cell>
          <table:table-cell table:formula="of:=[.A692]" office:value-type="float" office:value="0.0334624374998386" calcext:value-type="float">
            <text:p>3,35E-02</text:p>
          </table:table-cell>
          <table:table-cell table:number-columns-repeated="8"/>
        </table:table-row>
        <table:table-row table:style-name="ro1">
          <table:table-cell office:value-type="float" office:value="0.0335112656248386" calcext:value-type="float">
            <text:p>3,35E-02</text:p>
          </table:table-cell>
          <table:table-cell office:value-type="float" office:value="0.2187969" calcext:value-type="float">
            <text:p>2,19E-01</text:p>
          </table:table-cell>
          <table:table-cell table:formula="of:=[.A693]" office:value-type="float" office:value="0.0335112656248386" calcext:value-type="float">
            <text:p>3,35E-02</text:p>
          </table:table-cell>
          <table:table-cell table:number-columns-repeated="8"/>
        </table:table-row>
        <table:table-row table:style-name="ro1">
          <table:table-cell office:value-type="float" office:value="0.0335600937498386" calcext:value-type="float">
            <text:p>3,36E-02</text:p>
          </table:table-cell>
          <table:table-cell office:value-type="float" office:value="0.2215426" calcext:value-type="float">
            <text:p>2,22E-01</text:p>
          </table:table-cell>
          <table:table-cell table:formula="of:=[.A694]" office:value-type="float" office:value="0.0335600937498386" calcext:value-type="float">
            <text:p>3,36E-02</text:p>
          </table:table-cell>
          <table:table-cell table:number-columns-repeated="8"/>
        </table:table-row>
        <table:table-row table:style-name="ro1">
          <table:table-cell office:value-type="float" office:value="0.0336089218748386" calcext:value-type="float">
            <text:p>3,36E-02</text:p>
          </table:table-cell>
          <table:table-cell office:value-type="float" office:value="0.2243185" calcext:value-type="float">
            <text:p>2,24E-01</text:p>
          </table:table-cell>
          <table:table-cell table:formula="of:=[.A695]" office:value-type="float" office:value="0.0336089218748386" calcext:value-type="float">
            <text:p>3,36E-02</text:p>
          </table:table-cell>
          <table:table-cell table:number-columns-repeated="8"/>
        </table:table-row>
        <table:table-row table:style-name="ro1">
          <table:table-cell office:value-type="float" office:value="0.0336577499998386" calcext:value-type="float">
            <text:p>3,37E-02</text:p>
          </table:table-cell>
          <table:table-cell office:value-type="float" office:value="0.2271247" calcext:value-type="float">
            <text:p>2,27E-01</text:p>
          </table:table-cell>
          <table:table-cell table:formula="of:=[.A696]" office:value-type="float" office:value="0.0336577499998386" calcext:value-type="float">
            <text:p>3,37E-02</text:p>
          </table:table-cell>
          <table:table-cell table:number-columns-repeated="8"/>
        </table:table-row>
        <table:table-row table:style-name="ro1">
          <table:table-cell office:value-type="float" office:value="0.0337065781248386" calcext:value-type="float">
            <text:p>3,37E-02</text:p>
          </table:table-cell>
          <table:table-cell office:value-type="float" office:value="0.2299615" calcext:value-type="float">
            <text:p>2,30E-01</text:p>
          </table:table-cell>
          <table:table-cell table:formula="of:=[.A697]" office:value-type="float" office:value="0.0337065781248386" calcext:value-type="float">
            <text:p>3,37E-02</text:p>
          </table:table-cell>
          <table:table-cell table:number-columns-repeated="8"/>
        </table:table-row>
        <table:table-row table:style-name="ro1">
          <table:table-cell office:value-type="float" office:value="0.0337554062498386" calcext:value-type="float">
            <text:p>3,38E-02</text:p>
          </table:table-cell>
          <table:table-cell office:value-type="float" office:value="0.2328292" calcext:value-type="float">
            <text:p>2,33E-01</text:p>
          </table:table-cell>
          <table:table-cell table:formula="of:=[.A698]" office:value-type="float" office:value="0.0337554062498386" calcext:value-type="float">
            <text:p>3,38E-02</text:p>
          </table:table-cell>
          <table:table-cell table:number-columns-repeated="8"/>
        </table:table-row>
        <table:table-row table:style-name="ro1">
          <table:table-cell office:value-type="float" office:value="0.0338042343748386" calcext:value-type="float">
            <text:p>3,38E-02</text:p>
          </table:table-cell>
          <table:table-cell office:value-type="float" office:value="0.235728" calcext:value-type="float">
            <text:p>2,36E-01</text:p>
          </table:table-cell>
          <table:table-cell table:formula="of:=[.A699]" office:value-type="float" office:value="0.0338042343748386" calcext:value-type="float">
            <text:p>3,38E-02</text:p>
          </table:table-cell>
          <table:table-cell table:number-columns-repeated="8"/>
        </table:table-row>
        <table:table-row table:style-name="ro1">
          <table:table-cell office:value-type="float" office:value="0.0338530624998386" calcext:value-type="float">
            <text:p>3,39E-02</text:p>
          </table:table-cell>
          <table:table-cell office:value-type="float" office:value="0.2386582" calcext:value-type="float">
            <text:p>2,39E-01</text:p>
          </table:table-cell>
          <table:table-cell table:formula="of:=[.A700]" office:value-type="float" office:value="0.0338530624998386" calcext:value-type="float">
            <text:p>3,39E-02</text:p>
          </table:table-cell>
          <table:table-cell table:number-columns-repeated="8"/>
        </table:table-row>
        <table:table-row table:style-name="ro1">
          <table:table-cell office:value-type="float" office:value="0.0339018906248386" calcext:value-type="float">
            <text:p>3,39E-02</text:p>
          </table:table-cell>
          <table:table-cell office:value-type="float" office:value="0.2416198" calcext:value-type="float">
            <text:p>2,42E-01</text:p>
          </table:table-cell>
          <table:table-cell table:formula="of:=[.A701]" office:value-type="float" office:value="0.0339018906248386" calcext:value-type="float">
            <text:p>3,39E-02</text:p>
          </table:table-cell>
          <table:table-cell table:number-columns-repeated="8"/>
        </table:table-row>
        <table:table-row table:style-name="ro1">
          <table:table-cell office:value-type="float" office:value="0.0339507187498386" calcext:value-type="float">
            <text:p>3,40E-02</text:p>
          </table:table-cell>
          <table:table-cell office:value-type="float" office:value="0.2446133" calcext:value-type="float">
            <text:p>2,45E-01</text:p>
          </table:table-cell>
          <table:table-cell table:formula="of:=[.A702]" office:value-type="float" office:value="0.0339507187498386" calcext:value-type="float">
            <text:p>3,40E-02</text:p>
          </table:table-cell>
          <table:table-cell table:number-columns-repeated="8"/>
        </table:table-row>
        <table:table-row table:style-name="ro1">
          <table:table-cell office:value-type="float" office:value="0.0339995468748386" calcext:value-type="float">
            <text:p>3,40E-02</text:p>
          </table:table-cell>
          <table:table-cell office:value-type="float" office:value="0.2476389" calcext:value-type="float">
            <text:p>2,48E-01</text:p>
          </table:table-cell>
          <table:table-cell table:formula="of:=[.A703]" office:value-type="float" office:value="0.0339995468748386" calcext:value-type="float">
            <text:p>3,40E-02</text:p>
          </table:table-cell>
          <table:table-cell table:number-columns-repeated="8"/>
        </table:table-row>
        <table:table-row table:style-name="ro1">
          <table:table-cell office:value-type="float" office:value="0.0340483749998386" calcext:value-type="float">
            <text:p>3,40E-02</text:p>
          </table:table-cell>
          <table:table-cell office:value-type="float" office:value="0.2506967" calcext:value-type="float">
            <text:p>2,51E-01</text:p>
          </table:table-cell>
          <table:table-cell table:formula="of:=[.A704]" office:value-type="float" office:value="0.0340483749998386" calcext:value-type="float">
            <text:p>3,40E-02</text:p>
          </table:table-cell>
          <table:table-cell table:number-columns-repeated="8"/>
        </table:table-row>
        <table:table-row table:style-name="ro1">
          <table:table-cell office:value-type="float" office:value="0.0340972031248386" calcext:value-type="float">
            <text:p>3,41E-02</text:p>
          </table:table-cell>
          <table:table-cell office:value-type="float" office:value="0.2537871" calcext:value-type="float">
            <text:p>2,54E-01</text:p>
          </table:table-cell>
          <table:table-cell table:formula="of:=[.A705]" office:value-type="float" office:value="0.0340972031248386" calcext:value-type="float">
            <text:p>3,41E-02</text:p>
          </table:table-cell>
          <table:table-cell table:number-columns-repeated="8"/>
        </table:table-row>
        <table:table-row table:style-name="ro1">
          <table:table-cell office:value-type="float" office:value="0.0341460312498386" calcext:value-type="float">
            <text:p>3,41E-02</text:p>
          </table:table-cell>
          <table:table-cell office:value-type="float" office:value="0.2569102" calcext:value-type="float">
            <text:p>2,57E-01</text:p>
          </table:table-cell>
          <table:table-cell table:formula="of:=[.A706]" office:value-type="float" office:value="0.0341460312498386" calcext:value-type="float">
            <text:p>3,41E-02</text:p>
          </table:table-cell>
          <table:table-cell table:number-columns-repeated="8"/>
        </table:table-row>
        <table:table-row table:style-name="ro1">
          <table:table-cell office:value-type="float" office:value="0.0341948593748386" calcext:value-type="float">
            <text:p>3,42E-02</text:p>
          </table:table-cell>
          <table:table-cell office:value-type="float" office:value="0.2600663" calcext:value-type="float">
            <text:p>2,60E-01</text:p>
          </table:table-cell>
          <table:table-cell table:formula="of:=[.A707]" office:value-type="float" office:value="0.0341948593748386" calcext:value-type="float">
            <text:p>3,42E-02</text:p>
          </table:table-cell>
          <table:table-cell table:number-columns-repeated="8"/>
        </table:table-row>
        <table:table-row table:style-name="ro1">
          <table:table-cell office:value-type="float" office:value="0.0342436874998385" calcext:value-type="float">
            <text:p>3,42E-02</text:p>
          </table:table-cell>
          <table:table-cell office:value-type="float" office:value="0.2632556" calcext:value-type="float">
            <text:p>2,63E-01</text:p>
          </table:table-cell>
          <table:table-cell table:formula="of:=[.A708]" office:value-type="float" office:value="0.0342436874998385" calcext:value-type="float">
            <text:p>3,42E-02</text:p>
          </table:table-cell>
          <table:table-cell table:number-columns-repeated="8"/>
        </table:table-row>
        <table:table-row table:style-name="ro1">
          <table:table-cell office:value-type="float" office:value="0.0342925156248385" calcext:value-type="float">
            <text:p>3,43E-02</text:p>
          </table:table-cell>
          <table:table-cell office:value-type="float" office:value="0.2664784" calcext:value-type="float">
            <text:p>2,66E-01</text:p>
          </table:table-cell>
          <table:table-cell table:formula="of:=[.A709]" office:value-type="float" office:value="0.0342925156248385" calcext:value-type="float">
            <text:p>3,43E-02</text:p>
          </table:table-cell>
          <table:table-cell table:number-columns-repeated="8"/>
        </table:table-row>
        <table:table-row table:style-name="ro1">
          <table:table-cell office:value-type="float" office:value="0.0343413437498385" calcext:value-type="float">
            <text:p>3,43E-02</text:p>
          </table:table-cell>
          <table:table-cell office:value-type="float" office:value="0.2697349" calcext:value-type="float">
            <text:p>2,70E-01</text:p>
          </table:table-cell>
          <table:table-cell table:formula="of:=[.A710]" office:value-type="float" office:value="0.0343413437498385" calcext:value-type="float">
            <text:p>3,43E-02</text:p>
          </table:table-cell>
          <table:table-cell table:number-columns-repeated="8"/>
        </table:table-row>
        <table:table-row table:style-name="ro1">
          <table:table-cell office:value-type="float" office:value="0.0343901718748386" calcext:value-type="float">
            <text:p>3,44E-02</text:p>
          </table:table-cell>
          <table:table-cell office:value-type="float" office:value="0.2730253" calcext:value-type="float">
            <text:p>2,73E-01</text:p>
          </table:table-cell>
          <table:table-cell table:formula="of:=[.A711]" office:value-type="float" office:value="0.0343901718748386" calcext:value-type="float">
            <text:p>3,44E-02</text:p>
          </table:table-cell>
          <table:table-cell table:number-columns-repeated="8"/>
        </table:table-row>
        <table:table-row table:style-name="ro1">
          <table:table-cell office:value-type="float" office:value="0.0344389999998385" calcext:value-type="float">
            <text:p>3,44E-02</text:p>
          </table:table-cell>
          <table:table-cell office:value-type="float" office:value="0.2763499" calcext:value-type="float">
            <text:p>2,76E-01</text:p>
          </table:table-cell>
          <table:table-cell table:formula="of:=[.A712]" office:value-type="float" office:value="0.0344389999998385" calcext:value-type="float">
            <text:p>3,44E-02</text:p>
          </table:table-cell>
          <table:table-cell table:number-columns-repeated="8"/>
        </table:table-row>
        <table:table-row table:style-name="ro1">
          <table:table-cell office:value-type="float" office:value="0.0344878281248385" calcext:value-type="float">
            <text:p>3,45E-02</text:p>
          </table:table-cell>
          <table:table-cell office:value-type="float" office:value="0.2797089" calcext:value-type="float">
            <text:p>2,80E-01</text:p>
          </table:table-cell>
          <table:table-cell table:formula="of:=[.A713]" office:value-type="float" office:value="0.0344878281248385" calcext:value-type="float">
            <text:p>3,45E-02</text:p>
          </table:table-cell>
          <table:table-cell table:number-columns-repeated="8"/>
        </table:table-row>
        <table:table-row table:style-name="ro1">
          <table:table-cell office:value-type="float" office:value="0.0345366562498385" calcext:value-type="float">
            <text:p>3,45E-02</text:p>
          </table:table-cell>
          <table:table-cell office:value-type="float" office:value="0.2831025" calcext:value-type="float">
            <text:p>2,83E-01</text:p>
          </table:table-cell>
          <table:table-cell table:formula="of:=[.A714]" office:value-type="float" office:value="0.0345366562498385" calcext:value-type="float">
            <text:p>3,45E-02</text:p>
          </table:table-cell>
          <table:table-cell table:number-columns-repeated="8"/>
        </table:table-row>
        <table:table-row table:style-name="ro1">
          <table:table-cell office:value-type="float" office:value="0.0345854843748385" calcext:value-type="float">
            <text:p>3,46E-02</text:p>
          </table:table-cell>
          <table:table-cell office:value-type="float" office:value="0.286531" calcext:value-type="float">
            <text:p>2,87E-01</text:p>
          </table:table-cell>
          <table:table-cell table:formula="of:=[.A715]" office:value-type="float" office:value="0.0345854843748385" calcext:value-type="float">
            <text:p>3,46E-02</text:p>
          </table:table-cell>
          <table:table-cell table:number-columns-repeated="8"/>
        </table:table-row>
        <table:table-row table:style-name="ro1">
          <table:table-cell office:value-type="float" office:value="0.0346343124998385" calcext:value-type="float">
            <text:p>3,46E-02</text:p>
          </table:table-cell>
          <table:table-cell office:value-type="float" office:value="0.2899946" calcext:value-type="float">
            <text:p>2,90E-01</text:p>
          </table:table-cell>
          <table:table-cell table:formula="of:=[.A716]" office:value-type="float" office:value="0.0346343124998385" calcext:value-type="float">
            <text:p>3,46E-02</text:p>
          </table:table-cell>
          <table:table-cell table:number-columns-repeated="8"/>
        </table:table-row>
        <table:table-row table:style-name="ro1">
          <table:table-cell office:value-type="float" office:value="0.0346831406248385" calcext:value-type="float">
            <text:p>3,47E-02</text:p>
          </table:table-cell>
          <table:table-cell office:value-type="float" office:value="0.2934935" calcext:value-type="float">
            <text:p>2,93E-01</text:p>
          </table:table-cell>
          <table:table-cell table:formula="of:=[.A717]" office:value-type="float" office:value="0.0346831406248385" calcext:value-type="float">
            <text:p>3,47E-02</text:p>
          </table:table-cell>
          <table:table-cell table:number-columns-repeated="8"/>
        </table:table-row>
        <table:table-row table:style-name="ro1">
          <table:table-cell office:value-type="float" office:value="0.0347319687498385" calcext:value-type="float">
            <text:p>3,47E-02</text:p>
          </table:table-cell>
          <table:table-cell office:value-type="float" office:value="0.2970279" calcext:value-type="float">
            <text:p>2,97E-01</text:p>
          </table:table-cell>
          <table:table-cell table:formula="of:=[.A718]" office:value-type="float" office:value="0.0347319687498385" calcext:value-type="float">
            <text:p>3,47E-02</text:p>
          </table:table-cell>
          <table:table-cell table:number-columns-repeated="8"/>
        </table:table-row>
        <table:table-row table:style-name="ro1">
          <table:table-cell office:value-type="float" office:value="0.0347807968748385" calcext:value-type="float">
            <text:p>3,48E-02</text:p>
          </table:table-cell>
          <table:table-cell office:value-type="float" office:value="0.3005981" calcext:value-type="float">
            <text:p>3,01E-01</text:p>
          </table:table-cell>
          <table:table-cell table:formula="of:=[.A719]" office:value-type="float" office:value="0.0347807968748385" calcext:value-type="float">
            <text:p>3,48E-02</text:p>
          </table:table-cell>
          <table:table-cell table:number-columns-repeated="8"/>
        </table:table-row>
        <table:table-row table:style-name="ro1">
          <table:table-cell office:value-type="float" office:value="0.0348296249998385" calcext:value-type="float">
            <text:p>3,48E-02</text:p>
          </table:table-cell>
          <table:table-cell office:value-type="float" office:value="0.3042043" calcext:value-type="float">
            <text:p>3,04E-01</text:p>
          </table:table-cell>
          <table:table-cell table:formula="of:=[.A720]" office:value-type="float" office:value="0.0348296249998385" calcext:value-type="float">
            <text:p>3,48E-02</text:p>
          </table:table-cell>
          <table:table-cell table:number-columns-repeated="8"/>
        </table:table-row>
        <table:table-row table:style-name="ro1">
          <table:table-cell office:value-type="float" office:value="0.0348784531248385" calcext:value-type="float">
            <text:p>3,49E-02</text:p>
          </table:table-cell>
          <table:table-cell office:value-type="float" office:value="0.3078468" calcext:value-type="float">
            <text:p>3,08E-01</text:p>
          </table:table-cell>
          <table:table-cell table:formula="of:=[.A721]" office:value-type="float" office:value="0.0348784531248385" calcext:value-type="float">
            <text:p>3,49E-02</text:p>
          </table:table-cell>
          <table:table-cell table:number-columns-repeated="8"/>
        </table:table-row>
        <table:table-row table:style-name="ro1">
          <table:table-cell office:value-type="float" office:value="0.0349272812498385" calcext:value-type="float">
            <text:p>3,49E-02</text:p>
          </table:table-cell>
          <table:table-cell office:value-type="float" office:value="0.3115257" calcext:value-type="float">
            <text:p>3,12E-01</text:p>
          </table:table-cell>
          <table:table-cell table:formula="of:=[.A722]" office:value-type="float" office:value="0.0349272812498385" calcext:value-type="float">
            <text:p>3,49E-02</text:p>
          </table:table-cell>
          <table:table-cell table:number-columns-repeated="8"/>
        </table:table-row>
        <table:table-row table:style-name="ro1">
          <table:table-cell office:value-type="float" office:value="0.0349761093748385" calcext:value-type="float">
            <text:p>3,50E-02</text:p>
          </table:table-cell>
          <table:table-cell office:value-type="float" office:value="0.3152412" calcext:value-type="float">
            <text:p>3,15E-01</text:p>
          </table:table-cell>
          <table:table-cell table:formula="of:=[.A723]" office:value-type="float" office:value="0.0349761093748385" calcext:value-type="float">
            <text:p>3,50E-02</text:p>
          </table:table-cell>
          <table:table-cell table:number-columns-repeated="8"/>
        </table:table-row>
        <table:table-row table:style-name="ro1">
          <table:table-cell office:value-type="float" office:value="0.0350249374998385" calcext:value-type="float">
            <text:p>3,50E-02</text:p>
          </table:table-cell>
          <table:table-cell office:value-type="float" office:value="0.3189937" calcext:value-type="float">
            <text:p>3,19E-01</text:p>
          </table:table-cell>
          <table:table-cell table:formula="of:=[.A724]" office:value-type="float" office:value="0.0350249374998385" calcext:value-type="float">
            <text:p>3,50E-02</text:p>
          </table:table-cell>
          <table:table-cell table:number-columns-repeated="8"/>
        </table:table-row>
        <table:table-row table:style-name="ro1">
          <table:table-cell office:value-type="float" office:value="0.0350737656248385" calcext:value-type="float">
            <text:p>3,51E-02</text:p>
          </table:table-cell>
          <table:table-cell office:value-type="float" office:value="0.3227832" calcext:value-type="float">
            <text:p>3,23E-01</text:p>
          </table:table-cell>
          <table:table-cell table:formula="of:=[.A725]" office:value-type="float" office:value="0.0350737656248385" calcext:value-type="float">
            <text:p>3,51E-02</text:p>
          </table:table-cell>
          <table:table-cell table:number-columns-repeated="8"/>
        </table:table-row>
        <table:table-row table:style-name="ro1">
          <table:table-cell office:value-type="float" office:value="0.0351225937498385" calcext:value-type="float">
            <text:p>3,51E-02</text:p>
          </table:table-cell>
          <table:table-cell office:value-type="float" office:value="0.3266101" calcext:value-type="float">
            <text:p>3,27E-01</text:p>
          </table:table-cell>
          <table:table-cell table:formula="of:=[.A726]" office:value-type="float" office:value="0.0351225937498385" calcext:value-type="float">
            <text:p>3,51E-02</text:p>
          </table:table-cell>
          <table:table-cell table:number-columns-repeated="8"/>
        </table:table-row>
        <table:table-row table:style-name="ro1">
          <table:table-cell office:value-type="float" office:value="0.0351714218748385" calcext:value-type="float">
            <text:p>3,52E-02</text:p>
          </table:table-cell>
          <table:table-cell office:value-type="float" office:value="0.3304746" calcext:value-type="float">
            <text:p>3,30E-01</text:p>
          </table:table-cell>
          <table:table-cell table:formula="of:=[.A727]" office:value-type="float" office:value="0.0351714218748385" calcext:value-type="float">
            <text:p>3,52E-02</text:p>
          </table:table-cell>
          <table:table-cell table:number-columns-repeated="8"/>
        </table:table-row>
        <table:table-row table:style-name="ro1">
          <table:table-cell office:value-type="float" office:value="0.0352202499998385" calcext:value-type="float">
            <text:p>3,52E-02</text:p>
          </table:table-cell>
          <table:table-cell office:value-type="float" office:value="0.3343768" calcext:value-type="float">
            <text:p>3,34E-01</text:p>
          </table:table-cell>
          <table:table-cell table:formula="of:=[.A728]" office:value-type="float" office:value="0.0352202499998385" calcext:value-type="float">
            <text:p>3,52E-02</text:p>
          </table:table-cell>
          <table:table-cell table:number-columns-repeated="8"/>
        </table:table-row>
        <table:table-row table:style-name="ro1">
          <table:table-cell office:value-type="float" office:value="0.0352690781248385" calcext:value-type="float">
            <text:p>3,53E-02</text:p>
          </table:table-cell>
          <table:table-cell office:value-type="float" office:value="0.3383169" calcext:value-type="float">
            <text:p>3,38E-01</text:p>
          </table:table-cell>
          <table:table-cell table:formula="of:=[.A729]" office:value-type="float" office:value="0.0352690781248385" calcext:value-type="float">
            <text:p>3,53E-02</text:p>
          </table:table-cell>
          <table:table-cell table:number-columns-repeated="8"/>
        </table:table-row>
        <table:table-row table:style-name="ro1">
          <table:table-cell office:value-type="float" office:value="0.0353179062498385" calcext:value-type="float">
            <text:p>3,53E-02</text:p>
          </table:table-cell>
          <table:table-cell office:value-type="float" office:value="0.3422953" calcext:value-type="float">
            <text:p>3,42E-01</text:p>
          </table:table-cell>
          <table:table-cell table:formula="of:=[.A730]" office:value-type="float" office:value="0.0353179062498385" calcext:value-type="float">
            <text:p>3,53E-02</text:p>
          </table:table-cell>
          <table:table-cell table:number-columns-repeated="8"/>
        </table:table-row>
        <table:table-row table:style-name="ro1">
          <table:table-cell office:value-type="float" office:value="0.0353667343748385" calcext:value-type="float">
            <text:p>3,54E-02</text:p>
          </table:table-cell>
          <table:table-cell office:value-type="float" office:value="0.346312" calcext:value-type="float">
            <text:p>3,46E-01</text:p>
          </table:table-cell>
          <table:table-cell table:formula="of:=[.A731]" office:value-type="float" office:value="0.0353667343748385" calcext:value-type="float">
            <text:p>3,54E-02</text:p>
          </table:table-cell>
          <table:table-cell table:number-columns-repeated="8"/>
        </table:table-row>
        <table:table-row table:style-name="ro1">
          <table:table-cell office:value-type="float" office:value="0.0354155624998385" calcext:value-type="float">
            <text:p>3,54E-02</text:p>
          </table:table-cell>
          <table:table-cell office:value-type="float" office:value="0.3503674" calcext:value-type="float">
            <text:p>3,50E-01</text:p>
          </table:table-cell>
          <table:table-cell table:formula="of:=[.A732]" office:value-type="float" office:value="0.0354155624998385" calcext:value-type="float">
            <text:p>3,54E-02</text:p>
          </table:table-cell>
          <table:table-cell table:number-columns-repeated="8"/>
        </table:table-row>
        <table:table-row table:style-name="ro1">
          <table:table-cell office:value-type="float" office:value="0.0354643906248385" calcext:value-type="float">
            <text:p>3,55E-02</text:p>
          </table:table-cell>
          <table:table-cell office:value-type="float" office:value="0.3544616" calcext:value-type="float">
            <text:p>3,54E-01</text:p>
          </table:table-cell>
          <table:table-cell table:formula="of:=[.A733]" office:value-type="float" office:value="0.0354643906248385" calcext:value-type="float">
            <text:p>3,55E-02</text:p>
          </table:table-cell>
          <table:table-cell table:number-columns-repeated="8"/>
        </table:table-row>
        <table:table-row table:style-name="ro1">
          <table:table-cell office:value-type="float" office:value="0.0355132187498385" calcext:value-type="float">
            <text:p>3,55E-02</text:p>
          </table:table-cell>
          <table:table-cell office:value-type="float" office:value="0.3585948" calcext:value-type="float">
            <text:p>3,59E-01</text:p>
          </table:table-cell>
          <table:table-cell table:formula="of:=[.A734]" office:value-type="float" office:value="0.0355132187498385" calcext:value-type="float">
            <text:p>3,55E-02</text:p>
          </table:table-cell>
          <table:table-cell table:number-columns-repeated="8"/>
        </table:table-row>
        <table:table-row table:style-name="ro1">
          <table:table-cell office:value-type="float" office:value="0.0355620468748385" calcext:value-type="float">
            <text:p>3,56E-02</text:p>
          </table:table-cell>
          <table:table-cell office:value-type="float" office:value="0.3627672" calcext:value-type="float">
            <text:p>3,63E-01</text:p>
          </table:table-cell>
          <table:table-cell table:formula="of:=[.A735]" office:value-type="float" office:value="0.0355620468748385" calcext:value-type="float">
            <text:p>3,56E-02</text:p>
          </table:table-cell>
          <table:table-cell table:number-columns-repeated="8"/>
        </table:table-row>
        <table:table-row table:style-name="ro1">
          <table:table-cell office:value-type="float" office:value="0.0356108749998385" calcext:value-type="float">
            <text:p>3,56E-02</text:p>
          </table:table-cell>
          <table:table-cell office:value-type="float" office:value="0.3669791" calcext:value-type="float">
            <text:p>3,67E-01</text:p>
          </table:table-cell>
          <table:table-cell table:formula="of:=[.A736]" office:value-type="float" office:value="0.0356108749998385" calcext:value-type="float">
            <text:p>3,56E-02</text:p>
          </table:table-cell>
          <table:table-cell table:number-columns-repeated="8"/>
        </table:table-row>
        <table:table-row table:style-name="ro1">
          <table:table-cell office:value-type="float" office:value="0.0356597031248385" calcext:value-type="float">
            <text:p>3,57E-02</text:p>
          </table:table-cell>
          <table:table-cell office:value-type="float" office:value="0.3712305" calcext:value-type="float">
            <text:p>3,71E-01</text:p>
          </table:table-cell>
          <table:table-cell table:formula="of:=[.A737]" office:value-type="float" office:value="0.0356597031248385" calcext:value-type="float">
            <text:p>3,57E-02</text:p>
          </table:table-cell>
          <table:table-cell table:number-columns-repeated="8"/>
        </table:table-row>
        <table:table-row table:style-name="ro1">
          <table:table-cell office:value-type="float" office:value="0.0357085312498385" calcext:value-type="float">
            <text:p>3,57E-02</text:p>
          </table:table-cell>
          <table:table-cell office:value-type="float" office:value="0.3755218" calcext:value-type="float">
            <text:p>3,76E-01</text:p>
          </table:table-cell>
          <table:table-cell table:formula="of:=[.A738]" office:value-type="float" office:value="0.0357085312498385" calcext:value-type="float">
            <text:p>3,57E-02</text:p>
          </table:table-cell>
          <table:table-cell table:number-columns-repeated="8"/>
        </table:table-row>
        <table:table-row table:style-name="ro1">
          <table:table-cell office:value-type="float" office:value="0.0357573593748385" calcext:value-type="float">
            <text:p>3,58E-02</text:p>
          </table:table-cell>
          <table:table-cell office:value-type="float" office:value="0.3798532" calcext:value-type="float">
            <text:p>3,80E-01</text:p>
          </table:table-cell>
          <table:table-cell table:formula="of:=[.A739]" office:value-type="float" office:value="0.0357573593748385" calcext:value-type="float">
            <text:p>3,58E-02</text:p>
          </table:table-cell>
          <table:table-cell table:number-columns-repeated="8"/>
        </table:table-row>
        <table:table-row table:style-name="ro1">
          <table:table-cell office:value-type="float" office:value="0.0358061874998385" calcext:value-type="float">
            <text:p>3,58E-02</text:p>
          </table:table-cell>
          <table:table-cell office:value-type="float" office:value="0.3842247" calcext:value-type="float">
            <text:p>3,84E-01</text:p>
          </table:table-cell>
          <table:table-cell table:formula="of:=[.A740]" office:value-type="float" office:value="0.0358061874998385" calcext:value-type="float">
            <text:p>3,58E-02</text:p>
          </table:table-cell>
          <table:table-cell table:number-columns-repeated="8"/>
        </table:table-row>
        <table:table-row table:style-name="ro1">
          <table:table-cell office:value-type="float" office:value="0.0358550156248385" calcext:value-type="float">
            <text:p>3,59E-02</text:p>
          </table:table-cell>
          <table:table-cell office:value-type="float" office:value="0.3886366" calcext:value-type="float">
            <text:p>3,89E-01</text:p>
          </table:table-cell>
          <table:table-cell table:formula="of:=[.A741]" office:value-type="float" office:value="0.0358550156248385" calcext:value-type="float">
            <text:p>3,59E-02</text:p>
          </table:table-cell>
          <table:table-cell table:number-columns-repeated="8"/>
        </table:table-row>
        <table:table-row table:style-name="ro1">
          <table:table-cell office:value-type="float" office:value="0.0359038437498385" calcext:value-type="float">
            <text:p>3,59E-02</text:p>
          </table:table-cell>
          <table:table-cell office:value-type="float" office:value="0.3930892" calcext:value-type="float">
            <text:p>3,93E-01</text:p>
          </table:table-cell>
          <table:table-cell table:formula="of:=[.A742]" office:value-type="float" office:value="0.0359038437498385" calcext:value-type="float">
            <text:p>3,59E-02</text:p>
          </table:table-cell>
          <table:table-cell table:number-columns-repeated="8"/>
        </table:table-row>
        <table:table-row table:style-name="ro1">
          <table:table-cell office:value-type="float" office:value="0.0359526718748385" calcext:value-type="float">
            <text:p>3,60E-02</text:p>
          </table:table-cell>
          <table:table-cell office:value-type="float" office:value="0.3975825" calcext:value-type="float">
            <text:p>3,98E-01</text:p>
          </table:table-cell>
          <table:table-cell table:formula="of:=[.A743]" office:value-type="float" office:value="0.0359526718748385" calcext:value-type="float">
            <text:p>3,60E-02</text:p>
          </table:table-cell>
          <table:table-cell table:number-columns-repeated="8"/>
        </table:table-row>
        <table:table-row table:style-name="ro1">
          <table:table-cell office:value-type="float" office:value="0.0360014999998385" calcext:value-type="float">
            <text:p>3,60E-02</text:p>
          </table:table-cell>
          <table:table-cell office:value-type="float" office:value="0.4021168" calcext:value-type="float">
            <text:p>4,02E-01</text:p>
          </table:table-cell>
          <table:table-cell table:formula="of:=[.A744]" office:value-type="float" office:value="0.0360014999998385" calcext:value-type="float">
            <text:p>3,60E-02</text:p>
          </table:table-cell>
          <table:table-cell table:number-columns-repeated="8"/>
        </table:table-row>
        <table:table-row table:style-name="ro1">
          <table:table-cell office:value-type="float" office:value="0.0360503281248384" calcext:value-type="float">
            <text:p>3,61E-02</text:p>
          </table:table-cell>
          <table:table-cell office:value-type="float" office:value="0.4066922" calcext:value-type="float">
            <text:p>4,07E-01</text:p>
          </table:table-cell>
          <table:table-cell table:formula="of:=[.A745]" office:value-type="float" office:value="0.0360503281248384" calcext:value-type="float">
            <text:p>3,61E-02</text:p>
          </table:table-cell>
          <table:table-cell table:number-columns-repeated="8"/>
        </table:table-row>
        <table:table-row table:style-name="ro1">
          <table:table-cell office:value-type="float" office:value="0.0360991562498384" calcext:value-type="float">
            <text:p>3,61E-02</text:p>
          </table:table-cell>
          <table:table-cell office:value-type="float" office:value="0.411309" calcext:value-type="float">
            <text:p>4,11E-01</text:p>
          </table:table-cell>
          <table:table-cell table:formula="of:=[.A746]" office:value-type="float" office:value="0.0360991562498384" calcext:value-type="float">
            <text:p>3,61E-02</text:p>
          </table:table-cell>
          <table:table-cell table:number-columns-repeated="8"/>
        </table:table-row>
        <table:table-row table:style-name="ro1">
          <table:table-cell office:value-type="float" office:value="0.0361479843748384" calcext:value-type="float">
            <text:p>3,61E-02</text:p>
          </table:table-cell>
          <table:table-cell office:value-type="float" office:value="0.4159673" calcext:value-type="float">
            <text:p>4,16E-01</text:p>
          </table:table-cell>
          <table:table-cell table:formula="of:=[.A747]" office:value-type="float" office:value="0.0361479843748384" calcext:value-type="float">
            <text:p>3,61E-02</text:p>
          </table:table-cell>
          <table:table-cell table:number-columns-repeated="8"/>
        </table:table-row>
        <table:table-row table:style-name="ro1">
          <table:table-cell office:value-type="float" office:value="0.0361968124998384" calcext:value-type="float">
            <text:p>3,62E-02</text:p>
          </table:table-cell>
          <table:table-cell office:value-type="float" office:value="0.4206673" calcext:value-type="float">
            <text:p>4,21E-01</text:p>
          </table:table-cell>
          <table:table-cell table:formula="of:=[.A748]" office:value-type="float" office:value="0.0361968124998384" calcext:value-type="float">
            <text:p>3,62E-02</text:p>
          </table:table-cell>
          <table:table-cell table:number-columns-repeated="8"/>
        </table:table-row>
        <table:table-row table:style-name="ro1">
          <table:table-cell office:value-type="float" office:value="0.0362456406248384" calcext:value-type="float">
            <text:p>3,62E-02</text:p>
          </table:table-cell>
          <table:table-cell office:value-type="float" office:value="0.4254091" calcext:value-type="float">
            <text:p>4,25E-01</text:p>
          </table:table-cell>
          <table:table-cell table:formula="of:=[.A749]" office:value-type="float" office:value="0.0362456406248384" calcext:value-type="float">
            <text:p>3,62E-02</text:p>
          </table:table-cell>
          <table:table-cell table:number-columns-repeated="8"/>
        </table:table-row>
        <table:table-row table:style-name="ro1">
          <table:table-cell office:value-type="float" office:value="0.0362944687498384" calcext:value-type="float">
            <text:p>3,63E-02</text:p>
          </table:table-cell>
          <table:table-cell office:value-type="float" office:value="0.430193" calcext:value-type="float">
            <text:p>4,30E-01</text:p>
          </table:table-cell>
          <table:table-cell table:formula="of:=[.A750]" office:value-type="float" office:value="0.0362944687498384" calcext:value-type="float">
            <text:p>3,63E-02</text:p>
          </table:table-cell>
          <table:table-cell table:number-columns-repeated="8"/>
        </table:table-row>
        <table:table-row table:style-name="ro1">
          <table:table-cell office:value-type="float" office:value="0.0363432968748384" calcext:value-type="float">
            <text:p>3,63E-02</text:p>
          </table:table-cell>
          <table:table-cell office:value-type="float" office:value="0.435019" calcext:value-type="float">
            <text:p>4,35E-01</text:p>
          </table:table-cell>
          <table:table-cell table:formula="of:=[.A751]" office:value-type="float" office:value="0.0363432968748384" calcext:value-type="float">
            <text:p>3,63E-02</text:p>
          </table:table-cell>
          <table:table-cell table:number-columns-repeated="8"/>
        </table:table-row>
        <table:table-row table:style-name="ro1">
          <table:table-cell office:value-type="float" office:value="0.0363921249998384" calcext:value-type="float">
            <text:p>3,64E-02</text:p>
          </table:table-cell>
          <table:table-cell office:value-type="float" office:value="0.4398875" calcext:value-type="float">
            <text:p>4,40E-01</text:p>
          </table:table-cell>
          <table:table-cell table:formula="of:=[.A752]" office:value-type="float" office:value="0.0363921249998384" calcext:value-type="float">
            <text:p>3,64E-02</text:p>
          </table:table-cell>
          <table:table-cell table:number-columns-repeated="8"/>
        </table:table-row>
        <table:table-row table:style-name="ro1">
          <table:table-cell office:value-type="float" office:value="0.0364409531248384" calcext:value-type="float">
            <text:p>3,64E-02</text:p>
          </table:table-cell>
          <table:table-cell office:value-type="float" office:value="0.4447984" calcext:value-type="float">
            <text:p>4,45E-01</text:p>
          </table:table-cell>
          <table:table-cell table:formula="of:=[.A753]" office:value-type="float" office:value="0.0364409531248384" calcext:value-type="float">
            <text:p>3,64E-02</text:p>
          </table:table-cell>
          <table:table-cell table:number-columns-repeated="8"/>
        </table:table-row>
        <table:table-row table:style-name="ro1">
          <table:table-cell office:value-type="float" office:value="0.0364897812498384" calcext:value-type="float">
            <text:p>3,65E-02</text:p>
          </table:table-cell>
          <table:table-cell office:value-type="float" office:value="0.4497521" calcext:value-type="float">
            <text:p>4,50E-01</text:p>
          </table:table-cell>
          <table:table-cell table:formula="of:=[.A754]" office:value-type="float" office:value="0.0364897812498384" calcext:value-type="float">
            <text:p>3,65E-02</text:p>
          </table:table-cell>
          <table:table-cell table:number-columns-repeated="8"/>
        </table:table-row>
        <table:table-row table:style-name="ro1">
          <table:table-cell office:value-type="float" office:value="0.0365386093748384" calcext:value-type="float">
            <text:p>3,65E-02</text:p>
          </table:table-cell>
          <table:table-cell office:value-type="float" office:value="0.4547486" calcext:value-type="float">
            <text:p>4,55E-01</text:p>
          </table:table-cell>
          <table:table-cell table:formula="of:=[.A755]" office:value-type="float" office:value="0.0365386093748384" calcext:value-type="float">
            <text:p>3,65E-02</text:p>
          </table:table-cell>
          <table:table-cell table:number-columns-repeated="8"/>
        </table:table-row>
        <table:table-row table:style-name="ro1">
          <table:table-cell office:value-type="float" office:value="0.0365874374998384" calcext:value-type="float">
            <text:p>3,66E-02</text:p>
          </table:table-cell>
          <table:table-cell office:value-type="float" office:value="0.4597881" calcext:value-type="float">
            <text:p>4,60E-01</text:p>
          </table:table-cell>
          <table:table-cell table:formula="of:=[.A756]" office:value-type="float" office:value="0.0365874374998384" calcext:value-type="float">
            <text:p>3,66E-02</text:p>
          </table:table-cell>
          <table:table-cell table:number-columns-repeated="8"/>
        </table:table-row>
        <table:table-row table:style-name="ro1">
          <table:table-cell office:value-type="float" office:value="0.0366362656248384" calcext:value-type="float">
            <text:p>3,66E-02</text:p>
          </table:table-cell>
          <table:table-cell office:value-type="float" office:value="0.4648708" calcext:value-type="float">
            <text:p>4,65E-01</text:p>
          </table:table-cell>
          <table:table-cell table:formula="of:=[.A757]" office:value-type="float" office:value="0.0366362656248384" calcext:value-type="float">
            <text:p>3,66E-02</text:p>
          </table:table-cell>
          <table:table-cell table:number-columns-repeated="8"/>
        </table:table-row>
        <table:table-row table:style-name="ro1">
          <table:table-cell office:value-type="float" office:value="0.0366850937498384" calcext:value-type="float">
            <text:p>3,67E-02</text:p>
          </table:table-cell>
          <table:table-cell office:value-type="float" office:value="0.4699968" calcext:value-type="float">
            <text:p>4,70E-01</text:p>
          </table:table-cell>
          <table:table-cell table:formula="of:=[.A758]" office:value-type="float" office:value="0.0366850937498384" calcext:value-type="float">
            <text:p>3,67E-02</text:p>
          </table:table-cell>
          <table:table-cell table:number-columns-repeated="8"/>
        </table:table-row>
        <table:table-row table:style-name="ro1">
          <table:table-cell office:value-type="float" office:value="0.0367339218748384" calcext:value-type="float">
            <text:p>3,67E-02</text:p>
          </table:table-cell>
          <table:table-cell office:value-type="float" office:value="0.4751662" calcext:value-type="float">
            <text:p>4,75E-01</text:p>
          </table:table-cell>
          <table:table-cell table:formula="of:=[.A759]" office:value-type="float" office:value="0.0367339218748384" calcext:value-type="float">
            <text:p>3,67E-02</text:p>
          </table:table-cell>
          <table:table-cell table:number-columns-repeated="8"/>
        </table:table-row>
        <table:table-row table:style-name="ro1">
          <table:table-cell office:value-type="float" office:value="0.0367827499998384" calcext:value-type="float">
            <text:p>3,68E-02</text:p>
          </table:table-cell>
          <table:table-cell office:value-type="float" office:value="0.4803793" calcext:value-type="float">
            <text:p>4,80E-01</text:p>
          </table:table-cell>
          <table:table-cell table:formula="of:=[.A760]" office:value-type="float" office:value="0.0367827499998384" calcext:value-type="float">
            <text:p>3,68E-02</text:p>
          </table:table-cell>
          <table:table-cell table:number-columns-repeated="8"/>
        </table:table-row>
        <table:table-row table:style-name="ro1">
          <table:table-cell office:value-type="float" office:value="0.0368315781248384" calcext:value-type="float">
            <text:p>3,68E-02</text:p>
          </table:table-cell>
          <table:table-cell office:value-type="float" office:value="0.4856361" calcext:value-type="float">
            <text:p>4,86E-01</text:p>
          </table:table-cell>
          <table:table-cell table:formula="of:=[.A761]" office:value-type="float" office:value="0.0368315781248384" calcext:value-type="float">
            <text:p>3,68E-02</text:p>
          </table:table-cell>
          <table:table-cell table:number-columns-repeated="8"/>
        </table:table-row>
        <table:table-row table:style-name="ro1">
          <table:table-cell office:value-type="float" office:value="0.0368804062498384" calcext:value-type="float">
            <text:p>3,69E-02</text:p>
          </table:table-cell>
          <table:table-cell office:value-type="float" office:value="0.4909368" calcext:value-type="float">
            <text:p>4,91E-01</text:p>
          </table:table-cell>
          <table:table-cell table:formula="of:=[.A762]" office:value-type="float" office:value="0.0368804062498384" calcext:value-type="float">
            <text:p>3,69E-02</text:p>
          </table:table-cell>
          <table:table-cell table:number-columns-repeated="8"/>
        </table:table-row>
        <table:table-row table:style-name="ro1">
          <table:table-cell office:value-type="float" office:value="0.0369292343748384" calcext:value-type="float">
            <text:p>3,69E-02</text:p>
          </table:table-cell>
          <table:table-cell office:value-type="float" office:value="0.4962814" calcext:value-type="float">
            <text:p>4,96E-01</text:p>
          </table:table-cell>
          <table:table-cell table:formula="of:=[.A763]" office:value-type="float" office:value="0.0369292343748384" calcext:value-type="float">
            <text:p>3,69E-02</text:p>
          </table:table-cell>
          <table:table-cell table:number-columns-repeated="8"/>
        </table:table-row>
        <table:table-row table:style-name="ro1">
          <table:table-cell office:value-type="float" office:value="0.0369780624998384" calcext:value-type="float">
            <text:p>3,70E-02</text:p>
          </table:table-cell>
          <table:table-cell office:value-type="float" office:value="0.5016703" calcext:value-type="float">
            <text:p>5,02E-01</text:p>
          </table:table-cell>
          <table:table-cell table:formula="of:=[.A764]" office:value-type="float" office:value="0.0369780624998384" calcext:value-type="float">
            <text:p>3,70E-02</text:p>
          </table:table-cell>
          <table:table-cell table:number-columns-repeated="8"/>
        </table:table-row>
        <table:table-row table:style-name="ro1">
          <table:table-cell office:value-type="float" office:value="0.0370268906248384" calcext:value-type="float">
            <text:p>3,70E-02</text:p>
          </table:table-cell>
          <table:table-cell office:value-type="float" office:value="0.5071034" calcext:value-type="float">
            <text:p>5,07E-01</text:p>
          </table:table-cell>
          <table:table-cell table:formula="of:=[.A765]" office:value-type="float" office:value="0.0370268906248384" calcext:value-type="float">
            <text:p>3,70E-02</text:p>
          </table:table-cell>
          <table:table-cell table:number-columns-repeated="8"/>
        </table:table-row>
        <table:table-row table:style-name="ro1">
          <table:table-cell office:value-type="float" office:value="0.0370757187498384" calcext:value-type="float">
            <text:p>3,71E-02</text:p>
          </table:table-cell>
          <table:table-cell office:value-type="float" office:value="0.512581" calcext:value-type="float">
            <text:p>5,13E-01</text:p>
          </table:table-cell>
          <table:table-cell table:formula="of:=[.A766]" office:value-type="float" office:value="0.0370757187498384" calcext:value-type="float">
            <text:p>3,71E-02</text:p>
          </table:table-cell>
          <table:table-cell table:number-columns-repeated="8"/>
        </table:table-row>
        <table:table-row table:style-name="ro1">
          <table:table-cell office:value-type="float" office:value="0.0371245468748384" calcext:value-type="float">
            <text:p>3,71E-02</text:p>
          </table:table-cell>
          <table:table-cell office:value-type="float" office:value="0.5181031" calcext:value-type="float">
            <text:p>5,18E-01</text:p>
          </table:table-cell>
          <table:table-cell table:formula="of:=[.A767]" office:value-type="float" office:value="0.0371245468748384" calcext:value-type="float">
            <text:p>3,71E-02</text:p>
          </table:table-cell>
          <table:table-cell table:number-columns-repeated="8"/>
        </table:table-row>
        <table:table-row table:style-name="ro1">
          <table:table-cell office:value-type="float" office:value="0.0371733749998384" calcext:value-type="float">
            <text:p>3,72E-02</text:p>
          </table:table-cell>
          <table:table-cell office:value-type="float" office:value="0.5236698" calcext:value-type="float">
            <text:p>5,24E-01</text:p>
          </table:table-cell>
          <table:table-cell table:formula="of:=[.A768]" office:value-type="float" office:value="0.0371733749998384" calcext:value-type="float">
            <text:p>3,72E-02</text:p>
          </table:table-cell>
          <table:table-cell table:number-columns-repeated="8"/>
        </table:table-row>
        <table:table-row table:style-name="ro1">
          <table:table-cell office:value-type="float" office:value="0.0372222031248384" calcext:value-type="float">
            <text:p>3,72E-02</text:p>
          </table:table-cell>
          <table:table-cell office:value-type="float" office:value="0.5292813" calcext:value-type="float">
            <text:p>5,29E-01</text:p>
          </table:table-cell>
          <table:table-cell table:formula="of:=[.A769]" office:value-type="float" office:value="0.0372222031248384" calcext:value-type="float">
            <text:p>3,72E-02</text:p>
          </table:table-cell>
          <table:table-cell table:number-columns-repeated="8"/>
        </table:table-row>
        <table:table-row table:style-name="ro1">
          <table:table-cell office:value-type="float" office:value="0.0372710312498384" calcext:value-type="float">
            <text:p>3,73E-02</text:p>
          </table:table-cell>
          <table:table-cell office:value-type="float" office:value="0.5349377" calcext:value-type="float">
            <text:p>5,35E-01</text:p>
          </table:table-cell>
          <table:table-cell table:formula="of:=[.A770]" office:value-type="float" office:value="0.0372710312498384" calcext:value-type="float">
            <text:p>3,73E-02</text:p>
          </table:table-cell>
          <table:table-cell table:number-columns-repeated="8"/>
        </table:table-row>
        <table:table-row table:style-name="ro1">
          <table:table-cell office:value-type="float" office:value="0.0373198593748384" calcext:value-type="float">
            <text:p>3,73E-02</text:p>
          </table:table-cell>
          <table:table-cell office:value-type="float" office:value="0.5406392" calcext:value-type="float">
            <text:p>5,41E-01</text:p>
          </table:table-cell>
          <table:table-cell table:formula="of:=[.A771]" office:value-type="float" office:value="0.0373198593748384" calcext:value-type="float">
            <text:p>3,73E-02</text:p>
          </table:table-cell>
          <table:table-cell table:number-columns-repeated="8"/>
        </table:table-row>
        <table:table-row table:style-name="ro1">
          <table:table-cell office:value-type="float" office:value="0.0373686874998384" calcext:value-type="float">
            <text:p>3,74E-02</text:p>
          </table:table-cell>
          <table:table-cell office:value-type="float" office:value="0.5463857" calcext:value-type="float">
            <text:p>5,46E-01</text:p>
          </table:table-cell>
          <table:table-cell table:formula="of:=[.A772]" office:value-type="float" office:value="0.0373686874998384" calcext:value-type="float">
            <text:p>3,74E-02</text:p>
          </table:table-cell>
          <table:table-cell table:number-columns-repeated="8"/>
        </table:table-row>
        <table:table-row table:style-name="ro1">
          <table:table-cell office:value-type="float" office:value="0.0374175156248384" calcext:value-type="float">
            <text:p>3,74E-02</text:p>
          </table:table-cell>
          <table:table-cell office:value-type="float" office:value="0.5521774" calcext:value-type="float">
            <text:p>5,52E-01</text:p>
          </table:table-cell>
          <table:table-cell table:formula="of:=[.A773]" office:value-type="float" office:value="0.0374175156248384" calcext:value-type="float">
            <text:p>3,74E-02</text:p>
          </table:table-cell>
          <table:table-cell table:number-columns-repeated="8"/>
        </table:table-row>
        <table:table-row table:style-name="ro1">
          <table:table-cell office:value-type="float" office:value="0.0374663437498384" calcext:value-type="float">
            <text:p>3,75E-02</text:p>
          </table:table-cell>
          <table:table-cell office:value-type="float" office:value="0.5580145" calcext:value-type="float">
            <text:p>5,58E-01</text:p>
          </table:table-cell>
          <table:table-cell table:formula="of:=[.A774]" office:value-type="float" office:value="0.0374663437498384" calcext:value-type="float">
            <text:p>3,75E-02</text:p>
          </table:table-cell>
          <table:table-cell table:number-columns-repeated="8"/>
        </table:table-row>
        <table:table-row table:style-name="ro1">
          <table:table-cell office:value-type="float" office:value="0.0375151718748384" calcext:value-type="float">
            <text:p>3,75E-02</text:p>
          </table:table-cell>
          <table:table-cell office:value-type="float" office:value="0.563897" calcext:value-type="float">
            <text:p>5,64E-01</text:p>
          </table:table-cell>
          <table:table-cell table:formula="of:=[.A775]" office:value-type="float" office:value="0.0375151718748384" calcext:value-type="float">
            <text:p>3,75E-02</text:p>
          </table:table-cell>
          <table:table-cell table:number-columns-repeated="8"/>
        </table:table-row>
        <table:table-row table:style-name="ro1">
          <table:table-cell office:value-type="float" office:value="0.0375639999998384" calcext:value-type="float">
            <text:p>3,76E-02</text:p>
          </table:table-cell>
          <table:table-cell office:value-type="float" office:value="0.569825" calcext:value-type="float">
            <text:p>5,70E-01</text:p>
          </table:table-cell>
          <table:table-cell table:formula="of:=[.A776]" office:value-type="float" office:value="0.0375639999998384" calcext:value-type="float">
            <text:p>3,76E-02</text:p>
          </table:table-cell>
          <table:table-cell table:number-columns-repeated="8"/>
        </table:table-row>
        <table:table-row table:style-name="ro1">
          <table:table-cell office:value-type="float" office:value="0.0376128281248384" calcext:value-type="float">
            <text:p>3,76E-02</text:p>
          </table:table-cell>
          <table:table-cell office:value-type="float" office:value="0.5757986" calcext:value-type="float">
            <text:p>5,76E-01</text:p>
          </table:table-cell>
          <table:table-cell table:formula="of:=[.A777]" office:value-type="float" office:value="0.0376128281248384" calcext:value-type="float">
            <text:p>3,76E-02</text:p>
          </table:table-cell>
          <table:table-cell table:number-columns-repeated="8"/>
        </table:table-row>
        <table:table-row table:style-name="ro1">
          <table:table-cell office:value-type="float" office:value="0.0376616562498384" calcext:value-type="float">
            <text:p>3,77E-02</text:p>
          </table:table-cell>
          <table:table-cell office:value-type="float" office:value="0.5818179" calcext:value-type="float">
            <text:p>5,82E-01</text:p>
          </table:table-cell>
          <table:table-cell table:formula="of:=[.A778]" office:value-type="float" office:value="0.0376616562498384" calcext:value-type="float">
            <text:p>3,77E-02</text:p>
          </table:table-cell>
          <table:table-cell table:number-columns-repeated="8"/>
        </table:table-row>
        <table:table-row table:style-name="ro1">
          <table:table-cell office:value-type="float" office:value="0.0377104843748384" calcext:value-type="float">
            <text:p>3,77E-02</text:p>
          </table:table-cell>
          <table:table-cell office:value-type="float" office:value="0.5878831" calcext:value-type="float">
            <text:p>5,88E-01</text:p>
          </table:table-cell>
          <table:table-cell table:formula="of:=[.A779]" office:value-type="float" office:value="0.0377104843748384" calcext:value-type="float">
            <text:p>3,77E-02</text:p>
          </table:table-cell>
          <table:table-cell table:number-columns-repeated="8"/>
        </table:table-row>
        <table:table-row table:style-name="ro1">
          <table:table-cell office:value-type="float" office:value="0.0377593124998384" calcext:value-type="float">
            <text:p>3,78E-02</text:p>
          </table:table-cell>
          <table:table-cell office:value-type="float" office:value="0.5939941" calcext:value-type="float">
            <text:p>5,94E-01</text:p>
          </table:table-cell>
          <table:table-cell table:formula="of:=[.A780]" office:value-type="float" office:value="0.0377593124998384" calcext:value-type="float">
            <text:p>3,78E-02</text:p>
          </table:table-cell>
          <table:table-cell table:number-columns-repeated="8"/>
        </table:table-row>
        <table:table-row table:style-name="ro1">
          <table:table-cell office:value-type="float" office:value="0.0378081406248383" calcext:value-type="float">
            <text:p>3,78E-02</text:p>
          </table:table-cell>
          <table:table-cell office:value-type="float" office:value="0.600151" calcext:value-type="float">
            <text:p>6,00E-01</text:p>
          </table:table-cell>
          <table:table-cell table:formula="of:=[.A781]" office:value-type="float" office:value="0.0378081406248383" calcext:value-type="float">
            <text:p>3,78E-02</text:p>
          </table:table-cell>
          <table:table-cell table:number-columns-repeated="8"/>
        </table:table-row>
        <table:table-row table:style-name="ro1">
          <table:table-cell office:value-type="float" office:value="0.0378569687498384" calcext:value-type="float">
            <text:p>3,79E-02</text:p>
          </table:table-cell>
          <table:table-cell office:value-type="float" office:value="0.606354" calcext:value-type="float">
            <text:p>6,06E-01</text:p>
          </table:table-cell>
          <table:table-cell table:formula="of:=[.A782]" office:value-type="float" office:value="0.0378569687498384" calcext:value-type="float">
            <text:p>3,79E-02</text:p>
          </table:table-cell>
          <table:table-cell table:number-columns-repeated="8"/>
        </table:table-row>
        <table:table-row table:style-name="ro1">
          <table:table-cell office:value-type="float" office:value="0.0379057968748384" calcext:value-type="float">
            <text:p>3,79E-02</text:p>
          </table:table-cell>
          <table:table-cell office:value-type="float" office:value="0.6126031" calcext:value-type="float">
            <text:p>6,13E-01</text:p>
          </table:table-cell>
          <table:table-cell table:formula="of:=[.A783]" office:value-type="float" office:value="0.0379057968748384" calcext:value-type="float">
            <text:p>3,79E-02</text:p>
          </table:table-cell>
          <table:table-cell table:number-columns-repeated="8"/>
        </table:table-row>
        <table:table-row table:style-name="ro1">
          <table:table-cell office:value-type="float" office:value="0.0379546249998383" calcext:value-type="float">
            <text:p>3,80E-02</text:p>
          </table:table-cell>
          <table:table-cell office:value-type="float" office:value="0.6188984" calcext:value-type="float">
            <text:p>6,19E-01</text:p>
          </table:table-cell>
          <table:table-cell table:formula="of:=[.A784]" office:value-type="float" office:value="0.0379546249998383" calcext:value-type="float">
            <text:p>3,80E-02</text:p>
          </table:table-cell>
          <table:table-cell table:number-columns-repeated="8"/>
        </table:table-row>
        <table:table-row table:style-name="ro1">
          <table:table-cell office:value-type="float" office:value="0.0380034531248383" calcext:value-type="float">
            <text:p>3,80E-02</text:p>
          </table:table-cell>
          <table:table-cell office:value-type="float" office:value="0.6252399" calcext:value-type="float">
            <text:p>6,25E-01</text:p>
          </table:table-cell>
          <table:table-cell table:formula="of:=[.A785]" office:value-type="float" office:value="0.0380034531248383" calcext:value-type="float">
            <text:p>3,80E-02</text:p>
          </table:table-cell>
          <table:table-cell table:number-columns-repeated="8"/>
        </table:table-row>
        <table:table-row table:style-name="ro1">
          <table:table-cell office:value-type="float" office:value="0.0380522812498383" calcext:value-type="float">
            <text:p>3,81E-02</text:p>
          </table:table-cell>
          <table:table-cell office:value-type="float" office:value="0.6316278" calcext:value-type="float">
            <text:p>6,32E-01</text:p>
          </table:table-cell>
          <table:table-cell table:formula="of:=[.A786]" office:value-type="float" office:value="0.0380522812498383" calcext:value-type="float">
            <text:p>3,81E-02</text:p>
          </table:table-cell>
          <table:table-cell table:number-columns-repeated="8"/>
        </table:table-row>
        <table:table-row table:style-name="ro1">
          <table:table-cell office:value-type="float" office:value="0.0381011093748383" calcext:value-type="float">
            <text:p>3,81E-02</text:p>
          </table:table-cell>
          <table:table-cell office:value-type="float" office:value="0.638062" calcext:value-type="float">
            <text:p>6,38E-01</text:p>
          </table:table-cell>
          <table:table-cell table:formula="of:=[.A787]" office:value-type="float" office:value="0.0381011093748383" calcext:value-type="float">
            <text:p>3,81E-02</text:p>
          </table:table-cell>
          <table:table-cell table:number-columns-repeated="8"/>
        </table:table-row>
        <table:table-row table:style-name="ro1">
          <table:table-cell office:value-type="float" office:value="0.0381499374998383" calcext:value-type="float">
            <text:p>3,81E-02</text:p>
          </table:table-cell>
          <table:table-cell office:value-type="float" office:value="0.6445426" calcext:value-type="float">
            <text:p>6,45E-01</text:p>
          </table:table-cell>
          <table:table-cell table:formula="of:=[.A788]" office:value-type="float" office:value="0.0381499374998383" calcext:value-type="float">
            <text:p>3,81E-02</text:p>
          </table:table-cell>
          <table:table-cell table:number-columns-repeated="8"/>
        </table:table-row>
        <table:table-row table:style-name="ro1">
          <table:table-cell office:value-type="float" office:value="0.0381987656248383" calcext:value-type="float">
            <text:p>3,82E-02</text:p>
          </table:table-cell>
          <table:table-cell office:value-type="float" office:value="0.6510698" calcext:value-type="float">
            <text:p>6,51E-01</text:p>
          </table:table-cell>
          <table:table-cell table:formula="of:=[.A789]" office:value-type="float" office:value="0.0381987656248383" calcext:value-type="float">
            <text:p>3,82E-02</text:p>
          </table:table-cell>
          <table:table-cell table:number-columns-repeated="8"/>
        </table:table-row>
        <table:table-row table:style-name="ro1">
          <table:table-cell office:value-type="float" office:value="0.0382475937498383" calcext:value-type="float">
            <text:p>3,82E-02</text:p>
          </table:table-cell>
          <table:table-cell office:value-type="float" office:value="0.6576434" calcext:value-type="float">
            <text:p>6,58E-01</text:p>
          </table:table-cell>
          <table:table-cell table:formula="of:=[.A790]" office:value-type="float" office:value="0.0382475937498383" calcext:value-type="float">
            <text:p>3,82E-02</text:p>
          </table:table-cell>
          <table:table-cell table:number-columns-repeated="8"/>
        </table:table-row>
        <table:table-row table:style-name="ro1">
          <table:table-cell office:value-type="float" office:value="0.0382964218748383" calcext:value-type="float">
            <text:p>3,83E-02</text:p>
          </table:table-cell>
          <table:table-cell office:value-type="float" office:value="0.6642637" calcext:value-type="float">
            <text:p>6,64E-01</text:p>
          </table:table-cell>
          <table:table-cell table:formula="of:=[.A791]" office:value-type="float" office:value="0.0382964218748383" calcext:value-type="float">
            <text:p>3,83E-02</text:p>
          </table:table-cell>
          <table:table-cell table:number-columns-repeated="8"/>
        </table:table-row>
        <table:table-row table:style-name="ro1">
          <table:table-cell office:value-type="float" office:value="0.0383452499998383" calcext:value-type="float">
            <text:p>3,83E-02</text:p>
          </table:table-cell>
          <table:table-cell office:value-type="float" office:value="0.6709306" calcext:value-type="float">
            <text:p>6,71E-01</text:p>
          </table:table-cell>
          <table:table-cell table:formula="of:=[.A792]" office:value-type="float" office:value="0.0383452499998383" calcext:value-type="float">
            <text:p>3,83E-02</text:p>
          </table:table-cell>
          <table:table-cell table:number-columns-repeated="8"/>
        </table:table-row>
        <table:table-row table:style-name="ro1">
          <table:table-cell office:value-type="float" office:value="0.0383940781248383" calcext:value-type="float">
            <text:p>3,84E-02</text:p>
          </table:table-cell>
          <table:table-cell office:value-type="float" office:value="0.6776442" calcext:value-type="float">
            <text:p>6,78E-01</text:p>
          </table:table-cell>
          <table:table-cell table:formula="of:=[.A793]" office:value-type="float" office:value="0.0383940781248383" calcext:value-type="float">
            <text:p>3,84E-02</text:p>
          </table:table-cell>
          <table:table-cell table:number-columns-repeated="8"/>
        </table:table-row>
        <table:table-row table:style-name="ro1">
          <table:table-cell office:value-type="float" office:value="0.0384429062498383" calcext:value-type="float">
            <text:p>3,84E-02</text:p>
          </table:table-cell>
          <table:table-cell office:value-type="float" office:value="0.6844045" calcext:value-type="float">
            <text:p>6,84E-01</text:p>
          </table:table-cell>
          <table:table-cell table:formula="of:=[.A794]" office:value-type="float" office:value="0.0384429062498383" calcext:value-type="float">
            <text:p>3,84E-02</text:p>
          </table:table-cell>
          <table:table-cell table:number-columns-repeated="8"/>
        </table:table-row>
        <table:table-row table:style-name="ro1">
          <table:table-cell office:value-type="float" office:value="0.0384917343748383" calcext:value-type="float">
            <text:p>3,85E-02</text:p>
          </table:table-cell>
          <table:table-cell office:value-type="float" office:value="0.6912116" calcext:value-type="float">
            <text:p>6,91E-01</text:p>
          </table:table-cell>
          <table:table-cell table:formula="of:=[.A795]" office:value-type="float" office:value="0.0384917343748383" calcext:value-type="float">
            <text:p>3,85E-02</text:p>
          </table:table-cell>
          <table:table-cell table:number-columns-repeated="8"/>
        </table:table-row>
        <table:table-row table:style-name="ro1">
          <table:table-cell office:value-type="float" office:value="0.0385405624998383" calcext:value-type="float">
            <text:p>3,85E-02</text:p>
          </table:table-cell>
          <table:table-cell office:value-type="float" office:value="0.6980654" calcext:value-type="float">
            <text:p>6,98E-01</text:p>
          </table:table-cell>
          <table:table-cell table:formula="of:=[.A796]" office:value-type="float" office:value="0.0385405624998383" calcext:value-type="float">
            <text:p>3,85E-02</text:p>
          </table:table-cell>
          <table:table-cell table:number-columns-repeated="8"/>
        </table:table-row>
        <table:table-row table:style-name="ro1">
          <table:table-cell office:value-type="float" office:value="0.0385893906248383" calcext:value-type="float">
            <text:p>3,86E-02</text:p>
          </table:table-cell>
          <table:table-cell office:value-type="float" office:value="0.7049661" calcext:value-type="float">
            <text:p>7,05E-01</text:p>
          </table:table-cell>
          <table:table-cell table:formula="of:=[.A797]" office:value-type="float" office:value="0.0385893906248383" calcext:value-type="float">
            <text:p>3,86E-02</text:p>
          </table:table-cell>
          <table:table-cell table:number-columns-repeated="8"/>
        </table:table-row>
        <table:table-row table:style-name="ro1">
          <table:table-cell office:value-type="float" office:value="0.0386382187498383" calcext:value-type="float">
            <text:p>3,86E-02</text:p>
          </table:table-cell>
          <table:table-cell office:value-type="float" office:value="0.7119136" calcext:value-type="float">
            <text:p>7,12E-01</text:p>
          </table:table-cell>
          <table:table-cell table:formula="of:=[.A798]" office:value-type="float" office:value="0.0386382187498383" calcext:value-type="float">
            <text:p>3,86E-02</text:p>
          </table:table-cell>
          <table:table-cell table:number-columns-repeated="8"/>
        </table:table-row>
        <table:table-row table:style-name="ro1">
          <table:table-cell office:value-type="float" office:value="0.0386870468748383" calcext:value-type="float">
            <text:p>3,87E-02</text:p>
          </table:table-cell>
          <table:table-cell office:value-type="float" office:value="0.718908" calcext:value-type="float">
            <text:p>7,19E-01</text:p>
          </table:table-cell>
          <table:table-cell table:formula="of:=[.A799]" office:value-type="float" office:value="0.0386870468748383" calcext:value-type="float">
            <text:p>3,87E-02</text:p>
          </table:table-cell>
          <table:table-cell table:number-columns-repeated="8"/>
        </table:table-row>
        <table:table-row table:style-name="ro1">
          <table:table-cell office:value-type="float" office:value="0.0387358749998383" calcext:value-type="float">
            <text:p>3,87E-02</text:p>
          </table:table-cell>
          <table:table-cell office:value-type="float" office:value="0.7259492" calcext:value-type="float">
            <text:p>7,26E-01</text:p>
          </table:table-cell>
          <table:table-cell table:formula="of:=[.A800]" office:value-type="float" office:value="0.0387358749998383" calcext:value-type="float">
            <text:p>3,87E-02</text:p>
          </table:table-cell>
          <table:table-cell table:number-columns-repeated="8"/>
        </table:table-row>
        <table:table-row table:style-name="ro1">
          <table:table-cell office:value-type="float" office:value="0.0387847031248383" calcext:value-type="float">
            <text:p>3,88E-02</text:p>
          </table:table-cell>
          <table:table-cell office:value-type="float" office:value="0.7330374" calcext:value-type="float">
            <text:p>7,33E-01</text:p>
          </table:table-cell>
          <table:table-cell table:formula="of:=[.A801]" office:value-type="float" office:value="0.0387847031248383" calcext:value-type="float">
            <text:p>3,88E-02</text:p>
          </table:table-cell>
          <table:table-cell table:number-columns-repeated="8"/>
        </table:table-row>
        <table:table-row table:style-name="ro1">
          <table:table-cell office:value-type="float" office:value="0.0388335312498383" calcext:value-type="float">
            <text:p>3,88E-02</text:p>
          </table:table-cell>
          <table:table-cell office:value-type="float" office:value="0.7401724" calcext:value-type="float">
            <text:p>7,40E-01</text:p>
          </table:table-cell>
          <table:table-cell table:formula="of:=[.A802]" office:value-type="float" office:value="0.0388335312498383" calcext:value-type="float">
            <text:p>3,88E-02</text:p>
          </table:table-cell>
          <table:table-cell table:number-columns-repeated="8"/>
        </table:table-row>
        <table:table-row table:style-name="ro1">
          <table:table-cell office:value-type="float" office:value="0.0388823593748383" calcext:value-type="float">
            <text:p>3,89E-02</text:p>
          </table:table-cell>
          <table:table-cell office:value-type="float" office:value="0.7473544" calcext:value-type="float">
            <text:p>7,47E-01</text:p>
          </table:table-cell>
          <table:table-cell table:formula="of:=[.A803]" office:value-type="float" office:value="0.0388823593748383" calcext:value-type="float">
            <text:p>3,89E-02</text:p>
          </table:table-cell>
          <table:table-cell table:number-columns-repeated="8"/>
        </table:table-row>
        <table:table-row table:style-name="ro1">
          <table:table-cell office:value-type="float" office:value="0.0389311874998383" calcext:value-type="float">
            <text:p>3,89E-02</text:p>
          </table:table-cell>
          <table:table-cell office:value-type="float" office:value="0.7545834" calcext:value-type="float">
            <text:p>7,55E-01</text:p>
          </table:table-cell>
          <table:table-cell table:formula="of:=[.A804]" office:value-type="float" office:value="0.0389311874998383" calcext:value-type="float">
            <text:p>3,89E-02</text:p>
          </table:table-cell>
          <table:table-cell table:number-columns-repeated="8"/>
        </table:table-row>
        <table:table-row table:style-name="ro1">
          <table:table-cell office:value-type="float" office:value="0.0389800156248383" calcext:value-type="float">
            <text:p>3,90E-02</text:p>
          </table:table-cell>
          <table:table-cell office:value-type="float" office:value="0.7618593" calcext:value-type="float">
            <text:p>7,62E-01</text:p>
          </table:table-cell>
          <table:table-cell table:formula="of:=[.A805]" office:value-type="float" office:value="0.0389800156248383" calcext:value-type="float">
            <text:p>3,90E-02</text:p>
          </table:table-cell>
          <table:table-cell table:number-columns-repeated="8"/>
        </table:table-row>
        <table:table-row table:style-name="ro1">
          <table:table-cell office:value-type="float" office:value="0.0390288437498383" calcext:value-type="float">
            <text:p>3,90E-02</text:p>
          </table:table-cell>
          <table:table-cell office:value-type="float" office:value="0.7691821" calcext:value-type="float">
            <text:p>7,69E-01</text:p>
          </table:table-cell>
          <table:table-cell table:formula="of:=[.A806]" office:value-type="float" office:value="0.0390288437498383" calcext:value-type="float">
            <text:p>3,90E-02</text:p>
          </table:table-cell>
          <table:table-cell table:number-columns-repeated="8"/>
        </table:table-row>
        <table:table-row table:style-name="ro1">
          <table:table-cell office:value-type="float" office:value="0.0390776718748383" calcext:value-type="float">
            <text:p>3,91E-02</text:p>
          </table:table-cell>
          <table:table-cell office:value-type="float" office:value="0.7765518" calcext:value-type="float">
            <text:p>7,77E-01</text:p>
          </table:table-cell>
          <table:table-cell table:formula="of:=[.A807]" office:value-type="float" office:value="0.0390776718748383" calcext:value-type="float">
            <text:p>3,91E-02</text:p>
          </table:table-cell>
          <table:table-cell table:number-columns-repeated="8"/>
        </table:table-row>
        <table:table-row table:style-name="ro1">
          <table:table-cell office:value-type="float" office:value="0.0391264999998383" calcext:value-type="float">
            <text:p>3,91E-02</text:p>
          </table:table-cell>
          <table:table-cell office:value-type="float" office:value="0.7839686" calcext:value-type="float">
            <text:p>7,84E-01</text:p>
          </table:table-cell>
          <table:table-cell table:formula="of:=[.A808]" office:value-type="float" office:value="0.0391264999998383" calcext:value-type="float">
            <text:p>3,91E-02</text:p>
          </table:table-cell>
          <table:table-cell table:number-columns-repeated="8"/>
        </table:table-row>
        <table:table-row table:style-name="ro1">
          <table:table-cell office:value-type="float" office:value="0.0391753281248383" calcext:value-type="float">
            <text:p>3,92E-02</text:p>
          </table:table-cell>
          <table:table-cell office:value-type="float" office:value="0.7914323" calcext:value-type="float">
            <text:p>7,91E-01</text:p>
          </table:table-cell>
          <table:table-cell table:formula="of:=[.A809]" office:value-type="float" office:value="0.0391753281248383" calcext:value-type="float">
            <text:p>3,92E-02</text:p>
          </table:table-cell>
          <table:table-cell table:number-columns-repeated="8"/>
        </table:table-row>
        <table:table-row table:style-name="ro1">
          <table:table-cell office:value-type="float" office:value="0.0392241562498383" calcext:value-type="float">
            <text:p>3,92E-02</text:p>
          </table:table-cell>
          <table:table-cell office:value-type="float" office:value="0.7989428" calcext:value-type="float">
            <text:p>7,99E-01</text:p>
          </table:table-cell>
          <table:table-cell table:formula="of:=[.A810]" office:value-type="float" office:value="0.0392241562498383" calcext:value-type="float">
            <text:p>3,92E-02</text:p>
          </table:table-cell>
          <table:table-cell table:number-columns-repeated="8"/>
        </table:table-row>
        <table:table-row table:style-name="ro1">
          <table:table-cell office:value-type="float" office:value="0.0392729843748383" calcext:value-type="float">
            <text:p>3,93E-02</text:p>
          </table:table-cell>
          <table:table-cell office:value-type="float" office:value="0.8065003" calcext:value-type="float">
            <text:p>8,07E-01</text:p>
          </table:table-cell>
          <table:table-cell table:formula="of:=[.A811]" office:value-type="float" office:value="0.0392729843748383" calcext:value-type="float">
            <text:p>3,93E-02</text:p>
          </table:table-cell>
          <table:table-cell table:number-columns-repeated="8"/>
        </table:table-row>
        <table:table-row table:style-name="ro1">
          <table:table-cell office:value-type="float" office:value="0.0393218124998383" calcext:value-type="float">
            <text:p>3,93E-02</text:p>
          </table:table-cell>
          <table:table-cell office:value-type="float" office:value="0.8141046" calcext:value-type="float">
            <text:p>8,14E-01</text:p>
          </table:table-cell>
          <table:table-cell table:formula="of:=[.A812]" office:value-type="float" office:value="0.0393218124998383" calcext:value-type="float">
            <text:p>3,93E-02</text:p>
          </table:table-cell>
          <table:table-cell table:number-columns-repeated="8"/>
        </table:table-row>
        <table:table-row table:style-name="ro1">
          <table:table-cell office:value-type="float" office:value="0.0393706406248383" calcext:value-type="float">
            <text:p>3,94E-02</text:p>
          </table:table-cell>
          <table:table-cell office:value-type="float" office:value="0.8217558" calcext:value-type="float">
            <text:p>8,22E-01</text:p>
          </table:table-cell>
          <table:table-cell table:formula="of:=[.A813]" office:value-type="float" office:value="0.0393706406248383" calcext:value-type="float">
            <text:p>3,94E-02</text:p>
          </table:table-cell>
          <table:table-cell table:number-columns-repeated="8"/>
        </table:table-row>
        <table:table-row table:style-name="ro1">
          <table:table-cell office:value-type="float" office:value="0.0394194687498383" calcext:value-type="float">
            <text:p>3,94E-02</text:p>
          </table:table-cell>
          <table:table-cell office:value-type="float" office:value="0.8294539" calcext:value-type="float">
            <text:p>8,29E-01</text:p>
          </table:table-cell>
          <table:table-cell table:formula="of:=[.A814]" office:value-type="float" office:value="0.0394194687498383" calcext:value-type="float">
            <text:p>3,94E-02</text:p>
          </table:table-cell>
          <table:table-cell table:number-columns-repeated="8"/>
        </table:table-row>
        <table:table-row table:style-name="ro1">
          <table:table-cell office:value-type="float" office:value="0.0394682968748383" calcext:value-type="float">
            <text:p>3,95E-02</text:p>
          </table:table-cell>
          <table:table-cell office:value-type="float" office:value="0.8371988" calcext:value-type="float">
            <text:p>8,37E-01</text:p>
          </table:table-cell>
          <table:table-cell table:formula="of:=[.A815]" office:value-type="float" office:value="0.0394682968748383" calcext:value-type="float">
            <text:p>3,95E-02</text:p>
          </table:table-cell>
          <table:table-cell table:number-columns-repeated="8"/>
        </table:table-row>
        <table:table-row table:style-name="ro1">
          <table:table-cell office:value-type="float" office:value="0.0395171249998383" calcext:value-type="float">
            <text:p>3,95E-02</text:p>
          </table:table-cell>
          <table:table-cell office:value-type="float" office:value="0.8449905" calcext:value-type="float">
            <text:p>8,45E-01</text:p>
          </table:table-cell>
          <table:table-cell table:formula="of:=[.A816]" office:value-type="float" office:value="0.0395171249998383" calcext:value-type="float">
            <text:p>3,95E-02</text:p>
          </table:table-cell>
          <table:table-cell table:number-columns-repeated="8"/>
        </table:table-row>
        <table:table-row table:style-name="ro1">
          <table:table-cell office:value-type="float" office:value="0.0395659531248383" calcext:value-type="float">
            <text:p>3,96E-02</text:p>
          </table:table-cell>
          <table:table-cell office:value-type="float" office:value="0.852829" calcext:value-type="float">
            <text:p>8,53E-01</text:p>
          </table:table-cell>
          <table:table-cell table:formula="of:=[.A817]" office:value-type="float" office:value="0.0395659531248383" calcext:value-type="float">
            <text:p>3,96E-02</text:p>
          </table:table-cell>
          <table:table-cell table:number-columns-repeated="8"/>
        </table:table-row>
        <table:table-row table:style-name="ro1">
          <table:table-cell office:value-type="float" office:value="0.0396147812498382" calcext:value-type="float">
            <text:p>3,96E-02</text:p>
          </table:table-cell>
          <table:table-cell office:value-type="float" office:value="0.8607142" calcext:value-type="float">
            <text:p>8,61E-01</text:p>
          </table:table-cell>
          <table:table-cell table:formula="of:=[.A818]" office:value-type="float" office:value="0.0396147812498382" calcext:value-type="float">
            <text:p>3,96E-02</text:p>
          </table:table-cell>
          <table:table-cell table:number-columns-repeated="8"/>
        </table:table-row>
        <table:table-row table:style-name="ro1">
          <table:table-cell office:value-type="float" office:value="0.0396636093748383" calcext:value-type="float">
            <text:p>3,97E-02</text:p>
          </table:table-cell>
          <table:table-cell office:value-type="float" office:value="0.8686461" calcext:value-type="float">
            <text:p>8,69E-01</text:p>
          </table:table-cell>
          <table:table-cell table:formula="of:=[.A819]" office:value-type="float" office:value="0.0396636093748383" calcext:value-type="float">
            <text:p>3,97E-02</text:p>
          </table:table-cell>
          <table:table-cell table:number-columns-repeated="8"/>
        </table:table-row>
        <table:table-row table:style-name="ro1">
          <table:table-cell office:value-type="float" office:value="0.0397124374998382" calcext:value-type="float">
            <text:p>3,97E-02</text:p>
          </table:table-cell>
          <table:table-cell office:value-type="float" office:value="0.8766246" calcext:value-type="float">
            <text:p>8,77E-01</text:p>
          </table:table-cell>
          <table:table-cell table:formula="of:=[.A820]" office:value-type="float" office:value="0.0397124374998382" calcext:value-type="float">
            <text:p>3,97E-02</text:p>
          </table:table-cell>
          <table:table-cell table:number-columns-repeated="8"/>
        </table:table-row>
        <table:table-row table:style-name="ro1">
          <table:table-cell office:value-type="float" office:value="0.0397612656248382" calcext:value-type="float">
            <text:p>3,98E-02</text:p>
          </table:table-cell>
          <table:table-cell office:value-type="float" office:value="0.8846499" calcext:value-type="float">
            <text:p>8,85E-01</text:p>
          </table:table-cell>
          <table:table-cell table:formula="of:=[.A821]" office:value-type="float" office:value="0.0397612656248382" calcext:value-type="float">
            <text:p>3,98E-02</text:p>
          </table:table-cell>
          <table:table-cell table:number-columns-repeated="8"/>
        </table:table-row>
        <table:table-row table:style-name="ro1">
          <table:table-cell office:value-type="float" office:value="0.0398100937498382" calcext:value-type="float">
            <text:p>3,98E-02</text:p>
          </table:table-cell>
          <table:table-cell office:value-type="float" office:value="0.8927216" calcext:value-type="float">
            <text:p>8,93E-01</text:p>
          </table:table-cell>
          <table:table-cell table:formula="of:=[.A822]" office:value-type="float" office:value="0.0398100937498382" calcext:value-type="float">
            <text:p>3,98E-02</text:p>
          </table:table-cell>
          <table:table-cell table:number-columns-repeated="8"/>
        </table:table-row>
        <table:table-row table:style-name="ro1">
          <table:table-cell office:value-type="float" office:value="0.0398589218748382" calcext:value-type="float">
            <text:p>3,99E-02</text:p>
          </table:table-cell>
          <table:table-cell office:value-type="float" office:value="0.9008399" calcext:value-type="float">
            <text:p>9,01E-01</text:p>
          </table:table-cell>
          <table:table-cell table:formula="of:=[.A823]" office:value-type="float" office:value="0.0398589218748382" calcext:value-type="float">
            <text:p>3,99E-02</text:p>
          </table:table-cell>
          <table:table-cell table:number-columns-repeated="8"/>
        </table:table-row>
        <table:table-row table:style-name="ro1">
          <table:table-cell office:value-type="float" office:value="0.0399077499998382" calcext:value-type="float">
            <text:p>3,99E-02</text:p>
          </table:table-cell>
          <table:table-cell office:value-type="float" office:value="0.9090046" calcext:value-type="float">
            <text:p>9,09E-01</text:p>
          </table:table-cell>
          <table:table-cell table:formula="of:=[.A824]" office:value-type="float" office:value="0.0399077499998382" calcext:value-type="float">
            <text:p>3,99E-02</text:p>
          </table:table-cell>
          <table:table-cell table:number-columns-repeated="8"/>
        </table:table-row>
        <table:table-row table:style-name="ro1">
          <table:table-cell office:value-type="float" office:value="0.0399565781248382" calcext:value-type="float">
            <text:p>4,00E-02</text:p>
          </table:table-cell>
          <table:table-cell office:value-type="float" office:value="0.9172158" calcext:value-type="float">
            <text:p>9,17E-01</text:p>
          </table:table-cell>
          <table:table-cell table:formula="of:=[.A825]" office:value-type="float" office:value="0.0399565781248382" calcext:value-type="float">
            <text:p>4,00E-02</text:p>
          </table:table-cell>
          <table:table-cell table:number-columns-repeated="8"/>
        </table:table-row>
        <table:table-row table:style-name="ro1">
          <table:table-cell office:value-type="float" office:value="0.0400054062498382" calcext:value-type="float">
            <text:p>4,00E-02</text:p>
          </table:table-cell>
          <table:table-cell office:value-type="float" office:value="0.9254733" calcext:value-type="float">
            <text:p>9,25E-01</text:p>
          </table:table-cell>
          <table:table-cell table:formula="of:=[.A826]" office:value-type="float" office:value="0.0400054062498382" calcext:value-type="float">
            <text:p>4,00E-02</text:p>
          </table:table-cell>
          <table:table-cell table:number-columns-repeated="8"/>
        </table:table-row>
        <table:table-row table:style-name="ro1">
          <table:table-cell office:value-type="float" office:value="0.0400542343748382" calcext:value-type="float">
            <text:p>4,01E-02</text:p>
          </table:table-cell>
          <table:table-cell office:value-type="float" office:value="0.9337772" calcext:value-type="float">
            <text:p>9,34E-01</text:p>
          </table:table-cell>
          <table:table-cell table:formula="of:=[.A827]" office:value-type="float" office:value="0.0400542343748382" calcext:value-type="float">
            <text:p>4,01E-02</text:p>
          </table:table-cell>
          <table:table-cell table:number-columns-repeated="8"/>
        </table:table-row>
        <table:table-row table:style-name="ro1">
          <table:table-cell office:value-type="float" office:value="0.0401030624998382" calcext:value-type="float">
            <text:p>4,01E-02</text:p>
          </table:table-cell>
          <table:table-cell office:value-type="float" office:value="0.9421273" calcext:value-type="float">
            <text:p>9,42E-01</text:p>
          </table:table-cell>
          <table:table-cell table:formula="of:=[.A828]" office:value-type="float" office:value="0.0401030624998382" calcext:value-type="float">
            <text:p>4,01E-02</text:p>
          </table:table-cell>
          <table:table-cell table:number-columns-repeated="8"/>
        </table:table-row>
        <table:table-row table:style-name="ro1">
          <table:table-cell office:value-type="float" office:value="0.0401518906248382" calcext:value-type="float">
            <text:p>4,02E-02</text:p>
          </table:table-cell>
          <table:table-cell office:value-type="float" office:value="0.9505236" calcext:value-type="float">
            <text:p>9,51E-01</text:p>
          </table:table-cell>
          <table:table-cell table:formula="of:=[.A829]" office:value-type="float" office:value="0.0401518906248382" calcext:value-type="float">
            <text:p>4,02E-02</text:p>
          </table:table-cell>
          <table:table-cell table:number-columns-repeated="8"/>
        </table:table-row>
        <table:table-row table:style-name="ro1">
          <table:table-cell office:value-type="float" office:value="0.0402007187498382" calcext:value-type="float">
            <text:p>4,02E-02</text:p>
          </table:table-cell>
          <table:table-cell office:value-type="float" office:value="0.9589661" calcext:value-type="float">
            <text:p>9,59E-01</text:p>
          </table:table-cell>
          <table:table-cell table:formula="of:=[.A830]" office:value-type="float" office:value="0.0402007187498382" calcext:value-type="float">
            <text:p>4,02E-02</text:p>
          </table:table-cell>
          <table:table-cell table:number-columns-repeated="8"/>
        </table:table-row>
        <table:table-row table:style-name="ro1">
          <table:table-cell office:value-type="float" office:value="0.0402495468748382" calcext:value-type="float">
            <text:p>4,02E-02</text:p>
          </table:table-cell>
          <table:table-cell office:value-type="float" office:value="0.9674546" calcext:value-type="float">
            <text:p>9,67E-01</text:p>
          </table:table-cell>
          <table:table-cell table:formula="of:=[.A831]" office:value-type="float" office:value="0.0402495468748382" calcext:value-type="float">
            <text:p>4,02E-02</text:p>
          </table:table-cell>
          <table:table-cell table:number-columns-repeated="8"/>
        </table:table-row>
        <table:table-row table:style-name="ro1">
          <table:table-cell office:value-type="float" office:value="0.0402983749998382" calcext:value-type="float">
            <text:p>4,03E-02</text:p>
          </table:table-cell>
          <table:table-cell office:value-type="float" office:value="0.9759891" calcext:value-type="float">
            <text:p>9,76E-01</text:p>
          </table:table-cell>
          <table:table-cell table:formula="of:=[.A832]" office:value-type="float" office:value="0.0402983749998382" calcext:value-type="float">
            <text:p>4,03E-02</text:p>
          </table:table-cell>
          <table:table-cell table:number-columns-repeated="8"/>
        </table:table-row>
        <table:table-row table:style-name="ro1">
          <table:table-cell office:value-type="float" office:value="0.0403472031248382" calcext:value-type="float">
            <text:p>4,03E-02</text:p>
          </table:table-cell>
          <table:table-cell office:value-type="float" office:value="0.9845695" calcext:value-type="float">
            <text:p>9,85E-01</text:p>
          </table:table-cell>
          <table:table-cell table:formula="of:=[.A833]" office:value-type="float" office:value="0.0403472031248382" calcext:value-type="float">
            <text:p>4,03E-02</text:p>
          </table:table-cell>
          <table:table-cell table:number-columns-repeated="8"/>
        </table:table-row>
        <table:table-row table:style-name="ro1">
          <table:table-cell office:value-type="float" office:value="0.0403960312498382" calcext:value-type="float">
            <text:p>4,04E-02</text:p>
          </table:table-cell>
          <table:table-cell office:value-type="float" office:value="0.9931958" calcext:value-type="float">
            <text:p>9,93E-01</text:p>
          </table:table-cell>
          <table:table-cell table:formula="of:=[.A834]" office:value-type="float" office:value="0.0403960312498382" calcext:value-type="float">
            <text:p>4,04E-02</text:p>
          </table:table-cell>
          <table:table-cell table:number-columns-repeated="8"/>
        </table:table-row>
        <table:table-row table:style-name="ro1">
          <table:table-cell office:value-type="float" office:value="0.0404448593748382" calcext:value-type="float">
            <text:p>4,04E-02</text:p>
          </table:table-cell>
          <table:table-cell office:value-type="float" office:value="1.001868" calcext:value-type="float">
            <text:p>1,00E+00</text:p>
          </table:table-cell>
          <table:table-cell table:formula="of:=[.A835]" office:value-type="float" office:value="0.0404448593748382" calcext:value-type="float">
            <text:p>4,04E-02</text:p>
          </table:table-cell>
          <table:table-cell table:number-columns-repeated="8"/>
        </table:table-row>
        <table:table-row table:style-name="ro1">
          <table:table-cell office:value-type="float" office:value="0.0404936874998382" calcext:value-type="float">
            <text:p>4,05E-02</text:p>
          </table:table-cell>
          <table:table-cell office:value-type="float" office:value="1.010586" calcext:value-type="float">
            <text:p>1,01E+00</text:p>
          </table:table-cell>
          <table:table-cell table:formula="of:=[.A836]" office:value-type="float" office:value="0.0404936874998382" calcext:value-type="float">
            <text:p>4,05E-02</text:p>
          </table:table-cell>
          <table:table-cell table:number-columns-repeated="8"/>
        </table:table-row>
        <table:table-row table:style-name="ro1">
          <table:table-cell office:value-type="float" office:value="0.0405425156248382" calcext:value-type="float">
            <text:p>4,05E-02</text:p>
          </table:table-cell>
          <table:table-cell office:value-type="float" office:value="1.019349" calcext:value-type="float">
            <text:p>1,02E+00</text:p>
          </table:table-cell>
          <table:table-cell table:formula="of:=[.A837]" office:value-type="float" office:value="0.0405425156248382" calcext:value-type="float">
            <text:p>4,05E-02</text:p>
          </table:table-cell>
          <table:table-cell table:number-columns-repeated="8"/>
        </table:table-row>
        <table:table-row table:style-name="ro1">
          <table:table-cell office:value-type="float" office:value="0.0405913437498382" calcext:value-type="float">
            <text:p>4,06E-02</text:p>
          </table:table-cell>
          <table:table-cell office:value-type="float" office:value="1.028158" calcext:value-type="float">
            <text:p>1,03E+00</text:p>
          </table:table-cell>
          <table:table-cell table:formula="of:=[.A838]" office:value-type="float" office:value="0.0405913437498382" calcext:value-type="float">
            <text:p>4,06E-02</text:p>
          </table:table-cell>
          <table:table-cell table:number-columns-repeated="8"/>
        </table:table-row>
        <table:table-row table:style-name="ro1">
          <table:table-cell office:value-type="float" office:value="0.0406401718748382" calcext:value-type="float">
            <text:p>4,06E-02</text:p>
          </table:table-cell>
          <table:table-cell office:value-type="float" office:value="1.037012" calcext:value-type="float">
            <text:p>1,04E+00</text:p>
          </table:table-cell>
          <table:table-cell table:formula="of:=[.A839]" office:value-type="float" office:value="0.0406401718748382" calcext:value-type="float">
            <text:p>4,06E-02</text:p>
          </table:table-cell>
          <table:table-cell table:number-columns-repeated="8"/>
        </table:table-row>
        <table:table-row table:style-name="ro1">
          <table:table-cell office:value-type="float" office:value="0.0406889999998382" calcext:value-type="float">
            <text:p>4,07E-02</text:p>
          </table:table-cell>
          <table:table-cell office:value-type="float" office:value="1.045912" calcext:value-type="float">
            <text:p>1,05E+00</text:p>
          </table:table-cell>
          <table:table-cell table:formula="of:=[.A840]" office:value-type="float" office:value="0.0406889999998382" calcext:value-type="float">
            <text:p>4,07E-02</text:p>
          </table:table-cell>
          <table:table-cell table:number-columns-repeated="8"/>
        </table:table-row>
        <table:table-row table:style-name="ro1">
          <table:table-cell office:value-type="float" office:value="0.0407378281248382" calcext:value-type="float">
            <text:p>4,07E-02</text:p>
          </table:table-cell>
          <table:table-cell office:value-type="float" office:value="1.054857" calcext:value-type="float">
            <text:p>1,05E+00</text:p>
          </table:table-cell>
          <table:table-cell table:formula="of:=[.A841]" office:value-type="float" office:value="0.0407378281248382" calcext:value-type="float">
            <text:p>4,07E-02</text:p>
          </table:table-cell>
          <table:table-cell table:number-columns-repeated="8"/>
        </table:table-row>
        <table:table-row table:style-name="ro1">
          <table:table-cell office:value-type="float" office:value="0.0407866562498382" calcext:value-type="float">
            <text:p>4,08E-02</text:p>
          </table:table-cell>
          <table:table-cell office:value-type="float" office:value="1.063847" calcext:value-type="float">
            <text:p>1,06E+00</text:p>
          </table:table-cell>
          <table:table-cell table:formula="of:=[.A842]" office:value-type="float" office:value="0.0407866562498382" calcext:value-type="float">
            <text:p>4,08E-02</text:p>
          </table:table-cell>
          <table:table-cell table:number-columns-repeated="8"/>
        </table:table-row>
        <table:table-row table:style-name="ro1">
          <table:table-cell office:value-type="float" office:value="0.0408354843748382" calcext:value-type="float">
            <text:p>4,08E-02</text:p>
          </table:table-cell>
          <table:table-cell office:value-type="float" office:value="1.072882" calcext:value-type="float">
            <text:p>1,07E+00</text:p>
          </table:table-cell>
          <table:table-cell table:formula="of:=[.A843]" office:value-type="float" office:value="0.0408354843748382" calcext:value-type="float">
            <text:p>4,08E-02</text:p>
          </table:table-cell>
          <table:table-cell table:number-columns-repeated="8"/>
        </table:table-row>
        <table:table-row table:style-name="ro1">
          <table:table-cell office:value-type="float" office:value="0.0408843124998382" calcext:value-type="float">
            <text:p>4,09E-02</text:p>
          </table:table-cell>
          <table:table-cell office:value-type="float" office:value="1.081962" calcext:value-type="float">
            <text:p>1,08E+00</text:p>
          </table:table-cell>
          <table:table-cell table:formula="of:=[.A844]" office:value-type="float" office:value="0.0408843124998382" calcext:value-type="float">
            <text:p>4,09E-02</text:p>
          </table:table-cell>
          <table:table-cell table:number-columns-repeated="8"/>
        </table:table-row>
        <table:table-row table:style-name="ro1">
          <table:table-cell office:value-type="float" office:value="0.0409331406248382" calcext:value-type="float">
            <text:p>4,09E-02</text:p>
          </table:table-cell>
          <table:table-cell office:value-type="float" office:value="1.091087" calcext:value-type="float">
            <text:p>1,09E+00</text:p>
          </table:table-cell>
          <table:table-cell table:formula="of:=[.A845]" office:value-type="float" office:value="0.0409331406248382" calcext:value-type="float">
            <text:p>4,09E-02</text:p>
          </table:table-cell>
          <table:table-cell table:number-columns-repeated="8"/>
        </table:table-row>
        <table:table-row table:style-name="ro1">
          <table:table-cell office:value-type="float" office:value="0.0409819687498382" calcext:value-type="float">
            <text:p>4,10E-02</text:p>
          </table:table-cell>
          <table:table-cell office:value-type="float" office:value="1.100257" calcext:value-type="float">
            <text:p>1,10E+00</text:p>
          </table:table-cell>
          <table:table-cell table:formula="of:=[.A846]" office:value-type="float" office:value="0.0409819687498382" calcext:value-type="float">
            <text:p>4,10E-02</text:p>
          </table:table-cell>
          <table:table-cell table:number-columns-repeated="8"/>
        </table:table-row>
        <table:table-row table:style-name="ro1">
          <table:table-cell office:value-type="float" office:value="0.0410307968748382" calcext:value-type="float">
            <text:p>4,10E-02</text:p>
          </table:table-cell>
          <table:table-cell office:value-type="float" office:value="1.109472" calcext:value-type="float">
            <text:p>1,11E+00</text:p>
          </table:table-cell>
          <table:table-cell table:formula="of:=[.A847]" office:value-type="float" office:value="0.0410307968748382" calcext:value-type="float">
            <text:p>4,10E-02</text:p>
          </table:table-cell>
          <table:table-cell table:number-columns-repeated="8"/>
        </table:table-row>
        <table:table-row table:style-name="ro1">
          <table:table-cell office:value-type="float" office:value="0.0410796249998382" calcext:value-type="float">
            <text:p>4,11E-02</text:p>
          </table:table-cell>
          <table:table-cell office:value-type="float" office:value="1.118731" calcext:value-type="float">
            <text:p>1,12E+00</text:p>
          </table:table-cell>
          <table:table-cell table:formula="of:=[.A848]" office:value-type="float" office:value="0.0410796249998382" calcext:value-type="float">
            <text:p>4,11E-02</text:p>
          </table:table-cell>
          <table:table-cell table:number-columns-repeated="8"/>
        </table:table-row>
        <table:table-row table:style-name="ro1">
          <table:table-cell office:value-type="float" office:value="0.0411284531248382" calcext:value-type="float">
            <text:p>4,11E-02</text:p>
          </table:table-cell>
          <table:table-cell office:value-type="float" office:value="1.128035" calcext:value-type="float">
            <text:p>1,13E+00</text:p>
          </table:table-cell>
          <table:table-cell table:formula="of:=[.A849]" office:value-type="float" office:value="0.0411284531248382" calcext:value-type="float">
            <text:p>4,11E-02</text:p>
          </table:table-cell>
          <table:table-cell table:number-columns-repeated="8"/>
        </table:table-row>
        <table:table-row table:style-name="ro1">
          <table:table-cell office:value-type="float" office:value="0.0411772812498382" calcext:value-type="float">
            <text:p>4,12E-02</text:p>
          </table:table-cell>
          <table:table-cell office:value-type="float" office:value="1.137383" calcext:value-type="float">
            <text:p>1,14E+00</text:p>
          </table:table-cell>
          <table:table-cell table:formula="of:=[.A850]" office:value-type="float" office:value="0.0411772812498382" calcext:value-type="float">
            <text:p>4,12E-02</text:p>
          </table:table-cell>
          <table:table-cell table:number-columns-repeated="8"/>
        </table:table-row>
        <table:table-row table:style-name="ro1">
          <table:table-cell office:value-type="float" office:value="0.0412261093748382" calcext:value-type="float">
            <text:p>4,12E-02</text:p>
          </table:table-cell>
          <table:table-cell office:value-type="float" office:value="1.146775" calcext:value-type="float">
            <text:p>1,15E+00</text:p>
          </table:table-cell>
          <table:table-cell table:formula="of:=[.A851]" office:value-type="float" office:value="0.0412261093748382" calcext:value-type="float">
            <text:p>4,12E-02</text:p>
          </table:table-cell>
          <table:table-cell table:number-columns-repeated="8"/>
        </table:table-row>
        <table:table-row table:style-name="ro1">
          <table:table-cell office:value-type="float" office:value="0.0412749374998382" calcext:value-type="float">
            <text:p>4,13E-02</text:p>
          </table:table-cell>
          <table:table-cell office:value-type="float" office:value="1.156212" calcext:value-type="float">
            <text:p>1,16E+00</text:p>
          </table:table-cell>
          <table:table-cell table:formula="of:=[.A852]" office:value-type="float" office:value="0.0412749374998382" calcext:value-type="float">
            <text:p>4,13E-02</text:p>
          </table:table-cell>
          <table:table-cell table:number-columns-repeated="8"/>
        </table:table-row>
        <table:table-row table:style-name="ro1">
          <table:table-cell office:value-type="float" office:value="0.0413237656248382" calcext:value-type="float">
            <text:p>4,13E-02</text:p>
          </table:table-cell>
          <table:table-cell office:value-type="float" office:value="1.165692" calcext:value-type="float">
            <text:p>1,17E+00</text:p>
          </table:table-cell>
          <table:table-cell table:formula="of:=[.A853]" office:value-type="float" office:value="0.0413237656248382" calcext:value-type="float">
            <text:p>4,13E-02</text:p>
          </table:table-cell>
          <table:table-cell table:number-columns-repeated="8"/>
        </table:table-row>
        <table:table-row table:style-name="ro1">
          <table:table-cell office:value-type="float" office:value="0.0413725937498382" calcext:value-type="float">
            <text:p>4,14E-02</text:p>
          </table:table-cell>
          <table:table-cell office:value-type="float" office:value="1.175217" calcext:value-type="float">
            <text:p>1,18E+00</text:p>
          </table:table-cell>
          <table:table-cell table:formula="of:=[.A854]" office:value-type="float" office:value="0.0413725937498382" calcext:value-type="float">
            <text:p>4,14E-02</text:p>
          </table:table-cell>
          <table:table-cell table:number-columns-repeated="8"/>
        </table:table-row>
        <table:table-row table:style-name="ro1">
          <table:table-cell office:value-type="float" office:value="0.0414214218748382" calcext:value-type="float">
            <text:p>4,14E-02</text:p>
          </table:table-cell>
          <table:table-cell office:value-type="float" office:value="1.184785" calcext:value-type="float">
            <text:p>1,18E+00</text:p>
          </table:table-cell>
          <table:table-cell table:formula="of:=[.A855]" office:value-type="float" office:value="0.0414214218748382" calcext:value-type="float">
            <text:p>4,14E-02</text:p>
          </table:table-cell>
          <table:table-cell table:number-columns-repeated="8"/>
        </table:table-row>
        <table:table-row table:style-name="ro1">
          <table:table-cell office:value-type="float" office:value="0.0414702499998381" calcext:value-type="float">
            <text:p>4,15E-02</text:p>
          </table:table-cell>
          <table:table-cell office:value-type="float" office:value="1.194397" calcext:value-type="float">
            <text:p>1,19E+00</text:p>
          </table:table-cell>
          <table:table-cell table:formula="of:=[.A856]" office:value-type="float" office:value="0.0414702499998381" calcext:value-type="float">
            <text:p>4,15E-02</text:p>
          </table:table-cell>
          <table:table-cell table:number-columns-repeated="8"/>
        </table:table-row>
        <table:table-row table:style-name="ro1">
          <table:table-cell office:value-type="float" office:value="0.0415190781248381" calcext:value-type="float">
            <text:p>4,15E-02</text:p>
          </table:table-cell>
          <table:table-cell office:value-type="float" office:value="1.204053" calcext:value-type="float">
            <text:p>1,20E+00</text:p>
          </table:table-cell>
          <table:table-cell table:formula="of:=[.A857]" office:value-type="float" office:value="0.0415190781248381" calcext:value-type="float">
            <text:p>4,15E-02</text:p>
          </table:table-cell>
          <table:table-cell table:number-columns-repeated="8"/>
        </table:table-row>
        <table:table-row table:style-name="ro1">
          <table:table-cell office:value-type="float" office:value="0.0415679062498381" calcext:value-type="float">
            <text:p>4,16E-02</text:p>
          </table:table-cell>
          <table:table-cell office:value-type="float" office:value="1.213752" calcext:value-type="float">
            <text:p>1,21E+00</text:p>
          </table:table-cell>
          <table:table-cell table:formula="of:=[.A858]" office:value-type="float" office:value="0.0415679062498381" calcext:value-type="float">
            <text:p>4,16E-02</text:p>
          </table:table-cell>
          <table:table-cell table:number-columns-repeated="8"/>
        </table:table-row>
        <table:table-row table:style-name="ro1">
          <table:table-cell office:value-type="float" office:value="0.0416167343748381" calcext:value-type="float">
            <text:p>4,16E-02</text:p>
          </table:table-cell>
          <table:table-cell office:value-type="float" office:value="1.223495" calcext:value-type="float">
            <text:p>1,22E+00</text:p>
          </table:table-cell>
          <table:table-cell table:formula="of:=[.A859]" office:value-type="float" office:value="0.0416167343748381" calcext:value-type="float">
            <text:p>4,16E-02</text:p>
          </table:table-cell>
          <table:table-cell table:number-columns-repeated="8"/>
        </table:table-row>
        <table:table-row table:style-name="ro1">
          <table:table-cell office:value-type="float" office:value="0.0416655624998381" calcext:value-type="float">
            <text:p>4,17E-02</text:p>
          </table:table-cell>
          <table:table-cell office:value-type="float" office:value="1.23328" calcext:value-type="float">
            <text:p>1,23E+00</text:p>
          </table:table-cell>
          <table:table-cell table:formula="of:=[.A860]" office:value-type="float" office:value="0.0416655624998381" calcext:value-type="float">
            <text:p>4,17E-02</text:p>
          </table:table-cell>
          <table:table-cell table:number-columns-repeated="8"/>
        </table:table-row>
        <table:table-row table:style-name="ro1">
          <table:table-cell office:value-type="float" office:value="0.0417143906248381" calcext:value-type="float">
            <text:p>4,17E-02</text:p>
          </table:table-cell>
          <table:table-cell office:value-type="float" office:value="1.243109" calcext:value-type="float">
            <text:p>1,24E+00</text:p>
          </table:table-cell>
          <table:table-cell table:formula="of:=[.A861]" office:value-type="float" office:value="0.0417143906248381" calcext:value-type="float">
            <text:p>4,17E-02</text:p>
          </table:table-cell>
          <table:table-cell table:number-columns-repeated="8"/>
        </table:table-row>
        <table:table-row table:style-name="ro1">
          <table:table-cell office:value-type="float" office:value="0.0417632187498381" calcext:value-type="float">
            <text:p>4,18E-02</text:p>
          </table:table-cell>
          <table:table-cell office:value-type="float" office:value="1.252981" calcext:value-type="float">
            <text:p>1,25E+00</text:p>
          </table:table-cell>
          <table:table-cell table:formula="of:=[.A862]" office:value-type="float" office:value="0.0417632187498381" calcext:value-type="float">
            <text:p>4,18E-02</text:p>
          </table:table-cell>
          <table:table-cell table:number-columns-repeated="8"/>
        </table:table-row>
        <table:table-row table:style-name="ro1">
          <table:table-cell office:value-type="float" office:value="0.0418120468748381" calcext:value-type="float">
            <text:p>4,18E-02</text:p>
          </table:table-cell>
          <table:table-cell office:value-type="float" office:value="1.262896" calcext:value-type="float">
            <text:p>1,26E+00</text:p>
          </table:table-cell>
          <table:table-cell table:formula="of:=[.A863]" office:value-type="float" office:value="0.0418120468748381" calcext:value-type="float">
            <text:p>4,18E-02</text:p>
          </table:table-cell>
          <table:table-cell table:number-columns-repeated="8"/>
        </table:table-row>
        <table:table-row table:style-name="ro1">
          <table:table-cell office:value-type="float" office:value="0.0418608749998381" calcext:value-type="float">
            <text:p>4,19E-02</text:p>
          </table:table-cell>
          <table:table-cell office:value-type="float" office:value="1.272853" calcext:value-type="float">
            <text:p>1,27E+00</text:p>
          </table:table-cell>
          <table:table-cell table:formula="of:=[.A864]" office:value-type="float" office:value="0.0418608749998381" calcext:value-type="float">
            <text:p>4,19E-02</text:p>
          </table:table-cell>
          <table:table-cell table:number-columns-repeated="8"/>
        </table:table-row>
        <table:table-row table:style-name="ro1">
          <table:table-cell office:value-type="float" office:value="0.0419097031248381" calcext:value-type="float">
            <text:p>4,19E-02</text:p>
          </table:table-cell>
          <table:table-cell office:value-type="float" office:value="1.282853" calcext:value-type="float">
            <text:p>1,28E+00</text:p>
          </table:table-cell>
          <table:table-cell table:formula="of:=[.A865]" office:value-type="float" office:value="0.0419097031248381" calcext:value-type="float">
            <text:p>4,19E-02</text:p>
          </table:table-cell>
          <table:table-cell table:number-columns-repeated="8"/>
        </table:table-row>
        <table:table-row table:style-name="ro1">
          <table:table-cell office:value-type="float" office:value="0.0419585312498381" calcext:value-type="float">
            <text:p>4,20E-02</text:p>
          </table:table-cell>
          <table:table-cell office:value-type="float" office:value="1.292896" calcext:value-type="float">
            <text:p>1,29E+00</text:p>
          </table:table-cell>
          <table:table-cell table:formula="of:=[.A866]" office:value-type="float" office:value="0.0419585312498381" calcext:value-type="float">
            <text:p>4,20E-02</text:p>
          </table:table-cell>
          <table:table-cell table:number-columns-repeated="8"/>
        </table:table-row>
        <table:table-row table:style-name="ro1">
          <table:table-cell office:value-type="float" office:value="0.0420073593748381" calcext:value-type="float">
            <text:p>4,20E-02</text:p>
          </table:table-cell>
          <table:table-cell office:value-type="float" office:value="1.302981" calcext:value-type="float">
            <text:p>1,30E+00</text:p>
          </table:table-cell>
          <table:table-cell table:formula="of:=[.A867]" office:value-type="float" office:value="0.0420073593748381" calcext:value-type="float">
            <text:p>4,20E-02</text:p>
          </table:table-cell>
          <table:table-cell table:number-columns-repeated="8"/>
        </table:table-row>
        <table:table-row table:style-name="ro1">
          <table:table-cell office:value-type="float" office:value="0.0420561874998381" calcext:value-type="float">
            <text:p>4,21E-02</text:p>
          </table:table-cell>
          <table:table-cell office:value-type="float" office:value="1.313108" calcext:value-type="float">
            <text:p>1,31E+00</text:p>
          </table:table-cell>
          <table:table-cell table:formula="of:=[.A868]" office:value-type="float" office:value="0.0420561874998381" calcext:value-type="float">
            <text:p>4,21E-02</text:p>
          </table:table-cell>
          <table:table-cell table:number-columns-repeated="8"/>
        </table:table-row>
        <table:table-row table:style-name="ro1">
          <table:table-cell office:value-type="float" office:value="0.0421050156248381" calcext:value-type="float">
            <text:p>4,21E-02</text:p>
          </table:table-cell>
          <table:table-cell office:value-type="float" office:value="1.323277" calcext:value-type="float">
            <text:p>1,32E+00</text:p>
          </table:table-cell>
          <table:table-cell table:formula="of:=[.A869]" office:value-type="float" office:value="0.0421050156248381" calcext:value-type="float">
            <text:p>4,21E-02</text:p>
          </table:table-cell>
          <table:table-cell table:number-columns-repeated="8"/>
        </table:table-row>
        <table:table-row table:style-name="ro1">
          <table:table-cell office:value-type="float" office:value="0.0421538437498381" calcext:value-type="float">
            <text:p>4,22E-02</text:p>
          </table:table-cell>
          <table:table-cell office:value-type="float" office:value="1.333488" calcext:value-type="float">
            <text:p>1,33E+00</text:p>
          </table:table-cell>
          <table:table-cell table:formula="of:=[.A870]" office:value-type="float" office:value="0.0421538437498381" calcext:value-type="float">
            <text:p>4,22E-02</text:p>
          </table:table-cell>
          <table:table-cell table:number-columns-repeated="8"/>
        </table:table-row>
        <table:table-row table:style-name="ro1">
          <table:table-cell office:value-type="float" office:value="0.0422026718748381" calcext:value-type="float">
            <text:p>4,22E-02</text:p>
          </table:table-cell>
          <table:table-cell office:value-type="float" office:value="1.343741" calcext:value-type="float">
            <text:p>1,34E+00</text:p>
          </table:table-cell>
          <table:table-cell table:formula="of:=[.A871]" office:value-type="float" office:value="0.0422026718748381" calcext:value-type="float">
            <text:p>4,22E-02</text:p>
          </table:table-cell>
          <table:table-cell table:number-columns-repeated="8"/>
        </table:table-row>
        <table:table-row table:style-name="ro1">
          <table:table-cell office:value-type="float" office:value="0.0422514999998381" calcext:value-type="float">
            <text:p>4,23E-02</text:p>
          </table:table-cell>
          <table:table-cell office:value-type="float" office:value="1.354036" calcext:value-type="float">
            <text:p>1,35E+00</text:p>
          </table:table-cell>
          <table:table-cell table:formula="of:=[.A872]" office:value-type="float" office:value="0.0422514999998381" calcext:value-type="float">
            <text:p>4,23E-02</text:p>
          </table:table-cell>
          <table:table-cell table:number-columns-repeated="8"/>
        </table:table-row>
        <table:table-row table:style-name="ro1">
          <table:table-cell office:value-type="float" office:value="0.0423003281248381" calcext:value-type="float">
            <text:p>4,23E-02</text:p>
          </table:table-cell>
          <table:table-cell office:value-type="float" office:value="1.364372" calcext:value-type="float">
            <text:p>1,36E+00</text:p>
          </table:table-cell>
          <table:table-cell table:formula="of:=[.A873]" office:value-type="float" office:value="0.0423003281248381" calcext:value-type="float">
            <text:p>4,23E-02</text:p>
          </table:table-cell>
          <table:table-cell table:number-columns-repeated="8"/>
        </table:table-row>
        <table:table-row table:style-name="ro1">
          <table:table-cell office:value-type="float" office:value="0.0423491562498381" calcext:value-type="float">
            <text:p>4,23E-02</text:p>
          </table:table-cell>
          <table:table-cell office:value-type="float" office:value="1.37475" calcext:value-type="float">
            <text:p>1,37E+00</text:p>
          </table:table-cell>
          <table:table-cell table:formula="of:=[.A874]" office:value-type="float" office:value="0.0423491562498381" calcext:value-type="float">
            <text:p>4,23E-02</text:p>
          </table:table-cell>
          <table:table-cell table:number-columns-repeated="8"/>
        </table:table-row>
        <table:table-row table:style-name="ro1">
          <table:table-cell office:value-type="float" office:value="0.0423979843748381" calcext:value-type="float">
            <text:p>4,24E-02</text:p>
          </table:table-cell>
          <table:table-cell office:value-type="float" office:value="1.385169" calcext:value-type="float">
            <text:p>1,39E+00</text:p>
          </table:table-cell>
          <table:table-cell table:formula="of:=[.A875]" office:value-type="float" office:value="0.0423979843748381" calcext:value-type="float">
            <text:p>4,24E-02</text:p>
          </table:table-cell>
          <table:table-cell table:number-columns-repeated="8"/>
        </table:table-row>
        <table:table-row table:style-name="ro1">
          <table:table-cell office:value-type="float" office:value="0.0424468124998381" calcext:value-type="float">
            <text:p>4,24E-02</text:p>
          </table:table-cell>
          <table:table-cell office:value-type="float" office:value="1.395629" calcext:value-type="float">
            <text:p>1,40E+00</text:p>
          </table:table-cell>
          <table:table-cell table:formula="of:=[.A876]" office:value-type="float" office:value="0.0424468124998381" calcext:value-type="float">
            <text:p>4,24E-02</text:p>
          </table:table-cell>
          <table:table-cell table:number-columns-repeated="8"/>
        </table:table-row>
        <table:table-row table:style-name="ro1">
          <table:table-cell office:value-type="float" office:value="0.0424956406248381" calcext:value-type="float">
            <text:p>4,25E-02</text:p>
          </table:table-cell>
          <table:table-cell office:value-type="float" office:value="1.40613" calcext:value-type="float">
            <text:p>1,41E+00</text:p>
          </table:table-cell>
          <table:table-cell table:formula="of:=[.A877]" office:value-type="float" office:value="0.0424956406248381" calcext:value-type="float">
            <text:p>4,25E-02</text:p>
          </table:table-cell>
          <table:table-cell table:number-columns-repeated="8"/>
        </table:table-row>
        <table:table-row table:style-name="ro1">
          <table:table-cell office:value-type="float" office:value="0.0425444687498381" calcext:value-type="float">
            <text:p>4,25E-02</text:p>
          </table:table-cell>
          <table:table-cell office:value-type="float" office:value="1.416672" calcext:value-type="float">
            <text:p>1,42E+00</text:p>
          </table:table-cell>
          <table:table-cell table:formula="of:=[.A878]" office:value-type="float" office:value="0.0425444687498381" calcext:value-type="float">
            <text:p>4,25E-02</text:p>
          </table:table-cell>
          <table:table-cell table:number-columns-repeated="8"/>
        </table:table-row>
        <table:table-row table:style-name="ro1">
          <table:table-cell office:value-type="float" office:value="0.0425932968748381" calcext:value-type="float">
            <text:p>4,26E-02</text:p>
          </table:table-cell>
          <table:table-cell office:value-type="float" office:value="1.427254" calcext:value-type="float">
            <text:p>1,43E+00</text:p>
          </table:table-cell>
          <table:table-cell table:formula="of:=[.A879]" office:value-type="float" office:value="0.0425932968748381" calcext:value-type="float">
            <text:p>4,26E-02</text:p>
          </table:table-cell>
          <table:table-cell table:number-columns-repeated="8"/>
        </table:table-row>
        <table:table-row table:style-name="ro1">
          <table:table-cell office:value-type="float" office:value="0.0426421249998381" calcext:value-type="float">
            <text:p>4,26E-02</text:p>
          </table:table-cell>
          <table:table-cell office:value-type="float" office:value="1.437878" calcext:value-type="float">
            <text:p>1,44E+00</text:p>
          </table:table-cell>
          <table:table-cell table:formula="of:=[.A880]" office:value-type="float" office:value="0.0426421249998381" calcext:value-type="float">
            <text:p>4,26E-02</text:p>
          </table:table-cell>
          <table:table-cell table:number-columns-repeated="8"/>
        </table:table-row>
        <table:table-row table:style-name="ro1">
          <table:table-cell office:value-type="float" office:value="0.0426909531248381" calcext:value-type="float">
            <text:p>4,27E-02</text:p>
          </table:table-cell>
          <table:table-cell office:value-type="float" office:value="1.448541" calcext:value-type="float">
            <text:p>1,45E+00</text:p>
          </table:table-cell>
          <table:table-cell table:formula="of:=[.A881]" office:value-type="float" office:value="0.0426909531248381" calcext:value-type="float">
            <text:p>4,27E-02</text:p>
          </table:table-cell>
          <table:table-cell table:number-columns-repeated="8"/>
        </table:table-row>
        <table:table-row table:style-name="ro1">
          <table:table-cell office:value-type="float" office:value="0.0427397812498381" calcext:value-type="float">
            <text:p>4,27E-02</text:p>
          </table:table-cell>
          <table:table-cell office:value-type="float" office:value="1.459245" calcext:value-type="float">
            <text:p>1,46E+00</text:p>
          </table:table-cell>
          <table:table-cell table:formula="of:=[.A882]" office:value-type="float" office:value="0.0427397812498381" calcext:value-type="float">
            <text:p>4,27E-02</text:p>
          </table:table-cell>
          <table:table-cell table:number-columns-repeated="8"/>
        </table:table-row>
        <table:table-row table:style-name="ro1">
          <table:table-cell office:value-type="float" office:value="0.0427886093748381" calcext:value-type="float">
            <text:p>4,28E-02</text:p>
          </table:table-cell>
          <table:table-cell office:value-type="float" office:value="1.469989" calcext:value-type="float">
            <text:p>1,47E+00</text:p>
          </table:table-cell>
          <table:table-cell table:formula="of:=[.A883]" office:value-type="float" office:value="0.0427886093748381" calcext:value-type="float">
            <text:p>4,28E-02</text:p>
          </table:table-cell>
          <table:table-cell table:number-columns-repeated="8"/>
        </table:table-row>
        <table:table-row table:style-name="ro1">
          <table:table-cell office:value-type="float" office:value="0.0428374374998381" calcext:value-type="float">
            <text:p>4,28E-02</text:p>
          </table:table-cell>
          <table:table-cell office:value-type="float" office:value="1.480773" calcext:value-type="float">
            <text:p>1,48E+00</text:p>
          </table:table-cell>
          <table:table-cell table:formula="of:=[.A884]" office:value-type="float" office:value="0.0428374374998381" calcext:value-type="float">
            <text:p>4,28E-02</text:p>
          </table:table-cell>
          <table:table-cell table:number-columns-repeated="8"/>
        </table:table-row>
        <table:table-row table:style-name="ro1">
          <table:table-cell office:value-type="float" office:value="0.0428862656248381" calcext:value-type="float">
            <text:p>4,29E-02</text:p>
          </table:table-cell>
          <table:table-cell office:value-type="float" office:value="1.491597" calcext:value-type="float">
            <text:p>1,49E+00</text:p>
          </table:table-cell>
          <table:table-cell table:formula="of:=[.A885]" office:value-type="float" office:value="0.0428862656248381" calcext:value-type="float">
            <text:p>4,29E-02</text:p>
          </table:table-cell>
          <table:table-cell table:number-columns-repeated="8"/>
        </table:table-row>
        <table:table-row table:style-name="ro1">
          <table:table-cell office:value-type="float" office:value="0.0429350937498381" calcext:value-type="float">
            <text:p>4,29E-02</text:p>
          </table:table-cell>
          <table:table-cell office:value-type="float" office:value="1.502461" calcext:value-type="float">
            <text:p>1,50E+00</text:p>
          </table:table-cell>
          <table:table-cell table:formula="of:=[.A886]" office:value-type="float" office:value="0.0429350937498381" calcext:value-type="float">
            <text:p>4,29E-02</text:p>
          </table:table-cell>
          <table:table-cell table:number-columns-repeated="8"/>
        </table:table-row>
        <table:table-row table:style-name="ro1">
          <table:table-cell office:value-type="float" office:value="0.0429839218748381" calcext:value-type="float">
            <text:p>4,30E-02</text:p>
          </table:table-cell>
          <table:table-cell office:value-type="float" office:value="1.513364" calcext:value-type="float">
            <text:p>1,51E+00</text:p>
          </table:table-cell>
          <table:table-cell table:formula="of:=[.A887]" office:value-type="float" office:value="0.0429839218748381" calcext:value-type="float">
            <text:p>4,30E-02</text:p>
          </table:table-cell>
          <table:table-cell table:number-columns-repeated="8"/>
        </table:table-row>
        <table:table-row table:style-name="ro1">
          <table:table-cell office:value-type="float" office:value="0.0430327499998381" calcext:value-type="float">
            <text:p>4,30E-02</text:p>
          </table:table-cell>
          <table:table-cell office:value-type="float" office:value="1.524306" calcext:value-type="float">
            <text:p>1,52E+00</text:p>
          </table:table-cell>
          <table:table-cell table:formula="of:=[.A888]" office:value-type="float" office:value="0.0430327499998381" calcext:value-type="float">
            <text:p>4,30E-02</text:p>
          </table:table-cell>
          <table:table-cell table:number-columns-repeated="8"/>
        </table:table-row>
        <table:table-row table:style-name="ro1">
          <table:table-cell office:value-type="float" office:value="0.0430815781248381" calcext:value-type="float">
            <text:p>4,31E-02</text:p>
          </table:table-cell>
          <table:table-cell office:value-type="float" office:value="1.535288" calcext:value-type="float">
            <text:p>1,54E+00</text:p>
          </table:table-cell>
          <table:table-cell table:formula="of:=[.A889]" office:value-type="float" office:value="0.0430815781248381" calcext:value-type="float">
            <text:p>4,31E-02</text:p>
          </table:table-cell>
          <table:table-cell table:number-columns-repeated="8"/>
        </table:table-row>
        <table:table-row table:style-name="ro1">
          <table:table-cell office:value-type="float" office:value="0.0431304062498381" calcext:value-type="float">
            <text:p>4,31E-02</text:p>
          </table:table-cell>
          <table:table-cell office:value-type="float" office:value="1.546309" calcext:value-type="float">
            <text:p>1,55E+00</text:p>
          </table:table-cell>
          <table:table-cell table:formula="of:=[.A890]" office:value-type="float" office:value="0.0431304062498381" calcext:value-type="float">
            <text:p>4,31E-02</text:p>
          </table:table-cell>
          <table:table-cell table:number-columns-repeated="8"/>
        </table:table-row>
        <table:table-row table:style-name="ro1">
          <table:table-cell office:value-type="float" office:value="0.0431792343748381" calcext:value-type="float">
            <text:p>4,32E-02</text:p>
          </table:table-cell>
          <table:table-cell office:value-type="float" office:value="1.557369" calcext:value-type="float">
            <text:p>1,56E+00</text:p>
          </table:table-cell>
          <table:table-cell table:formula="of:=[.A891]" office:value-type="float" office:value="0.0431792343748381" calcext:value-type="float">
            <text:p>4,32E-02</text:p>
          </table:table-cell>
          <table:table-cell table:number-columns-repeated="8"/>
        </table:table-row>
        <table:table-row table:style-name="ro1">
          <table:table-cell office:value-type="float" office:value="0.043228062499838" calcext:value-type="float">
            <text:p>4,32E-02</text:p>
          </table:table-cell>
          <table:table-cell office:value-type="float" office:value="1.568468" calcext:value-type="float">
            <text:p>1,57E+00</text:p>
          </table:table-cell>
          <table:table-cell table:formula="of:=[.A892]" office:value-type="float" office:value="0.043228062499838" calcext:value-type="float">
            <text:p>4,32E-02</text:p>
          </table:table-cell>
          <table:table-cell table:number-columns-repeated="8"/>
        </table:table-row>
        <table:table-row table:style-name="ro1">
          <table:table-cell office:value-type="float" office:value="0.043276890624838" calcext:value-type="float">
            <text:p>4,33E-02</text:p>
          </table:table-cell>
          <table:table-cell office:value-type="float" office:value="1.579605" calcext:value-type="float">
            <text:p>1,58E+00</text:p>
          </table:table-cell>
          <table:table-cell table:formula="of:=[.A893]" office:value-type="float" office:value="0.043276890624838" calcext:value-type="float">
            <text:p>4,33E-02</text:p>
          </table:table-cell>
          <table:table-cell table:number-columns-repeated="8"/>
        </table:table-row>
        <table:table-row table:style-name="ro1">
          <table:table-cell office:value-type="float" office:value="0.043325718749838" calcext:value-type="float">
            <text:p>4,33E-02</text:p>
          </table:table-cell>
          <table:table-cell office:value-type="float" office:value="1.590781" calcext:value-type="float">
            <text:p>1,59E+00</text:p>
          </table:table-cell>
          <table:table-cell table:formula="of:=[.A894]" office:value-type="float" office:value="0.043325718749838" calcext:value-type="float">
            <text:p>4,33E-02</text:p>
          </table:table-cell>
          <table:table-cell table:number-columns-repeated="8"/>
        </table:table-row>
        <table:table-row table:style-name="ro1">
          <table:table-cell office:value-type="float" office:value="0.043374546874838" calcext:value-type="float">
            <text:p>4,34E-02</text:p>
          </table:table-cell>
          <table:table-cell office:value-type="float" office:value="1.601995" calcext:value-type="float">
            <text:p>1,60E+00</text:p>
          </table:table-cell>
          <table:table-cell table:formula="of:=[.A895]" office:value-type="float" office:value="0.043374546874838" calcext:value-type="float">
            <text:p>4,34E-02</text:p>
          </table:table-cell>
          <table:table-cell table:number-columns-repeated="8"/>
        </table:table-row>
        <table:table-row table:style-name="ro1">
          <table:table-cell office:value-type="float" office:value="0.043423374999838" calcext:value-type="float">
            <text:p>4,34E-02</text:p>
          </table:table-cell>
          <table:table-cell office:value-type="float" office:value="1.613248" calcext:value-type="float">
            <text:p>1,61E+00</text:p>
          </table:table-cell>
          <table:table-cell table:formula="of:=[.A896]" office:value-type="float" office:value="0.043423374999838" calcext:value-type="float">
            <text:p>4,34E-02</text:p>
          </table:table-cell>
          <table:table-cell table:number-columns-repeated="8"/>
        </table:table-row>
        <table:table-row table:style-name="ro1">
          <table:table-cell office:value-type="float" office:value="0.043472203124838" calcext:value-type="float">
            <text:p>4,35E-02</text:p>
          </table:table-cell>
          <table:table-cell office:value-type="float" office:value="1.624538" calcext:value-type="float">
            <text:p>1,62E+00</text:p>
          </table:table-cell>
          <table:table-cell table:formula="of:=[.A897]" office:value-type="float" office:value="0.043472203124838" calcext:value-type="float">
            <text:p>4,35E-02</text:p>
          </table:table-cell>
          <table:table-cell table:number-columns-repeated="8"/>
        </table:table-row>
        <table:table-row table:style-name="ro1">
          <table:table-cell office:value-type="float" office:value="0.043521031249838" calcext:value-type="float">
            <text:p>4,35E-02</text:p>
          </table:table-cell>
          <table:table-cell office:value-type="float" office:value="1.635867" calcext:value-type="float">
            <text:p>1,64E+00</text:p>
          </table:table-cell>
          <table:table-cell table:formula="of:=[.A898]" office:value-type="float" office:value="0.043521031249838" calcext:value-type="float">
            <text:p>4,35E-02</text:p>
          </table:table-cell>
          <table:table-cell table:number-columns-repeated="8"/>
        </table:table-row>
        <table:table-row table:style-name="ro1">
          <table:table-cell office:value-type="float" office:value="0.043569859374838" calcext:value-type="float">
            <text:p>4,36E-02</text:p>
          </table:table-cell>
          <table:table-cell office:value-type="float" office:value="1.647233" calcext:value-type="float">
            <text:p>1,65E+00</text:p>
          </table:table-cell>
          <table:table-cell table:formula="of:=[.A899]" office:value-type="float" office:value="0.043569859374838" calcext:value-type="float">
            <text:p>4,36E-02</text:p>
          </table:table-cell>
          <table:table-cell table:number-columns-repeated="8"/>
        </table:table-row>
        <table:table-row table:style-name="ro1">
          <table:table-cell office:value-type="float" office:value="0.043618687499838" calcext:value-type="float">
            <text:p>4,36E-02</text:p>
          </table:table-cell>
          <table:table-cell office:value-type="float" office:value="1.658637" calcext:value-type="float">
            <text:p>1,66E+00</text:p>
          </table:table-cell>
          <table:table-cell table:formula="of:=[.A900]" office:value-type="float" office:value="0.043618687499838" calcext:value-type="float">
            <text:p>4,36E-02</text:p>
          </table:table-cell>
          <table:table-cell table:number-columns-repeated="8"/>
        </table:table-row>
        <table:table-row table:style-name="ro1">
          <table:table-cell office:value-type="float" office:value="0.043667515624838" calcext:value-type="float">
            <text:p>4,37E-02</text:p>
          </table:table-cell>
          <table:table-cell office:value-type="float" office:value="1.670078" calcext:value-type="float">
            <text:p>1,67E+00</text:p>
          </table:table-cell>
          <table:table-cell table:formula="of:=[.A901]" office:value-type="float" office:value="0.043667515624838" calcext:value-type="float">
            <text:p>4,37E-02</text:p>
          </table:table-cell>
          <table:table-cell table:number-columns-repeated="8"/>
        </table:table-row>
        <table:table-row table:style-name="ro1">
          <table:table-cell office:value-type="float" office:value="0.043716343749838" calcext:value-type="float">
            <text:p>4,37E-02</text:p>
          </table:table-cell>
          <table:table-cell office:value-type="float" office:value="1.681556" calcext:value-type="float">
            <text:p>1,68E+00</text:p>
          </table:table-cell>
          <table:table-cell table:formula="of:=[.A902]" office:value-type="float" office:value="0.043716343749838" calcext:value-type="float">
            <text:p>4,37E-02</text:p>
          </table:table-cell>
          <table:table-cell table:number-columns-repeated="8"/>
        </table:table-row>
        <table:table-row table:style-name="ro1">
          <table:table-cell office:value-type="float" office:value="0.043765171874838" calcext:value-type="float">
            <text:p>4,38E-02</text:p>
          </table:table-cell>
          <table:table-cell office:value-type="float" office:value="1.693072" calcext:value-type="float">
            <text:p>1,69E+00</text:p>
          </table:table-cell>
          <table:table-cell table:formula="of:=[.A903]" office:value-type="float" office:value="0.043765171874838" calcext:value-type="float">
            <text:p>4,38E-02</text:p>
          </table:table-cell>
          <table:table-cell table:number-columns-repeated="8"/>
        </table:table-row>
        <table:table-row table:style-name="ro1">
          <table:table-cell office:value-type="float" office:value="0.043813999999838" calcext:value-type="float">
            <text:p>4,38E-02</text:p>
          </table:table-cell>
          <table:table-cell office:value-type="float" office:value="1.704625" calcext:value-type="float">
            <text:p>1,70E+00</text:p>
          </table:table-cell>
          <table:table-cell table:formula="of:=[.A904]" office:value-type="float" office:value="0.043813999999838" calcext:value-type="float">
            <text:p>4,38E-02</text:p>
          </table:table-cell>
          <table:table-cell table:number-columns-repeated="8"/>
        </table:table-row>
        <table:table-row table:style-name="ro1">
          <table:table-cell office:value-type="float" office:value="0.043862828124838" calcext:value-type="float">
            <text:p>4,39E-02</text:p>
          </table:table-cell>
          <table:table-cell office:value-type="float" office:value="1.716214" calcext:value-type="float">
            <text:p>1,72E+00</text:p>
          </table:table-cell>
          <table:table-cell table:formula="of:=[.A905]" office:value-type="float" office:value="0.043862828124838" calcext:value-type="float">
            <text:p>4,39E-02</text:p>
          </table:table-cell>
          <table:table-cell table:number-columns-repeated="8"/>
        </table:table-row>
        <table:table-row table:style-name="ro1">
          <table:table-cell office:value-type="float" office:value="0.043911656249838" calcext:value-type="float">
            <text:p>4,39E-02</text:p>
          </table:table-cell>
          <table:table-cell office:value-type="float" office:value="1.727841" calcext:value-type="float">
            <text:p>1,73E+00</text:p>
          </table:table-cell>
          <table:table-cell table:formula="of:=[.A906]" office:value-type="float" office:value="0.043911656249838" calcext:value-type="float">
            <text:p>4,39E-02</text:p>
          </table:table-cell>
          <table:table-cell table:number-columns-repeated="8"/>
        </table:table-row>
        <table:table-row table:style-name="ro1">
          <table:table-cell office:value-type="float" office:value="0.043960484374838" calcext:value-type="float">
            <text:p>4,40E-02</text:p>
          </table:table-cell>
          <table:table-cell office:value-type="float" office:value="1.739503" calcext:value-type="float">
            <text:p>1,74E+00</text:p>
          </table:table-cell>
          <table:table-cell table:formula="of:=[.A907]" office:value-type="float" office:value="0.043960484374838" calcext:value-type="float">
            <text:p>4,40E-02</text:p>
          </table:table-cell>
          <table:table-cell table:number-columns-repeated="8"/>
        </table:table-row>
        <table:table-row table:style-name="ro1">
          <table:table-cell office:value-type="float" office:value="0.044009312499838" calcext:value-type="float">
            <text:p>4,40E-02</text:p>
          </table:table-cell>
          <table:table-cell office:value-type="float" office:value="1.751202" calcext:value-type="float">
            <text:p>1,75E+00</text:p>
          </table:table-cell>
          <table:table-cell table:formula="of:=[.A908]" office:value-type="float" office:value="0.044009312499838" calcext:value-type="float">
            <text:p>4,40E-02</text:p>
          </table:table-cell>
          <table:table-cell table:number-columns-repeated="8"/>
        </table:table-row>
        <table:table-row table:style-name="ro1">
          <table:table-cell office:value-type="float" office:value="0.044058140624838" calcext:value-type="float">
            <text:p>4,41E-02</text:p>
          </table:table-cell>
          <table:table-cell office:value-type="float" office:value="1.762938" calcext:value-type="float">
            <text:p>1,76E+00</text:p>
          </table:table-cell>
          <table:table-cell table:formula="of:=[.A909]" office:value-type="float" office:value="0.044058140624838" calcext:value-type="float">
            <text:p>4,41E-02</text:p>
          </table:table-cell>
          <table:table-cell table:number-columns-repeated="8"/>
        </table:table-row>
        <table:table-row table:style-name="ro1">
          <table:table-cell office:value-type="float" office:value="0.044106968749838" calcext:value-type="float">
            <text:p>4,41E-02</text:p>
          </table:table-cell>
          <table:table-cell office:value-type="float" office:value="1.774709" calcext:value-type="float">
            <text:p>1,77E+00</text:p>
          </table:table-cell>
          <table:table-cell table:formula="of:=[.A910]" office:value-type="float" office:value="0.044106968749838" calcext:value-type="float">
            <text:p>4,41E-02</text:p>
          </table:table-cell>
          <table:table-cell table:number-columns-repeated="8"/>
        </table:table-row>
        <table:table-row table:style-name="ro1">
          <table:table-cell office:value-type="float" office:value="0.044155796874838" calcext:value-type="float">
            <text:p>4,42E-02</text:p>
          </table:table-cell>
          <table:table-cell office:value-type="float" office:value="1.786517" calcext:value-type="float">
            <text:p>1,79E+00</text:p>
          </table:table-cell>
          <table:table-cell table:formula="of:=[.A911]" office:value-type="float" office:value="0.044155796874838" calcext:value-type="float">
            <text:p>4,42E-02</text:p>
          </table:table-cell>
          <table:table-cell table:number-columns-repeated="8"/>
        </table:table-row>
        <table:table-row table:style-name="ro1">
          <table:table-cell office:value-type="float" office:value="0.044204624999838" calcext:value-type="float">
            <text:p>4,42E-02</text:p>
          </table:table-cell>
          <table:table-cell office:value-type="float" office:value="1.79836" calcext:value-type="float">
            <text:p>1,80E+00</text:p>
          </table:table-cell>
          <table:table-cell table:formula="of:=[.A912]" office:value-type="float" office:value="0.044204624999838" calcext:value-type="float">
            <text:p>4,42E-02</text:p>
          </table:table-cell>
          <table:table-cell table:number-columns-repeated="8"/>
        </table:table-row>
        <table:table-row table:style-name="ro1">
          <table:table-cell office:value-type="float" office:value="0.044253453124838" calcext:value-type="float">
            <text:p>4,43E-02</text:p>
          </table:table-cell>
          <table:table-cell office:value-type="float" office:value="1.810239" calcext:value-type="float">
            <text:p>1,81E+00</text:p>
          </table:table-cell>
          <table:table-cell table:formula="of:=[.A913]" office:value-type="float" office:value="0.044253453124838" calcext:value-type="float">
            <text:p>4,43E-02</text:p>
          </table:table-cell>
          <table:table-cell table:number-columns-repeated="8"/>
        </table:table-row>
        <table:table-row table:style-name="ro1">
          <table:table-cell office:value-type="float" office:value="0.044302281249838" calcext:value-type="float">
            <text:p>4,43E-02</text:p>
          </table:table-cell>
          <table:table-cell office:value-type="float" office:value="1.822153" calcext:value-type="float">
            <text:p>1,82E+00</text:p>
          </table:table-cell>
          <table:table-cell table:formula="of:=[.A914]" office:value-type="float" office:value="0.044302281249838" calcext:value-type="float">
            <text:p>4,43E-02</text:p>
          </table:table-cell>
          <table:table-cell table:number-columns-repeated="8"/>
        </table:table-row>
        <table:table-row table:style-name="ro1">
          <table:table-cell office:value-type="float" office:value="0.044351109374838" calcext:value-type="float">
            <text:p>4,44E-02</text:p>
          </table:table-cell>
          <table:table-cell office:value-type="float" office:value="1.834102" calcext:value-type="float">
            <text:p>1,83E+00</text:p>
          </table:table-cell>
          <table:table-cell table:formula="of:=[.A915]" office:value-type="float" office:value="0.044351109374838" calcext:value-type="float">
            <text:p>4,44E-02</text:p>
          </table:table-cell>
          <table:table-cell table:number-columns-repeated="8"/>
        </table:table-row>
        <table:table-row table:style-name="ro1">
          <table:table-cell office:value-type="float" office:value="0.044399937499838" calcext:value-type="float">
            <text:p>4,44E-02</text:p>
          </table:table-cell>
          <table:table-cell office:value-type="float" office:value="1.846087" calcext:value-type="float">
            <text:p>1,85E+00</text:p>
          </table:table-cell>
          <table:table-cell table:formula="of:=[.A916]" office:value-type="float" office:value="0.044399937499838" calcext:value-type="float">
            <text:p>4,44E-02</text:p>
          </table:table-cell>
          <table:table-cell table:number-columns-repeated="8"/>
        </table:table-row>
        <table:table-row table:style-name="ro1">
          <table:table-cell office:value-type="float" office:value="0.044448765624838" calcext:value-type="float">
            <text:p>4,44E-02</text:p>
          </table:table-cell>
          <table:table-cell office:value-type="float" office:value="1.858107" calcext:value-type="float">
            <text:p>1,86E+00</text:p>
          </table:table-cell>
          <table:table-cell table:formula="of:=[.A917]" office:value-type="float" office:value="0.044448765624838" calcext:value-type="float">
            <text:p>4,44E-02</text:p>
          </table:table-cell>
          <table:table-cell table:number-columns-repeated="8"/>
        </table:table-row>
        <table:table-row table:style-name="ro1">
          <table:table-cell office:value-type="float" office:value="0.044497593749838" calcext:value-type="float">
            <text:p>4,45E-02</text:p>
          </table:table-cell>
          <table:table-cell office:value-type="float" office:value="1.870161" calcext:value-type="float">
            <text:p>1,87E+00</text:p>
          </table:table-cell>
          <table:table-cell table:formula="of:=[.A918]" office:value-type="float" office:value="0.044497593749838" calcext:value-type="float">
            <text:p>4,45E-02</text:p>
          </table:table-cell>
          <table:table-cell table:number-columns-repeated="8"/>
        </table:table-row>
        <table:table-row table:style-name="ro1">
          <table:table-cell office:value-type="float" office:value="0.044546421874838" calcext:value-type="float">
            <text:p>4,45E-02</text:p>
          </table:table-cell>
          <table:table-cell office:value-type="float" office:value="1.88225" calcext:value-type="float">
            <text:p>1,88E+00</text:p>
          </table:table-cell>
          <table:table-cell table:formula="of:=[.A919]" office:value-type="float" office:value="0.044546421874838" calcext:value-type="float">
            <text:p>4,45E-02</text:p>
          </table:table-cell>
          <table:table-cell table:number-columns-repeated="8"/>
        </table:table-row>
        <table:table-row table:style-name="ro1">
          <table:table-cell office:value-type="float" office:value="0.044595249999838" calcext:value-type="float">
            <text:p>4,46E-02</text:p>
          </table:table-cell>
          <table:table-cell office:value-type="float" office:value="1.894374" calcext:value-type="float">
            <text:p>1,89E+00</text:p>
          </table:table-cell>
          <table:table-cell table:formula="of:=[.A920]" office:value-type="float" office:value="0.044595249999838" calcext:value-type="float">
            <text:p>4,46E-02</text:p>
          </table:table-cell>
          <table:table-cell table:number-columns-repeated="8"/>
        </table:table-row>
        <table:table-row table:style-name="ro1">
          <table:table-cell office:value-type="float" office:value="0.044644078124838" calcext:value-type="float">
            <text:p>4,46E-02</text:p>
          </table:table-cell>
          <table:table-cell office:value-type="float" office:value="1.906532" calcext:value-type="float">
            <text:p>1,91E+00</text:p>
          </table:table-cell>
          <table:table-cell table:formula="of:=[.A921]" office:value-type="float" office:value="0.044644078124838" calcext:value-type="float">
            <text:p>4,46E-02</text:p>
          </table:table-cell>
          <table:table-cell table:number-columns-repeated="8"/>
        </table:table-row>
        <table:table-row table:style-name="ro1">
          <table:table-cell office:value-type="float" office:value="0.044692906249838" calcext:value-type="float">
            <text:p>4,47E-02</text:p>
          </table:table-cell>
          <table:table-cell office:value-type="float" office:value="1.918725" calcext:value-type="float">
            <text:p>1,92E+00</text:p>
          </table:table-cell>
          <table:table-cell table:formula="of:=[.A922]" office:value-type="float" office:value="0.044692906249838" calcext:value-type="float">
            <text:p>4,47E-02</text:p>
          </table:table-cell>
          <table:table-cell table:number-columns-repeated="8"/>
        </table:table-row>
        <table:table-row table:style-name="ro1">
          <table:table-cell office:value-type="float" office:value="0.044741734374838" calcext:value-type="float">
            <text:p>4,47E-02</text:p>
          </table:table-cell>
          <table:table-cell office:value-type="float" office:value="1.930951" calcext:value-type="float">
            <text:p>1,93E+00</text:p>
          </table:table-cell>
          <table:table-cell table:formula="of:=[.A923]" office:value-type="float" office:value="0.044741734374838" calcext:value-type="float">
            <text:p>4,47E-02</text:p>
          </table:table-cell>
          <table:table-cell table:number-columns-repeated="8"/>
        </table:table-row>
        <table:table-row table:style-name="ro1">
          <table:table-cell office:value-type="float" office:value="0.044790562499838" calcext:value-type="float">
            <text:p>4,48E-02</text:p>
          </table:table-cell>
          <table:table-cell office:value-type="float" office:value="1.943212" calcext:value-type="float">
            <text:p>1,94E+00</text:p>
          </table:table-cell>
          <table:table-cell table:formula="of:=[.A924]" office:value-type="float" office:value="0.044790562499838" calcext:value-type="float">
            <text:p>4,48E-02</text:p>
          </table:table-cell>
          <table:table-cell table:number-columns-repeated="8"/>
        </table:table-row>
        <table:table-row table:style-name="ro1">
          <table:table-cell office:value-type="float" office:value="0.044839390624838" calcext:value-type="float">
            <text:p>4,48E-02</text:p>
          </table:table-cell>
          <table:table-cell office:value-type="float" office:value="1.955506" calcext:value-type="float">
            <text:p>1,96E+00</text:p>
          </table:table-cell>
          <table:table-cell table:formula="of:=[.A925]" office:value-type="float" office:value="0.044839390624838" calcext:value-type="float">
            <text:p>4,48E-02</text:p>
          </table:table-cell>
          <table:table-cell table:number-columns-repeated="8"/>
        </table:table-row>
        <table:table-row table:style-name="ro1">
          <table:table-cell office:value-type="float" office:value="0.044888218749838" calcext:value-type="float">
            <text:p>4,49E-02</text:p>
          </table:table-cell>
          <table:table-cell office:value-type="float" office:value="1.967834" calcext:value-type="float">
            <text:p>1,97E+00</text:p>
          </table:table-cell>
          <table:table-cell table:formula="of:=[.A926]" office:value-type="float" office:value="0.044888218749838" calcext:value-type="float">
            <text:p>4,49E-02</text:p>
          </table:table-cell>
          <table:table-cell table:number-columns-repeated="8"/>
        </table:table-row>
        <table:table-row table:style-name="ro1">
          <table:table-cell office:value-type="float" office:value="0.044937046874838" calcext:value-type="float">
            <text:p>4,49E-02</text:p>
          </table:table-cell>
          <table:table-cell office:value-type="float" office:value="1.980195" calcext:value-type="float">
            <text:p>1,98E+00</text:p>
          </table:table-cell>
          <table:table-cell table:formula="of:=[.A927]" office:value-type="float" office:value="0.044937046874838" calcext:value-type="float">
            <text:p>4,49E-02</text:p>
          </table:table-cell>
          <table:table-cell table:number-columns-repeated="8"/>
        </table:table-row>
        <table:table-row table:style-name="ro1">
          <table:table-cell office:value-type="float" office:value="0.0449858749998379" calcext:value-type="float">
            <text:p>4,50E-02</text:p>
          </table:table-cell>
          <table:table-cell office:value-type="float" office:value="1.992589" calcext:value-type="float">
            <text:p>1,99E+00</text:p>
          </table:table-cell>
          <table:table-cell table:formula="of:=[.A928]" office:value-type="float" office:value="0.0449858749998379" calcext:value-type="float">
            <text:p>4,50E-02</text:p>
          </table:table-cell>
          <table:table-cell table:number-columns-repeated="8"/>
        </table:table-row>
        <table:table-row table:style-name="ro1">
          <table:table-cell office:value-type="float" office:value="0.0450347031248379" calcext:value-type="float">
            <text:p>4,50E-02</text:p>
          </table:table-cell>
          <table:table-cell office:value-type="float" office:value="2.005017" calcext:value-type="float">
            <text:p>2,01E+00</text:p>
          </table:table-cell>
          <table:table-cell table:formula="of:=[.A929]" office:value-type="float" office:value="0.0450347031248379" calcext:value-type="float">
            <text:p>4,50E-02</text:p>
          </table:table-cell>
          <table:table-cell table:number-columns-repeated="8"/>
        </table:table-row>
        <table:table-row table:style-name="ro1">
          <table:table-cell office:value-type="float" office:value="0.0450835312498379" calcext:value-type="float">
            <text:p>4,51E-02</text:p>
          </table:table-cell>
          <table:table-cell office:value-type="float" office:value="2.017478" calcext:value-type="float">
            <text:p>2,02E+00</text:p>
          </table:table-cell>
          <table:table-cell table:formula="of:=[.A930]" office:value-type="float" office:value="0.0450835312498379" calcext:value-type="float">
            <text:p>4,51E-02</text:p>
          </table:table-cell>
          <table:table-cell table:number-columns-repeated="8"/>
        </table:table-row>
        <table:table-row table:style-name="ro1">
          <table:table-cell office:value-type="float" office:value="0.0451323593748379" calcext:value-type="float">
            <text:p>4,51E-02</text:p>
          </table:table-cell>
          <table:table-cell office:value-type="float" office:value="2.029972" calcext:value-type="float">
            <text:p>2,03E+00</text:p>
          </table:table-cell>
          <table:table-cell table:formula="of:=[.A931]" office:value-type="float" office:value="0.0451323593748379" calcext:value-type="float">
            <text:p>4,51E-02</text:p>
          </table:table-cell>
          <table:table-cell table:number-columns-repeated="8"/>
        </table:table-row>
        <table:table-row table:style-name="ro1">
          <table:table-cell office:value-type="float" office:value="0.0451811874998379" calcext:value-type="float">
            <text:p>4,52E-02</text:p>
          </table:table-cell>
          <table:table-cell office:value-type="float" office:value="2.042498" calcext:value-type="float">
            <text:p>2,04E+00</text:p>
          </table:table-cell>
          <table:table-cell table:formula="of:=[.A932]" office:value-type="float" office:value="0.0451811874998379" calcext:value-type="float">
            <text:p>4,52E-02</text:p>
          </table:table-cell>
          <table:table-cell table:number-columns-repeated="8"/>
        </table:table-row>
        <table:table-row table:style-name="ro1">
          <table:table-cell office:value-type="float" office:value="0.0452300156248379" calcext:value-type="float">
            <text:p>4,52E-02</text:p>
          </table:table-cell>
          <table:table-cell office:value-type="float" office:value="2.055057" calcext:value-type="float">
            <text:p>2,06E+00</text:p>
          </table:table-cell>
          <table:table-cell table:formula="of:=[.A933]" office:value-type="float" office:value="0.0452300156248379" calcext:value-type="float">
            <text:p>4,52E-02</text:p>
          </table:table-cell>
          <table:table-cell table:number-columns-repeated="8"/>
        </table:table-row>
        <table:table-row table:style-name="ro1">
          <table:table-cell office:value-type="float" office:value="0.0452788437498379" calcext:value-type="float">
            <text:p>4,53E-02</text:p>
          </table:table-cell>
          <table:table-cell office:value-type="float" office:value="2.067648" calcext:value-type="float">
            <text:p>2,07E+00</text:p>
          </table:table-cell>
          <table:table-cell table:formula="of:=[.A934]" office:value-type="float" office:value="0.0452788437498379" calcext:value-type="float">
            <text:p>4,53E-02</text:p>
          </table:table-cell>
          <table:table-cell table:number-columns-repeated="8"/>
        </table:table-row>
        <table:table-row table:style-name="ro1">
          <table:table-cell office:value-type="float" office:value="0.0453276718748379" calcext:value-type="float">
            <text:p>4,53E-02</text:p>
          </table:table-cell>
          <table:table-cell office:value-type="float" office:value="2.080272" calcext:value-type="float">
            <text:p>2,08E+00</text:p>
          </table:table-cell>
          <table:table-cell table:formula="of:=[.A935]" office:value-type="float" office:value="0.0453276718748379" calcext:value-type="float">
            <text:p>4,53E-02</text:p>
          </table:table-cell>
          <table:table-cell table:number-columns-repeated="8"/>
        </table:table-row>
        <table:table-row table:style-name="ro1">
          <table:table-cell office:value-type="float" office:value="0.0453764999998379" calcext:value-type="float">
            <text:p>4,54E-02</text:p>
          </table:table-cell>
          <table:table-cell office:value-type="float" office:value="2.092927" calcext:value-type="float">
            <text:p>2,09E+00</text:p>
          </table:table-cell>
          <table:table-cell table:formula="of:=[.A936]" office:value-type="float" office:value="0.0453764999998379" calcext:value-type="float">
            <text:p>4,54E-02</text:p>
          </table:table-cell>
          <table:table-cell table:number-columns-repeated="8"/>
        </table:table-row>
        <table:table-row table:style-name="ro1">
          <table:table-cell office:value-type="float" office:value="0.0454253281248379" calcext:value-type="float">
            <text:p>4,54E-02</text:p>
          </table:table-cell>
          <table:table-cell office:value-type="float" office:value="2.105615" calcext:value-type="float">
            <text:p>2,11E+00</text:p>
          </table:table-cell>
          <table:table-cell table:formula="of:=[.A937]" office:value-type="float" office:value="0.0454253281248379" calcext:value-type="float">
            <text:p>4,54E-02</text:p>
          </table:table-cell>
          <table:table-cell table:number-columns-repeated="8"/>
        </table:table-row>
        <table:table-row table:style-name="ro1">
          <table:table-cell office:value-type="float" office:value="0.0454741562498379" calcext:value-type="float">
            <text:p>4,55E-02</text:p>
          </table:table-cell>
          <table:table-cell office:value-type="float" office:value="2.118335" calcext:value-type="float">
            <text:p>2,12E+00</text:p>
          </table:table-cell>
          <table:table-cell table:formula="of:=[.A938]" office:value-type="float" office:value="0.0454741562498379" calcext:value-type="float">
            <text:p>4,55E-02</text:p>
          </table:table-cell>
          <table:table-cell table:number-columns-repeated="8"/>
        </table:table-row>
        <table:table-row table:style-name="ro1">
          <table:table-cell office:value-type="float" office:value="0.0455229843748379" calcext:value-type="float">
            <text:p>4,55E-02</text:p>
          </table:table-cell>
          <table:table-cell office:value-type="float" office:value="2.131086" calcext:value-type="float">
            <text:p>2,13E+00</text:p>
          </table:table-cell>
          <table:table-cell table:formula="of:=[.A939]" office:value-type="float" office:value="0.0455229843748379" calcext:value-type="float">
            <text:p>4,55E-02</text:p>
          </table:table-cell>
          <table:table-cell table:number-columns-repeated="8"/>
        </table:table-row>
        <table:table-row table:style-name="ro1">
          <table:table-cell office:value-type="float" office:value="0.0455718124998379" calcext:value-type="float">
            <text:p>4,56E-02</text:p>
          </table:table-cell>
          <table:table-cell office:value-type="float" office:value="2.143869" calcext:value-type="float">
            <text:p>2,14E+00</text:p>
          </table:table-cell>
          <table:table-cell table:formula="of:=[.A940]" office:value-type="float" office:value="0.0455718124998379" calcext:value-type="float">
            <text:p>4,56E-02</text:p>
          </table:table-cell>
          <table:table-cell table:number-columns-repeated="8"/>
        </table:table-row>
        <table:table-row table:style-name="ro1">
          <table:table-cell office:value-type="float" office:value="0.0456206406248379" calcext:value-type="float">
            <text:p>4,56E-02</text:p>
          </table:table-cell>
          <table:table-cell office:value-type="float" office:value="2.156683" calcext:value-type="float">
            <text:p>2,16E+00</text:p>
          </table:table-cell>
          <table:table-cell table:formula="of:=[.A941]" office:value-type="float" office:value="0.0456206406248379" calcext:value-type="float">
            <text:p>4,56E-02</text:p>
          </table:table-cell>
          <table:table-cell table:number-columns-repeated="8"/>
        </table:table-row>
        <table:table-row table:style-name="ro1">
          <table:table-cell office:value-type="float" office:value="0.0456694687498379" calcext:value-type="float">
            <text:p>4,57E-02</text:p>
          </table:table-cell>
          <table:table-cell office:value-type="float" office:value="2.169528" calcext:value-type="float">
            <text:p>2,17E+00</text:p>
          </table:table-cell>
          <table:table-cell table:formula="of:=[.A942]" office:value-type="float" office:value="0.0456694687498379" calcext:value-type="float">
            <text:p>4,57E-02</text:p>
          </table:table-cell>
          <table:table-cell table:number-columns-repeated="8"/>
        </table:table-row>
        <table:table-row table:style-name="ro1">
          <table:table-cell office:value-type="float" office:value="0.0457182968748379" calcext:value-type="float">
            <text:p>4,57E-02</text:p>
          </table:table-cell>
          <table:table-cell office:value-type="float" office:value="2.182405" calcext:value-type="float">
            <text:p>2,18E+00</text:p>
          </table:table-cell>
          <table:table-cell table:formula="of:=[.A943]" office:value-type="float" office:value="0.0457182968748379" calcext:value-type="float">
            <text:p>4,57E-02</text:p>
          </table:table-cell>
          <table:table-cell table:number-columns-repeated="8"/>
        </table:table-row>
        <table:table-row table:style-name="ro1">
          <table:table-cell office:value-type="float" office:value="0.0457671249998379" calcext:value-type="float">
            <text:p>4,58E-02</text:p>
          </table:table-cell>
          <table:table-cell office:value-type="float" office:value="2.195312" calcext:value-type="float">
            <text:p>2,20E+00</text:p>
          </table:table-cell>
          <table:table-cell table:formula="of:=[.A944]" office:value-type="float" office:value="0.0457671249998379" calcext:value-type="float">
            <text:p>4,58E-02</text:p>
          </table:table-cell>
          <table:table-cell table:number-columns-repeated="8"/>
        </table:table-row>
        <table:table-row table:style-name="ro1">
          <table:table-cell office:value-type="float" office:value="0.0458159531248379" calcext:value-type="float">
            <text:p>4,58E-02</text:p>
          </table:table-cell>
          <table:table-cell office:value-type="float" office:value="2.20825" calcext:value-type="float">
            <text:p>2,21E+00</text:p>
          </table:table-cell>
          <table:table-cell table:formula="of:=[.A945]" office:value-type="float" office:value="0.0458159531248379" calcext:value-type="float">
            <text:p>4,58E-02</text:p>
          </table:table-cell>
          <table:table-cell table:number-columns-repeated="8"/>
        </table:table-row>
        <table:table-row table:style-name="ro1">
          <table:table-cell office:value-type="float" office:value="0.0458647812498379" calcext:value-type="float">
            <text:p>4,59E-02</text:p>
          </table:table-cell>
          <table:table-cell office:value-type="float" office:value="2.221219" calcext:value-type="float">
            <text:p>2,22E+00</text:p>
          </table:table-cell>
          <table:table-cell table:formula="of:=[.A946]" office:value-type="float" office:value="0.0458647812498379" calcext:value-type="float">
            <text:p>4,59E-02</text:p>
          </table:table-cell>
          <table:table-cell table:number-columns-repeated="8"/>
        </table:table-row>
        <table:table-row table:style-name="ro1">
          <table:table-cell office:value-type="float" office:value="0.0459136093748379" calcext:value-type="float">
            <text:p>4,59E-02</text:p>
          </table:table-cell>
          <table:table-cell office:value-type="float" office:value="2.234218" calcext:value-type="float">
            <text:p>2,23E+00</text:p>
          </table:table-cell>
          <table:table-cell table:formula="of:=[.A947]" office:value-type="float" office:value="0.0459136093748379" calcext:value-type="float">
            <text:p>4,59E-02</text:p>
          </table:table-cell>
          <table:table-cell table:number-columns-repeated="8"/>
        </table:table-row>
        <table:table-row table:style-name="ro1">
          <table:table-cell office:value-type="float" office:value="0.0459624374998379" calcext:value-type="float">
            <text:p>4,60E-02</text:p>
          </table:table-cell>
          <table:table-cell office:value-type="float" office:value="2.247248" calcext:value-type="float">
            <text:p>2,25E+00</text:p>
          </table:table-cell>
          <table:table-cell table:formula="of:=[.A948]" office:value-type="float" office:value="0.0459624374998379" calcext:value-type="float">
            <text:p>4,60E-02</text:p>
          </table:table-cell>
          <table:table-cell table:number-columns-repeated="8"/>
        </table:table-row>
        <table:table-row table:style-name="ro1">
          <table:table-cell office:value-type="float" office:value="0.0460112656248379" calcext:value-type="float">
            <text:p>4,60E-02</text:p>
          </table:table-cell>
          <table:table-cell office:value-type="float" office:value="2.260307" calcext:value-type="float">
            <text:p>2,26E+00</text:p>
          </table:table-cell>
          <table:table-cell table:formula="of:=[.A949]" office:value-type="float" office:value="0.0460112656248379" calcext:value-type="float">
            <text:p>4,60E-02</text:p>
          </table:table-cell>
          <table:table-cell table:number-columns-repeated="8"/>
        </table:table-row>
        <table:table-row table:style-name="ro1">
          <table:table-cell office:value-type="float" office:value="0.0460600937498379" calcext:value-type="float">
            <text:p>4,61E-02</text:p>
          </table:table-cell>
          <table:table-cell office:value-type="float" office:value="2.273397" calcext:value-type="float">
            <text:p>2,27E+00</text:p>
          </table:table-cell>
          <table:table-cell table:formula="of:=[.A950]" office:value-type="float" office:value="0.0460600937498379" calcext:value-type="float">
            <text:p>4,61E-02</text:p>
          </table:table-cell>
          <table:table-cell table:number-columns-repeated="8"/>
        </table:table-row>
        <table:table-row table:style-name="ro1">
          <table:table-cell office:value-type="float" office:value="0.0461089218748379" calcext:value-type="float">
            <text:p>4,61E-02</text:p>
          </table:table-cell>
          <table:table-cell office:value-type="float" office:value="2.286517" calcext:value-type="float">
            <text:p>2,29E+00</text:p>
          </table:table-cell>
          <table:table-cell table:formula="of:=[.A951]" office:value-type="float" office:value="0.0461089218748379" calcext:value-type="float">
            <text:p>4,61E-02</text:p>
          </table:table-cell>
          <table:table-cell table:number-columns-repeated="8"/>
        </table:table-row>
        <table:table-row table:style-name="ro1">
          <table:table-cell office:value-type="float" office:value="0.0461577499998379" calcext:value-type="float">
            <text:p>4,62E-02</text:p>
          </table:table-cell>
          <table:table-cell office:value-type="float" office:value="2.299667" calcext:value-type="float">
            <text:p>2,30E+00</text:p>
          </table:table-cell>
          <table:table-cell table:formula="of:=[.A952]" office:value-type="float" office:value="0.0461577499998379" calcext:value-type="float">
            <text:p>4,62E-02</text:p>
          </table:table-cell>
          <table:table-cell table:number-columns-repeated="8"/>
        </table:table-row>
        <table:table-row table:style-name="ro1">
          <table:table-cell office:value-type="float" office:value="0.0462065781248379" calcext:value-type="float">
            <text:p>4,62E-02</text:p>
          </table:table-cell>
          <table:table-cell office:value-type="float" office:value="2.312846" calcext:value-type="float">
            <text:p>2,31E+00</text:p>
          </table:table-cell>
          <table:table-cell table:formula="of:=[.A953]" office:value-type="float" office:value="0.0462065781248379" calcext:value-type="float">
            <text:p>4,62E-02</text:p>
          </table:table-cell>
          <table:table-cell table:number-columns-repeated="8"/>
        </table:table-row>
        <table:table-row table:style-name="ro1">
          <table:table-cell office:value-type="float" office:value="0.0462554062498379" calcext:value-type="float">
            <text:p>4,63E-02</text:p>
          </table:table-cell>
          <table:table-cell office:value-type="float" office:value="2.326055" calcext:value-type="float">
            <text:p>2,33E+00</text:p>
          </table:table-cell>
          <table:table-cell table:formula="of:=[.A954]" office:value-type="float" office:value="0.0462554062498379" calcext:value-type="float">
            <text:p>4,63E-02</text:p>
          </table:table-cell>
          <table:table-cell table:number-columns-repeated="8"/>
        </table:table-row>
        <table:table-row table:style-name="ro1">
          <table:table-cell office:value-type="float" office:value="0.0463042343748379" calcext:value-type="float">
            <text:p>4,63E-02</text:p>
          </table:table-cell>
          <table:table-cell office:value-type="float" office:value="2.339293" calcext:value-type="float">
            <text:p>2,34E+00</text:p>
          </table:table-cell>
          <table:table-cell table:formula="of:=[.A955]" office:value-type="float" office:value="0.0463042343748379" calcext:value-type="float">
            <text:p>4,63E-02</text:p>
          </table:table-cell>
          <table:table-cell table:number-columns-repeated="8"/>
        </table:table-row>
        <table:table-row table:style-name="ro1">
          <table:table-cell office:value-type="float" office:value="0.0463530624998379" calcext:value-type="float">
            <text:p>4,64E-02</text:p>
          </table:table-cell>
          <table:table-cell office:value-type="float" office:value="2.35256" calcext:value-type="float">
            <text:p>2,35E+00</text:p>
          </table:table-cell>
          <table:table-cell table:formula="of:=[.A956]" office:value-type="float" office:value="0.0463530624998379" calcext:value-type="float">
            <text:p>4,64E-02</text:p>
          </table:table-cell>
          <table:table-cell table:number-columns-repeated="8"/>
        </table:table-row>
        <table:table-row table:style-name="ro1">
          <table:table-cell office:value-type="float" office:value="0.0464018906248379" calcext:value-type="float">
            <text:p>4,64E-02</text:p>
          </table:table-cell>
          <table:table-cell office:value-type="float" office:value="2.365856" calcext:value-type="float">
            <text:p>2,37E+00</text:p>
          </table:table-cell>
          <table:table-cell table:formula="of:=[.A957]" office:value-type="float" office:value="0.0464018906248379" calcext:value-type="float">
            <text:p>4,64E-02</text:p>
          </table:table-cell>
          <table:table-cell table:number-columns-repeated="8"/>
        </table:table-row>
        <table:table-row table:style-name="ro1">
          <table:table-cell office:value-type="float" office:value="0.0464507187498379" calcext:value-type="float">
            <text:p>4,65E-02</text:p>
          </table:table-cell>
          <table:table-cell office:value-type="float" office:value="2.379181" calcext:value-type="float">
            <text:p>2,38E+00</text:p>
          </table:table-cell>
          <table:table-cell table:formula="of:=[.A958]" office:value-type="float" office:value="0.0464507187498379" calcext:value-type="float">
            <text:p>4,65E-02</text:p>
          </table:table-cell>
          <table:table-cell table:number-columns-repeated="8"/>
        </table:table-row>
        <table:table-row table:style-name="ro1">
          <table:table-cell office:value-type="float" office:value="0.0464995468748379" calcext:value-type="float">
            <text:p>4,65E-02</text:p>
          </table:table-cell>
          <table:table-cell office:value-type="float" office:value="2.392535" calcext:value-type="float">
            <text:p>2,39E+00</text:p>
          </table:table-cell>
          <table:table-cell table:formula="of:=[.A959]" office:value-type="float" office:value="0.0464995468748379" calcext:value-type="float">
            <text:p>4,65E-02</text:p>
          </table:table-cell>
          <table:table-cell table:number-columns-repeated="8"/>
        </table:table-row>
        <table:table-row table:style-name="ro1">
          <table:table-cell office:value-type="float" office:value="0.0465483749998379" calcext:value-type="float">
            <text:p>4,65E-02</text:p>
          </table:table-cell>
          <table:table-cell office:value-type="float" office:value="2.405918" calcext:value-type="float">
            <text:p>2,41E+00</text:p>
          </table:table-cell>
          <table:table-cell table:formula="of:=[.A960]" office:value-type="float" office:value="0.0465483749998379" calcext:value-type="float">
            <text:p>4,65E-02</text:p>
          </table:table-cell>
          <table:table-cell table:number-columns-repeated="8"/>
        </table:table-row>
        <table:table-row table:style-name="ro1">
          <table:table-cell office:value-type="float" office:value="0.0465972031248379" calcext:value-type="float">
            <text:p>4,66E-02</text:p>
          </table:table-cell>
          <table:table-cell office:value-type="float" office:value="2.419329" calcext:value-type="float">
            <text:p>2,42E+00</text:p>
          </table:table-cell>
          <table:table-cell table:formula="of:=[.A961]" office:value-type="float" office:value="0.0465972031248379" calcext:value-type="float">
            <text:p>4,66E-02</text:p>
          </table:table-cell>
          <table:table-cell table:number-columns-repeated="8"/>
        </table:table-row>
        <table:table-row table:style-name="ro1">
          <table:table-cell office:value-type="float" office:value="0.0466460312498379" calcext:value-type="float">
            <text:p>4,66E-02</text:p>
          </table:table-cell>
          <table:table-cell office:value-type="float" office:value="2.432769" calcext:value-type="float">
            <text:p>2,43E+00</text:p>
          </table:table-cell>
          <table:table-cell table:formula="of:=[.A962]" office:value-type="float" office:value="0.0466460312498379" calcext:value-type="float">
            <text:p>4,66E-02</text:p>
          </table:table-cell>
          <table:table-cell table:number-columns-repeated="8"/>
        </table:table-row>
        <table:table-row table:style-name="ro1">
          <table:table-cell office:value-type="float" office:value="0.0466948593748379" calcext:value-type="float">
            <text:p>4,67E-02</text:p>
          </table:table-cell>
          <table:table-cell office:value-type="float" office:value="2.446236" calcext:value-type="float">
            <text:p>2,45E+00</text:p>
          </table:table-cell>
          <table:table-cell table:formula="of:=[.A963]" office:value-type="float" office:value="0.0466948593748379" calcext:value-type="float">
            <text:p>4,67E-02</text:p>
          </table:table-cell>
          <table:table-cell table:number-columns-repeated="8"/>
        </table:table-row>
        <table:table-row table:style-name="ro1">
          <table:table-cell office:value-type="float" office:value="0.0467436874998378" calcext:value-type="float">
            <text:p>4,67E-02</text:p>
          </table:table-cell>
          <table:table-cell office:value-type="float" office:value="2.459732" calcext:value-type="float">
            <text:p>2,46E+00</text:p>
          </table:table-cell>
          <table:table-cell table:formula="of:=[.A964]" office:value-type="float" office:value="0.0467436874998378" calcext:value-type="float">
            <text:p>4,67E-02</text:p>
          </table:table-cell>
          <table:table-cell table:number-columns-repeated="8"/>
        </table:table-row>
        <table:table-row table:style-name="ro1">
          <table:table-cell office:value-type="float" office:value="0.0467925156248378" calcext:value-type="float">
            <text:p>4,68E-02</text:p>
          </table:table-cell>
          <table:table-cell office:value-type="float" office:value="2.473256" calcext:value-type="float">
            <text:p>2,47E+00</text:p>
          </table:table-cell>
          <table:table-cell table:formula="of:=[.A965]" office:value-type="float" office:value="0.0467925156248378" calcext:value-type="float">
            <text:p>4,68E-02</text:p>
          </table:table-cell>
          <table:table-cell table:number-columns-repeated="8"/>
        </table:table-row>
        <table:table-row table:style-name="ro1">
          <table:table-cell office:value-type="float" office:value="0.0468413437498378" calcext:value-type="float">
            <text:p>4,68E-02</text:p>
          </table:table-cell>
          <table:table-cell office:value-type="float" office:value="2.486807" calcext:value-type="float">
            <text:p>2,49E+00</text:p>
          </table:table-cell>
          <table:table-cell table:formula="of:=[.A966]" office:value-type="float" office:value="0.0468413437498378" calcext:value-type="float">
            <text:p>4,68E-02</text:p>
          </table:table-cell>
          <table:table-cell table:number-columns-repeated="8"/>
        </table:table-row>
        <table:table-row table:style-name="ro1">
          <table:table-cell office:value-type="float" office:value="0.0468901718748378" calcext:value-type="float">
            <text:p>4,69E-02</text:p>
          </table:table-cell>
          <table:table-cell office:value-type="float" office:value="2.500387" calcext:value-type="float">
            <text:p>2,50E+00</text:p>
          </table:table-cell>
          <table:table-cell table:formula="of:=[.A967]" office:value-type="float" office:value="0.0468901718748378" calcext:value-type="float">
            <text:p>4,69E-02</text:p>
          </table:table-cell>
          <table:table-cell table:number-columns-repeated="8"/>
        </table:table-row>
        <table:table-row table:style-name="ro1">
          <table:table-cell office:value-type="float" office:value="0.0469389999998378" calcext:value-type="float">
            <text:p>4,69E-02</text:p>
          </table:table-cell>
          <table:table-cell office:value-type="float" office:value="2.513994" calcext:value-type="float">
            <text:p>2,51E+00</text:p>
          </table:table-cell>
          <table:table-cell table:formula="of:=[.A968]" office:value-type="float" office:value="0.0469389999998378" calcext:value-type="float">
            <text:p>4,69E-02</text:p>
          </table:table-cell>
          <table:table-cell table:number-columns-repeated="8"/>
        </table:table-row>
        <table:table-row table:style-name="ro1">
          <table:table-cell office:value-type="float" office:value="0.0469878281248378" calcext:value-type="float">
            <text:p>4,70E-02</text:p>
          </table:table-cell>
          <table:table-cell office:value-type="float" office:value="2.527627" calcext:value-type="float">
            <text:p>2,53E+00</text:p>
          </table:table-cell>
          <table:table-cell table:formula="of:=[.A969]" office:value-type="float" office:value="0.0469878281248378" calcext:value-type="float">
            <text:p>4,70E-02</text:p>
          </table:table-cell>
          <table:table-cell table:number-columns-repeated="8"/>
        </table:table-row>
        <table:table-row table:style-name="ro1">
          <table:table-cell office:value-type="float" office:value="0.0470366562498378" calcext:value-type="float">
            <text:p>4,70E-02</text:p>
          </table:table-cell>
          <table:table-cell office:value-type="float" office:value="2.541289" calcext:value-type="float">
            <text:p>2,54E+00</text:p>
          </table:table-cell>
          <table:table-cell table:formula="of:=[.A970]" office:value-type="float" office:value="0.0470366562498378" calcext:value-type="float">
            <text:p>4,70E-02</text:p>
          </table:table-cell>
          <table:table-cell table:number-columns-repeated="8"/>
        </table:table-row>
        <table:table-row table:style-name="ro1">
          <table:table-cell office:value-type="float" office:value="0.0470854843748378" calcext:value-type="float">
            <text:p>4,71E-02</text:p>
          </table:table-cell>
          <table:table-cell office:value-type="float" office:value="2.554978" calcext:value-type="float">
            <text:p>2,55E+00</text:p>
          </table:table-cell>
          <table:table-cell table:formula="of:=[.A971]" office:value-type="float" office:value="0.0470854843748378" calcext:value-type="float">
            <text:p>4,71E-02</text:p>
          </table:table-cell>
          <table:table-cell table:number-columns-repeated="8"/>
        </table:table-row>
        <table:table-row table:style-name="ro1">
          <table:table-cell office:value-type="float" office:value="0.0471343124998378" calcext:value-type="float">
            <text:p>4,71E-02</text:p>
          </table:table-cell>
          <table:table-cell office:value-type="float" office:value="2.568693" calcext:value-type="float">
            <text:p>2,57E+00</text:p>
          </table:table-cell>
          <table:table-cell table:formula="of:=[.A972]" office:value-type="float" office:value="0.0471343124998378" calcext:value-type="float">
            <text:p>4,71E-02</text:p>
          </table:table-cell>
          <table:table-cell table:number-columns-repeated="8"/>
        </table:table-row>
        <table:table-row table:style-name="ro1">
          <table:table-cell office:value-type="float" office:value="0.0471831406248378" calcext:value-type="float">
            <text:p>4,72E-02</text:p>
          </table:table-cell>
          <table:table-cell office:value-type="float" office:value="2.582436" calcext:value-type="float">
            <text:p>2,58E+00</text:p>
          </table:table-cell>
          <table:table-cell table:formula="of:=[.A973]" office:value-type="float" office:value="0.0471831406248378" calcext:value-type="float">
            <text:p>4,72E-02</text:p>
          </table:table-cell>
          <table:table-cell table:number-columns-repeated="8"/>
        </table:table-row>
        <table:table-row table:style-name="ro1">
          <table:table-cell office:value-type="float" office:value="0.0472319687498378" calcext:value-type="float">
            <text:p>4,72E-02</text:p>
          </table:table-cell>
          <table:table-cell office:value-type="float" office:value="2.596205" calcext:value-type="float">
            <text:p>2,60E+00</text:p>
          </table:table-cell>
          <table:table-cell table:formula="of:=[.A974]" office:value-type="float" office:value="0.0472319687498378" calcext:value-type="float">
            <text:p>4,72E-02</text:p>
          </table:table-cell>
          <table:table-cell table:number-columns-repeated="8"/>
        </table:table-row>
        <table:table-row table:style-name="ro1">
          <table:table-cell office:value-type="float" office:value="0.0472807968748378" calcext:value-type="float">
            <text:p>4,73E-02</text:p>
          </table:table-cell>
          <table:table-cell office:value-type="float" office:value="2.610001" calcext:value-type="float">
            <text:p>2,61E+00</text:p>
          </table:table-cell>
          <table:table-cell table:formula="of:=[.A975]" office:value-type="float" office:value="0.0472807968748378" calcext:value-type="float">
            <text:p>4,73E-02</text:p>
          </table:table-cell>
          <table:table-cell table:number-columns-repeated="8"/>
        </table:table-row>
        <table:table-row table:style-name="ro1">
          <table:table-cell office:value-type="float" office:value="0.0473296249998378" calcext:value-type="float">
            <text:p>4,73E-02</text:p>
          </table:table-cell>
          <table:table-cell office:value-type="float" office:value="2.623823" calcext:value-type="float">
            <text:p>2,62E+00</text:p>
          </table:table-cell>
          <table:table-cell table:formula="of:=[.A976]" office:value-type="float" office:value="0.0473296249998378" calcext:value-type="float">
            <text:p>4,73E-02</text:p>
          </table:table-cell>
          <table:table-cell table:number-columns-repeated="8"/>
        </table:table-row>
        <table:table-row table:style-name="ro1">
          <table:table-cell office:value-type="float" office:value="0.0473784531248378" calcext:value-type="float">
            <text:p>4,74E-02</text:p>
          </table:table-cell>
          <table:table-cell office:value-type="float" office:value="2.637672" calcext:value-type="float">
            <text:p>2,64E+00</text:p>
          </table:table-cell>
          <table:table-cell table:formula="of:=[.A977]" office:value-type="float" office:value="0.0473784531248378" calcext:value-type="float">
            <text:p>4,74E-02</text:p>
          </table:table-cell>
          <table:table-cell table:number-columns-repeated="8"/>
        </table:table-row>
        <table:table-row table:style-name="ro1">
          <table:table-cell office:value-type="float" office:value="0.0474272812498378" calcext:value-type="float">
            <text:p>4,74E-02</text:p>
          </table:table-cell>
          <table:table-cell office:value-type="float" office:value="2.651546" calcext:value-type="float">
            <text:p>2,65E+00</text:p>
          </table:table-cell>
          <table:table-cell table:formula="of:=[.A978]" office:value-type="float" office:value="0.0474272812498378" calcext:value-type="float">
            <text:p>4,74E-02</text:p>
          </table:table-cell>
          <table:table-cell table:number-columns-repeated="8"/>
        </table:table-row>
        <table:table-row table:style-name="ro1">
          <table:table-cell office:value-type="float" office:value="0.0474761093748378" calcext:value-type="float">
            <text:p>4,75E-02</text:p>
          </table:table-cell>
          <table:table-cell office:value-type="float" office:value="2.665447" calcext:value-type="float">
            <text:p>2,67E+00</text:p>
          </table:table-cell>
          <table:table-cell table:formula="of:=[.A979]" office:value-type="float" office:value="0.0474761093748378" calcext:value-type="float">
            <text:p>4,75E-02</text:p>
          </table:table-cell>
          <table:table-cell table:number-columns-repeated="8"/>
        </table:table-row>
        <table:table-row table:style-name="ro1">
          <table:table-cell office:value-type="float" office:value="0.0475249374998378" calcext:value-type="float">
            <text:p>4,75E-02</text:p>
          </table:table-cell>
          <table:table-cell office:value-type="float" office:value="2.679374" calcext:value-type="float">
            <text:p>2,68E+00</text:p>
          </table:table-cell>
          <table:table-cell table:formula="of:=[.A980]" office:value-type="float" office:value="0.0475249374998378" calcext:value-type="float">
            <text:p>4,75E-02</text:p>
          </table:table-cell>
          <table:table-cell table:number-columns-repeated="8"/>
        </table:table-row>
        <table:table-row table:style-name="ro1">
          <table:table-cell office:value-type="float" office:value="0.0475737656248378" calcext:value-type="float">
            <text:p>4,76E-02</text:p>
          </table:table-cell>
          <table:table-cell office:value-type="float" office:value="2.693327" calcext:value-type="float">
            <text:p>2,69E+00</text:p>
          </table:table-cell>
          <table:table-cell table:formula="of:=[.A981]" office:value-type="float" office:value="0.0475737656248378" calcext:value-type="float">
            <text:p>4,76E-02</text:p>
          </table:table-cell>
          <table:table-cell table:number-columns-repeated="8"/>
        </table:table-row>
        <table:table-row table:style-name="ro1">
          <table:table-cell office:value-type="float" office:value="0.0476225937498378" calcext:value-type="float">
            <text:p>4,76E-02</text:p>
          </table:table-cell>
          <table:table-cell office:value-type="float" office:value="2.707306" calcext:value-type="float">
            <text:p>2,71E+00</text:p>
          </table:table-cell>
          <table:table-cell table:formula="of:=[.A982]" office:value-type="float" office:value="0.0476225937498378" calcext:value-type="float">
            <text:p>4,76E-02</text:p>
          </table:table-cell>
          <table:table-cell table:number-columns-repeated="8"/>
        </table:table-row>
        <table:table-row table:style-name="ro1">
          <table:table-cell office:value-type="float" office:value="0.0476714218748378" calcext:value-type="float">
            <text:p>4,77E-02</text:p>
          </table:table-cell>
          <table:table-cell office:value-type="float" office:value="2.72131" calcext:value-type="float">
            <text:p>2,72E+00</text:p>
          </table:table-cell>
          <table:table-cell table:formula="of:=[.A983]" office:value-type="float" office:value="0.0476714218748378" calcext:value-type="float">
            <text:p>4,77E-02</text:p>
          </table:table-cell>
          <table:table-cell table:number-columns-repeated="8"/>
        </table:table-row>
        <table:table-row table:style-name="ro1">
          <table:table-cell office:value-type="float" office:value="0.0477202499998378" calcext:value-type="float">
            <text:p>4,77E-02</text:p>
          </table:table-cell>
          <table:table-cell office:value-type="float" office:value="2.735339" calcext:value-type="float">
            <text:p>2,74E+00</text:p>
          </table:table-cell>
          <table:table-cell table:formula="of:=[.A984]" office:value-type="float" office:value="0.0477202499998378" calcext:value-type="float">
            <text:p>4,77E-02</text:p>
          </table:table-cell>
          <table:table-cell table:number-columns-repeated="8"/>
        </table:table-row>
        <table:table-row table:style-name="ro1">
          <table:table-cell office:value-type="float" office:value="0.0477690781248378" calcext:value-type="float">
            <text:p>4,78E-02</text:p>
          </table:table-cell>
          <table:table-cell office:value-type="float" office:value="2.749394" calcext:value-type="float">
            <text:p>2,75E+00</text:p>
          </table:table-cell>
          <table:table-cell table:formula="of:=[.A985]" office:value-type="float" office:value="0.0477690781248378" calcext:value-type="float">
            <text:p>4,78E-02</text:p>
          </table:table-cell>
          <table:table-cell table:number-columns-repeated="8"/>
        </table:table-row>
        <table:table-row table:style-name="ro1">
          <table:table-cell office:value-type="float" office:value="0.0478179062498378" calcext:value-type="float">
            <text:p>4,78E-02</text:p>
          </table:table-cell>
          <table:table-cell office:value-type="float" office:value="2.763474" calcext:value-type="float">
            <text:p>2,76E+00</text:p>
          </table:table-cell>
          <table:table-cell table:formula="of:=[.A986]" office:value-type="float" office:value="0.0478179062498378" calcext:value-type="float">
            <text:p>4,78E-02</text:p>
          </table:table-cell>
          <table:table-cell table:number-columns-repeated="8"/>
        </table:table-row>
        <table:table-row table:style-name="ro1">
          <table:table-cell office:value-type="float" office:value="0.0478667343748378" calcext:value-type="float">
            <text:p>4,79E-02</text:p>
          </table:table-cell>
          <table:table-cell office:value-type="float" office:value="2.777579" calcext:value-type="float">
            <text:p>2,78E+00</text:p>
          </table:table-cell>
          <table:table-cell table:formula="of:=[.A987]" office:value-type="float" office:value="0.0478667343748378" calcext:value-type="float">
            <text:p>4,79E-02</text:p>
          </table:table-cell>
          <table:table-cell table:number-columns-repeated="8"/>
        </table:table-row>
        <table:table-row table:style-name="ro1">
          <table:table-cell office:value-type="float" office:value="0.0479155624998378" calcext:value-type="float">
            <text:p>4,79E-02</text:p>
          </table:table-cell>
          <table:table-cell office:value-type="float" office:value="2.791709" calcext:value-type="float">
            <text:p>2,79E+00</text:p>
          </table:table-cell>
          <table:table-cell table:formula="of:=[.A988]" office:value-type="float" office:value="0.0479155624998378" calcext:value-type="float">
            <text:p>4,79E-02</text:p>
          </table:table-cell>
          <table:table-cell table:number-columns-repeated="8"/>
        </table:table-row>
        <table:table-row table:style-name="ro1">
          <table:table-cell office:value-type="float" office:value="0.0479643906248378" calcext:value-type="float">
            <text:p>4,80E-02</text:p>
          </table:table-cell>
          <table:table-cell office:value-type="float" office:value="2.805863" calcext:value-type="float">
            <text:p>2,81E+00</text:p>
          </table:table-cell>
          <table:table-cell table:formula="of:=[.A989]" office:value-type="float" office:value="0.0479643906248378" calcext:value-type="float">
            <text:p>4,80E-02</text:p>
          </table:table-cell>
          <table:table-cell table:number-columns-repeated="8"/>
        </table:table-row>
        <table:table-row table:style-name="ro1">
          <table:table-cell office:value-type="float" office:value="0.0480132187498378" calcext:value-type="float">
            <text:p>4,80E-02</text:p>
          </table:table-cell>
          <table:table-cell office:value-type="float" office:value="2.820043" calcext:value-type="float">
            <text:p>2,82E+00</text:p>
          </table:table-cell>
          <table:table-cell table:formula="of:=[.A990]" office:value-type="float" office:value="0.0480132187498378" calcext:value-type="float">
            <text:p>4,80E-02</text:p>
          </table:table-cell>
          <table:table-cell table:number-columns-repeated="8"/>
        </table:table-row>
        <table:table-row table:style-name="ro1">
          <table:table-cell office:value-type="float" office:value="0.0480620468748378" calcext:value-type="float">
            <text:p>4,81E-02</text:p>
          </table:table-cell>
          <table:table-cell office:value-type="float" office:value="2.834247" calcext:value-type="float">
            <text:p>2,83E+00</text:p>
          </table:table-cell>
          <table:table-cell table:formula="of:=[.A991]" office:value-type="float" office:value="0.0480620468748378" calcext:value-type="float">
            <text:p>4,81E-02</text:p>
          </table:table-cell>
          <table:table-cell table:number-columns-repeated="8"/>
        </table:table-row>
        <table:table-row table:style-name="ro1">
          <table:table-cell office:value-type="float" office:value="0.0481108749998378" calcext:value-type="float">
            <text:p>4,81E-02</text:p>
          </table:table-cell>
          <table:table-cell office:value-type="float" office:value="2.848475" calcext:value-type="float">
            <text:p>2,85E+00</text:p>
          </table:table-cell>
          <table:table-cell table:formula="of:=[.A992]" office:value-type="float" office:value="0.0481108749998378" calcext:value-type="float">
            <text:p>4,81E-02</text:p>
          </table:table-cell>
          <table:table-cell table:number-columns-repeated="8"/>
        </table:table-row>
        <table:table-row table:style-name="ro1">
          <table:table-cell office:value-type="float" office:value="0.0481597031248378" calcext:value-type="float">
            <text:p>4,82E-02</text:p>
          </table:table-cell>
          <table:table-cell office:value-type="float" office:value="2.862728" calcext:value-type="float">
            <text:p>2,86E+00</text:p>
          </table:table-cell>
          <table:table-cell table:formula="of:=[.A993]" office:value-type="float" office:value="0.0481597031248378" calcext:value-type="float">
            <text:p>4,82E-02</text:p>
          </table:table-cell>
          <table:table-cell table:number-columns-repeated="8"/>
        </table:table-row>
        <table:table-row table:style-name="ro1">
          <table:table-cell office:value-type="float" office:value="0.0482085312498378" calcext:value-type="float">
            <text:p>4,82E-02</text:p>
          </table:table-cell>
          <table:table-cell office:value-type="float" office:value="2.877005" calcext:value-type="float">
            <text:p>2,88E+00</text:p>
          </table:table-cell>
          <table:table-cell table:formula="of:=[.A994]" office:value-type="float" office:value="0.0482085312498378" calcext:value-type="float">
            <text:p>4,82E-02</text:p>
          </table:table-cell>
          <table:table-cell table:number-columns-repeated="8"/>
        </table:table-row>
        <table:table-row table:style-name="ro1">
          <table:table-cell office:value-type="float" office:value="0.0482573593748378" calcext:value-type="float">
            <text:p>4,83E-02</text:p>
          </table:table-cell>
          <table:table-cell office:value-type="float" office:value="2.891306" calcext:value-type="float">
            <text:p>2,89E+00</text:p>
          </table:table-cell>
          <table:table-cell table:formula="of:=[.A995]" office:value-type="float" office:value="0.0482573593748378" calcext:value-type="float">
            <text:p>4,83E-02</text:p>
          </table:table-cell>
          <table:table-cell table:number-columns-repeated="8"/>
        </table:table-row>
        <table:table-row table:style-name="ro1">
          <table:table-cell office:value-type="float" office:value="0.0483061874998378" calcext:value-type="float">
            <text:p>4,83E-02</text:p>
          </table:table-cell>
          <table:table-cell office:value-type="float" office:value="2.905631" calcext:value-type="float">
            <text:p>2,91E+00</text:p>
          </table:table-cell>
          <table:table-cell table:formula="of:=[.A996]" office:value-type="float" office:value="0.0483061874998378" calcext:value-type="float">
            <text:p>4,83E-02</text:p>
          </table:table-cell>
          <table:table-cell table:number-columns-repeated="8"/>
        </table:table-row>
        <table:table-row table:style-name="ro1">
          <table:table-cell office:value-type="float" office:value="0.0483550156248378" calcext:value-type="float">
            <text:p>4,84E-02</text:p>
          </table:table-cell>
          <table:table-cell office:value-type="float" office:value="2.91998" calcext:value-type="float">
            <text:p>2,92E+00</text:p>
          </table:table-cell>
          <table:table-cell table:formula="of:=[.A997]" office:value-type="float" office:value="0.0483550156248378" calcext:value-type="float">
            <text:p>4,84E-02</text:p>
          </table:table-cell>
          <table:table-cell table:number-columns-repeated="8"/>
        </table:table-row>
        <table:table-row table:style-name="ro1">
          <table:table-cell office:value-type="float" office:value="0.0484038437498378" calcext:value-type="float">
            <text:p>4,84E-02</text:p>
          </table:table-cell>
          <table:table-cell office:value-type="float" office:value="2.934353" calcext:value-type="float">
            <text:p>2,93E+00</text:p>
          </table:table-cell>
          <table:table-cell table:formula="of:=[.A998]" office:value-type="float" office:value="0.0484038437498378" calcext:value-type="float">
            <text:p>4,84E-02</text:p>
          </table:table-cell>
          <table:table-cell table:number-columns-repeated="8"/>
        </table:table-row>
        <table:table-row table:style-name="ro1">
          <table:table-cell office:value-type="float" office:value="0.0484526718748378" calcext:value-type="float">
            <text:p>4,85E-02</text:p>
          </table:table-cell>
          <table:table-cell office:value-type="float" office:value="2.948749" calcext:value-type="float">
            <text:p>2,95E+00</text:p>
          </table:table-cell>
          <table:table-cell table:formula="of:=[.A999]" office:value-type="float" office:value="0.0484526718748378" calcext:value-type="float">
            <text:p>4,85E-02</text:p>
          </table:table-cell>
          <table:table-cell table:number-columns-repeated="8"/>
        </table:table-row>
        <table:table-row table:style-name="ro1">
          <table:table-cell office:value-type="float" office:value="0.0485014999998377" calcext:value-type="float">
            <text:p>4,85E-02</text:p>
          </table:table-cell>
          <table:table-cell office:value-type="float" office:value="2.963169" calcext:value-type="float">
            <text:p>2,96E+00</text:p>
          </table:table-cell>
          <table:table-cell table:formula="of:=[.A1000]" office:value-type="float" office:value="0.0485014999998377" calcext:value-type="float">
            <text:p>4,85E-02</text:p>
          </table:table-cell>
          <table:table-cell table:number-columns-repeated="8"/>
        </table:table-row>
        <table:table-row table:style-name="ro1">
          <table:table-cell office:value-type="float" office:value="0.0485503281248377" calcext:value-type="float">
            <text:p>4,86E-02</text:p>
          </table:table-cell>
          <table:table-cell office:value-type="float" office:value="2.977612" calcext:value-type="float">
            <text:p>2,98E+00</text:p>
          </table:table-cell>
          <table:table-cell table:formula="of:=[.A1001]" office:value-type="float" office:value="0.0485503281248377" calcext:value-type="float">
            <text:p>4,86E-02</text:p>
          </table:table-cell>
          <table:table-cell table:number-columns-repeated="8"/>
        </table:table-row>
        <table:table-row table:style-name="ro1">
          <table:table-cell office:value-type="float" office:value="0.0485991562498377" calcext:value-type="float">
            <text:p>4,86E-02</text:p>
          </table:table-cell>
          <table:table-cell office:value-type="float" office:value="2.992078" calcext:value-type="float">
            <text:p>2,99E+00</text:p>
          </table:table-cell>
          <table:table-cell table:formula="of:=[.A1002]" office:value-type="float" office:value="0.0485991562498377" calcext:value-type="float">
            <text:p>4,86E-02</text:p>
          </table:table-cell>
          <table:table-cell table:number-columns-repeated="8"/>
        </table:table-row>
        <table:table-row table:style-name="ro1">
          <table:table-cell office:value-type="float" office:value="0.0486479843748377" calcext:value-type="float">
            <text:p>4,86E-02</text:p>
          </table:table-cell>
          <table:table-cell office:value-type="float" office:value="3.006567" calcext:value-type="float">
            <text:p>3,01E+00</text:p>
          </table:table-cell>
          <table:table-cell table:formula="of:=[.A1003]" office:value-type="float" office:value="0.0486479843748377" calcext:value-type="float">
            <text:p>4,86E-02</text:p>
          </table:table-cell>
          <table:table-cell table:number-columns-repeated="8"/>
        </table:table-row>
        <table:table-row table:style-name="ro1">
          <table:table-cell office:value-type="float" office:value="0.0486968124998377" calcext:value-type="float">
            <text:p>4,87E-02</text:p>
          </table:table-cell>
          <table:table-cell office:value-type="float" office:value="3.02108" calcext:value-type="float">
            <text:p>3,02E+00</text:p>
          </table:table-cell>
          <table:table-cell table:formula="of:=[.A1004]" office:value-type="float" office:value="0.0486968124998377" calcext:value-type="float">
            <text:p>4,87E-02</text:p>
          </table:table-cell>
          <table:table-cell table:number-columns-repeated="8"/>
        </table:table-row>
        <table:table-row table:style-name="ro1">
          <table:table-cell office:value-type="float" office:value="0.0487456406248377" calcext:value-type="float">
            <text:p>4,87E-02</text:p>
          </table:table-cell>
          <table:table-cell office:value-type="float" office:value="3.035615" calcext:value-type="float">
            <text:p>3,04E+00</text:p>
          </table:table-cell>
          <table:table-cell table:formula="of:=[.A1005]" office:value-type="float" office:value="0.0487456406248377" calcext:value-type="float">
            <text:p>4,87E-02</text:p>
          </table:table-cell>
          <table:table-cell table:number-columns-repeated="8"/>
        </table:table-row>
        <table:table-row table:style-name="ro1">
          <table:table-cell office:value-type="float" office:value="0.0487944687498377" calcext:value-type="float">
            <text:p>4,88E-02</text:p>
          </table:table-cell>
          <table:table-cell office:value-type="float" office:value="3.050173" calcext:value-type="float">
            <text:p>3,05E+00</text:p>
          </table:table-cell>
          <table:table-cell table:formula="of:=[.A1006]" office:value-type="float" office:value="0.0487944687498377" calcext:value-type="float">
            <text:p>4,88E-02</text:p>
          </table:table-cell>
          <table:table-cell table:number-columns-repeated="8"/>
        </table:table-row>
        <table:table-row table:style-name="ro1">
          <table:table-cell office:value-type="float" office:value="0.0488432968748377" calcext:value-type="float">
            <text:p>4,88E-02</text:p>
          </table:table-cell>
          <table:table-cell office:value-type="float" office:value="3.064754" calcext:value-type="float">
            <text:p>3,06E+00</text:p>
          </table:table-cell>
          <table:table-cell table:formula="of:=[.A1007]" office:value-type="float" office:value="0.0488432968748377" calcext:value-type="float">
            <text:p>4,88E-02</text:p>
          </table:table-cell>
          <table:table-cell table:number-columns-repeated="8"/>
        </table:table-row>
        <table:table-row table:style-name="ro1">
          <table:table-cell office:value-type="float" office:value="0.0488921249998377" calcext:value-type="float">
            <text:p>4,89E-02</text:p>
          </table:table-cell>
          <table:table-cell office:value-type="float" office:value="3.079358" calcext:value-type="float">
            <text:p>3,08E+00</text:p>
          </table:table-cell>
          <table:table-cell table:formula="of:=[.A1008]" office:value-type="float" office:value="0.0488921249998377" calcext:value-type="float">
            <text:p>4,89E-02</text:p>
          </table:table-cell>
          <table:table-cell table:number-columns-repeated="8"/>
        </table:table-row>
        <table:table-row table:style-name="ro1">
          <table:table-cell office:value-type="float" office:value="0.0489409531248377" calcext:value-type="float">
            <text:p>4,89E-02</text:p>
          </table:table-cell>
          <table:table-cell office:value-type="float" office:value="3.093983" calcext:value-type="float">
            <text:p>3,09E+00</text:p>
          </table:table-cell>
          <table:table-cell table:formula="of:=[.A1009]" office:value-type="float" office:value="0.0489409531248377" calcext:value-type="float">
            <text:p>4,89E-02</text:p>
          </table:table-cell>
          <table:table-cell table:number-columns-repeated="8"/>
        </table:table-row>
        <table:table-row table:style-name="ro1">
          <table:table-cell office:value-type="float" office:value="0.0489897812498377" calcext:value-type="float">
            <text:p>4,90E-02</text:p>
          </table:table-cell>
          <table:table-cell office:value-type="float" office:value="3.108631" calcext:value-type="float">
            <text:p>3,11E+00</text:p>
          </table:table-cell>
          <table:table-cell table:formula="of:=[.A1010]" office:value-type="float" office:value="0.0489897812498377" calcext:value-type="float">
            <text:p>4,90E-02</text:p>
          </table:table-cell>
          <table:table-cell table:number-columns-repeated="8"/>
        </table:table-row>
        <table:table-row table:style-name="ro1">
          <table:table-cell office:value-type="float" office:value="0.0490386093748377" calcext:value-type="float">
            <text:p>4,90E-02</text:p>
          </table:table-cell>
          <table:table-cell office:value-type="float" office:value="3.123302" calcext:value-type="float">
            <text:p>3,12E+00</text:p>
          </table:table-cell>
          <table:table-cell table:formula="of:=[.A1011]" office:value-type="float" office:value="0.0490386093748377" calcext:value-type="float">
            <text:p>4,90E-02</text:p>
          </table:table-cell>
          <table:table-cell table:number-columns-repeated="8"/>
        </table:table-row>
        <table:table-row table:style-name="ro1">
          <table:table-cell office:value-type="float" office:value="0.0490874374998377" calcext:value-type="float">
            <text:p>4,91E-02</text:p>
          </table:table-cell>
          <table:table-cell office:value-type="float" office:value="3.137994" calcext:value-type="float">
            <text:p>3,14E+00</text:p>
          </table:table-cell>
          <table:table-cell table:formula="of:=[.A1012]" office:value-type="float" office:value="0.0490874374998377" calcext:value-type="float">
            <text:p>4,91E-02</text:p>
          </table:table-cell>
          <table:table-cell table:number-columns-repeated="8"/>
        </table:table-row>
        <table:table-row table:style-name="ro1">
          <table:table-cell office:value-type="float" office:value="0.0491362656248377" calcext:value-type="float">
            <text:p>4,91E-02</text:p>
          </table:table-cell>
          <table:table-cell office:value-type="float" office:value="3.152709" calcext:value-type="float">
            <text:p>3,15E+00</text:p>
          </table:table-cell>
          <table:table-cell table:formula="of:=[.A1013]" office:value-type="float" office:value="0.0491362656248377" calcext:value-type="float">
            <text:p>4,91E-02</text:p>
          </table:table-cell>
          <table:table-cell table:number-columns-repeated="8"/>
        </table:table-row>
        <table:table-row table:style-name="ro1">
          <table:table-cell office:value-type="float" office:value="0.0491850937498377" calcext:value-type="float">
            <text:p>4,92E-02</text:p>
          </table:table-cell>
          <table:table-cell office:value-type="float" office:value="3.167445" calcext:value-type="float">
            <text:p>3,17E+00</text:p>
          </table:table-cell>
          <table:table-cell table:formula="of:=[.A1014]" office:value-type="float" office:value="0.0491850937498377" calcext:value-type="float">
            <text:p>4,92E-02</text:p>
          </table:table-cell>
          <table:table-cell table:number-columns-repeated="8"/>
        </table:table-row>
        <table:table-row table:style-name="ro1">
          <table:table-cell office:value-type="float" office:value="0.0492339218748377" calcext:value-type="float">
            <text:p>4,92E-02</text:p>
          </table:table-cell>
          <table:table-cell office:value-type="float" office:value="3.182204" calcext:value-type="float">
            <text:p>3,18E+00</text:p>
          </table:table-cell>
          <table:table-cell table:formula="of:=[.A1015]" office:value-type="float" office:value="0.0492339218748377" calcext:value-type="float">
            <text:p>4,92E-02</text:p>
          </table:table-cell>
          <table:table-cell table:number-columns-repeated="8"/>
        </table:table-row>
        <table:table-row table:style-name="ro1">
          <table:table-cell office:value-type="float" office:value="0.0492827499998377" calcext:value-type="float">
            <text:p>4,93E-02</text:p>
          </table:table-cell>
          <table:table-cell office:value-type="float" office:value="3.196983" calcext:value-type="float">
            <text:p>3,20E+00</text:p>
          </table:table-cell>
          <table:table-cell table:formula="of:=[.A1016]" office:value-type="float" office:value="0.0492827499998377" calcext:value-type="float">
            <text:p>4,93E-02</text:p>
          </table:table-cell>
          <table:table-cell table:number-columns-repeated="8"/>
        </table:table-row>
        <table:table-row table:style-name="ro1">
          <table:table-cell office:value-type="float" office:value="0.0493315781248377" calcext:value-type="float">
            <text:p>4,93E-02</text:p>
          </table:table-cell>
          <table:table-cell office:value-type="float" office:value="3.211785" calcext:value-type="float">
            <text:p>3,21E+00</text:p>
          </table:table-cell>
          <table:table-cell table:formula="of:=[.A1017]" office:value-type="float" office:value="0.0493315781248377" calcext:value-type="float">
            <text:p>4,93E-02</text:p>
          </table:table-cell>
          <table:table-cell table:number-columns-repeated="8"/>
        </table:table-row>
        <table:table-row table:style-name="ro1">
          <table:table-cell office:value-type="float" office:value="0.0493804062498377" calcext:value-type="float">
            <text:p>4,94E-02</text:p>
          </table:table-cell>
          <table:table-cell office:value-type="float" office:value="3.226608" calcext:value-type="float">
            <text:p>3,23E+00</text:p>
          </table:table-cell>
          <table:table-cell table:formula="of:=[.A1018]" office:value-type="float" office:value="0.0493804062498377" calcext:value-type="float">
            <text:p>4,94E-02</text:p>
          </table:table-cell>
          <table:table-cell table:number-columns-repeated="8"/>
        </table:table-row>
        <table:table-row table:style-name="ro1">
          <table:table-cell office:value-type="float" office:value="0.0494292343748377" calcext:value-type="float">
            <text:p>4,94E-02</text:p>
          </table:table-cell>
          <table:table-cell office:value-type="float" office:value="3.241452" calcext:value-type="float">
            <text:p>3,24E+00</text:p>
          </table:table-cell>
          <table:table-cell table:formula="of:=[.A1019]" office:value-type="float" office:value="0.0494292343748377" calcext:value-type="float">
            <text:p>4,94E-02</text:p>
          </table:table-cell>
          <table:table-cell table:number-columns-repeated="8"/>
        </table:table-row>
        <table:table-row table:style-name="ro1">
          <table:table-cell office:value-type="float" office:value="0.0494780624998377" calcext:value-type="float">
            <text:p>4,95E-02</text:p>
          </table:table-cell>
          <table:table-cell office:value-type="float" office:value="3.256317" calcext:value-type="float">
            <text:p>3,26E+00</text:p>
          </table:table-cell>
          <table:table-cell table:formula="of:=[.A1020]" office:value-type="float" office:value="0.0494780624998377" calcext:value-type="float">
            <text:p>4,95E-02</text:p>
          </table:table-cell>
          <table:table-cell table:number-columns-repeated="8"/>
        </table:table-row>
        <table:table-row table:style-name="ro1">
          <table:table-cell office:value-type="float" office:value="0.0495268906248377" calcext:value-type="float">
            <text:p>4,95E-02</text:p>
          </table:table-cell>
          <table:table-cell office:value-type="float" office:value="3.271204" calcext:value-type="float">
            <text:p>3,27E+00</text:p>
          </table:table-cell>
          <table:table-cell table:formula="of:=[.A1021]" office:value-type="float" office:value="0.0495268906248377" calcext:value-type="float">
            <text:p>4,95E-02</text:p>
          </table:table-cell>
          <table:table-cell table:number-columns-repeated="8"/>
        </table:table-row>
        <table:table-row table:style-name="ro1">
          <table:table-cell office:value-type="float" office:value="0.0495757187498377" calcext:value-type="float">
            <text:p>4,96E-02</text:p>
          </table:table-cell>
          <table:table-cell office:value-type="float" office:value="3.286111" calcext:value-type="float">
            <text:p>3,29E+00</text:p>
          </table:table-cell>
          <table:table-cell table:formula="of:=[.A1022]" office:value-type="float" office:value="0.0495757187498377" calcext:value-type="float">
            <text:p>4,96E-02</text:p>
          </table:table-cell>
          <table:table-cell table:number-columns-repeated="8"/>
        </table:table-row>
        <table:table-row table:style-name="ro1">
          <table:table-cell office:value-type="float" office:value="0.0496245468748377" calcext:value-type="float">
            <text:p>4,96E-02</text:p>
          </table:table-cell>
          <table:table-cell office:value-type="float" office:value="3.30104" calcext:value-type="float">
            <text:p>3,30E+00</text:p>
          </table:table-cell>
          <table:table-cell table:formula="of:=[.A1023]" office:value-type="float" office:value="0.0496245468748377" calcext:value-type="float">
            <text:p>4,96E-02</text:p>
          </table:table-cell>
          <table:table-cell table:number-columns-repeated="8"/>
        </table:table-row>
        <table:table-row table:style-name="ro1">
          <table:table-cell office:value-type="float" office:value="0.0496733749998377" calcext:value-type="float">
            <text:p>4,97E-02</text:p>
          </table:table-cell>
          <table:table-cell office:value-type="float" office:value="3.315989" calcext:value-type="float">
            <text:p>3,32E+00</text:p>
          </table:table-cell>
          <table:table-cell table:formula="of:=[.A1024]" office:value-type="float" office:value="0.0496733749998377" calcext:value-type="float">
            <text:p>4,97E-02</text:p>
          </table:table-cell>
          <table:table-cell table:number-columns-repeated="8"/>
        </table:table-row>
        <table:table-row table:style-name="ro1">
          <table:table-cell office:value-type="float" office:value="0.0497222031248377" calcext:value-type="float">
            <text:p>4,97E-02</text:p>
          </table:table-cell>
          <table:table-cell office:value-type="float" office:value="3.330959" calcext:value-type="float">
            <text:p>3,33E+00</text:p>
          </table:table-cell>
          <table:table-cell table:formula="of:=[.A1025]" office:value-type="float" office:value="0.0497222031248377" calcext:value-type="float">
            <text:p>4,97E-02</text:p>
          </table:table-cell>
          <table:table-cell table:number-columns-repeated="8"/>
        </table:table-row>
        <table:table-row table:style-name="ro1">
          <table:table-cell office:value-type="float" office:value="0.0497710312498377" calcext:value-type="float">
            <text:p>4,98E-02</text:p>
          </table:table-cell>
          <table:table-cell office:value-type="float" office:value="3.34595" calcext:value-type="float">
            <text:p>3,35E+00</text:p>
          </table:table-cell>
          <table:table-cell table:formula="of:=[.A1026]" office:value-type="float" office:value="0.0497710312498377" calcext:value-type="float">
            <text:p>4,98E-02</text:p>
          </table:table-cell>
          <table:table-cell table:number-columns-repeated="8"/>
        </table:table-row>
        <table:table-row table:style-name="ro1">
          <table:table-cell office:value-type="float" office:value="0.0498198593748377" calcext:value-type="float">
            <text:p>4,98E-02</text:p>
          </table:table-cell>
          <table:table-cell office:value-type="float" office:value="3.360961" calcext:value-type="float">
            <text:p>3,36E+00</text:p>
          </table:table-cell>
          <table:table-cell table:formula="of:=[.A1027]" office:value-type="float" office:value="0.0498198593748377" calcext:value-type="float">
            <text:p>4,98E-02</text:p>
          </table:table-cell>
          <table:table-cell table:number-columns-repeated="8"/>
        </table:table-row>
        <table:table-row table:style-name="ro1">
          <table:table-cell office:value-type="float" office:value="0.0498686874998377" calcext:value-type="float">
            <text:p>4,99E-02</text:p>
          </table:table-cell>
          <table:table-cell office:value-type="float" office:value="3.375993" calcext:value-type="float">
            <text:p>3,38E+00</text:p>
          </table:table-cell>
          <table:table-cell table:formula="of:=[.A1028]" office:value-type="float" office:value="0.0498686874998377" calcext:value-type="float">
            <text:p>4,99E-02</text:p>
          </table:table-cell>
          <table:table-cell table:number-columns-repeated="8"/>
        </table:table-row>
        <table:table-row table:style-name="ro1">
          <table:table-cell office:value-type="float" office:value="0.0499175156248377" calcext:value-type="float">
            <text:p>4,99E-02</text:p>
          </table:table-cell>
          <table:table-cell office:value-type="float" office:value="3.391043" calcext:value-type="float">
            <text:p>3,39E+00</text:p>
          </table:table-cell>
          <table:table-cell table:formula="of:=[.A1029]" office:value-type="float" office:value="0.0499175156248377" calcext:value-type="float">
            <text:p>4,99E-02</text:p>
          </table:table-cell>
          <table:table-cell table:number-columns-repeated="8"/>
        </table:table-row>
        <table:table-row table:style-name="ro1">
          <table:table-cell office:value-type="float" office:value="0.049951171875" calcext:value-type="float">
            <text:p>5,00E-02</text:p>
          </table:table-cell>
          <table:table-cell office:value-type="float" office:value="3.40143" calcext:value-type="float">
            <text:p>3,40E+00</text:p>
          </table:table-cell>
          <table:table-cell table:formula="of:=[.A1030]" office:value-type="float" office:value="0.049951171875" calcext:value-type="float">
            <text:p>5,00E-02</text:p>
          </table:table-cell>
          <table:table-cell table:number-columns-repeated="8"/>
        </table:table-row>
        <table:table-row table:style-name="ro1">
          <table:table-cell office:value-type="float" office:value="0.05" calcext:value-type="float">
            <text:p>5,00E-02</text:p>
          </table:table-cell>
          <table:table-cell office:value-type="float" office:value="3.416512" calcext:value-type="float">
            <text:p>3,42E+00</text:p>
          </table:table-cell>
          <table:table-cell table:formula="of:=[.A1031]" office:value-type="float" office:value="0.05" calcext:value-type="float">
            <text:p>5,00E-0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5">00/00/0000</text:date>, <text:time style:data-style-name="N2" text:time-value="22:17:39.02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5T23:27:04.005000000</dc:date>
    <meta:editing-duration>PT14M2S</meta:editing-duration>
    <meta:editing-cycles>3</meta:editing-cycles>
    <meta:generator>LibreOffice/5.0.1.2$Windows_X86_64 LibreOffice_project/81898c9f5c0d43f3473ba111d7b351050be20261</meta:generator>
    <meta:document-statistic meta:table-count="1" meta:cell-count="46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623cm" svg:height="22.763cm" xlink:href=".." xlink:type="simple" chart:class="chart:line" chart:style-name="ch1">
        <chart:legend svg:x="0cm" svg:y="0cm" style:legend-expansion="custom" chartooo:width="31.623cm" chartooo:height="22.763cm" style:legend-expansion-aspect-ratio="1.38922813337434" chart:style-name="ch2"/>
        <chart:plot-area chart:style-name="ch3" table:cell-range-address="vca.G2:vca.G257 vca.J2:vca.J257" svg:x="0.632cm" svg:y="0.455cm" svg:width="30.359cm" svg:height="21.853cm">
          <chartooo:coordinate-region svg:x="1.809cm" svg:y="0.576cm" svg:width="29.041cm" svg:height="20.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ca.G2:vca.G257" chart:class="chart:line">
            <chart:data-point chart:repeated="256"/>
          </chart:series>
          <chart:series chart:style-name="ch7" chart:values-cell-range-address="vca.J2:vca.J257" chart:class="chart:line"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vca.G2:vca.G257</svg:desc>
                </draw:g>
              </table:table-cell>
              <table:table-cell office:value-type="float" office:value="0">
                <text:p>0</text:p>
                <draw:g>
                  <svg:desc>vca.J2:vca.J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611">
                <text:p>30611</text:p>
              </table:table-cell>
              <table:table-cell office:value-type="float" office:value="26058">
                <text:p>260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811">
                <text:p>33811</text:p>
              </table:table-cell>
              <table:table-cell office:value-type="float" office:value="28816">
                <text:p>288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667">
                <text:p>35667</text:p>
              </table:table-cell>
              <table:table-cell office:value-type="float" office:value="30433">
                <text:p>304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011">
                <text:p>37011</text:p>
              </table:table-cell>
              <table:table-cell office:value-type="float" office:value="31614">
                <text:p>316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099">
                <text:p>38099</text:p>
              </table:table-cell>
              <table:table-cell office:value-type="float" office:value="32577">
                <text:p>325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931">
                <text:p>38931</text:p>
              </table:table-cell>
              <table:table-cell office:value-type="float" office:value="33323">
                <text:p>333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699">
                <text:p>39699</text:p>
              </table:table-cell>
              <table:table-cell office:value-type="float" office:value="34014">
                <text:p>340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339">
                <text:p>40339</text:p>
              </table:table-cell>
              <table:table-cell office:value-type="float" office:value="34597">
                <text:p>345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915">
                <text:p>40915</text:p>
              </table:table-cell>
              <table:table-cell office:value-type="float" office:value="35125">
                <text:p>35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427">
                <text:p>41427</text:p>
              </table:table-cell>
              <table:table-cell office:value-type="float" office:value="35598">
                <text:p>355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875">
                <text:p>41875</text:p>
              </table:table-cell>
              <table:table-cell office:value-type="float" office:value="36018">
                <text:p>360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323">
                <text:p>42323</text:p>
              </table:table-cell>
              <table:table-cell office:value-type="float" office:value="36437">
                <text:p>364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707">
                <text:p>42707</text:p>
              </table:table-cell>
              <table:table-cell office:value-type="float" office:value="36802">
                <text:p>368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091">
                <text:p>43091</text:p>
              </table:table-cell>
              <table:table-cell office:value-type="float" office:value="37167">
                <text:p>371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475">
                <text:p>43475</text:p>
              </table:table-cell>
              <table:table-cell office:value-type="float" office:value="37532">
                <text:p>375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795">
                <text:p>43795</text:p>
              </table:table-cell>
              <table:table-cell office:value-type="float" office:value="37843">
                <text:p>378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115">
                <text:p>44115</text:p>
              </table:table-cell>
              <table:table-cell office:value-type="float" office:value="38153">
                <text:p>381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371">
                <text:p>44371</text:p>
              </table:table-cell>
              <table:table-cell office:value-type="float" office:value="38409">
                <text:p>384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691">
                <text:p>44691</text:p>
              </table:table-cell>
              <table:table-cell office:value-type="float" office:value="38720">
                <text:p>387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947">
                <text:p>44947</text:p>
              </table:table-cell>
              <table:table-cell office:value-type="float" office:value="38976">
                <text:p>389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203">
                <text:p>45203</text:p>
              </table:table-cell>
              <table:table-cell office:value-type="float" office:value="39232">
                <text:p>392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459">
                <text:p>45459</text:p>
              </table:table-cell>
              <table:table-cell office:value-type="float" office:value="39488">
                <text:p>394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715">
                <text:p>45715</text:p>
              </table:table-cell>
              <table:table-cell office:value-type="float" office:value="39744">
                <text:p>397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5907">
                <text:p>45907</text:p>
              </table:table-cell>
              <table:table-cell office:value-type="float" office:value="39946">
                <text:p>399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6163">
                <text:p>46163</text:p>
              </table:table-cell>
              <table:table-cell office:value-type="float" office:value="40202">
                <text:p>402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6355">
                <text:p>46355</text:p>
              </table:table-cell>
              <table:table-cell office:value-type="float" office:value="40404">
                <text:p>404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6547">
                <text:p>46547</text:p>
              </table:table-cell>
              <table:table-cell office:value-type="float" office:value="40606">
                <text:p>406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739">
                <text:p>46739</text:p>
              </table:table-cell>
              <table:table-cell office:value-type="float" office:value="40808">
                <text:p>408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6995">
                <text:p>46995</text:p>
              </table:table-cell>
              <table:table-cell office:value-type="float" office:value="41064">
                <text:p>410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7187">
                <text:p>47187</text:p>
              </table:table-cell>
              <table:table-cell office:value-type="float" office:value="41265">
                <text:p>412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315">
                <text:p>47315</text:p>
              </table:table-cell>
              <table:table-cell office:value-type="float" office:value="41413">
                <text:p>414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507">
                <text:p>47507</text:p>
              </table:table-cell>
              <table:table-cell office:value-type="float" office:value="41615">
                <text:p>416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7699">
                <text:p>47699</text:p>
              </table:table-cell>
              <table:table-cell office:value-type="float" office:value="41816">
                <text:p>418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891">
                <text:p>47891</text:p>
              </table:table-cell>
              <table:table-cell office:value-type="float" office:value="42018">
                <text:p>420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8019">
                <text:p>48019</text:p>
              </table:table-cell>
              <table:table-cell office:value-type="float" office:value="42165">
                <text:p>421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8211">
                <text:p>48211</text:p>
              </table:table-cell>
              <table:table-cell office:value-type="float" office:value="42367">
                <text:p>423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8339">
                <text:p>48339</text:p>
              </table:table-cell>
              <table:table-cell office:value-type="float" office:value="42515">
                <text:p>425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531">
                <text:p>48531</text:p>
              </table:table-cell>
              <table:table-cell office:value-type="float" office:value="42716">
                <text:p>427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659">
                <text:p>48659</text:p>
              </table:table-cell>
              <table:table-cell office:value-type="float" office:value="42864">
                <text:p>428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8851">
                <text:p>48851</text:p>
              </table:table-cell>
              <table:table-cell office:value-type="float" office:value="43065">
                <text:p>430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8979">
                <text:p>48979</text:p>
              </table:table-cell>
              <table:table-cell office:value-type="float" office:value="43213">
                <text:p>432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107">
                <text:p>49107</text:p>
              </table:table-cell>
              <table:table-cell office:value-type="float" office:value="43360">
                <text:p>4336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299">
                <text:p>49299</text:p>
              </table:table-cell>
              <table:table-cell office:value-type="float" office:value="43562">
                <text:p>435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427">
                <text:p>49427</text:p>
              </table:table-cell>
              <table:table-cell office:value-type="float" office:value="43709">
                <text:p>437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555">
                <text:p>49555</text:p>
              </table:table-cell>
              <table:table-cell office:value-type="float" office:value="43857">
                <text:p>438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683">
                <text:p>49683</text:p>
              </table:table-cell>
              <table:table-cell office:value-type="float" office:value="44004">
                <text:p>440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811">
                <text:p>49811</text:p>
              </table:table-cell>
              <table:table-cell office:value-type="float" office:value="44151">
                <text:p>441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939">
                <text:p>49939</text:p>
              </table:table-cell>
              <table:table-cell office:value-type="float" office:value="44299">
                <text:p>442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67">
                <text:p>50067</text:p>
              </table:table-cell>
              <table:table-cell office:value-type="float" office:value="44446">
                <text:p>444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259">
                <text:p>50259</text:p>
              </table:table-cell>
              <table:table-cell office:value-type="float" office:value="44648">
                <text:p>446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387">
                <text:p>50387</text:p>
              </table:table-cell>
              <table:table-cell office:value-type="float" office:value="44795">
                <text:p>447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0451">
                <text:p>50451</text:p>
              </table:table-cell>
              <table:table-cell office:value-type="float" office:value="44888">
                <text:p>448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0579">
                <text:p>50579</text:p>
              </table:table-cell>
              <table:table-cell office:value-type="float" office:value="45035">
                <text:p>450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707">
                <text:p>50707</text:p>
              </table:table-cell>
              <table:table-cell office:value-type="float" office:value="45183">
                <text:p>451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835">
                <text:p>50835</text:p>
              </table:table-cell>
              <table:table-cell office:value-type="float" office:value="45330">
                <text:p>4533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0963">
                <text:p>50963</text:p>
              </table:table-cell>
              <table:table-cell office:value-type="float" office:value="45477">
                <text:p>454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1091">
                <text:p>51091</text:p>
              </table:table-cell>
              <table:table-cell office:value-type="float" office:value="45625">
                <text:p>456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1219">
                <text:p>51219</text:p>
              </table:table-cell>
              <table:table-cell office:value-type="float" office:value="45772">
                <text:p>457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1347">
                <text:p>51347</text:p>
              </table:table-cell>
              <table:table-cell office:value-type="float" office:value="45919">
                <text:p>459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1411">
                <text:p>51411</text:p>
              </table:table-cell>
              <table:table-cell office:value-type="float" office:value="46012">
                <text:p>460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1539">
                <text:p>51539</text:p>
              </table:table-cell>
              <table:table-cell office:value-type="float" office:value="46160">
                <text:p>4616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1667">
                <text:p>51667</text:p>
              </table:table-cell>
              <table:table-cell office:value-type="float" office:value="46307">
                <text:p>463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1795">
                <text:p>51795</text:p>
              </table:table-cell>
              <table:table-cell office:value-type="float" office:value="46454">
                <text:p>464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1859">
                <text:p>51859</text:p>
              </table:table-cell>
              <table:table-cell office:value-type="float" office:value="46547">
                <text:p>465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1987">
                <text:p>51987</text:p>
              </table:table-cell>
              <table:table-cell office:value-type="float" office:value="46695">
                <text:p>466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115">
                <text:p>52115</text:p>
              </table:table-cell>
              <table:table-cell office:value-type="float" office:value="46842">
                <text:p>468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2179">
                <text:p>52179</text:p>
              </table:table-cell>
              <table:table-cell office:value-type="float" office:value="46935">
                <text:p>469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2307">
                <text:p>52307</text:p>
              </table:table-cell>
              <table:table-cell office:value-type="float" office:value="47082">
                <text:p>470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2435">
                <text:p>52435</text:p>
              </table:table-cell>
              <table:table-cell office:value-type="float" office:value="47230">
                <text:p>4723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2499">
                <text:p>52499</text:p>
              </table:table-cell>
              <table:table-cell office:value-type="float" office:value="47323">
                <text:p>473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2627">
                <text:p>52627</text:p>
              </table:table-cell>
              <table:table-cell office:value-type="float" office:value="47470">
                <text:p>4747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2691">
                <text:p>52691</text:p>
              </table:table-cell>
              <table:table-cell office:value-type="float" office:value="47563">
                <text:p>475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2819">
                <text:p>52819</text:p>
              </table:table-cell>
              <table:table-cell office:value-type="float" office:value="47710">
                <text:p>4771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2947">
                <text:p>52947</text:p>
              </table:table-cell>
              <table:table-cell office:value-type="float" office:value="47858">
                <text:p>478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3011">
                <text:p>53011</text:p>
              </table:table-cell>
              <table:table-cell office:value-type="float" office:value="47951">
                <text:p>479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3139">
                <text:p>53139</text:p>
              </table:table-cell>
              <table:table-cell office:value-type="float" office:value="48098">
                <text:p>480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3203">
                <text:p>53203</text:p>
              </table:table-cell>
              <table:table-cell office:value-type="float" office:value="48191">
                <text:p>481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3331">
                <text:p>53331</text:p>
              </table:table-cell>
              <table:table-cell office:value-type="float" office:value="48338">
                <text:p>483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3395">
                <text:p>53395</text:p>
              </table:table-cell>
              <table:table-cell office:value-type="float" office:value="48431">
                <text:p>484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3523">
                <text:p>53523</text:p>
              </table:table-cell>
              <table:table-cell office:value-type="float" office:value="48579">
                <text:p>485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3587">
                <text:p>53587</text:p>
              </table:table-cell>
              <table:table-cell office:value-type="float" office:value="48672">
                <text:p>486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3715">
                <text:p>53715</text:p>
              </table:table-cell>
              <table:table-cell office:value-type="float" office:value="48819">
                <text:p>488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3779">
                <text:p>53779</text:p>
              </table:table-cell>
              <table:table-cell office:value-type="float" office:value="48912">
                <text:p>489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3907">
                <text:p>53907</text:p>
              </table:table-cell>
              <table:table-cell office:value-type="float" office:value="49059">
                <text:p>490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3971">
                <text:p>53971</text:p>
              </table:table-cell>
              <table:table-cell office:value-type="float" office:value="49152">
                <text:p>491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4035">
                <text:p>54035</text:p>
              </table:table-cell>
              <table:table-cell office:value-type="float" office:value="49245">
                <text:p>492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4163">
                <text:p>54163</text:p>
              </table:table-cell>
              <table:table-cell office:value-type="float" office:value="49392">
                <text:p>493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4227">
                <text:p>54227</text:p>
              </table:table-cell>
              <table:table-cell office:value-type="float" office:value="49485">
                <text:p>494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4355">
                <text:p>54355</text:p>
              </table:table-cell>
              <table:table-cell office:value-type="float" office:value="49633">
                <text:p>496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4419">
                <text:p>54419</text:p>
              </table:table-cell>
              <table:table-cell office:value-type="float" office:value="49726">
                <text:p>497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4483">
                <text:p>54483</text:p>
              </table:table-cell>
              <table:table-cell office:value-type="float" office:value="49819">
                <text:p>498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4611">
                <text:p>54611</text:p>
              </table:table-cell>
              <table:table-cell office:value-type="float" office:value="49966">
                <text:p>499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4675">
                <text:p>54675</text:p>
              </table:table-cell>
              <table:table-cell office:value-type="float" office:value="50059">
                <text:p>500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4739">
                <text:p>54739</text:p>
              </table:table-cell>
              <table:table-cell office:value-type="float" office:value="50152">
                <text:p>501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4867">
                <text:p>54867</text:p>
              </table:table-cell>
              <table:table-cell office:value-type="float" office:value="50299">
                <text:p>502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4931">
                <text:p>54931</text:p>
              </table:table-cell>
              <table:table-cell office:value-type="float" office:value="50392">
                <text:p>503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5059">
                <text:p>55059</text:p>
              </table:table-cell>
              <table:table-cell office:value-type="float" office:value="50540">
                <text:p>5054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5123">
                <text:p>55123</text:p>
              </table:table-cell>
              <table:table-cell office:value-type="float" office:value="50632">
                <text:p>506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5187">
                <text:p>55187</text:p>
              </table:table-cell>
              <table:table-cell office:value-type="float" office:value="50725">
                <text:p>507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5251">
                <text:p>55251</text:p>
              </table:table-cell>
              <table:table-cell office:value-type="float" office:value="50818">
                <text:p>508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5379">
                <text:p>55379</text:p>
              </table:table-cell>
              <table:table-cell office:value-type="float" office:value="50966">
                <text:p>5096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5443">
                <text:p>55443</text:p>
              </table:table-cell>
              <table:table-cell office:value-type="float" office:value="51059">
                <text:p>510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5507">
                <text:p>55507</text:p>
              </table:table-cell>
              <table:table-cell office:value-type="float" office:value="51152">
                <text:p>511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5635">
                <text:p>55635</text:p>
              </table:table-cell>
              <table:table-cell office:value-type="float" office:value="51299">
                <text:p>512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5699">
                <text:p>55699</text:p>
              </table:table-cell>
              <table:table-cell office:value-type="float" office:value="51392">
                <text:p>513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5763">
                <text:p>55763</text:p>
              </table:table-cell>
              <table:table-cell office:value-type="float" office:value="51485">
                <text:p>514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5827">
                <text:p>55827</text:p>
              </table:table-cell>
              <table:table-cell office:value-type="float" office:value="51578">
                <text:p>5157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5955">
                <text:p>55955</text:p>
              </table:table-cell>
              <table:table-cell office:value-type="float" office:value="51725">
                <text:p>517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6019">
                <text:p>56019</text:p>
              </table:table-cell>
              <table:table-cell office:value-type="float" office:value="51818">
                <text:p>518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6083">
                <text:p>56083</text:p>
              </table:table-cell>
              <table:table-cell office:value-type="float" office:value="51911">
                <text:p>519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147">
                <text:p>56147</text:p>
              </table:table-cell>
              <table:table-cell office:value-type="float" office:value="52004">
                <text:p>520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275">
                <text:p>56275</text:p>
              </table:table-cell>
              <table:table-cell office:value-type="float" office:value="52151">
                <text:p>5215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339">
                <text:p>56339</text:p>
              </table:table-cell>
              <table:table-cell office:value-type="float" office:value="52244">
                <text:p>522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6403">
                <text:p>56403</text:p>
              </table:table-cell>
              <table:table-cell office:value-type="float" office:value="52337">
                <text:p>5233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6467">
                <text:p>56467</text:p>
              </table:table-cell>
              <table:table-cell office:value-type="float" office:value="52430">
                <text:p>5243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6595">
                <text:p>56595</text:p>
              </table:table-cell>
              <table:table-cell office:value-type="float" office:value="52578">
                <text:p>525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6659">
                <text:p>56659</text:p>
              </table:table-cell>
              <table:table-cell office:value-type="float" office:value="52671">
                <text:p>526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6723">
                <text:p>56723</text:p>
              </table:table-cell>
              <table:table-cell office:value-type="float" office:value="52763">
                <text:p>5276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6787">
                <text:p>56787</text:p>
              </table:table-cell>
              <table:table-cell office:value-type="float" office:value="52856">
                <text:p>528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6851">
                <text:p>56851</text:p>
              </table:table-cell>
              <table:table-cell office:value-type="float" office:value="52949">
                <text:p>529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6979">
                <text:p>56979</text:p>
              </table:table-cell>
              <table:table-cell office:value-type="float" office:value="53097">
                <text:p>5309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7043">
                <text:p>57043</text:p>
              </table:table-cell>
              <table:table-cell office:value-type="float" office:value="53190">
                <text:p>5319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7107">
                <text:p>57107</text:p>
              </table:table-cell>
              <table:table-cell office:value-type="float" office:value="53283">
                <text:p>532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7171">
                <text:p>57171</text:p>
              </table:table-cell>
              <table:table-cell office:value-type="float" office:value="53376">
                <text:p>533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7235">
                <text:p>57235</text:p>
              </table:table-cell>
              <table:table-cell office:value-type="float" office:value="53469">
                <text:p>5346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7299">
                <text:p>57299</text:p>
              </table:table-cell>
              <table:table-cell office:value-type="float" office:value="53561">
                <text:p>5356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7427">
                <text:p>57427</text:p>
              </table:table-cell>
              <table:table-cell office:value-type="float" office:value="53709">
                <text:p>5370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7491">
                <text:p>57491</text:p>
              </table:table-cell>
              <table:table-cell office:value-type="float" office:value="53802">
                <text:p>538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7555">
                <text:p>57555</text:p>
              </table:table-cell>
              <table:table-cell office:value-type="float" office:value="53895">
                <text:p>5389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7619">
                <text:p>57619</text:p>
              </table:table-cell>
              <table:table-cell office:value-type="float" office:value="53988">
                <text:p>5398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7683">
                <text:p>57683</text:p>
              </table:table-cell>
              <table:table-cell office:value-type="float" office:value="54081">
                <text:p>540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7747">
                <text:p>57747</text:p>
              </table:table-cell>
              <table:table-cell office:value-type="float" office:value="54174">
                <text:p>5417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7875">
                <text:p>57875</text:p>
              </table:table-cell>
              <table:table-cell office:value-type="float" office:value="54321">
                <text:p>5432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7939">
                <text:p>57939</text:p>
              </table:table-cell>
              <table:table-cell office:value-type="float" office:value="54414">
                <text:p>544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8003">
                <text:p>58003</text:p>
              </table:table-cell>
              <table:table-cell office:value-type="float" office:value="54507">
                <text:p>5450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8067">
                <text:p>58067</text:p>
              </table:table-cell>
              <table:table-cell office:value-type="float" office:value="54600">
                <text:p>546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8131">
                <text:p>58131</text:p>
              </table:table-cell>
              <table:table-cell office:value-type="float" office:value="54693">
                <text:p>5469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8195">
                <text:p>58195</text:p>
              </table:table-cell>
              <table:table-cell office:value-type="float" office:value="54786">
                <text:p>5478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8259">
                <text:p>58259</text:p>
              </table:table-cell>
              <table:table-cell office:value-type="float" office:value="54879">
                <text:p>5487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8323">
                <text:p>58323</text:p>
              </table:table-cell>
              <table:table-cell office:value-type="float" office:value="54972">
                <text:p>549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8451">
                <text:p>58451</text:p>
              </table:table-cell>
              <table:table-cell office:value-type="float" office:value="55119">
                <text:p>551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8515">
                <text:p>58515</text:p>
              </table:table-cell>
              <table:table-cell office:value-type="float" office:value="55212">
                <text:p>552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8579">
                <text:p>58579</text:p>
              </table:table-cell>
              <table:table-cell office:value-type="float" office:value="55305">
                <text:p>553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8643">
                <text:p>58643</text:p>
              </table:table-cell>
              <table:table-cell office:value-type="float" office:value="55398">
                <text:p>5539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8707">
                <text:p>58707</text:p>
              </table:table-cell>
              <table:table-cell office:value-type="float" office:value="55491">
                <text:p>554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8771">
                <text:p>58771</text:p>
              </table:table-cell>
              <table:table-cell office:value-type="float" office:value="55584">
                <text:p>555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8835">
                <text:p>58835</text:p>
              </table:table-cell>
              <table:table-cell office:value-type="float" office:value="55677">
                <text:p>5567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8899">
                <text:p>58899</text:p>
              </table:table-cell>
              <table:table-cell office:value-type="float" office:value="55770">
                <text:p>5577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8963">
                <text:p>58963</text:p>
              </table:table-cell>
              <table:table-cell office:value-type="float" office:value="55863">
                <text:p>5586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9027">
                <text:p>59027</text:p>
              </table:table-cell>
              <table:table-cell office:value-type="float" office:value="55955">
                <text:p>5595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9091">
                <text:p>59091</text:p>
              </table:table-cell>
              <table:table-cell office:value-type="float" office:value="56048">
                <text:p>560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9219">
                <text:p>59219</text:p>
              </table:table-cell>
              <table:table-cell office:value-type="float" office:value="56196">
                <text:p>561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9283">
                <text:p>59283</text:p>
              </table:table-cell>
              <table:table-cell office:value-type="float" office:value="56289">
                <text:p>5628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9347">
                <text:p>59347</text:p>
              </table:table-cell>
              <table:table-cell office:value-type="float" office:value="56382">
                <text:p>5638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9411">
                <text:p>59411</text:p>
              </table:table-cell>
              <table:table-cell office:value-type="float" office:value="56475">
                <text:p>564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9475">
                <text:p>59475</text:p>
              </table:table-cell>
              <table:table-cell office:value-type="float" office:value="56568">
                <text:p>565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9539">
                <text:p>59539</text:p>
              </table:table-cell>
              <table:table-cell office:value-type="float" office:value="56661">
                <text:p>5666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9603">
                <text:p>59603</text:p>
              </table:table-cell>
              <table:table-cell office:value-type="float" office:value="56753">
                <text:p>5675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667">
                <text:p>59667</text:p>
              </table:table-cell>
              <table:table-cell office:value-type="float" office:value="56846">
                <text:p>5684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9731">
                <text:p>59731</text:p>
              </table:table-cell>
              <table:table-cell office:value-type="float" office:value="56939">
                <text:p>5693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9795">
                <text:p>59795</text:p>
              </table:table-cell>
              <table:table-cell office:value-type="float" office:value="57032">
                <text:p>5703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9859">
                <text:p>59859</text:p>
              </table:table-cell>
              <table:table-cell office:value-type="float" office:value="57125">
                <text:p>571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9923">
                <text:p>59923</text:p>
              </table:table-cell>
              <table:table-cell office:value-type="float" office:value="57218">
                <text:p>5721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9987">
                <text:p>59987</text:p>
              </table:table-cell>
              <table:table-cell office:value-type="float" office:value="57311">
                <text:p>573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0051">
                <text:p>60051</text:p>
              </table:table-cell>
              <table:table-cell office:value-type="float" office:value="57404">
                <text:p>574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0115">
                <text:p>60115</text:p>
              </table:table-cell>
              <table:table-cell office:value-type="float" office:value="57497">
                <text:p>574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0179">
                <text:p>60179</text:p>
              </table:table-cell>
              <table:table-cell office:value-type="float" office:value="57590">
                <text:p>5759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0243">
                <text:p>60243</text:p>
              </table:table-cell>
              <table:table-cell office:value-type="float" office:value="57683">
                <text:p>5768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0307">
                <text:p>60307</text:p>
              </table:table-cell>
              <table:table-cell office:value-type="float" office:value="57776">
                <text:p>5777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0371">
                <text:p>60371</text:p>
              </table:table-cell>
              <table:table-cell office:value-type="float" office:value="57869">
                <text:p>5786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0435">
                <text:p>60435</text:p>
              </table:table-cell>
              <table:table-cell office:value-type="float" office:value="57962">
                <text:p>5796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0499">
                <text:p>60499</text:p>
              </table:table-cell>
              <table:table-cell office:value-type="float" office:value="58055">
                <text:p>5805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0563">
                <text:p>60563</text:p>
              </table:table-cell>
              <table:table-cell office:value-type="float" office:value="58148">
                <text:p>5814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0627">
                <text:p>60627</text:p>
              </table:table-cell>
              <table:table-cell office:value-type="float" office:value="58241">
                <text:p>5824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0691">
                <text:p>60691</text:p>
              </table:table-cell>
              <table:table-cell office:value-type="float" office:value="58334">
                <text:p>5833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0755">
                <text:p>60755</text:p>
              </table:table-cell>
              <table:table-cell office:value-type="float" office:value="58427">
                <text:p>5842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0819">
                <text:p>60819</text:p>
              </table:table-cell>
              <table:table-cell office:value-type="float" office:value="58520">
                <text:p>5852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0883">
                <text:p>60883</text:p>
              </table:table-cell>
              <table:table-cell office:value-type="float" office:value="58612">
                <text:p>5861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0947">
                <text:p>60947</text:p>
              </table:table-cell>
              <table:table-cell office:value-type="float" office:value="58705">
                <text:p>587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1011">
                <text:p>61011</text:p>
              </table:table-cell>
              <table:table-cell office:value-type="float" office:value="58798">
                <text:p>587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1075">
                <text:p>61075</text:p>
              </table:table-cell>
              <table:table-cell office:value-type="float" office:value="58891">
                <text:p>588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1139">
                <text:p>61139</text:p>
              </table:table-cell>
              <table:table-cell office:value-type="float" office:value="58984">
                <text:p>5898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1203">
                <text:p>61203</text:p>
              </table:table-cell>
              <table:table-cell office:value-type="float" office:value="59077">
                <text:p>590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1267">
                <text:p>61267</text:p>
              </table:table-cell>
              <table:table-cell office:value-type="float" office:value="59170">
                <text:p>5917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1331">
                <text:p>61331</text:p>
              </table:table-cell>
              <table:table-cell office:value-type="float" office:value="59263">
                <text:p>5926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1395">
                <text:p>61395</text:p>
              </table:table-cell>
              <table:table-cell office:value-type="float" office:value="59356">
                <text:p>5935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1459">
                <text:p>61459</text:p>
              </table:table-cell>
              <table:table-cell office:value-type="float" office:value="59449">
                <text:p>5944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1523">
                <text:p>61523</text:p>
              </table:table-cell>
              <table:table-cell office:value-type="float" office:value="59542">
                <text:p>5954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1587">
                <text:p>61587</text:p>
              </table:table-cell>
              <table:table-cell office:value-type="float" office:value="59635">
                <text:p>5963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1651">
                <text:p>61651</text:p>
              </table:table-cell>
              <table:table-cell office:value-type="float" office:value="59728">
                <text:p>5972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1715">
                <text:p>61715</text:p>
              </table:table-cell>
              <table:table-cell office:value-type="float" office:value="59821">
                <text:p>5982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1779">
                <text:p>61779</text:p>
              </table:table-cell>
              <table:table-cell office:value-type="float" office:value="59914">
                <text:p>5991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1843">
                <text:p>61843</text:p>
              </table:table-cell>
              <table:table-cell office:value-type="float" office:value="60007">
                <text:p>6000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1907">
                <text:p>61907</text:p>
              </table:table-cell>
              <table:table-cell office:value-type="float" office:value="60100">
                <text:p>601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1971">
                <text:p>61971</text:p>
              </table:table-cell>
              <table:table-cell office:value-type="float" office:value="60193">
                <text:p>6019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2035">
                <text:p>62035</text:p>
              </table:table-cell>
              <table:table-cell office:value-type="float" office:value="60286">
                <text:p>6028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2099">
                <text:p>62099</text:p>
              </table:table-cell>
              <table:table-cell office:value-type="float" office:value="60379">
                <text:p>6037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2163">
                <text:p>62163</text:p>
              </table:table-cell>
              <table:table-cell office:value-type="float" office:value="60471">
                <text:p>6047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2227">
                <text:p>62227</text:p>
              </table:table-cell>
              <table:table-cell office:value-type="float" office:value="60564">
                <text:p>6056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2291">
                <text:p>62291</text:p>
              </table:table-cell>
              <table:table-cell office:value-type="float" office:value="60657">
                <text:p>6065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2355">
                <text:p>62355</text:p>
              </table:table-cell>
              <table:table-cell office:value-type="float" office:value="60750">
                <text:p>6075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2419">
                <text:p>62419</text:p>
              </table:table-cell>
              <table:table-cell office:value-type="float" office:value="60843">
                <text:p>6084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2483">
                <text:p>62483</text:p>
              </table:table-cell>
              <table:table-cell office:value-type="float" office:value="60936">
                <text:p>6093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2547">
                <text:p>62547</text:p>
              </table:table-cell>
              <table:table-cell office:value-type="float" office:value="61029">
                <text:p>6102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2611">
                <text:p>62611</text:p>
              </table:table-cell>
              <table:table-cell office:value-type="float" office:value="61122">
                <text:p>6112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2675">
                <text:p>62675</text:p>
              </table:table-cell>
              <table:table-cell office:value-type="float" office:value="61215">
                <text:p>6121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2739">
                <text:p>62739</text:p>
              </table:table-cell>
              <table:table-cell office:value-type="float" office:value="61308">
                <text:p>6130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2803">
                <text:p>62803</text:p>
              </table:table-cell>
              <table:table-cell office:value-type="float" office:value="61401">
                <text:p>6140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2867">
                <text:p>62867</text:p>
              </table:table-cell>
              <table:table-cell office:value-type="float" office:value="61494">
                <text:p>6149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2931">
                <text:p>62931</text:p>
              </table:table-cell>
              <table:table-cell office:value-type="float" office:value="61587">
                <text:p>6158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2995">
                <text:p>62995</text:p>
              </table:table-cell>
              <table:table-cell office:value-type="float" office:value="61680">
                <text:p>6168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3059">
                <text:p>63059</text:p>
              </table:table-cell>
              <table:table-cell office:value-type="float" office:value="61773">
                <text:p>6177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3059">
                <text:p>63059</text:p>
              </table:table-cell>
              <table:table-cell office:value-type="float" office:value="61811">
                <text:p>6181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3123">
                <text:p>63123</text:p>
              </table:table-cell>
              <table:table-cell office:value-type="float" office:value="61904">
                <text:p>6190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3187">
                <text:p>63187</text:p>
              </table:table-cell>
              <table:table-cell office:value-type="float" office:value="61997">
                <text:p>6199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3251">
                <text:p>63251</text:p>
              </table:table-cell>
              <table:table-cell office:value-type="float" office:value="62090">
                <text:p>6209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3315">
                <text:p>63315</text:p>
              </table:table-cell>
              <table:table-cell office:value-type="float" office:value="62183">
                <text:p>6218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3379">
                <text:p>63379</text:p>
              </table:table-cell>
              <table:table-cell office:value-type="float" office:value="62276">
                <text:p>6227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3443">
                <text:p>63443</text:p>
              </table:table-cell>
              <table:table-cell office:value-type="float" office:value="62369">
                <text:p>6236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3507">
                <text:p>63507</text:p>
              </table:table-cell>
              <table:table-cell office:value-type="float" office:value="62462">
                <text:p>6246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3571">
                <text:p>63571</text:p>
              </table:table-cell>
              <table:table-cell office:value-type="float" office:value="62555">
                <text:p>6255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3635">
                <text:p>63635</text:p>
              </table:table-cell>
              <table:table-cell office:value-type="float" office:value="62648">
                <text:p>626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3699">
                <text:p>63699</text:p>
              </table:table-cell>
              <table:table-cell office:value-type="float" office:value="62741">
                <text:p>6274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3763">
                <text:p>63763</text:p>
              </table:table-cell>
              <table:table-cell office:value-type="float" office:value="62834">
                <text:p>6283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3827">
                <text:p>63827</text:p>
              </table:table-cell>
              <table:table-cell office:value-type="float" office:value="62927">
                <text:p>6292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3891">
                <text:p>63891</text:p>
              </table:table-cell>
              <table:table-cell office:value-type="float" office:value="63020">
                <text:p>6302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3955">
                <text:p>63955</text:p>
              </table:table-cell>
              <table:table-cell office:value-type="float" office:value="63113">
                <text:p>6311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3955">
                <text:p>63955</text:p>
              </table:table-cell>
              <table:table-cell office:value-type="float" office:value="63151">
                <text:p>6315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4019">
                <text:p>64019</text:p>
              </table:table-cell>
              <table:table-cell office:value-type="float" office:value="63244">
                <text:p>6324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4083">
                <text:p>64083</text:p>
              </table:table-cell>
              <table:table-cell office:value-type="float" office:value="63337">
                <text:p>6333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4147">
                <text:p>64147</text:p>
              </table:table-cell>
              <table:table-cell office:value-type="float" office:value="63430">
                <text:p>6343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4211">
                <text:p>64211</text:p>
              </table:table-cell>
              <table:table-cell office:value-type="float" office:value="63523">
                <text:p>6352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4275">
                <text:p>64275</text:p>
              </table:table-cell>
              <table:table-cell office:value-type="float" office:value="63616">
                <text:p>6361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4339">
                <text:p>64339</text:p>
              </table:table-cell>
              <table:table-cell office:value-type="float" office:value="63709">
                <text:p>6370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4403">
                <text:p>64403</text:p>
              </table:table-cell>
              <table:table-cell office:value-type="float" office:value="63802">
                <text:p>6380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4467">
                <text:p>64467</text:p>
              </table:table-cell>
              <table:table-cell office:value-type="float" office:value="63895">
                <text:p>6389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4531">
                <text:p>64531</text:p>
              </table:table-cell>
              <table:table-cell office:value-type="float" office:value="63988">
                <text:p>6398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4595">
                <text:p>64595</text:p>
              </table:table-cell>
              <table:table-cell office:value-type="float" office:value="64081">
                <text:p>6408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4659">
                <text:p>64659</text:p>
              </table:table-cell>
              <table:table-cell office:value-type="float" office:value="64174">
                <text:p>6417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4659">
                <text:p>64659</text:p>
              </table:table-cell>
              <table:table-cell office:value-type="float" office:value="64212">
                <text:p>6421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4723">
                <text:p>64723</text:p>
              </table:table-cell>
              <table:table-cell office:value-type="float" office:value="64305">
                <text:p>643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4787">
                <text:p>64787</text:p>
              </table:table-cell>
              <table:table-cell office:value-type="float" office:value="64398">
                <text:p>6439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4851">
                <text:p>64851</text:p>
              </table:table-cell>
              <table:table-cell office:value-type="float" office:value="64491">
                <text:p>6449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4915">
                <text:p>64915</text:p>
              </table:table-cell>
              <table:table-cell office:value-type="float" office:value="64584">
                <text:p>6458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4979">
                <text:p>64979</text:p>
              </table:table-cell>
              <table:table-cell office:value-type="float" office:value="64677">
                <text:p>6467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5043">
                <text:p>65043</text:p>
              </table:table-cell>
              <table:table-cell office:value-type="float" office:value="64770">
                <text:p>6477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5107">
                <text:p>65107</text:p>
              </table:table-cell>
              <table:table-cell office:value-type="float" office:value="64863">
                <text:p>6486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5171">
                <text:p>65171</text:p>
              </table:table-cell>
              <table:table-cell office:value-type="float" office:value="64956">
                <text:p>6495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5235">
                <text:p>65235</text:p>
              </table:table-cell>
              <table:table-cell office:value-type="float" office:value="65049">
                <text:p>6504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5235">
                <text:p>65235</text:p>
              </table:table-cell>
              <table:table-cell office:value-type="float" office:value="65087">
                <text:p>6508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5299">
                <text:p>65299</text:p>
              </table:table-cell>
              <table:table-cell office:value-type="float" office:value="65180">
                <text:p>6518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5363">
                <text:p>65363</text:p>
              </table:table-cell>
              <table:table-cell office:value-type="float" office:value="65273">
                <text:p>6527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5427">
                <text:p>65427</text:p>
              </table:table-cell>
              <table:table-cell office:value-type="float" office:value="65366">
                <text:p>6536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5471">
                <text:p>65471</text:p>
              </table:table-cell>
              <table:table-cell office:value-type="float" office:value="65442">
                <text:p>6544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5535">
                <text:p>65535</text:p>
              </table:table-cell>
              <table:table-cell office:value-type="float" office:value="65535">
                <text:p>655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_64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